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50">
      <style:table-properties table:display="true" style:writing-mode="lr-tb"/>
    </style:style>
    <style:style style:name="ta2" style:family="table" style:master-page-name="PageStyle_5f_L50-Derivada">
      <style:table-properties table:display="true" style:writing-mode="lr-tb"/>
    </style:style>
    <style:style style:name="ta3" style:family="table" style:master-page-name="PageStyle_5f_L100">
      <style:table-properties table:display="true" style:writing-mode="lr-tb"/>
    </style:style>
    <style:style style:name="ta4" style:family="table" style:master-page-name="PageStyle_5f_L100-Derivada">
      <style:table-properties table:display="true" style:writing-mode="lr-tb"/>
    </style:style>
    <style:style style:name="ta5" style:family="table" style:master-page-name="PageStyle_5f_L250">
      <style:table-properties table:display="true" style:writing-mode="lr-tb"/>
    </style:style>
    <style:style style:name="ta6" style:family="table" style:master-page-name="PageStyle_5f_L250-Derivada">
      <style:table-properties table:display="true" style:writing-mode="lr-tb"/>
    </style:style>
    <style:style style:name="ta7" style:family="table" style:master-page-name="PageStyle_5f_L500">
      <style:table-properties table:display="true" style:writing-mode="lr-tb"/>
    </style:style>
    <style:style style:name="ta8" style:family="table" style:master-page-name="PageStyle_5f_L500-Derivada">
      <style:table-properties table:display="true" style:writing-mode="lr-tb"/>
    </style:style>
    <style:style style:name="ta9" style:family="table" style:master-page-name="PageStyle_5f_Máximos_20_Derivadas">
      <style:table-properties table:display="true" style:writing-mode="lr-tb"/>
    </style:style>
    <style:style style:name="ta10" style:family="table" style:master-page-name="PageStyle_5f_Comparação_20_Derivadas">
      <style:table-properties table:display="true" style:writing-mode="lr-tb"/>
    </style:style>
    <style:style style:name="ta11" style:family="table" style:master-page-name="PageStyle_5f_Comparação_20_Afinidad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5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3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4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26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27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2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7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26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5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q</text:p>
          </table:table-cell>
          <table:table-cell table:style-name="ce3" office:value-type="string" calcext:value-type="string" table:number-columns-spanned="1" table:number-rows-spanned="2">
            <text:p>Afinidade</text:p>
          </table:table-cell>
          <table:table-cell table:style-name="ce3" office:value-type="string" calcext:value-type="string" table:number-columns-spanned="1" table:number-rows-spanned="2">
            <text:p>Média</text:p>
          </table:table-cell>
          <table:table-cell table:style-name="ce3" office:value-type="string" calcext:value-type="string" table:number-columns-spanned="5" table:number-rows-spanned="1">
            <text:p>Medição</text:p>
          </table:table-cell>
          <table:covered-table-cell table:number-columns-repeated="4"/>
          <table:table-cell table:number-columns-repeated="1016"/>
        </table:table-row>
        <table:table-row table:style-name="ro1">
          <table:covered-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4" table:formula="of:=[.C3]/[.$C$146]" office:value-type="float" office:value="-0.0000969129089426417" calcext:value-type="float">
            <text:p>0.00</text:p>
          </table:table-cell>
          <table:table-cell table:style-name="ce4" table:formula="of:=AVERAGE([.D3:.H3])" office:value-type="float" office:value="0.02949682" calcext:value-type="float">
            <text:p>0.03</text:p>
            <draw:frame table:end-cell-address="L50.H20" table:end-x="52.24pt" table:end-y="10.49pt" draw:z-index="0" draw:name="Chart 1" draw:style-name="gr1" draw:text-style-name="P1" svg:width="449.97pt" svg:height="278.22pt" svg:x="3pt" svg:y="0pt">
              <draw:object draw:notify-on-update-of-ranges="L50.B3:L50.B57 L50.A3:L50.A5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4" office:value-type="float" office:value="0.03133" calcext:value-type="float">
            <text:p>0.03</text:p>
          </table:table-cell>
          <table:table-cell table:style-name="ce4" office:value-type="float" office:value="0.030521" calcext:value-type="float">
            <text:p>0.03</text:p>
          </table:table-cell>
          <table:table-cell table:style-name="ce4" office:value-type="float" office:value="0.019076" calcext:value-type="float">
            <text:p>0.02</text:p>
          </table:table-cell>
          <table:table-cell table:style-name="ce4" office:value-type="float" office:value="0.043958" calcext:value-type="float">
            <text:p>0.04</text:p>
          </table:table-cell>
          <table:table-cell table:style-name="ce4" office:value-type="float" office:value="0.0225991" calcext:value-type="float">
            <text:p>0.02</text:p>
          </table:table-cell>
          <table:table-cell table:number-columns-repeated="1016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4" table:formula="of:=[.C4]/[.$C$146]" office:value-type="float" office:value="0.00175128349523367" calcext:value-type="float">
            <text:p>0.00</text:p>
          </table:table-cell>
          <table:table-cell table:style-name="ce4" table:formula="of:=AVERAGE([.D4:.H4])" office:value-type="float" office:value="-0.533028" calcext:value-type="float">
            <text:p>-0.53</text:p>
          </table:table-cell>
          <table:table-cell table:style-name="ce4" office:value-type="float" office:value="-0.538" calcext:value-type="float">
            <text:p>-0.54</text:p>
          </table:table-cell>
          <table:table-cell table:style-name="ce4" office:value-type="float" office:value="-0.54135" calcext:value-type="float">
            <text:p>-0.54</text:p>
          </table:table-cell>
          <table:table-cell table:style-name="ce4" office:value-type="float" office:value="-0.50304" calcext:value-type="float">
            <text:p>-0.50</text:p>
          </table:table-cell>
          <table:table-cell table:style-name="ce4" office:value-type="float" office:value="-0.54696" calcext:value-type="float">
            <text:p>-0.55</text:p>
          </table:table-cell>
          <table:table-cell table:style-name="ce4" office:value-type="float" office:value="-0.53579" calcext:value-type="float">
            <text:p>-0.54</text:p>
          </table:table-cell>
          <table:table-cell table:number-columns-repeated="1016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4" table:formula="of:=[.C5]/[.$C$146]" office:value-type="float" office:value="0.00397686718740246" calcext:value-type="float">
            <text:p>0.00</text:p>
          </table:table-cell>
          <table:table-cell table:style-name="ce4" table:formula="of:=AVERAGE([.D5:.H5])" office:value-type="float" office:value="-1.210416" calcext:value-type="float">
            <text:p>-1.21</text:p>
          </table:table-cell>
          <table:table-cell table:style-name="ce4" office:value-type="float" office:value="-1.2294" calcext:value-type="float">
            <text:p>-1.23</text:p>
          </table:table-cell>
          <table:table-cell table:style-name="ce4" office:value-type="float" office:value="-1.2084" calcext:value-type="float">
            <text:p>-1.21</text:p>
          </table:table-cell>
          <table:table-cell table:style-name="ce4" office:value-type="float" office:value="-1.2331" calcext:value-type="float">
            <text:p>-1.23</text:p>
          </table:table-cell>
          <table:table-cell table:style-name="ce4" office:value-type="float" office:value="-1.1741" calcext:value-type="float">
            <text:p>-1.17</text:p>
          </table:table-cell>
          <table:table-cell table:style-name="ce4" office:value-type="float" office:value="-1.20708" calcext:value-type="float">
            <text:p>-1.21</text:p>
          </table:table-cell>
          <table:table-cell table:number-columns-repeated="1016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4" table:formula="of:=[.C6]/[.$C$146]" office:value-type="float" office:value="0.00649282011484925" calcext:value-type="float">
            <text:p>0.01</text:p>
          </table:table-cell>
          <table:table-cell table:style-name="ce4" table:formula="of:=AVERAGE([.D6:.H6])" office:value-type="float" office:value="-1.976182" calcext:value-type="float">
            <text:p>-1.98</text:p>
          </table:table-cell>
          <table:table-cell table:style-name="ce4" office:value-type="float" office:value="-1.984" calcext:value-type="float">
            <text:p>-1.98</text:p>
          </table:table-cell>
          <table:table-cell table:style-name="ce4" office:value-type="float" office:value="-1.9779" calcext:value-type="float">
            <text:p>-1.98</text:p>
          </table:table-cell>
          <table:table-cell table:style-name="ce4" office:value-type="float" office:value="-1.9593" calcext:value-type="float">
            <text:p>-1.96</text:p>
          </table:table-cell>
          <table:table-cell table:style-name="ce4" office:value-type="float" office:value="-1.996" calcext:value-type="float">
            <text:p>-2.00</text:p>
          </table:table-cell>
          <table:table-cell table:style-name="ce4" office:value-type="float" office:value="-1.96371" calcext:value-type="float">
            <text:p>-1.96</text:p>
          </table:table-cell>
          <table:table-cell table:number-columns-repeated="1016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4" table:formula="of:=[.C7]/[.$C$146]" office:value-type="float" office:value="0.00916202365455596" calcext:value-type="float">
            <text:p>0.01</text:p>
          </table:table-cell>
          <table:table-cell table:style-name="ce4" table:formula="of:=AVERAGE([.D7:.H7])" office:value-type="float" office:value="-2.788592" calcext:value-type="float">
            <text:p>-2.79</text:p>
          </table:table-cell>
          <table:table-cell table:style-name="ce4" office:value-type="float" office:value="-2.772" calcext:value-type="float">
            <text:p>-2.77</text:p>
          </table:table-cell>
          <table:table-cell table:style-name="ce4" office:value-type="float" office:value="-2.839" calcext:value-type="float">
            <text:p>-2.84</text:p>
          </table:table-cell>
          <table:table-cell table:style-name="ce4" office:value-type="float" office:value="-2.7704" calcext:value-type="float">
            <text:p>-2.77</text:p>
          </table:table-cell>
          <table:table-cell table:style-name="ce4" office:value-type="float" office:value="-2.767" calcext:value-type="float">
            <text:p>-2.77</text:p>
          </table:table-cell>
          <table:table-cell table:style-name="ce4" office:value-type="float" office:value="-2.79456" calcext:value-type="float">
            <text:p>-2.79</text:p>
          </table:table-cell>
          <table:table-cell table:number-columns-repeated="1016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4" table:formula="of:=[.C8]/[.$C$146]" office:value-type="float" office:value="0.0119094492716292" calcext:value-type="float">
            <text:p>0.01</text:p>
          </table:table-cell>
          <table:table-cell table:style-name="ce4" table:formula="of:=AVERAGE([.D8:.H8])" office:value-type="float" office:value="-3.62481" calcext:value-type="float">
            <text:p>-3.62</text:p>
          </table:table-cell>
          <table:table-cell table:style-name="ce4" office:value-type="float" office:value="-3.641" calcext:value-type="float">
            <text:p>-3.64</text:p>
          </table:table-cell>
          <table:table-cell table:style-name="ce4" office:value-type="float" office:value="-3.5972" calcext:value-type="float">
            <text:p>-3.60</text:p>
          </table:table-cell>
          <table:table-cell table:style-name="ce4" office:value-type="float" office:value="-3.662" calcext:value-type="float">
            <text:p>-3.66</text:p>
          </table:table-cell>
          <table:table-cell table:style-name="ce4" office:value-type="float" office:value="-3.6215" calcext:value-type="float">
            <text:p>-3.62</text:p>
          </table:table-cell>
          <table:table-cell table:style-name="ce4" office:value-type="float" office:value="-3.60235" calcext:value-type="float">
            <text:p>-3.60</text:p>
          </table:table-cell>
          <table:table-cell table:number-columns-repeated="1016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4" table:formula="of:=[.C9]/[.$C$146]" office:value-type="float" office:value="0.0147411489261878" calcext:value-type="float">
            <text:p>0.01</text:p>
          </table:table-cell>
          <table:table-cell table:style-name="ce4" table:formula="of:=AVERAGE([.D9:.H9])" office:value-type="float" office:value="-4.486678" calcext:value-type="float">
            <text:p>-4.49</text:p>
          </table:table-cell>
          <table:table-cell table:style-name="ce4" office:value-type="float" office:value="-4.5189" calcext:value-type="float">
            <text:p>-4.52</text:p>
          </table:table-cell>
          <table:table-cell table:style-name="ce4" office:value-type="float" office:value="-4.4457" calcext:value-type="float">
            <text:p>-4.45</text:p>
          </table:table-cell>
          <table:table-cell table:style-name="ce4" office:value-type="float" office:value="-4.4557" calcext:value-type="float">
            <text:p>-4.46</text:p>
          </table:table-cell>
          <table:table-cell table:style-name="ce4" office:value-type="float" office:value="-4.4839" calcext:value-type="float">
            <text:p>-4.48</text:p>
          </table:table-cell>
          <table:table-cell table:style-name="ce4" office:value-type="float" office:value="-4.52919" calcext:value-type="float">
            <text:p>-4.53</text:p>
          </table:table-cell>
          <table:table-cell table:number-columns-repeated="1016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4" table:formula="of:=[.C10]/[.$C$146]" office:value-type="float" office:value="0.0176330987678577" calcext:value-type="float">
            <text:p>0.02</text:p>
          </table:table-cell>
          <table:table-cell table:style-name="ce4" table:formula="of:=AVERAGE([.D10:.H10])" office:value-type="float" office:value="-5.366884" calcext:value-type="float">
            <text:p>-5.37</text:p>
          </table:table-cell>
          <table:table-cell table:style-name="ce4" office:value-type="float" office:value="-5.3321" calcext:value-type="float">
            <text:p>-5.33</text:p>
          </table:table-cell>
          <table:table-cell table:style-name="ce4" office:value-type="float" office:value="-5.3346" calcext:value-type="float">
            <text:p>-5.33</text:p>
          </table:table-cell>
          <table:table-cell table:style-name="ce4" office:value-type="float" office:value="-5.4184" calcext:value-type="float">
            <text:p>-5.42</text:p>
          </table:table-cell>
          <table:table-cell table:style-name="ce4" office:value-type="float" office:value="-5.3507" calcext:value-type="float">
            <text:p>-5.35</text:p>
          </table:table-cell>
          <table:table-cell table:style-name="ce4" office:value-type="float" office:value="-5.39862" calcext:value-type="float">
            <text:p>-5.40</text:p>
          </table:table-cell>
          <table:table-cell table:number-columns-repeated="1016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4" table:formula="of:=[.C11]/[.$C$146]" office:value-type="float" office:value="0.0206119116505818" calcext:value-type="float">
            <text:p>0.02</text:p>
          </table:table-cell>
          <table:table-cell table:style-name="ce4" table:formula="of:=AVERAGE([.D11:.H11])" office:value-type="float" office:value="-6.273528" calcext:value-type="float">
            <text:p>-6.27</text:p>
          </table:table-cell>
          <table:table-cell table:style-name="ce4" office:value-type="float" office:value="-6.1376" calcext:value-type="float">
            <text:p>-6.14</text:p>
          </table:table-cell>
          <table:table-cell table:style-name="ce4" office:value-type="float" office:value="-6.3546" calcext:value-type="float">
            <text:p>-6.35</text:p>
          </table:table-cell>
          <table:table-cell table:style-name="ce4" office:value-type="float" office:value="-6.2752" calcext:value-type="float">
            <text:p>-6.28</text:p>
          </table:table-cell>
          <table:table-cell table:style-name="ce4" office:value-type="float" office:value="-6.3526" calcext:value-type="float">
            <text:p>-6.35</text:p>
          </table:table-cell>
          <table:table-cell table:style-name="ce4" office:value-type="float" office:value="-6.24764" calcext:value-type="float">
            <text:p>-6.25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4" table:formula="of:=[.C12]/[.$C$146]" office:value-type="float" office:value="0.0239664191780768" calcext:value-type="float">
            <text:p>0.02</text:p>
          </table:table-cell>
          <table:table-cell table:style-name="ce4" table:formula="of:=AVERAGE([.D12:.H12])" office:value-type="float" office:value="-7.29452" calcext:value-type="float">
            <text:p>-7.29</text:p>
          </table:table-cell>
          <table:table-cell table:style-name="ce4" office:value-type="float" office:value="-7.3303" calcext:value-type="float">
            <text:p>-7.33</text:p>
          </table:table-cell>
          <table:table-cell table:style-name="ce4" office:value-type="float" office:value="-7.2461" calcext:value-type="float">
            <text:p>-7.25</text:p>
          </table:table-cell>
          <table:table-cell table:style-name="ce4" office:value-type="float" office:value="-7.2958" calcext:value-type="float">
            <text:p>-7.30</text:p>
          </table:table-cell>
          <table:table-cell table:style-name="ce4" office:value-type="float" office:value="-7.2838" calcext:value-type="float">
            <text:p>-7.28</text:p>
          </table:table-cell>
          <table:table-cell table:style-name="ce4" office:value-type="float" office:value="-7.3166" calcext:value-type="float">
            <text:p>-7.32</text:p>
          </table:table-cell>
          <table:table-cell table:number-columns-repeated="1016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4" table:formula="of:=[.C13]/[.$C$146]" office:value-type="float" office:value="0.0306088298163845" calcext:value-type="float">
            <text:p>0.03</text:p>
          </table:table-cell>
          <table:table-cell table:style-name="ce4" table:formula="of:=AVERAGE([.D13:.H13])" office:value-type="float" office:value="-9.316232" calcext:value-type="float">
            <text:p>-9.32</text:p>
          </table:table-cell>
          <table:table-cell table:style-name="ce4" office:value-type="float" office:value="-9.2507" calcext:value-type="float">
            <text:p>-9.25</text:p>
          </table:table-cell>
          <table:table-cell table:style-name="ce4" office:value-type="float" office:value="-9.2034" calcext:value-type="float">
            <text:p>-9.20</text:p>
          </table:table-cell>
          <table:table-cell table:style-name="ce4" office:value-type="float" office:value="-9.4586" calcext:value-type="float">
            <text:p>-9.46</text:p>
          </table:table-cell>
          <table:table-cell table:style-name="ce4" office:value-type="float" office:value="-9.3401" calcext:value-type="float">
            <text:p>-9.34</text:p>
          </table:table-cell>
          <table:table-cell table:style-name="ce4" office:value-type="float" office:value="-9.32836" calcext:value-type="float">
            <text:p>-9.33</text:p>
          </table:table-cell>
          <table:table-cell table:number-columns-repeated="1016"/>
        </table:table-row>
        <table:table-row table:style-name="ro1">
          <table:table-cell table:style-name="ce2" office:value-type="float" office:value="1.399" calcext:value-type="float">
            <text:p>1.4</text:p>
          </table:table-cell>
          <table:table-cell table:style-name="ce4" table:formula="of:=[.C14]/[.$C$146]" office:value-type="float" office:value="0.0384518941452378" calcext:value-type="float">
            <text:p>0.04</text:p>
          </table:table-cell>
          <table:table-cell table:style-name="ce4" table:formula="of:=AVERAGE([.D14:.H14])" office:value-type="float" office:value="-11.70338" calcext:value-type="float">
            <text:p>-11.70</text:p>
          </table:table-cell>
          <table:table-cell table:style-name="ce4" office:value-type="float" office:value="-11.68" calcext:value-type="float">
            <text:p>-11.68</text:p>
          </table:table-cell>
          <table:table-cell table:style-name="ce4" office:value-type="float" office:value="-11.747" calcext:value-type="float">
            <text:p>-11.75</text:p>
          </table:table-cell>
          <table:table-cell table:style-name="ce4" office:value-type="float" office:value="-11.577" calcext:value-type="float">
            <text:p>-11.58</text:p>
          </table:table-cell>
          <table:table-cell table:style-name="ce4" office:value-type="float" office:value="-11.793" calcext:value-type="float">
            <text:p>-11.79</text:p>
          </table:table-cell>
          <table:table-cell table:style-name="ce4" office:value-type="float" office:value="-11.7199" calcext:value-type="float">
            <text:p>-11.72</text:p>
          </table:table-cell>
          <table:table-cell table:number-columns-repeated="1016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4" table:formula="of:=[.C15]/[.$C$146]" office:value-type="float" office:value="0.0473491297596761" calcext:value-type="float">
            <text:p>0.05</text:p>
          </table:table-cell>
          <table:table-cell table:style-name="ce4" table:formula="of:=AVERAGE([.D15:.H15])" office:value-type="float" office:value="-14.41138" calcext:value-type="float">
            <text:p>-14.41</text:p>
          </table:table-cell>
          <table:table-cell table:style-name="ce4" office:value-type="float" office:value="-14.354" calcext:value-type="float">
            <text:p>-14.35</text:p>
          </table:table-cell>
          <table:table-cell table:style-name="ce4" office:value-type="float" office:value="-14.294" calcext:value-type="float">
            <text:p>-14.29</text:p>
          </table:table-cell>
          <table:table-cell table:style-name="ce4" office:value-type="float" office:value="-14.466" calcext:value-type="float">
            <text:p>-14.47</text:p>
          </table:table-cell>
          <table:table-cell table:style-name="ce4" office:value-type="float" office:value="-14.47" calcext:value-type="float">
            <text:p>-14.47</text:p>
          </table:table-cell>
          <table:table-cell table:style-name="ce4" office:value-type="float" office:value="-14.4729" calcext:value-type="float">
            <text:p>-14.47</text:p>
          </table:table-cell>
          <table:table-cell table:number-columns-repeated="1016"/>
        </table:table-row>
        <table:table-row table:style-name="ro1">
          <table:table-cell table:style-name="ce2" office:value-type="float" office:value="1.799" calcext:value-type="float">
            <text:p>1.8</text:p>
          </table:table-cell>
          <table:table-cell table:style-name="ce4" table:formula="of:=[.C16]/[.$C$146]" office:value-type="float" office:value="0.0571767638901027" calcext:value-type="float">
            <text:p>0.06</text:p>
          </table:table-cell>
          <table:table-cell table:style-name="ce4" table:formula="of:=AVERAGE([.D16:.H16])" office:value-type="float" office:value="-17.40256" calcext:value-type="float">
            <text:p>-17.40</text:p>
          </table:table-cell>
          <table:table-cell table:style-name="ce4" office:value-type="float" office:value="-17.397" calcext:value-type="float">
            <text:p>-17.40</text:p>
          </table:table-cell>
          <table:table-cell table:style-name="ce4" office:value-type="float" office:value="-17.464" calcext:value-type="float">
            <text:p>-17.46</text:p>
          </table:table-cell>
          <table:table-cell table:style-name="ce4" office:value-type="float" office:value="-17.409" calcext:value-type="float">
            <text:p>-17.41</text:p>
          </table:table-cell>
          <table:table-cell table:style-name="ce4" office:value-type="float" office:value="-17.374" calcext:value-type="float">
            <text:p>-17.37</text:p>
          </table:table-cell>
          <table:table-cell table:style-name="ce4" office:value-type="float" office:value="-17.3688" calcext:value-type="float">
            <text:p>-17.37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4" table:formula="of:=[.C17]/[.$C$146]" office:value-type="float" office:value="0.0686213424574901" calcext:value-type="float">
            <text:p>0.07</text:p>
          </table:table-cell>
          <table:table-cell table:style-name="ce4" table:formula="of:=AVERAGE([.D17:.H17])" office:value-type="float" office:value="-20.88588" calcext:value-type="float">
            <text:p>-20.89</text:p>
          </table:table-cell>
          <table:table-cell table:style-name="ce4" office:value-type="float" office:value="-20.89" calcext:value-type="float">
            <text:p>-20.89</text:p>
          </table:table-cell>
          <table:table-cell table:style-name="ce4" office:value-type="float" office:value="-21.002" calcext:value-type="float">
            <text:p>-21.00</text:p>
          </table:table-cell>
          <table:table-cell table:style-name="ce4" office:value-type="float" office:value="-20.95" calcext:value-type="float">
            <text:p>-20.95</text:p>
          </table:table-cell>
          <table:table-cell table:style-name="ce4" office:value-type="float" office:value="-20.837" calcext:value-type="float">
            <text:p>-20.84</text:p>
          </table:table-cell>
          <table:table-cell table:style-name="ce4" office:value-type="float" office:value="-20.7504" calcext:value-type="float">
            <text:p>-20.75</text:p>
          </table:table-cell>
          <table:table-cell table:number-columns-repeated="1016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4" table:formula="of:=[.C18]/[.$C$146]" office:value-type="float" office:value="0.0812472688969334" calcext:value-type="float">
            <text:p>0.08</text:p>
          </table:table-cell>
          <table:table-cell table:style-name="ce4" table:formula="of:=AVERAGE([.D18:.H18])" office:value-type="float" office:value="-24.72876" calcext:value-type="float">
            <text:p>-24.73</text:p>
          </table:table-cell>
          <table:table-cell table:style-name="ce4" office:value-type="float" office:value="-24.696" calcext:value-type="float">
            <text:p>-24.70</text:p>
          </table:table-cell>
          <table:table-cell table:style-name="ce4" office:value-type="float" office:value="-24.77" calcext:value-type="float">
            <text:p>-24.77</text:p>
          </table:table-cell>
          <table:table-cell table:style-name="ce4" office:value-type="float" office:value="-24.786" calcext:value-type="float">
            <text:p>-24.79</text:p>
          </table:table-cell>
          <table:table-cell table:style-name="ce4" office:value-type="float" office:value="-24.791" calcext:value-type="float">
            <text:p>-24.79</text:p>
          </table:table-cell>
          <table:table-cell table:style-name="ce4" office:value-type="float" office:value="-24.6008" calcext:value-type="float">
            <text:p>-24.60</text:p>
          </table:table-cell>
          <table:table-cell table:number-columns-repeated="1016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4" table:formula="of:=[.C19]/[.$C$146]" office:value-type="float" office:value="0.095984941724421" calcext:value-type="float">
            <text:p>0.10</text:p>
          </table:table-cell>
          <table:table-cell table:style-name="ce4" table:formula="of:=AVERAGE([.D19:.H19])" office:value-type="float" office:value="-29.21438" calcext:value-type="float">
            <text:p>-29.21</text:p>
          </table:table-cell>
          <table:table-cell table:style-name="ce4" office:value-type="float" office:value="-29.239" calcext:value-type="float">
            <text:p>-29.24</text:p>
          </table:table-cell>
          <table:table-cell table:style-name="ce4" office:value-type="float" office:value="-29.145" calcext:value-type="float">
            <text:p>-29.15</text:p>
          </table:table-cell>
          <table:table-cell table:style-name="ce4" office:value-type="float" office:value="-29.167" calcext:value-type="float">
            <text:p>-29.17</text:p>
          </table:table-cell>
          <table:table-cell table:style-name="ce4" office:value-type="float" office:value="-29.307" calcext:value-type="float">
            <text:p>-29.31</text:p>
          </table:table-cell>
          <table:table-cell table:style-name="ce4" office:value-type="float" office:value="-29.2139" calcext:value-type="float">
            <text:p>-29.21</text:p>
          </table:table-cell>
          <table:table-cell table:number-columns-repeated="1016"/>
        </table:table-row>
        <table:table-row table:style-name="ro1">
          <table:table-cell table:style-name="ce2" office:value-type="float" office:value="2.599" calcext:value-type="float">
            <text:p>2.6</text:p>
          </table:table-cell>
          <table:table-cell table:style-name="ce4" table:formula="of:=[.C20]/[.$C$146]" office:value-type="float" office:value="0.112582820187131" calcext:value-type="float">
            <text:p>0.11</text:p>
          </table:table-cell>
          <table:table-cell table:style-name="ce4" table:formula="of:=AVERAGE([.D20:.H20])" office:value-type="float" office:value="-34.26618" calcext:value-type="float">
            <text:p>-34.27</text:p>
          </table:table-cell>
          <table:table-cell table:style-name="ce4" office:value-type="float" office:value="-34.234" calcext:value-type="float">
            <text:p>-34.23</text:p>
          </table:table-cell>
          <table:table-cell table:style-name="ce4" office:value-type="float" office:value="-34.347" calcext:value-type="float">
            <text:p>-34.35</text:p>
          </table:table-cell>
          <table:table-cell table:style-name="ce4" office:value-type="float" office:value="-34.33" calcext:value-type="float">
            <text:p>-34.33</text:p>
          </table:table-cell>
          <table:table-cell table:style-name="ce4" office:value-type="float" office:value="-34.397" calcext:value-type="float">
            <text:p>-34.40</text:p>
          </table:table-cell>
          <table:table-cell table:style-name="ce4" office:value-type="float" office:value="-34.0229" calcext:value-type="float">
            <text:p>-34.02</text:p>
          </table:table-cell>
          <table:table-cell table:number-columns-repeated="1016"/>
        </table:table-row>
        <table:table-row table:style-name="ro1">
          <table:table-cell table:style-name="ce2" office:value-type="float" office:value="2.799" calcext:value-type="float">
            <text:p>2.8</text:p>
          </table:table-cell>
          <table:table-cell table:style-name="ce4" table:formula="of:=[.C21]/[.$C$146]" office:value-type="float" office:value="0.131692163533031" calcext:value-type="float">
            <text:p>0.13</text:p>
          </table:table-cell>
          <table:table-cell table:style-name="ce4" table:formula="of:=AVERAGE([.D21:.H21])" office:value-type="float" office:value="-40.08238" calcext:value-type="float">
            <text:p>-40.08</text:p>
          </table:table-cell>
          <table:table-cell table:style-name="ce4" office:value-type="float" office:value="-40.086" calcext:value-type="float">
            <text:p>-40.09</text:p>
          </table:table-cell>
          <table:table-cell table:style-name="ce4" office:value-type="float" office:value="-40.081" calcext:value-type="float">
            <text:p>-40.08</text:p>
          </table:table-cell>
          <table:table-cell table:style-name="ce4" office:value-type="float" office:value="-39.91" calcext:value-type="float">
            <text:p>-39.91</text:p>
          </table:table-cell>
          <table:table-cell table:style-name="ce4" office:value-type="float" office:value="-40.212" calcext:value-type="float">
            <text:p>-40.21</text:p>
          </table:table-cell>
          <table:table-cell table:style-name="ce4" office:value-type="float" office:value="-40.1229" calcext:value-type="float">
            <text:p>-40.12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4" table:formula="of:=[.C22]/[.$C$146]" office:value-type="float" office:value="0.153888597936288" calcext:value-type="float">
            <text:p>0.15</text:p>
          </table:table-cell>
          <table:table-cell table:style-name="ce4" table:formula="of:=AVERAGE([.D22:.H22])" office:value-type="float" office:value="-46.83818" calcext:value-type="float">
            <text:p>-46.84</text:p>
          </table:table-cell>
          <table:table-cell table:style-name="ce4" office:value-type="float" office:value="-46.73" calcext:value-type="float">
            <text:p>-46.73</text:p>
          </table:table-cell>
          <table:table-cell table:style-name="ce4" office:value-type="float" office:value="-46.795" calcext:value-type="float">
            <text:p>-46.80</text:p>
          </table:table-cell>
          <table:table-cell table:style-name="ce4" office:value-type="float" office:value="-46.827" calcext:value-type="float">
            <text:p>-46.83</text:p>
          </table:table-cell>
          <table:table-cell table:style-name="ce4" office:value-type="float" office:value="-46.921" calcext:value-type="float">
            <text:p>-46.92</text:p>
          </table:table-cell>
          <table:table-cell table:style-name="ce4" office:value-type="float" office:value="-46.9179" calcext:value-type="float">
            <text:p>-46.92</text:p>
          </table:table-cell>
          <table:table-cell table:number-columns-repeated="1016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4" table:formula="of:=[.C23]/[.$C$146]" office:value-type="float" office:value="0.179365904400058" calcext:value-type="float">
            <text:p>0.18</text:p>
          </table:table-cell>
          <table:table-cell table:style-name="ce4" table:formula="of:=AVERAGE([.D23:.H23])" office:value-type="float" office:value="-54.59256" calcext:value-type="float">
            <text:p>-54.59</text:p>
          </table:table-cell>
          <table:table-cell table:style-name="ce4" office:value-type="float" office:value="-54.326" calcext:value-type="float">
            <text:p>-54.33</text:p>
          </table:table-cell>
          <table:table-cell table:style-name="ce4" office:value-type="float" office:value="-54.604" calcext:value-type="float">
            <text:p>-54.60</text:p>
          </table:table-cell>
          <table:table-cell table:style-name="ce4" office:value-type="float" office:value="-54.65" calcext:value-type="float">
            <text:p>-54.65</text:p>
          </table:table-cell>
          <table:table-cell table:style-name="ce4" office:value-type="float" office:value="-54.637" calcext:value-type="float">
            <text:p>-54.64</text:p>
          </table:table-cell>
          <table:table-cell table:style-name="ce4" office:value-type="float" office:value="-54.7458" calcext:value-type="float">
            <text:p>-54.75</text:p>
          </table:table-cell>
          <table:table-cell table:number-columns-repeated="1016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4" table:formula="of:=[.C24]/[.$C$146]" office:value-type="float" office:value="0.208198598915378" calcext:value-type="float">
            <text:p>0.21</text:p>
          </table:table-cell>
          <table:table-cell table:style-name="ce4" table:formula="of:=AVERAGE([.D24:.H24])" office:value-type="float" office:value="-63.3682" calcext:value-type="float">
            <text:p>-63.37</text:p>
          </table:table-cell>
          <table:table-cell table:style-name="ce4" office:value-type="float" office:value="-63.345" calcext:value-type="float">
            <text:p>-63.35</text:p>
          </table:table-cell>
          <table:table-cell table:style-name="ce4" office:value-type="float" office:value="-63.483" calcext:value-type="float">
            <text:p>-63.48</text:p>
          </table:table-cell>
          <table:table-cell table:style-name="ce4" office:value-type="float" office:value="-63.344" calcext:value-type="float">
            <text:p>-63.34</text:p>
          </table:table-cell>
          <table:table-cell table:style-name="ce4" office:value-type="float" office:value="-63.138" calcext:value-type="float">
            <text:p>-63.14</text:p>
          </table:table-cell>
          <table:table-cell table:style-name="ce4" office:value-type="float" office:value="-63.531" calcext:value-type="float">
            <text:p>-63.53</text:p>
          </table:table-cell>
          <table:table-cell table:number-columns-repeated="1016"/>
        </table:table-row>
        <table:table-row table:style-name="ro1">
          <table:table-cell table:style-name="ce2" office:value-type="float" office:value="3.599" calcext:value-type="float">
            <text:p>3.6</text:p>
          </table:table-cell>
          <table:table-cell table:style-name="ce4" table:formula="of:=[.C25]/[.$C$146]" office:value-type="float" office:value="0.240648275979895" calcext:value-type="float">
            <text:p>0.24</text:p>
          </table:table-cell>
          <table:table-cell table:style-name="ce4" table:formula="of:=AVERAGE([.D25:.H25])" office:value-type="float" office:value="-73.24472" calcext:value-type="float">
            <text:p>-73.24</text:p>
          </table:table-cell>
          <table:table-cell table:style-name="ce4" office:value-type="float" office:value="-73.551" calcext:value-type="float">
            <text:p>-73.55</text:p>
          </table:table-cell>
          <table:table-cell table:style-name="ce4" office:value-type="float" office:value="-73.156" calcext:value-type="float">
            <text:p>-73.16</text:p>
          </table:table-cell>
          <table:table-cell table:style-name="ce4" office:value-type="float" office:value="-73.118" calcext:value-type="float">
            <text:p>-73.12</text:p>
          </table:table-cell>
          <table:table-cell table:style-name="ce4" office:value-type="float" office:value="-73.114" calcext:value-type="float">
            <text:p>-73.11</text:p>
          </table:table-cell>
          <table:table-cell table:style-name="ce4" office:value-type="float" office:value="-73.2846" calcext:value-type="float">
            <text:p>-73.28</text:p>
          </table:table-cell>
          <table:table-cell table:number-columns-repeated="1016"/>
        </table:table-row>
        <table:table-row table:style-name="ro1">
          <table:table-cell table:style-name="ce2" office:value-type="float" office:value="3.799" calcext:value-type="float">
            <text:p>3.8</text:p>
          </table:table-cell>
          <table:table-cell table:style-name="ce4" table:formula="of:=[.C26]/[.$C$146]" office:value-type="float" office:value="0.278815971129325" calcext:value-type="float">
            <text:p>0.28</text:p>
          </table:table-cell>
          <table:table-cell table:style-name="ce4" table:formula="of:=AVERAGE([.D26:.H26])" office:value-type="float" office:value="-84.8616" calcext:value-type="float">
            <text:p>-84.86</text:p>
          </table:table-cell>
          <table:table-cell table:style-name="ce4" office:value-type="float" office:value="-85" calcext:value-type="float">
            <text:p>-85.00</text:p>
          </table:table-cell>
          <table:table-cell table:style-name="ce4" office:value-type="float" office:value="-84.827" calcext:value-type="float">
            <text:p>-84.83</text:p>
          </table:table-cell>
          <table:table-cell table:style-name="ce4" office:value-type="float" office:value="-84.733" calcext:value-type="float">
            <text:p>-84.73</text:p>
          </table:table-cell>
          <table:table-cell table:style-name="ce4" office:value-type="float" office:value="-84.836" calcext:value-type="float">
            <text:p>-84.84</text:p>
          </table:table-cell>
          <table:table-cell table:style-name="ce4" office:value-type="float" office:value="-84.912" calcext:value-type="float">
            <text:p>-84.91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4" table:formula="of:=[.C27]/[.$C$146]" office:value-type="float" office:value="0.320955092616017" calcext:value-type="float">
            <text:p>0.32</text:p>
          </table:table-cell>
          <table:table-cell table:style-name="ce4" table:formula="of:=AVERAGE([.D27:.H27])" office:value-type="float" office:value="-97.68724" calcext:value-type="float">
            <text:p>-97.69</text:p>
          </table:table-cell>
          <table:table-cell table:style-name="ce4" office:value-type="float" office:value="-97.364" calcext:value-type="float">
            <text:p>-97.36</text:p>
          </table:table-cell>
          <table:table-cell table:style-name="ce4" office:value-type="float" office:value="-97.523" calcext:value-type="float">
            <text:p>-97.52</text:p>
          </table:table-cell>
          <table:table-cell table:style-name="ce4" office:value-type="float" office:value="-97.583" calcext:value-type="float">
            <text:p>-97.58</text:p>
          </table:table-cell>
          <table:table-cell table:style-name="ce4" office:value-type="float" office:value="-98.143" calcext:value-type="float">
            <text:p>-98.14</text:p>
          </table:table-cell>
          <table:table-cell table:style-name="ce4" office:value-type="float" office:value="-97.8232" calcext:value-type="float">
            <text:p>-97.82</text:p>
          </table:table-cell>
          <table:table-cell table:number-columns-repeated="1016"/>
        </table:table-row>
        <table:table-row table:style-name="ro1">
          <table:table-cell table:style-name="ce2" office:value-type="float" office:value="4.199" calcext:value-type="float">
            <text:p>4.2</text:p>
          </table:table-cell>
          <table:table-cell table:style-name="ce4" table:formula="of:=[.C28]/[.$C$146]" office:value-type="float" office:value="0.368851527216407" calcext:value-type="float">
            <text:p>0.37</text:p>
          </table:table-cell>
          <table:table-cell table:style-name="ce4" table:formula="of:=AVERAGE([.D28:.H28])" office:value-type="float" office:value="-112.2652" calcext:value-type="float">
            <text:p>-112.27</text:p>
          </table:table-cell>
          <table:table-cell table:style-name="ce4" office:value-type="float" office:value="-112.56" calcext:value-type="float">
            <text:p>-112.56</text:p>
          </table:table-cell>
          <table:table-cell table:style-name="ce4" office:value-type="float" office:value="-112.44" calcext:value-type="float">
            <text:p>-112.44</text:p>
          </table:table-cell>
          <table:table-cell table:style-name="ce4" office:value-type="float" office:value="-111.92" calcext:value-type="float">
            <text:p>-111.92</text:p>
          </table:table-cell>
          <table:table-cell table:style-name="ce4" office:value-type="float" office:value="-112" calcext:value-type="float">
            <text:p>-112.00</text:p>
          </table:table-cell>
          <table:table-cell table:style-name="ce4" office:value-type="float" office:value="-112.406" calcext:value-type="float">
            <text:p>-112.41</text:p>
          </table:table-cell>
          <table:table-cell table:number-columns-repeated="1016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4" table:formula="of:=[.C29]/[.$C$146]" office:value-type="float" office:value="0.423434162099222" calcext:value-type="float">
            <text:p>0.42</text:p>
          </table:table-cell>
          <table:table-cell table:style-name="ce4" table:formula="of:=AVERAGE([.D29:.H29])" office:value-type="float" office:value="-128.8782" calcext:value-type="float">
            <text:p>-128.88</text:p>
          </table:table-cell>
          <table:table-cell table:style-name="ce4" office:value-type="float" office:value="-128.9" calcext:value-type="float">
            <text:p>-128.90</text:p>
          </table:table-cell>
          <table:table-cell table:style-name="ce4" office:value-type="float" office:value="-129.2" calcext:value-type="float">
            <text:p>-129.20</text:p>
          </table:table-cell>
          <table:table-cell table:style-name="ce4" office:value-type="float" office:value="-128.52" calcext:value-type="float">
            <text:p>-128.52</text:p>
          </table:table-cell>
          <table:table-cell table:style-name="ce4" office:value-type="float" office:value="-128.96" calcext:value-type="float">
            <text:p>-128.96</text:p>
          </table:table-cell>
          <table:table-cell table:style-name="ce4" office:value-type="float" office:value="-128.811" calcext:value-type="float">
            <text:p>-128.81</text:p>
          </table:table-cell>
          <table:table-cell table:number-columns-repeated="1016"/>
        </table:table-row>
        <table:table-row table:style-name="ro1">
          <table:table-cell table:style-name="ce2" office:value-type="float" office:value="4.599" calcext:value-type="float">
            <text:p>4.6</text:p>
          </table:table-cell>
          <table:table-cell table:style-name="ce4" table:formula="of:=[.C30]/[.$C$146]" office:value-type="float" office:value="0.481119658619509" calcext:value-type="float">
            <text:p>0.48</text:p>
          </table:table-cell>
          <table:table-cell table:style-name="ce4" table:formula="of:=AVERAGE([.D30:.H30])" office:value-type="float" office:value="-146.4356" calcext:value-type="float">
            <text:p>-146.44</text:p>
          </table:table-cell>
          <table:table-cell table:style-name="ce4" office:value-type="float" office:value="-145.91" calcext:value-type="float">
            <text:p>-145.91</text:p>
          </table:table-cell>
          <table:table-cell table:style-name="ce4" office:value-type="float" office:value="-146.38" calcext:value-type="float">
            <text:p>-146.38</text:p>
          </table:table-cell>
          <table:table-cell table:style-name="ce4" office:value-type="float" office:value="-145.51" calcext:value-type="float">
            <text:p>-145.51</text:p>
          </table:table-cell>
          <table:table-cell table:style-name="ce4" office:value-type="float" office:value="-146.67" calcext:value-type="float">
            <text:p>-146.67</text:p>
          </table:table-cell>
          <table:table-cell table:style-name="ce4" office:value-type="float" office:value="-147.708" calcext:value-type="float">
            <text:p>-147.71</text:p>
          </table:table-cell>
          <table:table-cell table:number-columns-repeated="1016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4" table:formula="of:=[.C31]/[.$C$146]" office:value-type="float" office:value="0.538640221156102" calcext:value-type="float">
            <text:p>0.54</text:p>
          </table:table-cell>
          <table:table-cell table:style-name="ce4" table:formula="of:=AVERAGE([.D31:.H31])" office:value-type="float" office:value="-163.9428" calcext:value-type="float">
            <text:p>-163.94</text:p>
          </table:table-cell>
          <table:table-cell table:style-name="ce4" office:value-type="float" office:value="-164.52" calcext:value-type="float">
            <text:p>-164.52</text:p>
          </table:table-cell>
          <table:table-cell table:style-name="ce4" office:value-type="float" office:value="-163.65" calcext:value-type="float">
            <text:p>-163.65</text:p>
          </table:table-cell>
          <table:table-cell table:style-name="ce4" office:value-type="float" office:value="-164.26" calcext:value-type="float">
            <text:p>-164.26</text:p>
          </table:table-cell>
          <table:table-cell table:style-name="ce4" office:value-type="float" office:value="-164.25" calcext:value-type="float">
            <text:p>-164.25</text:p>
          </table:table-cell>
          <table:table-cell table:style-name="ce4" office:value-type="float" office:value="-163.034" calcext:value-type="float">
            <text:p>-163.03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4" table:formula="of:=[.C32]/[.$C$146]" office:value-type="float" office:value="0.591816645978732" calcext:value-type="float">
            <text:p>0.59</text:p>
          </table:table-cell>
          <table:table-cell table:style-name="ce4" table:formula="of:=AVERAGE([.D32:.H32])" office:value-type="float" office:value="-180.1278" calcext:value-type="float">
            <text:p>-180.13</text:p>
          </table:table-cell>
          <table:table-cell table:style-name="ce4" office:value-type="float" office:value="-180.58" calcext:value-type="float">
            <text:p>-180.58</text:p>
          </table:table-cell>
          <table:table-cell table:style-name="ce4" office:value-type="float" office:value="-180.52" calcext:value-type="float">
            <text:p>-180.52</text:p>
          </table:table-cell>
          <table:table-cell table:style-name="ce4" office:value-type="float" office:value="-180.3" calcext:value-type="float">
            <text:p>-180.30</text:p>
          </table:table-cell>
          <table:table-cell table:style-name="ce4" office:value-type="float" office:value="-178.94" calcext:value-type="float">
            <text:p>-178.94</text:p>
          </table:table-cell>
          <table:table-cell table:style-name="ce4" office:value-type="float" office:value="-180.299" calcext:value-type="float">
            <text:p>-180.30</text:p>
          </table:table-cell>
          <table:table-cell table:number-columns-repeated="1016"/>
        </table:table-row>
        <table:table-row table:style-name="ro1">
          <table:table-cell table:style-name="ce2" office:value-type="float" office:value="5.199" calcext:value-type="float">
            <text:p>5.2</text:p>
          </table:table-cell>
          <table:table-cell table:style-name="ce4" table:formula="of:=[.C33]/[.$C$146]" office:value-type="float" office:value="0.638426595506305" calcext:value-type="float">
            <text:p>0.64</text:p>
          </table:table-cell>
          <table:table-cell table:style-name="ce4" table:formula="of:=AVERAGE([.D33:.H33])" office:value-type="float" office:value="-194.3142" calcext:value-type="float">
            <text:p>-194.31</text:p>
          </table:table-cell>
          <table:table-cell table:style-name="ce4" office:value-type="float" office:value="-194.66" calcext:value-type="float">
            <text:p>-194.66</text:p>
          </table:table-cell>
          <table:table-cell table:style-name="ce4" office:value-type="float" office:value="-194.41" calcext:value-type="float">
            <text:p>-194.41</text:p>
          </table:table-cell>
          <table:table-cell table:style-name="ce4" office:value-type="float" office:value="-194.52" calcext:value-type="float">
            <text:p>-194.52</text:p>
          </table:table-cell>
          <table:table-cell table:style-name="ce4" office:value-type="float" office:value="-194.18" calcext:value-type="float">
            <text:p>-194.18</text:p>
          </table:table-cell>
          <table:table-cell table:style-name="ce4" office:value-type="float" office:value="-193.801" calcext:value-type="float">
            <text:p>-193.80</text:p>
          </table:table-cell>
          <table:table-cell table:number-columns-repeated="1016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4" table:formula="of:=[.C34]/[.$C$146]" office:value-type="float" office:value="0.676539487889837" calcext:value-type="float">
            <text:p>0.68</text:p>
          </table:table-cell>
          <table:table-cell table:style-name="ce4" table:formula="of:=AVERAGE([.D34:.H34])" office:value-type="float" office:value="-205.9144" calcext:value-type="float">
            <text:p>-205.91</text:p>
          </table:table-cell>
          <table:table-cell table:style-name="ce4" office:value-type="float" office:value="-205.73" calcext:value-type="float">
            <text:p>-205.73</text:p>
          </table:table-cell>
          <table:table-cell table:style-name="ce4" office:value-type="float" office:value="-206.2" calcext:value-type="float">
            <text:p>-206.20</text:p>
          </table:table-cell>
          <table:table-cell table:style-name="ce4" office:value-type="float" office:value="-205.8" calcext:value-type="float">
            <text:p>-205.80</text:p>
          </table:table-cell>
          <table:table-cell table:style-name="ce4" office:value-type="float" office:value="-206.3" calcext:value-type="float">
            <text:p>-206.30</text:p>
          </table:table-cell>
          <table:table-cell table:style-name="ce4" office:value-type="float" office:value="-205.542" calcext:value-type="float">
            <text:p>-205.54</text:p>
          </table:table-cell>
          <table:table-cell table:number-columns-repeated="1016"/>
        </table:table-row>
        <table:table-row table:style-name="ro1">
          <table:table-cell table:style-name="ce2" office:value-type="float" office:value="5.599" calcext:value-type="float">
            <text:p>5.6</text:p>
          </table:table-cell>
          <table:table-cell table:style-name="ce4" table:formula="of:=[.C35]/[.$C$146]" office:value-type="float" office:value="0.709205616166422" calcext:value-type="float">
            <text:p>0.71</text:p>
          </table:table-cell>
          <table:table-cell table:style-name="ce4" table:formula="of:=AVERAGE([.D35:.H35])" office:value-type="float" office:value="-215.8568" calcext:value-type="float">
            <text:p>-215.86</text:p>
          </table:table-cell>
          <table:table-cell table:style-name="ce4" office:value-type="float" office:value="-216.08" calcext:value-type="float">
            <text:p>-216.08</text:p>
          </table:table-cell>
          <table:table-cell table:style-name="ce4" office:value-type="float" office:value="-215.7" calcext:value-type="float">
            <text:p>-215.70</text:p>
          </table:table-cell>
          <table:table-cell table:style-name="ce4" office:value-type="float" office:value="-216.19" calcext:value-type="float">
            <text:p>-216.19</text:p>
          </table:table-cell>
          <table:table-cell table:style-name="ce4" office:value-type="float" office:value="-215.5" calcext:value-type="float">
            <text:p>-215.50</text:p>
          </table:table-cell>
          <table:table-cell table:style-name="ce4" office:value-type="float" office:value="-215.814" calcext:value-type="float">
            <text:p>-215.81</text:p>
          </table:table-cell>
          <table:table-cell table:number-columns-repeated="1016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4" table:formula="of:=[.C36]/[.$C$146]" office:value-type="float" office:value="0.734497026917095" calcext:value-type="float">
            <text:p>0.73</text:p>
          </table:table-cell>
          <table:table-cell table:style-name="ce4" table:formula="of:=AVERAGE([.D36:.H36])" office:value-type="float" office:value="-223.5546" calcext:value-type="float">
            <text:p>-223.55</text:p>
          </table:table-cell>
          <table:table-cell table:style-name="ce4" office:value-type="float" office:value="-223.64" calcext:value-type="float">
            <text:p>-223.64</text:p>
          </table:table-cell>
          <table:table-cell table:style-name="ce4" office:value-type="float" office:value="-224.68" calcext:value-type="float">
            <text:p>-224.68</text:p>
          </table:table-cell>
          <table:table-cell table:style-name="ce4" office:value-type="float" office:value="-223.5" calcext:value-type="float">
            <text:p>-223.50</text:p>
          </table:table-cell>
          <table:table-cell table:style-name="ce4" office:value-type="float" office:value="-222.6" calcext:value-type="float">
            <text:p>-222.60</text:p>
          </table:table-cell>
          <table:table-cell table:style-name="ce4" office:value-type="float" office:value="-223.353" calcext:value-type="float">
            <text:p>-223.35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4" table:formula="of:=[.C37]/[.$C$146]" office:value-type="float" office:value="0.758323087932155" calcext:value-type="float">
            <text:p>0.76</text:p>
          </table:table-cell>
          <table:table-cell table:style-name="ce4" table:formula="of:=AVERAGE([.D37:.H37])" office:value-type="float" office:value="-230.8064" calcext:value-type="float">
            <text:p>-230.81</text:p>
          </table:table-cell>
          <table:table-cell table:style-name="ce4" office:value-type="float" office:value="-231.11" calcext:value-type="float">
            <text:p>-231.11</text:p>
          </table:table-cell>
          <table:table-cell table:style-name="ce4" office:value-type="float" office:value="-229.79" calcext:value-type="float">
            <text:p>-229.79</text:p>
          </table:table-cell>
          <table:table-cell table:style-name="ce4" office:value-type="float" office:value="-231.68" calcext:value-type="float">
            <text:p>-231.68</text:p>
          </table:table-cell>
          <table:table-cell table:style-name="ce4" office:value-type="float" office:value="-230.1" calcext:value-type="float">
            <text:p>-230.10</text:p>
          </table:table-cell>
          <table:table-cell table:style-name="ce4" office:value-type="float" office:value="-231.352" calcext:value-type="float">
            <text:p>-231.35</text:p>
          </table:table-cell>
          <table:table-cell table:number-columns-repeated="1016"/>
        </table:table-row>
        <table:table-row table:style-name="ro1">
          <table:table-cell table:style-name="ce2" office:value-type="float" office:value="6.199" calcext:value-type="float">
            <text:p>6.2</text:p>
          </table:table-cell>
          <table:table-cell table:style-name="ce4" table:formula="of:=[.C38]/[.$C$146]" office:value-type="float" office:value="0.775237035104654" calcext:value-type="float">
            <text:p>0.78</text:p>
          </table:table-cell>
          <table:table-cell table:style-name="ce4" table:formula="of:=AVERAGE([.D38:.H38])" office:value-type="float" office:value="-235.9544" calcext:value-type="float">
            <text:p>-235.95</text:p>
          </table:table-cell>
          <table:table-cell table:style-name="ce4" office:value-type="float" office:value="-237.13" calcext:value-type="float">
            <text:p>-237.13</text:p>
          </table:table-cell>
          <table:table-cell table:style-name="ce4" office:value-type="float" office:value="-235.74" calcext:value-type="float">
            <text:p>-235.74</text:p>
          </table:table-cell>
          <table:table-cell table:style-name="ce4" office:value-type="float" office:value="-235.6" calcext:value-type="float">
            <text:p>-235.60</text:p>
          </table:table-cell>
          <table:table-cell table:style-name="ce4" office:value-type="float" office:value="-234.91" calcext:value-type="float">
            <text:p>-234.91</text:p>
          </table:table-cell>
          <table:table-cell table:style-name="ce4" office:value-type="float" office:value="-236.392" calcext:value-type="float">
            <text:p>-236.39</text:p>
          </table:table-cell>
          <table:table-cell table:number-columns-repeated="1016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4" table:formula="of:=[.C39]/[.$C$146]" office:value-type="float" office:value="0.791278343510833" calcext:value-type="float">
            <text:p>0.79</text:p>
          </table:table-cell>
          <table:table-cell table:style-name="ce4" table:formula="of:=AVERAGE([.D39:.H39])" office:value-type="float" office:value="-240.8368" calcext:value-type="float">
            <text:p>-240.84</text:p>
          </table:table-cell>
          <table:table-cell table:style-name="ce4" office:value-type="float" office:value="-239.8" calcext:value-type="float">
            <text:p>-239.80</text:p>
          </table:table-cell>
          <table:table-cell table:style-name="ce4" office:value-type="float" office:value="-241" calcext:value-type="float">
            <text:p>-241.00</text:p>
          </table:table-cell>
          <table:table-cell table:style-name="ce4" office:value-type="float" office:value="-241.78" calcext:value-type="float">
            <text:p>-241.78</text:p>
          </table:table-cell>
          <table:table-cell table:style-name="ce4" office:value-type="float" office:value="-240.6" calcext:value-type="float">
            <text:p>-240.60</text:p>
          </table:table-cell>
          <table:table-cell table:style-name="ce4" office:value-type="float" office:value="-241.004" calcext:value-type="float">
            <text:p>-241.00</text:p>
          </table:table-cell>
          <table:table-cell table:number-columns-repeated="1016"/>
        </table:table-row>
        <table:table-row table:style-name="ro1">
          <table:table-cell table:style-name="ce2" office:value-type="float" office:value="6.599" calcext:value-type="float">
            <text:p>6.6</text:p>
          </table:table-cell>
          <table:table-cell table:style-name="ce4" table:formula="of:=[.C40]/[.$C$146]" office:value-type="float" office:value="0.803897436032227" calcext:value-type="float">
            <text:p>0.80</text:p>
          </table:table-cell>
          <table:table-cell table:style-name="ce4" table:formula="of:=AVERAGE([.D40:.H40])" office:value-type="float" office:value="-244.6776" calcext:value-type="float">
            <text:p>-244.68</text:p>
          </table:table-cell>
          <table:table-cell table:style-name="ce4" office:value-type="float" office:value="-244.79" calcext:value-type="float">
            <text:p>-244.79</text:p>
          </table:table-cell>
          <table:table-cell table:style-name="ce4" office:value-type="float" office:value="-246.42" calcext:value-type="float">
            <text:p>-246.42</text:p>
          </table:table-cell>
          <table:table-cell table:style-name="ce4" office:value-type="float" office:value="-245.27" calcext:value-type="float">
            <text:p>-245.27</text:p>
          </table:table-cell>
          <table:table-cell table:style-name="ce4" office:value-type="float" office:value="-243.73" calcext:value-type="float">
            <text:p>-243.73</text:p>
          </table:table-cell>
          <table:table-cell table:style-name="ce4" office:value-type="float" office:value="-243.178" calcext:value-type="float">
            <text:p>-243.18</text:p>
          </table:table-cell>
          <table:table-cell table:number-columns-repeated="1016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4" table:formula="of:=[.C41]/[.$C$146]" office:value-type="float" office:value="0.815862706586386" calcext:value-type="float">
            <text:p>0.82</text:p>
          </table:table-cell>
          <table:table-cell table:style-name="ce4" table:formula="of:=AVERAGE([.D41:.H41])" office:value-type="float" office:value="-248.3194" calcext:value-type="float">
            <text:p>-248.32</text:p>
          </table:table-cell>
          <table:table-cell table:style-name="ce4" office:value-type="float" office:value="-247.74" calcext:value-type="float">
            <text:p>-247.74</text:p>
          </table:table-cell>
          <table:table-cell table:style-name="ce4" office:value-type="float" office:value="-248.27" calcext:value-type="float">
            <text:p>-248.27</text:p>
          </table:table-cell>
          <table:table-cell table:style-name="ce4" office:value-type="float" office:value="-248.3" calcext:value-type="float">
            <text:p>-248.30</text:p>
          </table:table-cell>
          <table:table-cell table:style-name="ce4" office:value-type="float" office:value="-248.7" calcext:value-type="float">
            <text:p>-248.70</text:p>
          </table:table-cell>
          <table:table-cell table:style-name="ce4" office:value-type="float" office:value="-248.587" calcext:value-type="float">
            <text:p>-248.59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4" table:formula="of:=[.C42]/[.$C$146]" office:value-type="float" office:value="0.825718662050267" calcext:value-type="float">
            <text:p>0.83</text:p>
          </table:table-cell>
          <table:table-cell table:style-name="ce4" table:formula="of:=AVERAGE([.D42:.H42])" office:value-type="float" office:value="-251.3192" calcext:value-type="float">
            <text:p>-251.32</text:p>
          </table:table-cell>
          <table:table-cell table:style-name="ce4" office:value-type="float" office:value="-252.2" calcext:value-type="float">
            <text:p>-252.20</text:p>
          </table:table-cell>
          <table:table-cell table:style-name="ce4" office:value-type="float" office:value="-251.51" calcext:value-type="float">
            <text:p>-251.51</text:p>
          </table:table-cell>
          <table:table-cell table:style-name="ce4" office:value-type="float" office:value="-250.87" calcext:value-type="float">
            <text:p>-250.87</text:p>
          </table:table-cell>
          <table:table-cell table:style-name="ce4" office:value-type="float" office:value="-251.12" calcext:value-type="float">
            <text:p>-251.12</text:p>
          </table:table-cell>
          <table:table-cell table:style-name="ce4" office:value-type="float" office:value="-250.896" calcext:value-type="float">
            <text:p>-250.90</text:p>
          </table:table-cell>
          <table:table-cell table:number-columns-repeated="1016"/>
        </table:table-row>
        <table:table-row table:style-name="ro1">
          <table:table-cell table:style-name="ce2" office:value-type="float" office:value="7.199" calcext:value-type="float">
            <text:p>7.2</text:p>
          </table:table-cell>
          <table:table-cell table:style-name="ce4" table:formula="of:=[.C43]/[.$C$146]" office:value-type="float" office:value="0.838176763232995" calcext:value-type="float">
            <text:p>0.84</text:p>
          </table:table-cell>
          <table:table-cell table:style-name="ce4" table:formula="of:=AVERAGE([.D43:.H43])" office:value-type="float" office:value="-255.111" calcext:value-type="float">
            <text:p>-255.11</text:p>
          </table:table-cell>
          <table:table-cell table:style-name="ce4" office:value-type="float" office:value="-255.91" calcext:value-type="float">
            <text:p>-255.91</text:p>
          </table:table-cell>
          <table:table-cell table:style-name="ce4" office:value-type="float" office:value="-255.9" calcext:value-type="float">
            <text:p>-255.90</text:p>
          </table:table-cell>
          <table:table-cell table:style-name="ce4" office:value-type="float" office:value="-253.91" calcext:value-type="float">
            <text:p>-253.91</text:p>
          </table:table-cell>
          <table:table-cell table:style-name="ce4" office:value-type="float" office:value="-254.93" calcext:value-type="float">
            <text:p>-254.93</text:p>
          </table:table-cell>
          <table:table-cell table:style-name="ce4" office:value-type="float" office:value="-254.905" calcext:value-type="float">
            <text:p>-254.91</text:p>
          </table:table-cell>
          <table:table-cell table:number-columns-repeated="1016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4" table:formula="of:=[.C44]/[.$C$146]" office:value-type="float" office:value="0.8449843969823" calcext:value-type="float">
            <text:p>0.84</text:p>
          </table:table-cell>
          <table:table-cell table:style-name="ce4" table:formula="of:=AVERAGE([.D44:.H44])" office:value-type="float" office:value="-257.183" calcext:value-type="float">
            <text:p>-257.18</text:p>
          </table:table-cell>
          <table:table-cell table:style-name="ce4" office:value-type="float" office:value="-256.85" calcext:value-type="float">
            <text:p>-256.85</text:p>
          </table:table-cell>
          <table:table-cell table:style-name="ce4" office:value-type="float" office:value="-257.28" calcext:value-type="float">
            <text:p>-257.28</text:p>
          </table:table-cell>
          <table:table-cell table:style-name="ce4" office:value-type="float" office:value="-256.88" calcext:value-type="float">
            <text:p>-256.88</text:p>
          </table:table-cell>
          <table:table-cell table:style-name="ce4" office:value-type="float" office:value="-257.48" calcext:value-type="float">
            <text:p>-257.48</text:p>
          </table:table-cell>
          <table:table-cell table:style-name="ce4" office:value-type="float" office:value="-257.425" calcext:value-type="float">
            <text:p>-257.43</text:p>
          </table:table-cell>
          <table:table-cell table:number-columns-repeated="1016"/>
        </table:table-row>
        <table:table-row table:style-name="ro1">
          <table:table-cell table:style-name="ce2" office:value-type="float" office:value="7.599" calcext:value-type="float">
            <text:p>7.6</text:p>
          </table:table-cell>
          <table:table-cell table:style-name="ce4" table:formula="of:=[.C45]/[.$C$146]" office:value-type="float" office:value="0.849076205414434" calcext:value-type="float">
            <text:p>0.85</text:p>
          </table:table-cell>
          <table:table-cell table:style-name="ce4" table:formula="of:=AVERAGE([.D45:.H45])" office:value-type="float" office:value="-258.4284" calcext:value-type="float">
            <text:p>-258.43</text:p>
          </table:table-cell>
          <table:table-cell table:style-name="ce4" office:value-type="float" office:value="-258.29" calcext:value-type="float">
            <text:p>-258.29</text:p>
          </table:table-cell>
          <table:table-cell table:style-name="ce4" office:value-type="float" office:value="-258.38" calcext:value-type="float">
            <text:p>-258.38</text:p>
          </table:table-cell>
          <table:table-cell table:style-name="ce4" office:value-type="float" office:value="-257.22" calcext:value-type="float">
            <text:p>-257.22</text:p>
          </table:table-cell>
          <table:table-cell table:style-name="ce4" office:value-type="float" office:value="-258.66" calcext:value-type="float">
            <text:p>-258.66</text:p>
          </table:table-cell>
          <table:table-cell table:style-name="ce4" office:value-type="float" office:value="-259.592" calcext:value-type="float">
            <text:p>-259.59</text:p>
          </table:table-cell>
          <table:table-cell table:number-columns-repeated="1016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4" table:formula="of:=[.C46]/[.$C$146]" office:value-type="float" office:value="0.856659883126859" calcext:value-type="float">
            <text:p>0.86</text:p>
          </table:table-cell>
          <table:table-cell table:style-name="ce4" table:formula="of:=AVERAGE([.D46:.H46])" office:value-type="float" office:value="-260.7366" calcext:value-type="float">
            <text:p>-260.74</text:p>
          </table:table-cell>
          <table:table-cell table:style-name="ce4" office:value-type="float" office:value="-262.33" calcext:value-type="float">
            <text:p>-262.33</text:p>
          </table:table-cell>
          <table:table-cell table:style-name="ce4" office:value-type="float" office:value="-259.61" calcext:value-type="float">
            <text:p>-259.61</text:p>
          </table:table-cell>
          <table:table-cell table:style-name="ce4" office:value-type="float" office:value="-261.25" calcext:value-type="float">
            <text:p>-261.25</text:p>
          </table:table-cell>
          <table:table-cell table:style-name="ce4" office:value-type="float" office:value="-261.33" calcext:value-type="float">
            <text:p>-261.33</text:p>
          </table:table-cell>
          <table:table-cell table:style-name="ce4" office:value-type="float" office:value="-259.163" calcext:value-type="float">
            <text:p>-259.16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4" table:formula="of:=[.C47]/[.$C$146]" office:value-type="float" office:value="0.867075694184796" calcext:value-type="float">
            <text:p>0.87</text:p>
          </table:table-cell>
          <table:table-cell table:style-name="ce4" table:formula="of:=AVERAGE([.D47:.H47])" office:value-type="float" office:value="-263.9068" calcext:value-type="float">
            <text:p>-263.91</text:p>
          </table:table-cell>
          <table:table-cell table:style-name="ce4" office:value-type="float" office:value="-265.66" calcext:value-type="float">
            <text:p>-265.66</text:p>
          </table:table-cell>
          <table:table-cell table:style-name="ce4" office:value-type="float" office:value="-263.44" calcext:value-type="float">
            <text:p>-263.44</text:p>
          </table:table-cell>
          <table:table-cell table:style-name="ce4" office:value-type="float" office:value="-262.84" calcext:value-type="float">
            <text:p>-262.84</text:p>
          </table:table-cell>
          <table:table-cell table:style-name="ce4" office:value-type="float" office:value="-263.37" calcext:value-type="float">
            <text:p>-263.37</text:p>
          </table:table-cell>
          <table:table-cell table:style-name="ce4" office:value-type="float" office:value="-264.224" calcext:value-type="float">
            <text:p>-264.22</text:p>
          </table:table-cell>
          <table:table-cell table:number-columns-repeated="1016"/>
        </table:table-row>
        <table:table-row table:style-name="ro1">
          <table:table-cell table:style-name="ce2" office:value-type="float" office:value="8.199" calcext:value-type="float">
            <text:p>8.2</text:p>
          </table:table-cell>
          <table:table-cell table:style-name="ce4" table:formula="of:=[.C48]/[.$C$146]" office:value-type="float" office:value="0.873375383832921" calcext:value-type="float">
            <text:p>0.87</text:p>
          </table:table-cell>
          <table:table-cell table:style-name="ce4" table:formula="of:=AVERAGE([.D48:.H48])" office:value-type="float" office:value="-265.8242" calcext:value-type="float">
            <text:p>-265.82</text:p>
          </table:table-cell>
          <table:table-cell table:style-name="ce4" office:value-type="float" office:value="-264.59" calcext:value-type="float">
            <text:p>-264.59</text:p>
          </table:table-cell>
          <table:table-cell table:style-name="ce4" office:value-type="float" office:value="-266.6" calcext:value-type="float">
            <text:p>-266.60</text:p>
          </table:table-cell>
          <table:table-cell table:style-name="ce4" office:value-type="float" office:value="-265.78" calcext:value-type="float">
            <text:p>-265.78</text:p>
          </table:table-cell>
          <table:table-cell table:style-name="ce4" office:value-type="float" office:value="-266.77" calcext:value-type="float">
            <text:p>-266.77</text:p>
          </table:table-cell>
          <table:table-cell table:style-name="ce4" office:value-type="float" office:value="-265.381" calcext:value-type="float">
            <text:p>-265.38</text:p>
          </table:table-cell>
          <table:table-cell table:number-columns-repeated="1016"/>
        </table:table-row>
        <table:table-row table:style-name="ro1">
          <table:table-cell table:style-name="ce2" office:value-type="float" office:value="8.399" calcext:value-type="float">
            <text:p>8.4</text:p>
          </table:table-cell>
          <table:table-cell table:style-name="ce4" table:formula="of:=[.C49]/[.$C$146]" office:value-type="float" office:value="0.879403688081581" calcext:value-type="float">
            <text:p>0.88</text:p>
          </table:table-cell>
          <table:table-cell table:style-name="ce4" table:formula="of:=AVERAGE([.D49:.H49])" office:value-type="float" office:value="-267.659" calcext:value-type="float">
            <text:p>-267.66</text:p>
          </table:table-cell>
          <table:table-cell table:style-name="ce4" office:value-type="float" office:value="-268.48" calcext:value-type="float">
            <text:p>-268.48</text:p>
          </table:table-cell>
          <table:table-cell table:style-name="ce4" office:value-type="float" office:value="-266.07" calcext:value-type="float">
            <text:p>-266.07</text:p>
          </table:table-cell>
          <table:table-cell table:style-name="ce4" office:value-type="float" office:value="-268.2" calcext:value-type="float">
            <text:p>-268.20</text:p>
          </table:table-cell>
          <table:table-cell table:style-name="ce4" office:value-type="float" office:value="-264.85" calcext:value-type="float">
            <text:p>-264.85</text:p>
          </table:table-cell>
          <table:table-cell table:style-name="ce4" office:value-type="float" office:value="-270.695" calcext:value-type="float">
            <text:p>-270.70</text:p>
          </table:table-cell>
          <table:table-cell table:number-columns-repeated="1016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4" table:formula="of:=[.C50]/[.$C$146]" office:value-type="float" office:value="0.879518681894914" calcext:value-type="float">
            <text:p>0.88</text:p>
          </table:table-cell>
          <table:table-cell table:style-name="ce4" table:formula="of:=AVERAGE([.D50:.H50])" office:value-type="float" office:value="-267.694" calcext:value-type="float">
            <text:p>-267.69</text:p>
          </table:table-cell>
          <table:table-cell table:style-name="ce4" office:value-type="float" office:value="-270.97" calcext:value-type="float">
            <text:p>-270.97</text:p>
          </table:table-cell>
          <table:table-cell table:style-name="ce4" office:value-type="float" office:value="-269.35" calcext:value-type="float">
            <text:p>-269.35</text:p>
          </table:table-cell>
          <table:table-cell table:style-name="ce4" office:value-type="float" office:value="-266.61" calcext:value-type="float">
            <text:p>-266.61</text:p>
          </table:table-cell>
          <table:table-cell table:style-name="ce4" office:value-type="float" office:value="-265.53" calcext:value-type="float">
            <text:p>-265.53</text:p>
          </table:table-cell>
          <table:table-cell table:style-name="ce4" office:value-type="float" office:value="-266.01" calcext:value-type="float">
            <text:p>-266.01</text:p>
          </table:table-cell>
          <table:table-cell table:number-columns-repeated="1016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4" table:formula="of:=[.C51]/[.$C$146]" office:value-type="float" office:value="0.889541542665005" calcext:value-type="float">
            <text:p>0.89</text:p>
          </table:table-cell>
          <table:table-cell table:style-name="ce4" table:formula="of:=AVERAGE([.D51:.H51])" office:value-type="float" office:value="-270.7446" calcext:value-type="float">
            <text:p>-270.74</text:p>
          </table:table-cell>
          <table:table-cell table:style-name="ce4" office:value-type="float" office:value="-268.31" calcext:value-type="float">
            <text:p>-268.31</text:p>
          </table:table-cell>
          <table:table-cell table:style-name="ce4" office:value-type="float" office:value="-273.84" calcext:value-type="float">
            <text:p>-273.84</text:p>
          </table:table-cell>
          <table:table-cell table:style-name="ce4" office:value-type="float" office:value="-271.14" calcext:value-type="float">
            <text:p>-271.14</text:p>
          </table:table-cell>
          <table:table-cell table:style-name="ce4" office:value-type="float" office:value="-269.09" calcext:value-type="float">
            <text:p>-269.09</text:p>
          </table:table-cell>
          <table:table-cell table:style-name="ce4" office:value-type="float" office:value="-271.343" calcext:value-type="float">
            <text:p>-271.34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4" table:formula="of:=[.C52]/[.$C$146]" office:value-type="float" office:value="0.890104683796583" calcext:value-type="float">
            <text:p>0.89</text:p>
          </table:table-cell>
          <table:table-cell table:style-name="ce4" table:formula="of:=AVERAGE([.D52:.H52])" office:value-type="float" office:value="-270.916" calcext:value-type="float">
            <text:p>-270.92</text:p>
          </table:table-cell>
          <table:table-cell table:style-name="ce4" office:value-type="float" office:value="-271.77" calcext:value-type="float">
            <text:p>-271.77</text:p>
          </table:table-cell>
          <table:table-cell table:style-name="ce4" office:value-type="float" office:value="-272.77" calcext:value-type="float">
            <text:p>-272.77</text:p>
          </table:table-cell>
          <table:table-cell table:style-name="ce4" office:value-type="float" office:value="-271.54" calcext:value-type="float">
            <text:p>-271.54</text:p>
          </table:table-cell>
          <table:table-cell table:style-name="ce4" office:value-type="float" office:value="-269.15" calcext:value-type="float">
            <text:p>-269.15</text:p>
          </table:table-cell>
          <table:table-cell table:style-name="ce4" office:value-type="float" office:value="-269.35" calcext:value-type="float">
            <text:p>-269.35</text:p>
          </table:table-cell>
          <table:table-cell table:number-columns-repeated="1016"/>
        </table:table-row>
        <table:table-row table:style-name="ro1">
          <table:table-cell table:style-name="ce2" office:value-type="float" office:value="9.199" calcext:value-type="float">
            <text:p>9.2</text:p>
          </table:table-cell>
          <table:table-cell table:style-name="ce4" table:formula="of:=[.C53]/[.$C$146]" office:value-type="float" office:value="0.89218640037166" calcext:value-type="float">
            <text:p>0.89</text:p>
          </table:table-cell>
          <table:table-cell table:style-name="ce4" table:formula="of:=AVERAGE([.D53:.H53])" office:value-type="float" office:value="-271.5496" calcext:value-type="float">
            <text:p>-271.55</text:p>
          </table:table-cell>
          <table:table-cell table:style-name="ce4" office:value-type="float" office:value="-273.3" calcext:value-type="float">
            <text:p>-273.30</text:p>
          </table:table-cell>
          <table:table-cell table:style-name="ce4" office:value-type="float" office:value="-268.26" calcext:value-type="float">
            <text:p>-268.26</text:p>
          </table:table-cell>
          <table:table-cell table:style-name="ce4" office:value-type="float" office:value="-270.32" calcext:value-type="float">
            <text:p>-270.32</text:p>
          </table:table-cell>
          <table:table-cell table:style-name="ce4" office:value-type="float" office:value="-273.52" calcext:value-type="float">
            <text:p>-273.52</text:p>
          </table:table-cell>
          <table:table-cell table:style-name="ce4" office:value-type="float" office:value="-272.348" calcext:value-type="float">
            <text:p>-272.35</text:p>
          </table:table-cell>
          <table:table-cell table:number-columns-repeated="1016"/>
        </table:table-row>
        <table:table-row table:style-name="ro1">
          <table:table-cell table:style-name="ce2" office:value-type="float" office:value="9.399" calcext:value-type="float">
            <text:p>9.4</text:p>
          </table:table-cell>
          <table:table-cell table:style-name="ce4" table:formula="of:=[.C54]/[.$C$146]" office:value-type="float" office:value="0.902212546679274" calcext:value-type="float">
            <text:p>0.90</text:p>
          </table:table-cell>
          <table:table-cell table:style-name="ce4" table:formula="of:=AVERAGE([.D54:.H54])" office:value-type="float" office:value="-274.6012" calcext:value-type="float">
            <text:p>-274.60</text:p>
          </table:table-cell>
          <table:table-cell table:style-name="ce4" office:value-type="float" office:value="-274.55" calcext:value-type="float">
            <text:p>-274.55</text:p>
          </table:table-cell>
          <table:table-cell table:style-name="ce4" office:value-type="float" office:value="-273.92" calcext:value-type="float">
            <text:p>-273.92</text:p>
          </table:table-cell>
          <table:table-cell table:style-name="ce4" office:value-type="float" office:value="-274.39" calcext:value-type="float">
            <text:p>-274.39</text:p>
          </table:table-cell>
          <table:table-cell table:style-name="ce4" office:value-type="float" office:value="-275.84" calcext:value-type="float">
            <text:p>-275.84</text:p>
          </table:table-cell>
          <table:table-cell table:style-name="ce4" office:value-type="float" office:value="-274.306" calcext:value-type="float">
            <text:p>-274.31</text:p>
          </table:table-cell>
          <table:table-cell table:number-columns-repeated="1016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4" table:formula="of:=[.C55]/[.$C$146]" office:value-type="float" office:value="0.902451733811007" calcext:value-type="float">
            <text:p>0.90</text:p>
          </table:table-cell>
          <table:table-cell table:style-name="ce4" table:formula="of:=AVERAGE([.D55:.H55])" office:value-type="float" office:value="-274.674" calcext:value-type="float">
            <text:p>-274.67</text:p>
          </table:table-cell>
          <table:table-cell table:style-name="ce4" office:value-type="float" office:value="-275.39" calcext:value-type="float">
            <text:p>-275.39</text:p>
          </table:table-cell>
          <table:table-cell table:style-name="ce4" office:value-type="float" office:value="-273.5" calcext:value-type="float">
            <text:p>-273.50</text:p>
          </table:table-cell>
          <table:table-cell table:style-name="ce4" office:value-type="float" office:value="-277.17" calcext:value-type="float">
            <text:p>-277.17</text:p>
          </table:table-cell>
          <table:table-cell table:style-name="ce4" office:value-type="float" office:value="-273.29" calcext:value-type="float">
            <text:p>-273.29</text:p>
          </table:table-cell>
          <table:table-cell table:style-name="ce4" office:value-type="float" office:value="-274.02" calcext:value-type="float">
            <text:p>-274.02</text:p>
          </table:table-cell>
          <table:table-cell table:number-columns-repeated="1016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4" table:formula="of:=[.C56]/[.$C$146]" office:value-type="float" office:value="0.901291939065107" calcext:value-type="float">
            <text:p>0.90</text:p>
          </table:table-cell>
          <table:table-cell table:style-name="ce4" table:formula="of:=AVERAGE([.D56:.H56])" office:value-type="float" office:value="-274.321" calcext:value-type="float">
            <text:p>-274.32</text:p>
          </table:table-cell>
          <table:table-cell table:style-name="ce4" office:value-type="float" office:value="-275.17" calcext:value-type="float">
            <text:p>-275.17</text:p>
          </table:table-cell>
          <table:table-cell table:style-name="ce4" office:value-type="float" office:value="-272.29" calcext:value-type="float">
            <text:p>-272.29</text:p>
          </table:table-cell>
          <table:table-cell table:style-name="ce4" office:value-type="float" office:value="-273.09" calcext:value-type="float">
            <text:p>-273.09</text:p>
          </table:table-cell>
          <table:table-cell table:style-name="ce4" office:value-type="float" office:value="-276.3" calcext:value-type="float">
            <text:p>-276.30</text:p>
          </table:table-cell>
          <table:table-cell table:style-name="ce4" office:value-type="float" office:value="-274.755" calcext:value-type="float">
            <text:p>-274.76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4" table:formula="of:=[.C57]/[.$C$146]" office:value-type="float" office:value="0.905224070373585" calcext:value-type="float">
            <text:p>0.91</text:p>
          </table:table-cell>
          <table:table-cell table:style-name="ce4" table:formula="of:=AVERAGE([.D57:.H57])" office:value-type="float" office:value="-275.5178" calcext:value-type="float">
            <text:p>-275.52</text:p>
          </table:table-cell>
          <table:table-cell table:style-name="ce4" office:value-type="float" office:value="-275.06" calcext:value-type="float">
            <text:p>-275.06</text:p>
          </table:table-cell>
          <table:table-cell table:style-name="ce4" office:value-type="float" office:value="-274.62" calcext:value-type="float">
            <text:p>-274.62</text:p>
          </table:table-cell>
          <table:table-cell table:style-name="ce4" office:value-type="float" office:value="-276.06" calcext:value-type="float">
            <text:p>-276.06</text:p>
          </table:table-cell>
          <table:table-cell table:style-name="ce4" office:value-type="float" office:value="-275.2" calcext:value-type="float">
            <text:p>-275.20</text:p>
          </table:table-cell>
          <table:table-cell table:style-name="ce4" office:value-type="float" office:value="-276.649" calcext:value-type="float">
            <text:p>-276.65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.0</text:p>
          </table:table-cell>
          <table:table-cell table:style-name="ce4" table:formula="of:=[.C58]/[.$C$146]" office:value-type="float" office:value="0.920771233936186" calcext:value-type="float">
            <text:p>0.92</text:p>
          </table:table-cell>
          <table:table-cell table:style-name="ce4" table:formula="of:=AVERAGE([.D58:.H58])" office:value-type="float" office:value="-280.2498" calcext:value-type="float">
            <text:p>-280.25</text:p>
          </table:table-cell>
          <table:table-cell table:style-name="ce4" office:value-type="float" office:value="-280.16" calcext:value-type="float">
            <text:p>-280.16</text:p>
          </table:table-cell>
          <table:table-cell table:style-name="ce4" office:value-type="float" office:value="-279.8" calcext:value-type="float">
            <text:p>-279.80</text:p>
          </table:table-cell>
          <table:table-cell table:style-name="ce4" office:value-type="float" office:value="-279.2" calcext:value-type="float">
            <text:p>-279.20</text:p>
          </table:table-cell>
          <table:table-cell table:style-name="ce4" office:value-type="float" office:value="-282.6" calcext:value-type="float">
            <text:p>-282.60</text:p>
          </table:table-cell>
          <table:table-cell table:style-name="ce4" office:value-type="float" office:value="-279.489" calcext:value-type="float">
            <text:p>-279.49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.0</text:p>
          </table:table-cell>
          <table:table-cell table:style-name="ce4" table:formula="of:=[.C59]/[.$C$146]" office:value-type="float" office:value="0.924241418668819" calcext:value-type="float">
            <text:p>0.92</text:p>
          </table:table-cell>
          <table:table-cell table:style-name="ce4" table:formula="of:=AVERAGE([.D59:.H59])" office:value-type="float" office:value="-281.306" calcext:value-type="float">
            <text:p>-281.31</text:p>
          </table:table-cell>
          <table:table-cell table:style-name="ce4" office:value-type="float" office:value="-279.4" calcext:value-type="float">
            <text:p>-279.40</text:p>
          </table:table-cell>
          <table:table-cell table:style-name="ce4" office:value-type="float" office:value="-282.07" calcext:value-type="float">
            <text:p>-282.07</text:p>
          </table:table-cell>
          <table:table-cell table:style-name="ce4" office:value-type="float" office:value="-283.29" calcext:value-type="float">
            <text:p>-283.29</text:p>
          </table:table-cell>
          <table:table-cell table:style-name="ce4" office:value-type="float" office:value="-280.65" calcext:value-type="float">
            <text:p>-280.65</text:p>
          </table:table-cell>
          <table:table-cell table:style-name="ce4" office:value-type="float" office:value="-281.12" calcext:value-type="float">
            <text:p>-281.12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.0</text:p>
          </table:table-cell>
          <table:table-cell table:style-name="ce4" table:formula="of:=[.C60]/[.$C$146]" office:value-type="float" office:value="0.937223891640344" calcext:value-type="float">
            <text:p>0.94</text:p>
          </table:table-cell>
          <table:table-cell table:style-name="ce4" table:formula="of:=AVERAGE([.D60:.H60])" office:value-type="float" office:value="-285.2574" calcext:value-type="float">
            <text:p>-285.26</text:p>
          </table:table-cell>
          <table:table-cell table:style-name="ce4" office:value-type="float" office:value="-282.78" calcext:value-type="float">
            <text:p>-282.78</text:p>
          </table:table-cell>
          <table:table-cell table:style-name="ce4" office:value-type="float" office:value="-288.49" calcext:value-type="float">
            <text:p>-288.49</text:p>
          </table:table-cell>
          <table:table-cell table:style-name="ce4" office:value-type="float" office:value="-285.35" calcext:value-type="float">
            <text:p>-285.35</text:p>
          </table:table-cell>
          <table:table-cell table:style-name="ce4" office:value-type="float" office:value="-282.65" calcext:value-type="float">
            <text:p>-282.65</text:p>
          </table:table-cell>
          <table:table-cell table:style-name="ce4" office:value-type="float" office:value="-287.017" calcext:value-type="float">
            <text:p>-287.02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.0</text:p>
          </table:table-cell>
          <table:table-cell table:style-name="ce4" table:formula="of:=[.C61]/[.$C$146]" office:value-type="float" office:value="0.939979143407799" calcext:value-type="float">
            <text:p>0.94</text:p>
          </table:table-cell>
          <table:table-cell table:style-name="ce4" table:formula="of:=AVERAGE([.D61:.H61])" office:value-type="float" office:value="-286.096" calcext:value-type="float">
            <text:p>-286.10</text:p>
          </table:table-cell>
          <table:table-cell table:style-name="ce4" office:value-type="float" office:value="-286.8" calcext:value-type="float">
            <text:p>-286.80</text:p>
          </table:table-cell>
          <table:table-cell table:style-name="ce4" office:value-type="float" office:value="-284.31" calcext:value-type="float">
            <text:p>-284.31</text:p>
          </table:table-cell>
          <table:table-cell table:style-name="ce4" office:value-type="float" office:value="-287.2" calcext:value-type="float">
            <text:p>-287.20</text:p>
          </table:table-cell>
          <table:table-cell table:style-name="ce4" office:value-type="float" office:value="-285.33" calcext:value-type="float">
            <text:p>-285.33</text:p>
          </table:table-cell>
          <table:table-cell table:style-name="ce4" office:value-type="float" office:value="-286.84" calcext:value-type="float">
            <text:p>-286.84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.0</text:p>
          </table:table-cell>
          <table:table-cell table:style-name="ce4" table:formula="of:=[.C62]/[.$C$146]" office:value-type="float" office:value="0.948984801760522" calcext:value-type="float">
            <text:p>0.95</text:p>
          </table:table-cell>
          <table:table-cell table:style-name="ce4" table:formula="of:=AVERAGE([.D62:.H62])" office:value-type="float" office:value="-288.837" calcext:value-type="float">
            <text:p>-288.84</text:p>
          </table:table-cell>
          <table:table-cell table:style-name="ce4" office:value-type="float" office:value="-290.1" calcext:value-type="float">
            <text:p>-290.10</text:p>
          </table:table-cell>
          <table:table-cell table:style-name="ce4" office:value-type="float" office:value="-288.34" calcext:value-type="float">
            <text:p>-288.34</text:p>
          </table:table-cell>
          <table:table-cell table:style-name="ce4" office:value-type="float" office:value="-287.88" calcext:value-type="float">
            <text:p>-287.88</text:p>
          </table:table-cell>
          <table:table-cell table:style-name="ce4" office:value-type="float" office:value="-289.9" calcext:value-type="float">
            <text:p>-289.90</text:p>
          </table:table-cell>
          <table:table-cell table:style-name="ce4" office:value-type="float" office:value="-287.965" calcext:value-type="float">
            <text:p>-287.97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.0</text:p>
          </table:table-cell>
          <table:table-cell table:style-name="ce4" table:formula="of:=[.C63]/[.$C$146]" office:value-type="float" office:value="0.947348604073672" calcext:value-type="float">
            <text:p>0.95</text:p>
          </table:table-cell>
          <table:table-cell table:style-name="ce4" table:formula="of:=AVERAGE([.D63:.H63])" office:value-type="float" office:value="-288.339" calcext:value-type="float">
            <text:p>-288.34</text:p>
          </table:table-cell>
          <table:table-cell table:style-name="ce4" office:value-type="float" office:value="-287.35" calcext:value-type="float">
            <text:p>-287.35</text:p>
          </table:table-cell>
          <table:table-cell table:style-name="ce4" office:value-type="float" office:value="-289.32" calcext:value-type="float">
            <text:p>-289.32</text:p>
          </table:table-cell>
          <table:table-cell table:style-name="ce4" office:value-type="float" office:value="-286.59" calcext:value-type="float">
            <text:p>-286.59</text:p>
          </table:table-cell>
          <table:table-cell table:style-name="ce4" office:value-type="float" office:value="-291" calcext:value-type="float">
            <text:p>-291.00</text:p>
          </table:table-cell>
          <table:table-cell table:style-name="ce4" office:value-type="float" office:value="-287.435" calcext:value-type="float">
            <text:p>-287.44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.0</text:p>
          </table:table-cell>
          <table:table-cell table:style-name="ce4" table:formula="of:=[.C64]/[.$C$146]" office:value-type="float" office:value="0.958438607431492" calcext:value-type="float">
            <text:p>0.96</text:p>
          </table:table-cell>
          <table:table-cell table:style-name="ce4" table:formula="of:=AVERAGE([.D64:.H64])" office:value-type="float" office:value="-291.7144" calcext:value-type="float">
            <text:p>-291.71</text:p>
          </table:table-cell>
          <table:table-cell table:style-name="ce4" office:value-type="float" office:value="-292.2" calcext:value-type="float">
            <text:p>-292.20</text:p>
          </table:table-cell>
          <table:table-cell table:style-name="ce4" office:value-type="float" office:value="-292.56" calcext:value-type="float">
            <text:p>-292.56</text:p>
          </table:table-cell>
          <table:table-cell table:style-name="ce4" office:value-type="float" office:value="-289.7" calcext:value-type="float">
            <text:p>-289.70</text:p>
          </table:table-cell>
          <table:table-cell table:style-name="ce4" office:value-type="float" office:value="-291.89" calcext:value-type="float">
            <text:p>-291.89</text:p>
          </table:table-cell>
          <table:table-cell table:style-name="ce4" office:value-type="float" office:value="-292.222" calcext:value-type="float">
            <text:p>-292.22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.0</text:p>
          </table:table-cell>
          <table:table-cell table:style-name="ce4" table:formula="of:=[.C65]/[.$C$146]" office:value-type="float" office:value="0.955415255802095" calcext:value-type="float">
            <text:p>0.96</text:p>
          </table:table-cell>
          <table:table-cell table:style-name="ce4" table:formula="of:=AVERAGE([.D65:.H65])" office:value-type="float" office:value="-290.7942" calcext:value-type="float">
            <text:p>-290.79</text:p>
          </table:table-cell>
          <table:table-cell table:style-name="ce4" office:value-type="float" office:value="-291" calcext:value-type="float">
            <text:p>-291.00</text:p>
          </table:table-cell>
          <table:table-cell table:style-name="ce4" office:value-type="float" office:value="-292.48" calcext:value-type="float">
            <text:p>-292.48</text:p>
          </table:table-cell>
          <table:table-cell table:style-name="ce4" office:value-type="float" office:value="-292.85" calcext:value-type="float">
            <text:p>-292.85</text:p>
          </table:table-cell>
          <table:table-cell table:style-name="ce4" office:value-type="float" office:value="-287.03" calcext:value-type="float">
            <text:p>-287.03</text:p>
          </table:table-cell>
          <table:table-cell table:style-name="ce4" office:value-type="float" office:value="-290.611" calcext:value-type="float">
            <text:p>-290.61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.0</text:p>
          </table:table-cell>
          <table:table-cell table:style-name="ce4" table:formula="of:=[.C66]/[.$C$146]" office:value-type="float" office:value="0.955876545270436" calcext:value-type="float">
            <text:p>0.96</text:p>
          </table:table-cell>
          <table:table-cell table:style-name="ce4" table:formula="of:=AVERAGE([.D66:.H66])" office:value-type="float" office:value="-290.9346" calcext:value-type="float">
            <text:p>-290.93</text:p>
          </table:table-cell>
          <table:table-cell table:style-name="ce4" office:value-type="float" office:value="-289.33" calcext:value-type="float">
            <text:p>-289.33</text:p>
          </table:table-cell>
          <table:table-cell table:style-name="ce4" office:value-type="float" office:value="-291.15" calcext:value-type="float">
            <text:p>-291.15</text:p>
          </table:table-cell>
          <table:table-cell table:style-name="ce4" office:value-type="float" office:value="-291.71" calcext:value-type="float">
            <text:p>-291.71</text:p>
          </table:table-cell>
          <table:table-cell table:style-name="ce4" office:value-type="float" office:value="-291" calcext:value-type="float">
            <text:p>-291.00</text:p>
          </table:table-cell>
          <table:table-cell table:style-name="ce4" office:value-type="float" office:value="-291.483" calcext:value-type="float">
            <text:p>-291.48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.0</text:p>
          </table:table-cell>
          <table:table-cell table:style-name="ce4" table:formula="of:=[.C67]/[.$C$146]" office:value-type="float" office:value="0.961140633491061" calcext:value-type="float">
            <text:p>0.96</text:p>
          </table:table-cell>
          <table:table-cell table:style-name="ce4" table:formula="of:=AVERAGE([.D67:.H67])" office:value-type="float" office:value="-292.5368" calcext:value-type="float">
            <text:p>-292.54</text:p>
          </table:table-cell>
          <table:table-cell table:style-name="ce4" office:value-type="float" office:value="-294.6" calcext:value-type="float">
            <text:p>-294.60</text:p>
          </table:table-cell>
          <table:table-cell table:style-name="ce4" office:value-type="float" office:value="-291.03" calcext:value-type="float">
            <text:p>-291.03</text:p>
          </table:table-cell>
          <table:table-cell table:style-name="ce4" office:value-type="float" office:value="-290.68" calcext:value-type="float">
            <text:p>-290.68</text:p>
          </table:table-cell>
          <table:table-cell table:style-name="ce4" office:value-type="float" office:value="-293.15" calcext:value-type="float">
            <text:p>-293.15</text:p>
          </table:table-cell>
          <table:table-cell table:style-name="ce4" office:value-type="float" office:value="-293.224" calcext:value-type="float">
            <text:p>-293.22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.0</text:p>
          </table:table-cell>
          <table:table-cell table:style-name="ce4" table:formula="of:=[.C68]/[.$C$146]" office:value-type="float" office:value="0.967454122396786" calcext:value-type="float">
            <text:p>0.97</text:p>
          </table:table-cell>
          <table:table-cell table:style-name="ce4" table:formula="of:=AVERAGE([.D68:.H68])" office:value-type="float" office:value="-294.4584" calcext:value-type="float">
            <text:p>-294.46</text:p>
          </table:table-cell>
          <table:table-cell table:style-name="ce4" office:value-type="float" office:value="-296.87" calcext:value-type="float">
            <text:p>-296.87</text:p>
          </table:table-cell>
          <table:table-cell table:style-name="ce4" office:value-type="float" office:value="-294.35" calcext:value-type="float">
            <text:p>-294.35</text:p>
          </table:table-cell>
          <table:table-cell table:style-name="ce4" office:value-type="float" office:value="-291.34" calcext:value-type="float">
            <text:p>-291.34</text:p>
          </table:table-cell>
          <table:table-cell table:style-name="ce4" office:value-type="float" office:value="-295.71" calcext:value-type="float">
            <text:p>-295.71</text:p>
          </table:table-cell>
          <table:table-cell table:style-name="ce4" office:value-type="float" office:value="-294.022" calcext:value-type="float">
            <text:p>-294.02</text:p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.0</text:p>
          </table:table-cell>
          <table:table-cell table:style-name="ce4" table:formula="of:=[.C69]/[.$C$146]" office:value-type="float" office:value="0.961816797113458" calcext:value-type="float">
            <text:p>0.96</text:p>
          </table:table-cell>
          <table:table-cell table:style-name="ce4" table:formula="of:=AVERAGE([.D69:.H69])" office:value-type="float" office:value="-292.7426" calcext:value-type="float">
            <text:p>-292.74</text:p>
          </table:table-cell>
          <table:table-cell table:style-name="ce4" office:value-type="float" office:value="-292.69" calcext:value-type="float">
            <text:p>-292.69</text:p>
          </table:table-cell>
          <table:table-cell table:style-name="ce4" office:value-type="float" office:value="-294.01" calcext:value-type="float">
            <text:p>-294.01</text:p>
          </table:table-cell>
          <table:table-cell table:style-name="ce4" office:value-type="float" office:value="-291.75" calcext:value-type="float">
            <text:p>-291.75</text:p>
          </table:table-cell>
          <table:table-cell table:style-name="ce4" office:value-type="float" office:value="-290.82" calcext:value-type="float">
            <text:p>-290.82</text:p>
          </table:table-cell>
          <table:table-cell table:style-name="ce4" office:value-type="float" office:value="-294.443" calcext:value-type="float">
            <text:p>-294.44</text:p>
          </table:table-cell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.0</text:p>
          </table:table-cell>
          <table:table-cell table:style-name="ce4" table:formula="of:=[.C70]/[.$C$146]" office:value-type="float" office:value="0.969620605839977" calcext:value-type="float">
            <text:p>0.97</text:p>
          </table:table-cell>
          <table:table-cell table:style-name="ce4" table:formula="of:=AVERAGE([.D70:.H70])" office:value-type="float" office:value="-295.1178" calcext:value-type="float">
            <text:p>-295.12</text:p>
          </table:table-cell>
          <table:table-cell table:style-name="ce4" office:value-type="float" office:value="-293.2" calcext:value-type="float">
            <text:p>-293.20</text:p>
          </table:table-cell>
          <table:table-cell table:style-name="ce4" office:value-type="float" office:value="-296.36" calcext:value-type="float">
            <text:p>-296.36</text:p>
          </table:table-cell>
          <table:table-cell table:style-name="ce4" office:value-type="float" office:value="-293.31" calcext:value-type="float">
            <text:p>-293.31</text:p>
          </table:table-cell>
          <table:table-cell table:style-name="ce4" office:value-type="float" office:value="-296.07" calcext:value-type="float">
            <text:p>-296.07</text:p>
          </table:table-cell>
          <table:table-cell table:style-name="ce4" office:value-type="float" office:value="-296.649" calcext:value-type="float">
            <text:p>-296.65</text:p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.0</text:p>
          </table:table-cell>
          <table:table-cell table:style-name="ce4" table:formula="of:=[.C71]/[.$C$146]" office:value-type="float" office:value="0.971448021810712" calcext:value-type="float">
            <text:p>0.97</text:p>
          </table:table-cell>
          <table:table-cell table:style-name="ce4" table:formula="of:=AVERAGE([.D71:.H71])" office:value-type="float" office:value="-295.674" calcext:value-type="float">
            <text:p>-295.67</text:p>
          </table:table-cell>
          <table:table-cell table:style-name="ce4" office:value-type="float" office:value="-293.18" calcext:value-type="float">
            <text:p>-293.18</text:p>
          </table:table-cell>
          <table:table-cell table:style-name="ce4" office:value-type="float" office:value="-294.36" calcext:value-type="float">
            <text:p>-294.36</text:p>
          </table:table-cell>
          <table:table-cell table:style-name="ce4" office:value-type="float" office:value="-297.86" calcext:value-type="float">
            <text:p>-297.86</text:p>
          </table:table-cell>
          <table:table-cell table:style-name="ce4" office:value-type="float" office:value="-294.7" calcext:value-type="float">
            <text:p>-294.70</text:p>
          </table:table-cell>
          <table:table-cell table:style-name="ce4" office:value-type="float" office:value="-298.27" calcext:value-type="float">
            <text:p>-298.27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.0</text:p>
          </table:table-cell>
          <table:table-cell table:style-name="ce4" table:formula="of:=[.C72]/[.$C$146]" office:value-type="float" office:value="0.972871973773525" calcext:value-type="float">
            <text:p>0.97</text:p>
          </table:table-cell>
          <table:table-cell table:style-name="ce4" table:formula="of:=AVERAGE([.D72:.H72])" office:value-type="float" office:value="-296.1074" calcext:value-type="float">
            <text:p>-296.11</text:p>
          </table:table-cell>
          <table:table-cell table:style-name="ce4" office:value-type="float" office:value="-294.85" calcext:value-type="float">
            <text:p>-294.85</text:p>
          </table:table-cell>
          <table:table-cell table:style-name="ce4" office:value-type="float" office:value="-296.44" calcext:value-type="float">
            <text:p>-296.44</text:p>
          </table:table-cell>
          <table:table-cell table:style-name="ce4" office:value-type="float" office:value="-293.51" calcext:value-type="float">
            <text:p>-293.51</text:p>
          </table:table-cell>
          <table:table-cell table:style-name="ce4" office:value-type="float" office:value="-297.72" calcext:value-type="float">
            <text:p>-297.72</text:p>
          </table:table-cell>
          <table:table-cell table:style-name="ce4" office:value-type="float" office:value="-298.017" calcext:value-type="float">
            <text:p>-298.02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.0</text:p>
          </table:table-cell>
          <table:table-cell table:style-name="ce4" table:formula="of:=[.C73]/[.$C$146]" office:value-type="float" office:value="0.972458653153032" calcext:value-type="float">
            <text:p>0.97</text:p>
          </table:table-cell>
          <table:table-cell table:style-name="ce4" table:formula="of:=AVERAGE([.D73:.H73])" office:value-type="float" office:value="-295.9816" calcext:value-type="float">
            <text:p>-295.98</text:p>
          </table:table-cell>
          <table:table-cell table:style-name="ce4" office:value-type="float" office:value="-299.7" calcext:value-type="float">
            <text:p>-299.70</text:p>
          </table:table-cell>
          <table:table-cell table:style-name="ce4" office:value-type="float" office:value="-291.45" calcext:value-type="float">
            <text:p>-291.45</text:p>
          </table:table-cell>
          <table:table-cell table:style-name="ce4" office:value-type="float" office:value="-298.55" calcext:value-type="float">
            <text:p>-298.55</text:p>
          </table:table-cell>
          <table:table-cell table:style-name="ce4" office:value-type="float" office:value="-296.34" calcext:value-type="float">
            <text:p>-296.34</text:p>
          </table:table-cell>
          <table:table-cell table:style-name="ce4" office:value-type="float" office:value="-293.868" calcext:value-type="float">
            <text:p>-293.87</text:p>
          </table:table-cell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.0</text:p>
          </table:table-cell>
          <table:table-cell table:style-name="ce4" table:formula="of:=[.C74]/[.$C$146]" office:value-type="float" office:value="0.971856085571168" calcext:value-type="float">
            <text:p>0.97</text:p>
          </table:table-cell>
          <table:table-cell table:style-name="ce4" table:formula="of:=AVERAGE([.D74:.H74])" office:value-type="float" office:value="-295.7982" calcext:value-type="float">
            <text:p>-295.80</text:p>
          </table:table-cell>
          <table:table-cell table:style-name="ce4" office:value-type="float" office:value="-297.75" calcext:value-type="float">
            <text:p>-297.75</text:p>
          </table:table-cell>
          <table:table-cell table:style-name="ce4" office:value-type="float" office:value="-294.15" calcext:value-type="float">
            <text:p>-294.15</text:p>
          </table:table-cell>
          <table:table-cell table:style-name="ce4" office:value-type="float" office:value="-295.23" calcext:value-type="float">
            <text:p>-295.23</text:p>
          </table:table-cell>
          <table:table-cell table:style-name="ce4" office:value-type="float" office:value="-296.21" calcext:value-type="float">
            <text:p>-296.21</text:p>
          </table:table-cell>
          <table:table-cell table:style-name="ce4" office:value-type="float" office:value="-295.651" calcext:value-type="float">
            <text:p>-295.65</text:p>
          </table:table-cell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.0</text:p>
          </table:table-cell>
          <table:table-cell table:style-name="ce4" table:formula="of:=[.C75]/[.$C$146]" office:value-type="float" office:value="0.97276486525025" calcext:value-type="float">
            <text:p>0.97</text:p>
          </table:table-cell>
          <table:table-cell table:style-name="ce4" table:formula="of:=AVERAGE([.D75:.H75])" office:value-type="float" office:value="-296.0748" calcext:value-type="float">
            <text:p>-296.07</text:p>
          </table:table-cell>
          <table:table-cell table:style-name="ce4" office:value-type="float" office:value="-294.76" calcext:value-type="float">
            <text:p>-294.76</text:p>
          </table:table-cell>
          <table:table-cell table:style-name="ce4" office:value-type="float" office:value="-297.33" calcext:value-type="float">
            <text:p>-297.33</text:p>
          </table:table-cell>
          <table:table-cell table:style-name="ce4" office:value-type="float" office:value="-296.4" calcext:value-type="float">
            <text:p>-296.40</text:p>
          </table:table-cell>
          <table:table-cell table:style-name="ce4" office:value-type="float" office:value="-295.3" calcext:value-type="float">
            <text:p>-295.30</text:p>
          </table:table-cell>
          <table:table-cell table:style-name="ce4" office:value-type="float" office:value="-296.584" calcext:value-type="float">
            <text:p>-296.58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.0</text:p>
          </table:table-cell>
          <table:table-cell table:style-name="ce4" table:formula="of:=[.C76]/[.$C$146]" office:value-type="float" office:value="0.976838931779756" calcext:value-type="float">
            <text:p>0.98</text:p>
          </table:table-cell>
          <table:table-cell table:style-name="ce4" table:formula="of:=AVERAGE([.D76:.H76])" office:value-type="float" office:value="-297.3148" calcext:value-type="float">
            <text:p>-297.31</text:p>
          </table:table-cell>
          <table:table-cell table:style-name="ce4" office:value-type="float" office:value="-290.86" calcext:value-type="float">
            <text:p>-290.86</text:p>
          </table:table-cell>
          <table:table-cell table:style-name="ce4" office:value-type="float" office:value="-298.76" calcext:value-type="float">
            <text:p>-298.76</text:p>
          </table:table-cell>
          <table:table-cell table:style-name="ce4" office:value-type="float" office:value="-299.6" calcext:value-type="float">
            <text:p>-299.60</text:p>
          </table:table-cell>
          <table:table-cell table:style-name="ce4" office:value-type="float" office:value="-298.8" calcext:value-type="float">
            <text:p>-298.80</text:p>
          </table:table-cell>
          <table:table-cell table:style-name="ce4" office:value-type="float" office:value="-298.554" calcext:value-type="float">
            <text:p>-298.55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.0</text:p>
          </table:table-cell>
          <table:table-cell table:style-name="ce4" table:formula="of:=[.C77]/[.$C$146]" office:value-type="float" office:value="0.978724830318415" calcext:value-type="float">
            <text:p>0.98</text:p>
          </table:table-cell>
          <table:table-cell table:style-name="ce4" table:formula="of:=AVERAGE([.D77:.H77])" office:value-type="float" office:value="-297.8888" calcext:value-type="float">
            <text:p>-297.89</text:p>
          </table:table-cell>
          <table:table-cell table:style-name="ce4" office:value-type="float" office:value="-300.56" calcext:value-type="float">
            <text:p>-300.56</text:p>
          </table:table-cell>
          <table:table-cell table:style-name="ce4" office:value-type="float" office:value="-294.49" calcext:value-type="float">
            <text:p>-294.49</text:p>
          </table:table-cell>
          <table:table-cell table:style-name="ce4" office:value-type="float" office:value="-297.66" calcext:value-type="float">
            <text:p>-297.66</text:p>
          </table:table-cell>
          <table:table-cell table:style-name="ce4" office:value-type="float" office:value="-295.88" calcext:value-type="float">
            <text:p>-295.88</text:p>
          </table:table-cell>
          <table:table-cell table:style-name="ce4" office:value-type="float" office:value="-300.854" calcext:value-type="float">
            <text:p>-300.85</text:p>
          </table:table-cell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.0</text:p>
          </table:table-cell>
          <table:table-cell table:style-name="ce4" table:formula="of:=[.C78]/[.$C$146]" office:value-type="float" office:value="0.97846330153152" calcext:value-type="float">
            <text:p>0.98</text:p>
          </table:table-cell>
          <table:table-cell table:style-name="ce4" table:formula="of:=AVERAGE([.D78:.H78])" office:value-type="float" office:value="-297.8092" calcext:value-type="float">
            <text:p>-297.81</text:p>
          </table:table-cell>
          <table:table-cell table:style-name="ce4" office:value-type="float" office:value="-297.12" calcext:value-type="float">
            <text:p>-297.12</text:p>
          </table:table-cell>
          <table:table-cell table:style-name="ce4" office:value-type="float" office:value="-294.72" calcext:value-type="float">
            <text:p>-294.72</text:p>
          </table:table-cell>
          <table:table-cell table:style-name="ce4" office:value-type="float" office:value="-298" calcext:value-type="float">
            <text:p>-298.00</text:p>
          </table:table-cell>
          <table:table-cell table:style-name="ce4" office:value-type="float" office:value="-301.58" calcext:value-type="float">
            <text:p>-301.58</text:p>
          </table:table-cell>
          <table:table-cell table:style-name="ce4" office:value-type="float" office:value="-297.626" calcext:value-type="float">
            <text:p>-297.63</text:p>
          </table:table-cell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.0</text:p>
          </table:table-cell>
          <table:table-cell table:style-name="ce4" table:formula="of:=[.C79]/[.$C$146]" office:value-type="float" office:value="0.978801054788967" calcext:value-type="float">
            <text:p>0.98</text:p>
          </table:table-cell>
          <table:table-cell table:style-name="ce4" table:formula="of:=AVERAGE([.D79:.H79])" office:value-type="float" office:value="-297.912" calcext:value-type="float">
            <text:p>-297.91</text:p>
          </table:table-cell>
          <table:table-cell table:style-name="ce4" office:value-type="float" office:value="-297.9" calcext:value-type="float">
            <text:p>-297.90</text:p>
          </table:table-cell>
          <table:table-cell table:style-name="ce4" office:value-type="float" office:value="-296.48" calcext:value-type="float">
            <text:p>-296.48</text:p>
          </table:table-cell>
          <table:table-cell table:style-name="ce4" office:value-type="float" office:value="-297.79" calcext:value-type="float">
            <text:p>-297.79</text:p>
          </table:table-cell>
          <table:table-cell table:style-name="ce4" office:value-type="float" office:value="-301.05" calcext:value-type="float">
            <text:p>-301.05</text:p>
          </table:table-cell>
          <table:table-cell table:style-name="ce4" office:value-type="float" office:value="-296.34" calcext:value-type="float">
            <text:p>-296.34</text:p>
          </table:table-cell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.0</text:p>
          </table:table-cell>
          <table:table-cell table:style-name="ce4" table:formula="of:=[.C80]/[.$C$146]" office:value-type="float" office:value="0.974246642673481" calcext:value-type="float">
            <text:p>0.97</text:p>
          </table:table-cell>
          <table:table-cell table:style-name="ce4" table:formula="of:=AVERAGE([.D80:.H80])" office:value-type="float" office:value="-296.5258" calcext:value-type="float">
            <text:p>-296.53</text:p>
          </table:table-cell>
          <table:table-cell table:style-name="ce4" office:value-type="float" office:value="-297" calcext:value-type="float">
            <text:p>-297.00</text:p>
          </table:table-cell>
          <table:table-cell table:style-name="ce4" office:value-type="float" office:value="-296.65" calcext:value-type="float">
            <text:p>-296.65</text:p>
          </table:table-cell>
          <table:table-cell table:style-name="ce4" office:value-type="float" office:value="-293.85" calcext:value-type="float">
            <text:p>-293.85</text:p>
          </table:table-cell>
          <table:table-cell table:style-name="ce4" office:value-type="float" office:value="-295.29" calcext:value-type="float">
            <text:p>-295.29</text:p>
          </table:table-cell>
          <table:table-cell table:style-name="ce4" office:value-type="float" office:value="-299.839" calcext:value-type="float">
            <text:p>-299.84</text:p>
          </table:table-cell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.0</text:p>
          </table:table-cell>
          <table:table-cell table:style-name="ce4" table:formula="of:=[.C81]/[.$C$146]" office:value-type="float" office:value="0.976510378027376" calcext:value-type="float">
            <text:p>0.98</text:p>
          </table:table-cell>
          <table:table-cell table:style-name="ce4" table:formula="of:=AVERAGE([.D81:.H81])" office:value-type="float" office:value="-297.2148" calcext:value-type="float">
            <text:p>-297.21</text:p>
          </table:table-cell>
          <table:table-cell table:style-name="ce4" office:value-type="float" office:value="-301.41" calcext:value-type="float">
            <text:p>-301.41</text:p>
          </table:table-cell>
          <table:table-cell table:style-name="ce4" office:value-type="float" office:value="-296.38" calcext:value-type="float">
            <text:p>-296.38</text:p>
          </table:table-cell>
          <table:table-cell table:style-name="ce4" office:value-type="float" office:value="-294.12" calcext:value-type="float">
            <text:p>-294.12</text:p>
          </table:table-cell>
          <table:table-cell table:style-name="ce4" office:value-type="float" office:value="-296.97" calcext:value-type="float">
            <text:p>-296.97</text:p>
          </table:table-cell>
          <table:table-cell table:style-name="ce4" office:value-type="float" office:value="-297.194" calcext:value-type="float">
            <text:p>-297.19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.0</text:p>
          </table:table-cell>
          <table:table-cell table:style-name="ce4" table:formula="of:=[.C82]/[.$C$146]" office:value-type="float" office:value="0.975099568214659" calcext:value-type="float">
            <text:p>0.98</text:p>
          </table:table-cell>
          <table:table-cell table:style-name="ce4" table:formula="of:=AVERAGE([.D82:.H82])" office:value-type="float" office:value="-296.7854" calcext:value-type="float">
            <text:p>-296.79</text:p>
          </table:table-cell>
          <table:table-cell table:style-name="ce4" office:value-type="float" office:value="-297.49" calcext:value-type="float">
            <text:p>-297.49</text:p>
          </table:table-cell>
          <table:table-cell table:style-name="ce4" office:value-type="float" office:value="-291.8" calcext:value-type="float">
            <text:p>-291.80</text:p>
          </table:table-cell>
          <table:table-cell table:style-name="ce4" office:value-type="float" office:value="-297.39" calcext:value-type="float">
            <text:p>-297.39</text:p>
          </table:table-cell>
          <table:table-cell table:style-name="ce4" office:value-type="float" office:value="-298.6" calcext:value-type="float">
            <text:p>-298.60</text:p>
          </table:table-cell>
          <table:table-cell table:style-name="ce4" office:value-type="float" office:value="-298.647" calcext:value-type="float">
            <text:p>-298.65</text:p>
          </table:table-cell>
          <table:table-cell table:number-columns-repeated="1016"/>
        </table:table-row>
        <table:table-row table:style-name="ro1">
          <table:table-cell table:style-name="ce2" office:value-type="float" office:value="52" calcext:value-type="float">
            <text:p>52.0</text:p>
          </table:table-cell>
          <table:table-cell table:style-name="ce4" table:formula="of:=[.C83]/[.$C$146]" office:value-type="float" office:value="0.975944608465779" calcext:value-type="float">
            <text:p>0.98</text:p>
          </table:table-cell>
          <table:table-cell table:style-name="ce4" table:formula="of:=AVERAGE([.D83:.H83])" office:value-type="float" office:value="-297.0426" calcext:value-type="float">
            <text:p>-297.04</text:p>
          </table:table-cell>
          <table:table-cell table:style-name="ce4" office:value-type="float" office:value="-298.38" calcext:value-type="float">
            <text:p>-298.38</text:p>
          </table:table-cell>
          <table:table-cell table:style-name="ce4" office:value-type="float" office:value="-294.75" calcext:value-type="float">
            <text:p>-294.75</text:p>
          </table:table-cell>
          <table:table-cell table:style-name="ce4" office:value-type="float" office:value="-298.51" calcext:value-type="float">
            <text:p>-298.51</text:p>
          </table:table-cell>
          <table:table-cell table:style-name="ce4" office:value-type="float" office:value="-298.62" calcext:value-type="float">
            <text:p>-298.62</text:p>
          </table:table-cell>
          <table:table-cell table:style-name="ce4" office:value-type="float" office:value="-294.953" calcext:value-type="float">
            <text:p>-294.95</text:p>
          </table:table-cell>
          <table:table-cell table:number-columns-repeated="1016"/>
        </table:table-row>
        <table:table-row table:style-name="ro1">
          <table:table-cell table:style-name="ce2" office:value-type="float" office:value="54" calcext:value-type="float">
            <text:p>54.0</text:p>
          </table:table-cell>
          <table:table-cell table:style-name="ce4" table:formula="of:=[.C84]/[.$C$146]" office:value-type="float" office:value="0.972323289007051" calcext:value-type="float">
            <text:p>0.97</text:p>
          </table:table-cell>
          <table:table-cell table:style-name="ce4" table:formula="of:=AVERAGE([.D84:.H84])" office:value-type="float" office:value="-295.9404" calcext:value-type="float">
            <text:p>-295.94</text:p>
          </table:table-cell>
          <table:table-cell table:style-name="ce4" office:value-type="float" office:value="-293.83" calcext:value-type="float">
            <text:p>-293.83</text:p>
          </table:table-cell>
          <table:table-cell table:style-name="ce4" office:value-type="float" office:value="-297.19" calcext:value-type="float">
            <text:p>-297.19</text:p>
          </table:table-cell>
          <table:table-cell table:style-name="ce4" office:value-type="float" office:value="-298.85" calcext:value-type="float">
            <text:p>-298.85</text:p>
          </table:table-cell>
          <table:table-cell table:style-name="ce4" office:value-type="float" office:value="-296.01" calcext:value-type="float">
            <text:p>-296.01</text:p>
          </table:table-cell>
          <table:table-cell table:style-name="ce4" office:value-type="float" office:value="-293.822" calcext:value-type="float">
            <text:p>-293.82</text:p>
          </table:table-cell>
          <table:table-cell table:number-columns-repeated="1016"/>
        </table:table-row>
        <table:table-row table:style-name="ro1">
          <table:table-cell table:style-name="ce2" office:value-type="float" office:value="56" calcext:value-type="float">
            <text:p>56.0</text:p>
          </table:table-cell>
          <table:table-cell table:style-name="ce4" table:formula="of:=[.C85]/[.$C$146]" office:value-type="float" office:value="0.979205833011898" calcext:value-type="float">
            <text:p>0.98</text:p>
          </table:table-cell>
          <table:table-cell table:style-name="ce4" table:formula="of:=AVERAGE([.D85:.H85])" office:value-type="float" office:value="-298.0352" calcext:value-type="float">
            <text:p>-298.04</text:p>
          </table:table-cell>
          <table:table-cell table:style-name="ce4" office:value-type="float" office:value="-297.97" calcext:value-type="float">
            <text:p>-297.97</text:p>
          </table:table-cell>
          <table:table-cell table:style-name="ce4" office:value-type="float" office:value="-297.1" calcext:value-type="float">
            <text:p>-297.10</text:p>
          </table:table-cell>
          <table:table-cell table:style-name="ce4" office:value-type="float" office:value="-301.16" calcext:value-type="float">
            <text:p>-301.16</text:p>
          </table:table-cell>
          <table:table-cell table:style-name="ce4" office:value-type="float" office:value="-295.52" calcext:value-type="float">
            <text:p>-295.52</text:p>
          </table:table-cell>
          <table:table-cell table:style-name="ce4" office:value-type="float" office:value="-298.426" calcext:value-type="float">
            <text:p>-298.43</text:p>
          </table:table-cell>
          <table:table-cell table:number-columns-repeated="1016"/>
        </table:table-row>
        <table:table-row table:style-name="ro1">
          <table:table-cell table:style-name="ce2" office:value-type="float" office:value="58" calcext:value-type="float">
            <text:p>58.0</text:p>
          </table:table-cell>
          <table:table-cell table:style-name="ce4" table:formula="of:=[.C86]/[.$C$146]" office:value-type="float" office:value="0.982493998965713" calcext:value-type="float">
            <text:p>0.98</text:p>
          </table:table-cell>
          <table:table-cell table:style-name="ce4" table:formula="of:=AVERAGE([.D86:.H86])" office:value-type="float" office:value="-299.036" calcext:value-type="float">
            <text:p>-299.04</text:p>
          </table:table-cell>
          <table:table-cell table:style-name="ce4" office:value-type="float" office:value="-299.22" calcext:value-type="float">
            <text:p>-299.22</text:p>
          </table:table-cell>
          <table:table-cell table:style-name="ce4" office:value-type="float" office:value="-301.31" calcext:value-type="float">
            <text:p>-301.31</text:p>
          </table:table-cell>
          <table:table-cell table:style-name="ce4" office:value-type="float" office:value="-300.14" calcext:value-type="float">
            <text:p>-300.14</text:p>
          </table:table-cell>
          <table:table-cell table:style-name="ce4" office:value-type="float" office:value="-296.58" calcext:value-type="float">
            <text:p>-296.58</text:p>
          </table:table-cell>
          <table:table-cell table:style-name="ce4" office:value-type="float" office:value="-297.93" calcext:value-type="float">
            <text:p>-297.93</text:p>
          </table:table-cell>
          <table:table-cell table:number-columns-repeated="1016"/>
        </table:table-row>
        <table:table-row table:style-name="ro1">
          <table:table-cell table:style-name="ce2" office:value-type="float" office:value="60" calcext:value-type="float">
            <text:p>60.0</text:p>
          </table:table-cell>
          <table:table-cell table:style-name="ce4" table:formula="of:=[.C87]/[.$C$146]" office:value-type="float" office:value="0.970060210760661" calcext:value-type="float">
            <text:p>0.97</text:p>
          </table:table-cell>
          <table:table-cell table:style-name="ce4" table:formula="of:=AVERAGE([.D87:.H87])" office:value-type="float" office:value="-295.2516" calcext:value-type="float">
            <text:p>-295.25</text:p>
          </table:table-cell>
          <table:table-cell table:style-name="ce4" office:value-type="float" office:value="-294.12" calcext:value-type="float">
            <text:p>-294.12</text:p>
          </table:table-cell>
          <table:table-cell table:style-name="ce4" office:value-type="float" office:value="-295.34" calcext:value-type="float">
            <text:p>-295.34</text:p>
          </table:table-cell>
          <table:table-cell table:style-name="ce4" office:value-type="float" office:value="-295.03" calcext:value-type="float">
            <text:p>-295.03</text:p>
          </table:table-cell>
          <table:table-cell table:style-name="ce4" office:value-type="float" office:value="-297.5" calcext:value-type="float">
            <text:p>-297.50</text:p>
          </table:table-cell>
          <table:table-cell table:style-name="ce4" office:value-type="float" office:value="-294.268" calcext:value-type="float">
            <text:p>-294.27</text:p>
          </table:table-cell>
          <table:table-cell table:number-columns-repeated="1016"/>
        </table:table-row>
        <table:table-row table:style-name="ro1">
          <table:table-cell table:style-name="ce2" office:value-type="float" office:value="65" calcext:value-type="float">
            <text:p>65.0</text:p>
          </table:table-cell>
          <table:table-cell table:style-name="ce4" table:formula="of:=[.C88]/[.$C$146]" office:value-type="float" office:value="0.979069154650908" calcext:value-type="float">
            <text:p>0.98</text:p>
          </table:table-cell>
          <table:table-cell table:style-name="ce4" table:formula="of:=AVERAGE([.D88:.H88])" office:value-type="float" office:value="-297.9936" calcext:value-type="float">
            <text:p>-297.99</text:p>
          </table:table-cell>
          <table:table-cell table:style-name="ce4" office:value-type="float" office:value="-299.26" calcext:value-type="float">
            <text:p>-299.26</text:p>
          </table:table-cell>
          <table:table-cell table:style-name="ce4" office:value-type="float" office:value="-300.31" calcext:value-type="float">
            <text:p>-300.31</text:p>
          </table:table-cell>
          <table:table-cell table:style-name="ce4" office:value-type="float" office:value="-293.63" calcext:value-type="float">
            <text:p>-293.63</text:p>
          </table:table-cell>
          <table:table-cell table:style-name="ce4" office:value-type="float" office:value="-297.15" calcext:value-type="float">
            <text:p>-297.15</text:p>
          </table:table-cell>
          <table:table-cell table:style-name="ce4" office:value-type="float" office:value="-299.618" calcext:value-type="float">
            <text:p>-299.62</text:p>
          </table:table-cell>
          <table:table-cell table:number-columns-repeated="1016"/>
        </table:table-row>
        <table:table-row table:style-name="ro1">
          <table:table-cell table:style-name="ce2" office:value-type="float" office:value="70" calcext:value-type="float">
            <text:p>70.0</text:p>
          </table:table-cell>
          <table:table-cell table:style-name="ce4" table:formula="of:=[.C89]/[.$C$146]" office:value-type="float" office:value="0.980893942191624" calcext:value-type="float">
            <text:p>0.98</text:p>
          </table:table-cell>
          <table:table-cell table:style-name="ce4" table:formula="of:=AVERAGE([.D89:.H89])" office:value-type="float" office:value="-298.549" calcext:value-type="float">
            <text:p>-298.55</text:p>
          </table:table-cell>
          <table:table-cell table:style-name="ce4" office:value-type="float" office:value="-298.76" calcext:value-type="float">
            <text:p>-298.76</text:p>
          </table:table-cell>
          <table:table-cell table:style-name="ce4" office:value-type="float" office:value="-297.22" calcext:value-type="float">
            <text:p>-297.22</text:p>
          </table:table-cell>
          <table:table-cell table:style-name="ce4" office:value-type="float" office:value="-297.99" calcext:value-type="float">
            <text:p>-297.99</text:p>
          </table:table-cell>
          <table:table-cell table:style-name="ce4" office:value-type="float" office:value="-299.56" calcext:value-type="float">
            <text:p>-299.56</text:p>
          </table:table-cell>
          <table:table-cell table:style-name="ce4" office:value-type="float" office:value="-299.215" calcext:value-type="float">
            <text:p>-299.22</text:p>
          </table:table-cell>
          <table:table-cell table:number-columns-repeated="1016"/>
        </table:table-row>
        <table:table-row table:style-name="ro1">
          <table:table-cell table:style-name="ce2" office:value-type="float" office:value="75" calcext:value-type="float">
            <text:p>75.0</text:p>
          </table:table-cell>
          <table:table-cell table:style-name="ce4" table:formula="of:=[.C90]/[.$C$146]" office:value-type="float" office:value="0.980270347169608" calcext:value-type="float">
            <text:p>0.98</text:p>
          </table:table-cell>
          <table:table-cell table:style-name="ce4" table:formula="of:=AVERAGE([.D90:.H90])" office:value-type="float" office:value="-298.3592" calcext:value-type="float">
            <text:p>-298.36</text:p>
          </table:table-cell>
          <table:table-cell table:style-name="ce4" office:value-type="float" office:value="-296.91" calcext:value-type="float">
            <text:p>-296.91</text:p>
          </table:table-cell>
          <table:table-cell table:style-name="ce4" office:value-type="float" office:value="-296.3" calcext:value-type="float">
            <text:p>-296.30</text:p>
          </table:table-cell>
          <table:table-cell table:style-name="ce4" office:value-type="float" office:value="-300.66" calcext:value-type="float">
            <text:p>-300.66</text:p>
          </table:table-cell>
          <table:table-cell table:style-name="ce4" office:value-type="float" office:value="-297.41" calcext:value-type="float">
            <text:p>-297.41</text:p>
          </table:table-cell>
          <table:table-cell table:style-name="ce4" office:value-type="float" office:value="-300.516" calcext:value-type="float">
            <text:p>-300.52</text:p>
          </table:table-cell>
          <table:table-cell table:number-columns-repeated="1016"/>
        </table:table-row>
        <table:table-row table:style-name="ro1">
          <table:table-cell table:style-name="ce2" office:value-type="float" office:value="80" calcext:value-type="float">
            <text:p>80.0</text:p>
          </table:table-cell>
          <table:table-cell table:style-name="ce4" table:formula="of:=[.C91]/[.$C$146]" office:value-type="float" office:value="0.983090652580034" calcext:value-type="float">
            <text:p>0.98</text:p>
          </table:table-cell>
          <table:table-cell table:style-name="ce4" table:formula="of:=AVERAGE([.D91:.H91])" office:value-type="float" office:value="-299.2176" calcext:value-type="float">
            <text:p>-299.22</text:p>
          </table:table-cell>
          <table:table-cell table:style-name="ce4" office:value-type="float" office:value="-294.6" calcext:value-type="float">
            <text:p>-294.60</text:p>
          </table:table-cell>
          <table:table-cell table:style-name="ce4" office:value-type="float" office:value="-299.74" calcext:value-type="float">
            <text:p>-299.74</text:p>
          </table:table-cell>
          <table:table-cell table:style-name="ce4" office:value-type="float" office:value="-303.83" calcext:value-type="float">
            <text:p>-303.83</text:p>
          </table:table-cell>
          <table:table-cell table:style-name="ce4" office:value-type="float" office:value="-298.8" calcext:value-type="float">
            <text:p>-298.80</text:p>
          </table:table-cell>
          <table:table-cell table:style-name="ce4" office:value-type="float" office:value="-299.118" calcext:value-type="float">
            <text:p>-299.12</text:p>
          </table:table-cell>
          <table:table-cell table:number-columns-repeated="1016"/>
        </table:table-row>
        <table:table-row table:style-name="ro1">
          <table:table-cell table:style-name="ce2" office:value-type="float" office:value="85" calcext:value-type="float">
            <text:p>85.0</text:p>
          </table:table-cell>
          <table:table-cell table:style-name="ce4" table:formula="of:=[.C92]/[.$C$146]" office:value-type="float" office:value="0.985311018838615" calcext:value-type="float">
            <text:p>0.99</text:p>
          </table:table-cell>
          <table:table-cell table:style-name="ce4" table:formula="of:=AVERAGE([.D92:.H92])" office:value-type="float" office:value="-299.8934" calcext:value-type="float">
            <text:p>-299.89</text:p>
          </table:table-cell>
          <table:table-cell table:style-name="ce4" office:value-type="float" office:value="-300.67" calcext:value-type="float">
            <text:p>-300.67</text:p>
          </table:table-cell>
          <table:table-cell table:style-name="ce4" office:value-type="float" office:value="-298.8" calcext:value-type="float">
            <text:p>-298.80</text:p>
          </table:table-cell>
          <table:table-cell table:style-name="ce4" office:value-type="float" office:value="-301.73" calcext:value-type="float">
            <text:p>-301.73</text:p>
          </table:table-cell>
          <table:table-cell table:style-name="ce4" office:value-type="float" office:value="-302.3" calcext:value-type="float">
            <text:p>-302.30</text:p>
          </table:table-cell>
          <table:table-cell table:style-name="ce4" office:value-type="float" office:value="-295.967" calcext:value-type="float">
            <text:p>-295.97</text:p>
          </table:table-cell>
          <table:table-cell table:number-columns-repeated="1016"/>
        </table:table-row>
        <table:table-row table:style-name="ro1">
          <table:table-cell table:style-name="ce2" office:value-type="float" office:value="90" calcext:value-type="float">
            <text:p>90.0</text:p>
          </table:table-cell>
          <table:table-cell table:style-name="ce4" table:formula="of:=[.C93]/[.$C$146]" office:value-type="float" office:value="0.981144957258442" calcext:value-type="float">
            <text:p>0.98</text:p>
          </table:table-cell>
          <table:table-cell table:style-name="ce4" table:formula="of:=AVERAGE([.D93:.H93])" office:value-type="float" office:value="-298.6254" calcext:value-type="float">
            <text:p>-298.63</text:p>
          </table:table-cell>
          <table:table-cell table:style-name="ce4" office:value-type="float" office:value="-294.4" calcext:value-type="float">
            <text:p>-294.40</text:p>
          </table:table-cell>
          <table:table-cell table:style-name="ce4" office:value-type="float" office:value="-300.57" calcext:value-type="float">
            <text:p>-300.57</text:p>
          </table:table-cell>
          <table:table-cell table:style-name="ce4" office:value-type="float" office:value="-302.9" calcext:value-type="float">
            <text:p>-302.90</text:p>
          </table:table-cell>
          <table:table-cell table:style-name="ce4" office:value-type="float" office:value="-294.48" calcext:value-type="float">
            <text:p>-294.48</text:p>
          </table:table-cell>
          <table:table-cell table:style-name="ce4" office:value-type="float" office:value="-300.777" calcext:value-type="float">
            <text:p>-300.78</text:p>
          </table:table-cell>
          <table:table-cell table:number-columns-repeated="1016"/>
        </table:table-row>
        <table:table-row table:style-name="ro1">
          <table:table-cell table:style-name="ce2" office:value-type="float" office:value="95" calcext:value-type="float">
            <text:p>95.0</text:p>
          </table:table-cell>
          <table:table-cell table:style-name="ce4" table:formula="of:=[.C94]/[.$C$146]" office:value-type="float" office:value="0.981763295420421" calcext:value-type="float">
            <text:p>0.98</text:p>
          </table:table-cell>
          <table:table-cell table:style-name="ce4" table:formula="of:=AVERAGE([.D94:.H94])" office:value-type="float" office:value="-298.8136" calcext:value-type="float">
            <text:p>-298.81</text:p>
          </table:table-cell>
          <table:table-cell table:style-name="ce4" office:value-type="float" office:value="-298.49" calcext:value-type="float">
            <text:p>-298.49</text:p>
          </table:table-cell>
          <table:table-cell table:style-name="ce4" office:value-type="float" office:value="-296.2" calcext:value-type="float">
            <text:p>-296.20</text:p>
          </table:table-cell>
          <table:table-cell table:style-name="ce4" office:value-type="float" office:value="-295.52" calcext:value-type="float">
            <text:p>-295.52</text:p>
          </table:table-cell>
          <table:table-cell table:style-name="ce4" office:value-type="float" office:value="-299.4" calcext:value-type="float">
            <text:p>-299.40</text:p>
          </table:table-cell>
          <table:table-cell table:style-name="ce4" office:value-type="float" office:value="-304.458" calcext:value-type="float">
            <text:p>-304.46</text:p>
          </table:table-cell>
          <table:table-cell table:number-columns-repeated="1016"/>
        </table:table-row>
        <table:table-row table:style-name="ro1">
          <table:table-cell table:style-name="ce2" office:value-type="float" office:value="100" calcext:value-type="float">
            <text:p>100.0</text:p>
          </table:table-cell>
          <table:table-cell table:style-name="ce4" table:formula="of:=[.C95]/[.$C$146]" office:value-type="float" office:value="0.986705400963714" calcext:value-type="float">
            <text:p>0.99</text:p>
          </table:table-cell>
          <table:table-cell table:style-name="ce4" table:formula="of:=AVERAGE([.D95:.H95])" office:value-type="float" office:value="-300.3178" calcext:value-type="float">
            <text:p>-300.32</text:p>
          </table:table-cell>
          <table:table-cell table:style-name="ce4" office:value-type="float" office:value="-300.22" calcext:value-type="float">
            <text:p>-300.22</text:p>
          </table:table-cell>
          <table:table-cell table:style-name="ce4" office:value-type="float" office:value="-301.31" calcext:value-type="float">
            <text:p>-301.31</text:p>
          </table:table-cell>
          <table:table-cell table:style-name="ce4" office:value-type="float" office:value="-301.19" calcext:value-type="float">
            <text:p>-301.19</text:p>
          </table:table-cell>
          <table:table-cell table:style-name="ce4" office:value-type="float" office:value="-300.35" calcext:value-type="float">
            <text:p>-300.35</text:p>
          </table:table-cell>
          <table:table-cell table:style-name="ce4" office:value-type="float" office:value="-298.519" calcext:value-type="float">
            <text:p>-298.52</text:p>
          </table:table-cell>
          <table:table-cell table:number-columns-repeated="1016"/>
        </table:table-row>
        <table:table-row table:style-name="ro1">
          <table:table-cell table:style-name="ce2" office:value-type="float" office:value="110" calcext:value-type="float">
            <text:p>110.0</text:p>
          </table:table-cell>
          <table:table-cell table:style-name="ce4" table:formula="of:=[.C96]/[.$C$146]" office:value-type="float" office:value="0.983853554393059" calcext:value-type="float">
            <text:p>0.98</text:p>
          </table:table-cell>
          <table:table-cell table:style-name="ce4" table:formula="of:=AVERAGE([.D96:.H96])" office:value-type="float" office:value="-299.4498" calcext:value-type="float">
            <text:p>-299.45</text:p>
          </table:table-cell>
          <table:table-cell table:style-name="ce4" office:value-type="float" office:value="-298.96" calcext:value-type="float">
            <text:p>-298.96</text:p>
          </table:table-cell>
          <table:table-cell table:style-name="ce4" office:value-type="float" office:value="-295.12" calcext:value-type="float">
            <text:p>-295.12</text:p>
          </table:table-cell>
          <table:table-cell table:style-name="ce4" office:value-type="float" office:value="-301.38" calcext:value-type="float">
            <text:p>-301.38</text:p>
          </table:table-cell>
          <table:table-cell table:style-name="ce4" office:value-type="float" office:value="-300.87" calcext:value-type="float">
            <text:p>-300.87</text:p>
          </table:table-cell>
          <table:table-cell table:style-name="ce4" office:value-type="float" office:value="-300.919" calcext:value-type="float">
            <text:p>-300.92</text:p>
          </table:table-cell>
          <table:table-cell table:number-columns-repeated="1016"/>
        </table:table-row>
        <table:table-row table:style-name="ro1">
          <table:table-cell table:style-name="ce2" office:value-type="float" office:value="120" calcext:value-type="float">
            <text:p>120.0</text:p>
          </table:table-cell>
          <table:table-cell table:style-name="ce4" table:formula="of:=[.C97]/[.$C$146]" office:value-type="float" office:value="0.984033601849363" calcext:value-type="float">
            <text:p>0.98</text:p>
          </table:table-cell>
          <table:table-cell table:style-name="ce4" table:formula="of:=AVERAGE([.D97:.H97])" office:value-type="float" office:value="-299.5046" calcext:value-type="float">
            <text:p>-299.50</text:p>
          </table:table-cell>
          <table:table-cell table:style-name="ce4" office:value-type="float" office:value="-297.31" calcext:value-type="float">
            <text:p>-297.31</text:p>
          </table:table-cell>
          <table:table-cell table:style-name="ce4" office:value-type="float" office:value="-297.94" calcext:value-type="float">
            <text:p>-297.94</text:p>
          </table:table-cell>
          <table:table-cell table:style-name="ce4" office:value-type="float" office:value="-299.9" calcext:value-type="float">
            <text:p>-299.90</text:p>
          </table:table-cell>
          <table:table-cell table:style-name="ce4" office:value-type="float" office:value="-299" calcext:value-type="float">
            <text:p>-299.00</text:p>
          </table:table-cell>
          <table:table-cell table:style-name="ce4" office:value-type="float" office:value="-303.373" calcext:value-type="float">
            <text:p>-303.37</text:p>
          </table:table-cell>
          <table:table-cell table:number-columns-repeated="1016"/>
        </table:table-row>
        <table:table-row table:style-name="ro1">
          <table:table-cell table:style-name="ce2" office:value-type="float" office:value="130" calcext:value-type="float">
            <text:p>130.0</text:p>
          </table:table-cell>
          <table:table-cell table:style-name="ce4" table:formula="of:=[.C98]/[.$C$146]" office:value-type="float" office:value="0.982614249639084" calcext:value-type="float">
            <text:p>0.98</text:p>
          </table:table-cell>
          <table:table-cell table:style-name="ce4" table:formula="of:=AVERAGE([.D98:.H98])" office:value-type="float" office:value="-299.0726" calcext:value-type="float">
            <text:p>-299.07</text:p>
          </table:table-cell>
          <table:table-cell table:style-name="ce4" office:value-type="float" office:value="-298.97" calcext:value-type="float">
            <text:p>-298.97</text:p>
          </table:table-cell>
          <table:table-cell table:style-name="ce4" office:value-type="float" office:value="-299.37" calcext:value-type="float">
            <text:p>-299.37</text:p>
          </table:table-cell>
          <table:table-cell table:style-name="ce4" office:value-type="float" office:value="-296.42" calcext:value-type="float">
            <text:p>-296.42</text:p>
          </table:table-cell>
          <table:table-cell table:style-name="ce4" office:value-type="float" office:value="-298.76" calcext:value-type="float">
            <text:p>-298.76</text:p>
          </table:table-cell>
          <table:table-cell table:style-name="ce4" office:value-type="float" office:value="-301.843" calcext:value-type="float">
            <text:p>-301.84</text:p>
          </table:table-cell>
          <table:table-cell table:number-columns-repeated="1016"/>
        </table:table-row>
        <table:table-row table:style-name="ro1">
          <table:table-cell table:style-name="ce2" office:value-type="float" office:value="140" calcext:value-type="float">
            <text:p>140.0</text:p>
          </table:table-cell>
          <table:table-cell table:style-name="ce4" table:formula="of:=[.C99]/[.$C$146]" office:value-type="float" office:value="0.980032474252885" calcext:value-type="float">
            <text:p>0.98</text:p>
          </table:table-cell>
          <table:table-cell table:style-name="ce4" table:formula="of:=AVERAGE([.D99:.H99])" office:value-type="float" office:value="-298.2868" calcext:value-type="float">
            <text:p>-298.29</text:p>
          </table:table-cell>
          <table:table-cell table:style-name="ce4" office:value-type="float" office:value="-298.99" calcext:value-type="float">
            <text:p>-298.99</text:p>
          </table:table-cell>
          <table:table-cell table:style-name="ce4" office:value-type="float" office:value="-293.41" calcext:value-type="float">
            <text:p>-293.41</text:p>
          </table:table-cell>
          <table:table-cell table:style-name="ce4" office:value-type="float" office:value="-302.92" calcext:value-type="float">
            <text:p>-302.92</text:p>
          </table:table-cell>
          <table:table-cell table:style-name="ce4" office:value-type="float" office:value="-298.79" calcext:value-type="float">
            <text:p>-298.79</text:p>
          </table:table-cell>
          <table:table-cell table:style-name="ce4" office:value-type="float" office:value="-297.324" calcext:value-type="float">
            <text:p>-297.32</text:p>
          </table:table-cell>
          <table:table-cell table:number-columns-repeated="1016"/>
        </table:table-row>
        <table:table-row table:style-name="ro1">
          <table:table-cell table:style-name="ce2" office:value-type="float" office:value="150" calcext:value-type="float">
            <text:p>150.0</text:p>
          </table:table-cell>
          <table:table-cell table:style-name="ce4" table:formula="of:=[.C100]/[.$C$146]" office:value-type="float" office:value="0.980981994597262" calcext:value-type="float">
            <text:p>0.98</text:p>
          </table:table-cell>
          <table:table-cell table:style-name="ce4" table:formula="of:=AVERAGE([.D100:.H100])" office:value-type="float" office:value="-298.5758" calcext:value-type="float">
            <text:p>-298.58</text:p>
          </table:table-cell>
          <table:table-cell table:style-name="ce4" office:value-type="float" office:value="-299.02" calcext:value-type="float">
            <text:p>-299.02</text:p>
          </table:table-cell>
          <table:table-cell table:style-name="ce4" office:value-type="float" office:value="-298.07" calcext:value-type="float">
            <text:p>-298.07</text:p>
          </table:table-cell>
          <table:table-cell table:style-name="ce4" office:value-type="float" office:value="-299.23" calcext:value-type="float">
            <text:p>-299.23</text:p>
          </table:table-cell>
          <table:table-cell table:style-name="ce4" office:value-type="float" office:value="-295.18" calcext:value-type="float">
            <text:p>-295.18</text:p>
          </table:table-cell>
          <table:table-cell table:style-name="ce4" office:value-type="float" office:value="-301.379" calcext:value-type="float">
            <text:p>-301.38</text:p>
          </table:table-cell>
          <table:table-cell table:number-columns-repeated="1016"/>
        </table:table-row>
        <table:table-row table:style-name="ro1">
          <table:table-cell table:style-name="ce2" office:value-type="float" office:value="160" calcext:value-type="float">
            <text:p>160.0</text:p>
          </table:table-cell>
          <table:table-cell table:style-name="ce4" table:formula="of:=[.C101]/[.$C$146]" office:value-type="float" office:value="0.980983308812272" calcext:value-type="float">
            <text:p>0.98</text:p>
          </table:table-cell>
          <table:table-cell table:style-name="ce4" table:formula="of:=AVERAGE([.D101:.H101])" office:value-type="float" office:value="-298.5762" calcext:value-type="float">
            <text:p>-298.58</text:p>
          </table:table-cell>
          <table:table-cell table:style-name="ce4" office:value-type="float" office:value="-295.42" calcext:value-type="float">
            <text:p>-295.42</text:p>
          </table:table-cell>
          <table:table-cell table:style-name="ce4" office:value-type="float" office:value="-297" calcext:value-type="float">
            <text:p>-297.00</text:p>
          </table:table-cell>
          <table:table-cell table:style-name="ce4" office:value-type="float" office:value="-299.62" calcext:value-type="float">
            <text:p>-299.62</text:p>
          </table:table-cell>
          <table:table-cell table:style-name="ce4" office:value-type="float" office:value="-303.08" calcext:value-type="float">
            <text:p>-303.08</text:p>
          </table:table-cell>
          <table:table-cell table:style-name="ce4" office:value-type="float" office:value="-297.761" calcext:value-type="float">
            <text:p>-297.76</text:p>
          </table:table-cell>
          <table:table-cell table:number-columns-repeated="1016"/>
        </table:table-row>
        <table:table-row table:style-name="ro1">
          <table:table-cell table:style-name="ce2" office:value-type="float" office:value="170" calcext:value-type="float">
            <text:p>170.0</text:p>
          </table:table-cell>
          <table:table-cell table:style-name="ce4" table:formula="of:=[.C102]/[.$C$146]" office:value-type="float" office:value="0.974497000632795" calcext:value-type="float">
            <text:p>0.97</text:p>
          </table:table-cell>
          <table:table-cell table:style-name="ce4" table:formula="of:=AVERAGE([.D102:.H102])" office:value-type="float" office:value="-296.602" calcext:value-type="float">
            <text:p>-296.60</text:p>
          </table:table-cell>
          <table:table-cell table:style-name="ce4" office:value-type="float" office:value="-292.88" calcext:value-type="float">
            <text:p>-292.88</text:p>
          </table:table-cell>
          <table:table-cell table:style-name="ce4" office:value-type="float" office:value="-296.76" calcext:value-type="float">
            <text:p>-296.76</text:p>
          </table:table-cell>
          <table:table-cell table:style-name="ce4" office:value-type="float" office:value="-300.05" calcext:value-type="float">
            <text:p>-300.05</text:p>
          </table:table-cell>
          <table:table-cell table:style-name="ce4" office:value-type="float" office:value="-297.04" calcext:value-type="float">
            <text:p>-297.04</text:p>
          </table:table-cell>
          <table:table-cell table:style-name="ce4" office:value-type="float" office:value="-296.28" calcext:value-type="float">
            <text:p>-296.28</text:p>
          </table:table-cell>
          <table:table-cell table:number-columns-repeated="1016"/>
        </table:table-row>
        <table:table-row table:style-name="ro1">
          <table:table-cell table:style-name="ce2" office:value-type="float" office:value="180" calcext:value-type="float">
            <text:p>180.0</text:p>
          </table:table-cell>
          <table:table-cell table:style-name="ce4" table:formula="of:=[.C103]/[.$C$146]" office:value-type="float" office:value="0.979493646098983" calcext:value-type="float">
            <text:p>0.98</text:p>
          </table:table-cell>
          <table:table-cell table:style-name="ce4" table:formula="of:=AVERAGE([.D103:.H103])" office:value-type="float" office:value="-298.1228" calcext:value-type="float">
            <text:p>-298.12</text:p>
          </table:table-cell>
          <table:table-cell table:style-name="ce4" office:value-type="float" office:value="-301.68" calcext:value-type="float">
            <text:p>-301.68</text:p>
          </table:table-cell>
          <table:table-cell table:style-name="ce4" office:value-type="float" office:value="-299.22" calcext:value-type="float">
            <text:p>-299.22</text:p>
          </table:table-cell>
          <table:table-cell table:style-name="ce4" office:value-type="float" office:value="-297.87" calcext:value-type="float">
            <text:p>-297.87</text:p>
          </table:table-cell>
          <table:table-cell table:style-name="ce4" office:value-type="float" office:value="-295.37" calcext:value-type="float">
            <text:p>-295.37</text:p>
          </table:table-cell>
          <table:table-cell table:style-name="ce4" office:value-type="float" office:value="-296.474" calcext:value-type="float">
            <text:p>-296.47</text:p>
          </table:table-cell>
          <table:table-cell table:number-columns-repeated="1016"/>
        </table:table-row>
        <table:table-row table:style-name="ro1">
          <table:table-cell table:style-name="ce2" office:value-type="float" office:value="190" calcext:value-type="float">
            <text:p>190.0</text:p>
          </table:table-cell>
          <table:table-cell table:style-name="ce4" table:formula="of:=[.C104]/[.$C$146]" office:value-type="float" office:value="0.987541898817272" calcext:value-type="float">
            <text:p>0.99</text:p>
          </table:table-cell>
          <table:table-cell table:style-name="ce4" table:formula="of:=AVERAGE([.D104:.H104])" office:value-type="float" office:value="-300.5724" calcext:value-type="float">
            <text:p>-300.57</text:p>
          </table:table-cell>
          <table:table-cell table:style-name="ce4" office:value-type="float" office:value="-300.75" calcext:value-type="float">
            <text:p>-300.75</text:p>
          </table:table-cell>
          <table:table-cell table:style-name="ce4" office:value-type="float" office:value="-300.2" calcext:value-type="float">
            <text:p>-300.20</text:p>
          </table:table-cell>
          <table:table-cell table:style-name="ce4" office:value-type="float" office:value="-301.79" calcext:value-type="float">
            <text:p>-301.79</text:p>
          </table:table-cell>
          <table:table-cell table:style-name="ce4" office:value-type="float" office:value="-301.96" calcext:value-type="float">
            <text:p>-301.96</text:p>
          </table:table-cell>
          <table:table-cell table:style-name="ce4" office:value-type="float" office:value="-298.162" calcext:value-type="float">
            <text:p>-298.16</text:p>
          </table:table-cell>
          <table:table-cell table:number-columns-repeated="1016"/>
        </table:table-row>
        <table:table-row table:style-name="ro1">
          <table:table-cell table:style-name="ce2" office:value-type="float" office:value="200" calcext:value-type="float">
            <text:p>200.0</text:p>
          </table:table-cell>
          <table:table-cell table:style-name="ce4" table:formula="of:=[.C105]/[.$C$146]" office:value-type="float" office:value="0.984925953840826" calcext:value-type="float">
            <text:p>0.98</text:p>
          </table:table-cell>
          <table:table-cell table:style-name="ce4" table:formula="of:=AVERAGE([.D105:.H105])" office:value-type="float" office:value="-299.7762" calcext:value-type="float">
            <text:p>-299.78</text:p>
          </table:table-cell>
          <table:table-cell table:style-name="ce4" office:value-type="float" office:value="-297.53" calcext:value-type="float">
            <text:p>-297.53</text:p>
          </table:table-cell>
          <table:table-cell table:style-name="ce4" office:value-type="float" office:value="-296.24" calcext:value-type="float">
            <text:p>-296.24</text:p>
          </table:table-cell>
          <table:table-cell table:style-name="ce4" office:value-type="float" office:value="-303.46" calcext:value-type="float">
            <text:p>-303.46</text:p>
          </table:table-cell>
          <table:table-cell table:style-name="ce4" office:value-type="float" office:value="-303.9" calcext:value-type="float">
            <text:p>-303.90</text:p>
          </table:table-cell>
          <table:table-cell table:style-name="ce4" office:value-type="float" office:value="-297.751" calcext:value-type="float">
            <text:p>-297.75</text:p>
          </table:table-cell>
          <table:table-cell table:number-columns-repeated="1016"/>
        </table:table-row>
        <table:table-row table:style-name="ro1">
          <table:table-cell table:style-name="ce2" office:value-type="float" office:value="220" calcext:value-type="float">
            <text:p>220.0</text:p>
          </table:table-cell>
          <table:table-cell table:style-name="ce4" table:formula="of:=[.C106]/[.$C$146]" office:value-type="float" office:value="0.982204214556114" calcext:value-type="float">
            <text:p>0.98</text:p>
          </table:table-cell>
          <table:table-cell table:style-name="ce4" table:formula="of:=AVERAGE([.D106:.H106])" office:value-type="float" office:value="-298.9478" calcext:value-type="float">
            <text:p>-298.95</text:p>
          </table:table-cell>
          <table:table-cell table:style-name="ce4" office:value-type="float" office:value="-299.25" calcext:value-type="float">
            <text:p>-299.25</text:p>
          </table:table-cell>
          <table:table-cell table:style-name="ce4" office:value-type="float" office:value="-303.85" calcext:value-type="float">
            <text:p>-303.85</text:p>
          </table:table-cell>
          <table:table-cell table:style-name="ce4" office:value-type="float" office:value="-299.78" calcext:value-type="float">
            <text:p>-299.78</text:p>
          </table:table-cell>
          <table:table-cell table:style-name="ce4" office:value-type="float" office:value="-296.81" calcext:value-type="float">
            <text:p>-296.81</text:p>
          </table:table-cell>
          <table:table-cell table:style-name="ce4" office:value-type="float" office:value="-295.049" calcext:value-type="float">
            <text:p>-295.05</text:p>
          </table:table-cell>
          <table:table-cell table:number-columns-repeated="1016"/>
        </table:table-row>
        <table:table-row table:style-name="ro1">
          <table:table-cell table:style-name="ce2" office:value-type="float" office:value="240" calcext:value-type="float">
            <text:p>240.0</text:p>
          </table:table-cell>
          <table:table-cell table:style-name="ce4" table:formula="of:=[.C107]/[.$C$146]" office:value-type="float" office:value="0.974144791010244" calcext:value-type="float">
            <text:p>0.97</text:p>
          </table:table-cell>
          <table:table-cell table:style-name="ce4" table:formula="of:=AVERAGE([.D107:.H107])" office:value-type="float" office:value="-296.4948" calcext:value-type="float">
            <text:p>-296.49</text:p>
          </table:table-cell>
          <table:table-cell table:style-name="ce4" office:value-type="float" office:value="-296.86" calcext:value-type="float">
            <text:p>-296.86</text:p>
          </table:table-cell>
          <table:table-cell table:style-name="ce4" office:value-type="float" office:value="-295.43" calcext:value-type="float">
            <text:p>-295.43</text:p>
          </table:table-cell>
          <table:table-cell table:style-name="ce4" office:value-type="float" office:value="-295.08" calcext:value-type="float">
            <text:p>-295.08</text:p>
          </table:table-cell>
          <table:table-cell table:style-name="ce4" office:value-type="float" office:value="-297.83" calcext:value-type="float">
            <text:p>-297.83</text:p>
          </table:table-cell>
          <table:table-cell table:style-name="ce4" office:value-type="float" office:value="-297.274" calcext:value-type="float">
            <text:p>-297.27</text:p>
          </table:table-cell>
          <table:table-cell table:number-columns-repeated="1016"/>
        </table:table-row>
        <table:table-row table:style-name="ro1">
          <table:table-cell table:style-name="ce2" office:value-type="float" office:value="260" calcext:value-type="float">
            <text:p>260.0</text:p>
          </table:table-cell>
          <table:table-cell table:style-name="ce4" table:formula="of:=[.C108]/[.$C$146]" office:value-type="float" office:value="0.98150505217105" calcext:value-type="float">
            <text:p>0.98</text:p>
          </table:table-cell>
          <table:table-cell table:style-name="ce4" table:formula="of:=AVERAGE([.D108:.H108])" office:value-type="float" office:value="-298.735" calcext:value-type="float">
            <text:p>-298.74</text:p>
          </table:table-cell>
          <table:table-cell table:style-name="ce4" office:value-type="float" office:value="-301.17" calcext:value-type="float">
            <text:p>-301.17</text:p>
          </table:table-cell>
          <table:table-cell table:style-name="ce4" office:value-type="float" office:value="-298.02" calcext:value-type="float">
            <text:p>-298.02</text:p>
          </table:table-cell>
          <table:table-cell table:style-name="ce4" office:value-type="float" office:value="-298.73" calcext:value-type="float">
            <text:p>-298.73</text:p>
          </table:table-cell>
          <table:table-cell table:style-name="ce4" office:value-type="float" office:value="-298.24" calcext:value-type="float">
            <text:p>-298.24</text:p>
          </table:table-cell>
          <table:table-cell table:style-name="ce4" office:value-type="float" office:value="-297.515" calcext:value-type="float">
            <text:p>-297.52</text:p>
          </table:table-cell>
          <table:table-cell table:number-columns-repeated="1016"/>
        </table:table-row>
        <table:table-row table:style-name="ro1">
          <table:table-cell table:style-name="ce2" office:value-type="float" office:value="280" calcext:value-type="float">
            <text:p>280.0</text:p>
          </table:table-cell>
          <table:table-cell table:style-name="ce4" table:formula="of:=[.C109]/[.$C$146]" office:value-type="float" office:value="0.980943882361986" calcext:value-type="float">
            <text:p>0.98</text:p>
          </table:table-cell>
          <table:table-cell table:style-name="ce4" table:formula="of:=AVERAGE([.D109:.H109])" office:value-type="float" office:value="-298.5642" calcext:value-type="float">
            <text:p>-298.56</text:p>
          </table:table-cell>
          <table:table-cell table:style-name="ce4" office:value-type="float" office:value="-298.97" calcext:value-type="float">
            <text:p>-298.97</text:p>
          </table:table-cell>
          <table:table-cell table:style-name="ce4" office:value-type="float" office:value="-300.52" calcext:value-type="float">
            <text:p>-300.52</text:p>
          </table:table-cell>
          <table:table-cell table:style-name="ce4" office:value-type="float" office:value="-297.6" calcext:value-type="float">
            <text:p>-297.60</text:p>
          </table:table-cell>
          <table:table-cell table:style-name="ce4" office:value-type="float" office:value="-298.49" calcext:value-type="float">
            <text:p>-298.49</text:p>
          </table:table-cell>
          <table:table-cell table:style-name="ce4" office:value-type="float" office:value="-297.241" calcext:value-type="float">
            <text:p>-297.24</text:p>
          </table:table-cell>
          <table:table-cell table:number-columns-repeated="1016"/>
        </table:table-row>
        <table:table-row table:style-name="ro1">
          <table:table-cell table:style-name="ce2" office:value-type="float" office:value="300" calcext:value-type="float">
            <text:p>300.0</text:p>
          </table:table-cell>
          <table:table-cell table:style-name="ce4" table:formula="of:=[.C110]/[.$C$146]" office:value-type="float" office:value="0.983883124230774" calcext:value-type="float">
            <text:p>0.98</text:p>
          </table:table-cell>
          <table:table-cell table:style-name="ce4" table:formula="of:=AVERAGE([.D110:.H110])" office:value-type="float" office:value="-299.4588" calcext:value-type="float">
            <text:p>-299.46</text:p>
          </table:table-cell>
          <table:table-cell table:style-name="ce4" office:value-type="float" office:value="-297.11" calcext:value-type="float">
            <text:p>-297.11</text:p>
          </table:table-cell>
          <table:table-cell table:style-name="ce4" office:value-type="float" office:value="-305.43" calcext:value-type="float">
            <text:p>-305.43</text:p>
          </table:table-cell>
          <table:table-cell table:style-name="ce4" office:value-type="float" office:value="-300.15" calcext:value-type="float">
            <text:p>-300.15</text:p>
          </table:table-cell>
          <table:table-cell table:style-name="ce4" office:value-type="float" office:value="-294.71" calcext:value-type="float">
            <text:p>-294.71</text:p>
          </table:table-cell>
          <table:table-cell table:style-name="ce4" office:value-type="float" office:value="-299.894" calcext:value-type="float">
            <text:p>-299.89</text:p>
          </table:table-cell>
          <table:table-cell table:number-columns-repeated="1016"/>
        </table:table-row>
        <table:table-row table:style-name="ro1">
          <table:table-cell table:style-name="ce2" office:value-type="float" office:value="320" calcext:value-type="float">
            <text:p>320.0</text:p>
          </table:table-cell>
          <table:table-cell table:style-name="ce4" table:formula="of:=[.C111]/[.$C$146]" office:value-type="float" office:value="0.981918372791544" calcext:value-type="float">
            <text:p>0.98</text:p>
          </table:table-cell>
          <table:table-cell table:style-name="ce4" table:formula="of:=AVERAGE([.D111:.H111])" office:value-type="float" office:value="-298.8608" calcext:value-type="float">
            <text:p>-298.86</text:p>
          </table:table-cell>
          <table:table-cell table:style-name="ce4" office:value-type="float" office:value="-295.71" calcext:value-type="float">
            <text:p>-295.71</text:p>
          </table:table-cell>
          <table:table-cell table:style-name="ce4" office:value-type="float" office:value="-295.3" calcext:value-type="float">
            <text:p>-295.30</text:p>
          </table:table-cell>
          <table:table-cell table:style-name="ce4" office:value-type="float" office:value="-297.94" calcext:value-type="float">
            <text:p>-297.94</text:p>
          </table:table-cell>
          <table:table-cell table:style-name="ce4" office:value-type="float" office:value="-302.54" calcext:value-type="float">
            <text:p>-302.54</text:p>
          </table:table-cell>
          <table:table-cell table:style-name="ce4" office:value-type="float" office:value="-302.814" calcext:value-type="float">
            <text:p>-302.81</text:p>
          </table:table-cell>
          <table:table-cell table:number-columns-repeated="1016"/>
        </table:table-row>
        <table:table-row table:style-name="ro1">
          <table:table-cell table:style-name="ce2" office:value-type="float" office:value="340" calcext:value-type="float">
            <text:p>340.0</text:p>
          </table:table-cell>
          <table:table-cell table:style-name="ce4" table:formula="of:=[.C112]/[.$C$146]" office:value-type="float" office:value="0.987523499807139" calcext:value-type="float">
            <text:p>0.99</text:p>
          </table:table-cell>
          <table:table-cell table:style-name="ce4" table:formula="of:=AVERAGE([.D112:.H112])" office:value-type="float" office:value="-300.5668" calcext:value-type="float">
            <text:p>-300.57</text:p>
          </table:table-cell>
          <table:table-cell table:style-name="ce4" office:value-type="float" office:value="-299.57" calcext:value-type="float">
            <text:p>-299.57</text:p>
          </table:table-cell>
          <table:table-cell table:style-name="ce4" office:value-type="float" office:value="-302.77" calcext:value-type="float">
            <text:p>-302.77</text:p>
          </table:table-cell>
          <table:table-cell table:style-name="ce4" office:value-type="float" office:value="-300.02" calcext:value-type="float">
            <text:p>-300.02</text:p>
          </table:table-cell>
          <table:table-cell table:style-name="ce4" office:value-type="float" office:value="-300.7" calcext:value-type="float">
            <text:p>-300.70</text:p>
          </table:table-cell>
          <table:table-cell table:style-name="ce4" office:value-type="float" office:value="-299.774" calcext:value-type="float">
            <text:p>-299.77</text:p>
          </table:table-cell>
          <table:table-cell table:number-columns-repeated="1016"/>
        </table:table-row>
        <table:table-row table:style-name="ro1">
          <table:table-cell table:style-name="ce2" office:value-type="float" office:value="360" calcext:value-type="float">
            <text:p>360.0</text:p>
          </table:table-cell>
          <table:table-cell table:style-name="ce4" table:formula="of:=[.C113]/[.$C$146]" office:value-type="float" office:value="0.980109355830942" calcext:value-type="float">
            <text:p>0.98</text:p>
          </table:table-cell>
          <table:table-cell table:style-name="ce4" table:formula="of:=AVERAGE([.D113:.H113])" office:value-type="float" office:value="-298.3102" calcext:value-type="float">
            <text:p>-298.31</text:p>
          </table:table-cell>
          <table:table-cell table:style-name="ce4" office:value-type="float" office:value="-299.7" calcext:value-type="float">
            <text:p>-299.70</text:p>
          </table:table-cell>
          <table:table-cell table:style-name="ce4" office:value-type="float" office:value="-300.55" calcext:value-type="float">
            <text:p>-300.55</text:p>
          </table:table-cell>
          <table:table-cell table:style-name="ce4" office:value-type="float" office:value="-294.69" calcext:value-type="float">
            <text:p>-294.69</text:p>
          </table:table-cell>
          <table:table-cell table:style-name="ce4" office:value-type="float" office:value="-298.87" calcext:value-type="float">
            <text:p>-298.87</text:p>
          </table:table-cell>
          <table:table-cell table:style-name="ce4" office:value-type="float" office:value="-297.741" calcext:value-type="float">
            <text:p>-297.74</text:p>
          </table:table-cell>
          <table:table-cell table:number-columns-repeated="1016"/>
        </table:table-row>
        <table:table-row table:style-name="ro1">
          <table:table-cell table:style-name="ce2" office:value-type="float" office:value="380" calcext:value-type="float">
            <text:p>380.0</text:p>
          </table:table-cell>
          <table:table-cell table:style-name="ce4" table:formula="of:=[.C114]/[.$C$146]" office:value-type="float" office:value="0.973435114905104" calcext:value-type="float">
            <text:p>0.97</text:p>
          </table:table-cell>
          <table:table-cell table:style-name="ce4" table:formula="of:=AVERAGE([.D114:.H114])" office:value-type="float" office:value="-296.2788" calcext:value-type="float">
            <text:p>-296.28</text:p>
          </table:table-cell>
          <table:table-cell table:style-name="ce4" office:value-type="float" office:value="-293.26" calcext:value-type="float">
            <text:p>-293.26</text:p>
          </table:table-cell>
          <table:table-cell table:style-name="ce4" office:value-type="float" office:value="-296.92" calcext:value-type="float">
            <text:p>-296.92</text:p>
          </table:table-cell>
          <table:table-cell table:style-name="ce4" office:value-type="float" office:value="-296.21" calcext:value-type="float">
            <text:p>-296.21</text:p>
          </table:table-cell>
          <table:table-cell table:style-name="ce4" office:value-type="float" office:value="-297.69" calcext:value-type="float">
            <text:p>-297.69</text:p>
          </table:table-cell>
          <table:table-cell table:style-name="ce4" office:value-type="float" office:value="-297.314" calcext:value-type="float">
            <text:p>-297.31</text:p>
          </table:table-cell>
          <table:table-cell table:number-columns-repeated="1016"/>
        </table:table-row>
        <table:table-row table:style-name="ro1">
          <table:table-cell table:style-name="ce2" office:value-type="float" office:value="400" calcext:value-type="float">
            <text:p>400.0</text:p>
          </table:table-cell>
          <table:table-cell table:style-name="ce4" table:formula="of:=[.C115]/[.$C$146]" office:value-type="float" office:value="0.9877252318111" calcext:value-type="float">
            <text:p>0.99</text:p>
          </table:table-cell>
          <table:table-cell table:style-name="ce4" table:formula="of:=AVERAGE([.D115:.H115])" office:value-type="float" office:value="-300.6282" calcext:value-type="float">
            <text:p>-300.63</text:p>
          </table:table-cell>
          <table:table-cell table:style-name="ce4" office:value-type="float" office:value="-300.84" calcext:value-type="float">
            <text:p>-300.84</text:p>
          </table:table-cell>
          <table:table-cell table:style-name="ce4" office:value-type="float" office:value="-299.79" calcext:value-type="float">
            <text:p>-299.79</text:p>
          </table:table-cell>
          <table:table-cell table:style-name="ce4" office:value-type="float" office:value="-298.73" calcext:value-type="float">
            <text:p>-298.73</text:p>
          </table:table-cell>
          <table:table-cell table:style-name="ce4" office:value-type="float" office:value="-301.29" calcext:value-type="float">
            <text:p>-301.29</text:p>
          </table:table-cell>
          <table:table-cell table:style-name="ce4" office:value-type="float" office:value="-302.491" calcext:value-type="float">
            <text:p>-302.49</text:p>
          </table:table-cell>
          <table:table-cell table:number-columns-repeated="1016"/>
        </table:table-row>
        <table:table-row table:style-name="ro1">
          <table:table-cell table:style-name="ce2" office:value-type="float" office:value="420" calcext:value-type="float">
            <text:p>420.0</text:p>
          </table:table-cell>
          <table:table-cell table:style-name="ce4" table:formula="of:=[.C116]/[.$C$146]" office:value-type="float" office:value="0.977058405686346" calcext:value-type="float">
            <text:p>0.98</text:p>
          </table:table-cell>
          <table:table-cell table:style-name="ce4" table:formula="of:=AVERAGE([.D116:.H116])" office:value-type="float" office:value="-297.3816" calcext:value-type="float">
            <text:p>-297.38</text:p>
          </table:table-cell>
          <table:table-cell table:style-name="ce4" office:value-type="float" office:value="-299.7" calcext:value-type="float">
            <text:p>-299.70</text:p>
          </table:table-cell>
          <table:table-cell table:style-name="ce4" office:value-type="float" office:value="-297.94" calcext:value-type="float">
            <text:p>-297.94</text:p>
          </table:table-cell>
          <table:table-cell table:style-name="ce4" office:value-type="float" office:value="-293.16" calcext:value-type="float">
            <text:p>-293.16</text:p>
          </table:table-cell>
          <table:table-cell table:style-name="ce4" office:value-type="float" office:value="-299.62" calcext:value-type="float">
            <text:p>-299.62</text:p>
          </table:table-cell>
          <table:table-cell table:style-name="ce4" office:value-type="float" office:value="-296.488" calcext:value-type="float">
            <text:p>-296.49</text:p>
          </table:table-cell>
          <table:table-cell table:number-columns-repeated="1016"/>
        </table:table-row>
        <table:table-row table:style-name="ro1">
          <table:table-cell table:style-name="ce2" office:value-type="float" office:value="440" calcext:value-type="float">
            <text:p>440.0</text:p>
          </table:table-cell>
          <table:table-cell table:style-name="ce4" table:formula="of:=[.C117]/[.$C$146]" office:value-type="float" office:value="0.981300034629565" calcext:value-type="float">
            <text:p>0.98</text:p>
          </table:table-cell>
          <table:table-cell table:style-name="ce4" table:formula="of:=AVERAGE([.D117:.H117])" office:value-type="float" office:value="-298.6726" calcext:value-type="float">
            <text:p>-298.67</text:p>
          </table:table-cell>
          <table:table-cell table:style-name="ce4" office:value-type="float" office:value="-297.6" calcext:value-type="float">
            <text:p>-297.60</text:p>
          </table:table-cell>
          <table:table-cell table:style-name="ce4" office:value-type="float" office:value="-296.96" calcext:value-type="float">
            <text:p>-296.96</text:p>
          </table:table-cell>
          <table:table-cell table:style-name="ce4" office:value-type="float" office:value="-296.19" calcext:value-type="float">
            <text:p>-296.19</text:p>
          </table:table-cell>
          <table:table-cell table:style-name="ce4" office:value-type="float" office:value="-298.23" calcext:value-type="float">
            <text:p>-298.23</text:p>
          </table:table-cell>
          <table:table-cell table:style-name="ce4" office:value-type="float" office:value="-304.383" calcext:value-type="float">
            <text:p>-304.38</text:p>
          </table:table-cell>
          <table:table-cell table:number-columns-repeated="1016"/>
        </table:table-row>
        <table:table-row table:style-name="ro1">
          <table:table-cell table:style-name="ce2" office:value-type="float" office:value="460" calcext:value-type="float">
            <text:p>460.0</text:p>
          </table:table-cell>
          <table:table-cell table:style-name="ce4" table:formula="of:=[.C118]/[.$C$146]" office:value-type="float" office:value="0.975857213167646" calcext:value-type="float">
            <text:p>0.98</text:p>
          </table:table-cell>
          <table:table-cell table:style-name="ce4" table:formula="of:=AVERAGE([.D118:.H118])" office:value-type="float" office:value="-297.016" calcext:value-type="float">
            <text:p>-297.02</text:p>
          </table:table-cell>
          <table:table-cell table:style-name="ce4" office:value-type="float" office:value="-302.55" calcext:value-type="float">
            <text:p>-302.55</text:p>
          </table:table-cell>
          <table:table-cell table:style-name="ce4" office:value-type="float" office:value="-297.48" calcext:value-type="float">
            <text:p>-297.48</text:p>
          </table:table-cell>
          <table:table-cell table:style-name="ce4" office:value-type="float" office:value="-297.8" calcext:value-type="float">
            <text:p>-297.80</text:p>
          </table:table-cell>
          <table:table-cell table:style-name="ce4" office:value-type="float" office:value="-291.48" calcext:value-type="float">
            <text:p>-291.48</text:p>
          </table:table-cell>
          <table:table-cell table:style-name="ce4" office:value-type="float" office:value="-295.77" calcext:value-type="float">
            <text:p>-295.77</text:p>
          </table:table-cell>
          <table:table-cell table:number-columns-repeated="1016"/>
        </table:table-row>
        <table:table-row table:style-name="ro1">
          <table:table-cell table:style-name="ce2" office:value-type="float" office:value="480" calcext:value-type="float">
            <text:p>480.0</text:p>
          </table:table-cell>
          <table:table-cell table:style-name="ce4" table:formula="of:=[.C119]/[.$C$146]" office:value-type="float" office:value="0.982442087472837" calcext:value-type="float">
            <text:p>0.98</text:p>
          </table:table-cell>
          <table:table-cell table:style-name="ce4" table:formula="of:=AVERAGE([.D119:.H119])" office:value-type="float" office:value="-299.0202" calcext:value-type="float">
            <text:p>-299.02</text:p>
          </table:table-cell>
          <table:table-cell table:style-name="ce4" office:value-type="float" office:value="-304" calcext:value-type="float">
            <text:p>-304.00</text:p>
          </table:table-cell>
          <table:table-cell table:style-name="ce4" office:value-type="float" office:value="-300.99" calcext:value-type="float">
            <text:p>-300.99</text:p>
          </table:table-cell>
          <table:table-cell table:style-name="ce4" office:value-type="float" office:value="-294.02" calcext:value-type="float">
            <text:p>-294.02</text:p>
          </table:table-cell>
          <table:table-cell table:style-name="ce4" office:value-type="float" office:value="-300.3" calcext:value-type="float">
            <text:p>-300.30</text:p>
          </table:table-cell>
          <table:table-cell table:style-name="ce4" office:value-type="float" office:value="-295.791" calcext:value-type="float">
            <text:p>-295.79</text:p>
          </table:table-cell>
          <table:table-cell table:number-columns-repeated="1016"/>
        </table:table-row>
        <table:table-row table:style-name="ro1">
          <table:table-cell table:style-name="ce2" office:value-type="float" office:value="500" calcext:value-type="float">
            <text:p>500.0</text:p>
          </table:table-cell>
          <table:table-cell table:style-name="ce4" table:formula="of:=[.C120]/[.$C$146]" office:value-type="float" office:value="0.980821003258596" calcext:value-type="float">
            <text:p>0.98</text:p>
          </table:table-cell>
          <table:table-cell table:style-name="ce4" table:formula="of:=AVERAGE([.D120:.H120])" office:value-type="float" office:value="-298.5268" calcext:value-type="float">
            <text:p>-298.53</text:p>
          </table:table-cell>
          <table:table-cell table:style-name="ce4" office:value-type="float" office:value="-299.2" calcext:value-type="float">
            <text:p>-299.20</text:p>
          </table:table-cell>
          <table:table-cell table:style-name="ce4" office:value-type="float" office:value="-299.95" calcext:value-type="float">
            <text:p>-299.95</text:p>
          </table:table-cell>
          <table:table-cell table:style-name="ce4" office:value-type="float" office:value="-299.5" calcext:value-type="float">
            <text:p>-299.50</text:p>
          </table:table-cell>
          <table:table-cell table:style-name="ce4" office:value-type="float" office:value="-298.48" calcext:value-type="float">
            <text:p>-298.48</text:p>
          </table:table-cell>
          <table:table-cell table:style-name="ce4" office:value-type="float" office:value="-295.504" calcext:value-type="float">
            <text:p>-295.50</text:p>
          </table:table-cell>
          <table:table-cell table:number-columns-repeated="1016"/>
        </table:table-row>
        <table:table-row table:style-name="ro1">
          <table:table-cell table:style-name="ce2" office:value-type="float" office:value="520" calcext:value-type="float">
            <text:p>520.0</text:p>
          </table:table-cell>
          <table:table-cell table:style-name="ce4" table:formula="of:=[.C121]/[.$C$146]" office:value-type="float" office:value="0.988332399145497" calcext:value-type="float">
            <text:p>0.99</text:p>
          </table:table-cell>
          <table:table-cell table:style-name="ce4" table:formula="of:=AVERAGE([.D121:.H121])" office:value-type="float" office:value="-300.813" calcext:value-type="float">
            <text:p>-300.81</text:p>
          </table:table-cell>
          <table:table-cell table:style-name="ce4" office:value-type="float" office:value="-300.51" calcext:value-type="float">
            <text:p>-300.51</text:p>
          </table:table-cell>
          <table:table-cell table:style-name="ce4" office:value-type="float" office:value="-301.14" calcext:value-type="float">
            <text:p>-301.14</text:p>
          </table:table-cell>
          <table:table-cell table:style-name="ce4" office:value-type="float" office:value="-301.82" calcext:value-type="float">
            <text:p>-301.82</text:p>
          </table:table-cell>
          <table:table-cell table:style-name="ce4" office:value-type="float" office:value="-299.6" calcext:value-type="float">
            <text:p>-299.60</text:p>
          </table:table-cell>
          <table:table-cell table:style-name="ce4" office:value-type="float" office:value="-300.995" calcext:value-type="float">
            <text:p>-301.00</text:p>
          </table:table-cell>
          <table:table-cell table:number-columns-repeated="1016"/>
        </table:table-row>
        <table:table-row table:style-name="ro1">
          <table:table-cell table:style-name="ce2" office:value-type="float" office:value="540" calcext:value-type="float">
            <text:p>540.0</text:p>
          </table:table-cell>
          <table:table-cell table:style-name="ce4" table:formula="of:=[.C122]/[.$C$146]" office:value-type="float" office:value="0.978747829081081" calcext:value-type="float">
            <text:p>0.98</text:p>
          </table:table-cell>
          <table:table-cell table:style-name="ce4" table:formula="of:=AVERAGE([.D122:.H122])" office:value-type="float" office:value="-297.8958" calcext:value-type="float">
            <text:p>-297.90</text:p>
          </table:table-cell>
          <table:table-cell table:style-name="ce4" office:value-type="float" office:value="-302.59" calcext:value-type="float">
            <text:p>-302.59</text:p>
          </table:table-cell>
          <table:table-cell table:style-name="ce4" office:value-type="float" office:value="-300.43" calcext:value-type="float">
            <text:p>-300.43</text:p>
          </table:table-cell>
          <table:table-cell table:style-name="ce4" office:value-type="float" office:value="-296.15" calcext:value-type="float">
            <text:p>-296.15</text:p>
          </table:table-cell>
          <table:table-cell table:style-name="ce4" office:value-type="float" office:value="-297.56" calcext:value-type="float">
            <text:p>-297.56</text:p>
          </table:table-cell>
          <table:table-cell table:style-name="ce4" office:value-type="float" office:value="-292.749" calcext:value-type="float">
            <text:p>-292.75</text:p>
          </table:table-cell>
          <table:table-cell table:number-columns-repeated="1016"/>
        </table:table-row>
        <table:table-row table:style-name="ro1">
          <table:table-cell table:style-name="ce2" office:value-type="float" office:value="560" calcext:value-type="float">
            <text:p>560.0</text:p>
          </table:table-cell>
          <table:table-cell table:style-name="ce4" table:formula="of:=[.C123]/[.$C$146]" office:value-type="float" office:value="0.990944401476915" calcext:value-type="float">
            <text:p>0.99</text:p>
          </table:table-cell>
          <table:table-cell table:style-name="ce4" table:formula="of:=AVERAGE([.D123:.H123])" office:value-type="float" office:value="-301.608" calcext:value-type="float">
            <text:p>-301.61</text:p>
          </table:table-cell>
          <table:table-cell table:style-name="ce4" office:value-type="float" office:value="-303.35" calcext:value-type="float">
            <text:p>-303.35</text:p>
          </table:table-cell>
          <table:table-cell table:style-name="ce4" office:value-type="float" office:value="-299.87" calcext:value-type="float">
            <text:p>-299.87</text:p>
          </table:table-cell>
          <table:table-cell table:style-name="ce4" office:value-type="float" office:value="-298.28" calcext:value-type="float">
            <text:p>-298.28</text:p>
          </table:table-cell>
          <table:table-cell table:style-name="ce4" office:value-type="float" office:value="-303.48" calcext:value-type="float">
            <text:p>-303.48</text:p>
          </table:table-cell>
          <table:table-cell table:style-name="ce4" office:value-type="float" office:value="-303.06" calcext:value-type="float">
            <text:p>-303.06</text:p>
          </table:table-cell>
          <table:table-cell table:number-columns-repeated="1016"/>
        </table:table-row>
        <table:table-row table:style-name="ro1">
          <table:table-cell table:style-name="ce2" office:value-type="float" office:value="580" calcext:value-type="float">
            <text:p>580.0</text:p>
          </table:table-cell>
          <table:table-cell table:style-name="ce4" table:formula="of:=[.C124]/[.$C$146]" office:value-type="float" office:value="0.981242209169147" calcext:value-type="float">
            <text:p>0.98</text:p>
          </table:table-cell>
          <table:table-cell table:style-name="ce4" table:formula="of:=AVERAGE([.D124:.H124])" office:value-type="float" office:value="-298.655" calcext:value-type="float">
            <text:p>-298.66</text:p>
          </table:table-cell>
          <table:table-cell table:style-name="ce4" office:value-type="float" office:value="-293.68" calcext:value-type="float">
            <text:p>-293.68</text:p>
          </table:table-cell>
          <table:table-cell table:style-name="ce4" office:value-type="float" office:value="-302.21" calcext:value-type="float">
            <text:p>-302.21</text:p>
          </table:table-cell>
          <table:table-cell table:style-name="ce4" office:value-type="float" office:value="-297.53" calcext:value-type="float">
            <text:p>-297.53</text:p>
          </table:table-cell>
          <table:table-cell table:style-name="ce4" office:value-type="float" office:value="-300.53" calcext:value-type="float">
            <text:p>-300.53</text:p>
          </table:table-cell>
          <table:table-cell table:style-name="ce4" office:value-type="float" office:value="-299.325" calcext:value-type="float">
            <text:p>-299.33</text:p>
          </table:table-cell>
          <table:table-cell table:number-columns-repeated="1016"/>
        </table:table-row>
        <table:table-row table:style-name="ro1">
          <table:table-cell table:style-name="ce2" office:value-type="float" office:value="600" calcext:value-type="float">
            <text:p>600.0</text:p>
          </table:table-cell>
          <table:table-cell table:style-name="ce4" table:formula="of:=[.C125]/[.$C$146]" office:value-type="float" office:value="0.981323033392232" calcext:value-type="float">
            <text:p>0.98</text:p>
          </table:table-cell>
          <table:table-cell table:style-name="ce4" table:formula="of:=AVERAGE([.D125:.H125])" office:value-type="float" office:value="-298.6796" calcext:value-type="float">
            <text:p>-298.68</text:p>
          </table:table-cell>
          <table:table-cell table:style-name="ce4" office:value-type="float" office:value="-298.8" calcext:value-type="float">
            <text:p>-298.80</text:p>
          </table:table-cell>
          <table:table-cell table:style-name="ce4" office:value-type="float" office:value="-299.19" calcext:value-type="float">
            <text:p>-299.19</text:p>
          </table:table-cell>
          <table:table-cell table:style-name="ce4" office:value-type="float" office:value="-299.57" calcext:value-type="float">
            <text:p>-299.57</text:p>
          </table:table-cell>
          <table:table-cell table:style-name="ce4" office:value-type="float" office:value="-295.39" calcext:value-type="float">
            <text:p>-295.39</text:p>
          </table:table-cell>
          <table:table-cell table:style-name="ce4" office:value-type="float" office:value="-300.448" calcext:value-type="float">
            <text:p>-300.45</text:p>
          </table:table-cell>
          <table:table-cell table:number-columns-repeated="1016"/>
        </table:table-row>
        <table:table-row table:style-name="ro1">
          <table:table-cell table:style-name="ce2" office:value-type="float" office:value="620" calcext:value-type="float">
            <text:p>620.0</text:p>
          </table:table-cell>
          <table:table-cell table:style-name="ce4" table:formula="of:=[.C126]/[.$C$146]" office:value-type="float" office:value="0.985002835418883" calcext:value-type="float">
            <text:p>0.99</text:p>
          </table:table-cell>
          <table:table-cell table:style-name="ce4" table:formula="of:=AVERAGE([.D126:.H126])" office:value-type="float" office:value="-299.7996" calcext:value-type="float">
            <text:p>-299.80</text:p>
          </table:table-cell>
          <table:table-cell table:style-name="ce4" office:value-type="float" office:value="-303.24" calcext:value-type="float">
            <text:p>-303.24</text:p>
          </table:table-cell>
          <table:table-cell table:style-name="ce4" office:value-type="float" office:value="-297.78" calcext:value-type="float">
            <text:p>-297.78</text:p>
          </table:table-cell>
          <table:table-cell table:style-name="ce4" office:value-type="float" office:value="-295.86" calcext:value-type="float">
            <text:p>-295.86</text:p>
          </table:table-cell>
          <table:table-cell table:style-name="ce4" office:value-type="float" office:value="-300.93" calcext:value-type="float">
            <text:p>-300.93</text:p>
          </table:table-cell>
          <table:table-cell table:style-name="ce4" office:value-type="float" office:value="-301.188" calcext:value-type="float">
            <text:p>-301.19</text:p>
          </table:table-cell>
          <table:table-cell table:number-columns-repeated="1016"/>
        </table:table-row>
        <table:table-row table:style-name="ro1">
          <table:table-cell table:style-name="ce2" office:value-type="float" office:value="640" calcext:value-type="float">
            <text:p>640.0</text:p>
          </table:table-cell>
          <table:table-cell table:style-name="ce4" table:formula="of:=[.C127]/[.$C$146]" office:value-type="float" office:value="0.985970754773393" calcext:value-type="float">
            <text:p>0.99</text:p>
          </table:table-cell>
          <table:table-cell table:style-name="ce4" table:formula="of:=AVERAGE([.D127:.H127])" office:value-type="float" office:value="-300.0942" calcext:value-type="float">
            <text:p>-300.09</text:p>
          </table:table-cell>
          <table:table-cell table:style-name="ce4" office:value-type="float" office:value="-298.24" calcext:value-type="float">
            <text:p>-298.24</text:p>
          </table:table-cell>
          <table:table-cell table:style-name="ce4" office:value-type="float" office:value="-301.7" calcext:value-type="float">
            <text:p>-301.70</text:p>
          </table:table-cell>
          <table:table-cell table:style-name="ce4" office:value-type="float" office:value="-298.3" calcext:value-type="float">
            <text:p>-298.30</text:p>
          </table:table-cell>
          <table:table-cell table:style-name="ce4" office:value-type="float" office:value="-297.57" calcext:value-type="float">
            <text:p>-297.57</text:p>
          </table:table-cell>
          <table:table-cell table:style-name="ce4" office:value-type="float" office:value="-304.661" calcext:value-type="float">
            <text:p>-304.66</text:p>
          </table:table-cell>
          <table:table-cell table:number-columns-repeated="1016"/>
        </table:table-row>
        <table:table-row table:style-name="ro1">
          <table:table-cell table:style-name="ce2" office:value-type="float" office:value="660" calcext:value-type="float">
            <text:p>660.0</text:p>
          </table:table-cell>
          <table:table-cell table:style-name="ce4" table:formula="of:=[.C128]/[.$C$146]" office:value-type="float" office:value="0.978979130922756" calcext:value-type="float">
            <text:p>0.98</text:p>
          </table:table-cell>
          <table:table-cell table:style-name="ce4" table:formula="of:=AVERAGE([.D128:.H128])" office:value-type="float" office:value="-297.9662" calcext:value-type="float">
            <text:p>-297.97</text:p>
          </table:table-cell>
          <table:table-cell table:style-name="ce4" office:value-type="float" office:value="-298.22" calcext:value-type="float">
            <text:p>-298.22</text:p>
          </table:table-cell>
          <table:table-cell table:style-name="ce4" office:value-type="float" office:value="-298.27" calcext:value-type="float">
            <text:p>-298.27</text:p>
          </table:table-cell>
          <table:table-cell table:style-name="ce4" office:value-type="float" office:value="-298.68" calcext:value-type="float">
            <text:p>-298.68</text:p>
          </table:table-cell>
          <table:table-cell table:style-name="ce4" office:value-type="float" office:value="-300.02" calcext:value-type="float">
            <text:p>-300.02</text:p>
          </table:table-cell>
          <table:table-cell table:style-name="ce4" office:value-type="float" office:value="-294.641" calcext:value-type="float">
            <text:p>-294.64</text:p>
          </table:table-cell>
          <table:table-cell table:number-columns-repeated="1016"/>
        </table:table-row>
        <table:table-row table:style-name="ro1">
          <table:table-cell table:style-name="ce2" office:value-type="float" office:value="680" calcext:value-type="float">
            <text:p>680.0</text:p>
          </table:table-cell>
          <table:table-cell table:style-name="ce4" table:formula="of:=[.C129]/[.$C$146]" office:value-type="float" office:value="0.984051343751992" calcext:value-type="float">
            <text:p>0.98</text:p>
          </table:table-cell>
          <table:table-cell table:style-name="ce4" table:formula="of:=AVERAGE([.D129:.H129])" office:value-type="float" office:value="-299.51" calcext:value-type="float">
            <text:p>-299.51</text:p>
          </table:table-cell>
          <table:table-cell table:style-name="ce4" office:value-type="float" office:value="-301.32" calcext:value-type="float">
            <text:p>-301.32</text:p>
          </table:table-cell>
          <table:table-cell table:style-name="ce4" office:value-type="float" office:value="-301.71" calcext:value-type="float">
            <text:p>-301.71</text:p>
          </table:table-cell>
          <table:table-cell table:style-name="ce4" office:value-type="float" office:value="-296.97" calcext:value-type="float">
            <text:p>-296.97</text:p>
          </table:table-cell>
          <table:table-cell table:style-name="ce4" office:value-type="float" office:value="-297.05" calcext:value-type="float">
            <text:p>-297.05</text:p>
          </table:table-cell>
          <table:table-cell table:style-name="ce4" office:value-type="float" office:value="-300.5" calcext:value-type="float">
            <text:p>-300.50</text:p>
          </table:table-cell>
          <table:table-cell table:number-columns-repeated="1016"/>
        </table:table-row>
        <table:table-row table:style-name="ro1">
          <table:table-cell table:style-name="ce2" office:value-type="float" office:value="700" calcext:value-type="float">
            <text:p>700.0</text:p>
          </table:table-cell>
          <table:table-cell table:style-name="ce4" table:formula="of:=[.C130]/[.$C$146]" office:value-type="float" office:value="0.976998608903413" calcext:value-type="float">
            <text:p>0.98</text:p>
          </table:table-cell>
          <table:table-cell table:style-name="ce4" table:formula="of:=AVERAGE([.D130:.H130])" office:value-type="float" office:value="-297.3634" calcext:value-type="float">
            <text:p>-297.36</text:p>
          </table:table-cell>
          <table:table-cell table:style-name="ce4" office:value-type="float" office:value="-295.58" calcext:value-type="float">
            <text:p>-295.58</text:p>
          </table:table-cell>
          <table:table-cell table:style-name="ce4" office:value-type="float" office:value="-298.48" calcext:value-type="float">
            <text:p>-298.48</text:p>
          </table:table-cell>
          <table:table-cell table:style-name="ce4" office:value-type="float" office:value="-295.8" calcext:value-type="float">
            <text:p>-295.80</text:p>
          </table:table-cell>
          <table:table-cell table:style-name="ce4" office:value-type="float" office:value="-298.63" calcext:value-type="float">
            <text:p>-298.63</text:p>
          </table:table-cell>
          <table:table-cell table:style-name="ce4" office:value-type="float" office:value="-298.327" calcext:value-type="float">
            <text:p>-298.33</text:p>
          </table:table-cell>
          <table:table-cell table:number-columns-repeated="1016"/>
        </table:table-row>
        <table:table-row table:style-name="ro1">
          <table:table-cell table:style-name="ce2" office:value-type="float" office:value="720" calcext:value-type="float">
            <text:p>720.0</text:p>
          </table:table-cell>
          <table:table-cell table:style-name="ce4" table:formula="of:=[.C131]/[.$C$146]" office:value-type="float" office:value="0.982321836799466" calcext:value-type="float">
            <text:p>0.98</text:p>
          </table:table-cell>
          <table:table-cell table:style-name="ce4" table:formula="of:=AVERAGE([.D131:.H131])" office:value-type="float" office:value="-298.9836" calcext:value-type="float">
            <text:p>-298.98</text:p>
          </table:table-cell>
          <table:table-cell table:style-name="ce4" office:value-type="float" office:value="-298" calcext:value-type="float">
            <text:p>-298.00</text:p>
          </table:table-cell>
          <table:table-cell table:style-name="ce4" office:value-type="float" office:value="-299.08" calcext:value-type="float">
            <text:p>-299.08</text:p>
          </table:table-cell>
          <table:table-cell table:style-name="ce4" office:value-type="float" office:value="-296.37" calcext:value-type="float">
            <text:p>-296.37</text:p>
          </table:table-cell>
          <table:table-cell table:style-name="ce4" office:value-type="float" office:value="-300.65" calcext:value-type="float">
            <text:p>-300.65</text:p>
          </table:table-cell>
          <table:table-cell table:style-name="ce4" office:value-type="float" office:value="-300.818" calcext:value-type="float">
            <text:p>-300.82</text:p>
          </table:table-cell>
          <table:table-cell table:number-columns-repeated="1016"/>
        </table:table-row>
        <table:table-row table:style-name="ro1">
          <table:table-cell table:style-name="ce2" office:value-type="float" office:value="740" calcext:value-type="float">
            <text:p>740.0</text:p>
          </table:table-cell>
          <table:table-cell table:style-name="ce4" table:formula="of:=[.C132]/[.$C$146]" office:value-type="float" office:value="0.979573813214563" calcext:value-type="float">
            <text:p>0.98</text:p>
          </table:table-cell>
          <table:table-cell table:style-name="ce4" table:formula="of:=AVERAGE([.D132:.H132])" office:value-type="float" office:value="-298.1472" calcext:value-type="float">
            <text:p>-298.15</text:p>
          </table:table-cell>
          <table:table-cell table:style-name="ce4" office:value-type="float" office:value="-297.07" calcext:value-type="float">
            <text:p>-297.07</text:p>
          </table:table-cell>
          <table:table-cell table:style-name="ce4" office:value-type="float" office:value="-294.34" calcext:value-type="float">
            <text:p>-294.34</text:p>
          </table:table-cell>
          <table:table-cell table:style-name="ce4" office:value-type="float" office:value="-301.05" calcext:value-type="float">
            <text:p>-301.05</text:p>
          </table:table-cell>
          <table:table-cell table:style-name="ce4" office:value-type="float" office:value="-294.64" calcext:value-type="float">
            <text:p>-294.64</text:p>
          </table:table-cell>
          <table:table-cell table:style-name="ce4" office:value-type="float" office:value="-303.636" calcext:value-type="float">
            <text:p>-303.64</text:p>
          </table:table-cell>
          <table:table-cell table:number-columns-repeated="1016"/>
        </table:table-row>
        <table:table-row table:style-name="ro1">
          <table:table-cell table:style-name="ce2" office:value-type="float" office:value="760" calcext:value-type="float">
            <text:p>760.0</text:p>
          </table:table-cell>
          <table:table-cell table:style-name="ce4" table:formula="of:=[.C133]/[.$C$146]" office:value-type="float" office:value="0.981070704110405" calcext:value-type="float">
            <text:p>0.98</text:p>
          </table:table-cell>
          <table:table-cell table:style-name="ce4" table:formula="of:=AVERAGE([.D133:.H133])" office:value-type="float" office:value="-298.6028" calcext:value-type="float">
            <text:p>-298.60</text:p>
          </table:table-cell>
          <table:table-cell table:style-name="ce4" office:value-type="float" office:value="-301.92" calcext:value-type="float">
            <text:p>-301.92</text:p>
          </table:table-cell>
          <table:table-cell table:style-name="ce4" office:value-type="float" office:value="-291.46" calcext:value-type="float">
            <text:p>-291.46</text:p>
          </table:table-cell>
          <table:table-cell table:style-name="ce4" office:value-type="float" office:value="-299.02" calcext:value-type="float">
            <text:p>-299.02</text:p>
          </table:table-cell>
          <table:table-cell table:style-name="ce4" office:value-type="float" office:value="-298.69" calcext:value-type="float">
            <text:p>-298.69</text:p>
          </table:table-cell>
          <table:table-cell table:style-name="ce4" office:value-type="float" office:value="-301.924" calcext:value-type="float">
            <text:p>-301.92</text:p>
          </table:table-cell>
          <table:table-cell table:number-columns-repeated="1016"/>
        </table:table-row>
        <table:table-row table:style-name="ro1">
          <table:table-cell table:style-name="ce2" office:value-type="float" office:value="780" calcext:value-type="float">
            <text:p>780.0</text:p>
          </table:table-cell>
          <table:table-cell table:style-name="ce4" table:formula="of:=[.C134]/[.$C$146]" office:value-type="float" office:value="0.980694181510178" calcext:value-type="float">
            <text:p>0.98</text:p>
          </table:table-cell>
          <table:table-cell table:style-name="ce4" table:formula="of:=AVERAGE([.D134:.H134])" office:value-type="float" office:value="-298.4882" calcext:value-type="float">
            <text:p>-298.49</text:p>
          </table:table-cell>
          <table:table-cell table:style-name="ce4" office:value-type="float" office:value="-301.2" calcext:value-type="float">
            <text:p>-301.20</text:p>
          </table:table-cell>
          <table:table-cell table:style-name="ce4" office:value-type="float" office:value="-293.87" calcext:value-type="float">
            <text:p>-293.87</text:p>
          </table:table-cell>
          <table:table-cell table:style-name="ce4" office:value-type="float" office:value="-299.58" calcext:value-type="float">
            <text:p>-299.58</text:p>
          </table:table-cell>
          <table:table-cell table:style-name="ce4" office:value-type="float" office:value="-302.95" calcext:value-type="float">
            <text:p>-302.95</text:p>
          </table:table-cell>
          <table:table-cell table:style-name="ce4" office:value-type="float" office:value="-294.841" calcext:value-type="float">
            <text:p>-294.84</text:p>
          </table:table-cell>
          <table:table-cell table:number-columns-repeated="1016"/>
        </table:table-row>
        <table:table-row table:style-name="ro1">
          <table:table-cell table:style-name="ce2" office:value-type="float" office:value="800" calcext:value-type="float">
            <text:p>800.0</text:p>
          </table:table-cell>
          <table:table-cell table:style-name="ce4" table:formula="of:=[.C135]/[.$C$146]" office:value-type="float" office:value="0.984166994672829" calcext:value-type="float">
            <text:p>0.98</text:p>
          </table:table-cell>
          <table:table-cell table:style-name="ce4" table:formula="of:=AVERAGE([.D135:.H135])" office:value-type="float" office:value="-299.5452" calcext:value-type="float">
            <text:p>-299.55</text:p>
          </table:table-cell>
          <table:table-cell table:style-name="ce4" office:value-type="float" office:value="-299.43" calcext:value-type="float">
            <text:p>-299.43</text:p>
          </table:table-cell>
          <table:table-cell table:style-name="ce4" office:value-type="float" office:value="-298.83" calcext:value-type="float">
            <text:p>-298.83</text:p>
          </table:table-cell>
          <table:table-cell table:style-name="ce4" office:value-type="float" office:value="-302.73" calcext:value-type="float">
            <text:p>-302.73</text:p>
          </table:table-cell>
          <table:table-cell table:style-name="ce4" office:value-type="float" office:value="-296.5" calcext:value-type="float">
            <text:p>-296.50</text:p>
          </table:table-cell>
          <table:table-cell table:style-name="ce4" office:value-type="float" office:value="-300.236" calcext:value-type="float">
            <text:p>-300.24</text:p>
          </table:table-cell>
          <table:table-cell table:number-columns-repeated="1016"/>
        </table:table-row>
        <table:table-row table:style-name="ro1">
          <table:table-cell table:style-name="ce2" office:value-type="float" office:value="820" calcext:value-type="float">
            <text:p>820.0</text:p>
          </table:table-cell>
          <table:table-cell table:style-name="ce4" table:formula="of:=[.C136]/[.$C$146]" office:value-type="float" office:value="0.978622978655177" calcext:value-type="float">
            <text:p>0.98</text:p>
          </table:table-cell>
          <table:table-cell table:style-name="ce4" table:formula="of:=AVERAGE([.D136:.H136])" office:value-type="float" office:value="-297.8578" calcext:value-type="float">
            <text:p>-297.86</text:p>
          </table:table-cell>
          <table:table-cell table:style-name="ce4" office:value-type="float" office:value="-293.07" calcext:value-type="float">
            <text:p>-293.07</text:p>
          </table:table-cell>
          <table:table-cell table:style-name="ce4" office:value-type="float" office:value="-299.03" calcext:value-type="float">
            <text:p>-299.03</text:p>
          </table:table-cell>
          <table:table-cell table:style-name="ce4" office:value-type="float" office:value="-298.13" calcext:value-type="float">
            <text:p>-298.13</text:p>
          </table:table-cell>
          <table:table-cell table:style-name="ce4" office:value-type="float" office:value="-300.53" calcext:value-type="float">
            <text:p>-300.53</text:p>
          </table:table-cell>
          <table:table-cell table:style-name="ce4" office:value-type="float" office:value="-298.529" calcext:value-type="float">
            <text:p>-298.53</text:p>
          </table:table-cell>
          <table:table-cell table:number-columns-repeated="1016"/>
        </table:table-row>
        <table:table-row table:style-name="ro1">
          <table:table-cell table:style-name="ce2" office:value-type="float" office:value="840" calcext:value-type="float">
            <text:p>840.0</text:p>
          </table:table-cell>
          <table:table-cell table:style-name="ce4" table:formula="of:=[.C137]/[.$C$146]" office:value-type="float" office:value="0.979912880687019" calcext:value-type="float">
            <text:p>0.98</text:p>
          </table:table-cell>
          <table:table-cell table:style-name="ce4" table:formula="of:=AVERAGE([.D137:.H137])" office:value-type="float" office:value="-298.2504" calcext:value-type="float">
            <text:p>-298.25</text:p>
          </table:table-cell>
          <table:table-cell table:style-name="ce4" office:value-type="float" office:value="-299.37" calcext:value-type="float">
            <text:p>-299.37</text:p>
          </table:table-cell>
          <table:table-cell table:style-name="ce4" office:value-type="float" office:value="-298.8" calcext:value-type="float">
            <text:p>-298.80</text:p>
          </table:table-cell>
          <table:table-cell table:style-name="ce4" office:value-type="float" office:value="-295.28" calcext:value-type="float">
            <text:p>-295.28</text:p>
          </table:table-cell>
          <table:table-cell table:style-name="ce4" office:value-type="float" office:value="-300.65" calcext:value-type="float">
            <text:p>-300.65</text:p>
          </table:table-cell>
          <table:table-cell table:style-name="ce4" office:value-type="float" office:value="-297.152" calcext:value-type="float">
            <text:p>-297.15</text:p>
          </table:table-cell>
          <table:table-cell table:number-columns-repeated="1016"/>
        </table:table-row>
        <table:table-row table:style-name="ro1">
          <table:table-cell table:style-name="ce2" office:value-type="float" office:value="860" calcext:value-type="float">
            <text:p>860.0</text:p>
          </table:table-cell>
          <table:table-cell table:style-name="ce4" table:formula="of:=[.C138]/[.$C$146]" office:value-type="float" office:value="0.97810846347895" calcext:value-type="float">
            <text:p>0.98</text:p>
          </table:table-cell>
          <table:table-cell table:style-name="ce4" table:formula="of:=AVERAGE([.D138:.H138])" office:value-type="float" office:value="-297.7012" calcext:value-type="float">
            <text:p>-297.70</text:p>
          </table:table-cell>
          <table:table-cell table:style-name="ce4" office:value-type="float" office:value="-296.85" calcext:value-type="float">
            <text:p>-296.85</text:p>
          </table:table-cell>
          <table:table-cell table:style-name="ce4" office:value-type="float" office:value="-302.11" calcext:value-type="float">
            <text:p>-302.11</text:p>
          </table:table-cell>
          <table:table-cell table:style-name="ce4" office:value-type="float" office:value="-294.44" calcext:value-type="float">
            <text:p>-294.44</text:p>
          </table:table-cell>
          <table:table-cell table:style-name="ce4" office:value-type="float" office:value="-296.47" calcext:value-type="float">
            <text:p>-296.47</text:p>
          </table:table-cell>
          <table:table-cell table:style-name="ce4" office:value-type="float" office:value="-298.636" calcext:value-type="float">
            <text:p>-298.64</text:p>
          </table:table-cell>
          <table:table-cell table:number-columns-repeated="1016"/>
        </table:table-row>
        <table:table-row table:style-name="ro1">
          <table:table-cell table:style-name="ce2" office:value-type="float" office:value="880" calcext:value-type="float">
            <text:p>880.0</text:p>
          </table:table-cell>
          <table:table-cell table:style-name="ce4" table:formula="of:=[.C139]/[.$C$146]" office:value-type="float" office:value="0.977929073130152" calcext:value-type="float">
            <text:p>0.98</text:p>
          </table:table-cell>
          <table:table-cell table:style-name="ce4" table:formula="of:=AVERAGE([.D139:.H139])" office:value-type="float" office:value="-297.6466" calcext:value-type="float">
            <text:p>-297.65</text:p>
          </table:table-cell>
          <table:table-cell table:style-name="ce4" office:value-type="float" office:value="-297.63" calcext:value-type="float">
            <text:p>-297.63</text:p>
          </table:table-cell>
          <table:table-cell table:style-name="ce4" office:value-type="float" office:value="-298.39" calcext:value-type="float">
            <text:p>-298.39</text:p>
          </table:table-cell>
          <table:table-cell table:style-name="ce4" office:value-type="float" office:value="-296.73" calcext:value-type="float">
            <text:p>-296.73</text:p>
          </table:table-cell>
          <table:table-cell table:style-name="ce4" office:value-type="float" office:value="-299.69" calcext:value-type="float">
            <text:p>-299.69</text:p>
          </table:table-cell>
          <table:table-cell table:style-name="ce4" office:value-type="float" office:value="-295.793" calcext:value-type="float">
            <text:p>-295.79</text:p>
          </table:table-cell>
          <table:table-cell table:number-columns-repeated="1016"/>
        </table:table-row>
        <table:table-row table:style-name="ro1">
          <table:table-cell table:style-name="ce2" office:value-type="float" office:value="900" calcext:value-type="float">
            <text:p>900.0</text:p>
          </table:table-cell>
          <table:table-cell table:style-name="ce4" table:formula="of:=[.C140]/[.$C$146]" office:value-type="float" office:value="0.987489987324396" calcext:value-type="float">
            <text:p>0.99</text:p>
          </table:table-cell>
          <table:table-cell table:style-name="ce4" table:formula="of:=AVERAGE([.D140:.H140])" office:value-type="float" office:value="-300.5566" calcext:value-type="float">
            <text:p>-300.56</text:p>
          </table:table-cell>
          <table:table-cell table:style-name="ce4" office:value-type="float" office:value="-299.1" calcext:value-type="float">
            <text:p>-299.10</text:p>
          </table:table-cell>
          <table:table-cell table:style-name="ce4" office:value-type="float" office:value="-303.15" calcext:value-type="float">
            <text:p>-303.15</text:p>
          </table:table-cell>
          <table:table-cell table:style-name="ce4" office:value-type="float" office:value="-300.47" calcext:value-type="float">
            <text:p>-300.47</text:p>
          </table:table-cell>
          <table:table-cell table:style-name="ce4" office:value-type="float" office:value="-296.86" calcext:value-type="float">
            <text:p>-296.86</text:p>
          </table:table-cell>
          <table:table-cell table:style-name="ce4" office:value-type="float" office:value="-303.203" calcext:value-type="float">
            <text:p>-303.20</text:p>
          </table:table-cell>
          <table:table-cell table:number-columns-repeated="1016"/>
        </table:table-row>
        <table:table-row table:style-name="ro1">
          <table:table-cell table:style-name="ce2" office:value-type="float" office:value="920" calcext:value-type="float">
            <text:p>920.0</text:p>
          </table:table-cell>
          <table:table-cell table:style-name="ce4" table:formula="of:=[.C141]/[.$C$146]" office:value-type="float" office:value="0.981683785412345" calcext:value-type="float">
            <text:p>0.98</text:p>
          </table:table-cell>
          <table:table-cell table:style-name="ce4" table:formula="of:=AVERAGE([.D141:.H141])" office:value-type="float" office:value="-298.7894" calcext:value-type="float">
            <text:p>-298.79</text:p>
          </table:table-cell>
          <table:table-cell table:style-name="ce4" office:value-type="float" office:value="-298.82" calcext:value-type="float">
            <text:p>-298.82</text:p>
          </table:table-cell>
          <table:table-cell table:style-name="ce4" office:value-type="float" office:value="-294.11" calcext:value-type="float">
            <text:p>-294.11</text:p>
          </table:table-cell>
          <table:table-cell table:style-name="ce4" office:value-type="float" office:value="-299.85" calcext:value-type="float">
            <text:p>-299.85</text:p>
          </table:table-cell>
          <table:table-cell table:style-name="ce4" office:value-type="float" office:value="-301.45" calcext:value-type="float">
            <text:p>-301.45</text:p>
          </table:table-cell>
          <table:table-cell table:style-name="ce4" office:value-type="float" office:value="-299.717" calcext:value-type="float">
            <text:p>-299.72</text:p>
          </table:table-cell>
          <table:table-cell table:number-columns-repeated="1016"/>
        </table:table-row>
        <table:table-row table:style-name="ro1">
          <table:table-cell table:style-name="ce2" office:value-type="float" office:value="940" calcext:value-type="float">
            <text:p>940.0</text:p>
          </table:table-cell>
          <table:table-cell table:style-name="ce4" table:formula="of:=[.C142]/[.$C$146]" office:value-type="float" office:value="0.986625890955638" calcext:value-type="float">
            <text:p>0.99</text:p>
          </table:table-cell>
          <table:table-cell table:style-name="ce4" table:formula="of:=AVERAGE([.D142:.H142])" office:value-type="float" office:value="-300.2936" calcext:value-type="float">
            <text:p>-300.29</text:p>
          </table:table-cell>
          <table:table-cell table:style-name="ce4" office:value-type="float" office:value="-302.09" calcext:value-type="float">
            <text:p>-302.09</text:p>
          </table:table-cell>
          <table:table-cell table:style-name="ce4" office:value-type="float" office:value="-298.71" calcext:value-type="float">
            <text:p>-298.71</text:p>
          </table:table-cell>
          <table:table-cell table:style-name="ce4" office:value-type="float" office:value="-303.12" calcext:value-type="float">
            <text:p>-303.12</text:p>
          </table:table-cell>
          <table:table-cell table:style-name="ce4" office:value-type="float" office:value="-301.38" calcext:value-type="float">
            <text:p>-301.38</text:p>
          </table:table-cell>
          <table:table-cell table:style-name="ce4" office:value-type="float" office:value="-296.168" calcext:value-type="float">
            <text:p>-296.17</text:p>
          </table:table-cell>
          <table:table-cell table:number-columns-repeated="1016"/>
        </table:table-row>
        <table:table-row table:style-name="ro1">
          <table:table-cell table:style-name="ce2" office:value-type="float" office:value="960" calcext:value-type="float">
            <text:p>960.0</text:p>
          </table:table-cell>
          <table:table-cell table:style-name="ce4" table:formula="of:=[.C143]/[.$C$146]" office:value-type="float" office:value="0.98078289102332" calcext:value-type="float">
            <text:p>0.98</text:p>
          </table:table-cell>
          <table:table-cell table:style-name="ce4" table:formula="of:=AVERAGE([.D143:.H143])" office:value-type="float" office:value="-298.5152" calcext:value-type="float">
            <text:p>-298.52</text:p>
          </table:table-cell>
          <table:table-cell table:style-name="ce4" office:value-type="float" office:value="-298.11" calcext:value-type="float">
            <text:p>-298.11</text:p>
          </table:table-cell>
          <table:table-cell table:style-name="ce4" office:value-type="float" office:value="-298.22" calcext:value-type="float">
            <text:p>-298.22</text:p>
          </table:table-cell>
          <table:table-cell table:style-name="ce4" office:value-type="float" office:value="-300.21" calcext:value-type="float">
            <text:p>-300.21</text:p>
          </table:table-cell>
          <table:table-cell table:style-name="ce4" office:value-type="float" office:value="-299.97" calcext:value-type="float">
            <text:p>-299.97</text:p>
          </table:table-cell>
          <table:table-cell table:style-name="ce4" office:value-type="float" office:value="-296.066" calcext:value-type="float">
            <text:p>-296.07</text:p>
          </table:table-cell>
          <table:table-cell table:number-columns-repeated="1016"/>
        </table:table-row>
        <table:table-row table:style-name="ro1">
          <table:table-cell table:style-name="ce2" office:value-type="float" office:value="980" calcext:value-type="float">
            <text:p>980.0</text:p>
          </table:table-cell>
          <table:table-cell table:style-name="ce4" table:formula="of:=[.C144]/[.$C$146]" office:value-type="float" office:value="0.983867353650659" calcext:value-type="float">
            <text:p>0.98</text:p>
          </table:table-cell>
          <table:table-cell table:style-name="ce4" table:formula="of:=AVERAGE([.D144:.H144])" office:value-type="float" office:value="-299.454" calcext:value-type="float">
            <text:p>-299.45</text:p>
          </table:table-cell>
          <table:table-cell table:style-name="ce4" office:value-type="float" office:value="-301.37" calcext:value-type="float">
            <text:p>-301.37</text:p>
          </table:table-cell>
          <table:table-cell table:style-name="ce4" office:value-type="float" office:value="-297.6" calcext:value-type="float">
            <text:p>-297.60</text:p>
          </table:table-cell>
          <table:table-cell table:style-name="ce4" office:value-type="float" office:value="-299.93" calcext:value-type="float">
            <text:p>-299.93</text:p>
          </table:table-cell>
          <table:table-cell table:style-name="ce4" office:value-type="float" office:value="-298.89" calcext:value-type="float">
            <text:p>-298.89</text:p>
          </table:table-cell>
          <table:table-cell table:style-name="ce4" office:value-type="float" office:value="-299.48" calcext:value-type="float">
            <text:p>-299.48</text:p>
          </table:table-cell>
          <table:table-cell table:number-columns-repeated="1016"/>
        </table:table-row>
        <table:table-row table:style-name="ro1">
          <table:table-cell table:style-name="ce2" office:value-type="float" office:value="1000" calcext:value-type="float">
            <text:p>1,000.0</text:p>
          </table:table-cell>
          <table:table-cell table:style-name="ce4" table:formula="of:=[.C145]/[.$C$146]" office:value-type="float" office:value="0.984797160769893" calcext:value-type="float">
            <text:p>0.98</text:p>
          </table:table-cell>
          <table:table-cell table:style-name="ce4" table:formula="of:=AVERAGE([.D145:.H145])" office:value-type="float" office:value="-299.737" calcext:value-type="float">
            <text:p>-299.74</text:p>
          </table:table-cell>
          <table:table-cell table:style-name="ce4" office:value-type="float" office:value="-299" calcext:value-type="float">
            <text:p>-299.00</text:p>
          </table:table-cell>
          <table:table-cell table:style-name="ce4" office:value-type="float" office:value="-300.69" calcext:value-type="float">
            <text:p>-300.69</text:p>
          </table:table-cell>
          <table:table-cell table:style-name="ce4" office:value-type="float" office:value="-300.72" calcext:value-type="float">
            <text:p>-300.72</text:p>
          </table:table-cell>
          <table:table-cell table:style-name="ce4" office:value-type="float" office:value="-296.78" calcext:value-type="float">
            <text:p>-296.78</text:p>
          </table:table-cell>
          <table:table-cell table:style-name="ce4" office:value-type="float" office:value="-301.495" calcext:value-type="float">
            <text:p>-301.5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Mínimo</text:p>
          </table:table-cell>
          <table:covered-table-cell/>
          <table:table-cell table:style-name="ce5" table:formula="of:=AVERAGE([.D146:.H146])" office:value-type="float" office:value="-304.3642" calcext:value-type="float">
            <text:p>-304.36</text:p>
          </table:table-cell>
          <table:table-cell table:style-name="ce7" table:formula="of:=MIN([.D3:.D145])" office:value-type="float" office:value="-304" calcext:value-type="float">
            <text:p>-304.00</text:p>
          </table:table-cell>
          <table:table-cell table:style-name="ce7" table:formula="of:=MIN([.E3:.E145])" office:value-type="float" office:value="-305.43" calcext:value-type="float">
            <text:p>-305.43</text:p>
          </table:table-cell>
          <table:table-cell table:style-name="ce7" table:formula="of:=MIN([.F3:.F145])" office:value-type="float" office:value="-303.83" calcext:value-type="float">
            <text:p>-303.83</text:p>
          </table:table-cell>
          <table:table-cell table:style-name="ce7" table:formula="of:=MIN([.G3:.G145])" office:value-type="float" office:value="-303.9" calcext:value-type="float">
            <text:p>-303.90</text:p>
          </table:table-cell>
          <table:table-cell table:style-name="ce7" table:formula="of:=MIN([.H3:.H145])" office:value-type="float" office:value="-304.661" calcext:value-type="float">
            <text:p>-304.66</text:p>
          </table:table-cell>
          <table:table-cell table:number-columns-repeated="1016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50-Derivada" table:style-name="ta2"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>
            <text:p>q</text:p>
          </table:table-cell>
          <table:table-cell table:style-name="ce12" office:value-type="string" calcext:value-type="string">
            <text:p>Afinidade</text:p>
          </table:table-cell>
          <table:table-cell table:style-name="ce14" office:value-type="string" calcext:value-type="string">
            <text:p>q</text:p>
          </table:table-cell>
          <table:table-cell table:style-name="ce12" office:value-type="string" calcext:value-type="string">
            <text:p>Derivada</text:p>
          </table:table-cell>
          <table:table-cell table:number-columns-repeated="1020"/>
        </table:table-row>
        <table:table-row table:style-name="ro1">
          <table:table-cell table:style-name="ce9" office:value-type="float" office:value="0.1" calcext:value-type="float">
            <text:p>0.1</text:p>
          </table:table-cell>
          <table:table-cell table:style-name="ce13" office:value-type="float" office:value="-0.000097798533195406" calcext:value-type="float">
            <text:p>0.000</text:p>
          </table:table-cell>
          <table:table-cell table:style-name="ce15" table:formula="of:=([.A2]+[.A3])/2" office:value-type="float" office:value="0.15" calcext:value-type="float">
            <text:p>0.15</text:p>
          </table:table-cell>
          <table:table-cell table:style-name="ce16" table:formula="of:=([.B3]-[.B2])/([.A3]-[.A2])" office:value-type="float" office:value="0.0186508587305376" calcext:value-type="float">
            <text:p>0.01865</text:p>
          </table:table-cell>
          <table:table-cell table:number-columns-repeated="1020"/>
        </table:table-row>
        <table:table-row table:style-name="ro1">
          <table:table-cell table:style-name="ce9" office:value-type="float" office:value="0.2" calcext:value-type="float">
            <text:p>0.2</text:p>
          </table:table-cell>
          <table:table-cell table:style-name="ce13" office:value-type="float" office:value="0.00176728733985836" calcext:value-type="float">
            <text:p>0.002</text:p>
          </table:table-cell>
          <table:table-cell table:style-name="ce15" table:formula="of:=([.A3]+[.A4])/2" office:value-type="float" office:value="0.25" calcext:value-type="float">
            <text:p>0.25</text:p>
          </table:table-cell>
          <table:table-cell table:style-name="ce16" table:formula="of:=([.B4]-[.B3])/([.A4]-[.A3])" office:value-type="float" office:value="0.0224592185883664" calcext:value-type="float">
            <text:p>0.02246</text:p>
          </table:table-cell>
          <table:table-cell table:number-columns-repeated="1020"/>
        </table:table-row>
        <table:table-row table:style-name="ro1">
          <table:table-cell table:style-name="ce9" office:value-type="float" office:value="0.3" calcext:value-type="float">
            <text:p>0.3</text:p>
          </table:table-cell>
          <table:table-cell table:style-name="ce13" office:value-type="float" office:value="0.004013209198695" calcext:value-type="float">
            <text:p>0.004</text:p>
          </table:table-cell>
          <table:table-cell table:style-name="ce15" table:formula="of:=([.A4]+[.A5])/2" office:value-type="float" office:value="0.35" calcext:value-type="float">
            <text:p>0.35</text:p>
          </table:table-cell>
          <table:table-cell table:style-name="ce16" table:formula="of:=([.B5]-[.B4])/([.A5]-[.A4])" office:value-type="float" office:value="0.0253894459032917" calcext:value-type="float">
            <text:p>0.02539</text:p>
          </table:table-cell>
          <table:table-cell table:number-columns-repeated="1020"/>
        </table:table-row>
        <table:table-row table:style-name="ro1">
          <table:table-cell table:style-name="ce9" office:value-type="float" office:value="0.4" calcext:value-type="float">
            <text:p>0.4</text:p>
          </table:table-cell>
          <table:table-cell table:style-name="ce13" office:value-type="float" office:value="0.00655215378902416" calcext:value-type="float">
            <text:p>0.007</text:p>
          </table:table-cell>
          <table:table-cell table:style-name="ce15" table:formula="of:=([.A5]+[.A6])/2" office:value-type="float" office:value="0.45" calcext:value-type="float">
            <text:p>0.45</text:p>
          </table:table-cell>
          <table:table-cell table:style-name="ce16" table:formula="of:=([.B6]-[.B5])/([.A6]-[.A5])" office:value-type="float" office:value="0.0269359566059256" calcext:value-type="float">
            <text:p>0.02694</text:p>
          </table:table-cell>
          <table:table-cell table:number-columns-repeated="1020"/>
        </table:table-row>
        <table:table-row table:style-name="ro1">
          <table:table-cell table:style-name="ce9" office:value-type="float" office:value="0.5" calcext:value-type="float">
            <text:p>0.5</text:p>
          </table:table-cell>
          <table:table-cell table:style-name="ce13" office:value-type="float" office:value="0.00924574944961672" calcext:value-type="float">
            <text:p>0.009</text:p>
          </table:table-cell>
          <table:table-cell table:style-name="ce15" table:formula="of:=([.A6]+[.A7])/2" office:value-type="float" office:value="0.55" calcext:value-type="float">
            <text:p>0.55</text:p>
          </table:table-cell>
          <table:table-cell table:style-name="ce16" table:formula="of:=([.B7]-[.B6])/([.A7]-[.A6])" office:value-type="float" office:value="0.0277253255881807" calcext:value-type="float">
            <text:p>0.02773</text:p>
          </table:table-cell>
          <table:table-cell table:number-columns-repeated="1020"/>
        </table:table-row>
        <table:table-row table:style-name="ro1">
          <table:table-cell table:style-name="ce9" office:value-type="float" office:value="0.6" calcext:value-type="float">
            <text:p>0.6</text:p>
          </table:table-cell>
          <table:table-cell table:style-name="ce13" office:value-type="float" office:value="0.0120182820084348" calcext:value-type="float">
            <text:p>0.012</text:p>
          </table:table-cell>
          <table:table-cell table:style-name="ce15" table:formula="of:=([.A7]+[.A8])/2" office:value-type="float" office:value="0.65" calcext:value-type="float">
            <text:p>0.65</text:p>
          </table:table-cell>
          <table:table-cell table:style-name="ce16" table:formula="of:=([.B8]-[.B7])/([.A8]-[.A7])" office:value-type="float" office:value="0.0285757672210286" calcext:value-type="float">
            <text:p>0.02858</text:p>
          </table:table-cell>
          <table:table-cell table:number-columns-repeated="1020"/>
        </table:table-row>
        <table:table-row table:style-name="ro1">
          <table:table-cell table:style-name="ce9" office:value-type="float" office:value="0.7" calcext:value-type="float">
            <text:p>0.7</text:p>
          </table:table-cell>
          <table:table-cell table:style-name="ce13" office:value-type="float" office:value="0.0148758587305377" calcext:value-type="float">
            <text:p>0.015</text:p>
          </table:table-cell>
          <table:table-cell table:style-name="ce15" table:formula="of:=([.A8]+[.A9])/2" office:value-type="float" office:value="0.75" calcext:value-type="float">
            <text:p>0.75</text:p>
          </table:table-cell>
          <table:table-cell table:style-name="ce16" table:formula="of:=([.B9]-[.B8])/([.A9]-[.A8])" office:value-type="float" office:value="0.0291837749661813" calcext:value-type="float">
            <text:p>0.02918</text:p>
          </table:table-cell>
          <table:table-cell table:number-columns-repeated="1020"/>
        </table:table-row>
        <table:table-row table:style-name="ro1">
          <table:table-cell table:style-name="ce9" office:value-type="float" office:value="0.8" calcext:value-type="float">
            <text:p>0.8</text:p>
          </table:table-cell>
          <table:table-cell table:style-name="ce13" office:value-type="float" office:value="0.0177942362271558" calcext:value-type="float">
            <text:p>0.018</text:p>
          </table:table-cell>
          <table:table-cell table:style-name="ce15" table:formula="of:=([.A9]+[.A10])/2" office:value-type="float" office:value="0.85" calcext:value-type="float">
            <text:p>0.85</text:p>
          </table:table-cell>
          <table:table-cell table:style-name="ce16" table:formula="of:=([.B10]-[.B9])/([.A10]-[.A9])" office:value-type="float" office:value="0.0300603432269701" calcext:value-type="float">
            <text:p>0.03006</text:p>
          </table:table-cell>
          <table:table-cell table:number-columns-repeated="1020"/>
        </table:table-row>
        <table:table-row table:style-name="ro1">
          <table:table-cell table:style-name="ce9" office:value-type="float" office:value="0.9" calcext:value-type="float">
            <text:p>0.9</text:p>
          </table:table-cell>
          <table:table-cell table:style-name="ce13" office:value-type="float" office:value="0.0208002705498528" calcext:value-type="float">
            <text:p>0.021</text:p>
          </table:table-cell>
          <table:table-cell table:style-name="ce15" table:formula="of:=([.A10]+[.A11])/2" office:value-type="float" office:value="0.95" calcext:value-type="float">
            <text:p>0.95</text:p>
          </table:table-cell>
          <table:table-cell table:style-name="ce16" table:formula="of:=([.B11]-[.B10])/([.A11]-[.A10])" office:value-type="float" office:value="0.033851621972892" calcext:value-type="float">
            <text:p>0.03385</text:p>
          </table:table-cell>
          <table:table-cell table:number-columns-repeated="1020"/>
        </table:table-row>
        <table:table-row table:style-name="ro1">
          <table:table-cell table:style-name="ce9" office:value-type="float" office:value="1" calcext:value-type="float">
            <text:p>1.0</text:p>
          </table:table-cell>
          <table:table-cell table:style-name="ce13" office:value-type="float" office:value="0.024185432747142" calcext:value-type="float">
            <text:p>0.024</text:p>
          </table:table-cell>
          <table:table-cell table:style-name="ce15" table:formula="of:=([.A11]+[.A12])/2" office:value-type="float" office:value="1.1" calcext:value-type="float">
            <text:p>1.10</text:p>
          </table:table-cell>
          <table:table-cell table:style-name="ce16" table:formula="of:=([.B12]-[.B11])/([.A12]-[.A11])" office:value-type="float" office:value="0.0335155566165353" calcext:value-type="float">
            <text:p>0.03352</text:p>
          </table:table-cell>
          <table:table-cell table:number-columns-repeated="1020"/>
        </table:table-row>
        <table:table-row table:style-name="ro1">
          <table:table-cell table:style-name="ce9" office:value-type="float" office:value="1.2" calcext:value-type="float">
            <text:p>1.2</text:p>
          </table:table-cell>
          <table:table-cell table:style-name="ce13" office:value-type="float" office:value="0.0308885440704491" calcext:value-type="float">
            <text:p>0.031</text:p>
          </table:table-cell>
          <table:table-cell table:style-name="ce15" table:formula="of:=([.A12]+[.A13])/2" office:value-type="float" office:value="1.2995" calcext:value-type="float">
            <text:p>1.30</text:p>
          </table:table-cell>
          <table:table-cell table:style-name="ce16" table:formula="of:=([.B13]-[.B12])/([.A13]-[.A12])" office:value-type="float" office:value="0.0397725477870774" calcext:value-type="float">
            <text:p>0.03977</text:p>
          </table:table-cell>
          <table:table-cell table:number-columns-repeated="1020"/>
        </table:table-row>
        <table:table-row table:style-name="ro1">
          <table:table-cell table:style-name="ce9" office:value-type="float" office:value="1.399" calcext:value-type="float">
            <text:p>1.4</text:p>
          </table:table-cell>
          <table:table-cell table:style-name="ce13" office:value-type="float" office:value="0.0388032810800775" calcext:value-type="float">
            <text:p>0.039</text:p>
          </table:table-cell>
          <table:table-cell table:style-name="ce15" table:formula="of:=([.A13]+[.A14])/2" office:value-type="float" office:value="1.4995" calcext:value-type="float">
            <text:p>1.50</text:p>
          </table:table-cell>
          <table:table-cell table:style-name="ce16" table:formula="of:=([.B14]-[.B13])/([.A14]-[.A13])" office:value-type="float" office:value="0.0446693616081815" calcext:value-type="float">
            <text:p>0.04467</text:p>
          </table:table-cell>
          <table:table-cell table:number-columns-repeated="1020"/>
        </table:table-row>
        <table:table-row table:style-name="ro1">
          <table:table-cell table:style-name="ce9" office:value-type="float" office:value="1.6" calcext:value-type="float">
            <text:p>1.6</text:p>
          </table:table-cell>
          <table:table-cell table:style-name="ce13" office:value-type="float" office:value="0.0477818227633219" calcext:value-type="float">
            <text:p>0.048</text:p>
          </table:table-cell>
          <table:table-cell table:style-name="ce15" table:formula="of:=([.A14]+[.A15])/2" office:value-type="float" office:value="1.6995" calcext:value-type="float">
            <text:p>1.70</text:p>
          </table:table-cell>
          <table:table-cell table:style-name="ce16" table:formula="of:=([.B15]-[.B14])/([.A15]-[.A14])" office:value-type="float" office:value="0.0498363945133482" calcext:value-type="float">
            <text:p>0.04984</text:p>
          </table:table-cell>
          <table:table-cell table:number-columns-repeated="1020"/>
        </table:table-row>
        <table:table-row table:style-name="ro1">
          <table:table-cell table:style-name="ce9" office:value-type="float" office:value="1.799" calcext:value-type="float">
            <text:p>1.8</text:p>
          </table:table-cell>
          <table:table-cell table:style-name="ce13" office:value-type="float" office:value="0.0576992652714782" calcext:value-type="float">
            <text:p>0.058</text:p>
          </table:table-cell>
          <table:table-cell table:style-name="ce15" table:formula="of:=([.A15]+[.A16])/2" office:value-type="float" office:value="1.8995" calcext:value-type="float">
            <text:p>1.90</text:p>
          </table:table-cell>
          <table:table-cell table:style-name="ce16" table:formula="of:=([.B16]-[.B15])/([.A16]-[.A15])" office:value-type="float" office:value="0.0574585231451295" calcext:value-type="float">
            <text:p>0.05746</text:p>
          </table:table-cell>
          <table:table-cell table:number-columns-repeated="1020"/>
        </table:table-row>
        <table:table-row table:style-name="ro1">
          <table:table-cell table:style-name="ce9" office:value-type="float" office:value="2" calcext:value-type="float">
            <text:p>2.0</text:p>
          </table:table-cell>
          <table:table-cell table:style-name="ce13" office:value-type="float" office:value="0.0692484284236492" calcext:value-type="float">
            <text:p>0.069</text:p>
          </table:table-cell>
          <table:table-cell table:style-name="ce15" table:formula="of:=([.A16]+[.A17])/2" office:value-type="float" office:value="2.1" calcext:value-type="float">
            <text:p>2.10</text:p>
          </table:table-cell>
          <table:table-cell table:style-name="ce16" table:formula="of:=([.B17]-[.B16])/([.A17]-[.A16])" office:value-type="float" office:value="0.06370653298321" calcext:value-type="float">
            <text:p>0.06371</text:p>
          </table:table-cell>
          <table:table-cell table:number-columns-repeated="1020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3" office:value-type="float" office:value="0.0819897350202912" calcext:value-type="float">
            <text:p>0.082</text:p>
          </table:table-cell>
          <table:table-cell table:style-name="ce15" table:formula="of:=([.A17]+[.A18])/2" office:value-type="float" office:value="2.3" calcext:value-type="float">
            <text:p>2.30</text:p>
          </table:table-cell>
          <table:table-cell table:style-name="ce16" table:formula="of:=([.B18]-[.B17])/([.A18]-[.A17])" office:value-type="float" office:value="0.0743617543301239" calcext:value-type="float">
            <text:p>0.07436</text:p>
          </table:table-cell>
          <table:table-cell table:number-columns-repeated="1020"/>
        </table:table-row>
        <table:table-row table:style-name="ro1">
          <table:table-cell table:style-name="ce9" office:value-type="float" office:value="2.4" calcext:value-type="float">
            <text:p>2.4</text:p>
          </table:table-cell>
          <table:table-cell table:style-name="ce13" office:value-type="float" office:value="0.096862085886316" calcext:value-type="float">
            <text:p>0.097</text:p>
          </table:table-cell>
          <table:table-cell table:style-name="ce15" table:formula="of:=([.A18]+[.A19])/2" office:value-type="float" office:value="2.4995" calcext:value-type="float">
            <text:p>2.50</text:p>
          </table:table-cell>
          <table:table-cell table:style-name="ce16" table:formula="of:=([.B19]-[.B18])/([.A19]-[.A18])" office:value-type="float" office:value="0.0841686216819222" calcext:value-type="float">
            <text:p>0.08417</text:p>
          </table:table-cell>
          <table:table-cell table:number-columns-repeated="1020"/>
        </table:table-row>
        <table:table-row table:style-name="ro1">
          <table:table-cell table:style-name="ce9" office:value-type="float" office:value="2.599" calcext:value-type="float">
            <text:p>2.6</text:p>
          </table:table-cell>
          <table:table-cell table:style-name="ce13" office:value-type="float" office:value="0.113611641601019" calcext:value-type="float">
            <text:p>0.114</text:p>
          </table:table-cell>
          <table:table-cell table:style-name="ce15" table:formula="of:=([.A19]+[.A20])/2" office:value-type="float" office:value="2.699" calcext:value-type="float">
            <text:p>2.70</text:p>
          </table:table-cell>
          <table:table-cell table:style-name="ce16" table:formula="of:=([.B20]-[.B19])/([.A20]-[.A19])" office:value-type="float" office:value="0.0964198562372352" calcext:value-type="float">
            <text:p>0.09642</text:p>
          </table:table-cell>
          <table:table-cell table:number-columns-repeated="1020"/>
        </table:table-row>
        <table:table-row table:style-name="ro1">
          <table:table-cell table:style-name="ce9" office:value-type="float" office:value="2.799" calcext:value-type="float">
            <text:p>2.8</text:p>
          </table:table-cell>
          <table:table-cell table:style-name="ce13" office:value-type="float" office:value="0.132895612848466" calcext:value-type="float">
            <text:p>0.133</text:p>
          </table:table-cell>
          <table:table-cell table:style-name="ce15" table:formula="of:=([.A20]+[.A21])/2" office:value-type="float" office:value="2.8995" calcext:value-type="float">
            <text:p>2.90</text:p>
          </table:table-cell>
          <table:table-cell table:style-name="ce16" table:formula="of:=([.B21]-[.B20])/([.A21]-[.A20])" office:value-type="float" office:value="0.111439170292671" calcext:value-type="float">
            <text:p>0.11144</text:p>
          </table:table-cell>
          <table:table-cell table:number-columns-repeated="1020"/>
        </table:table-row>
        <table:table-row table:style-name="ro1">
          <table:table-cell table:style-name="ce9" office:value-type="float" office:value="3" calcext:value-type="float">
            <text:p>3.0</text:p>
          </table:table-cell>
          <table:table-cell table:style-name="ce13" office:value-type="float" office:value="0.155294886077292" calcext:value-type="float">
            <text:p>0.155</text:p>
          </table:table-cell>
          <table:table-cell table:style-name="ce15" table:formula="of:=([.A21]+[.A22])/2" office:value-type="float" office:value="3.1" calcext:value-type="float">
            <text:p>3.10</text:p>
          </table:table-cell>
          <table:table-cell table:style-name="ce16" table:formula="of:=([.B22]-[.B21])/([.A22]-[.A21])" office:value-type="float" office:value="0.128550635261664" calcext:value-type="float">
            <text:p>0.12855</text:p>
          </table:table-cell>
          <table:table-cell table:number-columns-repeated="1020"/>
        </table:table-row>
        <table:table-row table:style-name="ro1">
          <table:table-cell table:style-name="ce9" office:value-type="float" office:value="3.2" calcext:value-type="float">
            <text:p>3.2</text:p>
          </table:table-cell>
          <table:table-cell table:style-name="ce13" office:value-type="float" office:value="0.181005013129625" calcext:value-type="float">
            <text:p>0.181</text:p>
          </table:table-cell>
          <table:table-cell table:style-name="ce15" table:formula="of:=([.A22]+[.A23])/2" office:value-type="float" office:value="3.3" calcext:value-type="float">
            <text:p>3.30</text:p>
          </table:table-cell>
          <table:table-cell table:style-name="ce16" table:formula="of:=([.B23]-[.B22])/([.A23]-[.A22])" office:value-type="float" office:value="0.145480889101085" calcext:value-type="float">
            <text:p>0.14548</text:p>
          </table:table-cell>
          <table:table-cell table:number-columns-repeated="1020"/>
        </table:table-row>
        <table:table-row table:style-name="ro1">
          <table:table-cell table:style-name="ce9" office:value-type="float" office:value="3.4" calcext:value-type="float">
            <text:p>3.4</text:p>
          </table:table-cell>
          <table:table-cell table:style-name="ce13" office:value-type="float" office:value="0.210101190949842" calcext:value-type="float">
            <text:p>0.210</text:p>
          </table:table-cell>
          <table:table-cell table:style-name="ce15" table:formula="of:=([.A23]+[.A24])/2" office:value-type="float" office:value="3.4995" calcext:value-type="float">
            <text:p>3.50</text:p>
          </table:table-cell>
          <table:table-cell table:style-name="ce16" table:formula="of:=([.B24]-[.B23])/([.A24]-[.A23])" office:value-type="float" office:value="0.164553837328069" calcext:value-type="float">
            <text:p>0.16455</text:p>
          </table:table-cell>
          <table:table-cell table:number-columns-repeated="1020"/>
        </table:table-row>
        <table:table-row table:style-name="ro1">
          <table:table-cell table:style-name="ce9" office:value-type="float" office:value="3.599" calcext:value-type="float">
            <text:p>3.6</text:p>
          </table:table-cell>
          <table:table-cell table:style-name="ce13" office:value-type="float" office:value="0.242847404578128" calcext:value-type="float">
            <text:p>0.243</text:p>
          </table:table-cell>
          <table:table-cell table:style-name="ce15" table:formula="of:=([.A24]+[.A25])/2" office:value-type="float" office:value="3.699" calcext:value-type="float">
            <text:p>3.70</text:p>
          </table:table-cell>
          <table:table-cell table:style-name="ce16" table:formula="of:=([.B25]-[.B24])/([.A25]-[.A24])" office:value-type="float" office:value="0.192582424869367" calcext:value-type="float">
            <text:p>0.19258</text:p>
          </table:table-cell>
          <table:table-cell table:number-columns-repeated="1020"/>
        </table:table-row>
        <table:table-row table:style-name="ro1">
          <table:table-cell table:style-name="ce9" office:value-type="float" office:value="3.799" calcext:value-type="float">
            <text:p>3.8</text:p>
          </table:table-cell>
          <table:table-cell table:style-name="ce13" office:value-type="float" office:value="0.281363889552001" calcext:value-type="float">
            <text:p>0.281</text:p>
          </table:table-cell>
          <table:table-cell table:style-name="ce15" table:formula="of:=([.A25]+[.A26])/2" office:value-type="float" office:value="3.8995" calcext:value-type="float">
            <text:p>3.90</text:p>
          </table:table-cell>
          <table:table-cell table:style-name="ce16" table:formula="of:=([.B26]-[.B25])/([.A26]-[.A25])" office:value-type="float" office:value="0.211563202000131" calcext:value-type="float">
            <text:p>0.21156</text:p>
          </table:table-cell>
          <table:table-cell table:number-columns-repeated="1020"/>
        </table:table-row>
        <table:table-row table:style-name="ro1">
          <table:table-cell table:style-name="ce9" office:value-type="float" office:value="4" calcext:value-type="float">
            <text:p>4.0</text:p>
          </table:table-cell>
          <table:table-cell table:style-name="ce13" office:value-type="float" office:value="0.323888093154028" calcext:value-type="float">
            <text:p>0.324</text:p>
          </table:table-cell>
          <table:table-cell table:style-name="ce15" table:formula="of:=([.A26]+[.A27])/2" office:value-type="float" office:value="4.0995" calcext:value-type="float">
            <text:p>4.10</text:p>
          </table:table-cell>
          <table:table-cell table:style-name="ce16" table:formula="of:=([.B27]-[.B26])/([.A27]-[.A26])" office:value-type="float" office:value="0.242885070694446" calcext:value-type="float">
            <text:p>0.24289</text:p>
          </table:table-cell>
          <table:table-cell table:number-columns-repeated="1020"/>
        </table:table-row>
        <table:table-row table:style-name="ro1">
          <table:table-cell table:style-name="ce9" office:value-type="float" office:value="4.199" calcext:value-type="float">
            <text:p>4.2</text:p>
          </table:table-cell>
          <table:table-cell table:style-name="ce13" office:value-type="float" office:value="0.372222222222222" calcext:value-type="float">
            <text:p>0.372</text:p>
          </table:table-cell>
          <table:table-cell table:style-name="ce15" table:formula="of:=([.A27]+[.A28])/2" office:value-type="float" office:value="4.2995" calcext:value-type="float">
            <text:p>4.30</text:p>
          </table:table-cell>
          <table:table-cell table:style-name="ce16" table:formula="of:=([.B28]-[.B27])/([.A28]-[.A27])" office:value-type="float" office:value="0.274036966173086" calcext:value-type="float">
            <text:p>0.27404</text:p>
          </table:table-cell>
          <table:table-cell table:number-columns-repeated="1020"/>
        </table:table-row>
        <table:table-row table:style-name="ro1">
          <table:table-cell table:style-name="ce9" office:value-type="float" office:value="4.4" calcext:value-type="float">
            <text:p>4.4</text:p>
          </table:table-cell>
          <table:table-cell table:style-name="ce13" office:value-type="float" office:value="0.427303652423013" calcext:value-type="float">
            <text:p>0.427</text:p>
          </table:table-cell>
          <table:table-cell table:style-name="ce15" table:formula="of:=([.A28]+[.A29])/2" office:value-type="float" office:value="4.4995" calcext:value-type="float">
            <text:p>4.50</text:p>
          </table:table-cell>
          <table:table-cell table:style-name="ce16" table:formula="of:=([.B29]-[.B28])/([.A29]-[.A28])" office:value-type="float" office:value="0.292525863715543" calcext:value-type="float">
            <text:p>0.29253</text:p>
          </table:table-cell>
          <table:table-cell table:number-columns-repeated="1020"/>
        </table:table-row>
        <table:table-row table:style-name="ro1">
          <table:table-cell table:style-name="ce9" office:value-type="float" office:value="4.599" calcext:value-type="float">
            <text:p>4.6</text:p>
          </table:table-cell>
          <table:table-cell table:style-name="ce13" office:value-type="float" office:value="0.485516299302406" calcext:value-type="float">
            <text:p>0.486</text:p>
          </table:table-cell>
          <table:table-cell table:style-name="ce15" table:formula="of:=([.A29]+[.A30])/2" office:value-type="float" office:value="4.6995" calcext:value-type="float">
            <text:p>4.70</text:p>
          </table:table-cell>
          <table:table-cell table:style-name="ce16" table:formula="of:=([.B30]-[.B29])/([.A30]-[.A29])" office:value-type="float" office:value="0.288787092890236" calcext:value-type="float">
            <text:p>0.28879</text:p>
          </table:table-cell>
          <table:table-cell table:number-columns-repeated="1020"/>
        </table:table-row>
        <table:table-row table:style-name="ro1">
          <table:table-cell table:style-name="ce9" office:value-type="float" office:value="4.8" calcext:value-type="float">
            <text:p>4.8</text:p>
          </table:table-cell>
          <table:table-cell table:style-name="ce13" office:value-type="float" office:value="0.543562504973343" calcext:value-type="float">
            <text:p>0.544</text:p>
          </table:table-cell>
          <table:table-cell table:style-name="ce15" table:formula="of:=([.A30]+[.A31])/2" office:value-type="float" office:value="4.9" calcext:value-type="float">
            <text:p>4.90</text:p>
          </table:table-cell>
          <table:table-cell table:style-name="ce16" table:formula="of:=([.B31]-[.B30])/([.A31]-[.A30])" office:value-type="float" office:value="0.268311848492082" calcext:value-type="float">
            <text:p>0.26831</text:p>
          </table:table-cell>
          <table:table-cell table:number-columns-repeated="1020"/>
        </table:table-row>
        <table:table-row table:style-name="ro1">
          <table:table-cell table:style-name="ce9" office:value-type="float" office:value="5" calcext:value-type="float">
            <text:p>5.0</text:p>
          </table:table-cell>
          <table:table-cell table:style-name="ce13" office:value-type="float" office:value="0.597224874671759" calcext:value-type="float">
            <text:p>0.597</text:p>
          </table:table-cell>
          <table:table-cell table:style-name="ce15" table:formula="of:=([.A31]+[.A32])/2" office:value-type="float" office:value="5.0995" calcext:value-type="float">
            <text:p>5.10</text:p>
          </table:table-cell>
          <table:table-cell table:style-name="ce16" table:formula="of:=([.B32]-[.B31])/([.A32]-[.A31])" office:value-type="float" office:value="0.236361244433354" calcext:value-type="float">
            <text:p>0.23636</text:p>
          </table:table-cell>
          <table:table-cell table:number-columns-repeated="1020"/>
        </table:table-row>
        <table:table-row table:style-name="ro1">
          <table:table-cell table:style-name="ce9" office:value-type="float" office:value="5.199" calcext:value-type="float">
            <text:p>5.2</text:p>
          </table:table-cell>
          <table:table-cell table:style-name="ce13" office:value-type="float" office:value="0.644260762313997" calcext:value-type="float">
            <text:p>0.644</text:p>
          </table:table-cell>
          <table:table-cell table:style-name="ce15" table:formula="of:=([.A32]+[.A33])/2" office:value-type="float" office:value="5.2995" calcext:value-type="float">
            <text:p>5.30</text:p>
          </table:table-cell>
          <table:table-cell table:style-name="ce16" table:formula="of:=([.B33]-[.B32])/([.A33]-[.A32])" office:value-type="float" office:value="0.191349161199123" calcext:value-type="float">
            <text:p>0.19135</text:p>
          </table:table-cell>
          <table:table-cell table:number-columns-repeated="1020"/>
        </table:table-row>
        <table:table-row table:style-name="ro1">
          <table:table-cell table:style-name="ce9" office:value-type="float" office:value="5.4" calcext:value-type="float">
            <text:p>5.4</text:p>
          </table:table-cell>
          <table:table-cell table:style-name="ce13" office:value-type="float" office:value="0.682721943715021" calcext:value-type="float">
            <text:p>0.683</text:p>
          </table:table-cell>
          <table:table-cell table:style-name="ce15" table:formula="of:=([.A33]+[.A34])/2" office:value-type="float" office:value="5.4995" calcext:value-type="float">
            <text:p>5.50</text:p>
          </table:table-cell>
          <table:table-cell table:style-name="ce16" table:formula="of:=([.B34]-[.B33])/([.A34]-[.A33])" office:value-type="float" office:value="0.165651471596332" calcext:value-type="float">
            <text:p>0.16565</text:p>
          </table:table-cell>
          <table:table-cell table:number-columns-repeated="1020"/>
        </table:table-row>
        <table:table-row table:style-name="ro1">
          <table:table-cell table:style-name="ce9" office:value-type="float" office:value="5.599" calcext:value-type="float">
            <text:p>5.6</text:p>
          </table:table-cell>
          <table:table-cell table:style-name="ce13" office:value-type="float" office:value="0.715686586562691" calcext:value-type="float">
            <text:p>0.716</text:p>
          </table:table-cell>
          <table:table-cell table:style-name="ce15" table:formula="of:=([.A34]+[.A35])/2" office:value-type="float" office:value="5.6995" calcext:value-type="float">
            <text:p>5.70</text:p>
          </table:table-cell>
          <table:table-cell table:style-name="ce16" table:formula="of:=([.B35]-[.B34])/([.A35]-[.A34])" office:value-type="float" office:value="0.126977773924468" calcext:value-type="float">
            <text:p>0.12698</text:p>
          </table:table-cell>
          <table:table-cell table:number-columns-repeated="1020"/>
        </table:table-row>
        <table:table-row table:style-name="ro1">
          <table:table-cell table:style-name="ce9" office:value-type="float" office:value="5.8" calcext:value-type="float">
            <text:p>5.8</text:p>
          </table:table-cell>
          <table:table-cell table:style-name="ce13" office:value-type="float" office:value="0.741209119121509" calcext:value-type="float">
            <text:p>0.741</text:p>
          </table:table-cell>
          <table:table-cell table:style-name="ce15" table:formula="of:=([.A35]+[.A36])/2" office:value-type="float" office:value="5.9" calcext:value-type="float">
            <text:p>5.90</text:p>
          </table:table-cell>
          <table:table-cell table:style-name="ce16" table:formula="of:=([.B36]-[.B35])/([.A36]-[.A35])" office:value-type="float" office:value="0.120218959709292" calcext:value-type="float">
            <text:p>0.12022</text:p>
          </table:table-cell>
          <table:table-cell table:number-columns-repeated="1020"/>
        </table:table-row>
        <table:table-row table:style-name="ro1">
          <table:table-cell table:style-name="ce9" office:value-type="float" office:value="6" calcext:value-type="float">
            <text:p>6.0</text:p>
          </table:table-cell>
          <table:table-cell table:style-name="ce13" office:value-type="float" office:value="0.765252911063367" calcext:value-type="float">
            <text:p>0.765</text:p>
          </table:table-cell>
          <table:table-cell table:style-name="ce15" table:formula="of:=([.A36]+[.A37])/2" office:value-type="float" office:value="6.0995" calcext:value-type="float">
            <text:p>6.10</text:p>
          </table:table-cell>
          <table:table-cell table:style-name="ce16" table:formula="of:=([.B37]-[.B36])/([.A37]-[.A36])" office:value-type="float" office:value="0.0857714209625348" calcext:value-type="float">
            <text:p>0.08577</text:p>
          </table:table-cell>
          <table:table-cell table:number-columns-repeated="1020"/>
        </table:table-row>
        <table:table-row table:style-name="ro1">
          <table:table-cell table:style-name="ce9" office:value-type="float" office:value="6.199" calcext:value-type="float">
            <text:p>6.2</text:p>
          </table:table-cell>
          <table:table-cell table:style-name="ce13" office:value-type="float" office:value="0.782321423834911" calcext:value-type="float">
            <text:p>0.782</text:p>
          </table:table-cell>
          <table:table-cell table:style-name="ce15" table:formula="of:=([.A37]+[.A38])/2" office:value-type="float" office:value="6.2995" calcext:value-type="float">
            <text:p>6.30</text:p>
          </table:table-cell>
          <table:table-cell table:style-name="ce16" table:formula="of:=([.B38]-[.B37])/([.A38]-[.A37])" office:value-type="float" office:value="0.0805368135582665" calcext:value-type="float">
            <text:p>0.08054</text:p>
          </table:table-cell>
          <table:table-cell table:number-columns-repeated="1020"/>
        </table:table-row>
        <table:table-row table:style-name="ro1">
          <table:table-cell table:style-name="ce9" office:value-type="float" office:value="6.4" calcext:value-type="float">
            <text:p>6.4</text:p>
          </table:table-cell>
          <table:table-cell table:style-name="ce13" office:value-type="float" office:value="0.798509323360123" calcext:value-type="float">
            <text:p>0.799</text:p>
          </table:table-cell>
          <table:table-cell table:style-name="ce15" table:formula="of:=([.A38]+[.A39])/2" office:value-type="float" office:value="6.4995" calcext:value-type="float">
            <text:p>6.50</text:p>
          </table:table-cell>
          <table:table-cell table:style-name="ce16" table:formula="of:=([.B39]-[.B38])/([.A39]-[.A38])" office:value-type="float" office:value="0.063992011195203" calcext:value-type="float">
            <text:p>0.06399</text:p>
          </table:table-cell>
          <table:table-cell table:number-columns-repeated="1020"/>
        </table:table-row>
        <table:table-row table:style-name="ro1">
          <table:table-cell table:style-name="ce9" office:value-type="float" office:value="6.599" calcext:value-type="float">
            <text:p>6.6</text:p>
          </table:table-cell>
          <table:table-cell table:style-name="ce13" office:value-type="float" office:value="0.811243733587968" calcext:value-type="float">
            <text:p>0.811</text:p>
          </table:table-cell>
          <table:table-cell table:style-name="ce15" table:formula="of:=([.A39]+[.A40])/2" office:value-type="float" office:value="6.6995" calcext:value-type="float">
            <text:p>6.70</text:p>
          </table:table-cell>
          <table:table-cell table:style-name="ce16" table:formula="of:=([.B40]-[.B39])/([.A40]-[.A39])" office:value-type="float" office:value="0.0600727035098508" calcext:value-type="float">
            <text:p>0.06007</text:p>
          </table:table-cell>
          <table:table-cell table:number-columns-repeated="1020"/>
        </table:table-row>
        <table:table-row table:style-name="ro1">
          <table:table-cell table:style-name="ce9" office:value-type="float" office:value="6.8" calcext:value-type="float">
            <text:p>6.8</text:p>
          </table:table-cell>
          <table:table-cell table:style-name="ce13" office:value-type="float" office:value="0.823318346993448" calcext:value-type="float">
            <text:p>0.823</text:p>
          </table:table-cell>
          <table:table-cell table:style-name="ce15" table:formula="of:=([.A40]+[.A41])/2" office:value-type="float" office:value="6.9" calcext:value-type="float">
            <text:p>6.90</text:p>
          </table:table-cell>
          <table:table-cell table:style-name="ce16" table:formula="of:=([.B41]-[.B40])/([.A41]-[.A40])" office:value-type="float" office:value="0.049730113259595" calcext:value-type="float">
            <text:p>0.04973</text:p>
          </table:table-cell>
          <table:table-cell table:number-columns-repeated="1020"/>
        </table:table-row>
        <table:table-row table:style-name="ro1">
          <table:table-cell table:style-name="ce9" office:value-type="float" office:value="7" calcext:value-type="float">
            <text:p>7.0</text:p>
          </table:table-cell>
          <table:table-cell table:style-name="ce13" office:value-type="float" office:value="0.833264369645367" calcext:value-type="float">
            <text:p>0.833</text:p>
          </table:table-cell>
          <table:table-cell table:style-name="ce15" table:formula="of:=([.A41]+[.A42])/2" office:value-type="float" office:value="7.0995" calcext:value-type="float">
            <text:p>7.10</text:p>
          </table:table-cell>
          <table:table-cell table:style-name="ce16" table:formula="of:=([.B42]-[.B41])/([.A42]-[.A41])" office:value-type="float" office:value="0.0631756165512327" calcext:value-type="float">
            <text:p>0.06318</text:p>
          </table:table-cell>
          <table:table-cell table:number-columns-repeated="1020"/>
        </table:table-row>
        <table:table-row table:style-name="ro1">
          <table:table-cell table:style-name="ce9" office:value-type="float" office:value="7.199" calcext:value-type="float">
            <text:p>7.2</text:p>
          </table:table-cell>
          <table:table-cell table:style-name="ce13" office:value-type="float" office:value="0.845836317339063" calcext:value-type="float">
            <text:p>0.846</text:p>
          </table:table-cell>
          <table:table-cell table:style-name="ce15" table:formula="of:=([.A42]+[.A43])/2" office:value-type="float" office:value="7.2995" calcext:value-type="float">
            <text:p>7.30</text:p>
          </table:table-cell>
          <table:table-cell table:style-name="ce16" table:formula="of:=([.B43]-[.B42])/([.A43]-[.A42])" office:value-type="float" office:value="0.0341783298567764" calcext:value-type="float">
            <text:p>0.03418</text:p>
          </table:table-cell>
          <table:table-cell table:number-columns-repeated="1020"/>
        </table:table-row>
        <table:table-row table:style-name="ro1">
          <table:table-cell table:style-name="ce9" office:value-type="float" office:value="7.4" calcext:value-type="float">
            <text:p>7.4</text:p>
          </table:table-cell>
          <table:table-cell table:style-name="ce13" office:value-type="float" office:value="0.852706161640275" calcext:value-type="float">
            <text:p>0.853</text:p>
          </table:table-cell>
          <table:table-cell table:style-name="ce15" table:formula="of:=([.A43]+[.A44])/2" office:value-type="float" office:value="7.4995" calcext:value-type="float">
            <text:p>7.50</text:p>
          </table:table-cell>
          <table:table-cell table:style-name="ce16" table:formula="of:=([.B44]-[.B43])/([.A44]-[.A43])" office:value-type="float" office:value="0.0207497528490185" calcext:value-type="float">
            <text:p>0.02075</text:p>
          </table:table-cell>
          <table:table-cell table:number-columns-repeated="1020"/>
        </table:table-row>
        <table:table-row table:style-name="ro1">
          <table:table-cell table:style-name="ce9" office:value-type="float" office:value="7.599" calcext:value-type="float">
            <text:p>7.6</text:p>
          </table:table-cell>
          <table:table-cell table:style-name="ce13" office:value-type="float" office:value="0.856835362457229" calcext:value-type="float">
            <text:p>0.857</text:p>
          </table:table-cell>
          <table:table-cell table:style-name="ce15" table:formula="of:=([.A44]+[.A45])/2" office:value-type="float" office:value="7.6995" calcext:value-type="float">
            <text:p>7.70</text:p>
          </table:table-cell>
          <table:table-cell table:style-name="ce16" table:formula="of:=([.B45]-[.B44])/([.A45]-[.A44])" office:value-type="float" office:value="0.0380745274977853" calcext:value-type="float">
            <text:p>0.03807</text:p>
          </table:table-cell>
          <table:table-cell table:number-columns-repeated="1020"/>
        </table:table-row>
        <table:table-row table:style-name="ro1">
          <table:table-cell table:style-name="ce9" office:value-type="float" office:value="7.8" calcext:value-type="float">
            <text:p>7.8</text:p>
          </table:table-cell>
          <table:table-cell table:style-name="ce13" office:value-type="float" office:value="0.864488342484284" calcext:value-type="float">
            <text:p>0.864</text:p>
          </table:table-cell>
          <table:table-cell table:style-name="ce15" table:formula="of:=([.A45]+[.A46])/2" office:value-type="float" office:value="7.9" calcext:value-type="float">
            <text:p>7.90</text:p>
          </table:table-cell>
          <table:table-cell table:style-name="ce16" table:formula="of:=([.B46]-[.B45])/([.A46]-[.A45])" office:value-type="float" office:value="0.0525549720166568" calcext:value-type="float">
            <text:p>0.05255</text:p>
          </table:table-cell>
          <table:table-cell table:number-columns-repeated="1020"/>
        </table:table-row>
        <table:table-row table:style-name="ro1">
          <table:table-cell table:style-name="ce9" office:value-type="float" office:value="8" calcext:value-type="float">
            <text:p>8.0</text:p>
          </table:table-cell>
          <table:table-cell table:style-name="ce13" office:value-type="float" office:value="0.874999336887616" calcext:value-type="float">
            <text:p>0.875</text:p>
          </table:table-cell>
          <table:table-cell table:style-name="ce15" table:formula="of:=([.A46]+[.A47])/2" office:value-type="float" office:value="8.0995" calcext:value-type="float">
            <text:p>8.10</text:p>
          </table:table-cell>
          <table:table-cell table:style-name="ce16" table:formula="of:=([.B47]-[.B46])/([.A47]-[.A46])" office:value-type="float" office:value="0.0319460222520522" calcext:value-type="float">
            <text:p>0.03195</text:p>
          </table:table-cell>
          <table:table-cell table:number-columns-repeated="1020"/>
        </table:table-row>
        <table:table-row table:style-name="ro1">
          <table:table-cell table:style-name="ce9" office:value-type="float" office:value="8.199" calcext:value-type="float">
            <text:p>8.2</text:p>
          </table:table-cell>
          <table:table-cell table:style-name="ce13" office:value-type="float" office:value="0.881356595315774" calcext:value-type="float">
            <text:p>0.881</text:p>
          </table:table-cell>
          <table:table-cell table:style-name="ce15" table:formula="of:=([.A47]+[.A48])/2" office:value-type="float" office:value="8.299" calcext:value-type="float">
            <text:p>8.30</text:p>
          </table:table-cell>
          <table:table-cell table:style-name="ce16" table:formula="of:=([.B48]-[.B47])/([.A48]-[.A47])" office:value-type="float" office:value="0.0304169650672402" calcext:value-type="float">
            <text:p>0.03042</text:p>
          </table:table-cell>
          <table:table-cell table:number-columns-repeated="1020"/>
        </table:table-row>
        <table:table-row table:style-name="ro1">
          <table:table-cell table:style-name="ce9" office:value-type="float" office:value="8.399" calcext:value-type="float">
            <text:p>8.4</text:p>
          </table:table-cell>
          <table:table-cell table:style-name="ce13" office:value-type="float" office:value="0.887439988329222" calcext:value-type="float">
            <text:p>0.887</text:p>
          </table:table-cell>
          <table:table-cell table:style-name="ce15" table:formula="of:=([.A48]+[.A49])/2" office:value-type="float" office:value="8.4995" calcext:value-type="float">
            <text:p>8.50</text:p>
          </table:table-cell>
          <table:table-cell table:style-name="ce16" table:formula="of:=([.B49]-[.B48])/([.A49]-[.A48])" office:value-type="float" office:value="0.000577336652985704" calcext:value-type="float">
            <text:p>0.00058</text:p>
          </table:table-cell>
          <table:table-cell table:number-columns-repeated="1020"/>
        </table:table-row>
        <table:table-row table:style-name="ro1">
          <table:table-cell table:style-name="ce9" office:value-type="float" office:value="8.6" calcext:value-type="float">
            <text:p>8.6</text:p>
          </table:table-cell>
          <table:table-cell table:style-name="ce13" office:value-type="float" office:value="0.887556032996472" calcext:value-type="float">
            <text:p>0.888</text:p>
          </table:table-cell>
          <table:table-cell table:style-name="ce15" table:formula="of:=([.A49]+[.A50])/2" office:value-type="float" office:value="8.7" calcext:value-type="float">
            <text:p>8.70</text:p>
          </table:table-cell>
          <table:table-cell table:style-name="ce16" table:formula="of:=([.B50]-[.B49])/([.A50]-[.A49])" office:value-type="float" office:value="0.0505722659876387" calcext:value-type="float">
            <text:p>0.05057</text:p>
          </table:table-cell>
          <table:table-cell table:number-columns-repeated="1020"/>
        </table:table-row>
        <table:table-row table:style-name="ro1">
          <table:table-cell table:style-name="ce9" office:value-type="float" office:value="8.8" calcext:value-type="float">
            <text:p>8.8</text:p>
          </table:table-cell>
          <table:table-cell table:style-name="ce13" office:value-type="float" office:value="0.897670486194" calcext:value-type="float">
            <text:p>0.898</text:p>
          </table:table-cell>
          <table:table-cell table:style-name="ce15" table:formula="of:=([.A50]+[.A51])/2" office:value-type="float" office:value="8.9" calcext:value-type="float">
            <text:p>8.90</text:p>
          </table:table-cell>
          <table:table-cell table:style-name="ce16" table:formula="of:=([.B51]-[.B50])/([.A51]-[.A50])" office:value-type="float" office:value="0.00284143656667014" calcext:value-type="float">
            <text:p>0.00284</text:p>
          </table:table-cell>
          <table:table-cell table:number-columns-repeated="1020"/>
        </table:table-row>
        <table:table-row table:style-name="ro1">
          <table:table-cell table:style-name="ce9" office:value-type="float" office:value="9" calcext:value-type="float">
            <text:p>9.0</text:p>
          </table:table-cell>
          <table:table-cell table:style-name="ce13" office:value-type="float" office:value="0.898238773507334" calcext:value-type="float">
            <text:p>0.898</text:p>
          </table:table-cell>
          <table:table-cell table:style-name="ce15" table:formula="of:=([.A51]+[.A52])/2" office:value-type="float" office:value="9.0995" calcext:value-type="float">
            <text:p>9.10</text:p>
          </table:table-cell>
          <table:table-cell table:style-name="ce16" table:formula="of:=([.B52]-[.B51])/([.A52]-[.A51])" office:value-type="float" office:value="0.0105564825800032" calcext:value-type="float">
            <text:p>0.01056</text:p>
          </table:table-cell>
          <table:table-cell table:number-columns-repeated="1020"/>
        </table:table-row>
        <table:table-row table:style-name="ro1">
          <table:table-cell table:style-name="ce9" office:value-type="float" office:value="9.199" calcext:value-type="float">
            <text:p>9.2</text:p>
          </table:table-cell>
          <table:table-cell table:style-name="ce13" office:value-type="float" office:value="0.900339513540755" calcext:value-type="float">
            <text:p>0.900</text:p>
          </table:table-cell>
          <table:table-cell table:style-name="ce15" table:formula="of:=([.A52]+[.A53])/2" office:value-type="float" office:value="9.299" calcext:value-type="float">
            <text:p>9.30</text:p>
          </table:table-cell>
          <table:table-cell table:style-name="ce16" table:formula="of:=([.B53]-[.B52])/([.A53]-[.A52])" office:value-type="float" office:value="0.0505888437972482" calcext:value-type="float">
            <text:p>0.05059</text:p>
          </table:table-cell>
          <table:table-cell table:number-columns-repeated="1020"/>
        </table:table-row>
        <table:table-row table:style-name="ro1">
          <table:table-cell table:style-name="ce9" office:value-type="float" office:value="9.399" calcext:value-type="float">
            <text:p>9.4</text:p>
          </table:table-cell>
          <table:table-cell table:style-name="ce13" office:value-type="float" office:value="0.910457282300204" calcext:value-type="float">
            <text:p>0.910</text:p>
          </table:table-cell>
          <table:table-cell table:style-name="ce15" table:formula="of:=([.A53]+[.A54])/2" office:value-type="float" office:value="9.4995" calcext:value-type="float">
            <text:p>9.50</text:p>
          </table:table-cell>
          <table:table-cell table:style-name="ce16" table:formula="of:=([.B54]-[.B53])/([.A54]-[.A53])" office:value-type="float" office:value="0.00120086023820985" calcext:value-type="float">
            <text:p>0.00120</text:p>
          </table:table-cell>
          <table:table-cell table:number-columns-repeated="1020"/>
        </table:table-row>
        <table:table-row table:style-name="ro1">
          <table:table-cell table:style-name="ce9" office:value-type="float" office:value="9.6" calcext:value-type="float">
            <text:p>9.6</text:p>
          </table:table-cell>
          <table:table-cell table:style-name="ce13" office:value-type="float" office:value="0.910698655208085" calcext:value-type="float">
            <text:p>0.911</text:p>
          </table:table-cell>
          <table:table-cell table:style-name="ce15" table:formula="of:=([.A54]+[.A55])/2" office:value-type="float" office:value="9.7" calcext:value-type="float">
            <text:p>9.70</text:p>
          </table:table-cell>
          <table:table-cell table:style-name="ce16" table:formula="of:=([.B55]-[.B54])/([.A55]-[.A54])" office:value-type="float" office:value="-0.0058519667913309" calcext:value-type="float">
            <text:p>-0.00585</text:p>
          </table:table-cell>
          <table:table-cell table:number-columns-repeated="1020"/>
        </table:table-row>
        <table:table-row table:style-name="ro1">
          <table:table-cell table:style-name="ce9" office:value-type="float" office:value="9.8" calcext:value-type="float">
            <text:p>9.8</text:p>
          </table:table-cell>
          <table:table-cell table:style-name="ce13" office:value-type="float" office:value="0.909528261849818" calcext:value-type="float">
            <text:p>0.910</text:p>
          </table:table-cell>
          <table:table-cell table:style-name="ce15" table:formula="of:=([.A55]+[.A56])/2" office:value-type="float" office:value="9.9" calcext:value-type="float">
            <text:p>9.90</text:p>
          </table:table-cell>
          <table:table-cell table:style-name="ce16" table:formula="of:=([.B56]-[.B55])/([.A56]-[.A55])" office:value-type="float" office:value="0.0198403225378636" calcext:value-type="float">
            <text:p>0.01984</text:p>
          </table:table-cell>
          <table:table-cell table:number-columns-repeated="1020"/>
        </table:table-row>
        <table:table-row table:style-name="ro1">
          <table:table-cell table:style-name="ce9" office:value-type="float" office:value="10" calcext:value-type="float">
            <text:p>10.0</text:p>
          </table:table-cell>
          <table:table-cell table:style-name="ce13" office:value-type="float" office:value="0.913496326357391" calcext:value-type="float">
            <text:p>0.913</text:p>
          </table:table-cell>
          <table:table-cell table:style-name="ce15" table:formula="of:=([.A56]+[.A57])/2" office:value-type="float" office:value="10.5" calcext:value-type="float">
            <text:p>10.50</text:p>
          </table:table-cell>
          <table:table-cell table:style-name="ce16" table:formula="of:=([.B57]-[.B56])/([.A57]-[.A56])" office:value-type="float" office:value="0.015689239012228" calcext:value-type="float">
            <text:p>0.01569</text:p>
          </table:table-cell>
          <table:table-cell table:number-columns-repeated="1020"/>
        </table:table-row>
        <table:table-row table:style-name="ro1">
          <table:table-cell table:style-name="ce9" office:value-type="float" office:value="11" calcext:value-type="float">
            <text:p>11.0</text:p>
          </table:table-cell>
          <table:table-cell table:style-name="ce13" office:value-type="float" office:value="0.929185565369619" calcext:value-type="float">
            <text:p>0.929</text:p>
          </table:table-cell>
          <table:table-cell table:style-name="ce15" table:formula="of:=([.A57]+[.A58])/2" office:value-type="float" office:value="11.5" calcext:value-type="float">
            <text:p>11.50</text:p>
          </table:table-cell>
          <table:table-cell table:style-name="ce16" table:formula="of:=([.B58]-[.B57])/([.A58]-[.A57])" office:value-type="float" office:value="0.00350189650141852" calcext:value-type="float">
            <text:p>0.00350</text:p>
          </table:table-cell>
          <table:table-cell table:number-columns-repeated="1020"/>
        </table:table-row>
        <table:table-row table:style-name="ro1">
          <table:table-cell table:style-name="ce9" office:value-type="float" office:value="12" calcext:value-type="float">
            <text:p>12.0</text:p>
          </table:table-cell>
          <table:table-cell table:style-name="ce13" office:value-type="float" office:value="0.932687461871038" calcext:value-type="float">
            <text:p>0.933</text:p>
          </table:table-cell>
          <table:table-cell table:style-name="ce15" table:formula="of:=([.A58]+[.A59])/2" office:value-type="float" office:value="12.5" calcext:value-type="float">
            <text:p>12.50</text:p>
          </table:table-cell>
          <table:table-cell table:style-name="ce16" table:formula="of:=([.B59]-[.B58])/([.A59]-[.A58])" office:value-type="float" office:value="0.0131011113763564" calcext:value-type="float">
            <text:p>0.01310</text:p>
          </table:table-cell>
          <table:table-cell table:number-columns-repeated="1020"/>
        </table:table-row>
        <table:table-row table:style-name="ro1">
          <table:table-cell table:style-name="ce9" office:value-type="float" office:value="13" calcext:value-type="float">
            <text:p>13.0</text:p>
          </table:table-cell>
          <table:table-cell table:style-name="ce13" office:value-type="float" office:value="0.945788573247394" calcext:value-type="float">
            <text:p>0.946</text:p>
          </table:table-cell>
          <table:table-cell table:style-name="ce15" table:formula="of:=([.A59]+[.A60])/2" office:value-type="float" office:value="13.5" calcext:value-type="float">
            <text:p>13.50</text:p>
          </table:table-cell>
          <table:table-cell table:style-name="ce16" table:formula="of:=([.B60]-[.B59])/([.A60]-[.A59])" office:value-type="float" office:value="0.00278043022731478" calcext:value-type="float">
            <text:p>0.00278</text:p>
          </table:table-cell>
          <table:table-cell table:number-columns-repeated="1020"/>
        </table:table-row>
        <table:table-row table:style-name="ro1">
          <table:table-cell table:style-name="ce9" office:value-type="float" office:value="14" calcext:value-type="float">
            <text:p>14.0</text:p>
          </table:table-cell>
          <table:table-cell table:style-name="ce13" office:value-type="float" office:value="0.948569003474709" calcext:value-type="float">
            <text:p>0.949</text:p>
          </table:table-cell>
          <table:table-cell table:style-name="ce15" table:formula="of:=([.A60]+[.A61])/2" office:value-type="float" office:value="14.5" calcext:value-type="float">
            <text:p>14.50</text:p>
          </table:table-cell>
          <table:table-cell table:style-name="ce16" table:formula="of:=([.B61]-[.B60])/([.A61]-[.A60])" office:value-type="float" office:value="0.00908795522665207" calcext:value-type="float">
            <text:p>0.00909</text:p>
          </table:table-cell>
          <table:table-cell table:number-columns-repeated="1020"/>
        </table:table-row>
        <table:table-row table:style-name="ro1">
          <table:table-cell table:style-name="ce9" office:value-type="float" office:value="15" calcext:value-type="float">
            <text:p>15.0</text:p>
          </table:table-cell>
          <table:table-cell table:style-name="ce13" office:value-type="float" office:value="0.957656958701361" calcext:value-type="float">
            <text:p>0.958</text:p>
          </table:table-cell>
          <table:table-cell table:style-name="ce15" table:formula="of:=([.A61]+[.A62])/2" office:value-type="float" office:value="15.5" calcext:value-type="float">
            <text:p>15.50</text:p>
          </table:table-cell>
          <table:table-cell table:style-name="ce16" table:formula="of:=([.B62]-[.B61])/([.A62]-[.A61])" office:value-type="float" office:value="-0.00165114983687442" calcext:value-type="float">
            <text:p>-0.00165</text:p>
          </table:table-cell>
          <table:table-cell table:number-columns-repeated="1020"/>
        </table:table-row>
        <table:table-row table:style-name="ro1">
          <table:table-cell table:style-name="ce9" office:value-type="float" office:value="16" calcext:value-type="float">
            <text:p>16.0</text:p>
          </table:table-cell>
          <table:table-cell table:style-name="ce13" office:value-type="float" office:value="0.956005808864486" calcext:value-type="float">
            <text:p>0.956</text:p>
          </table:table-cell>
          <table:table-cell table:style-name="ce15" table:formula="of:=([.A62]+[.A63])/2" office:value-type="float" office:value="16.5" calcext:value-type="float">
            <text:p>16.50</text:p>
          </table:table-cell>
          <table:table-cell table:style-name="ce16" table:formula="of:=([.B63]-[.B62])/([.A63]-[.A62])" office:value-type="float" office:value="0.0111913477096097" calcext:value-type="float">
            <text:p>0.01119</text:p>
          </table:table-cell>
          <table:table-cell table:number-columns-repeated="1020"/>
        </table:table-row>
        <table:table-row table:style-name="ro1">
          <table:table-cell table:style-name="ce9" office:value-type="float" office:value="17" calcext:value-type="float">
            <text:p>17.0</text:p>
          </table:table-cell>
          <table:table-cell table:style-name="ce13" office:value-type="float" office:value="0.967197156574096" calcext:value-type="float">
            <text:p>0.967</text:p>
          </table:table-cell>
          <table:table-cell table:style-name="ce15" table:formula="of:=([.A63]+[.A64])/2" office:value-type="float" office:value="17.5" calcext:value-type="float">
            <text:p>17.50</text:p>
          </table:table-cell>
          <table:table-cell table:style-name="ce16" table:formula="of:=([.B64]-[.B63])/([.A64]-[.A63])" office:value-type="float" office:value="-0.00305098008010418" calcext:value-type="float">
            <text:p>-0.00305</text:p>
          </table:table-cell>
          <table:table-cell table:number-columns-repeated="1020"/>
        </table:table-row>
        <table:table-row table:style-name="ro1">
          <table:table-cell table:style-name="ce9" office:value-type="float" office:value="18" calcext:value-type="float">
            <text:p>18.0</text:p>
          </table:table-cell>
          <table:table-cell table:style-name="ce13" office:value-type="float" office:value="0.964146176493992" calcext:value-type="float">
            <text:p>0.964</text:p>
          </table:table-cell>
          <table:table-cell table:style-name="ce15" table:formula="of:=([.A64]+[.A65])/2" office:value-type="float" office:value="18.5" calcext:value-type="float">
            <text:p>18.50</text:p>
          </table:table-cell>
          <table:table-cell table:style-name="ce16" table:formula="of:=([.B65]-[.B64])/([.A65]-[.A64])" office:value-type="float" office:value="0.000465504893769619" calcext:value-type="float">
            <text:p>0.00047</text:p>
          </table:table-cell>
          <table:table-cell table:number-columns-repeated="1020"/>
        </table:table-row>
        <table:table-row table:style-name="ro1">
          <table:table-cell table:style-name="ce9" office:value-type="float" office:value="19" calcext:value-type="float">
            <text:p>19.0</text:p>
          </table:table-cell>
          <table:table-cell table:style-name="ce13" office:value-type="float" office:value="0.964611681387762" calcext:value-type="float">
            <text:p>0.965</text:p>
          </table:table-cell>
          <table:table-cell table:style-name="ce15" table:formula="of:=([.A65]+[.A66])/2" office:value-type="float" office:value="19.5" calcext:value-type="float">
            <text:p>19.50</text:p>
          </table:table-cell>
          <table:table-cell table:style-name="ce16" table:formula="of:=([.B66]-[.B65])/([.A66]-[.A65])" office:value-type="float" office:value="0.00531219331052224" calcext:value-type="float">
            <text:p>0.00531</text:p>
          </table:table-cell>
          <table:table-cell table:number-columns-repeated="1020"/>
        </table:table-row>
        <table:table-row table:style-name="ro1">
          <table:table-cell table:style-name="ce9" office:value-type="float" office:value="20" calcext:value-type="float">
            <text:p>20.0</text:p>
          </table:table-cell>
          <table:table-cell table:style-name="ce13" office:value-type="float" office:value="0.969923874698284" calcext:value-type="float">
            <text:p>0.970</text:p>
          </table:table-cell>
          <table:table-cell table:style-name="ce15" table:formula="of:=([.A66]+[.A67])/2" office:value-type="float" office:value="21" calcext:value-type="float">
            <text:p>21.00</text:p>
          </table:table-cell>
          <table:table-cell table:style-name="ce16" table:formula="of:=([.B67]-[.B66])/([.A67]-[.A66])" office:value-type="float" office:value="0.00318559189411421" calcext:value-type="float">
            <text:p>0.00319</text:p>
          </table:table-cell>
          <table:table-cell table:number-columns-repeated="1020"/>
        </table:table-row>
        <table:table-row table:style-name="ro1">
          <table:table-cell table:style-name="ce9" office:value-type="float" office:value="22" calcext:value-type="float">
            <text:p>22.0</text:p>
          </table:table-cell>
          <table:table-cell table:style-name="ce13" office:value-type="float" office:value="0.976295058486512" calcext:value-type="float">
            <text:p>0.976</text:p>
          </table:table-cell>
          <table:table-cell table:style-name="ce15" table:formula="of:=([.A67]+[.A68])/2" office:value-type="float" office:value="23" calcext:value-type="float">
            <text:p>23.00</text:p>
          </table:table-cell>
          <table:table-cell table:style-name="ce16" table:formula="of:=([.B68]-[.B67])/([.A68]-[.A67])" office:value-type="float" office:value="-0.00284442057239859" calcext:value-type="float">
            <text:p>-0.00284</text:p>
          </table:table-cell>
          <table:table-cell table:number-columns-repeated="1020"/>
        </table:table-row>
        <table:table-row table:style-name="ro1">
          <table:table-cell table:style-name="ce9" office:value-type="float" office:value="24" calcext:value-type="float">
            <text:p>24.0</text:p>
          </table:table-cell>
          <table:table-cell table:style-name="ce13" office:value-type="float" office:value="0.970606217341715" calcext:value-type="float">
            <text:p>0.971</text:p>
          </table:table-cell>
          <table:table-cell table:style-name="ce15" table:formula="of:=([.A68]+[.A69])/2" office:value-type="float" office:value="25" calcext:value-type="float">
            <text:p>25.00</text:p>
          </table:table-cell>
          <table:table-cell table:style-name="ce16" table:formula="of:=([.B69]-[.B68])/([.A69]-[.A68])" office:value-type="float" office:value="0.00393756133789547" calcext:value-type="float">
            <text:p>0.00394</text:p>
          </table:table-cell>
          <table:table-cell table:number-columns-repeated="1020"/>
        </table:table-row>
        <table:table-row table:style-name="ro1">
          <table:table-cell table:style-name="ce9" office:value-type="float" office:value="26" calcext:value-type="float">
            <text:p>26.0</text:p>
          </table:table-cell>
          <table:table-cell table:style-name="ce13" office:value-type="float" office:value="0.978481340017506" calcext:value-type="float">
            <text:p>0.978</text:p>
          </table:table-cell>
          <table:table-cell table:style-name="ce15" table:formula="of:=([.A69]+[.A70])/2" office:value-type="float" office:value="27" calcext:value-type="float">
            <text:p>27.00</text:p>
          </table:table-cell>
          <table:table-cell table:style-name="ce16" table:formula="of:=([.B70]-[.B69])/([.A70]-[.A69])" office:value-type="float" office:value="0.000922057770350981" calcext:value-type="float">
            <text:p>0.00092</text:p>
          </table:table-cell>
          <table:table-cell table:number-columns-repeated="1020"/>
        </table:table-row>
        <table:table-row table:style-name="ro1">
          <table:table-cell table:style-name="ce9" office:value-type="float" office:value="28" calcext:value-type="float">
            <text:p>28.0</text:p>
          </table:table-cell>
          <table:table-cell table:style-name="ce13" office:value-type="float" office:value="0.980325455558208" calcext:value-type="float">
            <text:p>0.980</text:p>
          </table:table-cell>
          <table:table-cell table:style-name="ce15" table:formula="of:=([.A70]+[.A71])/2" office:value-type="float" office:value="29" calcext:value-type="float">
            <text:p>29.00</text:p>
          </table:table-cell>
          <table:table-cell table:style-name="ce16" table:formula="of:=([.B71]-[.B70])/([.A71]-[.A70])" office:value-type="float" office:value="0.000718482268374843" calcext:value-type="float">
            <text:p>0.00072</text:p>
          </table:table-cell>
          <table:table-cell table:number-columns-repeated="1020"/>
        </table:table-row>
        <table:table-row table:style-name="ro1">
          <table:table-cell table:style-name="ce9" office:value-type="float" office:value="30" calcext:value-type="float">
            <text:p>30.0</text:p>
          </table:table-cell>
          <table:table-cell table:style-name="ce13" office:value-type="float" office:value="0.981762420094958" calcext:value-type="float">
            <text:p>0.982</text:p>
          </table:table-cell>
          <table:table-cell table:style-name="ce15" table:formula="of:=([.A71]+[.A72])/2" office:value-type="float" office:value="31" calcext:value-type="float">
            <text:p>31.00</text:p>
          </table:table-cell>
          <table:table-cell table:style-name="ce16" table:formula="of:=([.B72]-[.B71])/([.A72]-[.A71])" office:value-type="float" office:value="-0.000208548844858214" calcext:value-type="float">
            <text:p>-0.00021</text:p>
          </table:table-cell>
          <table:table-cell table:number-columns-repeated="1020"/>
        </table:table-row>
        <table:table-row table:style-name="ro1">
          <table:table-cell table:style-name="ce9" office:value-type="float" office:value="32" calcext:value-type="float">
            <text:p>32.0</text:p>
          </table:table-cell>
          <table:table-cell table:style-name="ce13" office:value-type="float" office:value="0.981345322405241" calcext:value-type="float">
            <text:p>0.981</text:p>
          </table:table-cell>
          <table:table-cell table:style-name="ce15" table:formula="of:=([.A72]+[.A73])/2" office:value-type="float" office:value="33" calcext:value-type="float">
            <text:p>33.00</text:p>
          </table:table-cell>
          <table:table-cell table:style-name="ce16" table:formula="of:=([.B73]-[.B72])/([.A73]-[.A72])" office:value-type="float" office:value="-0.000304037028195481" calcext:value-type="float">
            <text:p>-0.00030</text:p>
          </table:table-cell>
          <table:table-cell table:number-columns-repeated="1020"/>
        </table:table-row>
        <table:table-row table:style-name="ro1">
          <table:table-cell table:style-name="ce9" office:value-type="float" office:value="34" calcext:value-type="float">
            <text:p>34.0</text:p>
          </table:table-cell>
          <table:table-cell table:style-name="ce13" office:value-type="float" office:value="0.98073724834885" calcext:value-type="float">
            <text:p>0.981</text:p>
          </table:table-cell>
          <table:table-cell table:style-name="ce15" table:formula="of:=([.A73]+[.A74])/2" office:value-type="float" office:value="35" calcext:value-type="float">
            <text:p>35.00</text:p>
          </table:table-cell>
          <table:table-cell table:style-name="ce16" table:formula="of:=([.B74]-[.B73])/([.A74]-[.A73])" office:value-type="float" office:value="0.000458542213734259" calcext:value-type="float">
            <text:p>0.00046</text:p>
          </table:table-cell>
          <table:table-cell table:number-columns-repeated="1020"/>
        </table:table-row>
        <table:table-row table:style-name="ro1">
          <table:table-cell table:style-name="ce9" office:value-type="float" office:value="36" calcext:value-type="float">
            <text:p>36.0</text:p>
          </table:table-cell>
          <table:table-cell table:style-name="ce13" office:value-type="float" office:value="0.981654332776319" calcext:value-type="float">
            <text:p>0.982</text:p>
          </table:table-cell>
          <table:table-cell table:style-name="ce15" table:formula="of:=([.A74]+[.A75])/2" office:value-type="float" office:value="37" calcext:value-type="float">
            <text:p>37.00</text:p>
          </table:table-cell>
          <table:table-cell table:style-name="ce16" table:formula="of:=([.B75]-[.B74])/([.A75]-[.A74])" office:value-type="float" office:value="0.00205564839128941" calcext:value-type="float">
            <text:p>0.00206</text:p>
          </table:table-cell>
          <table:table-cell table:number-columns-repeated="1020"/>
        </table:table-row>
        <table:table-row table:style-name="ro1">
          <table:table-cell table:style-name="ce9" office:value-type="float" office:value="38" calcext:value-type="float">
            <text:p>38.0</text:p>
          </table:table-cell>
          <table:table-cell table:style-name="ce13" office:value-type="float" office:value="0.985765629558898" calcext:value-type="float">
            <text:p>0.986</text:p>
          </table:table-cell>
          <table:table-cell table:style-name="ce15" table:formula="of:=([.A75]+[.A76])/2" office:value-type="float" office:value="39" calcext:value-type="float">
            <text:p>39.00</text:p>
          </table:table-cell>
          <table:table-cell table:style-name="ce16" table:formula="of:=([.B76]-[.B75])/([.A76]-[.A75])" office:value-type="float" office:value="0.00095156627145182" calcext:value-type="float">
            <text:p>0.00095</text:p>
          </table:table-cell>
          <table:table-cell table:number-columns-repeated="1020"/>
        </table:table-row>
        <table:table-row table:style-name="ro1">
          <table:table-cell table:style-name="ce9" office:value-type="float" office:value="40" calcext:value-type="float">
            <text:p>40.0</text:p>
          </table:table-cell>
          <table:table-cell table:style-name="ce13" office:value-type="float" office:value="0.987668762101801" calcext:value-type="float">
            <text:p>0.988</text:p>
          </table:table-cell>
          <table:table-cell table:style-name="ce15" table:formula="of:=([.A76]+[.A77])/2" office:value-type="float" office:value="41" calcext:value-type="float">
            <text:p>41.00</text:p>
          </table:table-cell>
          <table:table-cell table:style-name="ce16" table:formula="of:=([.B77]-[.B76])/([.A77]-[.A76])" office:value-type="float" office:value="-0.000131959364473078" calcext:value-type="float">
            <text:p>-0.00013</text:p>
          </table:table-cell>
          <table:table-cell table:number-columns-repeated="1020"/>
        </table:table-row>
        <table:table-row table:style-name="ro1">
          <table:table-cell table:style-name="ce9" office:value-type="float" office:value="42" calcext:value-type="float">
            <text:p>42.0</text:p>
          </table:table-cell>
          <table:table-cell table:style-name="ce13" office:value-type="float" office:value="0.987404843372855" calcext:value-type="float">
            <text:p>0.987</text:p>
          </table:table-cell>
          <table:table-cell table:style-name="ce15" table:formula="of:=([.A77]+[.A78])/2" office:value-type="float" office:value="43" calcext:value-type="float">
            <text:p>43.00</text:p>
          </table:table-cell>
          <table:table-cell table:style-name="ce16" table:formula="of:=([.B78]-[.B77])/([.A78]-[.A77])" office:value-type="float" office:value="0.000170419882761563" calcext:value-type="float">
            <text:p>0.00017</text:p>
          </table:table-cell>
          <table:table-cell table:number-columns-repeated="1020"/>
        </table:table-row>
        <table:table-row table:style-name="ro1">
          <table:table-cell table:style-name="ce9" office:value-type="float" office:value="44" calcext:value-type="float">
            <text:p>44.0</text:p>
          </table:table-cell>
          <table:table-cell table:style-name="ce13" office:value-type="float" office:value="0.987745683138378" calcext:value-type="float">
            <text:p>0.988</text:p>
          </table:table-cell>
          <table:table-cell table:style-name="ce15" table:formula="of:=([.A78]+[.A79])/2" office:value-type="float" office:value="45" calcext:value-type="float">
            <text:p>45.00</text:p>
          </table:table-cell>
          <table:table-cell table:style-name="ce16" table:formula="of:=([.B79]-[.B78])/([.A79]-[.A78])" office:value-type="float" office:value="-0.00229801596774609" calcext:value-type="float">
            <text:p>-0.00230</text:p>
          </table:table-cell>
          <table:table-cell table:number-columns-repeated="1020"/>
        </table:table-row>
        <table:table-row table:style-name="ro1">
          <table:table-cell table:style-name="ce9" office:value-type="float" office:value="46" calcext:value-type="float">
            <text:p>46.0</text:p>
          </table:table-cell>
          <table:table-cell table:style-name="ce13" office:value-type="float" office:value="0.983149651202886" calcext:value-type="float">
            <text:p>0.983</text:p>
          </table:table-cell>
          <table:table-cell table:style-name="ce15" table:formula="of:=([.A79]+[.A80])/2" office:value-type="float" office:value="47" calcext:value-type="float">
            <text:p>47.00</text:p>
          </table:table-cell>
          <table:table-cell table:style-name="ce16" table:formula="of:=([.B80]-[.B79])/([.A80]-[.A79])" office:value-type="float" office:value="0.00114221108193419" calcext:value-type="float">
            <text:p>0.00114</text:p>
          </table:table-cell>
          <table:table-cell table:number-columns-repeated="1020"/>
        </table:table-row>
        <table:table-row table:style-name="ro1">
          <table:table-cell table:style-name="ce9" office:value-type="float" office:value="48" calcext:value-type="float">
            <text:p>48.0</text:p>
          </table:table-cell>
          <table:table-cell table:style-name="ce13" office:value-type="float" office:value="0.985434073366754" calcext:value-type="float">
            <text:p>0.985</text:p>
          </table:table-cell>
          <table:table-cell table:style-name="ce15" table:formula="of:=([.A80]+[.A81])/2" office:value-type="float" office:value="49" calcext:value-type="float">
            <text:p>49.00</text:p>
          </table:table-cell>
          <table:table-cell table:style-name="ce16" table:formula="of:=([.B81]-[.B80])/([.A81]-[.A80])" office:value-type="float" office:value="-0.000711851144532094" calcext:value-type="float">
            <text:p>-0.00071</text:p>
          </table:table-cell>
          <table:table-cell table:number-columns-repeated="1020"/>
        </table:table-row>
        <table:table-row table:style-name="ro1">
          <table:table-cell table:style-name="ce9" office:value-type="float" office:value="50" calcext:value-type="float">
            <text:p>50.0</text:p>
          </table:table-cell>
          <table:table-cell table:style-name="ce13" office:value-type="float" office:value="0.98401037107769" calcext:value-type="float">
            <text:p>0.984</text:p>
          </table:table-cell>
          <table:table-cell table:style-name="ce15" table:formula="of:=([.A81]+[.A82])/2" office:value-type="float" office:value="51" calcext:value-type="float">
            <text:p>51.00</text:p>
          </table:table-cell>
          <table:table-cell table:style-name="ce16" table:formula="of:=([.B82]-[.B81])/([.A82]-[.A81])" office:value-type="float" office:value="0.00042638126309652" calcext:value-type="float">
            <text:p>0.00043</text:p>
          </table:table-cell>
          <table:table-cell table:number-columns-repeated="1020"/>
        </table:table-row>
        <table:table-row table:style-name="ro1">
          <table:table-cell table:style-name="ce9" office:value-type="float" office:value="52" calcext:value-type="float">
            <text:p>52.0</text:p>
          </table:table-cell>
          <table:table-cell table:style-name="ce13" office:value-type="float" office:value="0.984863133603883" calcext:value-type="float">
            <text:p>0.985</text:p>
          </table:table-cell>
          <table:table-cell table:style-name="ce15" table:formula="of:=([.A82]+[.A83])/2" office:value-type="float" office:value="53" calcext:value-type="float">
            <text:p>53.00</text:p>
          </table:table-cell>
          <table:table-cell table:style-name="ce16" table:formula="of:=([.B83]-[.B82])/([.A83]-[.A82])" office:value-type="float" office:value="-0.0018272061749024" calcext:value-type="float">
            <text:p>-0.00183</text:p>
          </table:table-cell>
          <table:table-cell table:number-columns-repeated="1020"/>
        </table:table-row>
        <table:table-row table:style-name="ro1">
          <table:table-cell table:style-name="ce9" office:value-type="float" office:value="54" calcext:value-type="float">
            <text:p>54.0</text:p>
          </table:table-cell>
          <table:table-cell table:style-name="ce13" office:value-type="float" office:value="0.981208721254078" calcext:value-type="float">
            <text:p>0.981</text:p>
          </table:table-cell>
          <table:table-cell table:style-name="ce15" table:formula="of:=([.A83]+[.A84])/2" office:value-type="float" office:value="55" calcext:value-type="float">
            <text:p>55.00</text:p>
          </table:table-cell>
          <table:table-cell table:style-name="ce16" table:formula="of:=([.B84]-[.B83])/([.A84]-[.A83])" office:value-type="float" office:value="0.00347271955651018" calcext:value-type="float">
            <text:p>0.00347</text:p>
          </table:table-cell>
          <table:table-cell table:number-columns-repeated="1020"/>
        </table:table-row>
        <table:table-row table:style-name="ro1">
          <table:table-cell table:style-name="ce9" office:value-type="float" office:value="56" calcext:value-type="float">
            <text:p>56.0</text:p>
          </table:table-cell>
          <table:table-cell table:style-name="ce13" office:value-type="float" office:value="0.988154160367099" calcext:value-type="float">
            <text:p>0.988</text:p>
          </table:table-cell>
          <table:table-cell table:style-name="ce15" table:formula="of:=([.A84]+[.A85])/2" office:value-type="float" office:value="57" calcext:value-type="float">
            <text:p>57.00</text:p>
          </table:table-cell>
          <table:table-cell table:style-name="ce16" table:formula="of:=([.B85]-[.B84])/([.A85]-[.A84])" office:value-type="float" office:value="0.0016591071854859" calcext:value-type="float">
            <text:p>0.00166</text:p>
          </table:table-cell>
          <table:table-cell table:number-columns-repeated="1020"/>
        </table:table-row>
        <table:table-row table:style-name="ro1">
          <table:table-cell table:style-name="ce9" office:value-type="float" office:value="58" calcext:value-type="float">
            <text:p>58.0</text:p>
          </table:table-cell>
          <table:table-cell table:style-name="ce13" office:value-type="float" office:value="0.991472374738071" calcext:value-type="float">
            <text:p>0.991</text:p>
          </table:table-cell>
          <table:table-cell table:style-name="ce15" table:formula="of:=([.A85]+[.A86])/2" office:value-type="float" office:value="59" calcext:value-type="float">
            <text:p>59.00</text:p>
          </table:table-cell>
          <table:table-cell table:style-name="ce16" table:formula="of:=([.B86]-[.B85])/([.A86]-[.A85])" office:value-type="float" office:value="-0.00627370626773832" calcext:value-type="float">
            <text:p>-0.00627</text:p>
          </table:table-cell>
          <table:table-cell table:number-columns-repeated="1020"/>
        </table:table-row>
        <table:table-row table:style-name="ro1">
          <table:table-cell table:style-name="ce9" office:value-type="float" office:value="60" calcext:value-type="float">
            <text:p>60.0</text:p>
          </table:table-cell>
          <table:table-cell table:style-name="ce13" office:value-type="float" office:value="0.978924962202594" calcext:value-type="float">
            <text:p>0.979</text:p>
          </table:table-cell>
          <table:table-cell table:style-name="ce15" table:formula="of:=([.A86]+[.A87])/2" office:value-type="float" office:value="62.5" calcext:value-type="float">
            <text:p>62.50</text:p>
          </table:table-cell>
          <table:table-cell table:style-name="ce16" table:formula="of:=([.B87]-[.B86])/([.A87]-[.A86])" office:value-type="float" office:value="0.00181825415771464" calcext:value-type="float">
            <text:p>0.00182</text:p>
          </table:table-cell>
          <table:table-cell table:number-columns-repeated="1020"/>
        </table:table-row>
        <table:table-row table:style-name="ro1">
          <table:table-cell table:style-name="ce9" office:value-type="float" office:value="65" calcext:value-type="float">
            <text:p>65.0</text:p>
          </table:table-cell>
          <table:table-cell table:style-name="ce13" office:value-type="float" office:value="0.988016232991167" calcext:value-type="float">
            <text:p>0.988</text:p>
          </table:table-cell>
          <table:table-cell table:style-name="ce15" table:formula="of:=([.A87]+[.A88])/2" office:value-type="float" office:value="67.5" calcext:value-type="float">
            <text:p>67.50</text:p>
          </table:table-cell>
          <table:table-cell table:style-name="ce16" table:formula="of:=([.B88]-[.B87])/([.A88]-[.A87])" office:value-type="float" office:value="0.00036829261823299" calcext:value-type="float">
            <text:p>0.00037</text:p>
          </table:table-cell>
          <table:table-cell table:number-columns-repeated="1020"/>
        </table:table-row>
        <table:table-row table:style-name="ro1">
          <table:table-cell table:style-name="ce9" office:value-type="float" office:value="70" calcext:value-type="float">
            <text:p>70.0</text:p>
          </table:table-cell>
          <table:table-cell table:style-name="ce13" office:value-type="float" office:value="0.989857696082332" calcext:value-type="float">
            <text:p>0.990</text:p>
          </table:table-cell>
          <table:table-cell table:style-name="ce15" table:formula="of:=([.A88]+[.A89])/2" office:value-type="float" office:value="72.5" calcext:value-type="float">
            <text:p>72.50</text:p>
          </table:table-cell>
          <table:table-cell table:style-name="ce16" table:formula="of:=([.B89]-[.B88])/([.A89]-[.A88])" office:value-type="float" office:value="-0.000125858730537631" calcext:value-type="float">
            <text:p>-0.00013</text:p>
          </table:table-cell>
          <table:table-cell table:number-columns-repeated="1020"/>
        </table:table-row>
        <table:table-row table:style-name="ro1">
          <table:table-cell table:style-name="ce9" office:value-type="float" office:value="75" calcext:value-type="float">
            <text:p>75.0</text:p>
          </table:table-cell>
          <table:table-cell table:style-name="ce13" office:value-type="float" office:value="0.989228402429644" calcext:value-type="float">
            <text:p>0.989</text:p>
          </table:table-cell>
          <table:table-cell table:style-name="ce15" table:formula="of:=([.A89]+[.A90])/2" office:value-type="float" office:value="77.5" calcext:value-type="float">
            <text:p>77.50</text:p>
          </table:table-cell>
          <table:table-cell table:style-name="ce16" table:formula="of:=([.B90]-[.B89])/([.A90]-[.A89])" office:value-type="float" office:value="0.000569215670671852" calcext:value-type="float">
            <text:p>0.00057</text:p>
          </table:table-cell>
          <table:table-cell table:number-columns-repeated="1020"/>
        </table:table-row>
        <table:table-row table:style-name="ro1">
          <table:table-cell table:style-name="ce9" office:value-type="float" office:value="80" calcext:value-type="float">
            <text:p>80.0</text:p>
          </table:table-cell>
          <table:table-cell table:style-name="ce13" office:value-type="float" office:value="0.992074480783003" calcext:value-type="float">
            <text:p>0.992</text:p>
          </table:table-cell>
          <table:table-cell table:style-name="ce15" table:formula="of:=([.A90]+[.A91])/2" office:value-type="float" office:value="82.5" calcext:value-type="float">
            <text:p>82.50</text:p>
          </table:table-cell>
          <table:table-cell table:style-name="ce16" table:formula="of:=([.B91]-[.B90])/([.A91]-[.A90])" office:value-type="float" office:value="0.000448131349301084" calcext:value-type="float">
            <text:p>0.00045</text:p>
          </table:table-cell>
          <table:table-cell table:number-columns-repeated="1020"/>
        </table:table-row>
        <table:table-row table:style-name="ro1">
          <table:table-cell table:style-name="ce9" office:value-type="float" office:value="85" calcext:value-type="float">
            <text:p>85.0</text:p>
          </table:table-cell>
          <table:table-cell table:style-name="ce13" office:value-type="float" office:value="0.994315137529509" calcext:value-type="float">
            <text:p>0.994</text:p>
          </table:table-cell>
          <table:table-cell table:style-name="ce15" table:formula="of:=([.A91]+[.A92])/2" office:value-type="float" office:value="87.5" calcext:value-type="float">
            <text:p>87.50</text:p>
          </table:table-cell>
          <table:table-cell table:style-name="ce16" table:formula="of:=([.B92]-[.B91])/([.A92]-[.A91])" office:value-type="float" office:value="-0.000840826503275816" calcext:value-type="float">
            <text:p>-0.00084</text:p>
          </table:table-cell>
          <table:table-cell table:number-columns-repeated="1020"/>
        </table:table-row>
        <table:table-row table:style-name="ro1">
          <table:table-cell table:style-name="ce9" office:value-type="float" office:value="90" calcext:value-type="float">
            <text:p>90.0</text:p>
          </table:table-cell>
          <table:table-cell table:style-name="ce13" office:value-type="float" office:value="0.99011100501313" calcext:value-type="float">
            <text:p>0.990</text:p>
          </table:table-cell>
          <table:table-cell table:style-name="ce15" table:formula="of:=([.A92]+[.A93])/2" office:value-type="float" office:value="92.5" calcext:value-type="float">
            <text:p>92.50</text:p>
          </table:table-cell>
          <table:table-cell table:style-name="ce16" table:formula="of:=([.B93]-[.B92])/([.A93]-[.A92])" office:value-type="float" office:value="0.000124797750722849" calcext:value-type="float">
            <text:p>0.00012</text:p>
          </table:table-cell>
          <table:table-cell table:number-columns-repeated="1020"/>
        </table:table-row>
        <table:table-row table:style-name="ro1">
          <table:table-cell table:style-name="ce9" office:value-type="float" office:value="95" calcext:value-type="float">
            <text:p>95.0</text:p>
          </table:table-cell>
          <table:table-cell table:style-name="ce13" office:value-type="float" office:value="0.990734993766744" calcext:value-type="float">
            <text:p>0.991</text:p>
          </table:table-cell>
          <table:table-cell table:style-name="ce15" table:formula="of:=([.A93]+[.A94])/2" office:value-type="float" office:value="97.5" calcext:value-type="float">
            <text:p>97.50</text:p>
          </table:table-cell>
          <table:table-cell table:style-name="ce16" table:formula="of:=([.B94]-[.B93])/([.A94]-[.A93])" office:value-type="float" office:value="0.000997453648444324" calcext:value-type="float">
            <text:p>0.00100</text:p>
          </table:table-cell>
          <table:table-cell table:number-columns-repeated="1020"/>
        </table:table-row>
        <table:table-row table:style-name="ro1">
          <table:table-cell table:style-name="ce9" office:value-type="float" office:value="100" calcext:value-type="float">
            <text:p>100.0</text:p>
          </table:table-cell>
          <table:table-cell table:style-name="ce13" office:value-type="float" office:value="0.995722262008965" calcext:value-type="float">
            <text:p>0.996</text:p>
          </table:table-cell>
          <table:table-cell table:style-name="ce15" table:formula="of:=([.A94]+[.A95])/2" office:value-type="float" office:value="105" calcext:value-type="float">
            <text:p>105.00</text:p>
          </table:table-cell>
          <table:table-cell table:style-name="ce16" table:formula="of:=([.B95]-[.B94])/([.A95]-[.A94])" office:value-type="float" office:value="-0.000287790774780539" calcext:value-type="float">
            <text:p>-0.00029</text:p>
          </table:table-cell>
          <table:table-cell table:number-columns-repeated="1020"/>
        </table:table-row>
        <table:table-row table:style-name="ro1">
          <table:table-cell table:style-name="ce9" office:value-type="float" office:value="110" calcext:value-type="float">
            <text:p>110.0</text:p>
          </table:table-cell>
          <table:table-cell table:style-name="ce13" office:value-type="float" office:value="0.99284435426116" calcext:value-type="float">
            <text:p>0.993</text:p>
          </table:table-cell>
          <table:table-cell table:style-name="ce15" table:formula="of:=([.A95]+[.A96])/2" office:value-type="float" office:value="115" calcext:value-type="float">
            <text:p>115.00</text:p>
          </table:table-cell>
          <table:table-cell table:style-name="ce16" table:formula="of:=([.B96]-[.B95])/([.A96]-[.A95])" office:value-type="float" office:value="0.0000181692793294719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9" office:value-type="float" office:value="120" calcext:value-type="float">
            <text:p>120.0</text:p>
          </table:table-cell>
          <table:table-cell table:style-name="ce13" office:value-type="float" office:value="0.993026047054455" calcext:value-type="float">
            <text:p>0.993</text:p>
          </table:table-cell>
          <table:table-cell table:style-name="ce15" table:formula="of:=([.A96]+[.A97])/2" office:value-type="float" office:value="125" calcext:value-type="float">
            <text:p>125.00</text:p>
          </table:table-cell>
          <table:table-cell table:style-name="ce16" table:formula="of:=([.B97]-[.B96])/([.A97]-[.A96])" office:value-type="float" office:value="-0.000143232275005956" calcext:value-type="float">
            <text:p>-0.00014</text:p>
          </table:table-cell>
          <table:table-cell table:number-columns-repeated="1020"/>
        </table:table-row>
        <table:table-row table:style-name="ro1">
          <table:table-cell table:style-name="ce9" office:value-type="float" office:value="130" calcext:value-type="float">
            <text:p>130.0</text:p>
          </table:table-cell>
          <table:table-cell table:style-name="ce13" office:value-type="float" office:value="0.991593724304395" calcext:value-type="float">
            <text:p>0.992</text:p>
          </table:table-cell>
          <table:table-cell table:style-name="ce15" table:formula="of:=([.A97]+[.A98])/2" office:value-type="float" office:value="135" calcext:value-type="float">
            <text:p>135.00</text:p>
          </table:table-cell>
          <table:table-cell table:style-name="ce16" table:formula="of:=([.B98]-[.B97])/([.A98]-[.A97])" office:value-type="float" office:value="-0.000260536855786309" calcext:value-type="float">
            <text:p>-0.00026</text:p>
          </table:table-cell>
          <table:table-cell table:number-columns-repeated="1020"/>
        </table:table-row>
        <table:table-row table:style-name="ro1">
          <table:table-cell table:style-name="ce9" office:value-type="float" office:value="140" calcext:value-type="float">
            <text:p>140.0</text:p>
          </table:table-cell>
          <table:table-cell table:style-name="ce13" office:value-type="float" office:value="0.988988355746532" calcext:value-type="float">
            <text:p>0.989</text:p>
          </table:table-cell>
          <table:table-cell table:style-name="ce15" table:formula="of:=([.A98]+[.A99])/2" office:value-type="float" office:value="145" calcext:value-type="float">
            <text:p>145.00</text:p>
          </table:table-cell>
          <table:table-cell table:style-name="ce16" table:formula="of:=([.B99]-[.B98])/([.A99]-[.A98])" office:value-type="float" office:value="0.0000958197395294236" calcext:value-type="float">
            <text:p>0.00010</text:p>
          </table:table-cell>
          <table:table-cell table:number-columns-repeated="1020"/>
        </table:table-row>
        <table:table-row table:style-name="ro1">
          <table:table-cell table:style-name="ce9" office:value-type="float" office:value="150" calcext:value-type="float">
            <text:p>150.0</text:p>
          </table:table-cell>
          <table:table-cell table:style-name="ce13" office:value-type="float" office:value="0.989946553141826" calcext:value-type="float">
            <text:p>0.990</text:p>
          </table:table-cell>
          <table:table-cell table:style-name="ce15" table:formula="of:=([.A99]+[.A100])/2" office:value-type="float" office:value="155" calcext:value-type="float">
            <text:p>155.00</text:p>
          </table:table-cell>
          <table:table-cell table:style-name="ce16" table:formula="of:=([.B100]-[.B99])/([.A100]-[.A99])" office:value-type="float" office:value="0.000000132622476889388" calcext:value-type="float">
            <text:p>0.00000</text:p>
          </table:table-cell>
          <table:table-cell table:number-columns-repeated="1020"/>
        </table:table-row>
        <table:table-row table:style-name="ro1">
          <table:table-cell table:style-name="ce9" office:value-type="float" office:value="160" calcext:value-type="float">
            <text:p>160.0</text:p>
          </table:table-cell>
          <table:table-cell table:style-name="ce13" office:value-type="float" office:value="0.989947879366595" calcext:value-type="float">
            <text:p>0.990</text:p>
          </table:table-cell>
          <table:table-cell table:style-name="ce15" table:formula="of:=([.A100]+[.A101])/2" office:value-type="float" office:value="165" calcext:value-type="float">
            <text:p>165.00</text:p>
          </table:table-cell>
          <table:table-cell table:style-name="ce16" table:formula="of:=([.B101]-[.B100])/([.A101]-[.A100])" office:value-type="float" office:value="-0.000654558234529601" calcext:value-type="float">
            <text:p>-0.00065</text:p>
          </table:table-cell>
          <table:table-cell table:number-columns-repeated="1020"/>
        </table:table-row>
        <table:table-row table:style-name="ro1">
          <table:table-cell table:style-name="ce9" office:value-type="float" office:value="170" calcext:value-type="float">
            <text:p>170.0</text:p>
          </table:table-cell>
          <table:table-cell table:style-name="ce13" office:value-type="float" office:value="0.983402297021299" calcext:value-type="float">
            <text:p>0.983</text:p>
          </table:table-cell>
          <table:table-cell table:style-name="ce15" table:formula="of:=([.A101]+[.A102])/2" office:value-type="float" office:value="175" calcext:value-type="float">
            <text:p>175.00</text:p>
          </table:table-cell>
          <table:table-cell table:style-name="ce16" table:formula="of:=([.B102]-[.B101])/([.A102]-[.A101])" office:value-type="float" office:value="0.000504230657011739" calcext:value-type="float">
            <text:p>0.00050</text:p>
          </table:table-cell>
          <table:table-cell table:number-columns-repeated="1020"/>
        </table:table-row>
        <table:table-row table:style-name="ro1">
          <table:table-cell table:style-name="ce9" office:value-type="float" office:value="180" calcext:value-type="float">
            <text:p>180.0</text:p>
          </table:table-cell>
          <table:table-cell table:style-name="ce13" office:value-type="float" office:value="0.988444603591417" calcext:value-type="float">
            <text:p>0.988</text:p>
          </table:table-cell>
          <table:table-cell table:style-name="ce15" table:formula="of:=([.A102]+[.A103])/2" office:value-type="float" office:value="185" calcext:value-type="float">
            <text:p>185.00</text:p>
          </table:table-cell>
          <table:table-cell table:style-name="ce16" table:formula="of:=([.B103]-[.B102])/([.A103]-[.A102])" office:value-type="float" office:value="0.00081218004827458" calcext:value-type="float">
            <text:p>0.00081</text:p>
          </table:table-cell>
          <table:table-cell table:number-columns-repeated="1020"/>
        </table:table-row>
        <table:table-row table:style-name="ro1">
          <table:table-cell table:style-name="ce9" office:value-type="float" office:value="190" calcext:value-type="float">
            <text:p>190.0</text:p>
          </table:table-cell>
          <table:table-cell table:style-name="ce13" office:value-type="float" office:value="0.996566404074162" calcext:value-type="float">
            <text:p>0.997</text:p>
          </table:table-cell>
          <table:table-cell table:style-name="ce15" table:formula="of:=([.A103]+[.A104])/2" office:value-type="float" office:value="195" calcext:value-type="float">
            <text:p>195.00</text:p>
          </table:table-cell>
          <table:table-cell table:style-name="ce16" table:formula="of:=([.B104]-[.B103])/([.A104]-[.A103])" office:value-type="float" office:value="-0.0002639850401846" calcext:value-type="float">
            <text:p>-0.00026</text:p>
          </table:table-cell>
          <table:table-cell table:number-columns-repeated="1020"/>
        </table:table-row>
        <table:table-row table:style-name="ro1">
          <table:table-cell table:style-name="ce9" office:value-type="float" office:value="200" calcext:value-type="float">
            <text:p>200.0</text:p>
          </table:table-cell>
          <table:table-cell table:style-name="ce13" office:value-type="float" office:value="0.993926553672316" calcext:value-type="float">
            <text:p>0.994</text:p>
          </table:table-cell>
          <table:table-cell table:style-name="ce15" table:formula="of:=([.A104]+[.A105])/2" office:value-type="float" office:value="210" calcext:value-type="float">
            <text:p>210.00</text:p>
          </table:table-cell>
          <table:table-cell table:style-name="ce16" table:formula="of:=([.B105]-[.B104])/([.A105]-[.A104])" office:value-type="float" office:value="-0.00013733057478581" calcext:value-type="float">
            <text:p>-0.00014</text:p>
          </table:table-cell>
          <table:table-cell table:number-columns-repeated="1020"/>
        </table:table-row>
        <table:table-row table:style-name="ro1">
          <table:table-cell table:style-name="ce9" office:value-type="float" office:value="220" calcext:value-type="float">
            <text:p>220.0</text:p>
          </table:table-cell>
          <table:table-cell table:style-name="ce13" office:value-type="float" office:value="0.9911799421766" calcext:value-type="float">
            <text:p>0.991</text:p>
          </table:table-cell>
          <table:table-cell table:style-name="ce15" table:formula="of:=([.A105]+[.A106])/2" office:value-type="float" office:value="230" calcext:value-type="float">
            <text:p>230.00</text:p>
          </table:table-cell>
          <table:table-cell table:style-name="ce16" table:formula="of:=([.B106]-[.B105])/([.A106]-[.A105])" office:value-type="float" office:value="-0.000406653669663953" calcext:value-type="float">
            <text:p>-0.00041</text:p>
          </table:table-cell>
          <table:table-cell table:number-columns-repeated="1020"/>
        </table:table-row>
        <table:table-row table:style-name="ro1">
          <table:table-cell table:style-name="ce9" office:value-type="float" office:value="240" calcext:value-type="float">
            <text:p>240.0</text:p>
          </table:table-cell>
          <table:table-cell table:style-name="ce13" office:value-type="float" office:value="0.983046868783321" calcext:value-type="float">
            <text:p>0.983</text:p>
          </table:table-cell>
          <table:table-cell table:style-name="ce15" table:formula="of:=([.A106]+[.A107])/2" office:value-type="float" office:value="250" calcext:value-type="float">
            <text:p>250.00</text:p>
          </table:table-cell>
          <table:table-cell table:style-name="ce16" table:formula="of:=([.B107]-[.B106])/([.A107]-[.A106])" office:value-type="float" office:value="0.00037137609081988" calcext:value-type="float">
            <text:p>0.00037</text:p>
          </table:table-cell>
          <table:table-cell table:number-columns-repeated="1020"/>
        </table:table-row>
        <table:table-row table:style-name="ro1">
          <table:table-cell table:style-name="ce9" office:value-type="float" office:value="260" calcext:value-type="float">
            <text:p>260.0</text:p>
          </table:table-cell>
          <table:table-cell table:style-name="ce13" office:value-type="float" office:value="0.990474390599719" calcext:value-type="float">
            <text:p>0.990</text:p>
          </table:table-cell>
          <table:table-cell table:style-name="ce15" table:formula="of:=([.A107]+[.A108])/2" office:value-type="float" office:value="270" calcext:value-type="float">
            <text:p>270.00</text:p>
          </table:table-cell>
          <table:table-cell table:style-name="ce16" table:formula="of:=([.B108]-[.B107])/([.A108]-[.A107])" office:value-type="float" office:value="-0.0000283148988090565" calcext:value-type="float">
            <text:p>-0.00003</text:p>
          </table:table-cell>
          <table:table-cell table:number-columns-repeated="1020"/>
        </table:table-row>
        <table:table-row table:style-name="ro1">
          <table:table-cell table:style-name="ce9" office:value-type="float" office:value="280" calcext:value-type="float">
            <text:p>280.0</text:p>
          </table:table-cell>
          <table:table-cell table:style-name="ce13" office:value-type="float" office:value="0.989908092623538" calcext:value-type="float">
            <text:p>0.990</text:p>
          </table:table-cell>
          <table:table-cell table:style-name="ce15" table:formula="of:=([.A108]+[.A109])/2" office:value-type="float" office:value="290" calcext:value-type="float">
            <text:p>290.00</text:p>
          </table:table-cell>
          <table:table-cell table:style-name="ce16" table:formula="of:=([.B109]-[.B108])/([.A109]-[.A108])" office:value-type="float" office:value="0.00014830508474577" calcext:value-type="float">
            <text:p>0.00015</text:p>
          </table:table-cell>
          <table:table-cell table:number-columns-repeated="1020"/>
        </table:table-row>
        <table:table-row table:style-name="ro1">
          <table:table-cell table:style-name="ce9" office:value-type="float" office:value="300" calcext:value-type="float">
            <text:p>300.0</text:p>
          </table:table-cell>
          <table:table-cell table:style-name="ce13" office:value-type="float" office:value="0.992874194318453" calcext:value-type="float">
            <text:p>0.993</text:p>
          </table:table-cell>
          <table:table-cell table:style-name="ce15" table:formula="of:=([.A109]+[.A110])/2" office:value-type="float" office:value="310" calcext:value-type="float">
            <text:p>310.00</text:p>
          </table:table-cell>
          <table:table-cell table:style-name="ce16" table:formula="of:=([.B110]-[.B109])/([.A110]-[.A109])" office:value-type="float" office:value="-0.0000991353014508811" calcext:value-type="float">
            <text:p>-0.00010</text:p>
          </table:table-cell>
          <table:table-cell table:number-columns-repeated="1020"/>
        </table:table-row>
        <table:table-row table:style-name="ro1">
          <table:table-cell table:style-name="ce9" office:value-type="float" office:value="320" calcext:value-type="float">
            <text:p>320.0</text:p>
          </table:table-cell>
          <table:table-cell table:style-name="ce13" office:value-type="float" office:value="0.990891488289435" calcext:value-type="float">
            <text:p>0.991</text:p>
          </table:table-cell>
          <table:table-cell table:style-name="ce15" table:formula="of:=([.A110]+[.A111])/2" office:value-type="float" office:value="330" calcext:value-type="float">
            <text:p>330.00</text:p>
          </table:table-cell>
          <table:table-cell table:style-name="ce16" table:formula="of:=([.B111]-[.B110])/([.A111]-[.A110])" office:value-type="float" office:value="0.000282817431898341" calcext:value-type="float">
            <text:p>0.00028</text:p>
          </table:table-cell>
          <table:table-cell table:number-columns-repeated="1020"/>
        </table:table-row>
        <table:table-row table:style-name="ro1">
          <table:table-cell table:style-name="ce9" office:value-type="float" office:value="340" calcext:value-type="float">
            <text:p>340.0</text:p>
          </table:table-cell>
          <table:table-cell table:style-name="ce13" office:value-type="float" office:value="0.996547836927402" calcext:value-type="float">
            <text:p>0.997</text:p>
          </table:table-cell>
          <table:table-cell table:style-name="ce15" table:formula="of:=([.A111]+[.A112])/2" office:value-type="float" office:value="350" calcext:value-type="float">
            <text:p>350.00</text:p>
          </table:table-cell>
          <table:table-cell table:style-name="ce16" table:formula="of:=([.B112]-[.B111])/([.A112]-[.A111])" office:value-type="float" office:value="-0.00037409485159543" calcext:value-type="float">
            <text:p>-0.00037</text:p>
          </table:table-cell>
          <table:table-cell table:number-columns-repeated="1020"/>
        </table:table-row>
        <table:table-row table:style-name="ro1">
          <table:table-cell table:style-name="ce9" office:value-type="float" office:value="360" calcext:value-type="float">
            <text:p>360.0</text:p>
          </table:table-cell>
          <table:table-cell table:style-name="ce13" office:value-type="float" office:value="0.989065939895494" calcext:value-type="float">
            <text:p>0.989</text:p>
          </table:table-cell>
          <table:table-cell table:style-name="ce15" table:formula="of:=([.A112]+[.A113])/2" office:value-type="float" office:value="370" calcext:value-type="float">
            <text:p>370.00</text:p>
          </table:table-cell>
          <table:table-cell table:style-name="ce16" table:formula="of:=([.B113]-[.B112])/([.A113]-[.A112])" office:value-type="float" office:value="-0.000336761624360105" calcext:value-type="float">
            <text:p>-0.00034</text:p>
          </table:table-cell>
          <table:table-cell table:number-columns-repeated="1020"/>
        </table:table-row>
        <table:table-row table:style-name="ro1">
          <table:table-cell table:style-name="ce9" office:value-type="float" office:value="380" calcext:value-type="float">
            <text:p>380.0</text:p>
          </table:table-cell>
          <table:table-cell table:style-name="ce13" office:value-type="float" office:value="0.982330707408292" calcext:value-type="float">
            <text:p>0.982</text:p>
          </table:table-cell>
          <table:table-cell table:style-name="ce15" table:formula="of:=([.A113]+[.A114])/2" office:value-type="float" office:value="390" calcext:value-type="float">
            <text:p>390.00</text:p>
          </table:table-cell>
          <table:table-cell table:style-name="ce16" table:formula="of:=([.B114]-[.B113])/([.A114]-[.A113])" office:value-type="float" office:value="0.000721035251054342" calcext:value-type="float">
            <text:p>0.00072</text:p>
          </table:table-cell>
          <table:table-cell table:number-columns-repeated="1020"/>
        </table:table-row>
        <table:table-row table:style-name="ro1">
          <table:table-cell table:style-name="ce9" office:value-type="float" office:value="400" calcext:value-type="float">
            <text:p>400.0</text:p>
          </table:table-cell>
          <table:table-cell table:style-name="ce13" office:value-type="float" office:value="0.996751412429378" calcext:value-type="float">
            <text:p>0.997</text:p>
          </table:table-cell>
          <table:table-cell table:style-name="ce15" table:formula="of:=([.A114]+[.A115])/2" office:value-type="float" office:value="410" calcext:value-type="float">
            <text:p>410.00</text:p>
          </table:table-cell>
          <table:table-cell table:style-name="ce16" table:formula="of:=([.B115]-[.B114])/([.A115]-[.A114])" office:value-type="float" office:value="-0.000538215166706441" calcext:value-type="float">
            <text:p>-0.00054</text:p>
          </table:table-cell>
          <table:table-cell table:number-columns-repeated="1020"/>
        </table:table-row>
        <table:table-row table:style-name="ro1">
          <table:table-cell table:style-name="ce9" office:value-type="float" office:value="420" calcext:value-type="float">
            <text:p>420.0</text:p>
          </table:table-cell>
          <table:table-cell table:style-name="ce13" office:value-type="float" office:value="0.98598710909525" calcext:value-type="float">
            <text:p>0.986</text:p>
          </table:table-cell>
          <table:table-cell table:style-name="ce15" table:formula="of:=([.A115]+[.A116])/2" office:value-type="float" office:value="430" calcext:value-type="float">
            <text:p>430.00</text:p>
          </table:table-cell>
          <table:table-cell table:style-name="ce16" table:formula="of:=([.B116]-[.B115])/([.A116]-[.A115])" office:value-type="float" office:value="0.00021401952202858" calcext:value-type="float">
            <text:p>0.00021</text:p>
          </table:table-cell>
          <table:table-cell table:number-columns-repeated="1020"/>
        </table:table-row>
        <table:table-row table:style-name="ro1">
          <table:table-cell table:style-name="ce9" office:value-type="float" office:value="440" calcext:value-type="float">
            <text:p>440.0</text:p>
          </table:table-cell>
          <table:table-cell table:style-name="ce13" office:value-type="float" office:value="0.990267499535821" calcext:value-type="float">
            <text:p>0.990</text:p>
          </table:table-cell>
          <table:table-cell table:style-name="ce15" table:formula="of:=([.A116]+[.A117])/2" office:value-type="float" office:value="450" calcext:value-type="float">
            <text:p>450.00</text:p>
          </table:table-cell>
          <table:table-cell table:style-name="ce16" table:formula="of:=([.B117]-[.B116])/([.A117]-[.A116])" office:value-type="float" office:value="-0.00027462799395242" calcext:value-type="float">
            <text:p>-0.00027</text:p>
          </table:table-cell>
          <table:table-cell table:number-columns-repeated="1020"/>
        </table:table-row>
        <table:table-row table:style-name="ro1">
          <table:table-cell table:style-name="ce9" office:value-type="float" office:value="460" calcext:value-type="float">
            <text:p>460.0</text:p>
          </table:table-cell>
          <table:table-cell table:style-name="ce13" office:value-type="float" office:value="0.984774939656773" calcext:value-type="float">
            <text:p>0.985</text:p>
          </table:table-cell>
          <table:table-cell table:style-name="ce15" table:formula="of:=([.A117]+[.A118])/2" office:value-type="float" office:value="470" calcext:value-type="float">
            <text:p>470.00</text:p>
          </table:table-cell>
          <table:table-cell table:style-name="ce16" table:formula="of:=([.B118]-[.B117])/([.A118]-[.A117])" office:value-type="float" office:value="0.000332252460146959" calcext:value-type="float">
            <text:p>0.00033</text:p>
          </table:table-cell>
          <table:table-cell table:number-columns-repeated="1020"/>
        </table:table-row>
        <table:table-row table:style-name="ro1">
          <table:table-cell table:style-name="ce9" office:value-type="float" office:value="480" calcext:value-type="float">
            <text:p>480.0</text:p>
          </table:table-cell>
          <table:table-cell table:style-name="ce13" office:value-type="float" office:value="0.991419988859712" calcext:value-type="float">
            <text:p>0.991</text:p>
          </table:table-cell>
          <table:table-cell table:style-name="ce15" table:formula="of:=([.A118]+[.A119])/2" office:value-type="float" office:value="490" calcext:value-type="float">
            <text:p>490.00</text:p>
          </table:table-cell>
          <table:table-cell table:style-name="ce16" table:formula="of:=([.B119]-[.B118])/([.A119]-[.A118])" office:value-type="float" office:value="-0.0000817949126017958" calcext:value-type="float">
            <text:p>-0.00008</text:p>
          </table:table-cell>
          <table:table-cell table:number-columns-repeated="1020"/>
        </table:table-row>
        <table:table-row table:style-name="ro1">
          <table:table-cell table:style-name="ce9" office:value-type="float" office:value="500" calcext:value-type="float">
            <text:p>500.0</text:p>
          </table:table-cell>
          <table:table-cell table:style-name="ce13" office:value-type="float" office:value="0.989784090607676" calcext:value-type="float">
            <text:p>0.990</text:p>
          </table:table-cell>
          <table:table-cell table:style-name="ce15" table:formula="of:=([.A119]+[.A120])/2" office:value-type="float" office:value="510" calcext:value-type="float">
            <text:p>510.00</text:p>
          </table:table-cell>
          <table:table-cell table:style-name="ce16" table:formula="of:=([.B120]-[.B119])/([.A120]-[.A119])" office:value-type="float" office:value="0.000379001883239177" calcext:value-type="float">
            <text:p>0.00038</text:p>
          </table:table-cell>
          <table:table-cell table:number-columns-repeated="1020"/>
        </table:table-row>
        <table:table-row table:style-name="ro1">
          <table:table-cell table:style-name="ce9" office:value-type="float" office:value="520" calcext:value-type="float">
            <text:p>520.0</text:p>
          </table:table-cell>
          <table:table-cell table:style-name="ce13" office:value-type="float" office:value="0.997364128272459" calcext:value-type="float">
            <text:p>0.997</text:p>
          </table:table-cell>
          <table:table-cell table:style-name="ce15" table:formula="of:=([.A120]+[.A121])/2" office:value-type="float" office:value="530" calcext:value-type="float">
            <text:p>530.00</text:p>
          </table:table-cell>
          <table:table-cell table:style-name="ce16" table:formula="of:=([.B121]-[.B120])/([.A121]-[.A120])" office:value-type="float" office:value="-0.000483607861860419" calcext:value-type="float">
            <text:p>-0.00048</text:p>
          </table:table-cell>
          <table:table-cell table:number-columns-repeated="1020"/>
        </table:table-row>
        <table:table-row table:style-name="ro1">
          <table:table-cell table:style-name="ce9" office:value-type="float" office:value="540" calcext:value-type="float">
            <text:p>540.0</text:p>
          </table:table-cell>
          <table:table-cell table:style-name="ce13" office:value-type="float" office:value="0.987691971035251" calcext:value-type="float">
            <text:p>0.988</text:p>
          </table:table-cell>
          <table:table-cell table:style-name="ce15" table:formula="of:=([.A121]+[.A122])/2" office:value-type="float" office:value="550" calcext:value-type="float">
            <text:p>550.00</text:p>
          </table:table-cell>
          <table:table-cell table:style-name="ce16" table:formula="of:=([.B122]-[.B121])/([.A122]-[.A121])" office:value-type="float" office:value="0.00061540144823744" calcext:value-type="float">
            <text:p>0.00062</text:p>
          </table:table-cell>
          <table:table-cell table:number-columns-repeated="1020"/>
        </table:table-row>
        <table:table-row table:style-name="ro1">
          <table:table-cell table:style-name="ce9" office:value-type="float" office:value="560" calcext:value-type="float">
            <text:p>560.0</text:p>
          </table:table-cell>
          <table:table-cell table:style-name="ce13" office:value-type="float" office:value="1" calcext:value-type="float">
            <text:p>1.000</text:p>
          </table:table-cell>
          <table:table-cell table:style-name="ce15" table:formula="of:=([.A122]+[.A123])/2" office:value-type="float" office:value="570" calcext:value-type="float">
            <text:p>570.00</text:p>
          </table:table-cell>
          <table:table-cell table:style-name="ce16" table:formula="of:=([.B123]-[.B122])/([.A123]-[.A122])" office:value-type="float" office:value="-0.000489542717699803" calcext:value-type="float">
            <text:p>-0.00049</text:p>
          </table:table-cell>
          <table:table-cell table:number-columns-repeated="1020"/>
        </table:table-row>
        <table:table-row table:style-name="ro1">
          <table:table-cell table:style-name="ce9" office:value-type="float" office:value="580" calcext:value-type="float">
            <text:p>580.0</text:p>
          </table:table-cell>
          <table:table-cell table:style-name="ce13" office:value-type="float" office:value="0.990209145646004" calcext:value-type="float">
            <text:p>0.990</text:p>
          </table:table-cell>
          <table:table-cell table:style-name="ce15" table:formula="of:=([.A123]+[.A124])/2" office:value-type="float" office:value="590" calcext:value-type="float">
            <text:p>590.00</text:p>
          </table:table-cell>
          <table:table-cell table:style-name="ce16" table:formula="of:=([.B124]-[.B123])/([.A124]-[.A123])" office:value-type="float" office:value="0.00000407814116336058" calcext:value-type="float">
            <text:p>0.00000</text:p>
          </table:table-cell>
          <table:table-cell table:number-columns-repeated="1020"/>
        </table:table-row>
        <table:table-row table:style-name="ro1">
          <table:table-cell table:style-name="ce9" office:value-type="float" office:value="600" calcext:value-type="float">
            <text:p>600.0</text:p>
          </table:table-cell>
          <table:table-cell table:style-name="ce13" office:value-type="float" office:value="0.990290708469271" calcext:value-type="float">
            <text:p>0.990</text:p>
          </table:table-cell>
          <table:table-cell table:style-name="ce15" table:formula="of:=([.A124]+[.A125])/2" office:value-type="float" office:value="610" calcext:value-type="float">
            <text:p>610.00</text:p>
          </table:table-cell>
          <table:table-cell table:style-name="ce16" table:formula="of:=([.B125]-[.B124])/([.A125]-[.A124])" office:value-type="float" office:value="0.00018567146760034" calcext:value-type="float">
            <text:p>0.00019</text:p>
          </table:table-cell>
          <table:table-cell table:number-columns-repeated="1020"/>
        </table:table-row>
        <table:table-row table:style-name="ro1">
          <table:table-cell table:style-name="ce9" office:value-type="float" office:value="620" calcext:value-type="float">
            <text:p>620.0</text:p>
            <draw:frame table:end-cell-address="'L50-Derivada'.F142" table:end-x="49.24pt" table:end-y="14.97pt" draw:z-index="0" draw:name="Chart 2" draw:style-name="gr1" draw:text-style-name="P1" svg:width="449.97pt" svg:height="278.22pt" svg:x="0pt" svg:y="4.51pt">
              <draw:object draw:notify-on-update-of-ranges="'L50-Derivada'.D1:'L50-Derivada'.D1 'L50-Derivada'.D2:'L50-Derivada'.D60 'L50-Derivada'.C2:'L50-Derivada'.C6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3" office:value-type="float" office:value="0.994004137821278" calcext:value-type="float">
            <text:p>0.994</text:p>
          </table:table-cell>
          <table:table-cell table:style-name="ce15" table:formula="of:=([.A125]+[.A126])/2" office:value-type="float" office:value="630" calcext:value-type="float">
            <text:p>630.00</text:p>
          </table:table-cell>
          <table:table-cell table:style-name="ce16" table:formula="of:=([.B126]-[.B125])/([.A126]-[.A125])" office:value-type="float" office:value="0.000048838227102721" calcext:value-type="float">
            <text:p>0.00005</text:p>
          </table:table-cell>
          <table:table-cell table:number-columns-repeated="1020"/>
        </table:table-row>
        <table:table-row table:style-name="ro1">
          <table:table-cell table:style-name="ce9" office:value-type="float" office:value="640" calcext:value-type="float">
            <text:p>640.0</text:p>
          </table:table-cell>
          <table:table-cell table:style-name="ce13" office:value-type="float" office:value="0.994980902363332" calcext:value-type="float">
            <text:p>0.995</text:p>
          </table:table-cell>
          <table:table-cell table:style-name="ce15" table:formula="of:=([.A126]+[.A127])/2" office:value-type="float" office:value="650" calcext:value-type="float">
            <text:p>650.00</text:p>
          </table:table-cell>
          <table:table-cell table:style-name="ce16" table:formula="of:=([.B127]-[.B126])/([.A127]-[.A126])" office:value-type="float" office:value="-0.000352775788440618" calcext:value-type="float">
            <text:p>-0.00035</text:p>
          </table:table-cell>
          <table:table-cell table:number-columns-repeated="1020"/>
        </table:table-row>
        <table:table-row table:style-name="ro1">
          <table:table-cell table:style-name="ce9" office:value-type="float" office:value="660" calcext:value-type="float">
            <text:p>660.0</text:p>
          </table:table-cell>
          <table:table-cell table:style-name="ce13" office:value-type="float" office:value="0.98792538659452" calcext:value-type="float">
            <text:p>0.988</text:p>
          </table:table-cell>
          <table:table-cell table:style-name="ce15" table:formula="of:=([.A127]+[.A128])/2" office:value-type="float" office:value="670" calcext:value-type="float">
            <text:p>670.00</text:p>
          </table:table-cell>
          <table:table-cell table:style-name="ce16" table:formula="of:=([.B128]-[.B127])/([.A128]-[.A127])" office:value-type="float" office:value="0.000255928224715518" calcext:value-type="float">
            <text:p>0.00026</text:p>
          </table:table-cell>
          <table:table-cell table:number-columns-repeated="1020"/>
        </table:table-row>
        <table:table-row table:style-name="ro1">
          <table:table-cell table:style-name="ce9" office:value-type="float" office:value="680" calcext:value-type="float">
            <text:p>680.0</text:p>
          </table:table-cell>
          <table:table-cell table:style-name="ce13" office:value-type="float" office:value="0.99304395108883" calcext:value-type="float">
            <text:p>0.993</text:p>
          </table:table-cell>
          <table:table-cell table:style-name="ce15" table:formula="of:=([.A128]+[.A129])/2" office:value-type="float" office:value="690" calcext:value-type="float">
            <text:p>690.00</text:p>
          </table:table-cell>
          <table:table-cell table:style-name="ce16" table:formula="of:=([.B129]-[.B128])/([.A129]-[.A128])" office:value-type="float" office:value="-0.000355859261027558" calcext:value-type="float">
            <text:p>-0.00036</text:p>
          </table:table-cell>
          <table:table-cell table:number-columns-repeated="1020"/>
        </table:table-row>
        <table:table-row table:style-name="ro1">
          <table:table-cell table:style-name="ce9" office:value-type="float" office:value="700" calcext:value-type="float">
            <text:p>700.0</text:p>
          </table:table-cell>
          <table:table-cell table:style-name="ce13" office:value-type="float" office:value="0.985926765868279" calcext:value-type="float">
            <text:p>0.986</text:p>
          </table:table-cell>
          <table:table-cell table:style-name="ce15" table:formula="of:=([.A129]+[.A130])/2" office:value-type="float" office:value="710" calcext:value-type="float">
            <text:p>710.00</text:p>
          </table:table-cell>
          <table:table-cell table:style-name="ce16" table:formula="of:=([.B130]-[.B129])/([.A130]-[.A129])" office:value-type="float" office:value="0.000268593671255407" calcext:value-type="float">
            <text:p>0.00027</text:p>
          </table:table-cell>
          <table:table-cell table:number-columns-repeated="1020"/>
        </table:table-row>
        <table:table-row table:style-name="ro1">
          <table:table-cell table:style-name="ce9" office:value-type="float" office:value="720" calcext:value-type="float">
            <text:p>720.0</text:p>
          </table:table-cell>
          <table:table-cell table:style-name="ce13" office:value-type="float" office:value="0.991298639293387" calcext:value-type="float">
            <text:p>0.991</text:p>
          </table:table-cell>
          <table:table-cell table:style-name="ce15" table:formula="of:=([.A130]+[.A131])/2" office:value-type="float" office:value="730" calcext:value-type="float">
            <text:p>730.00</text:p>
          </table:table-cell>
          <table:table-cell table:style-name="ce16" table:formula="of:=([.B131]-[.B130])/([.A131]-[.A130])" office:value-type="float" office:value="-0.000138656799554387" calcext:value-type="float">
            <text:p>-0.00014</text:p>
          </table:table-cell>
          <table:table-cell table:number-columns-repeated="1020"/>
        </table:table-row>
        <table:table-row table:style-name="ro1">
          <table:table-cell table:style-name="ce9" office:value-type="float" office:value="740" calcext:value-type="float">
            <text:p>740.0</text:p>
          </table:table-cell>
          <table:table-cell table:style-name="ce13" office:value-type="float" office:value="0.9885255033023" calcext:value-type="float">
            <text:p>0.989</text:p>
          </table:table-cell>
          <table:table-cell table:style-name="ce15" table:formula="of:=([.A131]+[.A132])/2" office:value-type="float" office:value="750" calcext:value-type="float">
            <text:p>750.00</text:p>
          </table:table-cell>
          <table:table-cell table:style-name="ce16" table:formula="of:=([.B132]-[.B131])/([.A132]-[.A131])" office:value-type="float" office:value="0.0000755285005702766" calcext:value-type="float">
            <text:p>0.00008</text:p>
          </table:table-cell>
          <table:table-cell table:number-columns-repeated="1020"/>
        </table:table-row>
        <table:table-row table:style-name="ro1">
          <table:table-cell table:style-name="ce9" office:value-type="float" office:value="760" calcext:value-type="float">
            <text:p>760.0</text:p>
          </table:table-cell>
          <table:table-cell table:style-name="ce13" office:value-type="float" office:value="0.990036073313705" calcext:value-type="float">
            <text:p>0.990</text:p>
          </table:table-cell>
          <table:table-cell table:style-name="ce15" table:formula="of:=([.A132]+[.A133])/2" office:value-type="float" office:value="770" calcext:value-type="float">
            <text:p>770.00</text:p>
          </table:table-cell>
          <table:table-cell table:style-name="ce16" table:formula="of:=([.B133]-[.B132])/([.A133]-[.A132])" office:value-type="float" office:value="-0.0000189981698098252" calcext:value-type="float">
            <text:p>-0.00002</text:p>
          </table:table-cell>
          <table:table-cell table:number-columns-repeated="1020"/>
        </table:table-row>
        <table:table-row table:style-name="ro1">
          <table:table-cell table:style-name="ce9" office:value-type="float" office:value="780" calcext:value-type="float">
            <text:p>780.0</text:p>
          </table:table-cell>
          <table:table-cell table:style-name="ce13" office:value-type="float" office:value="0.989656109917509" calcext:value-type="float">
            <text:p>0.990</text:p>
          </table:table-cell>
          <table:table-cell table:style-name="ce15" table:formula="of:=([.A133]+[.A134])/2" office:value-type="float" office:value="790" calcext:value-type="float">
            <text:p>790.00</text:p>
          </table:table-cell>
          <table:table-cell table:style-name="ce16" table:formula="of:=([.B134]-[.B133])/([.A134]-[.A133])" office:value-type="float" office:value="0.000175227447547821" calcext:value-type="float">
            <text:p>0.00018</text:p>
          </table:table-cell>
          <table:table-cell table:number-columns-repeated="1020"/>
        </table:table-row>
        <table:table-row table:style-name="ro1">
          <table:table-cell table:style-name="ce9" office:value-type="float" office:value="800" calcext:value-type="float">
            <text:p>800.0</text:p>
          </table:table-cell>
          <table:table-cell table:style-name="ce13" office:value-type="float" office:value="0.993160658868465" calcext:value-type="float">
            <text:p>0.993</text:p>
          </table:table-cell>
          <table:table-cell table:style-name="ce15" table:formula="of:=([.A134]+[.A135])/2" office:value-type="float" office:value="810" calcext:value-type="float">
            <text:p>810.00</text:p>
          </table:table-cell>
          <table:table-cell table:style-name="ce16" table:formula="of:=([.B135]-[.B134])/([.A135]-[.A134])" office:value-type="float" office:value="-0.000279733959311435" calcext:value-type="float">
            <text:p>-0.00028</text:p>
          </table:table-cell>
          <table:table-cell table:number-columns-repeated="1020"/>
        </table:table-row>
        <table:table-row table:style-name="ro1">
          <table:table-cell table:style-name="ce9" office:value-type="float" office:value="820" calcext:value-type="float">
            <text:p>820.0</text:p>
          </table:table-cell>
          <table:table-cell table:style-name="ce13" office:value-type="float" office:value="0.987565979682236" calcext:value-type="float">
            <text:p>0.988</text:p>
          </table:table-cell>
          <table:table-cell table:style-name="ce15" table:formula="of:=([.A135]+[.A136])/2" office:value-type="float" office:value="830" calcext:value-type="float">
            <text:p>830.00</text:p>
          </table:table-cell>
          <table:table-cell table:style-name="ce16" table:formula="of:=([.B136]-[.B135])/([.A136]-[.A135])" office:value-type="float" office:value="0.0000650844805177631" calcext:value-type="float">
            <text:p>0.00007</text:p>
          </table:table-cell>
          <table:table-cell table:number-columns-repeated="1020"/>
        </table:table-row>
        <table:table-row table:style-name="ro1">
          <table:table-cell table:style-name="ce9" office:value-type="float" office:value="840" calcext:value-type="float">
            <text:p>840.0</text:p>
          </table:table-cell>
          <table:table-cell table:style-name="ce13" office:value-type="float" office:value="0.988867669292592" calcext:value-type="float">
            <text:p>0.989</text:p>
          </table:table-cell>
          <table:table-cell table:style-name="ce15" table:formula="of:=([.A136]+[.A137])/2" office:value-type="float" office:value="850" calcext:value-type="float">
            <text:p>850.00</text:p>
          </table:table-cell>
          <table:table-cell table:style-name="ce16" table:formula="of:=([.B137]-[.B136])/([.A137]-[.A136])" office:value-type="float" office:value="-0.0000910453303625824" calcext:value-type="float">
            <text:p>-0.00009</text:p>
          </table:table-cell>
          <table:table-cell table:number-columns-repeated="1020"/>
        </table:table-row>
        <table:table-row table:style-name="ro1">
          <table:table-cell table:style-name="ce9" office:value-type="float" office:value="860" calcext:value-type="float">
            <text:p>860.0</text:p>
          </table:table-cell>
          <table:table-cell table:style-name="ce13" office:value-type="float" office:value="0.98704676268534" calcext:value-type="float">
            <text:p>0.987</text:p>
          </table:table-cell>
          <table:table-cell table:style-name="ce15" table:formula="of:=([.A137]+[.A138])/2" office:value-type="float" office:value="870" calcext:value-type="float">
            <text:p>870.00</text:p>
          </table:table-cell>
          <table:table-cell table:style-name="ce16" table:formula="of:=([.B138]-[.B137])/([.A138]-[.A137])" office:value-type="float" office:value="-0.00000905148404551914" calcext:value-type="float">
            <text:p>-0.00001</text:p>
          </table:table-cell>
          <table:table-cell table:number-columns-repeated="1020"/>
        </table:table-row>
        <table:table-row table:style-name="ro1">
          <table:table-cell table:style-name="ce9" office:value-type="float" office:value="880" calcext:value-type="float">
            <text:p>880.0</text:p>
          </table:table-cell>
          <table:table-cell table:style-name="ce13" office:value-type="float" office:value="0.98686573300443" calcext:value-type="float">
            <text:p>0.987</text:p>
          </table:table-cell>
          <table:table-cell table:style-name="ce15" table:formula="of:=([.A138]+[.A139])/2" office:value-type="float" office:value="890" calcext:value-type="float">
            <text:p>890.00</text:p>
          </table:table-cell>
          <table:table-cell table:style-name="ce16" table:formula="of:=([.B139]-[.B138])/([.A139]-[.A138])" office:value-type="float" office:value="0.00048241425956872" calcext:value-type="float">
            <text:p>0.00048</text:p>
          </table:table-cell>
          <table:table-cell table:number-columns-repeated="1020"/>
        </table:table-row>
        <table:table-row table:style-name="ro1">
          <table:table-cell table:style-name="ce9" office:value-type="float" office:value="900" calcext:value-type="float">
            <text:p>900.0</text:p>
          </table:table-cell>
          <table:table-cell table:style-name="ce13" office:value-type="float" office:value="0.996514018195804" calcext:value-type="float">
            <text:p>0.997</text:p>
          </table:table-cell>
          <table:table-cell table:style-name="ce15" table:formula="of:=([.A139]+[.A140])/2" office:value-type="float" office:value="910" calcext:value-type="float">
            <text:p>910.00</text:p>
          </table:table-cell>
          <table:table-cell table:style-name="ce16" table:formula="of:=([.B140]-[.B139])/([.A140]-[.A139])" office:value-type="float" office:value="-0.000292963051377959" calcext:value-type="float">
            <text:p>-0.00029</text:p>
          </table:table-cell>
          <table:table-cell table:number-columns-repeated="1020"/>
        </table:table-row>
        <table:table-row table:style-name="ro1">
          <table:table-cell table:style-name="ce9" office:value-type="float" office:value="920" calcext:value-type="float">
            <text:p>920.0</text:p>
          </table:table-cell>
          <table:table-cell table:style-name="ce13" office:value-type="float" office:value="0.990654757168245" calcext:value-type="float">
            <text:p>0.991</text:p>
          </table:table-cell>
          <table:table-cell table:style-name="ce15" table:formula="of:=([.A140]+[.A141])/2" office:value-type="float" office:value="930" calcext:value-type="float">
            <text:p>930.00</text:p>
          </table:table-cell>
          <table:table-cell table:style-name="ce16" table:formula="of:=([.B141]-[.B140])/([.A141]-[.A140])" office:value-type="float" office:value="0.000249363412111081" calcext:value-type="float">
            <text:p>0.00025</text:p>
          </table:table-cell>
          <table:table-cell table:number-columns-repeated="1020"/>
        </table:table-row>
        <table:table-row table:style-name="ro1">
          <table:table-cell table:style-name="ce9" office:value-type="float" office:value="940" calcext:value-type="float">
            <text:p>940.0</text:p>
          </table:table-cell>
          <table:table-cell table:style-name="ce13" office:value-type="float" office:value="0.995642025410466" calcext:value-type="float">
            <text:p>0.996</text:p>
          </table:table-cell>
          <table:table-cell table:style-name="ce15" table:formula="of:=([.A141]+[.A142])/2" office:value-type="float" office:value="950" calcext:value-type="float">
            <text:p>950.00</text:p>
          </table:table-cell>
          <table:table-cell table:style-name="ce16" table:formula="of:=([.B142]-[.B141])/([.A142]-[.A141])" office:value-type="float" office:value="-0.000294819766053944" calcext:value-type="float">
            <text:p>-0.00029</text:p>
          </table:table-cell>
          <table:table-cell table:number-columns-repeated="1020"/>
        </table:table-row>
        <table:table-row table:style-name="ro1">
          <table:table-cell table:style-name="ce9" office:value-type="float" office:value="960" calcext:value-type="float">
            <text:p>960.0</text:p>
          </table:table-cell>
          <table:table-cell table:style-name="ce13" office:value-type="float" office:value="0.989745630089388" calcext:value-type="float">
            <text:p>0.990</text:p>
          </table:table-cell>
          <table:table-cell table:style-name="ce15" table:formula="of:=([.A142]+[.A143])/2" office:value-type="float" office:value="970" calcext:value-type="float">
            <text:p>970.00</text:p>
          </table:table-cell>
          <table:table-cell table:style-name="ce16" table:formula="of:=([.B143]-[.B142])/([.A143]-[.A142])" office:value-type="float" office:value="0.000155632476592132" calcext:value-type="float">
            <text:p>0.00016</text:p>
          </table:table-cell>
          <table:table-cell table:number-columns-repeated="1020"/>
        </table:table-row>
        <table:table-row table:style-name="ro1">
          <table:table-cell table:style-name="ce9" office:value-type="float" office:value="980" calcext:value-type="float">
            <text:p>980.0</text:p>
          </table:table-cell>
          <table:table-cell table:style-name="ce13" office:value-type="float" office:value="0.99285827962123" calcext:value-type="float">
            <text:p>0.993</text:p>
          </table:table-cell>
          <table:table-cell table:style-name="ce15" table:formula="of:=([.A143]+[.A144])/2" office:value-type="float" office:value="990" calcext:value-type="float">
            <text:p>990.00</text:p>
          </table:table-cell>
          <table:table-cell table:style-name="ce16" table:formula="of:=([.B144]-[.B143])/([.A144]-[.A143])" office:value-type="float" office:value="0.0000469152011882967" calcext:value-type="float">
            <text:p>0.00005</text:p>
          </table:table-cell>
          <table:table-cell table:number-columns-repeated="1020"/>
        </table:table-row>
        <table:table-row table:style-name="ro1">
          <table:table-cell table:style-name="ce9" office:value-type="float" office:value="1000" calcext:value-type="float">
            <text:p>1000.0</text:p>
          </table:table-cell>
          <table:table-cell table:style-name="ce13" office:value-type="float" office:value="0.993796583644996" calcext:value-type="float">
            <text:p>0.994</text:p>
          </table:table-cell>
          <table:table-cell table:style-name="ce15"/>
          <table:table-cell table:style-name="ce16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9" office:value-type="float" office:value="4.5" calcext:value-type="float">
            <text:p>4.5</text:p>
          </table:table-cell>
          <table:table-cell table:style-name="ce11" office:value-type="string" calcext:value-type="string">
            <text:p>y</text:p>
          </table:table-cell>
          <table:table-cell table:style-name="ce15" table:formula="of:=MAX([.D2:.D144])" office:value-type="float" office:value="0.292525863715543" calcext:value-type="float">
            <text:p>0.29</text:p>
          </table:table-cell>
          <table:table-cell table:number-columns-repeated="1020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100" table:style-name="ta3">
        <table:table-column table:style-name="co1" table:number-columns-repeated="1024" table:default-cell-style-name="Default"/>
        <table:table-row table:style-name="ro1">
          <table:table-cell table:style-name="ce10" office:value-type="string" calcext:value-type="string" table:number-columns-spanned="1" table:number-rows-spanned="2">
            <text:p>q</text:p>
          </table:table-cell>
          <table:table-cell table:style-name="ce17" office:value-type="string" calcext:value-type="string" table:number-columns-spanned="1" table:number-rows-spanned="2">
            <text:p>Afinidade</text:p>
          </table:table-cell>
          <table:table-cell table:style-name="ce17" office:value-type="string" calcext:value-type="string" table:number-columns-spanned="1" table:number-rows-spanned="2">
            <text:p>Média</text:p>
          </table:table-cell>
          <table:table-cell table:style-name="ce17" office:value-type="string" calcext:value-type="string" table:number-columns-spanned="5" table:number-rows-spanned="1">
            <text:p>Medição</text:p>
          </table:table-cell>
          <table:covered-table-cell table:number-columns-repeated="4"/>
          <table:table-cell table:number-columns-repeated="1016"/>
        </table:table-row>
        <table:table-row table:style-name="ro1">
          <table:covered-table-cell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9" office:value-type="float" office:value="0.2" calcext:value-type="float">
            <text:p>0.2</text:p>
          </table:table-cell>
          <table:table-cell table:style-name="ce13" table:formula="of:=[.C3]/[.$C$78]" office:value-type="float" office:value="0.002043983924237" calcext:value-type="float">
            <text:p>0.002</text:p>
          </table:table-cell>
          <table:table-cell table:style-name="ce15" table:formula="of:=AVERAGE([.D3:.H3])" office:value-type="float" office:value="-2.568368" calcext:value-type="float">
            <text:p>-2.57</text:p>
            <draw:frame table:end-cell-address="L100.H20" table:end-x="52.24pt" table:end-y="10.49pt" draw:z-index="0" draw:name="Chart 3" draw:style-name="gr1" draw:text-style-name="P1" svg:width="449.97pt" svg:height="278.22pt" svg:x="3pt" svg:y="0pt">
              <draw:object draw:notify-on-update-of-ranges="L100.B3:L100.B52 L100.A3:L100.A5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5" office:value-type="float" office:value="-2.6256" calcext:value-type="float">
            <text:p>-2.63</text:p>
          </table:table-cell>
          <table:table-cell table:style-name="ce15" office:value-type="float" office:value="-2.4538" calcext:value-type="float">
            <text:p>-2.45</text:p>
          </table:table-cell>
          <table:table-cell table:style-name="ce15" office:value-type="float" office:value="-2.6046" calcext:value-type="float">
            <text:p>-2.60</text:p>
          </table:table-cell>
          <table:table-cell table:style-name="ce15" office:value-type="float" office:value="-2.5523" calcext:value-type="float">
            <text:p>-2.55</text:p>
          </table:table-cell>
          <table:table-cell table:style-name="ce15" office:value-type="float" office:value="-2.60554" calcext:value-type="float">
            <text:p>-2.61</text:p>
          </table:table-cell>
          <table:table-cell table:number-columns-repeated="1016"/>
        </table:table-row>
        <table:table-row table:style-name="ro1">
          <table:table-cell table:style-name="ce9" office:value-type="float" office:value="0.4" calcext:value-type="float">
            <text:p>0.4</text:p>
          </table:table-cell>
          <table:table-cell table:style-name="ce13" table:formula="of:=[.C4]/[.$C$78]" office:value-type="float" office:value="0.00418885519875851" calcext:value-type="float">
            <text:p>0.004</text:p>
          </table:table-cell>
          <table:table-cell table:style-name="ce15" table:formula="of:=AVERAGE([.D4:.H4])" office:value-type="float" office:value="-5.263506" calcext:value-type="float">
            <text:p>-5.26</text:p>
          </table:table-cell>
          <table:table-cell table:style-name="ce15" office:value-type="float" office:value="-5.0661" calcext:value-type="float">
            <text:p>-5.07</text:p>
          </table:table-cell>
          <table:table-cell table:style-name="ce15" office:value-type="float" office:value="-5.1967" calcext:value-type="float">
            <text:p>-5.20</text:p>
          </table:table-cell>
          <table:table-cell table:style-name="ce15" office:value-type="float" office:value="-5.6158" calcext:value-type="float">
            <text:p>-5.62</text:p>
          </table:table-cell>
          <table:table-cell table:style-name="ce15" office:value-type="float" office:value="-5.296" calcext:value-type="float">
            <text:p>-5.30</text:p>
          </table:table-cell>
          <table:table-cell table:style-name="ce15" office:value-type="float" office:value="-5.14293" calcext:value-type="float">
            <text:p>-5.14</text:p>
          </table:table-cell>
          <table:table-cell table:number-columns-repeated="1016"/>
        </table:table-row>
        <table:table-row table:style-name="ro1">
          <table:table-cell table:style-name="ce9" office:value-type="float" office:value="0.6" calcext:value-type="float">
            <text:p>0.6</text:p>
          </table:table-cell>
          <table:table-cell table:style-name="ce13" table:formula="of:=[.C5]/[.$C$78]" office:value-type="float" office:value="0.00699743901953762" calcext:value-type="float">
            <text:p>0.007</text:p>
          </table:table-cell>
          <table:table-cell table:style-name="ce15" table:formula="of:=AVERAGE([.D5:.H5])" office:value-type="float" office:value="-8.792632" calcext:value-type="float">
            <text:p>-8.79</text:p>
          </table:table-cell>
          <table:table-cell table:style-name="ce15" office:value-type="float" office:value="-8.6083" calcext:value-type="float">
            <text:p>-8.61</text:p>
          </table:table-cell>
          <table:table-cell table:style-name="ce15" office:value-type="float" office:value="-8.454" calcext:value-type="float">
            <text:p>-8.45</text:p>
          </table:table-cell>
          <table:table-cell table:style-name="ce15" office:value-type="float" office:value="-8.9" calcext:value-type="float">
            <text:p>-8.90</text:p>
          </table:table-cell>
          <table:table-cell table:style-name="ce15" office:value-type="float" office:value="-8.8763" calcext:value-type="float">
            <text:p>-8.88</text:p>
          </table:table-cell>
          <table:table-cell table:style-name="ce15" office:value-type="float" office:value="-9.12456" calcext:value-type="float">
            <text:p>-9.12</text:p>
          </table:table-cell>
          <table:table-cell table:number-columns-repeated="1016"/>
        </table:table-row>
        <table:table-row table:style-name="ro1">
          <table:table-cell table:style-name="ce9" office:value-type="float" office:value="0.8" calcext:value-type="float">
            <text:p>0.8</text:p>
          </table:table-cell>
          <table:table-cell table:style-name="ce13" table:formula="of:=[.C6]/[.$C$78]" office:value-type="float" office:value="0.0123045481676018" calcext:value-type="float">
            <text:p>0.012</text:p>
          </table:table-cell>
          <table:table-cell table:style-name="ce15" table:formula="of:=AVERAGE([.D6:.H6])" office:value-type="float" office:value="-15.46128" calcext:value-type="float">
            <text:p>-15.46</text:p>
          </table:table-cell>
          <table:table-cell table:style-name="ce15" office:value-type="float" office:value="-15.69" calcext:value-type="float">
            <text:p>-15.69</text:p>
          </table:table-cell>
          <table:table-cell table:style-name="ce15" office:value-type="float" office:value="-15.245" calcext:value-type="float">
            <text:p>-15.25</text:p>
          </table:table-cell>
          <table:table-cell table:style-name="ce15" office:value-type="float" office:value="-15.791" calcext:value-type="float">
            <text:p>-15.79</text:p>
          </table:table-cell>
          <table:table-cell table:style-name="ce15" office:value-type="float" office:value="-14.898" calcext:value-type="float">
            <text:p>-14.90</text:p>
          </table:table-cell>
          <table:table-cell table:style-name="ce15" office:value-type="float" office:value="-15.6824" calcext:value-type="float">
            <text:p>-15.68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.0</text:p>
          </table:table-cell>
          <table:table-cell table:style-name="ce13" table:formula="of:=[.C7]/[.$C$78]" office:value-type="float" office:value="0.0186596951971668" calcext:value-type="float">
            <text:p>0.019</text:p>
          </table:table-cell>
          <table:table-cell table:style-name="ce15" table:formula="of:=AVERAGE([.D7:.H7])" office:value-type="float" office:value="-23.44684" calcext:value-type="float">
            <text:p>-23.45</text:p>
          </table:table-cell>
          <table:table-cell table:style-name="ce15" office:value-type="float" office:value="-23.511" calcext:value-type="float">
            <text:p>-23.51</text:p>
          </table:table-cell>
          <table:table-cell table:style-name="ce15" office:value-type="float" office:value="-23.578" calcext:value-type="float">
            <text:p>-23.58</text:p>
          </table:table-cell>
          <table:table-cell table:style-name="ce15" office:value-type="float" office:value="-23.656" calcext:value-type="float">
            <text:p>-23.66</text:p>
          </table:table-cell>
          <table:table-cell table:style-name="ce15" office:value-type="float" office:value="-23.724" calcext:value-type="float">
            <text:p>-23.72</text:p>
          </table:table-cell>
          <table:table-cell table:style-name="ce15" office:value-type="float" office:value="-22.7652" calcext:value-type="float">
            <text:p>-22.77</text:p>
          </table:table-cell>
          <table:table-cell table:number-columns-repeated="1016"/>
        </table:table-row>
        <table:table-row table:style-name="ro1">
          <table:table-cell table:style-name="ce9" office:value-type="float" office:value="1.2" calcext:value-type="float">
            <text:p>1.2</text:p>
          </table:table-cell>
          <table:table-cell table:style-name="ce13" table:formula="of:=[.C8]/[.$C$78]" office:value-type="float" office:value="0.0255631053280808" calcext:value-type="float">
            <text:p>0.026</text:p>
          </table:table-cell>
          <table:table-cell table:style-name="ce15" table:formula="of:=AVERAGE([.D8:.H8])" office:value-type="float" office:value="-32.12132" calcext:value-type="float">
            <text:p>-32.12</text:p>
          </table:table-cell>
          <table:table-cell table:style-name="ce15" office:value-type="float" office:value="-31.98" calcext:value-type="float">
            <text:p>-31.98</text:p>
          </table:table-cell>
          <table:table-cell table:style-name="ce15" office:value-type="float" office:value="-32.235" calcext:value-type="float">
            <text:p>-32.24</text:p>
          </table:table-cell>
          <table:table-cell table:style-name="ce15" office:value-type="float" office:value="-32.275" calcext:value-type="float">
            <text:p>-32.28</text:p>
          </table:table-cell>
          <table:table-cell table:style-name="ce15" office:value-type="float" office:value="-32.196" calcext:value-type="float">
            <text:p>-32.20</text:p>
          </table:table-cell>
          <table:table-cell table:style-name="ce15" office:value-type="float" office:value="-31.9206" calcext:value-type="float">
            <text:p>-31.92</text:p>
          </table:table-cell>
          <table:table-cell table:number-columns-repeated="1016"/>
        </table:table-row>
        <table:table-row table:style-name="ro1">
          <table:table-cell table:style-name="ce9" office:value-type="float" office:value="1.399" calcext:value-type="float">
            <text:p>1.4</text:p>
          </table:table-cell>
          <table:table-cell table:style-name="ce13" table:formula="of:=[.C9]/[.$C$78]" office:value-type="float" office:value="0.0331245553300704" calcext:value-type="float">
            <text:p>0.033</text:p>
          </table:table-cell>
          <table:table-cell table:style-name="ce15" table:formula="of:=AVERAGE([.D9:.H9])" office:value-type="float" office:value="-41.62266" calcext:value-type="float">
            <text:p>-41.62</text:p>
          </table:table-cell>
          <table:table-cell table:style-name="ce15" office:value-type="float" office:value="-42.237" calcext:value-type="float">
            <text:p>-42.24</text:p>
          </table:table-cell>
          <table:table-cell table:style-name="ce15" office:value-type="float" office:value="-41.479" calcext:value-type="float">
            <text:p>-41.48</text:p>
          </table:table-cell>
          <table:table-cell table:style-name="ce15" office:value-type="float" office:value="-41.512" calcext:value-type="float">
            <text:p>-41.51</text:p>
          </table:table-cell>
          <table:table-cell table:style-name="ce15" office:value-type="float" office:value="-41.921" calcext:value-type="float">
            <text:p>-41.92</text:p>
          </table:table-cell>
          <table:table-cell table:style-name="ce15" office:value-type="float" office:value="-40.9643" calcext:value-type="float">
            <text:p>-40.96</text:p>
          </table:table-cell>
          <table:table-cell table:number-columns-repeated="1016"/>
        </table:table-row>
        <table:table-row table:style-name="ro1">
          <table:table-cell table:style-name="ce9" office:value-type="float" office:value="1.6" calcext:value-type="float">
            <text:p>1.6</text:p>
          </table:table-cell>
          <table:table-cell table:style-name="ce13" table:formula="of:=[.C10]/[.$C$78]" office:value-type="float" office:value="0.0404888146114361" calcext:value-type="float">
            <text:p>0.040</text:p>
          </table:table-cell>
          <table:table-cell table:style-name="ce15" table:formula="of:=AVERAGE([.D10:.H10])" office:value-type="float" office:value="-50.87622" calcext:value-type="float">
            <text:p>-50.88</text:p>
          </table:table-cell>
          <table:table-cell table:style-name="ce15" office:value-type="float" office:value="-50.254" calcext:value-type="float">
            <text:p>-50.25</text:p>
          </table:table-cell>
          <table:table-cell table:style-name="ce15" office:value-type="float" office:value="-51.56" calcext:value-type="float">
            <text:p>-51.56</text:p>
          </table:table-cell>
          <table:table-cell table:style-name="ce15" office:value-type="float" office:value="-50.82" calcext:value-type="float">
            <text:p>-50.82</text:p>
          </table:table-cell>
          <table:table-cell table:style-name="ce15" office:value-type="float" office:value="-50.795" calcext:value-type="float">
            <text:p>-50.80</text:p>
          </table:table-cell>
          <table:table-cell table:style-name="ce15" office:value-type="float" office:value="-50.9521" calcext:value-type="float">
            <text:p>-50.95</text:p>
          </table:table-cell>
          <table:table-cell table:number-columns-repeated="1016"/>
        </table:table-row>
        <table:table-row table:style-name="ro1">
          <table:table-cell table:style-name="ce9" office:value-type="float" office:value="1.799" calcext:value-type="float">
            <text:p>1.8</text:p>
          </table:table-cell>
          <table:table-cell table:style-name="ce13" table:formula="of:=[.C11]/[.$C$78]" office:value-type="float" office:value="0.0490666189168756" calcext:value-type="float">
            <text:p>0.049</text:p>
          </table:table-cell>
          <table:table-cell table:style-name="ce15" table:formula="of:=AVERAGE([.D11:.H11])" office:value-type="float" office:value="-61.65466" calcext:value-type="float">
            <text:p>-61.65</text:p>
          </table:table-cell>
          <table:table-cell table:style-name="ce15" office:value-type="float" office:value="-61.102" calcext:value-type="float">
            <text:p>-61.10</text:p>
          </table:table-cell>
          <table:table-cell table:style-name="ce15" office:value-type="float" office:value="-61.13" calcext:value-type="float">
            <text:p>-61.13</text:p>
          </table:table-cell>
          <table:table-cell table:style-name="ce15" office:value-type="float" office:value="-61.822" calcext:value-type="float">
            <text:p>-61.82</text:p>
          </table:table-cell>
          <table:table-cell table:style-name="ce15" office:value-type="float" office:value="-62.092" calcext:value-type="float">
            <text:p>-62.09</text:p>
          </table:table-cell>
          <table:table-cell table:style-name="ce15" office:value-type="float" office:value="-62.1273" calcext:value-type="float">
            <text:p>-62.13</text:p>
          </table:table-cell>
          <table:table-cell table:number-columns-repeated="1016"/>
        </table:table-row>
        <table:table-row table:style-name="ro1">
          <table:table-cell table:style-name="ce9" office:value-type="float" office:value="2" calcext:value-type="float">
            <text:p>2.0</text:p>
          </table:table-cell>
          <table:table-cell table:style-name="ce13" table:formula="of:=[.C12]/[.$C$78]" office:value-type="float" office:value="0.0583268950698341" calcext:value-type="float">
            <text:p>0.058</text:p>
          </table:table-cell>
          <table:table-cell table:style-name="ce15" table:formula="of:=AVERAGE([.D12:.H12])" office:value-type="float" office:value="-73.29066" calcext:value-type="float">
            <text:p>-73.29</text:p>
          </table:table-cell>
          <table:table-cell table:style-name="ce15" office:value-type="float" office:value="-73.465" calcext:value-type="float">
            <text:p>-73.47</text:p>
          </table:table-cell>
          <table:table-cell table:style-name="ce15" office:value-type="float" office:value="-73.424" calcext:value-type="float">
            <text:p>-73.42</text:p>
          </table:table-cell>
          <table:table-cell table:style-name="ce15" office:value-type="float" office:value="-73.199" calcext:value-type="float">
            <text:p>-73.20</text:p>
          </table:table-cell>
          <table:table-cell table:style-name="ce15" office:value-type="float" office:value="-73.265" calcext:value-type="float">
            <text:p>-73.27</text:p>
          </table:table-cell>
          <table:table-cell table:style-name="ce15" office:value-type="float" office:value="-73.1003" calcext:value-type="float">
            <text:p>-73.10</text:p>
          </table:table-cell>
          <table:table-cell table:number-columns-repeated="1016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3" table:formula="of:=[.C13]/[.$C$78]" office:value-type="float" office:value="0.0685385539771597" calcext:value-type="float">
            <text:p>0.069</text:p>
          </table:table-cell>
          <table:table-cell table:style-name="ce15" table:formula="of:=AVERAGE([.D13:.H13])" office:value-type="float" office:value="-86.12212" calcext:value-type="float">
            <text:p>-86.12</text:p>
          </table:table-cell>
          <table:table-cell table:style-name="ce15" office:value-type="float" office:value="-86.769" calcext:value-type="float">
            <text:p>-86.77</text:p>
          </table:table-cell>
          <table:table-cell table:style-name="ce15" office:value-type="float" office:value="-86.01" calcext:value-type="float">
            <text:p>-86.01</text:p>
          </table:table-cell>
          <table:table-cell table:style-name="ce15" office:value-type="float" office:value="-86.24" calcext:value-type="float">
            <text:p>-86.24</text:p>
          </table:table-cell>
          <table:table-cell table:style-name="ce15" office:value-type="float" office:value="-85.17" calcext:value-type="float">
            <text:p>-85.17</text:p>
          </table:table-cell>
          <table:table-cell table:style-name="ce15" office:value-type="float" office:value="-86.4216" calcext:value-type="float">
            <text:p>-86.42</text:p>
          </table:table-cell>
          <table:table-cell table:number-columns-repeated="1016"/>
        </table:table-row>
        <table:table-row table:style-name="ro1">
          <table:table-cell table:style-name="ce9" office:value-type="float" office:value="2.4" calcext:value-type="float">
            <text:p>2.4</text:p>
          </table:table-cell>
          <table:table-cell table:style-name="ce13" table:formula="of:=[.C14]/[.$C$78]" office:value-type="float" office:value="0.0813804464605467" calcext:value-type="float">
            <text:p>0.081</text:p>
          </table:table-cell>
          <table:table-cell table:style-name="ce15" table:formula="of:=AVERAGE([.D14:.H14])" office:value-type="float" office:value="-102.2586" calcext:value-type="float">
            <text:p>-102.26</text:p>
          </table:table-cell>
          <table:table-cell table:style-name="ce15" office:value-type="float" office:value="-102.44" calcext:value-type="float">
            <text:p>-102.44</text:p>
          </table:table-cell>
          <table:table-cell table:style-name="ce15" office:value-type="float" office:value="-102.17" calcext:value-type="float">
            <text:p>-102.17</text:p>
          </table:table-cell>
          <table:table-cell table:style-name="ce15" office:value-type="float" office:value="-102.31" calcext:value-type="float">
            <text:p>-102.31</text:p>
          </table:table-cell>
          <table:table-cell table:style-name="ce15" office:value-type="float" office:value="-101.75" calcext:value-type="float">
            <text:p>-101.75</text:p>
          </table:table-cell>
          <table:table-cell table:style-name="ce15" office:value-type="float" office:value="-102.623" calcext:value-type="float">
            <text:p>-102.62</text:p>
          </table:table-cell>
          <table:table-cell table:number-columns-repeated="1016"/>
        </table:table-row>
        <table:table-row table:style-name="ro1">
          <table:table-cell table:style-name="ce9" office:value-type="float" office:value="2.599" calcext:value-type="float">
            <text:p>2.6</text:p>
          </table:table-cell>
          <table:table-cell table:style-name="ce13" table:formula="of:=[.C15]/[.$C$78]" office:value-type="float" office:value="0.0957994508774024" calcext:value-type="float">
            <text:p>0.096</text:p>
          </table:table-cell>
          <table:table-cell table:style-name="ce15" table:formula="of:=AVERAGE([.D15:.H15])" office:value-type="float" office:value="-120.3768" calcext:value-type="float">
            <text:p>-120.38</text:p>
          </table:table-cell>
          <table:table-cell table:style-name="ce15" office:value-type="float" office:value="-120.66" calcext:value-type="float">
            <text:p>-120.66</text:p>
          </table:table-cell>
          <table:table-cell table:style-name="ce15" office:value-type="float" office:value="-120.47" calcext:value-type="float">
            <text:p>-120.47</text:p>
          </table:table-cell>
          <table:table-cell table:style-name="ce15" office:value-type="float" office:value="-120" calcext:value-type="float">
            <text:p>-120.00</text:p>
          </table:table-cell>
          <table:table-cell table:style-name="ce15" office:value-type="float" office:value="-120.61" calcext:value-type="float">
            <text:p>-120.61</text:p>
          </table:table-cell>
          <table:table-cell table:style-name="ce15" office:value-type="float" office:value="-120.144" calcext:value-type="float">
            <text:p>-120.14</text:p>
          </table:table-cell>
          <table:table-cell table:number-columns-repeated="1016"/>
        </table:table-row>
        <table:table-row table:style-name="ro1">
          <table:table-cell table:style-name="ce9" office:value-type="float" office:value="2.799" calcext:value-type="float">
            <text:p>2.8</text:p>
          </table:table-cell>
          <table:table-cell table:style-name="ce13" table:formula="of:=[.C16]/[.$C$78]" office:value-type="float" office:value="0.112642871354105" calcext:value-type="float">
            <text:p>0.113</text:p>
          </table:table-cell>
          <table:table-cell table:style-name="ce15" table:formula="of:=AVERAGE([.D16:.H16])" office:value-type="float" office:value="-141.5414" calcext:value-type="float">
            <text:p>-141.54</text:p>
          </table:table-cell>
          <table:table-cell table:style-name="ce15" office:value-type="float" office:value="-141.98" calcext:value-type="float">
            <text:p>-141.98</text:p>
          </table:table-cell>
          <table:table-cell table:style-name="ce15" office:value-type="float" office:value="-140.98" calcext:value-type="float">
            <text:p>-140.98</text:p>
          </table:table-cell>
          <table:table-cell table:style-name="ce15" office:value-type="float" office:value="-142.15" calcext:value-type="float">
            <text:p>-142.15</text:p>
          </table:table-cell>
          <table:table-cell table:style-name="ce15" office:value-type="float" office:value="-141.2" calcext:value-type="float">
            <text:p>-141.20</text:p>
          </table:table-cell>
          <table:table-cell table:style-name="ce15" office:value-type="float" office:value="-141.397" calcext:value-type="float">
            <text:p>-141.40</text:p>
          </table:table-cell>
          <table:table-cell table:number-columns-repeated="1016"/>
        </table:table-row>
        <table:table-row table:style-name="ro1">
          <table:table-cell table:style-name="ce9" office:value-type="float" office:value="3" calcext:value-type="float">
            <text:p>3.0</text:p>
          </table:table-cell>
          <table:table-cell table:style-name="ce13" table:formula="of:=[.C17]/[.$C$78]" office:value-type="float" office:value="0.132349528470813" calcext:value-type="float">
            <text:p>0.132</text:p>
          </table:table-cell>
          <table:table-cell table:style-name="ce15" table:formula="of:=AVERAGE([.D17:.H17])" office:value-type="float" office:value="-166.3038" calcext:value-type="float">
            <text:p>-166.30</text:p>
          </table:table-cell>
          <table:table-cell table:style-name="ce15" office:value-type="float" office:value="-165.5" calcext:value-type="float">
            <text:p>-165.50</text:p>
          </table:table-cell>
          <table:table-cell table:style-name="ce15" office:value-type="float" office:value="-166.5" calcext:value-type="float">
            <text:p>-166.50</text:p>
          </table:table-cell>
          <table:table-cell table:style-name="ce15" office:value-type="float" office:value="-167.07" calcext:value-type="float">
            <text:p>-167.07</text:p>
          </table:table-cell>
          <table:table-cell table:style-name="ce15" office:value-type="float" office:value="-166.26" calcext:value-type="float">
            <text:p>-166.26</text:p>
          </table:table-cell>
          <table:table-cell table:style-name="ce15" office:value-type="float" office:value="-166.189" calcext:value-type="float">
            <text:p>-166.19</text:p>
          </table:table-cell>
          <table:table-cell table:number-columns-repeated="1016"/>
        </table:table-row>
        <table:table-row table:style-name="ro1">
          <table:table-cell table:style-name="ce9" office:value-type="float" office:value="3.2" calcext:value-type="float">
            <text:p>3.2</text:p>
          </table:table-cell>
          <table:table-cell table:style-name="ce13" table:formula="of:=[.C18]/[.$C$78]" office:value-type="float" office:value="0.155429071664478" calcext:value-type="float">
            <text:p>0.155</text:p>
          </table:table-cell>
          <table:table-cell table:style-name="ce15" table:formula="of:=AVERAGE([.D18:.H18])" office:value-type="float" office:value="-195.3044" calcext:value-type="float">
            <text:p>-195.30</text:p>
          </table:table-cell>
          <table:table-cell table:style-name="ce15" office:value-type="float" office:value="-195.78" calcext:value-type="float">
            <text:p>-195.78</text:p>
          </table:table-cell>
          <table:table-cell table:style-name="ce15" office:value-type="float" office:value="-194.94" calcext:value-type="float">
            <text:p>-194.94</text:p>
          </table:table-cell>
          <table:table-cell table:style-name="ce15" office:value-type="float" office:value="-195.62" calcext:value-type="float">
            <text:p>-195.62</text:p>
          </table:table-cell>
          <table:table-cell table:style-name="ce15" office:value-type="float" office:value="-195.56" calcext:value-type="float">
            <text:p>-195.56</text:p>
          </table:table-cell>
          <table:table-cell table:style-name="ce15" office:value-type="float" office:value="-194.622" calcext:value-type="float">
            <text:p>-194.62</text:p>
          </table:table-cell>
          <table:table-cell table:number-columns-repeated="1016"/>
        </table:table-row>
        <table:table-row table:style-name="ro1">
          <table:table-cell table:style-name="ce9" office:value-type="float" office:value="3.4" calcext:value-type="float">
            <text:p>3.4</text:p>
          </table:table-cell>
          <table:table-cell table:style-name="ce13" table:formula="of:=[.C19]/[.$C$78]" office:value-type="float" office:value="0.181362938203812" calcext:value-type="float">
            <text:p>0.181</text:p>
          </table:table-cell>
          <table:table-cell table:style-name="ce15" table:formula="of:=AVERAGE([.D19:.H19])" office:value-type="float" office:value="-227.8916" calcext:value-type="float">
            <text:p>-227.89</text:p>
          </table:table-cell>
          <table:table-cell table:style-name="ce15" office:value-type="float" office:value="-228.41" calcext:value-type="float">
            <text:p>-228.41</text:p>
          </table:table-cell>
          <table:table-cell table:style-name="ce15" office:value-type="float" office:value="-227.7" calcext:value-type="float">
            <text:p>-227.70</text:p>
          </table:table-cell>
          <table:table-cell table:style-name="ce15" office:value-type="float" office:value="-228.27" calcext:value-type="float">
            <text:p>-228.27</text:p>
          </table:table-cell>
          <table:table-cell table:style-name="ce15" office:value-type="float" office:value="-228.36" calcext:value-type="float">
            <text:p>-228.36</text:p>
          </table:table-cell>
          <table:table-cell table:style-name="ce15" office:value-type="float" office:value="-226.718" calcext:value-type="float">
            <text:p>-226.72</text:p>
          </table:table-cell>
          <table:table-cell table:number-columns-repeated="1016"/>
        </table:table-row>
        <table:table-row table:style-name="ro1">
          <table:table-cell table:style-name="ce9" office:value-type="float" office:value="3.599" calcext:value-type="float">
            <text:p>3.6</text:p>
          </table:table-cell>
          <table:table-cell table:style-name="ce13" table:formula="of:=[.C20]/[.$C$78]" office:value-type="float" office:value="0.211483824758267" calcext:value-type="float">
            <text:p>0.211</text:p>
          </table:table-cell>
          <table:table-cell table:style-name="ce15" table:formula="of:=AVERAGE([.D20:.H20])" office:value-type="float" office:value="-265.74" calcext:value-type="float">
            <text:p>-265.74</text:p>
          </table:table-cell>
          <table:table-cell table:style-name="ce15" office:value-type="float" office:value="-266.69" calcext:value-type="float">
            <text:p>-266.69</text:p>
          </table:table-cell>
          <table:table-cell table:style-name="ce15" office:value-type="float" office:value="-265.79" calcext:value-type="float">
            <text:p>-265.79</text:p>
          </table:table-cell>
          <table:table-cell table:style-name="ce15" office:value-type="float" office:value="-264.97" calcext:value-type="float">
            <text:p>-264.97</text:p>
          </table:table-cell>
          <table:table-cell table:style-name="ce15" office:value-type="float" office:value="-265.66" calcext:value-type="float">
            <text:p>-265.66</text:p>
          </table:table-cell>
          <table:table-cell table:style-name="ce15" office:value-type="float" office:value="-265.59" calcext:value-type="float">
            <text:p>-265.59</text:p>
          </table:table-cell>
          <table:table-cell table:number-columns-repeated="1016"/>
        </table:table-row>
        <table:table-row table:style-name="ro1">
          <table:table-cell table:style-name="ce9" office:value-type="float" office:value="3.799" calcext:value-type="float">
            <text:p>3.8</text:p>
          </table:table-cell>
          <table:table-cell table:style-name="ce13" table:formula="of:=[.C21]/[.$C$78]" office:value-type="float" office:value="0.245698619235208" calcext:value-type="float">
            <text:p>0.246</text:p>
          </table:table-cell>
          <table:table-cell table:style-name="ce15" table:formula="of:=AVERAGE([.D21:.H21])" office:value-type="float" office:value="-308.7326" calcext:value-type="float">
            <text:p>-308.73</text:p>
          </table:table-cell>
          <table:table-cell table:style-name="ce15" office:value-type="float" office:value="-308.37" calcext:value-type="float">
            <text:p>-308.37</text:p>
          </table:table-cell>
          <table:table-cell table:style-name="ce15" office:value-type="float" office:value="-309.38" calcext:value-type="float">
            <text:p>-309.38</text:p>
          </table:table-cell>
          <table:table-cell table:style-name="ce15" office:value-type="float" office:value="-308.7" calcext:value-type="float">
            <text:p>-308.70</text:p>
          </table:table-cell>
          <table:table-cell table:style-name="ce15" office:value-type="float" office:value="-308.35" calcext:value-type="float">
            <text:p>-308.35</text:p>
          </table:table-cell>
          <table:table-cell table:style-name="ce15" office:value-type="float" office:value="-308.863" calcext:value-type="float">
            <text:p>-308.86</text:p>
          </table:table-cell>
          <table:table-cell table:number-columns-repeated="1016"/>
        </table:table-row>
        <table:table-row table:style-name="ro1">
          <table:table-cell table:style-name="ce9" office:value-type="float" office:value="4" calcext:value-type="float">
            <text:p>4.0</text:p>
          </table:table-cell>
          <table:table-cell table:style-name="ce13" table:formula="of:=[.C22]/[.$C$78]" office:value-type="float" office:value="0.28394461024233" calcext:value-type="float">
            <text:p>0.284</text:p>
          </table:table-cell>
          <table:table-cell table:style-name="ce15" table:formula="of:=AVERAGE([.D22:.H22])" office:value-type="float" office:value="-356.7906" calcext:value-type="float">
            <text:p>-356.79</text:p>
          </table:table-cell>
          <table:table-cell table:style-name="ce15" office:value-type="float" office:value="-356.74" calcext:value-type="float">
            <text:p>-356.74</text:p>
          </table:table-cell>
          <table:table-cell table:style-name="ce15" office:value-type="float" office:value="-356.5" calcext:value-type="float">
            <text:p>-356.50</text:p>
          </table:table-cell>
          <table:table-cell table:style-name="ce15" office:value-type="float" office:value="-358.1" calcext:value-type="float">
            <text:p>-358.10</text:p>
          </table:table-cell>
          <table:table-cell table:style-name="ce15" office:value-type="float" office:value="-356.79" calcext:value-type="float">
            <text:p>-356.79</text:p>
          </table:table-cell>
          <table:table-cell table:style-name="ce15" office:value-type="float" office:value="-355.823" calcext:value-type="float">
            <text:p>-355.82</text:p>
          </table:table-cell>
          <table:table-cell table:number-columns-repeated="1016"/>
        </table:table-row>
        <table:table-row table:style-name="ro1">
          <table:table-cell table:style-name="ce9" office:value-type="float" office:value="4.199" calcext:value-type="float">
            <text:p>4.2</text:p>
          </table:table-cell>
          <table:table-cell table:style-name="ce13" table:formula="of:=[.C23]/[.$C$78]" office:value-type="float" office:value="0.329120369265051" calcext:value-type="float">
            <text:p>0.329</text:p>
          </table:table-cell>
          <table:table-cell table:style-name="ce15" table:formula="of:=AVERAGE([.D23:.H23])" office:value-type="float" office:value="-413.5562" calcext:value-type="float">
            <text:p>-413.56</text:p>
          </table:table-cell>
          <table:table-cell table:style-name="ce15" office:value-type="float" office:value="-414.04" calcext:value-type="float">
            <text:p>-414.04</text:p>
          </table:table-cell>
          <table:table-cell table:style-name="ce15" office:value-type="float" office:value="-414" calcext:value-type="float">
            <text:p>-414.00</text:p>
          </table:table-cell>
          <table:table-cell table:style-name="ce15" office:value-type="float" office:value="-412.81" calcext:value-type="float">
            <text:p>-412.81</text:p>
          </table:table-cell>
          <table:table-cell table:style-name="ce15" office:value-type="float" office:value="-413.78" calcext:value-type="float">
            <text:p>-413.78</text:p>
          </table:table-cell>
          <table:table-cell table:style-name="ce15" office:value-type="float" office:value="-413.151" calcext:value-type="float">
            <text:p>-413.15</text:p>
          </table:table-cell>
          <table:table-cell table:number-columns-repeated="1016"/>
        </table:table-row>
        <table:table-row table:style-name="ro1">
          <table:table-cell table:style-name="ce9" office:value-type="float" office:value="4.4" calcext:value-type="float">
            <text:p>4.4</text:p>
          </table:table-cell>
          <table:table-cell table:style-name="ce13" table:formula="of:=[.C24]/[.$C$78]" office:value-type="float" office:value="0.381038080458398" calcext:value-type="float">
            <text:p>0.381</text:p>
          </table:table-cell>
          <table:table-cell table:style-name="ce15" table:formula="of:=AVERAGE([.D24:.H24])" office:value-type="float" office:value="-478.7934" calcext:value-type="float">
            <text:p>-478.79</text:p>
          </table:table-cell>
          <table:table-cell table:style-name="ce15" office:value-type="float" office:value="-479.42" calcext:value-type="float">
            <text:p>-479.42</text:p>
          </table:table-cell>
          <table:table-cell table:style-name="ce15" office:value-type="float" office:value="-478.95" calcext:value-type="float">
            <text:p>-478.95</text:p>
          </table:table-cell>
          <table:table-cell table:style-name="ce15" office:value-type="float" office:value="-477.94" calcext:value-type="float">
            <text:p>-477.94</text:p>
          </table:table-cell>
          <table:table-cell table:style-name="ce15" office:value-type="float" office:value="-479.91" calcext:value-type="float">
            <text:p>-479.91</text:p>
          </table:table-cell>
          <table:table-cell table:style-name="ce15" office:value-type="float" office:value="-477.747" calcext:value-type="float">
            <text:p>-477.75</text:p>
          </table:table-cell>
          <table:table-cell table:number-columns-repeated="1016"/>
        </table:table-row>
        <table:table-row table:style-name="ro1">
          <table:table-cell table:style-name="ce9" office:value-type="float" office:value="4.599" calcext:value-type="float">
            <text:p>4.6</text:p>
          </table:table-cell>
          <table:table-cell table:style-name="ce13" table:formula="of:=[.C25]/[.$C$78]" office:value-type="float" office:value="0.442384465401297" calcext:value-type="float">
            <text:p>0.442</text:p>
          </table:table-cell>
          <table:table-cell table:style-name="ce15" table:formula="of:=AVERAGE([.D25:.H25])" office:value-type="float" office:value="-555.8782" calcext:value-type="float">
            <text:p>-555.88</text:p>
          </table:table-cell>
          <table:table-cell table:style-name="ce15" office:value-type="float" office:value="-556.2" calcext:value-type="float">
            <text:p>-556.20</text:p>
          </table:table-cell>
          <table:table-cell table:style-name="ce15" office:value-type="float" office:value="-554.9" calcext:value-type="float">
            <text:p>-554.90</text:p>
          </table:table-cell>
          <table:table-cell table:style-name="ce15" office:value-type="float" office:value="-557.2" calcext:value-type="float">
            <text:p>-557.20</text:p>
          </table:table-cell>
          <table:table-cell table:style-name="ce15" office:value-type="float" office:value="-557.75" calcext:value-type="float">
            <text:p>-557.75</text:p>
          </table:table-cell>
          <table:table-cell table:style-name="ce15" office:value-type="float" office:value="-553.341" calcext:value-type="float">
            <text:p>-553.34</text:p>
          </table:table-cell>
          <table:table-cell table:number-columns-repeated="1016"/>
        </table:table-row>
        <table:table-row table:style-name="ro1">
          <table:table-cell table:style-name="ce9" office:value-type="float" office:value="4.8" calcext:value-type="float">
            <text:p>4.8</text:p>
          </table:table-cell>
          <table:table-cell table:style-name="ce13" table:formula="of:=[.C26]/[.$C$78]" office:value-type="float" office:value="0.509831363654451" calcext:value-type="float">
            <text:p>0.510</text:p>
          </table:table-cell>
          <table:table-cell table:style-name="ce15" table:formula="of:=AVERAGE([.D26:.H26])" office:value-type="float" office:value="-640.6286" calcext:value-type="float">
            <text:p>-640.63</text:p>
          </table:table-cell>
          <table:table-cell table:style-name="ce15" office:value-type="float" office:value="-640.6" calcext:value-type="float">
            <text:p>-640.60</text:p>
          </table:table-cell>
          <table:table-cell table:style-name="ce15" office:value-type="float" office:value="-641.14" calcext:value-type="float">
            <text:p>-641.14</text:p>
          </table:table-cell>
          <table:table-cell table:style-name="ce15" office:value-type="float" office:value="-639.55" calcext:value-type="float">
            <text:p>-639.55</text:p>
          </table:table-cell>
          <table:table-cell table:style-name="ce15" office:value-type="float" office:value="-642.15" calcext:value-type="float">
            <text:p>-642.15</text:p>
          </table:table-cell>
          <table:table-cell table:style-name="ce15" office:value-type="float" office:value="-639.703" calcext:value-type="float">
            <text:p>-639.70</text:p>
          </table:table-cell>
          <table:table-cell table:number-columns-repeated="1016"/>
        </table:table-row>
        <table:table-row table:style-name="ro1">
          <table:table-cell table:style-name="ce9" office:value-type="float" office:value="5" calcext:value-type="float">
            <text:p>5.0</text:p>
          </table:table-cell>
          <table:table-cell table:style-name="ce13" table:formula="of:=[.C27]/[.$C$78]" office:value-type="float" office:value="0.58407066969082" calcext:value-type="float">
            <text:p>0.584</text:p>
          </table:table-cell>
          <table:table-cell table:style-name="ce15" table:formula="of:=AVERAGE([.D27:.H27])" office:value-type="float" office:value="-733.914" calcext:value-type="float">
            <text:p>-733.91</text:p>
          </table:table-cell>
          <table:table-cell table:style-name="ce15" office:value-type="float" office:value="-732" calcext:value-type="float">
            <text:p>-732.00</text:p>
          </table:table-cell>
          <table:table-cell table:style-name="ce15" office:value-type="float" office:value="-733.08" calcext:value-type="float">
            <text:p>-733.08</text:p>
          </table:table-cell>
          <table:table-cell table:style-name="ce15" office:value-type="float" office:value="-734.22" calcext:value-type="float">
            <text:p>-734.22</text:p>
          </table:table-cell>
          <table:table-cell table:style-name="ce15" office:value-type="float" office:value="-736.93" calcext:value-type="float">
            <text:p>-736.93</text:p>
          </table:table-cell>
          <table:table-cell table:style-name="ce15" office:value-type="float" office:value="-733.34" calcext:value-type="float">
            <text:p>-733.34</text:p>
          </table:table-cell>
          <table:table-cell table:number-columns-repeated="1016"/>
        </table:table-row>
        <table:table-row table:style-name="ro1">
          <table:table-cell table:style-name="ce9" office:value-type="float" office:value="5.199" calcext:value-type="float">
            <text:p>5.2</text:p>
          </table:table-cell>
          <table:table-cell table:style-name="ce13" table:formula="of:=[.C28]/[.$C$78]" office:value-type="float" office:value="0.64765699733397" calcext:value-type="float">
            <text:p>0.648</text:p>
          </table:table-cell>
          <table:table-cell table:style-name="ce15" table:formula="of:=AVERAGE([.D28:.H28])" office:value-type="float" office:value="-813.8134" calcext:value-type="float">
            <text:p>-813.81</text:p>
          </table:table-cell>
          <table:table-cell table:style-name="ce15" office:value-type="float" office:value="-811.27" calcext:value-type="float">
            <text:p>-811.27</text:p>
          </table:table-cell>
          <table:table-cell table:style-name="ce15" office:value-type="float" office:value="-819.52" calcext:value-type="float">
            <text:p>-819.52</text:p>
          </table:table-cell>
          <table:table-cell table:style-name="ce15" office:value-type="float" office:value="-811.98" calcext:value-type="float">
            <text:p>-811.98</text:p>
          </table:table-cell>
          <table:table-cell table:style-name="ce15" office:value-type="float" office:value="-812.28" calcext:value-type="float">
            <text:p>-812.28</text:p>
          </table:table-cell>
          <table:table-cell table:style-name="ce15" office:value-type="float" office:value="-814.017" calcext:value-type="float">
            <text:p>-814.02</text:p>
          </table:table-cell>
          <table:table-cell table:number-columns-repeated="1016"/>
        </table:table-row>
        <table:table-row table:style-name="ro1">
          <table:table-cell table:style-name="ce9" office:value-type="float" office:value="5.4" calcext:value-type="float">
            <text:p>5.4</text:p>
          </table:table-cell>
          <table:table-cell table:style-name="ce13" table:formula="of:=[.C29]/[.$C$78]" office:value-type="float" office:value="0.698883928216148" calcext:value-type="float">
            <text:p>0.699</text:p>
          </table:table-cell>
          <table:table-cell table:style-name="ce15" table:formula="of:=AVERAGE([.D29:.H29])" office:value-type="float" office:value="-878.1826" calcext:value-type="float">
            <text:p>-878.18</text:p>
          </table:table-cell>
          <table:table-cell table:style-name="ce15" office:value-type="float" office:value="-880.05" calcext:value-type="float">
            <text:p>-880.05</text:p>
          </table:table-cell>
          <table:table-cell table:style-name="ce15" office:value-type="float" office:value="-881.12" calcext:value-type="float">
            <text:p>-881.12</text:p>
          </table:table-cell>
          <table:table-cell table:style-name="ce15" office:value-type="float" office:value="-875.68" calcext:value-type="float">
            <text:p>-875.68</text:p>
          </table:table-cell>
          <table:table-cell table:style-name="ce15" office:value-type="float" office:value="-875.41" calcext:value-type="float">
            <text:p>-875.41</text:p>
          </table:table-cell>
          <table:table-cell table:style-name="ce15" office:value-type="float" office:value="-878.653" calcext:value-type="float">
            <text:p>-878.65</text:p>
          </table:table-cell>
          <table:table-cell table:number-columns-repeated="1016"/>
        </table:table-row>
        <table:table-row table:style-name="ro1">
          <table:table-cell table:style-name="ce9" office:value-type="float" office:value="5.599" calcext:value-type="float">
            <text:p>5.6</text:p>
          </table:table-cell>
          <table:table-cell table:style-name="ce13" table:formula="of:=[.C30]/[.$C$78]" office:value-type="float" office:value="0.736462217977796" calcext:value-type="float">
            <text:p>0.736</text:p>
          </table:table-cell>
          <table:table-cell table:style-name="ce15" table:formula="of:=AVERAGE([.D30:.H30])" office:value-type="float" office:value="-925.4016" calcext:value-type="float">
            <text:p>-925.40</text:p>
          </table:table-cell>
          <table:table-cell table:style-name="ce15" office:value-type="float" office:value="-928.31" calcext:value-type="float">
            <text:p>-928.31</text:p>
          </table:table-cell>
          <table:table-cell table:style-name="ce15" office:value-type="float" office:value="-924.1" calcext:value-type="float">
            <text:p>-924.10</text:p>
          </table:table-cell>
          <table:table-cell table:style-name="ce15" office:value-type="float" office:value="-926.59" calcext:value-type="float">
            <text:p>-926.59</text:p>
          </table:table-cell>
          <table:table-cell table:style-name="ce15" office:value-type="float" office:value="-922.63" calcext:value-type="float">
            <text:p>-922.63</text:p>
          </table:table-cell>
          <table:table-cell table:style-name="ce15" office:value-type="float" office:value="-925.378" calcext:value-type="float">
            <text:p>-925.38</text:p>
          </table:table-cell>
          <table:table-cell table:number-columns-repeated="1016"/>
        </table:table-row>
        <table:table-row table:style-name="ro1">
          <table:table-cell table:style-name="ce9" office:value-type="float" office:value="5.8" calcext:value-type="float">
            <text:p>5.8</text:p>
          </table:table-cell>
          <table:table-cell table:style-name="ce13" table:formula="of:=[.C31]/[.$C$78]" office:value-type="float" office:value="0.764628546416776" calcext:value-type="float">
            <text:p>0.765</text:p>
          </table:table-cell>
          <table:table-cell table:style-name="ce15" table:formula="of:=AVERAGE([.D31:.H31])" office:value-type="float" office:value="-960.794" calcext:value-type="float">
            <text:p>-960.79</text:p>
          </table:table-cell>
          <table:table-cell table:style-name="ce15" office:value-type="float" office:value="-958.6" calcext:value-type="float">
            <text:p>-958.60</text:p>
          </table:table-cell>
          <table:table-cell table:style-name="ce15" office:value-type="float" office:value="-962.64" calcext:value-type="float">
            <text:p>-962.64</text:p>
          </table:table-cell>
          <table:table-cell table:style-name="ce15" office:value-type="float" office:value="-962.65" calcext:value-type="float">
            <text:p>-962.65</text:p>
          </table:table-cell>
          <table:table-cell table:style-name="ce15" office:value-type="float" office:value="-959.82" calcext:value-type="float">
            <text:p>-959.82</text:p>
          </table:table-cell>
          <table:table-cell table:style-name="ce15" office:value-type="float" office:value="-960.26" calcext:value-type="float">
            <text:p>-960.26</text:p>
          </table:table-cell>
          <table:table-cell table:number-columns-repeated="1016"/>
        </table:table-row>
        <table:table-row table:style-name="ro1">
          <table:table-cell table:style-name="ce9" office:value-type="float" office:value="6" calcext:value-type="float">
            <text:p>6.0</text:p>
          </table:table-cell>
          <table:table-cell table:style-name="ce13" table:formula="of:=[.C32]/[.$C$78]" office:value-type="float" office:value="0.787351557836935" calcext:value-type="float">
            <text:p>0.787</text:p>
          </table:table-cell>
          <table:table-cell table:style-name="ce15" table:formula="of:=AVERAGE([.D32:.H32])" office:value-type="float" office:value="-989.3466" calcext:value-type="float">
            <text:p>-989.35</text:p>
          </table:table-cell>
          <table:table-cell table:style-name="ce15" office:value-type="float" office:value="-993.1" calcext:value-type="float">
            <text:p>-993.10</text:p>
          </table:table-cell>
          <table:table-cell table:style-name="ce15" office:value-type="float" office:value="-989.48" calcext:value-type="float">
            <text:p>-989.48</text:p>
          </table:table-cell>
          <table:table-cell table:style-name="ce15" office:value-type="float" office:value="-987.32" calcext:value-type="float">
            <text:p>-987.32</text:p>
          </table:table-cell>
          <table:table-cell table:style-name="ce15" office:value-type="float" office:value="-991.16" calcext:value-type="float">
            <text:p>-991.16</text:p>
          </table:table-cell>
          <table:table-cell table:style-name="ce15" office:value-type="float" office:value="-985.673" calcext:value-type="float">
            <text:p>-985.67</text:p>
          </table:table-cell>
          <table:table-cell table:number-columns-repeated="1016"/>
        </table:table-row>
        <table:table-row table:style-name="ro1">
          <table:table-cell table:style-name="ce9" office:value-type="float" office:value="6.199" calcext:value-type="float">
            <text:p>6.2</text:p>
          </table:table-cell>
          <table:table-cell table:style-name="ce13" table:formula="of:=[.C33]/[.$C$78]" office:value-type="float" office:value="0.800536389319963" calcext:value-type="float">
            <text:p>0.801</text:p>
          </table:table-cell>
          <table:table-cell table:style-name="ce15" table:formula="of:=AVERAGE([.D33:.H33])" office:value-type="float" office:value="-1005.914" calcext:value-type="float">
            <text:p>-1005.91</text:p>
          </table:table-cell>
          <table:table-cell table:style-name="ce15" office:value-type="float" office:value="-1007.3" calcext:value-type="float">
            <text:p>-1007.30</text:p>
          </table:table-cell>
          <table:table-cell table:style-name="ce15" office:value-type="float" office:value="-1007.1" calcext:value-type="float">
            <text:p>-1007.10</text:p>
          </table:table-cell>
          <table:table-cell table:style-name="ce15" office:value-type="float" office:value="-1009" calcext:value-type="float">
            <text:p>-1009.00</text:p>
          </table:table-cell>
          <table:table-cell table:style-name="ce15" office:value-type="float" office:value="-1005.4" calcext:value-type="float">
            <text:p>-1005.40</text:p>
          </table:table-cell>
          <table:table-cell table:style-name="ce15" office:value-type="float" office:value="-1000.77" calcext:value-type="float">
            <text:p>-1000.77</text:p>
          </table:table-cell>
          <table:table-cell table:number-columns-repeated="1016"/>
        </table:table-row>
        <table:table-row table:style-name="ro1">
          <table:table-cell table:style-name="ce9" office:value-type="float" office:value="6.4" calcext:value-type="float">
            <text:p>6.4</text:p>
          </table:table-cell>
          <table:table-cell table:style-name="ce13" table:formula="of:=[.C34]/[.$C$78]" office:value-type="float" office:value="0.816390911623095" calcext:value-type="float">
            <text:p>0.816</text:p>
          </table:table-cell>
          <table:table-cell table:style-name="ce15" table:formula="of:=AVERAGE([.D34:.H34])" office:value-type="float" office:value="-1025.836" calcext:value-type="float">
            <text:p>-1025.84</text:p>
          </table:table-cell>
          <table:table-cell table:style-name="ce15" office:value-type="float" office:value="-1029.1" calcext:value-type="float">
            <text:p>-1029.10</text:p>
          </table:table-cell>
          <table:table-cell table:style-name="ce15" office:value-type="float" office:value="-1023.6" calcext:value-type="float">
            <text:p>-1023.60</text:p>
          </table:table-cell>
          <table:table-cell table:style-name="ce15" office:value-type="float" office:value="-1024.9" calcext:value-type="float">
            <text:p>-1024.90</text:p>
          </table:table-cell>
          <table:table-cell table:style-name="ce15" office:value-type="float" office:value="-1027.6" calcext:value-type="float">
            <text:p>-1027.60</text:p>
          </table:table-cell>
          <table:table-cell table:style-name="ce15" office:value-type="float" office:value="-1023.98" calcext:value-type="float">
            <text:p>-1023.98</text:p>
          </table:table-cell>
          <table:table-cell table:number-columns-repeated="1016"/>
        </table:table-row>
        <table:table-row table:style-name="ro1">
          <table:table-cell table:style-name="ce9" office:value-type="float" office:value="6.599" calcext:value-type="float">
            <text:p>6.6</text:p>
          </table:table-cell>
          <table:table-cell table:style-name="ce13" table:formula="of:=[.C35]/[.$C$78]" office:value-type="float" office:value="0.829525287493534" calcext:value-type="float">
            <text:p>0.830</text:p>
          </table:table-cell>
          <table:table-cell table:style-name="ce15" table:formula="of:=AVERAGE([.D35:.H35])" office:value-type="float" office:value="-1042.34" calcext:value-type="float">
            <text:p>-1042.34</text:p>
          </table:table-cell>
          <table:table-cell table:style-name="ce15" office:value-type="float" office:value="-1041.3" calcext:value-type="float">
            <text:p>-1041.30</text:p>
          </table:table-cell>
          <table:table-cell table:style-name="ce15" office:value-type="float" office:value="-1035.6" calcext:value-type="float">
            <text:p>-1035.60</text:p>
          </table:table-cell>
          <table:table-cell table:style-name="ce15" office:value-type="float" office:value="-1052.1" calcext:value-type="float">
            <text:p>-1052.10</text:p>
          </table:table-cell>
          <table:table-cell table:style-name="ce15" office:value-type="float" office:value="-1037.4" calcext:value-type="float">
            <text:p>-1037.40</text:p>
          </table:table-cell>
          <table:table-cell table:style-name="ce15" office:value-type="float" office:value="-1045.3" calcext:value-type="float">
            <text:p>-1045.30</text:p>
          </table:table-cell>
          <table:table-cell table:number-columns-repeated="1016"/>
        </table:table-row>
        <table:table-row table:style-name="ro1">
          <table:table-cell table:style-name="ce9" office:value-type="float" office:value="6.8" calcext:value-type="float">
            <text:p>6.8</text:p>
          </table:table-cell>
          <table:table-cell table:style-name="ce13" table:formula="of:=[.C36]/[.$C$78]" office:value-type="float" office:value="0.838039075245712" calcext:value-type="float">
            <text:p>0.838</text:p>
          </table:table-cell>
          <table:table-cell table:style-name="ce15" table:formula="of:=AVERAGE([.D36:.H36])" office:value-type="float" office:value="-1053.038" calcext:value-type="float">
            <text:p>-1053.04</text:p>
          </table:table-cell>
          <table:table-cell table:style-name="ce15" office:value-type="float" office:value="-1053.5" calcext:value-type="float">
            <text:p>-1053.50</text:p>
          </table:table-cell>
          <table:table-cell table:style-name="ce15" office:value-type="float" office:value="-1048" calcext:value-type="float">
            <text:p>-1048.00</text:p>
          </table:table-cell>
          <table:table-cell table:style-name="ce15" office:value-type="float" office:value="-1049.3" calcext:value-type="float">
            <text:p>-1049.30</text:p>
          </table:table-cell>
          <table:table-cell table:style-name="ce15" office:value-type="float" office:value="-1050.3" calcext:value-type="float">
            <text:p>-1050.30</text:p>
          </table:table-cell>
          <table:table-cell table:style-name="ce15" office:value-type="float" office:value="-1064.09" calcext:value-type="float">
            <text:p>-1064.09</text:p>
          </table:table-cell>
          <table:table-cell table:number-columns-repeated="1016"/>
        </table:table-row>
        <table:table-row table:style-name="ro1">
          <table:table-cell table:style-name="ce9" office:value-type="float" office:value="7" calcext:value-type="float">
            <text:p>7.0</text:p>
          </table:table-cell>
          <table:table-cell table:style-name="ce13" table:formula="of:=[.C37]/[.$C$78]" office:value-type="float" office:value="0.846689745732362" calcext:value-type="float">
            <text:p>0.847</text:p>
          </table:table-cell>
          <table:table-cell table:style-name="ce15" table:formula="of:=AVERAGE([.D37:.H37])" office:value-type="float" office:value="-1063.908" calcext:value-type="float">
            <text:p>-1063.91</text:p>
          </table:table-cell>
          <table:table-cell table:style-name="ce15" office:value-type="float" office:value="-1062.8" calcext:value-type="float">
            <text:p>-1062.80</text:p>
          </table:table-cell>
          <table:table-cell table:number-columns-repeated="2" table:style-name="ce15" office:value-type="float" office:value="-1067.7" calcext:value-type="float">
            <text:p>-1067.70</text:p>
          </table:table-cell>
          <table:table-cell table:style-name="ce15" office:value-type="float" office:value="-1057.9" calcext:value-type="float">
            <text:p>-1057.90</text:p>
          </table:table-cell>
          <table:table-cell table:style-name="ce15" office:value-type="float" office:value="-1063.44" calcext:value-type="float">
            <text:p>-1063.44</text:p>
          </table:table-cell>
          <table:table-cell table:number-columns-repeated="1016"/>
        </table:table-row>
        <table:table-row table:style-name="ro1">
          <table:table-cell table:style-name="ce9" office:value-type="float" office:value="7.199" calcext:value-type="float">
            <text:p>7.2</text:p>
          </table:table-cell>
          <table:table-cell table:style-name="ce13" table:formula="of:=[.C38]/[.$C$78]" office:value-type="float" office:value="0.857586248060165" calcext:value-type="float">
            <text:p>0.858</text:p>
          </table:table-cell>
          <table:table-cell table:style-name="ce15" table:formula="of:=AVERAGE([.D38:.H38])" office:value-type="float" office:value="-1077.6" calcext:value-type="float">
            <text:p>-1077.60</text:p>
          </table:table-cell>
          <table:table-cell table:style-name="ce15" office:value-type="float" office:value="-1070" calcext:value-type="float">
            <text:p>-1070.00</text:p>
          </table:table-cell>
          <table:table-cell table:style-name="ce15" office:value-type="float" office:value="-1083.4" calcext:value-type="float">
            <text:p>-1083.40</text:p>
          </table:table-cell>
          <table:table-cell table:style-name="ce15" office:value-type="float" office:value="-1079" calcext:value-type="float">
            <text:p>-1079.00</text:p>
          </table:table-cell>
          <table:table-cell table:style-name="ce15" office:value-type="float" office:value="-1081.1" calcext:value-type="float">
            <text:p>-1081.10</text:p>
          </table:table-cell>
          <table:table-cell table:style-name="ce15" office:value-type="float" office:value="-1074.5" calcext:value-type="float">
            <text:p>-1074.50</text:p>
          </table:table-cell>
          <table:table-cell table:number-columns-repeated="1016"/>
        </table:table-row>
        <table:table-row table:style-name="ro1">
          <table:table-cell table:style-name="ce9" office:value-type="float" office:value="7.4" calcext:value-type="float">
            <text:p>7.4</text:p>
          </table:table-cell>
          <table:table-cell table:style-name="ce13" table:formula="of:=[.C39]/[.$C$78]" office:value-type="float" office:value="0.864753491703474" calcext:value-type="float">
            <text:p>0.865</text:p>
          </table:table-cell>
          <table:table-cell table:style-name="ce15" table:formula="of:=AVERAGE([.D39:.H39])" office:value-type="float" office:value="-1086.606" calcext:value-type="float">
            <text:p>-1086.61</text:p>
          </table:table-cell>
          <table:table-cell table:style-name="ce15" office:value-type="float" office:value="-1081.6" calcext:value-type="float">
            <text:p>-1081.60</text:p>
          </table:table-cell>
          <table:table-cell table:style-name="ce15" office:value-type="float" office:value="-1087.4" calcext:value-type="float">
            <text:p>-1087.40</text:p>
          </table:table-cell>
          <table:table-cell table:style-name="ce15" office:value-type="float" office:value="-1092.6" calcext:value-type="float">
            <text:p>-1092.60</text:p>
          </table:table-cell>
          <table:table-cell table:style-name="ce15" office:value-type="float" office:value="-1089.9" calcext:value-type="float">
            <text:p>-1089.90</text:p>
          </table:table-cell>
          <table:table-cell table:style-name="ce15" office:value-type="float" office:value="-1081.53" calcext:value-type="float">
            <text:p>-1081.53</text:p>
          </table:table-cell>
          <table:table-cell table:number-columns-repeated="1016"/>
        </table:table-row>
        <table:table-row table:style-name="ro1">
          <table:table-cell table:style-name="ce9" office:value-type="float" office:value="7.599" calcext:value-type="float">
            <text:p>7.6</text:p>
          </table:table-cell>
          <table:table-cell table:style-name="ce13" table:formula="of:=[.C40]/[.$C$78]" office:value-type="float" office:value="0.868882256973459" calcext:value-type="float">
            <text:p>0.869</text:p>
          </table:table-cell>
          <table:table-cell table:style-name="ce15" table:formula="of:=AVERAGE([.D40:.H40])" office:value-type="float" office:value="-1091.794" calcext:value-type="float">
            <text:p>-1091.79</text:p>
          </table:table-cell>
          <table:table-cell table:style-name="ce15" office:value-type="float" office:value="-1088.8" calcext:value-type="float">
            <text:p>-1088.80</text:p>
          </table:table-cell>
          <table:table-cell table:style-name="ce15" office:value-type="float" office:value="-1099.7" calcext:value-type="float">
            <text:p>-1099.70</text:p>
          </table:table-cell>
          <table:table-cell table:style-name="ce15" office:value-type="float" office:value="-1096.8" calcext:value-type="float">
            <text:p>-1096.80</text:p>
          </table:table-cell>
          <table:table-cell table:style-name="ce15" office:value-type="float" office:value="-1092" calcext:value-type="float">
            <text:p>-1092.00</text:p>
          </table:table-cell>
          <table:table-cell table:style-name="ce15" office:value-type="float" office:value="-1081.67" calcext:value-type="float">
            <text:p>-1081.67</text:p>
          </table:table-cell>
          <table:table-cell table:number-columns-repeated="1016"/>
        </table:table-row>
        <table:table-row table:style-name="ro1">
          <table:table-cell table:style-name="ce9" office:value-type="float" office:value="7.8" calcext:value-type="float">
            <text:p>7.8</text:p>
          </table:table-cell>
          <table:table-cell table:style-name="ce13" table:formula="of:=[.C41]/[.$C$78]" office:value-type="float" office:value="0.873827543671163" calcext:value-type="float">
            <text:p>0.874</text:p>
          </table:table-cell>
          <table:table-cell table:style-name="ce15" table:formula="of:=AVERAGE([.D41:.H41])" office:value-type="float" office:value="-1098.008" calcext:value-type="float">
            <text:p>-1098.01</text:p>
          </table:table-cell>
          <table:table-cell table:style-name="ce15" office:value-type="float" office:value="-1102.5" calcext:value-type="float">
            <text:p>-1102.50</text:p>
          </table:table-cell>
          <table:table-cell table:style-name="ce15" office:value-type="float" office:value="-1092.3" calcext:value-type="float">
            <text:p>-1092.30</text:p>
          </table:table-cell>
          <table:table-cell table:style-name="ce15" office:value-type="float" office:value="-1089.9" calcext:value-type="float">
            <text:p>-1089.90</text:p>
          </table:table-cell>
          <table:table-cell table:style-name="ce15" office:value-type="float" office:value="-1105.3" calcext:value-type="float">
            <text:p>-1105.30</text:p>
          </table:table-cell>
          <table:table-cell table:style-name="ce15" office:value-type="float" office:value="-1100.04" calcext:value-type="float">
            <text:p>-1100.04</text:p>
          </table:table-cell>
          <table:table-cell table:number-columns-repeated="1016"/>
        </table:table-row>
        <table:table-row table:style-name="ro1">
          <table:table-cell table:style-name="ce9" office:value-type="float" office:value="8" calcext:value-type="float">
            <text:p>8.0</text:p>
          </table:table-cell>
          <table:table-cell table:style-name="ce13" table:formula="of:=[.C42]/[.$C$78]" office:value-type="float" office:value="0.88223469022323" calcext:value-type="float">
            <text:p>0.882</text:p>
          </table:table-cell>
          <table:table-cell table:style-name="ce15" table:formula="of:=AVERAGE([.D42:.H42])" office:value-type="float" office:value="-1108.572" calcext:value-type="float">
            <text:p>-1108.57</text:p>
          </table:table-cell>
          <table:table-cell table:style-name="ce15" office:value-type="float" office:value="-1102" calcext:value-type="float">
            <text:p>-1102.00</text:p>
          </table:table-cell>
          <table:table-cell table:style-name="ce15" office:value-type="float" office:value="-1118.1" calcext:value-type="float">
            <text:p>-1118.10</text:p>
          </table:table-cell>
          <table:table-cell table:style-name="ce15" office:value-type="float" office:value="-1109" calcext:value-type="float">
            <text:p>-1109.00</text:p>
          </table:table-cell>
          <table:table-cell table:style-name="ce15" office:value-type="float" office:value="-1116" calcext:value-type="float">
            <text:p>-1116.00</text:p>
          </table:table-cell>
          <table:table-cell table:style-name="ce15" office:value-type="float" office:value="-1097.76" calcext:value-type="float">
            <text:p>-1097.76</text:p>
          </table:table-cell>
          <table:table-cell table:number-columns-repeated="1016"/>
        </table:table-row>
        <table:table-row table:style-name="ro1">
          <table:table-cell table:style-name="ce9" office:value-type="float" office:value="8.199" calcext:value-type="float">
            <text:p>8.2</text:p>
          </table:table-cell>
          <table:table-cell table:style-name="ce13" table:formula="of:=[.C43]/[.$C$78]" office:value-type="float" office:value="0.88268353825952" calcext:value-type="float">
            <text:p>0.883</text:p>
          </table:table-cell>
          <table:table-cell table:style-name="ce15" table:formula="of:=AVERAGE([.D43:.H43])" office:value-type="float" office:value="-1109.136" calcext:value-type="float">
            <text:p>-1109.14</text:p>
          </table:table-cell>
          <table:table-cell table:style-name="ce15" office:value-type="float" office:value="-1119.6" calcext:value-type="float">
            <text:p>-1119.60</text:p>
          </table:table-cell>
          <table:table-cell table:style-name="ce15" office:value-type="float" office:value="-1108.8" calcext:value-type="float">
            <text:p>-1108.80</text:p>
          </table:table-cell>
          <table:table-cell table:style-name="ce15" office:value-type="float" office:value="-1104.9" calcext:value-type="float">
            <text:p>-1104.90</text:p>
          </table:table-cell>
          <table:table-cell table:style-name="ce15" office:value-type="float" office:value="-1107.3" calcext:value-type="float">
            <text:p>-1107.30</text:p>
          </table:table-cell>
          <table:table-cell table:style-name="ce15" office:value-type="float" office:value="-1105.08" calcext:value-type="float">
            <text:p>-1105.08</text:p>
          </table:table-cell>
          <table:table-cell table:number-columns-repeated="1016"/>
        </table:table-row>
        <table:table-row table:style-name="ro1">
          <table:table-cell table:style-name="ce9" office:value-type="float" office:value="8.399" calcext:value-type="float">
            <text:p>8.4</text:p>
          </table:table-cell>
          <table:table-cell table:style-name="ce13" table:formula="of:=[.C44]/[.$C$78]" office:value-type="float" office:value="0.892935418407545" calcext:value-type="float">
            <text:p>0.893</text:p>
          </table:table-cell>
          <table:table-cell table:style-name="ce15" table:formula="of:=AVERAGE([.D44:.H44])" office:value-type="float" office:value="-1122.018" calcext:value-type="float">
            <text:p>-1122.02</text:p>
          </table:table-cell>
          <table:table-cell table:style-name="ce15" office:value-type="float" office:value="-1136.5" calcext:value-type="float">
            <text:p>-1136.50</text:p>
          </table:table-cell>
          <table:table-cell table:style-name="ce15" office:value-type="float" office:value="-1118.4" calcext:value-type="float">
            <text:p>-1118.40</text:p>
          </table:table-cell>
          <table:table-cell table:style-name="ce15" office:value-type="float" office:value="-1116" calcext:value-type="float">
            <text:p>-1116.00</text:p>
          </table:table-cell>
          <table:table-cell table:style-name="ce15" office:value-type="float" office:value="-1112.4" calcext:value-type="float">
            <text:p>-1112.40</text:p>
          </table:table-cell>
          <table:table-cell table:style-name="ce15" office:value-type="float" office:value="-1126.79" calcext:value-type="float">
            <text:p>-1126.79</text:p>
          </table:table-cell>
          <table:table-cell table:number-columns-repeated="1016"/>
        </table:table-row>
        <table:table-row table:style-name="ro1">
          <table:table-cell table:style-name="ce9" office:value-type="float" office:value="8.6" calcext:value-type="float">
            <text:p>8.6</text:p>
          </table:table-cell>
          <table:table-cell table:style-name="ce13" table:formula="of:=[.C45]/[.$C$78]" office:value-type="float" office:value="0.891888106322868" calcext:value-type="float">
            <text:p>0.892</text:p>
          </table:table-cell>
          <table:table-cell table:style-name="ce15" table:formula="of:=AVERAGE([.D45:.H45])" office:value-type="float" office:value="-1120.702" calcext:value-type="float">
            <text:p>-1120.70</text:p>
          </table:table-cell>
          <table:table-cell table:style-name="ce15" office:value-type="float" office:value="-1110.3" calcext:value-type="float">
            <text:p>-1110.30</text:p>
          </table:table-cell>
          <table:table-cell table:style-name="ce15" office:value-type="float" office:value="-1124" calcext:value-type="float">
            <text:p>-1124.00</text:p>
          </table:table-cell>
          <table:table-cell table:style-name="ce15" office:value-type="float" office:value="-1118.7" calcext:value-type="float">
            <text:p>-1118.70</text:p>
          </table:table-cell>
          <table:table-cell table:style-name="ce15" office:value-type="float" office:value="-1123" calcext:value-type="float">
            <text:p>-1123.00</text:p>
          </table:table-cell>
          <table:table-cell table:style-name="ce15" office:value-type="float" office:value="-1127.51" calcext:value-type="float">
            <text:p>-1127.51</text:p>
          </table:table-cell>
          <table:table-cell table:number-columns-repeated="1016"/>
        </table:table-row>
        <table:table-row table:style-name="ro1">
          <table:table-cell table:style-name="ce9" office:value-type="float" office:value="8.8" calcext:value-type="float">
            <text:p>8.8</text:p>
          </table:table-cell>
          <table:table-cell table:style-name="ce13" table:formula="of:=[.C46]/[.$C$78]" office:value-type="float" office:value="0.896047113127213" calcext:value-type="float">
            <text:p>0.896</text:p>
          </table:table-cell>
          <table:table-cell table:style-name="ce15" table:formula="of:=AVERAGE([.D46:.H46])" office:value-type="float" office:value="-1125.928" calcext:value-type="float">
            <text:p>-1125.93</text:p>
          </table:table-cell>
          <table:table-cell table:style-name="ce15" office:value-type="float" office:value="-1130.5" calcext:value-type="float">
            <text:p>-1130.50</text:p>
          </table:table-cell>
          <table:table-cell table:style-name="ce15" office:value-type="float" office:value="-1122.6" calcext:value-type="float">
            <text:p>-1122.60</text:p>
          </table:table-cell>
          <table:table-cell table:style-name="ce15" office:value-type="float" office:value="-1120.1" calcext:value-type="float">
            <text:p>-1120.10</text:p>
          </table:table-cell>
          <table:table-cell table:style-name="ce15" office:value-type="float" office:value="-1134.3" calcext:value-type="float">
            <text:p>-1134.30</text:p>
          </table:table-cell>
          <table:table-cell table:style-name="ce15" office:value-type="float" office:value="-1122.14" calcext:value-type="float">
            <text:p>-1122.14</text:p>
          </table:table-cell>
          <table:table-cell table:number-columns-repeated="1016"/>
        </table:table-row>
        <table:table-row table:style-name="ro1">
          <table:table-cell table:style-name="ce9" office:value-type="float" office:value="9" calcext:value-type="float">
            <text:p>9.0</text:p>
          </table:table-cell>
          <table:table-cell table:style-name="ce13" table:formula="of:=[.C47]/[.$C$78]" office:value-type="float" office:value="0.902716167283435" calcext:value-type="float">
            <text:p>0.903</text:p>
          </table:table-cell>
          <table:table-cell table:style-name="ce15" table:formula="of:=AVERAGE([.D47:.H47])" office:value-type="float" office:value="-1134.308" calcext:value-type="float">
            <text:p>-1134.31</text:p>
          </table:table-cell>
          <table:table-cell table:style-name="ce15" office:value-type="float" office:value="-1142.5" calcext:value-type="float">
            <text:p>-1142.50</text:p>
          </table:table-cell>
          <table:table-cell table:style-name="ce15" office:value-type="float" office:value="-1125" calcext:value-type="float">
            <text:p>-1125.00</text:p>
          </table:table-cell>
          <table:table-cell table:style-name="ce15" office:value-type="float" office:value="-1138.5" calcext:value-type="float">
            <text:p>-1138.50</text:p>
          </table:table-cell>
          <table:table-cell table:style-name="ce15" office:value-type="float" office:value="-1137.8" calcext:value-type="float">
            <text:p>-1137.80</text:p>
          </table:table-cell>
          <table:table-cell table:style-name="ce15" office:value-type="float" office:value="-1127.74" calcext:value-type="float">
            <text:p>-1127.74</text:p>
          </table:table-cell>
          <table:table-cell table:number-columns-repeated="1016"/>
        </table:table-row>
        <table:table-row table:style-name="ro1">
          <table:table-cell table:style-name="ce9" office:value-type="float" office:value="9.199" calcext:value-type="float">
            <text:p>9.2</text:p>
          </table:table-cell>
          <table:table-cell table:style-name="ce13" table:formula="of:=[.C48]/[.$C$78]" office:value-type="float" office:value="0.908684891170268" calcext:value-type="float">
            <text:p>0.909</text:p>
          </table:table-cell>
          <table:table-cell table:style-name="ce15" table:formula="of:=AVERAGE([.D48:.H48])" office:value-type="float" office:value="-1141.808" calcext:value-type="float">
            <text:p>-1141.81</text:p>
          </table:table-cell>
          <table:table-cell table:style-name="ce15" office:value-type="float" office:value="-1140.7" calcext:value-type="float">
            <text:p>-1140.70</text:p>
          </table:table-cell>
          <table:table-cell table:style-name="ce15" office:value-type="float" office:value="-1142.3" calcext:value-type="float">
            <text:p>-1142.30</text:p>
          </table:table-cell>
          <table:table-cell table:style-name="ce15" office:value-type="float" office:value="-1153.1" calcext:value-type="float">
            <text:p>-1153.10</text:p>
          </table:table-cell>
          <table:table-cell table:style-name="ce15" office:value-type="float" office:value="-1125.6" calcext:value-type="float">
            <text:p>-1125.60</text:p>
          </table:table-cell>
          <table:table-cell table:style-name="ce15" office:value-type="float" office:value="-1147.34" calcext:value-type="float">
            <text:p>-1147.34</text:p>
          </table:table-cell>
          <table:table-cell table:number-columns-repeated="1016"/>
        </table:table-row>
        <table:table-row table:style-name="ro1">
          <table:table-cell table:style-name="ce9" office:value-type="float" office:value="9.399" calcext:value-type="float">
            <text:p>9.4</text:p>
          </table:table-cell>
          <table:table-cell table:style-name="ce13" table:formula="of:=[.C49]/[.$C$78]" office:value-type="float" office:value="0.910598066133461" calcext:value-type="float">
            <text:p>0.911</text:p>
          </table:table-cell>
          <table:table-cell table:style-name="ce15" table:formula="of:=AVERAGE([.D49:.H49])" office:value-type="float" office:value="-1144.212" calcext:value-type="float">
            <text:p>-1144.21</text:p>
          </table:table-cell>
          <table:table-cell table:style-name="ce15" office:value-type="float" office:value="-1151.6" calcext:value-type="float">
            <text:p>-1151.60</text:p>
          </table:table-cell>
          <table:table-cell table:style-name="ce15" office:value-type="float" office:value="-1138" calcext:value-type="float">
            <text:p>-1138.00</text:p>
          </table:table-cell>
          <table:table-cell table:style-name="ce15" office:value-type="float" office:value="-1140.8" calcext:value-type="float">
            <text:p>-1140.80</text:p>
          </table:table-cell>
          <table:table-cell table:style-name="ce15" office:value-type="float" office:value="-1137.7" calcext:value-type="float">
            <text:p>-1137.70</text:p>
          </table:table-cell>
          <table:table-cell table:style-name="ce15" office:value-type="float" office:value="-1152.96" calcext:value-type="float">
            <text:p>-1152.96</text:p>
          </table:table-cell>
          <table:table-cell table:number-columns-repeated="1016"/>
        </table:table-row>
        <table:table-row table:style-name="ro1">
          <table:table-cell table:style-name="ce9" office:value-type="float" office:value="9.6" calcext:value-type="float">
            <text:p>9.6</text:p>
          </table:table-cell>
          <table:table-cell table:style-name="ce13" table:formula="of:=[.C50]/[.$C$78]" office:value-type="float" office:value="0.913313437587044" calcext:value-type="float">
            <text:p>0.913</text:p>
          </table:table-cell>
          <table:table-cell table:style-name="ce15" table:formula="of:=AVERAGE([.D50:.H50])" office:value-type="float" office:value="-1147.624" calcext:value-type="float">
            <text:p>-1147.62</text:p>
          </table:table-cell>
          <table:table-cell table:style-name="ce15" office:value-type="float" office:value="-1158.1" calcext:value-type="float">
            <text:p>-1158.10</text:p>
          </table:table-cell>
          <table:table-cell table:style-name="ce15" office:value-type="float" office:value="-1144.9" calcext:value-type="float">
            <text:p>-1144.90</text:p>
          </table:table-cell>
          <table:table-cell table:style-name="ce15" office:value-type="float" office:value="-1145" calcext:value-type="float">
            <text:p>-1145.00</text:p>
          </table:table-cell>
          <table:table-cell table:style-name="ce15" office:value-type="float" office:value="-1151.6" calcext:value-type="float">
            <text:p>-1151.60</text:p>
          </table:table-cell>
          <table:table-cell table:style-name="ce15" office:value-type="float" office:value="-1138.52" calcext:value-type="float">
            <text:p>-1138.52</text:p>
          </table:table-cell>
          <table:table-cell table:number-columns-repeated="1016"/>
        </table:table-row>
        <table:table-row table:style-name="ro1">
          <table:table-cell table:style-name="ce9" office:value-type="float" office:value="9.8" calcext:value-type="float">
            <text:p>9.8</text:p>
          </table:table-cell>
          <table:table-cell table:style-name="ce13" table:formula="of:=[.C51]/[.$C$78]" office:value-type="float" office:value="0.910652182563368" calcext:value-type="float">
            <text:p>0.911</text:p>
          </table:table-cell>
          <table:table-cell table:style-name="ce15" table:formula="of:=AVERAGE([.D51:.H51])" office:value-type="float" office:value="-1144.28" calcext:value-type="float">
            <text:p>-1144.28</text:p>
          </table:table-cell>
          <table:table-cell table:style-name="ce15" office:value-type="float" office:value="-1144.1" calcext:value-type="float">
            <text:p>-1144.10</text:p>
          </table:table-cell>
          <table:table-cell table:style-name="ce15" office:value-type="float" office:value="-1134.9" calcext:value-type="float">
            <text:p>-1134.90</text:p>
          </table:table-cell>
          <table:table-cell table:style-name="ce15" office:value-type="float" office:value="-1139.4" calcext:value-type="float">
            <text:p>-1139.40</text:p>
          </table:table-cell>
          <table:table-cell table:style-name="ce15" office:value-type="float" office:value="-1153.8" calcext:value-type="float">
            <text:p>-1153.80</text:p>
          </table:table-cell>
          <table:table-cell table:style-name="ce15" office:value-type="float" office:value="-1149.2" calcext:value-type="float">
            <text:p>-1149.20</text:p>
          </table:table-cell>
          <table:table-cell table:number-columns-repeated="1016"/>
        </table:table-row>
        <table:table-row table:style-name="ro1">
          <table:table-cell table:style-name="ce9" office:value-type="float" office:value="10" calcext:value-type="float">
            <text:p>10.0</text:p>
          </table:table-cell>
          <table:table-cell table:style-name="ce13" table:formula="of:=[.C52]/[.$C$78]" office:value-type="float" office:value="0.914457840913613" calcext:value-type="float">
            <text:p>0.914</text:p>
          </table:table-cell>
          <table:table-cell table:style-name="ce15" table:formula="of:=AVERAGE([.D52:.H52])" office:value-type="float" office:value="-1149.062" calcext:value-type="float">
            <text:p>-1149.06</text:p>
          </table:table-cell>
          <table:table-cell table:style-name="ce15" office:value-type="float" office:value="-1151.2" calcext:value-type="float">
            <text:p>-1151.20</text:p>
          </table:table-cell>
          <table:table-cell table:style-name="ce15" office:value-type="float" office:value="-1135.2" calcext:value-type="float">
            <text:p>-1135.20</text:p>
          </table:table-cell>
          <table:table-cell table:style-name="ce15" office:value-type="float" office:value="-1148.3" calcext:value-type="float">
            <text:p>-1148.30</text:p>
          </table:table-cell>
          <table:table-cell table:style-name="ce15" office:value-type="float" office:value="-1137.3" calcext:value-type="float">
            <text:p>-1137.30</text:p>
          </table:table-cell>
          <table:table-cell table:style-name="ce15" office:value-type="float" office:value="-1173.31" calcext:value-type="float">
            <text:p>-1173.31</text:p>
          </table:table-cell>
          <table:table-cell table:number-columns-repeated="1016"/>
        </table:table-row>
        <table:table-row table:style-name="ro1">
          <table:table-cell table:style-name="ce9" office:value-type="float" office:value="11" calcext:value-type="float">
            <text:p>11.0</text:p>
          </table:table-cell>
          <table:table-cell table:style-name="ce13" table:formula="of:=[.C53]/[.$C$78]" office:value-type="float" office:value="0.928034698181529" calcext:value-type="float">
            <text:p>0.928</text:p>
          </table:table-cell>
          <table:table-cell table:style-name="ce15" table:formula="of:=AVERAGE([.D53:.H53])" office:value-type="float" office:value="-1166.122" calcext:value-type="float">
            <text:p>-1166.12</text:p>
          </table:table-cell>
          <table:table-cell table:style-name="ce15" office:value-type="float" office:value="-1170.9" calcext:value-type="float">
            <text:p>-1170.90</text:p>
          </table:table-cell>
          <table:table-cell table:style-name="ce15" office:value-type="float" office:value="-1165.9" calcext:value-type="float">
            <text:p>-1165.90</text:p>
          </table:table-cell>
          <table:table-cell table:style-name="ce15" office:value-type="float" office:value="-1161" calcext:value-type="float">
            <text:p>-1161.00</text:p>
          </table:table-cell>
          <table:table-cell table:style-name="ce15" office:value-type="float" office:value="-1167.4" calcext:value-type="float">
            <text:p>-1167.40</text:p>
          </table:table-cell>
          <table:table-cell table:style-name="ce15" office:value-type="float" office:value="-1165.41" calcext:value-type="float">
            <text:p>-1165.41</text:p>
          </table:table-cell>
          <table:table-cell table:number-columns-repeated="1016"/>
        </table:table-row>
        <table:table-row table:style-name="ro1">
          <table:table-cell table:style-name="ce9" office:value-type="float" office:value="12" calcext:value-type="float">
            <text:p>12.0</text:p>
          </table:table-cell>
          <table:table-cell table:style-name="ce13" table:formula="of:=[.C54]/[.$C$78]" office:value-type="float" office:value="0.941019458039871" calcext:value-type="float">
            <text:p>0.941</text:p>
          </table:table-cell>
          <table:table-cell table:style-name="ce15" table:formula="of:=AVERAGE([.D54:.H54])" office:value-type="float" office:value="-1182.438" calcext:value-type="float">
            <text:p>-1182.44</text:p>
          </table:table-cell>
          <table:table-cell table:style-name="ce15" office:value-type="float" office:value="-1191.5" calcext:value-type="float">
            <text:p>-1191.50</text:p>
          </table:table-cell>
          <table:table-cell table:style-name="ce15" office:value-type="float" office:value="-1185.2" calcext:value-type="float">
            <text:p>-1185.20</text:p>
          </table:table-cell>
          <table:table-cell table:style-name="ce15" office:value-type="float" office:value="-1187.3" calcext:value-type="float">
            <text:p>-1187.30</text:p>
          </table:table-cell>
          <table:table-cell table:style-name="ce15" office:value-type="float" office:value="-1189.6" calcext:value-type="float">
            <text:p>-1189.60</text:p>
          </table:table-cell>
          <table:table-cell table:style-name="ce15" office:value-type="float" office:value="-1158.59" calcext:value-type="float">
            <text:p>-1158.59</text:p>
          </table:table-cell>
          <table:table-cell table:number-columns-repeated="1016"/>
        </table:table-row>
        <table:table-row table:style-name="ro1">
          <table:table-cell table:style-name="ce9" office:value-type="float" office:value="13" calcext:value-type="float">
            <text:p>13.0</text:p>
          </table:table-cell>
          <table:table-cell table:style-name="ce13" table:formula="of:=[.C55]/[.$C$78]" office:value-type="float" office:value="0.950380008754128" calcext:value-type="float">
            <text:p>0.950</text:p>
          </table:table-cell>
          <table:table-cell table:style-name="ce15" table:formula="of:=AVERAGE([.D55:.H55])" office:value-type="float" office:value="-1194.2" calcext:value-type="float">
            <text:p>-1194.20</text:p>
          </table:table-cell>
          <table:table-cell table:style-name="ce15" office:value-type="float" office:value="-1196.3" calcext:value-type="float">
            <text:p>-1196.30</text:p>
          </table:table-cell>
          <table:table-cell table:style-name="ce15" office:value-type="float" office:value="-1210.7" calcext:value-type="float">
            <text:p>-1210.70</text:p>
          </table:table-cell>
          <table:table-cell table:style-name="ce15" office:value-type="float" office:value="-1184.5" calcext:value-type="float">
            <text:p>-1184.50</text:p>
          </table:table-cell>
          <table:table-cell table:style-name="ce15" office:value-type="float" office:value="-1182.4" calcext:value-type="float">
            <text:p>-1182.40</text:p>
          </table:table-cell>
          <table:table-cell table:style-name="ce15" office:value-type="float" office:value="-1197.1" calcext:value-type="float">
            <text:p>-1197.10</text:p>
          </table:table-cell>
          <table:table-cell table:number-columns-repeated="1016"/>
        </table:table-row>
        <table:table-row table:style-name="ro1">
          <table:table-cell table:style-name="ce9" office:value-type="float" office:value="14" calcext:value-type="float">
            <text:p>14.0</text:p>
          </table:table-cell>
          <table:table-cell table:style-name="ce13" table:formula="of:=[.C56]/[.$C$78]" office:value-type="float" office:value="0.949670128526521" calcext:value-type="float">
            <text:p>0.950</text:p>
          </table:table-cell>
          <table:table-cell table:style-name="ce15" table:formula="of:=AVERAGE([.D56:.H56])" office:value-type="float" office:value="-1193.308" calcext:value-type="float">
            <text:p>-1193.31</text:p>
          </table:table-cell>
          <table:table-cell table:style-name="ce15" office:value-type="float" office:value="-1185.5" calcext:value-type="float">
            <text:p>-1185.50</text:p>
          </table:table-cell>
          <table:table-cell table:style-name="ce15" office:value-type="float" office:value="-1203.7" calcext:value-type="float">
            <text:p>-1203.70</text:p>
          </table:table-cell>
          <table:table-cell table:style-name="ce15" office:value-type="float" office:value="-1180" calcext:value-type="float">
            <text:p>-1180.00</text:p>
          </table:table-cell>
          <table:table-cell table:style-name="ce15" office:value-type="float" office:value="-1197" calcext:value-type="float">
            <text:p>-1197.00</text:p>
          </table:table-cell>
          <table:table-cell table:style-name="ce15" office:value-type="float" office:value="-1200.34" calcext:value-type="float">
            <text:p>-1200.34</text:p>
          </table:table-cell>
          <table:table-cell table:number-columns-repeated="1016"/>
        </table:table-row>
        <table:table-row table:style-name="ro1">
          <table:table-cell table:style-name="ce9" office:value-type="float" office:value="15" calcext:value-type="float">
            <text:p>15.0</text:p>
          </table:table-cell>
          <table:table-cell table:style-name="ce13" table:formula="of:=[.C57]/[.$C$78]" office:value-type="float" office:value="0.959377661056066" calcext:value-type="float">
            <text:p>0.959</text:p>
          </table:table-cell>
          <table:table-cell table:style-name="ce15" table:formula="of:=AVERAGE([.D57:.H57])" office:value-type="float" office:value="-1205.506" calcext:value-type="float">
            <text:p>-1205.51</text:p>
          </table:table-cell>
          <table:table-cell table:style-name="ce15" office:value-type="float" office:value="-1201.3" calcext:value-type="float">
            <text:p>-1201.30</text:p>
          </table:table-cell>
          <table:table-cell table:style-name="ce15" office:value-type="float" office:value="-1199.1" calcext:value-type="float">
            <text:p>-1199.10</text:p>
          </table:table-cell>
          <table:table-cell table:style-name="ce15" office:value-type="float" office:value="-1211.6" calcext:value-type="float">
            <text:p>-1211.60</text:p>
          </table:table-cell>
          <table:table-cell table:style-name="ce15" office:value-type="float" office:value="-1218.7" calcext:value-type="float">
            <text:p>-1218.70</text:p>
          </table:table-cell>
          <table:table-cell table:style-name="ce15" office:value-type="float" office:value="-1196.83" calcext:value-type="float">
            <text:p>-1196.83</text:p>
          </table:table-cell>
          <table:table-cell table:number-columns-repeated="1016"/>
        </table:table-row>
        <table:table-row table:style-name="ro1">
          <table:table-cell table:style-name="ce9" office:value-type="float" office:value="16" calcext:value-type="float">
            <text:p>16.0</text:p>
          </table:table-cell>
          <table:table-cell table:style-name="ce13" table:formula="of:=[.C58]/[.$C$78]" office:value-type="float" office:value="0.959960208507421" calcext:value-type="float">
            <text:p>0.960</text:p>
          </table:table-cell>
          <table:table-cell table:style-name="ce15" table:formula="of:=AVERAGE([.D58:.H58])" office:value-type="float" office:value="-1206.238" calcext:value-type="float">
            <text:p>-1206.24</text:p>
          </table:table-cell>
          <table:table-cell table:style-name="ce15" office:value-type="float" office:value="-1206.3" calcext:value-type="float">
            <text:p>-1206.30</text:p>
          </table:table-cell>
          <table:table-cell table:style-name="ce15" office:value-type="float" office:value="-1207.1" calcext:value-type="float">
            <text:p>-1207.10</text:p>
          </table:table-cell>
          <table:table-cell table:style-name="ce15" office:value-type="float" office:value="-1203.4" calcext:value-type="float">
            <text:p>-1203.40</text:p>
          </table:table-cell>
          <table:table-cell table:style-name="ce15" office:value-type="float" office:value="-1201.3" calcext:value-type="float">
            <text:p>-1201.30</text:p>
          </table:table-cell>
          <table:table-cell table:style-name="ce15" office:value-type="float" office:value="-1213.09" calcext:value-type="float">
            <text:p>-1213.09</text:p>
          </table:table-cell>
          <table:table-cell table:number-columns-repeated="1016"/>
        </table:table-row>
        <table:table-row table:style-name="ro1">
          <table:table-cell table:style-name="ce9" office:value-type="float" office:value="17" calcext:value-type="float">
            <text:p>17.0</text:p>
          </table:table-cell>
          <table:table-cell table:style-name="ce13" table:formula="of:=[.C59]/[.$C$78]" office:value-type="float" office:value="0.967975806772512" calcext:value-type="float">
            <text:p>0.968</text:p>
          </table:table-cell>
          <table:table-cell table:style-name="ce15" table:formula="of:=AVERAGE([.D59:.H59])" office:value-type="float" office:value="-1216.31" calcext:value-type="float">
            <text:p>-1216.31</text:p>
          </table:table-cell>
          <table:table-cell table:style-name="ce15" office:value-type="float" office:value="-1219.6" calcext:value-type="float">
            <text:p>-1219.60</text:p>
          </table:table-cell>
          <table:table-cell table:style-name="ce15" office:value-type="float" office:value="-1228" calcext:value-type="float">
            <text:p>-1228.00</text:p>
          </table:table-cell>
          <table:table-cell table:style-name="ce15" office:value-type="float" office:value="-1199.6" calcext:value-type="float">
            <text:p>-1199.60</text:p>
          </table:table-cell>
          <table:table-cell table:style-name="ce15" office:value-type="float" office:value="-1219" calcext:value-type="float">
            <text:p>-1219.00</text:p>
          </table:table-cell>
          <table:table-cell table:style-name="ce15" office:value-type="float" office:value="-1215.35" calcext:value-type="float">
            <text:p>-1215.35</text:p>
          </table:table-cell>
          <table:table-cell table:number-columns-repeated="1016"/>
        </table:table-row>
        <table:table-row table:style-name="ro1">
          <table:table-cell table:style-name="ce9" office:value-type="float" office:value="18" calcext:value-type="float">
            <text:p>18.0</text:p>
          </table:table-cell>
          <table:table-cell table:style-name="ce13" table:formula="of:=[.C60]/[.$C$78]" office:value-type="float" office:value="0.964321356094067" calcext:value-type="float">
            <text:p>0.964</text:p>
          </table:table-cell>
          <table:table-cell table:style-name="ce15" table:formula="of:=AVERAGE([.D60:.H60])" office:value-type="float" office:value="-1211.718" calcext:value-type="float">
            <text:p>-1211.72</text:p>
          </table:table-cell>
          <table:table-cell table:style-name="ce15" office:value-type="float" office:value="-1211.5" calcext:value-type="float">
            <text:p>-1211.50</text:p>
          </table:table-cell>
          <table:table-cell table:style-name="ce15" office:value-type="float" office:value="-1193" calcext:value-type="float">
            <text:p>-1193.00</text:p>
          </table:table-cell>
          <table:table-cell table:style-name="ce15" office:value-type="float" office:value="-1215.4" calcext:value-type="float">
            <text:p>-1215.40</text:p>
          </table:table-cell>
          <table:table-cell table:style-name="ce15" office:value-type="float" office:value="-1224" calcext:value-type="float">
            <text:p>-1224.00</text:p>
          </table:table-cell>
          <table:table-cell table:style-name="ce15" office:value-type="float" office:value="-1214.69" calcext:value-type="float">
            <text:p>-1214.69</text:p>
          </table:table-cell>
          <table:table-cell table:number-columns-repeated="1016"/>
        </table:table-row>
        <table:table-row table:style-name="ro1">
          <table:table-cell table:style-name="ce9" office:value-type="float" office:value="19" calcext:value-type="float">
            <text:p>19.0</text:p>
          </table:table-cell>
          <table:table-cell table:style-name="ce13" table:formula="of:=[.C61]/[.$C$78]" office:value-type="float" office:value="0.969744140702718" calcext:value-type="float">
            <text:p>0.970</text:p>
          </table:table-cell>
          <table:table-cell table:style-name="ce15" table:formula="of:=AVERAGE([.D61:.H61])" office:value-type="float" office:value="-1218.532" calcext:value-type="float">
            <text:p>-1218.53</text:p>
          </table:table-cell>
          <table:table-cell table:style-name="ce15" office:value-type="float" office:value="-1208" calcext:value-type="float">
            <text:p>-1208.00</text:p>
          </table:table-cell>
          <table:table-cell table:style-name="ce15" office:value-type="float" office:value="-1222.2" calcext:value-type="float">
            <text:p>-1222.20</text:p>
          </table:table-cell>
          <table:table-cell table:style-name="ce15" office:value-type="float" office:value="-1224.2" calcext:value-type="float">
            <text:p>-1224.20</text:p>
          </table:table-cell>
          <table:table-cell table:style-name="ce15" office:value-type="float" office:value="-1207.8" calcext:value-type="float">
            <text:p>-1207.80</text:p>
          </table:table-cell>
          <table:table-cell table:style-name="ce15" office:value-type="float" office:value="-1230.46" calcext:value-type="float">
            <text:p>-1230.46</text:p>
          </table:table-cell>
          <table:table-cell table:number-columns-repeated="1016"/>
        </table:table-row>
        <table:table-row table:style-name="ro1">
          <table:table-cell table:style-name="ce9" office:value-type="float" office:value="20" calcext:value-type="float">
            <text:p>20.0</text:p>
          </table:table-cell>
          <table:table-cell table:style-name="ce13" table:formula="of:=[.C62]/[.$C$78]" office:value-type="float" office:value="0.966387330388763" calcext:value-type="float">
            <text:p>0.966</text:p>
          </table:table-cell>
          <table:table-cell table:style-name="ce15" table:formula="of:=AVERAGE([.D62:.H62])" office:value-type="float" office:value="-1214.314" calcext:value-type="float">
            <text:p>-1214.31</text:p>
          </table:table-cell>
          <table:table-cell table:style-name="ce15" office:value-type="float" office:value="-1217" calcext:value-type="float">
            <text:p>-1217.00</text:p>
          </table:table-cell>
          <table:table-cell table:style-name="ce15" office:value-type="float" office:value="-1211.4" calcext:value-type="float">
            <text:p>-1211.40</text:p>
          </table:table-cell>
          <table:table-cell table:style-name="ce15" office:value-type="float" office:value="-1195" calcext:value-type="float">
            <text:p>-1195.00</text:p>
          </table:table-cell>
          <table:table-cell table:style-name="ce15" office:value-type="float" office:value="-1235.1" calcext:value-type="float">
            <text:p>-1235.10</text:p>
          </table:table-cell>
          <table:table-cell table:style-name="ce15" office:value-type="float" office:value="-1213.07" calcext:value-type="float">
            <text:p>-1213.07</text:p>
          </table:table-cell>
          <table:table-cell table:number-columns-repeated="1016"/>
        </table:table-row>
        <table:table-row table:style-name="ro1">
          <table:table-cell table:style-name="ce9" office:value-type="float" office:value="22" calcext:value-type="float">
            <text:p>22.0</text:p>
          </table:table-cell>
          <table:table-cell table:style-name="ce13" table:formula="of:=[.C63]/[.$C$78]" office:value-type="float" office:value="0.970842385897895" calcext:value-type="float">
            <text:p>0.971</text:p>
          </table:table-cell>
          <table:table-cell table:style-name="ce15" table:formula="of:=AVERAGE([.D63:.H63])" office:value-type="float" office:value="-1219.912" calcext:value-type="float">
            <text:p>-1219.91</text:p>
          </table:table-cell>
          <table:table-cell table:style-name="ce15" office:value-type="float" office:value="-1231.4" calcext:value-type="float">
            <text:p>-1231.40</text:p>
          </table:table-cell>
          <table:table-cell table:style-name="ce15" office:value-type="float" office:value="-1231.2" calcext:value-type="float">
            <text:p>-1231.20</text:p>
          </table:table-cell>
          <table:table-cell table:style-name="ce15" office:value-type="float" office:value="-1197" calcext:value-type="float">
            <text:p>-1197.00</text:p>
          </table:table-cell>
          <table:table-cell table:style-name="ce15" office:value-type="float" office:value="-1225.1" calcext:value-type="float">
            <text:p>-1225.10</text:p>
          </table:table-cell>
          <table:table-cell table:style-name="ce15" office:value-type="float" office:value="-1214.86" calcext:value-type="float">
            <text:p>-1214.86</text:p>
          </table:table-cell>
          <table:table-cell table:number-columns-repeated="1016"/>
        </table:table-row>
        <table:table-row table:style-name="ro1">
          <table:table-cell table:style-name="ce9" office:value-type="float" office:value="24" calcext:value-type="float">
            <text:p>24.0</text:p>
          </table:table-cell>
          <table:table-cell table:style-name="ce13" table:formula="of:=[.C64]/[.$C$78]" office:value-type="float" office:value="0.961349727428276" calcext:value-type="float">
            <text:p>0.961</text:p>
          </table:table-cell>
          <table:table-cell table:style-name="ce15" table:formula="of:=AVERAGE([.D64:.H64])" office:value-type="float" office:value="-1207.984" calcext:value-type="float">
            <text:p>-1207.98</text:p>
          </table:table-cell>
          <table:table-cell table:style-name="ce15" office:value-type="float" office:value="-1216.4" calcext:value-type="float">
            <text:p>-1216.40</text:p>
          </table:table-cell>
          <table:table-cell table:style-name="ce15" office:value-type="float" office:value="-1191" calcext:value-type="float">
            <text:p>-1191.00</text:p>
          </table:table-cell>
          <table:table-cell table:style-name="ce15" office:value-type="float" office:value="-1210.5" calcext:value-type="float">
            <text:p>-1210.50</text:p>
          </table:table-cell>
          <table:table-cell table:style-name="ce15" office:value-type="float" office:value="-1209.4" calcext:value-type="float">
            <text:p>-1209.40</text:p>
          </table:table-cell>
          <table:table-cell table:style-name="ce15" office:value-type="float" office:value="-1212.62" calcext:value-type="float">
            <text:p>-1212.62</text:p>
          </table:table-cell>
          <table:table-cell table:number-columns-repeated="1016"/>
        </table:table-row>
        <table:table-row table:style-name="ro1">
          <table:table-cell table:style-name="ce9" office:value-type="float" office:value="26" calcext:value-type="float">
            <text:p>26.0</text:p>
          </table:table-cell>
          <table:table-cell table:style-name="ce13" table:formula="of:=[.C65]/[.$C$78]" office:value-type="float" office:value="0.983685488042656" calcext:value-type="float">
            <text:p>0.984</text:p>
          </table:table-cell>
          <table:table-cell table:style-name="ce15" table:formula="of:=AVERAGE([.D65:.H65])" office:value-type="float" office:value="-1236.05" calcext:value-type="float">
            <text:p>-1236.05</text:p>
          </table:table-cell>
          <table:table-cell table:style-name="ce15" office:value-type="float" office:value="-1245.6" calcext:value-type="float">
            <text:p>-1245.60</text:p>
          </table:table-cell>
          <table:table-cell table:style-name="ce15" office:value-type="float" office:value="-1224.4" calcext:value-type="float">
            <text:p>-1224.40</text:p>
          </table:table-cell>
          <table:table-cell table:style-name="ce15" office:value-type="float" office:value="-1230.5" calcext:value-type="float">
            <text:p>-1230.50</text:p>
          </table:table-cell>
          <table:table-cell table:style-name="ce15" office:value-type="float" office:value="-1225.1" calcext:value-type="float">
            <text:p>-1225.10</text:p>
          </table:table-cell>
          <table:table-cell table:style-name="ce15" office:value-type="float" office:value="-1254.65" calcext:value-type="float">
            <text:p>-1254.65</text:p>
          </table:table-cell>
          <table:table-cell table:number-columns-repeated="1016"/>
        </table:table-row>
        <table:table-row table:style-name="ro1">
          <table:table-cell table:style-name="ce9" office:value-type="float" office:value="28" calcext:value-type="float">
            <text:p>28.0</text:p>
          </table:table-cell>
          <table:table-cell table:style-name="ce13" table:formula="of:=[.C66]/[.$C$78]" office:value-type="float" office:value="0.978156062233894" calcext:value-type="float">
            <text:p>0.978</text:p>
          </table:table-cell>
          <table:table-cell table:style-name="ce15" table:formula="of:=AVERAGE([.D66:.H66])" office:value-type="float" office:value="-1229.102" calcext:value-type="float">
            <text:p>-1229.10</text:p>
          </table:table-cell>
          <table:table-cell table:style-name="ce15" office:value-type="float" office:value="-1218.1" calcext:value-type="float">
            <text:p>-1218.10</text:p>
          </table:table-cell>
          <table:table-cell table:style-name="ce15" office:value-type="float" office:value="-1227.3" calcext:value-type="float">
            <text:p>-1227.30</text:p>
          </table:table-cell>
          <table:table-cell table:style-name="ce15" office:value-type="float" office:value="-1219.8" calcext:value-type="float">
            <text:p>-1219.80</text:p>
          </table:table-cell>
          <table:table-cell table:style-name="ce15" office:value-type="float" office:value="-1240.2" calcext:value-type="float">
            <text:p>-1240.20</text:p>
          </table:table-cell>
          <table:table-cell table:style-name="ce15" office:value-type="float" office:value="-1240.11" calcext:value-type="float">
            <text:p>-1240.11</text:p>
          </table:table-cell>
          <table:table-cell table:number-columns-repeated="1016"/>
        </table:table-row>
        <table:table-row table:style-name="ro1">
          <table:table-cell table:style-name="ce9" office:value-type="float" office:value="30" calcext:value-type="float">
            <text:p>30.0</text:p>
          </table:table-cell>
          <table:table-cell table:style-name="ce13" table:formula="of:=[.C67]/[.$C$78]" office:value-type="float" office:value="0.980911225180056" calcext:value-type="float">
            <text:p>0.981</text:p>
          </table:table-cell>
          <table:table-cell table:style-name="ce15" table:formula="of:=AVERAGE([.D67:.H67])" office:value-type="float" office:value="-1232.564" calcext:value-type="float">
            <text:p>-1232.56</text:p>
          </table:table-cell>
          <table:table-cell table:style-name="ce15" office:value-type="float" office:value="-1256.1" calcext:value-type="float">
            <text:p>-1256.10</text:p>
          </table:table-cell>
          <table:table-cell table:style-name="ce15" office:value-type="float" office:value="-1229.5" calcext:value-type="float">
            <text:p>-1229.50</text:p>
          </table:table-cell>
          <table:table-cell table:style-name="ce15" office:value-type="float" office:value="-1210.7" calcext:value-type="float">
            <text:p>-1210.70</text:p>
          </table:table-cell>
          <table:table-cell table:style-name="ce15" office:value-type="float" office:value="-1228.3" calcext:value-type="float">
            <text:p>-1228.30</text:p>
          </table:table-cell>
          <table:table-cell table:style-name="ce15" office:value-type="float" office:value="-1238.22" calcext:value-type="float">
            <text:p>-1238.22</text:p>
          </table:table-cell>
          <table:table-cell table:number-columns-repeated="1016"/>
        </table:table-row>
        <table:table-row table:style-name="ro1">
          <table:table-cell table:style-name="ce9" office:value-type="float" office:value="32" calcext:value-type="float">
            <text:p>32.0</text:p>
          </table:table-cell>
          <table:table-cell table:style-name="ce13" table:formula="of:=[.C68]/[.$C$78]" office:value-type="float" office:value="0.982498109904103" calcext:value-type="float">
            <text:p>0.982</text:p>
          </table:table-cell>
          <table:table-cell table:style-name="ce15" table:formula="of:=AVERAGE([.D68:.H68])" office:value-type="float" office:value="-1234.558" calcext:value-type="float">
            <text:p>-1234.56</text:p>
          </table:table-cell>
          <table:table-cell table:style-name="ce15" office:value-type="float" office:value="-1225.7" calcext:value-type="float">
            <text:p>-1225.70</text:p>
          </table:table-cell>
          <table:table-cell table:style-name="ce15" office:value-type="float" office:value="-1250.8" calcext:value-type="float">
            <text:p>-1250.80</text:p>
          </table:table-cell>
          <table:table-cell table:style-name="ce15" office:value-type="float" office:value="-1221.2" calcext:value-type="float">
            <text:p>-1221.20</text:p>
          </table:table-cell>
          <table:table-cell table:style-name="ce15" office:value-type="float" office:value="-1230" calcext:value-type="float">
            <text:p>-1230.00</text:p>
          </table:table-cell>
          <table:table-cell table:style-name="ce15" office:value-type="float" office:value="-1245.09" calcext:value-type="float">
            <text:p>-1245.09</text:p>
          </table:table-cell>
          <table:table-cell table:number-columns-repeated="1016"/>
        </table:table-row>
        <table:table-row table:style-name="ro1">
          <table:table-cell table:style-name="ce9" office:value-type="float" office:value="34" calcext:value-type="float">
            <text:p>34.0</text:p>
          </table:table-cell>
          <table:table-cell table:style-name="ce13" table:formula="of:=[.C69]/[.$C$78]" office:value-type="float" office:value="0.980763200827663" calcext:value-type="float">
            <text:p>0.981</text:p>
          </table:table-cell>
          <table:table-cell table:style-name="ce15" table:formula="of:=AVERAGE([.D69:.H69])" office:value-type="float" office:value="-1232.378" calcext:value-type="float">
            <text:p>-1232.38</text:p>
          </table:table-cell>
          <table:table-cell table:style-name="ce15" office:value-type="float" office:value="-1227" calcext:value-type="float">
            <text:p>-1227.00</text:p>
          </table:table-cell>
          <table:table-cell table:style-name="ce15" office:value-type="float" office:value="-1240.2" calcext:value-type="float">
            <text:p>-1240.20</text:p>
          </table:table-cell>
          <table:table-cell table:style-name="ce15" office:value-type="float" office:value="-1220" calcext:value-type="float">
            <text:p>-1220.00</text:p>
          </table:table-cell>
          <table:table-cell table:style-name="ce15" office:value-type="float" office:value="-1244.2" calcext:value-type="float">
            <text:p>-1244.20</text:p>
          </table:table-cell>
          <table:table-cell table:style-name="ce15" office:value-type="float" office:value="-1230.49" calcext:value-type="float">
            <text:p>-1230.49</text:p>
          </table:table-cell>
          <table:table-cell table:number-columns-repeated="1016"/>
        </table:table-row>
        <table:table-row table:style-name="ro1">
          <table:table-cell table:style-name="ce9" office:value-type="float" office:value="36" calcext:value-type="float">
            <text:p>36.0</text:p>
          </table:table-cell>
          <table:table-cell table:style-name="ce13" table:formula="of:=[.C70]/[.$C$78]" office:value-type="float" office:value="0.985304205960766" calcext:value-type="float">
            <text:p>0.985</text:p>
          </table:table-cell>
          <table:table-cell table:style-name="ce15" table:formula="of:=AVERAGE([.D70:.H70])" office:value-type="float" office:value="-1238.084" calcext:value-type="float">
            <text:p>-1238.08</text:p>
          </table:table-cell>
          <table:table-cell table:style-name="ce15" office:value-type="float" office:value="-1229.5" calcext:value-type="float">
            <text:p>-1229.50</text:p>
          </table:table-cell>
          <table:table-cell table:style-name="ce15" office:value-type="float" office:value="-1237.4" calcext:value-type="float">
            <text:p>-1237.40</text:p>
          </table:table-cell>
          <table:table-cell table:style-name="ce15" office:value-type="float" office:value="-1238.9" calcext:value-type="float">
            <text:p>-1238.90</text:p>
          </table:table-cell>
          <table:table-cell table:style-name="ce15" office:value-type="float" office:value="-1262" calcext:value-type="float">
            <text:p>-1262.00</text:p>
          </table:table-cell>
          <table:table-cell table:style-name="ce15" office:value-type="float" office:value="-1222.62" calcext:value-type="float">
            <text:p>-1222.62</text:p>
          </table:table-cell>
          <table:table-cell table:number-columns-repeated="1016"/>
        </table:table-row>
        <table:table-row table:style-name="ro1">
          <table:table-cell table:style-name="ce9" office:value-type="float" office:value="38" calcext:value-type="float">
            <text:p>38.0</text:p>
          </table:table-cell>
          <table:table-cell table:style-name="ce13" table:formula="of:=[.C71]/[.$C$78]" office:value-type="float" office:value="0.984226652341729" calcext:value-type="float">
            <text:p>0.984</text:p>
          </table:table-cell>
          <table:table-cell table:style-name="ce15" table:formula="of:=AVERAGE([.D71:.H71])" office:value-type="float" office:value="-1236.73" calcext:value-type="float">
            <text:p>-1236.73</text:p>
          </table:table-cell>
          <table:table-cell table:style-name="ce15" office:value-type="float" office:value="-1264" calcext:value-type="float">
            <text:p>-1264.00</text:p>
          </table:table-cell>
          <table:table-cell table:style-name="ce15" office:value-type="float" office:value="-1243.9" calcext:value-type="float">
            <text:p>-1243.90</text:p>
          </table:table-cell>
          <table:table-cell table:style-name="ce15" office:value-type="float" office:value="-1220.5" calcext:value-type="float">
            <text:p>-1220.50</text:p>
          </table:table-cell>
          <table:table-cell table:style-name="ce15" office:value-type="float" office:value="-1221" calcext:value-type="float">
            <text:p>-1221.00</text:p>
          </table:table-cell>
          <table:table-cell table:style-name="ce15" office:value-type="float" office:value="-1234.25" calcext:value-type="float">
            <text:p>-1234.25</text:p>
          </table:table-cell>
          <table:table-cell table:number-columns-repeated="1016"/>
        </table:table-row>
        <table:table-row table:style-name="ro1">
          <table:table-cell table:style-name="ce9" office:value-type="float" office:value="40" calcext:value-type="float">
            <text:p>40.0</text:p>
          </table:table-cell>
          <table:table-cell table:style-name="ce13" table:formula="of:=[.C72]/[.$C$78]" office:value-type="float" office:value="0.977863196848514" calcext:value-type="float">
            <text:p>0.978</text:p>
          </table:table-cell>
          <table:table-cell table:style-name="ce15" table:formula="of:=AVERAGE([.D72:.H72])" office:value-type="float" office:value="-1228.734" calcext:value-type="float">
            <text:p>-1228.73</text:p>
          </table:table-cell>
          <table:table-cell table:style-name="ce15" office:value-type="float" office:value="-1238" calcext:value-type="float">
            <text:p>-1238.00</text:p>
          </table:table-cell>
          <table:table-cell table:style-name="ce15" office:value-type="float" office:value="-1207.1" calcext:value-type="float">
            <text:p>-1207.10</text:p>
          </table:table-cell>
          <table:table-cell table:style-name="ce15" office:value-type="float" office:value="-1248.2" calcext:value-type="float">
            <text:p>-1248.20</text:p>
          </table:table-cell>
          <table:table-cell table:style-name="ce15" office:value-type="float" office:value="-1218.8" calcext:value-type="float">
            <text:p>-1218.80</text:p>
          </table:table-cell>
          <table:table-cell table:style-name="ce15" office:value-type="float" office:value="-1231.57" calcext:value-type="float">
            <text:p>-1231.57</text:p>
          </table:table-cell>
          <table:table-cell table:number-columns-repeated="1016"/>
        </table:table-row>
        <table:table-row table:style-name="ro1">
          <table:table-cell table:style-name="ce9" office:value-type="float" office:value="42" calcext:value-type="float">
            <text:p>42.0</text:p>
          </table:table-cell>
          <table:table-cell table:style-name="ce13" table:formula="of:=[.C73]/[.$C$78]" office:value-type="float" office:value="0.982864191635828" calcext:value-type="float">
            <text:p>0.983</text:p>
          </table:table-cell>
          <table:table-cell table:style-name="ce15" table:formula="of:=AVERAGE([.D73:.H73])" office:value-type="float" office:value="-1235.018" calcext:value-type="float">
            <text:p>-1235.02</text:p>
          </table:table-cell>
          <table:table-cell table:style-name="ce15" office:value-type="float" office:value="-1217" calcext:value-type="float">
            <text:p>-1217.00</text:p>
          </table:table-cell>
          <table:table-cell table:style-name="ce15" office:value-type="float" office:value="-1236.4" calcext:value-type="float">
            <text:p>-1236.40</text:p>
          </table:table-cell>
          <table:table-cell table:style-name="ce15" office:value-type="float" office:value="-1231.5" calcext:value-type="float">
            <text:p>-1231.50</text:p>
          </table:table-cell>
          <table:table-cell table:style-name="ce15" office:value-type="float" office:value="-1249.3" calcext:value-type="float">
            <text:p>-1249.30</text:p>
          </table:table-cell>
          <table:table-cell table:style-name="ce15" office:value-type="float" office:value="-1240.89" calcext:value-type="float">
            <text:p>-1240.89</text:p>
          </table:table-cell>
          <table:table-cell table:number-columns-repeated="1016"/>
        </table:table-row>
        <table:table-row table:style-name="ro1">
          <table:table-cell table:style-name="ce9" office:value-type="float" office:value="44" calcext:value-type="float">
            <text:p>44.0</text:p>
          </table:table-cell>
          <table:table-cell table:style-name="ce13" table:formula="of:=[.C74]/[.$C$78]" office:value-type="float" office:value="0.984734391787036" calcext:value-type="float">
            <text:p>0.985</text:p>
          </table:table-cell>
          <table:table-cell table:style-name="ce15" table:formula="of:=AVERAGE([.D74:.H74])" office:value-type="float" office:value="-1237.368" calcext:value-type="float">
            <text:p>-1237.37</text:p>
          </table:table-cell>
          <table:table-cell table:style-name="ce15" office:value-type="float" office:value="-1243.7" calcext:value-type="float">
            <text:p>-1243.70</text:p>
          </table:table-cell>
          <table:table-cell table:style-name="ce15" office:value-type="float" office:value="-1242" calcext:value-type="float">
            <text:p>-1242.00</text:p>
          </table:table-cell>
          <table:table-cell table:style-name="ce15" office:value-type="float" office:value="-1233.5" calcext:value-type="float">
            <text:p>-1233.50</text:p>
          </table:table-cell>
          <table:table-cell table:style-name="ce15" office:value-type="float" office:value="-1230.6" calcext:value-type="float">
            <text:p>-1230.60</text:p>
          </table:table-cell>
          <table:table-cell table:style-name="ce15" office:value-type="float" office:value="-1237.04" calcext:value-type="float">
            <text:p>-1237.04</text:p>
          </table:table-cell>
          <table:table-cell table:number-columns-repeated="1016"/>
        </table:table-row>
        <table:table-row table:style-name="ro1">
          <table:table-cell table:style-name="ce9" office:value-type="float" office:value="46" calcext:value-type="float">
            <text:p>46.0</text:p>
          </table:table-cell>
          <table:table-cell table:style-name="ce13" table:formula="of:=[.C75]/[.$C$78]" office:value-type="float" office:value="0.974702160678047" calcext:value-type="float">
            <text:p>0.975</text:p>
          </table:table-cell>
          <table:table-cell table:style-name="ce15" table:formula="of:=AVERAGE([.D75:.H75])" office:value-type="float" office:value="-1224.762" calcext:value-type="float">
            <text:p>-1224.76</text:p>
          </table:table-cell>
          <table:table-cell table:style-name="ce15" office:value-type="float" office:value="-1206.4" calcext:value-type="float">
            <text:p>-1206.40</text:p>
          </table:table-cell>
          <table:table-cell table:style-name="ce15" office:value-type="float" office:value="-1238.3" calcext:value-type="float">
            <text:p>-1238.30</text:p>
          </table:table-cell>
          <table:table-cell table:style-name="ce15" office:value-type="float" office:value="-1246.8" calcext:value-type="float">
            <text:p>-1246.80</text:p>
          </table:table-cell>
          <table:table-cell table:style-name="ce15" office:value-type="float" office:value="-1219.1" calcext:value-type="float">
            <text:p>-1219.10</text:p>
          </table:table-cell>
          <table:table-cell table:style-name="ce15" office:value-type="float" office:value="-1213.21" calcext:value-type="float">
            <text:p>-1213.21</text:p>
          </table:table-cell>
          <table:table-cell table:number-columns-repeated="1016"/>
        </table:table-row>
        <table:table-row table:style-name="ro1">
          <table:table-cell table:style-name="ce9" office:value-type="float" office:value="48" calcext:value-type="float">
            <text:p>48.0</text:p>
          </table:table-cell>
          <table:table-cell table:style-name="ce13" table:formula="of:=[.C76]/[.$C$78]" office:value-type="float" office:value="0.986489992439616" calcext:value-type="float">
            <text:p>0.986</text:p>
          </table:table-cell>
          <table:table-cell table:style-name="ce15" table:formula="of:=AVERAGE([.D76:.H76])" office:value-type="float" office:value="-1239.574" calcext:value-type="float">
            <text:p>-1239.57</text:p>
          </table:table-cell>
          <table:table-cell table:style-name="ce15" office:value-type="float" office:value="-1248.9" calcext:value-type="float">
            <text:p>-1248.90</text:p>
          </table:table-cell>
          <table:table-cell table:style-name="ce15" office:value-type="float" office:value="-1236.5" calcext:value-type="float">
            <text:p>-1236.50</text:p>
          </table:table-cell>
          <table:table-cell table:style-name="ce15" office:value-type="float" office:value="-1237.6" calcext:value-type="float">
            <text:p>-1237.60</text:p>
          </table:table-cell>
          <table:table-cell table:style-name="ce15" office:value-type="float" office:value="-1254.9" calcext:value-type="float">
            <text:p>-1254.90</text:p>
          </table:table-cell>
          <table:table-cell table:style-name="ce15" office:value-type="float" office:value="-1219.97" calcext:value-type="float">
            <text:p>-1219.97</text:p>
          </table:table-cell>
          <table:table-cell table:number-columns-repeated="1016"/>
        </table:table-row>
        <table:table-row table:style-name="ro1">
          <table:table-cell table:style-name="ce9" office:value-type="float" office:value="50" calcext:value-type="float">
            <text:p>50.0</text:p>
          </table:table-cell>
          <table:table-cell table:style-name="ce13" table:formula="of:=[.C77]/[.$C$78]" office:value-type="float" office:value="0.994589948668975" calcext:value-type="float">
            <text:p>0.995</text:p>
          </table:table-cell>
          <table:table-cell table:style-name="ce15" table:formula="of:=AVERAGE([.D77:.H77])" office:value-type="float" office:value="-1249.752" calcext:value-type="float">
            <text:p>-1249.75</text:p>
          </table:table-cell>
          <table:table-cell table:style-name="ce15" office:value-type="float" office:value="-1267.1" calcext:value-type="float">
            <text:p>-1267.10</text:p>
          </table:table-cell>
          <table:table-cell table:style-name="ce15" office:value-type="float" office:value="-1243.1" calcext:value-type="float">
            <text:p>-1243.10</text:p>
          </table:table-cell>
          <table:table-cell table:style-name="ce15" office:value-type="float" office:value="-1245.9" calcext:value-type="float">
            <text:p>-1245.90</text:p>
          </table:table-cell>
          <table:table-cell table:style-name="ce15" office:value-type="float" office:value="-1251.8" calcext:value-type="float">
            <text:p>-1251.80</text:p>
          </table:table-cell>
          <table:table-cell table:style-name="ce15" office:value-type="float" office:value="-1240.86" calcext:value-type="float">
            <text:p>-1240.86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2" table:number-rows-spanned="1">
            <text:p>Mínimo</text:p>
          </table:table-cell>
          <table:covered-table-cell/>
          <table:table-cell table:style-name="ce14" table:formula="of:=AVERAGE([.D78:.H78])" office:value-type="float" office:value="-1256.55" calcext:value-type="float">
            <text:p>-1256.55</text:p>
          </table:table-cell>
          <table:table-cell table:style-name="ce19" table:formula="of:=MIN([.D3:.D77])" office:value-type="float" office:value="-1267.1" calcext:value-type="float">
            <text:p>-1267.10</text:p>
          </table:table-cell>
          <table:table-cell table:style-name="ce19" table:formula="of:=MIN([.E3:.E77])" office:value-type="float" office:value="-1250.8" calcext:value-type="float">
            <text:p>-1250.80</text:p>
          </table:table-cell>
          <table:table-cell table:style-name="ce19" table:formula="of:=MIN([.F3:.F77])" office:value-type="float" office:value="-1248.2" calcext:value-type="float">
            <text:p>-1248.20</text:p>
          </table:table-cell>
          <table:table-cell table:style-name="ce19" table:formula="of:=MIN([.G3:.G77])" office:value-type="float" office:value="-1262" calcext:value-type="float">
            <text:p>-1262.00</text:p>
          </table:table-cell>
          <table:table-cell table:style-name="ce19" table:formula="of:=MIN([.H3:.H77])" office:value-type="float" office:value="-1254.65" calcext:value-type="float">
            <text:p>-1254.65</text:p>
          </table:table-cell>
          <table:table-cell table:number-columns-repeated="1016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100-Derivada" table:style-name="ta4"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>
            <text:p>q</text:p>
          </table:table-cell>
          <table:table-cell table:style-name="ce12" office:value-type="string" calcext:value-type="string">
            <text:p>Afinidade</text:p>
          </table:table-cell>
          <table:table-cell table:style-name="ce14" office:value-type="string" calcext:value-type="string">
            <text:p>q</text:p>
          </table:table-cell>
          <table:table-cell table:style-name="ce12" office:value-type="string" calcext:value-type="string">
            <text:p>Derivada</text:p>
          </table:table-cell>
          <table:table-cell table:number-columns-repeated="1020"/>
        </table:table-row>
        <table:table-row table:style-name="ro1">
          <table:table-cell table:style-name="ce9" office:value-type="float" office:value="0.2" calcext:value-type="float">
            <text:p>0.2</text:p>
          </table:table-cell>
          <table:table-cell table:style-name="ce13" office:value-type="float" office:value="0.002043983924237" calcext:value-type="float">
            <text:p>0.002</text:p>
          </table:table-cell>
          <table:table-cell table:style-name="ce15" table:formula="of:=([.A2]+[.A3])/2" office:value-type="float" office:value="0.3" calcext:value-type="float">
            <text:p>0.30</text:p>
          </table:table-cell>
          <table:table-cell table:style-name="ce16" table:formula="of:=([.B3]-[.B2])/([.A3]-[.A2])" office:value-type="float" office:value="0.0107243563726075" calcext:value-type="float">
            <text:p>0.01072</text:p>
          </table:table-cell>
          <table:table-cell table:number-columns-repeated="1020"/>
        </table:table-row>
        <table:table-row table:style-name="ro1">
          <table:table-cell table:style-name="ce9" office:value-type="float" office:value="0.4" calcext:value-type="float">
            <text:p>0.4</text:p>
          </table:table-cell>
          <table:table-cell table:style-name="ce13" office:value-type="float" office:value="0.00418885519875851" calcext:value-type="float">
            <text:p>0.004</text:p>
          </table:table-cell>
          <table:table-cell table:style-name="ce15" table:formula="of:=([.A3]+[.A4])/2" office:value-type="float" office:value="0.5" calcext:value-type="float">
            <text:p>0.50</text:p>
          </table:table-cell>
          <table:table-cell table:style-name="ce16" table:formula="of:=([.B4]-[.B3])/([.A4]-[.A3])" office:value-type="float" office:value="0.0140429191038956" calcext:value-type="float">
            <text:p>0.01404</text:p>
          </table:table-cell>
          <table:table-cell table:number-columns-repeated="1020"/>
        </table:table-row>
        <table:table-row table:style-name="ro1">
          <table:table-cell table:style-name="ce9" office:value-type="float" office:value="0.6" calcext:value-type="float">
            <text:p>0.6</text:p>
          </table:table-cell>
          <table:table-cell table:style-name="ce13" office:value-type="float" office:value="0.00699743901953762" calcext:value-type="float">
            <text:p>0.007</text:p>
          </table:table-cell>
          <table:table-cell table:style-name="ce15" table:formula="of:=([.A4]+[.A5])/2" office:value-type="float" office:value="0.7" calcext:value-type="float">
            <text:p>0.70</text:p>
          </table:table-cell>
          <table:table-cell table:style-name="ce16" table:formula="of:=([.B5]-[.B4])/([.A5]-[.A4])" office:value-type="float" office:value="0.0265355457403207" calcext:value-type="float">
            <text:p>0.02654</text:p>
          </table:table-cell>
          <table:table-cell table:number-columns-repeated="1020"/>
        </table:table-row>
        <table:table-row table:style-name="ro1">
          <table:table-cell table:style-name="ce9" office:value-type="float" office:value="0.8" calcext:value-type="float">
            <text:p>0.8</text:p>
          </table:table-cell>
          <table:table-cell table:style-name="ce13" office:value-type="float" office:value="0.0123045481676018" calcext:value-type="float">
            <text:p>0.012</text:p>
          </table:table-cell>
          <table:table-cell table:style-name="ce15" table:formula="of:=([.A5]+[.A6])/2" office:value-type="float" office:value="0.9" calcext:value-type="float">
            <text:p>0.90</text:p>
          </table:table-cell>
          <table:table-cell table:style-name="ce16" table:formula="of:=([.B6]-[.B5])/([.A6]-[.A5])" office:value-type="float" office:value="0.0317757351478254" calcext:value-type="float">
            <text:p>0.03178</text:p>
          </table:table-cell>
          <table:table-cell table:number-columns-repeated="1020"/>
        </table:table-row>
        <table:table-row table:style-name="ro1">
          <table:table-cell table:style-name="ce9" office:value-type="float" office:value="1" calcext:value-type="float">
            <text:p>1.0</text:p>
          </table:table-cell>
          <table:table-cell table:style-name="ce13" office:value-type="float" office:value="0.0186596951971669" calcext:value-type="float">
            <text:p>0.019</text:p>
          </table:table-cell>
          <table:table-cell table:style-name="ce15" table:formula="of:=([.A6]+[.A7])/2" office:value-type="float" office:value="1.1" calcext:value-type="float">
            <text:p>1.10</text:p>
          </table:table-cell>
          <table:table-cell table:style-name="ce16" table:formula="of:=([.B7]-[.B6])/([.A7]-[.A6])" office:value-type="float" office:value="0.03451705065457" calcext:value-type="float">
            <text:p>0.03452</text:p>
          </table:table-cell>
          <table:table-cell table:number-columns-repeated="1020"/>
        </table:table-row>
        <table:table-row table:style-name="ro1">
          <table:table-cell table:style-name="ce9" office:value-type="float" office:value="1.2" calcext:value-type="float">
            <text:p>1.2</text:p>
          </table:table-cell>
          <table:table-cell table:style-name="ce13" office:value-type="float" office:value="0.0255631053280809" calcext:value-type="float">
            <text:p>0.026</text:p>
          </table:table-cell>
          <table:table-cell table:style-name="ce15" table:formula="of:=([.A7]+[.A8])/2" office:value-type="float" office:value="1.2995" calcext:value-type="float">
            <text:p>1.30</text:p>
          </table:table-cell>
          <table:table-cell table:style-name="ce16" table:formula="of:=([.B8]-[.B7])/([.A8]-[.A7])" office:value-type="float" office:value="0.0379972361909024" calcext:value-type="float">
            <text:p>0.03800</text:p>
          </table:table-cell>
          <table:table-cell table:number-columns-repeated="1020"/>
        </table:table-row>
        <table:table-row table:style-name="ro1">
          <table:table-cell table:style-name="ce9" office:value-type="float" office:value="1.399" calcext:value-type="float">
            <text:p>1.4</text:p>
          </table:table-cell>
          <table:table-cell table:style-name="ce13" office:value-type="float" office:value="0.0331245553300704" calcext:value-type="float">
            <text:p>0.033</text:p>
          </table:table-cell>
          <table:table-cell table:style-name="ce15" table:formula="of:=([.A8]+[.A9])/2" office:value-type="float" office:value="1.4995" calcext:value-type="float">
            <text:p>1.50</text:p>
          </table:table-cell>
          <table:table-cell table:style-name="ce16" table:formula="of:=([.B9]-[.B8])/([.A9]-[.A8])" office:value-type="float" office:value="0.0366381058774409" calcext:value-type="float">
            <text:p>0.03664</text:p>
          </table:table-cell>
          <table:table-cell table:number-columns-repeated="1020"/>
        </table:table-row>
        <table:table-row table:style-name="ro1">
          <table:table-cell table:style-name="ce9" office:value-type="float" office:value="1.6" calcext:value-type="float">
            <text:p>1.6</text:p>
          </table:table-cell>
          <table:table-cell table:style-name="ce13" office:value-type="float" office:value="0.0404888146114361" calcext:value-type="float">
            <text:p>0.040</text:p>
          </table:table-cell>
          <table:table-cell table:style-name="ce15" table:formula="of:=([.A9]+[.A10])/2" office:value-type="float" office:value="1.6995" calcext:value-type="float">
            <text:p>1.70</text:p>
          </table:table-cell>
          <table:table-cell table:style-name="ce16" table:formula="of:=([.B10]-[.B9])/([.A10]-[.A9])" office:value-type="float" office:value="0.0431045442484398" calcext:value-type="float">
            <text:p>0.04310</text:p>
          </table:table-cell>
          <table:table-cell table:number-columns-repeated="1020"/>
        </table:table-row>
        <table:table-row table:style-name="ro1">
          <table:table-cell table:style-name="ce9" office:value-type="float" office:value="1.799" calcext:value-type="float">
            <text:p>1.8</text:p>
          </table:table-cell>
          <table:table-cell table:style-name="ce13" office:value-type="float" office:value="0.0490666189168756" calcext:value-type="float">
            <text:p>0.049</text:p>
          </table:table-cell>
          <table:table-cell table:style-name="ce15" table:formula="of:=([.A10]+[.A11])/2" office:value-type="float" office:value="1.8995" calcext:value-type="float">
            <text:p>1.90</text:p>
          </table:table-cell>
          <table:table-cell table:style-name="ce16" table:formula="of:=([.B11]-[.B10])/([.A11]-[.A10])" office:value-type="float" office:value="0.0460710256366094" calcext:value-type="float">
            <text:p>0.04607</text:p>
          </table:table-cell>
          <table:table-cell table:number-columns-repeated="1020"/>
        </table:table-row>
        <table:table-row table:style-name="ro1">
          <table:table-cell table:style-name="ce9" office:value-type="float" office:value="2" calcext:value-type="float">
            <text:p>2.0</text:p>
          </table:table-cell>
          <table:table-cell table:style-name="ce13" office:value-type="float" office:value="0.0583268950698341" calcext:value-type="float">
            <text:p>0.058</text:p>
          </table:table-cell>
          <table:table-cell table:style-name="ce15" table:formula="of:=([.A11]+[.A12])/2" office:value-type="float" office:value="2.1" calcext:value-type="float">
            <text:p>2.10</text:p>
          </table:table-cell>
          <table:table-cell table:style-name="ce16" table:formula="of:=([.B12]-[.B11])/([.A12]-[.A11])" office:value-type="float" office:value="0.051058294536628" calcext:value-type="float">
            <text:p>0.05106</text:p>
          </table:table-cell>
          <table:table-cell table:number-columns-repeated="1020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3" office:value-type="float" office:value="0.0685385539771597" calcext:value-type="float">
            <text:p>0.069</text:p>
          </table:table-cell>
          <table:table-cell table:style-name="ce15" table:formula="of:=([.A12]+[.A13])/2" office:value-type="float" office:value="2.3" calcext:value-type="float">
            <text:p>2.30</text:p>
          </table:table-cell>
          <table:table-cell table:style-name="ce16" table:formula="of:=([.B13]-[.B12])/([.A13]-[.A12])" office:value-type="float" office:value="0.0642094624169353" calcext:value-type="float">
            <text:p>0.06421</text:p>
          </table:table-cell>
          <table:table-cell table:number-columns-repeated="1020"/>
        </table:table-row>
        <table:table-row table:style-name="ro1">
          <table:table-cell table:style-name="ce9" office:value-type="float" office:value="2.4" calcext:value-type="float">
            <text:p>2.4</text:p>
          </table:table-cell>
          <table:table-cell table:style-name="ce13" office:value-type="float" office:value="0.0813804464605467" calcext:value-type="float">
            <text:p>0.081</text:p>
          </table:table-cell>
          <table:table-cell table:style-name="ce15" table:formula="of:=([.A13]+[.A14])/2" office:value-type="float" office:value="2.4995" calcext:value-type="float">
            <text:p>2.50</text:p>
          </table:table-cell>
          <table:table-cell table:style-name="ce16" table:formula="of:=([.B14]-[.B13])/([.A14]-[.A13])" office:value-type="float" office:value="0.0724573086274154" calcext:value-type="float">
            <text:p>0.07246</text:p>
          </table:table-cell>
          <table:table-cell table:number-columns-repeated="1020"/>
        </table:table-row>
        <table:table-row table:style-name="ro1">
          <table:table-cell table:style-name="ce9" office:value-type="float" office:value="2.599" calcext:value-type="float">
            <text:p>2.6</text:p>
          </table:table-cell>
          <table:table-cell table:style-name="ce13" office:value-type="float" office:value="0.0957994508774024" calcext:value-type="float">
            <text:p>0.096</text:p>
          </table:table-cell>
          <table:table-cell table:style-name="ce15" table:formula="of:=([.A14]+[.A15])/2" office:value-type="float" office:value="2.699" calcext:value-type="float">
            <text:p>2.70</text:p>
          </table:table-cell>
          <table:table-cell table:style-name="ce16" table:formula="of:=([.B15]-[.B14])/([.A15]-[.A14])" office:value-type="float" office:value="0.0842171023835104" calcext:value-type="float">
            <text:p>0.08422</text:p>
          </table:table-cell>
          <table:table-cell table:number-columns-repeated="1020"/>
        </table:table-row>
        <table:table-row table:style-name="ro1">
          <table:table-cell table:style-name="ce9" office:value-type="float" office:value="2.799" calcext:value-type="float">
            <text:p>2.8</text:p>
          </table:table-cell>
          <table:table-cell table:style-name="ce13" office:value-type="float" office:value="0.112642871354105" calcext:value-type="float">
            <text:p>0.113</text:p>
          </table:table-cell>
          <table:table-cell table:style-name="ce15" table:formula="of:=([.A15]+[.A16])/2" office:value-type="float" office:value="2.8995" calcext:value-type="float">
            <text:p>2.90</text:p>
          </table:table-cell>
          <table:table-cell table:style-name="ce16" table:formula="of:=([.B16]-[.B15])/([.A16]-[.A15])" office:value-type="float" office:value="0.0980430702323802" calcext:value-type="float">
            <text:p>0.09804</text:p>
          </table:table-cell>
          <table:table-cell table:number-columns-repeated="1020"/>
        </table:table-row>
        <table:table-row table:style-name="ro1">
          <table:table-cell table:style-name="ce9" office:value-type="float" office:value="3" calcext:value-type="float">
            <text:p>3.0</text:p>
          </table:table-cell>
          <table:table-cell table:style-name="ce13" office:value-type="float" office:value="0.132349528470813" calcext:value-type="float">
            <text:p>0.132</text:p>
          </table:table-cell>
          <table:table-cell table:style-name="ce15" table:formula="of:=([.A16]+[.A17])/2" office:value-type="float" office:value="3.1" calcext:value-type="float">
            <text:p>3.10</text:p>
          </table:table-cell>
          <table:table-cell table:style-name="ce16" table:formula="of:=([.B17]-[.B16])/([.A17]-[.A16])" office:value-type="float" office:value="0.115397715968326" calcext:value-type="float">
            <text:p>0.11540</text:p>
          </table:table-cell>
          <table:table-cell table:number-columns-repeated="1020"/>
        </table:table-row>
        <table:table-row table:style-name="ro1">
          <table:table-cell table:style-name="ce9" office:value-type="float" office:value="3.2" calcext:value-type="float">
            <text:p>3.2</text:p>
          </table:table-cell>
          <table:table-cell table:style-name="ce13" office:value-type="float" office:value="0.155429071664478" calcext:value-type="float">
            <text:p>0.155</text:p>
          </table:table-cell>
          <table:table-cell table:style-name="ce15" table:formula="of:=([.A17]+[.A18])/2" office:value-type="float" office:value="3.3" calcext:value-type="float">
            <text:p>3.30</text:p>
          </table:table-cell>
          <table:table-cell table:style-name="ce16" table:formula="of:=([.B18]-[.B17])/([.A18]-[.A17])" office:value-type="float" office:value="0.12966933269667" calcext:value-type="float">
            <text:p>0.12967</text:p>
          </table:table-cell>
          <table:table-cell table:number-columns-repeated="1020"/>
        </table:table-row>
        <table:table-row table:style-name="ro1">
          <table:table-cell table:style-name="ce9" office:value-type="float" office:value="3.4" calcext:value-type="float">
            <text:p>3.4</text:p>
          </table:table-cell>
          <table:table-cell table:style-name="ce13" office:value-type="float" office:value="0.181362938203812" calcext:value-type="float">
            <text:p>0.181</text:p>
          </table:table-cell>
          <table:table-cell table:style-name="ce15" table:formula="of:=([.A18]+[.A19])/2" office:value-type="float" office:value="3.4995" calcext:value-type="float">
            <text:p>3.50</text:p>
          </table:table-cell>
          <table:table-cell table:style-name="ce16" table:formula="of:=([.B19]-[.B18])/([.A19]-[.A18])" office:value-type="float" office:value="0.151361238967108" calcext:value-type="float">
            <text:p>0.15136</text:p>
          </table:table-cell>
          <table:table-cell table:number-columns-repeated="1020"/>
        </table:table-row>
        <table:table-row table:style-name="ro1">
          <table:table-cell table:style-name="ce9" office:value-type="float" office:value="3.599" calcext:value-type="float">
            <text:p>3.6</text:p>
          </table:table-cell>
          <table:table-cell table:style-name="ce13" office:value-type="float" office:value="0.211483824758267" calcext:value-type="float">
            <text:p>0.211</text:p>
          </table:table-cell>
          <table:table-cell table:style-name="ce15" table:formula="of:=([.A19]+[.A20])/2" office:value-type="float" office:value="3.699" calcext:value-type="float">
            <text:p>3.70</text:p>
          </table:table-cell>
          <table:table-cell table:style-name="ce16" table:formula="of:=([.B20]-[.B19])/([.A20]-[.A19])" office:value-type="float" office:value="0.171073972384705" calcext:value-type="float">
            <text:p>0.17107</text:p>
          </table:table-cell>
          <table:table-cell table:number-columns-repeated="1020"/>
        </table:table-row>
        <table:table-row table:style-name="ro1">
          <table:table-cell table:style-name="ce9" office:value-type="float" office:value="3.799" calcext:value-type="float">
            <text:p>3.8</text:p>
          </table:table-cell>
          <table:table-cell table:style-name="ce13" office:value-type="float" office:value="0.245698619235208" calcext:value-type="float">
            <text:p>0.246</text:p>
          </table:table-cell>
          <table:table-cell table:style-name="ce15" table:formula="of:=([.A20]+[.A21])/2" office:value-type="float" office:value="3.8995" calcext:value-type="float">
            <text:p>3.90</text:p>
          </table:table-cell>
          <table:table-cell table:style-name="ce16" table:formula="of:=([.B21]-[.B20])/([.A21]-[.A20])" office:value-type="float" office:value="0.190278562224491" calcext:value-type="float">
            <text:p>0.19028</text:p>
          </table:table-cell>
          <table:table-cell table:number-columns-repeated="1020"/>
        </table:table-row>
        <table:table-row table:style-name="ro1">
          <table:table-cell table:style-name="ce9" office:value-type="float" office:value="4" calcext:value-type="float">
            <text:p>4.0</text:p>
          </table:table-cell>
          <table:table-cell table:style-name="ce13" office:value-type="float" office:value="0.28394461024233" calcext:value-type="float">
            <text:p>0.284</text:p>
          </table:table-cell>
          <table:table-cell table:style-name="ce15" table:formula="of:=([.A21]+[.A22])/2" office:value-type="float" office:value="4.0995" calcext:value-type="float">
            <text:p>4.10</text:p>
          </table:table-cell>
          <table:table-cell table:style-name="ce16" table:formula="of:=([.B22]-[.B21])/([.A22]-[.A21])" office:value-type="float" office:value="0.227013864435784" calcext:value-type="float">
            <text:p>0.22701</text:p>
          </table:table-cell>
          <table:table-cell table:number-columns-repeated="1020"/>
        </table:table-row>
        <table:table-row table:style-name="ro1">
          <table:table-cell table:style-name="ce9" office:value-type="float" office:value="4.199" calcext:value-type="float">
            <text:p>4.2</text:p>
          </table:table-cell>
          <table:table-cell table:style-name="ce13" office:value-type="float" office:value="0.329120369265051" calcext:value-type="float">
            <text:p>0.329</text:p>
          </table:table-cell>
          <table:table-cell table:style-name="ce15" table:formula="of:=([.A22]+[.A23])/2" office:value-type="float" office:value="4.2995" calcext:value-type="float">
            <text:p>4.30</text:p>
          </table:table-cell>
          <table:table-cell table:style-name="ce16" table:formula="of:=([.B23]-[.B22])/([.A23]-[.A22])" office:value-type="float" office:value="0.258297070613666" calcext:value-type="float">
            <text:p>0.25830</text:p>
          </table:table-cell>
          <table:table-cell table:number-columns-repeated="1020"/>
        </table:table-row>
        <table:table-row table:style-name="ro1">
          <table:table-cell table:style-name="ce9" office:value-type="float" office:value="4.4" calcext:value-type="float">
            <text:p>4.4</text:p>
          </table:table-cell>
          <table:table-cell table:style-name="ce13" office:value-type="float" office:value="0.381038080458398" calcext:value-type="float">
            <text:p>0.381</text:p>
          </table:table-cell>
          <table:table-cell table:style-name="ce15" table:formula="of:=([.A23]+[.A24])/2" office:value-type="float" office:value="4.4995" calcext:value-type="float">
            <text:p>4.50</text:p>
          </table:table-cell>
          <table:table-cell table:style-name="ce16" table:formula="of:=([.B24]-[.B23])/([.A24]-[.A23])" office:value-type="float" office:value="0.308273291170347" calcext:value-type="float">
            <text:p>0.30827</text:p>
          </table:table-cell>
          <table:table-cell table:number-columns-repeated="1020"/>
        </table:table-row>
        <table:table-row table:style-name="ro1">
          <table:table-cell table:style-name="ce9" office:value-type="float" office:value="4.599" calcext:value-type="float">
            <text:p>4.6</text:p>
          </table:table-cell>
          <table:table-cell table:style-name="ce13" office:value-type="float" office:value="0.442384465401297" calcext:value-type="float">
            <text:p>0.442</text:p>
          </table:table-cell>
          <table:table-cell table:style-name="ce15" table:formula="of:=([.A24]+[.A25])/2" office:value-type="float" office:value="4.6995" calcext:value-type="float">
            <text:p>4.70</text:p>
          </table:table-cell>
          <table:table-cell table:style-name="ce16" table:formula="of:=([.B25]-[.B24])/([.A25]-[.A24])" office:value-type="float" office:value="0.335556707727133" calcext:value-type="float">
            <text:p>0.33556</text:p>
          </table:table-cell>
          <table:table-cell table:number-columns-repeated="1020"/>
        </table:table-row>
        <table:table-row table:style-name="ro1">
          <table:table-cell table:style-name="ce9" office:value-type="float" office:value="4.8" calcext:value-type="float">
            <text:p>4.8</text:p>
          </table:table-cell>
          <table:table-cell table:style-name="ce13" office:value-type="float" office:value="0.509831363654451" calcext:value-type="float">
            <text:p>0.510</text:p>
          </table:table-cell>
          <table:table-cell table:style-name="ce15" table:formula="of:=([.A25]+[.A26])/2" office:value-type="float" office:value="4.9" calcext:value-type="float">
            <text:p>4.90</text:p>
          </table:table-cell>
          <table:table-cell table:style-name="ce16" table:formula="of:=([.B26]-[.B25])/([.A26]-[.A25])" office:value-type="float" office:value="0.371196530181847" calcext:value-type="float">
            <text:p>0.37120</text:p>
          </table:table-cell>
          <table:table-cell table:number-columns-repeated="1020"/>
        </table:table-row>
        <table:table-row table:style-name="ro1">
          <table:table-cell table:style-name="ce9" office:value-type="float" office:value="5" calcext:value-type="float">
            <text:p>5.0</text:p>
          </table:table-cell>
          <table:table-cell table:style-name="ce13" office:value-type="float" office:value="0.58407066969082" calcext:value-type="float">
            <text:p>0.584</text:p>
          </table:table-cell>
          <table:table-cell table:style-name="ce15" table:formula="of:=([.A26]+[.A27])/2" office:value-type="float" office:value="5.0995" calcext:value-type="float">
            <text:p>5.10</text:p>
          </table:table-cell>
          <table:table-cell table:style-name="ce16" table:formula="of:=([.B27]-[.B26])/([.A27]-[.A26])" office:value-type="float" office:value="0.319529284638944" calcext:value-type="float">
            <text:p>0.31953</text:p>
          </table:table-cell>
          <table:table-cell table:number-columns-repeated="1020"/>
        </table:table-row>
        <table:table-row table:style-name="ro1">
          <table:table-cell table:style-name="ce9" office:value-type="float" office:value="5.199" calcext:value-type="float">
            <text:p>5.2</text:p>
          </table:table-cell>
          <table:table-cell table:style-name="ce13" office:value-type="float" office:value="0.64765699733397" calcext:value-type="float">
            <text:p>0.648</text:p>
          </table:table-cell>
          <table:table-cell table:style-name="ce15" table:formula="of:=([.A27]+[.A28])/2" office:value-type="float" office:value="5.2995" calcext:value-type="float">
            <text:p>5.30</text:p>
          </table:table-cell>
          <table:table-cell table:style-name="ce16" table:formula="of:=([.B28]-[.B27])/([.A28]-[.A27])" office:value-type="float" office:value="0.254860352647648" calcext:value-type="float">
            <text:p>0.25486</text:p>
          </table:table-cell>
          <table:table-cell table:number-columns-repeated="1020"/>
        </table:table-row>
        <table:table-row table:style-name="ro1">
          <table:table-cell table:style-name="ce9" office:value-type="float" office:value="5.4" calcext:value-type="float">
            <text:p>5.4</text:p>
          </table:table-cell>
          <table:table-cell table:style-name="ce13" office:value-type="float" office:value="0.698883928216147" calcext:value-type="float">
            <text:p>0.699</text:p>
          </table:table-cell>
          <table:table-cell table:style-name="ce15" table:formula="of:=([.A28]+[.A29])/2" office:value-type="float" office:value="5.4995" calcext:value-type="float">
            <text:p>5.50</text:p>
          </table:table-cell>
          <table:table-cell table:style-name="ce16" table:formula="of:=([.B29]-[.B28])/([.A29]-[.A28])" office:value-type="float" office:value="0.18883562694296" calcext:value-type="float">
            <text:p>0.18884</text:p>
          </table:table-cell>
          <table:table-cell table:number-columns-repeated="1020"/>
        </table:table-row>
        <table:table-row table:style-name="ro1">
          <table:table-cell table:style-name="ce9" office:value-type="float" office:value="5.599" calcext:value-type="float">
            <text:p>5.6</text:p>
          </table:table-cell>
          <table:table-cell table:style-name="ce13" office:value-type="float" office:value="0.736462217977796" calcext:value-type="float">
            <text:p>0.736</text:p>
          </table:table-cell>
          <table:table-cell table:style-name="ce15" table:formula="of:=([.A29]+[.A30])/2" office:value-type="float" office:value="5.6995" calcext:value-type="float">
            <text:p>5.70</text:p>
          </table:table-cell>
          <table:table-cell table:style-name="ce16" table:formula="of:=([.B30]-[.B29])/([.A30]-[.A29])" office:value-type="float" office:value="0.140130987258606" calcext:value-type="float">
            <text:p>0.14013</text:p>
          </table:table-cell>
          <table:table-cell table:number-columns-repeated="1020"/>
        </table:table-row>
        <table:table-row table:style-name="ro1">
          <table:table-cell table:style-name="ce9" office:value-type="float" office:value="5.8" calcext:value-type="float">
            <text:p>5.8</text:p>
          </table:table-cell>
          <table:table-cell table:style-name="ce13" office:value-type="float" office:value="0.764628546416776" calcext:value-type="float">
            <text:p>0.765</text:p>
          </table:table-cell>
          <table:table-cell table:style-name="ce15" table:formula="of:=([.A30]+[.A31])/2" office:value-type="float" office:value="5.9" calcext:value-type="float">
            <text:p>5.90</text:p>
          </table:table-cell>
          <table:table-cell table:style-name="ce16" table:formula="of:=([.B31]-[.B30])/([.A31]-[.A30])" office:value-type="float" office:value="0.113615057100792" calcext:value-type="float">
            <text:p>0.11362</text:p>
          </table:table-cell>
          <table:table-cell table:number-columns-repeated="1020"/>
        </table:table-row>
        <table:table-row table:style-name="ro1">
          <table:table-cell table:style-name="ce9" office:value-type="float" office:value="6" calcext:value-type="float">
            <text:p>6.0</text:p>
          </table:table-cell>
          <table:table-cell table:style-name="ce13" office:value-type="float" office:value="0.787351557836935" calcext:value-type="float">
            <text:p>0.787</text:p>
          </table:table-cell>
          <table:table-cell table:style-name="ce15" table:formula="of:=([.A31]+[.A32])/2" office:value-type="float" office:value="6.0995" calcext:value-type="float">
            <text:p>6.10</text:p>
          </table:table-cell>
          <table:table-cell table:style-name="ce16" table:formula="of:=([.B32]-[.B31])/([.A32]-[.A31])" office:value-type="float" office:value="0.0662554345880847" calcext:value-type="float">
            <text:p>0.06626</text:p>
          </table:table-cell>
          <table:table-cell table:number-columns-repeated="1020"/>
        </table:table-row>
        <table:table-row table:style-name="ro1">
          <table:table-cell table:style-name="ce9" office:value-type="float" office:value="6.199" calcext:value-type="float">
            <text:p>6.2</text:p>
          </table:table-cell>
          <table:table-cell table:style-name="ce13" office:value-type="float" office:value="0.800536389319963" calcext:value-type="float">
            <text:p>0.801</text:p>
          </table:table-cell>
          <table:table-cell table:style-name="ce15" table:formula="of:=([.A32]+[.A33])/2" office:value-type="float" office:value="6.2995" calcext:value-type="float">
            <text:p>6.30</text:p>
          </table:table-cell>
          <table:table-cell table:style-name="ce16" table:formula="of:=([.B33]-[.B32])/([.A33]-[.A32])" office:value-type="float" office:value="0.0788782204135902" calcext:value-type="float">
            <text:p>0.07888</text:p>
          </table:table-cell>
          <table:table-cell table:number-columns-repeated="1020"/>
        </table:table-row>
        <table:table-row table:style-name="ro1">
          <table:table-cell table:style-name="ce9" office:value-type="float" office:value="6.4" calcext:value-type="float">
            <text:p>6.4</text:p>
          </table:table-cell>
          <table:table-cell table:style-name="ce13" office:value-type="float" office:value="0.816390911623095" calcext:value-type="float">
            <text:p>0.816</text:p>
          </table:table-cell>
          <table:table-cell table:style-name="ce15" table:formula="of:=([.A33]+[.A34])/2" office:value-type="float" office:value="6.4995" calcext:value-type="float">
            <text:p>6.50</text:p>
          </table:table-cell>
          <table:table-cell table:style-name="ce16" table:formula="of:=([.B34]-[.B33])/([.A34]-[.A33])" office:value-type="float" office:value="0.0660018887961747" calcext:value-type="float">
            <text:p>0.06600</text:p>
          </table:table-cell>
          <table:table-cell table:number-columns-repeated="1020"/>
        </table:table-row>
        <table:table-row table:style-name="ro1">
          <table:table-cell table:style-name="ce9" office:value-type="float" office:value="6.599" calcext:value-type="float">
            <text:p>6.6</text:p>
          </table:table-cell>
          <table:table-cell table:style-name="ce13" office:value-type="float" office:value="0.829525287493534" calcext:value-type="float">
            <text:p>0.830</text:p>
          </table:table-cell>
          <table:table-cell table:style-name="ce15" table:formula="of:=([.A34]+[.A35])/2" office:value-type="float" office:value="6.6995" calcext:value-type="float">
            <text:p>6.70</text:p>
          </table:table-cell>
          <table:table-cell table:style-name="ce16" table:formula="of:=([.B35]-[.B34])/([.A35]-[.A34])" office:value-type="float" office:value="0.042357152995914" calcext:value-type="float">
            <text:p>0.04236</text:p>
          </table:table-cell>
          <table:table-cell table:number-columns-repeated="1020"/>
        </table:table-row>
        <table:table-row table:style-name="ro1">
          <table:table-cell table:style-name="ce9" office:value-type="float" office:value="6.8" calcext:value-type="float">
            <text:p>6.8</text:p>
          </table:table-cell>
          <table:table-cell table:style-name="ce13" office:value-type="float" office:value="0.838039075245712" calcext:value-type="float">
            <text:p>0.838</text:p>
          </table:table-cell>
          <table:table-cell table:style-name="ce15" table:formula="of:=([.A35]+[.A36])/2" office:value-type="float" office:value="6.9" calcext:value-type="float">
            <text:p>6.90</text:p>
          </table:table-cell>
          <table:table-cell table:style-name="ce16" table:formula="of:=([.B36]-[.B35])/([.A36]-[.A35])" office:value-type="float" office:value="0.0432533524332501" calcext:value-type="float">
            <text:p>0.04325</text:p>
          </table:table-cell>
          <table:table-cell table:number-columns-repeated="1020"/>
        </table:table-row>
        <table:table-row table:style-name="ro1">
          <table:table-cell table:style-name="ce9" office:value-type="float" office:value="7" calcext:value-type="float">
            <text:p>7.0</text:p>
          </table:table-cell>
          <table:table-cell table:style-name="ce13" office:value-type="float" office:value="0.846689745732363" calcext:value-type="float">
            <text:p>0.847</text:p>
          </table:table-cell>
          <table:table-cell table:style-name="ce15" table:formula="of:=([.A36]+[.A37])/2" office:value-type="float" office:value="7.0995" calcext:value-type="float">
            <text:p>7.10</text:p>
          </table:table-cell>
          <table:table-cell table:style-name="ce16" table:formula="of:=([.B37]-[.B36])/([.A37]-[.A36])" office:value-type="float" office:value="0.0547562931045335" calcext:value-type="float">
            <text:p>0.05476</text:p>
          </table:table-cell>
          <table:table-cell table:number-columns-repeated="1020"/>
        </table:table-row>
        <table:table-row table:style-name="ro1">
          <table:table-cell table:style-name="ce9" office:value-type="float" office:value="7.199" calcext:value-type="float">
            <text:p>7.2</text:p>
          </table:table-cell>
          <table:table-cell table:style-name="ce13" office:value-type="float" office:value="0.857586248060165" calcext:value-type="float">
            <text:p>0.858</text:p>
          </table:table-cell>
          <table:table-cell table:style-name="ce15" table:formula="of:=([.A37]+[.A38])/2" office:value-type="float" office:value="7.2995" calcext:value-type="float">
            <text:p>7.30</text:p>
          </table:table-cell>
          <table:table-cell table:style-name="ce16" table:formula="of:=([.B38]-[.B37])/([.A38]-[.A37])" office:value-type="float" office:value="0.0356579285736771" calcext:value-type="float">
            <text:p>0.03566</text:p>
          </table:table-cell>
          <table:table-cell table:number-columns-repeated="1020"/>
        </table:table-row>
        <table:table-row table:style-name="ro1">
          <table:table-cell table:style-name="ce9" office:value-type="float" office:value="7.4" calcext:value-type="float">
            <text:p>7.4</text:p>
          </table:table-cell>
          <table:table-cell table:style-name="ce13" office:value-type="float" office:value="0.864753491703474" calcext:value-type="float">
            <text:p>0.865</text:p>
          </table:table-cell>
          <table:table-cell table:style-name="ce15" table:formula="of:=([.A38]+[.A39])/2" office:value-type="float" office:value="7.4995" calcext:value-type="float">
            <text:p>7.50</text:p>
          </table:table-cell>
          <table:table-cell table:style-name="ce16" table:formula="of:=([.B39]-[.B38])/([.A39]-[.A38])" office:value-type="float" office:value="0.0207475641707809" calcext:value-type="float">
            <text:p>0.02075</text:p>
          </table:table-cell>
          <table:table-cell table:number-columns-repeated="1020"/>
        </table:table-row>
        <table:table-row table:style-name="ro1">
          <table:table-cell table:style-name="ce9" office:value-type="float" office:value="7.599" calcext:value-type="float">
            <text:p>7.6</text:p>
          </table:table-cell>
          <table:table-cell table:style-name="ce13" office:value-type="float" office:value="0.868882256973459" calcext:value-type="float">
            <text:p>0.869</text:p>
          </table:table-cell>
          <table:table-cell table:style-name="ce15" table:formula="of:=([.A39]+[.A40])/2" office:value-type="float" office:value="7.6995" calcext:value-type="float">
            <text:p>7.70</text:p>
          </table:table-cell>
          <table:table-cell table:style-name="ce16" table:formula="of:=([.B40]-[.B39])/([.A40]-[.A39])" office:value-type="float" office:value="0.0246034164064876" calcext:value-type="float">
            <text:p>0.02460</text:p>
          </table:table-cell>
          <table:table-cell table:number-columns-repeated="1020"/>
        </table:table-row>
        <table:table-row table:style-name="ro1">
          <table:table-cell table:style-name="ce9" office:value-type="float" office:value="7.8" calcext:value-type="float">
            <text:p>7.8</text:p>
          </table:table-cell>
          <table:table-cell table:style-name="ce13" office:value-type="float" office:value="0.873827543671163" calcext:value-type="float">
            <text:p>0.874</text:p>
          </table:table-cell>
          <table:table-cell table:style-name="ce15" table:formula="of:=([.A40]+[.A41])/2" office:value-type="float" office:value="7.9" calcext:value-type="float">
            <text:p>7.90</text:p>
          </table:table-cell>
          <table:table-cell table:style-name="ce16" table:formula="of:=([.B41]-[.B40])/([.A41]-[.A40])" office:value-type="float" office:value="0.042035732760336" calcext:value-type="float">
            <text:p>0.04204</text:p>
          </table:table-cell>
          <table:table-cell table:number-columns-repeated="1020"/>
        </table:table-row>
        <table:table-row table:style-name="ro1">
          <table:table-cell table:style-name="ce9" office:value-type="float" office:value="8" calcext:value-type="float">
            <text:p>8.0</text:p>
          </table:table-cell>
          <table:table-cell table:style-name="ce13" office:value-type="float" office:value="0.88223469022323" calcext:value-type="float">
            <text:p>0.882</text:p>
          </table:table-cell>
          <table:table-cell table:style-name="ce15" table:formula="of:=([.A41]+[.A42])/2" office:value-type="float" office:value="8.0995" calcext:value-type="float">
            <text:p>8.10</text:p>
          </table:table-cell>
          <table:table-cell table:style-name="ce16" table:formula="of:=([.B42]-[.B41])/([.A42]-[.A41])" office:value-type="float" office:value="0.00225551777030026" calcext:value-type="float">
            <text:p>0.00226</text:p>
          </table:table-cell>
          <table:table-cell table:number-columns-repeated="1020"/>
        </table:table-row>
        <table:table-row table:style-name="ro1">
          <table:table-cell table:style-name="ce9" office:value-type="float" office:value="8.199" calcext:value-type="float">
            <text:p>8.2</text:p>
          </table:table-cell>
          <table:table-cell table:style-name="ce13" office:value-type="float" office:value="0.88268353825952" calcext:value-type="float">
            <text:p>0.883</text:p>
          </table:table-cell>
          <table:table-cell table:style-name="ce15" table:formula="of:=([.A42]+[.A43])/2" office:value-type="float" office:value="8.299" calcext:value-type="float">
            <text:p>8.30</text:p>
          </table:table-cell>
          <table:table-cell table:style-name="ce16" table:formula="of:=([.B43]-[.B42])/([.A43]-[.A42])" office:value-type="float" office:value="0.0512594007401215" calcext:value-type="float">
            <text:p>0.05126</text:p>
          </table:table-cell>
          <table:table-cell table:number-columns-repeated="1020"/>
        </table:table-row>
        <table:table-row table:style-name="ro1">
          <table:table-cell table:style-name="ce9" office:value-type="float" office:value="8.399" calcext:value-type="float">
            <text:p>8.4</text:p>
          </table:table-cell>
          <table:table-cell table:style-name="ce13" office:value-type="float" office:value="0.892935418407545" calcext:value-type="float">
            <text:p>0.893</text:p>
          </table:table-cell>
          <table:table-cell table:style-name="ce15" table:formula="of:=([.A43]+[.A44])/2" office:value-type="float" office:value="8.4995" calcext:value-type="float">
            <text:p>8.50</text:p>
          </table:table-cell>
          <table:table-cell table:style-name="ce16" table:formula="of:=([.B44]-[.B43])/([.A44]-[.A43])" office:value-type="float" office:value="-0.00521050788396194" calcext:value-type="float">
            <text:p>-0.00521</text:p>
          </table:table-cell>
          <table:table-cell table:number-columns-repeated="1020"/>
        </table:table-row>
        <table:table-row table:style-name="ro1">
          <table:table-cell table:style-name="ce9" office:value-type="float" office:value="8.6" calcext:value-type="float">
            <text:p>8.6</text:p>
          </table:table-cell>
          <table:table-cell table:style-name="ce13" office:value-type="float" office:value="0.891888106322868" calcext:value-type="float">
            <text:p>0.892</text:p>
          </table:table-cell>
          <table:table-cell table:style-name="ce15" table:formula="of:=([.A44]+[.A45])/2" office:value-type="float" office:value="8.7" calcext:value-type="float">
            <text:p>8.70</text:p>
          </table:table-cell>
          <table:table-cell table:style-name="ce16" table:formula="of:=([.B45]-[.B44])/([.A45]-[.A44])" office:value-type="float" office:value="0.0207950340217266" calcext:value-type="float">
            <text:p>0.02080</text:p>
          </table:table-cell>
          <table:table-cell table:number-columns-repeated="1020"/>
        </table:table-row>
        <table:table-row table:style-name="ro1">
          <table:table-cell table:style-name="ce9" office:value-type="float" office:value="8.8" calcext:value-type="float">
            <text:p>8.8</text:p>
          </table:table-cell>
          <table:table-cell table:style-name="ce13" office:value-type="float" office:value="0.896047113127213" calcext:value-type="float">
            <text:p>0.896</text:p>
          </table:table-cell>
          <table:table-cell table:style-name="ce15" table:formula="of:=([.A45]+[.A46])/2" office:value-type="float" office:value="8.9" calcext:value-type="float">
            <text:p>8.90</text:p>
          </table:table-cell>
          <table:table-cell table:style-name="ce16" table:formula="of:=([.B46]-[.B45])/([.A46]-[.A45])" office:value-type="float" office:value="0.0333452707811062" calcext:value-type="float">
            <text:p>0.03335</text:p>
          </table:table-cell>
          <table:table-cell table:number-columns-repeated="1020"/>
        </table:table-row>
        <table:table-row table:style-name="ro1">
          <table:table-cell table:style-name="ce9" office:value-type="float" office:value="9" calcext:value-type="float">
            <text:p>9.0</text:p>
          </table:table-cell>
          <table:table-cell table:style-name="ce13" office:value-type="float" office:value="0.902716167283435" calcext:value-type="float">
            <text:p>0.903</text:p>
          </table:table-cell>
          <table:table-cell table:style-name="ce15" table:formula="of:=([.A46]+[.A47])/2" office:value-type="float" office:value="9.0995" calcext:value-type="float">
            <text:p>9.10</text:p>
          </table:table-cell>
          <table:table-cell table:style-name="ce16" table:formula="of:=([.B47]-[.B46])/([.A47]-[.A46])" office:value-type="float" office:value="0.0299935873710201" calcext:value-type="float">
            <text:p>0.02999</text:p>
          </table:table-cell>
          <table:table-cell table:number-columns-repeated="1020"/>
        </table:table-row>
        <table:table-row table:style-name="ro1">
          <table:table-cell table:style-name="ce9" office:value-type="float" office:value="9.199" calcext:value-type="float">
            <text:p>9.2</text:p>
          </table:table-cell>
          <table:table-cell table:style-name="ce13" office:value-type="float" office:value="0.908684891170268" calcext:value-type="float">
            <text:p>0.909</text:p>
          </table:table-cell>
          <table:table-cell table:style-name="ce15" table:formula="of:=([.A47]+[.A48])/2" office:value-type="float" office:value="9.299" calcext:value-type="float">
            <text:p>9.30</text:p>
          </table:table-cell>
          <table:table-cell table:style-name="ce16" table:formula="of:=([.B48]-[.B47])/([.A48]-[.A47])" office:value-type="float" office:value="0.00956587481596489" calcext:value-type="float">
            <text:p>0.00957</text:p>
          </table:table-cell>
          <table:table-cell table:number-columns-repeated="1020"/>
        </table:table-row>
        <table:table-row table:style-name="ro1">
          <table:table-cell table:style-name="ce9" office:value-type="float" office:value="9.399" calcext:value-type="float">
            <text:p>9.4</text:p>
          </table:table-cell>
          <table:table-cell table:style-name="ce13" office:value-type="float" office:value="0.910598066133461" calcext:value-type="float">
            <text:p>0.911</text:p>
          </table:table-cell>
          <table:table-cell table:style-name="ce15" table:formula="of:=([.A48]+[.A49])/2" office:value-type="float" office:value="9.4995" calcext:value-type="float">
            <text:p>9.50</text:p>
          </table:table-cell>
          <table:table-cell table:style-name="ce16" table:formula="of:=([.B49]-[.B48])/([.A49]-[.A48])" office:value-type="float" office:value="0.0135093107143446" calcext:value-type="float">
            <text:p>0.01351</text:p>
          </table:table-cell>
          <table:table-cell table:number-columns-repeated="1020"/>
        </table:table-row>
        <table:table-row table:style-name="ro1">
          <table:table-cell table:style-name="ce9" office:value-type="float" office:value="9.6" calcext:value-type="float">
            <text:p>9.6</text:p>
          </table:table-cell>
          <table:table-cell table:style-name="ce13" office:value-type="float" office:value="0.913313437587044" calcext:value-type="float">
            <text:p>0.913</text:p>
          </table:table-cell>
          <table:table-cell table:style-name="ce15" table:formula="of:=([.A49]+[.A50])/2" office:value-type="float" office:value="9.7" calcext:value-type="float">
            <text:p>9.70</text:p>
          </table:table-cell>
          <table:table-cell table:style-name="ce16" table:formula="of:=([.B50]-[.B49])/([.A50]-[.A49])" office:value-type="float" office:value="-0.0133062751183793" calcext:value-type="float">
            <text:p>-0.01331</text:p>
          </table:table-cell>
          <table:table-cell table:number-columns-repeated="1020"/>
        </table:table-row>
        <table:table-row table:style-name="ro1">
          <table:table-cell table:style-name="ce9" office:value-type="float" office:value="9.8" calcext:value-type="float">
            <text:p>9.8</text:p>
          </table:table-cell>
          <table:table-cell table:style-name="ce13" office:value-type="float" office:value="0.910652182563368" calcext:value-type="float">
            <text:p>0.911</text:p>
          </table:table-cell>
          <table:table-cell table:style-name="ce15" table:formula="of:=([.A50]+[.A51])/2" office:value-type="float" office:value="9.9" calcext:value-type="float">
            <text:p>9.90</text:p>
          </table:table-cell>
          <table:table-cell table:style-name="ce16" table:formula="of:=([.B51]-[.B50])/([.A51]-[.A50])" office:value-type="float" office:value="0.0190282917512225" calcext:value-type="float">
            <text:p>0.01903</text:p>
          </table:table-cell>
          <table:table-cell table:number-columns-repeated="1020"/>
        </table:table-row>
        <table:table-row table:style-name="ro1">
          <table:table-cell table:style-name="ce9" office:value-type="float" office:value="10" calcext:value-type="float">
            <text:p>10.0</text:p>
          </table:table-cell>
          <table:table-cell table:style-name="ce13" office:value-type="float" office:value="0.914457840913613" calcext:value-type="float">
            <text:p>0.914</text:p>
          </table:table-cell>
          <table:table-cell table:style-name="ce15" table:formula="of:=([.A51]+[.A52])/2" office:value-type="float" office:value="10.5" calcext:value-type="float">
            <text:p>10.50</text:p>
          </table:table-cell>
          <table:table-cell table:style-name="ce16" table:formula="of:=([.B52]-[.B51])/([.A52]-[.A51])" office:value-type="float" office:value="0.0135768572679161" calcext:value-type="float">
            <text:p>0.01358</text:p>
          </table:table-cell>
          <table:table-cell table:number-columns-repeated="1020"/>
        </table:table-row>
        <table:table-row table:style-name="ro1">
          <table:table-cell table:style-name="ce9" office:value-type="float" office:value="11" calcext:value-type="float">
            <text:p>11.0</text:p>
          </table:table-cell>
          <table:table-cell table:style-name="ce13" office:value-type="float" office:value="0.928034698181529" calcext:value-type="float">
            <text:p>0.928</text:p>
          </table:table-cell>
          <table:table-cell table:style-name="ce15" table:formula="of:=([.A52]+[.A53])/2" office:value-type="float" office:value="11.5" calcext:value-type="float">
            <text:p>11.50</text:p>
          </table:table-cell>
          <table:table-cell table:style-name="ce16" table:formula="of:=([.B53]-[.B52])/([.A53]-[.A52])" office:value-type="float" office:value="0.0129847598583425" calcext:value-type="float">
            <text:p>0.01298</text:p>
          </table:table-cell>
          <table:table-cell table:number-columns-repeated="1020"/>
        </table:table-row>
        <table:table-row table:style-name="ro1">
          <table:table-cell table:style-name="ce9" office:value-type="float" office:value="12" calcext:value-type="float">
            <text:p>12.0</text:p>
          </table:table-cell>
          <table:table-cell table:style-name="ce13" office:value-type="float" office:value="0.941019458039871" calcext:value-type="float">
            <text:p>0.941</text:p>
          </table:table-cell>
          <table:table-cell table:style-name="ce15" table:formula="of:=([.A53]+[.A54])/2" office:value-type="float" office:value="12.5" calcext:value-type="float">
            <text:p>12.50</text:p>
          </table:table-cell>
          <table:table-cell table:style-name="ce16" table:formula="of:=([.B54]-[.B53])/([.A54]-[.A53])" office:value-type="float" office:value="0.00936055071425723" calcext:value-type="float">
            <text:p>0.00936</text:p>
          </table:table-cell>
          <table:table-cell table:number-columns-repeated="1020"/>
        </table:table-row>
        <table:table-row table:style-name="ro1">
          <table:table-cell table:style-name="ce9" office:value-type="float" office:value="13" calcext:value-type="float">
            <text:p>13.0</text:p>
          </table:table-cell>
          <table:table-cell table:style-name="ce13" office:value-type="float" office:value="0.950380008754128" calcext:value-type="float">
            <text:p>0.950</text:p>
          </table:table-cell>
          <table:table-cell table:style-name="ce15" table:formula="of:=([.A54]+[.A55])/2" office:value-type="float" office:value="13.5" calcext:value-type="float">
            <text:p>13.50</text:p>
          </table:table-cell>
          <table:table-cell table:style-name="ce16" table:formula="of:=([.B55]-[.B54])/([.A55]-[.A54])" office:value-type="float" office:value="-0.000709880227607207" calcext:value-type="float">
            <text:p>-0.00071</text:p>
          </table:table-cell>
          <table:table-cell table:number-columns-repeated="1020"/>
        </table:table-row>
        <table:table-row table:style-name="ro1">
          <table:table-cell table:style-name="ce9" office:value-type="float" office:value="14" calcext:value-type="float">
            <text:p>14.0</text:p>
          </table:table-cell>
          <table:table-cell table:style-name="ce13" office:value-type="float" office:value="0.949670128526521" calcext:value-type="float">
            <text:p>0.950</text:p>
          </table:table-cell>
          <table:table-cell table:style-name="ce15" table:formula="of:=([.A55]+[.A56])/2" office:value-type="float" office:value="14.5" calcext:value-type="float">
            <text:p>14.50</text:p>
          </table:table-cell>
          <table:table-cell table:style-name="ce16" table:formula="of:=([.B56]-[.B55])/([.A56]-[.A55])" office:value-type="float" office:value="0.00970753252954482" calcext:value-type="float">
            <text:p>0.00971</text:p>
          </table:table-cell>
          <table:table-cell table:number-columns-repeated="1020"/>
        </table:table-row>
        <table:table-row table:style-name="ro1">
          <table:table-cell table:style-name="ce9" office:value-type="float" office:value="15" calcext:value-type="float">
            <text:p>15.0</text:p>
          </table:table-cell>
          <table:table-cell table:style-name="ce13" office:value-type="float" office:value="0.959377661056066" calcext:value-type="float">
            <text:p>0.959</text:p>
          </table:table-cell>
          <table:table-cell table:style-name="ce15" table:formula="of:=([.A56]+[.A57])/2" office:value-type="float" office:value="15.5" calcext:value-type="float">
            <text:p>15.50</text:p>
          </table:table-cell>
          <table:table-cell table:style-name="ce16" table:formula="of:=([.B57]-[.B56])/([.A57]-[.A56])" office:value-type="float" office:value="0.000582547451354998" calcext:value-type="float">
            <text:p>0.00058</text:p>
          </table:table-cell>
          <table:table-cell table:number-columns-repeated="1020"/>
        </table:table-row>
        <table:table-row table:style-name="ro1">
          <table:table-cell table:style-name="ce9" office:value-type="float" office:value="16" calcext:value-type="float">
            <text:p>16.0</text:p>
            <draw:frame table:end-cell-address="'L100-Derivada'.F74" table:end-x="49.24pt" table:end-y="15pt" draw:z-index="0" draw:name="Chart 4" draw:style-name="gr1" draw:text-style-name="P1" svg:width="449.97pt" svg:height="278.22pt" svg:x="0pt" svg:y="4.51pt">
              <draw:object draw:notify-on-update-of-ranges="'L100-Derivada'.D1:'L100-Derivada'.D1 'L100-Derivada'.D2:'L100-Derivada'.D55 'L100-Derivada'.C2:'L100-Derivada'.C5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3" office:value-type="float" office:value="0.959960208507421" calcext:value-type="float">
            <text:p>0.960</text:p>
          </table:table-cell>
          <table:table-cell table:style-name="ce15" table:formula="of:=([.A57]+[.A58])/2" office:value-type="float" office:value="16.5" calcext:value-type="float">
            <text:p>16.50</text:p>
          </table:table-cell>
          <table:table-cell table:style-name="ce16" table:formula="of:=([.B58]-[.B57])/([.A58]-[.A57])" office:value-type="float" office:value="0.00801559826509102" calcext:value-type="float">
            <text:p>0.00802</text:p>
          </table:table-cell>
          <table:table-cell table:number-columns-repeated="1020"/>
        </table:table-row>
        <table:table-row table:style-name="ro1">
          <table:table-cell table:style-name="ce9" office:value-type="float" office:value="17" calcext:value-type="float">
            <text:p>17.0</text:p>
          </table:table-cell>
          <table:table-cell table:style-name="ce13" office:value-type="float" office:value="0.967975806772512" calcext:value-type="float">
            <text:p>0.968</text:p>
          </table:table-cell>
          <table:table-cell table:style-name="ce15" table:formula="of:=([.A58]+[.A59])/2" office:value-type="float" office:value="17.5" calcext:value-type="float">
            <text:p>17.50</text:p>
          </table:table-cell>
          <table:table-cell table:style-name="ce16" table:formula="of:=([.B59]-[.B58])/([.A59]-[.A58])" office:value-type="float" office:value="-0.00365445067844483" calcext:value-type="float">
            <text:p>-0.00365</text:p>
          </table:table-cell>
          <table:table-cell table:number-columns-repeated="1020"/>
        </table:table-row>
        <table:table-row table:style-name="ro1">
          <table:table-cell table:style-name="ce9" office:value-type="float" office:value="18" calcext:value-type="float">
            <text:p>18.0</text:p>
          </table:table-cell>
          <table:table-cell table:style-name="ce13" office:value-type="float" office:value="0.964321356094067" calcext:value-type="float">
            <text:p>0.964</text:p>
          </table:table-cell>
          <table:table-cell table:style-name="ce15" table:formula="of:=([.A59]+[.A60])/2" office:value-type="float" office:value="18.5" calcext:value-type="float">
            <text:p>18.50</text:p>
          </table:table-cell>
          <table:table-cell table:style-name="ce16" table:formula="of:=([.B60]-[.B59])/([.A60]-[.A59])" office:value-type="float" office:value="0.00542278460865031" calcext:value-type="float">
            <text:p>0.00542</text:p>
          </table:table-cell>
          <table:table-cell table:number-columns-repeated="1020"/>
        </table:table-row>
        <table:table-row table:style-name="ro1">
          <table:table-cell table:style-name="ce9" office:value-type="float" office:value="19" calcext:value-type="float">
            <text:p>19.0</text:p>
          </table:table-cell>
          <table:table-cell table:style-name="ce13" office:value-type="float" office:value="0.969744140702717" calcext:value-type="float">
            <text:p>0.970</text:p>
          </table:table-cell>
          <table:table-cell table:style-name="ce15" table:formula="of:=([.A60]+[.A61])/2" office:value-type="float" office:value="19.5" calcext:value-type="float">
            <text:p>19.50</text:p>
          </table:table-cell>
          <table:table-cell table:style-name="ce16" table:formula="of:=([.B61]-[.B60])/([.A61]-[.A60])" office:value-type="float" office:value="-0.00335681031395474" calcext:value-type="float">
            <text:p>-0.00336</text:p>
          </table:table-cell>
          <table:table-cell table:number-columns-repeated="1020"/>
        </table:table-row>
        <table:table-row table:style-name="ro1">
          <table:table-cell table:style-name="ce9" office:value-type="float" office:value="20" calcext:value-type="float">
            <text:p>20.0</text:p>
          </table:table-cell>
          <table:table-cell table:style-name="ce13" office:value-type="float" office:value="0.966387330388763" calcext:value-type="float">
            <text:p>0.966</text:p>
          </table:table-cell>
          <table:table-cell table:style-name="ce15" table:formula="of:=([.A61]+[.A62])/2" office:value-type="float" office:value="21" calcext:value-type="float">
            <text:p>21.00</text:p>
          </table:table-cell>
          <table:table-cell table:style-name="ce16" table:formula="of:=([.B62]-[.B61])/([.A62]-[.A61])" office:value-type="float" office:value="0.00222752775456619" calcext:value-type="float">
            <text:p>0.00223</text:p>
          </table:table-cell>
          <table:table-cell table:number-columns-repeated="1020"/>
        </table:table-row>
        <table:table-row table:style-name="ro1">
          <table:table-cell table:style-name="ce9" office:value-type="float" office:value="22" calcext:value-type="float">
            <text:p>22.0</text:p>
          </table:table-cell>
          <table:table-cell table:style-name="ce13" office:value-type="float" office:value="0.970842385897895" calcext:value-type="float">
            <text:p>0.971</text:p>
          </table:table-cell>
          <table:table-cell table:style-name="ce15" table:formula="of:=([.A62]+[.A63])/2" office:value-type="float" office:value="23" calcext:value-type="float">
            <text:p>23.00</text:p>
          </table:table-cell>
          <table:table-cell table:style-name="ce16" table:formula="of:=([.B63]-[.B62])/([.A63]-[.A62])" office:value-type="float" office:value="-0.00474632923480972" calcext:value-type="float">
            <text:p>-0.00475</text:p>
          </table:table-cell>
          <table:table-cell table:number-columns-repeated="1020"/>
        </table:table-row>
        <table:table-row table:style-name="ro1">
          <table:table-cell table:style-name="ce9" office:value-type="float" office:value="24" calcext:value-type="float">
            <text:p>24.0</text:p>
          </table:table-cell>
          <table:table-cell table:style-name="ce13" office:value-type="float" office:value="0.961349727428276" calcext:value-type="float">
            <text:p>0.961</text:p>
          </table:table-cell>
          <table:table-cell table:style-name="ce15" table:formula="of:=([.A63]+[.A64])/2" office:value-type="float" office:value="25" calcext:value-type="float">
            <text:p>25.00</text:p>
          </table:table-cell>
          <table:table-cell table:style-name="ce16" table:formula="of:=([.B64]-[.B63])/([.A64]-[.A63])" office:value-type="float" office:value="0.0111678803071903" calcext:value-type="float">
            <text:p>0.01117</text:p>
          </table:table-cell>
          <table:table-cell table:number-columns-repeated="1020"/>
        </table:table-row>
        <table:table-row table:style-name="ro1">
          <table:table-cell table:style-name="ce9" office:value-type="float" office:value="26" calcext:value-type="float">
            <text:p>26.0</text:p>
          </table:table-cell>
          <table:table-cell table:style-name="ce13" office:value-type="float" office:value="0.983685488042656" calcext:value-type="float">
            <text:p>0.984</text:p>
          </table:table-cell>
          <table:table-cell table:style-name="ce15" table:formula="of:=([.A64]+[.A65])/2" office:value-type="float" office:value="27" calcext:value-type="float">
            <text:p>27.00</text:p>
          </table:table-cell>
          <table:table-cell table:style-name="ce16" table:formula="of:=([.B65]-[.B64])/([.A65]-[.A64])" office:value-type="float" office:value="-0.00276471290438102" calcext:value-type="float">
            <text:p>-0.00276</text:p>
          </table:table-cell>
          <table:table-cell table:number-columns-repeated="1020"/>
        </table:table-row>
        <table:table-row table:style-name="ro1">
          <table:table-cell table:style-name="ce9" office:value-type="float" office:value="28" calcext:value-type="float">
            <text:p>28.0</text:p>
          </table:table-cell>
          <table:table-cell table:style-name="ce13" office:value-type="float" office:value="0.978156062233894" calcext:value-type="float">
            <text:p>0.978</text:p>
          </table:table-cell>
          <table:table-cell table:style-name="ce15" table:formula="of:=([.A65]+[.A66])/2" office:value-type="float" office:value="29" calcext:value-type="float">
            <text:p>29.00</text:p>
          </table:table-cell>
          <table:table-cell table:style-name="ce16" table:formula="of:=([.B66]-[.B65])/([.A66]-[.A65])" office:value-type="float" office:value="0.00137758147308109" calcext:value-type="float">
            <text:p>0.00138</text:p>
          </table:table-cell>
          <table:table-cell table:number-columns-repeated="1020"/>
        </table:table-row>
        <table:table-row table:style-name="ro1">
          <table:table-cell table:style-name="ce9" office:value-type="float" office:value="30" calcext:value-type="float">
            <text:p>30.0</text:p>
          </table:table-cell>
          <table:table-cell table:style-name="ce13" office:value-type="float" office:value="0.980911225180057" calcext:value-type="float">
            <text:p>0.981</text:p>
          </table:table-cell>
          <table:table-cell table:style-name="ce15" table:formula="of:=([.A66]+[.A67])/2" office:value-type="float" office:value="31" calcext:value-type="float">
            <text:p>31.00</text:p>
          </table:table-cell>
          <table:table-cell table:style-name="ce16" table:formula="of:=([.B67]-[.B66])/([.A67]-[.A66])" office:value-type="float" office:value="0.000793442362023" calcext:value-type="float">
            <text:p>0.00079</text:p>
          </table:table-cell>
          <table:table-cell table:number-columns-repeated="1020"/>
        </table:table-row>
        <table:table-row table:style-name="ro1">
          <table:table-cell table:style-name="ce9" office:value-type="float" office:value="32" calcext:value-type="float">
            <text:p>32.0</text:p>
          </table:table-cell>
          <table:table-cell table:style-name="ce13" office:value-type="float" office:value="0.982498109904103" calcext:value-type="float">
            <text:p>0.982</text:p>
          </table:table-cell>
          <table:table-cell table:style-name="ce15" table:formula="of:=([.A67]+[.A68])/2" office:value-type="float" office:value="33" calcext:value-type="float">
            <text:p>33.00</text:p>
          </table:table-cell>
          <table:table-cell table:style-name="ce16" table:formula="of:=([.B68]-[.B67])/([.A68]-[.A67])" office:value-type="float" office:value="-0.0888066531375593" calcext:value-type="float">
            <text:p>-0.08881</text:p>
          </table:table-cell>
          <table:table-cell table:number-columns-repeated="1020"/>
        </table:table-row>
        <table:table-row table:style-name="ro1">
          <table:table-cell table:style-name="ce9" office:value-type="float" office:value="34" calcext:value-type="float">
            <text:p>34.0</text:p>
          </table:table-cell>
          <table:table-cell table:style-name="ce13" office:value-type="float" office:value="0.804884803628984" calcext:value-type="float">
            <text:p>0.805</text:p>
          </table:table-cell>
          <table:table-cell table:style-name="ce15" table:formula="of:=([.A68]+[.A69])/2" office:value-type="float" office:value="35" calcext:value-type="float">
            <text:p>35.00</text:p>
          </table:table-cell>
          <table:table-cell table:style-name="ce16" table:formula="of:=([.B69]-[.B68])/([.A69]-[.A68])" office:value-type="float" office:value="0.0902097011658908" calcext:value-type="float">
            <text:p>0.09021</text:p>
          </table:table-cell>
          <table:table-cell table:number-columns-repeated="1020"/>
        </table:table-row>
        <table:table-row table:style-name="ro1">
          <table:table-cell table:style-name="ce9" office:value-type="float" office:value="36" calcext:value-type="float">
            <text:p>36.0</text:p>
          </table:table-cell>
          <table:table-cell table:style-name="ce13" office:value-type="float" office:value="0.985304205960766" calcext:value-type="float">
            <text:p>0.985</text:p>
          </table:table-cell>
          <table:table-cell table:style-name="ce15" table:formula="of:=([.A69]+[.A70])/2" office:value-type="float" office:value="37" calcext:value-type="float">
            <text:p>37.00</text:p>
          </table:table-cell>
          <table:table-cell table:style-name="ce16" table:formula="of:=([.B70]-[.B69])/([.A70]-[.A69])" office:value-type="float" office:value="-0.000538776809518249" calcext:value-type="float">
            <text:p>-0.00054</text:p>
          </table:table-cell>
          <table:table-cell table:number-columns-repeated="1020"/>
        </table:table-row>
        <table:table-row table:style-name="ro1">
          <table:table-cell table:style-name="ce9" office:value-type="float" office:value="38" calcext:value-type="float">
            <text:p>38.0</text:p>
          </table:table-cell>
          <table:table-cell table:style-name="ce13" office:value-type="float" office:value="0.984226652341729" calcext:value-type="float">
            <text:p>0.984</text:p>
          </table:table-cell>
          <table:table-cell table:style-name="ce15" table:formula="of:=([.A70]+[.A71])/2" office:value-type="float" office:value="39" calcext:value-type="float">
            <text:p>39.00</text:p>
          </table:table-cell>
          <table:table-cell table:style-name="ce16" table:formula="of:=([.B71]-[.B70])/([.A71]-[.A70])" office:value-type="float" office:value="-0.0031817277466078" calcext:value-type="float">
            <text:p>-0.00318</text:p>
          </table:table-cell>
          <table:table-cell table:number-columns-repeated="1020"/>
        </table:table-row>
        <table:table-row table:style-name="ro1">
          <table:table-cell table:style-name="ce9" office:value-type="float" office:value="40" calcext:value-type="float">
            <text:p>40.0</text:p>
          </table:table-cell>
          <table:table-cell table:style-name="ce13" office:value-type="float" office:value="0.977863196848513" calcext:value-type="float">
            <text:p>0.978</text:p>
          </table:table-cell>
          <table:table-cell table:style-name="ce15" table:formula="of:=([.A71]+[.A72])/2" office:value-type="float" office:value="41" calcext:value-type="float">
            <text:p>41.00</text:p>
          </table:table-cell>
          <table:table-cell table:style-name="ce16" table:formula="of:=([.B72]-[.B71])/([.A72]-[.A71])" office:value-type="float" office:value="0.00250049739365743" calcext:value-type="float">
            <text:p>0.00250</text:p>
          </table:table-cell>
          <table:table-cell table:number-columns-repeated="1020"/>
        </table:table-row>
        <table:table-row table:style-name="ro1">
          <table:table-cell table:style-name="ce9" office:value-type="float" office:value="42" calcext:value-type="float">
            <text:p>42.0</text:p>
          </table:table-cell>
          <table:table-cell table:style-name="ce13" office:value-type="float" office:value="0.982864191635828" calcext:value-type="float">
            <text:p>0.983</text:p>
          </table:table-cell>
          <table:table-cell table:style-name="ce15" table:formula="of:=([.A72]+[.A73])/2" office:value-type="float" office:value="43" calcext:value-type="float">
            <text:p>43.00</text:p>
          </table:table-cell>
          <table:table-cell table:style-name="ce16" table:formula="of:=([.B73]-[.B72])/([.A73]-[.A72])" office:value-type="float" office:value="0.000935100075603823" calcext:value-type="float">
            <text:p>0.00094</text:p>
          </table:table-cell>
          <table:table-cell table:number-columns-repeated="1020"/>
        </table:table-row>
        <table:table-row table:style-name="ro1">
          <table:table-cell table:style-name="ce9" office:value-type="float" office:value="44" calcext:value-type="float">
            <text:p>44.0</text:p>
          </table:table-cell>
          <table:table-cell table:style-name="ce13" office:value-type="float" office:value="0.984734391787036" calcext:value-type="float">
            <text:p>0.985</text:p>
          </table:table-cell>
          <table:table-cell table:style-name="ce15" table:formula="of:=([.A73]+[.A74])/2" office:value-type="float" office:value="45" calcext:value-type="float">
            <text:p>45.00</text:p>
          </table:table-cell>
          <table:table-cell table:style-name="ce16" table:formula="of:=([.B74]-[.B73])/([.A74]-[.A73])" office:value-type="float" office:value="-0.00501611555449444" calcext:value-type="float">
            <text:p>-0.00502</text:p>
          </table:table-cell>
          <table:table-cell table:number-columns-repeated="1020"/>
        </table:table-row>
        <table:table-row table:style-name="ro1">
          <table:table-cell table:style-name="ce9" office:value-type="float" office:value="46" calcext:value-type="float">
            <text:p>46.0</text:p>
          </table:table-cell>
          <table:table-cell table:style-name="ce13" office:value-type="float" office:value="0.974702160678047" calcext:value-type="float">
            <text:p>0.975</text:p>
          </table:table-cell>
          <table:table-cell table:style-name="ce15" table:formula="of:=([.A74]+[.A75])/2" office:value-type="float" office:value="47" calcext:value-type="float">
            <text:p>47.00</text:p>
          </table:table-cell>
          <table:table-cell table:style-name="ce16" table:formula="of:=([.B75]-[.B74])/([.A75]-[.A74])" office:value-type="float" office:value="0.00589391588078458" calcext:value-type="float">
            <text:p>0.00589</text:p>
          </table:table-cell>
          <table:table-cell table:number-columns-repeated="1020"/>
        </table:table-row>
        <table:table-row table:style-name="ro1">
          <table:table-cell table:style-name="ce9" office:value-type="float" office:value="48" calcext:value-type="float">
            <text:p>48.0</text:p>
          </table:table-cell>
          <table:table-cell table:style-name="ce13" office:value-type="float" office:value="0.986489992439616" calcext:value-type="float">
            <text:p>0.986</text:p>
          </table:table-cell>
          <table:table-cell table:style-name="ce15" table:formula="of:=([.A75]+[.A76])/2" office:value-type="float" office:value="49" calcext:value-type="float">
            <text:p>49.00</text:p>
          </table:table-cell>
          <table:table-cell table:style-name="ce16" table:formula="of:=([.B76]-[.B75])/([.A76]-[.A75])" office:value-type="float" office:value="0.00404997811467905" calcext:value-type="float">
            <text:p>0.00405</text:p>
          </table:table-cell>
          <table:table-cell table:number-columns-repeated="1020"/>
        </table:table-row>
        <table:table-row table:style-name="ro1">
          <table:table-cell table:style-name="ce9" office:value-type="float" office:value="50" calcext:value-type="float">
            <text:p>50.0</text:p>
          </table:table-cell>
          <table:table-cell table:style-name="ce13" office:value-type="float" office:value="0.994589948668974" calcext:value-type="float">
            <text:p>0.995</text:p>
          </table:table-cell>
          <table:table-cell table:style-name="ce15"/>
          <table:table-cell table:style-name="ce16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9" office:value-type="float" office:value="4.9" calcext:value-type="float">
            <text:p>4.9</text:p>
          </table:table-cell>
          <table:table-cell table:style-name="ce11" office:value-type="string" calcext:value-type="string">
            <text:p>y</text:p>
          </table:table-cell>
          <table:table-cell table:style-name="ce15" table:formula="of:=MAX([.D2:.D76])" office:value-type="float" office:value="0.371196530181847" calcext:value-type="float">
            <text:p>0.37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250" table:style-name="ta5">
        <table:table-column table:style-name="co1" table:number-columns-repeated="1024" table:default-cell-style-name="Default"/>
        <table:table-row table:style-name="ro1">
          <table:table-cell table:style-name="ce10" office:value-type="string" calcext:value-type="string" table:number-columns-spanned="1" table:number-rows-spanned="2">
            <text:p>q</text:p>
          </table:table-cell>
          <table:table-cell table:style-name="ce17" office:value-type="string" calcext:value-type="string" table:number-columns-spanned="1" table:number-rows-spanned="2">
            <text:p>Afinidade</text:p>
          </table:table-cell>
          <table:table-cell table:style-name="ce17" office:value-type="string" calcext:value-type="string" table:number-columns-spanned="1" table:number-rows-spanned="2">
            <text:p>Média</text:p>
          </table:table-cell>
          <table:table-cell table:style-name="ce17" office:value-type="string" calcext:value-type="string" table:number-columns-spanned="5" table:number-rows-spanned="1">
            <text:p>Medição</text:p>
          </table:table-cell>
          <table:covered-table-cell table:number-columns-repeated="4"/>
          <table:table-cell table:number-columns-repeated="1016"/>
        </table:table-row>
        <table:table-row table:style-name="ro1">
          <table:covered-table-cell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9" office:value-type="float" office:value="0.2" calcext:value-type="float">
            <text:p>0.2</text:p>
          </table:table-cell>
          <table:table-cell table:style-name="ce13" table:formula="of:=[.C3]/[.$C$78]" office:value-type="float" office:value="0.00115704407318421" calcext:value-type="float">
            <text:p>0.001</text:p>
          </table:table-cell>
          <table:table-cell table:style-name="ce20" table:formula="of:=AVERAGE([.D3:.H3])" office:value-type="float" office:value="-9.318428" calcext:value-type="float">
            <text:p>-9.318428</text:p>
            <draw:frame table:end-cell-address="L250.H20" table:end-x="52.24pt" table:end-y="10.49pt" draw:z-index="0" draw:name="Chart 5" draw:style-name="gr1" draw:text-style-name="P1" svg:width="449.97pt" svg:height="278.22pt" svg:x="3pt" svg:y="0pt">
              <draw:object draw:notify-on-update-of-ranges="L250.B3:L250.B52 L250.A3:L250.A5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20" office:value-type="float" office:value="-9.6711" calcext:value-type="float">
            <text:p>-9.6711</text:p>
          </table:table-cell>
          <table:table-cell table:style-name="ce20" office:value-type="float" office:value="-10.124" calcext:value-type="float">
            <text:p>-10.124</text:p>
          </table:table-cell>
          <table:table-cell table:style-name="ce20" office:value-type="float" office:value="-8.663" calcext:value-type="float">
            <text:p>-8.663</text:p>
          </table:table-cell>
          <table:table-cell table:style-name="ce20" office:value-type="float" office:value="-9.6457" calcext:value-type="float">
            <text:p>-9.6457</text:p>
          </table:table-cell>
          <table:table-cell table:style-name="ce20" office:value-type="float" office:value="-8.48834" calcext:value-type="float">
            <text:p>-8.48834</text:p>
          </table:table-cell>
          <table:table-cell table:number-columns-repeated="1016"/>
        </table:table-row>
        <table:table-row table:style-name="ro1">
          <table:table-cell table:style-name="ce9" office:value-type="float" office:value="0.4" calcext:value-type="float">
            <text:p>0.4</text:p>
          </table:table-cell>
          <table:table-cell table:style-name="ce13" table:formula="of:=[.C4]/[.$C$78]" office:value-type="float" office:value="0.00369388538116258" calcext:value-type="float">
            <text:p>0.004</text:p>
          </table:table-cell>
          <table:table-cell table:style-name="ce20" table:formula="of:=AVERAGE([.D4:.H4])" office:value-type="float" office:value="-29.74926" calcext:value-type="float">
            <text:p>-29.74926</text:p>
          </table:table-cell>
          <table:table-cell table:style-name="ce20" office:value-type="float" office:value="-27.376" calcext:value-type="float">
            <text:p>-27.376</text:p>
          </table:table-cell>
          <table:table-cell table:style-name="ce20" office:value-type="float" office:value="-32.032" calcext:value-type="float">
            <text:p>-32.032</text:p>
          </table:table-cell>
          <table:table-cell table:style-name="ce20" office:value-type="float" office:value="-29.594" calcext:value-type="float">
            <text:p>-29.594</text:p>
          </table:table-cell>
          <table:table-cell table:style-name="ce20" office:value-type="float" office:value="-29.709" calcext:value-type="float">
            <text:p>-29.709</text:p>
          </table:table-cell>
          <table:table-cell table:style-name="ce20" office:value-type="float" office:value="-30.0353" calcext:value-type="float">
            <text:p>-30.0353</text:p>
          </table:table-cell>
          <table:table-cell table:number-columns-repeated="1016"/>
        </table:table-row>
        <table:table-row table:style-name="ro1">
          <table:table-cell table:style-name="ce9" office:value-type="float" office:value="0.6" calcext:value-type="float">
            <text:p>0.6</text:p>
          </table:table-cell>
          <table:table-cell table:style-name="ce13" table:formula="of:=[.C5]/[.$C$78]" office:value-type="float" office:value="0.00866814674091872" calcext:value-type="float">
            <text:p>0.009</text:p>
          </table:table-cell>
          <table:table-cell table:style-name="ce20" table:formula="of:=AVERAGE([.D5:.H5])" office:value-type="float" office:value="-69.81022" calcext:value-type="float">
            <text:p>-69.81022</text:p>
          </table:table-cell>
          <table:table-cell table:style-name="ce20" office:value-type="float" office:value="-68.394" calcext:value-type="float">
            <text:p>-68.394</text:p>
          </table:table-cell>
          <table:table-cell table:style-name="ce20" office:value-type="float" office:value="-68.344" calcext:value-type="float">
            <text:p>-68.344</text:p>
          </table:table-cell>
          <table:table-cell table:style-name="ce20" office:value-type="float" office:value="-66.385" calcext:value-type="float">
            <text:p>-66.385</text:p>
          </table:table-cell>
          <table:table-cell table:style-name="ce20" office:value-type="float" office:value="-74.309" calcext:value-type="float">
            <text:p>-74.309</text:p>
          </table:table-cell>
          <table:table-cell table:style-name="ce20" office:value-type="float" office:value="-71.6191" calcext:value-type="float">
            <text:p>-71.6191</text:p>
          </table:table-cell>
          <table:table-cell table:number-columns-repeated="1016"/>
        </table:table-row>
        <table:table-row table:style-name="ro1">
          <table:table-cell table:style-name="ce9" office:value-type="float" office:value="0.8" calcext:value-type="float">
            <text:p>0.8</text:p>
          </table:table-cell>
          <table:table-cell table:style-name="ce13" table:formula="of:=[.C6]/[.$C$78]" office:value-type="float" office:value="0.0149880364803536" calcext:value-type="float">
            <text:p>0.015</text:p>
          </table:table-cell>
          <table:table-cell table:style-name="ce20" table:formula="of:=AVERAGE([.D6:.H6])" office:value-type="float" office:value="-120.7084" calcext:value-type="float">
            <text:p>-120.7084</text:p>
          </table:table-cell>
          <table:table-cell table:style-name="ce20" office:value-type="float" office:value="-122.29" calcext:value-type="float">
            <text:p>-122.29</text:p>
          </table:table-cell>
          <table:table-cell table:style-name="ce20" office:value-type="float" office:value="-121.15" calcext:value-type="float">
            <text:p>-121.15</text:p>
          </table:table-cell>
          <table:table-cell table:style-name="ce20" office:value-type="float" office:value="-122.29" calcext:value-type="float">
            <text:p>-122.29</text:p>
          </table:table-cell>
          <table:table-cell table:style-name="ce20" office:value-type="float" office:value="-116.4" calcext:value-type="float">
            <text:p>-116.4</text:p>
          </table:table-cell>
          <table:table-cell table:style-name="ce20" office:value-type="float" office:value="-121.412" calcext:value-type="float">
            <text:p>-121.412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.0</text:p>
          </table:table-cell>
          <table:table-cell table:style-name="ce13" table:formula="of:=[.C7]/[.$C$78]" office:value-type="float" office:value="0.0199858449274553" calcext:value-type="float">
            <text:p>0.020</text:p>
          </table:table-cell>
          <table:table-cell table:style-name="ce20" table:formula="of:=AVERAGE([.D7:.H7])" office:value-type="float" office:value="-160.959" calcext:value-type="float">
            <text:p>-160.959</text:p>
          </table:table-cell>
          <table:table-cell table:style-name="ce20" office:value-type="float" office:value="-160.09" calcext:value-type="float">
            <text:p>-160.09</text:p>
          </table:table-cell>
          <table:table-cell table:style-name="ce20" office:value-type="float" office:value="-155.3" calcext:value-type="float">
            <text:p>-155.3</text:p>
          </table:table-cell>
          <table:table-cell table:style-name="ce20" office:value-type="float" office:value="-163.3" calcext:value-type="float">
            <text:p>-163.3</text:p>
          </table:table-cell>
          <table:table-cell table:style-name="ce20" office:value-type="float" office:value="-165.05" calcext:value-type="float">
            <text:p>-165.05</text:p>
          </table:table-cell>
          <table:table-cell table:style-name="ce20" office:value-type="float" office:value="-161.055" calcext:value-type="float">
            <text:p>-161.055</text:p>
          </table:table-cell>
          <table:table-cell table:number-columns-repeated="1016"/>
        </table:table-row>
        <table:table-row table:style-name="ro1">
          <table:table-cell table:style-name="ce9" office:value-type="float" office:value="1.2" calcext:value-type="float">
            <text:p>1.2</text:p>
          </table:table-cell>
          <table:table-cell table:style-name="ce13" table:formula="of:=[.C8]/[.$C$78]" office:value-type="float" office:value="0.0255751367392425" calcext:value-type="float">
            <text:p>0.026</text:p>
          </table:table-cell>
          <table:table-cell table:style-name="ce20" table:formula="of:=AVERAGE([.D8:.H8])" office:value-type="float" office:value="-205.9732" calcext:value-type="float">
            <text:p>-205.9732</text:p>
          </table:table-cell>
          <table:table-cell table:style-name="ce20" office:value-type="float" office:value="-207.5" calcext:value-type="float">
            <text:p>-207.5</text:p>
          </table:table-cell>
          <table:table-cell table:style-name="ce20" office:value-type="float" office:value="-205.32" calcext:value-type="float">
            <text:p>-205.32</text:p>
          </table:table-cell>
          <table:table-cell table:style-name="ce20" office:value-type="float" office:value="-201.85" calcext:value-type="float">
            <text:p>-201.85</text:p>
          </table:table-cell>
          <table:table-cell table:style-name="ce20" office:value-type="float" office:value="-207.31" calcext:value-type="float">
            <text:p>-207.31</text:p>
          </table:table-cell>
          <table:table-cell table:style-name="ce20" office:value-type="float" office:value="-207.886" calcext:value-type="float">
            <text:p>-207.886</text:p>
          </table:table-cell>
          <table:table-cell table:number-columns-repeated="1016"/>
        </table:table-row>
        <table:table-row table:style-name="ro1">
          <table:table-cell table:style-name="ce9" office:value-type="float" office:value="1.399" calcext:value-type="float">
            <text:p>1.4</text:p>
          </table:table-cell>
          <table:table-cell table:style-name="ce13" table:formula="of:=[.C9]/[.$C$78]" office:value-type="float" office:value="0.0316744333314708" calcext:value-type="float">
            <text:p>0.032</text:p>
          </table:table-cell>
          <table:table-cell table:style-name="ce20" table:formula="of:=AVERAGE([.D9:.H9])" office:value-type="float" office:value="-255.0948" calcext:value-type="float">
            <text:p>-255.0948</text:p>
          </table:table-cell>
          <table:table-cell table:style-name="ce20" office:value-type="float" office:value="-251.81" calcext:value-type="float">
            <text:p>-251.81</text:p>
          </table:table-cell>
          <table:table-cell table:style-name="ce20" office:value-type="float" office:value="-252.08" calcext:value-type="float">
            <text:p>-252.08</text:p>
          </table:table-cell>
          <table:table-cell table:style-name="ce20" office:value-type="float" office:value="-255.75" calcext:value-type="float">
            <text:p>-255.75</text:p>
          </table:table-cell>
          <table:table-cell table:style-name="ce20" office:value-type="float" office:value="-257.4" calcext:value-type="float">
            <text:p>-257.4</text:p>
          </table:table-cell>
          <table:table-cell table:style-name="ce20" office:value-type="float" office:value="-258.434" calcext:value-type="float">
            <text:p>-258.434</text:p>
          </table:table-cell>
          <table:table-cell table:number-columns-repeated="1016"/>
        </table:table-row>
        <table:table-row table:style-name="ro1">
          <table:table-cell table:style-name="ce9" office:value-type="float" office:value="1.6" calcext:value-type="float">
            <text:p>1.6</text:p>
          </table:table-cell>
          <table:table-cell table:style-name="ce13" table:formula="of:=[.C10]/[.$C$78]" office:value-type="float" office:value="0.0398722566786488" calcext:value-type="float">
            <text:p>0.040</text:p>
          </table:table-cell>
          <table:table-cell table:style-name="ce20" table:formula="of:=AVERAGE([.D10:.H10])" office:value-type="float" office:value="-321.1172" calcext:value-type="float">
            <text:p>-321.1172</text:p>
          </table:table-cell>
          <table:table-cell table:style-name="ce20" office:value-type="float" office:value="-318" calcext:value-type="float">
            <text:p>-318</text:p>
          </table:table-cell>
          <table:table-cell table:style-name="ce20" office:value-type="float" office:value="-321.42" calcext:value-type="float">
            <text:p>-321.42</text:p>
          </table:table-cell>
          <table:table-cell table:style-name="ce20" office:value-type="float" office:value="-319.61" calcext:value-type="float">
            <text:p>-319.61</text:p>
          </table:table-cell>
          <table:table-cell table:style-name="ce20" office:value-type="float" office:value="-321.08" calcext:value-type="float">
            <text:p>-321.08</text:p>
          </table:table-cell>
          <table:table-cell table:style-name="ce20" office:value-type="float" office:value="-325.476" calcext:value-type="float">
            <text:p>-325.476</text:p>
          </table:table-cell>
          <table:table-cell table:number-columns-repeated="1016"/>
        </table:table-row>
        <table:table-row table:style-name="ro1">
          <table:table-cell table:style-name="ce9" office:value-type="float" office:value="1.799" calcext:value-type="float">
            <text:p>1.8</text:p>
          </table:table-cell>
          <table:table-cell table:style-name="ce13" table:formula="of:=[.C11]/[.$C$78]" office:value-type="float" office:value="0.0491031519869873" calcext:value-type="float">
            <text:p>0.049</text:p>
          </table:table-cell>
          <table:table-cell table:style-name="ce20" table:formula="of:=AVERAGE([.D11:.H11])" office:value-type="float" office:value="-395.4596" calcext:value-type="float">
            <text:p>-395.4596</text:p>
          </table:table-cell>
          <table:table-cell table:style-name="ce20" office:value-type="float" office:value="-392.21" calcext:value-type="float">
            <text:p>-392.21</text:p>
          </table:table-cell>
          <table:table-cell table:style-name="ce20" office:value-type="float" office:value="-391.53" calcext:value-type="float">
            <text:p>-391.53</text:p>
          </table:table-cell>
          <table:table-cell table:style-name="ce20" office:value-type="float" office:value="-399.8" calcext:value-type="float">
            <text:p>-399.8</text:p>
          </table:table-cell>
          <table:table-cell table:style-name="ce20" office:value-type="float" office:value="-398.99" calcext:value-type="float">
            <text:p>-398.99</text:p>
          </table:table-cell>
          <table:table-cell table:style-name="ce20" office:value-type="float" office:value="-394.768" calcext:value-type="float">
            <text:p>-394.768</text:p>
          </table:table-cell>
          <table:table-cell table:number-columns-repeated="1016"/>
        </table:table-row>
        <table:table-row table:style-name="ro1">
          <table:table-cell table:style-name="ce9" office:value-type="float" office:value="2" calcext:value-type="float">
            <text:p>2.0</text:p>
          </table:table-cell>
          <table:table-cell table:style-name="ce13" table:formula="of:=[.C12]/[.$C$78]" office:value-type="float" office:value="0.0586865086016899" calcext:value-type="float">
            <text:p>0.059</text:p>
          </table:table-cell>
          <table:table-cell table:style-name="ce20" table:formula="of:=AVERAGE([.D12:.H12])" office:value-type="float" office:value="-472.6406" calcext:value-type="float">
            <text:p>-472.6406</text:p>
          </table:table-cell>
          <table:table-cell table:style-name="ce20" office:value-type="float" office:value="-469.69" calcext:value-type="float">
            <text:p>-469.69</text:p>
          </table:table-cell>
          <table:table-cell table:style-name="ce20" office:value-type="float" office:value="-475" calcext:value-type="float">
            <text:p>-475</text:p>
          </table:table-cell>
          <table:table-cell table:style-name="ce20" office:value-type="float" office:value="-473.48" calcext:value-type="float">
            <text:p>-473.48</text:p>
          </table:table-cell>
          <table:table-cell table:style-name="ce20" office:value-type="float" office:value="-471.98" calcext:value-type="float">
            <text:p>-471.98</text:p>
          </table:table-cell>
          <table:table-cell table:style-name="ce20" office:value-type="float" office:value="-473.053" calcext:value-type="float">
            <text:p>-473.053</text:p>
          </table:table-cell>
          <table:table-cell table:number-columns-repeated="1016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3" table:formula="of:=[.C13]/[.$C$78]" office:value-type="float" office:value="0.0683923438440956" calcext:value-type="float">
            <text:p>0.068</text:p>
          </table:table-cell>
          <table:table-cell table:style-name="ce20" table:formula="of:=AVERAGE([.D13:.H13])" office:value-type="float" office:value="-550.808" calcext:value-type="float">
            <text:p>-550.808</text:p>
          </table:table-cell>
          <table:table-cell table:style-name="ce20" office:value-type="float" office:value="-545.9" calcext:value-type="float">
            <text:p>-545.9</text:p>
          </table:table-cell>
          <table:table-cell table:style-name="ce20" office:value-type="float" office:value="-550.98" calcext:value-type="float">
            <text:p>-550.98</text:p>
          </table:table-cell>
          <table:table-cell table:style-name="ce20" office:value-type="float" office:value="-547.74" calcext:value-type="float">
            <text:p>-547.74</text:p>
          </table:table-cell>
          <table:table-cell table:style-name="ce20" office:value-type="float" office:value="-555.21" calcext:value-type="float">
            <text:p>-555.21</text:p>
          </table:table-cell>
          <table:table-cell table:style-name="ce20" office:value-type="float" office:value="-554.21" calcext:value-type="float">
            <text:p>-554.21</text:p>
          </table:table-cell>
          <table:table-cell table:number-columns-repeated="1016"/>
        </table:table-row>
        <table:table-row table:style-name="ro1">
          <table:table-cell table:style-name="ce9" office:value-type="float" office:value="2.4" calcext:value-type="float">
            <text:p>2.4</text:p>
          </table:table-cell>
          <table:table-cell table:style-name="ce13" table:formula="of:=[.C14]/[.$C$78]" office:value-type="float" office:value="0.0785039578327839" calcext:value-type="float">
            <text:p>0.079</text:p>
          </table:table-cell>
          <table:table-cell table:style-name="ce20" table:formula="of:=AVERAGE([.D14:.H14])" office:value-type="float" office:value="-632.2434" calcext:value-type="float">
            <text:p>-632.2434</text:p>
          </table:table-cell>
          <table:table-cell table:style-name="ce20" office:value-type="float" office:value="-635.61" calcext:value-type="float">
            <text:p>-635.61</text:p>
          </table:table-cell>
          <table:table-cell table:style-name="ce20" office:value-type="float" office:value="-633.25" calcext:value-type="float">
            <text:p>-633.25</text:p>
          </table:table-cell>
          <table:table-cell table:style-name="ce20" office:value-type="float" office:value="-628.95" calcext:value-type="float">
            <text:p>-628.95</text:p>
          </table:table-cell>
          <table:table-cell table:style-name="ce20" office:value-type="float" office:value="-627.6" calcext:value-type="float">
            <text:p>-627.6</text:p>
          </table:table-cell>
          <table:table-cell table:style-name="ce20" office:value-type="float" office:value="-635.807" calcext:value-type="float">
            <text:p>-635.807</text:p>
          </table:table-cell>
          <table:table-cell table:number-columns-repeated="1016"/>
        </table:table-row>
        <table:table-row table:style-name="ro1">
          <table:table-cell table:style-name="ce9" office:value-type="float" office:value="2.599" calcext:value-type="float">
            <text:p>2.6</text:p>
          </table:table-cell>
          <table:table-cell table:style-name="ce13" table:formula="of:=[.C15]/[.$C$78]" office:value-type="float" office:value="0.0902822198630435" calcext:value-type="float">
            <text:p>0.090</text:p>
          </table:table-cell>
          <table:table-cell table:style-name="ce20" table:formula="of:=AVERAGE([.D15:.H15])" office:value-type="float" office:value="-727.1014" calcext:value-type="float">
            <text:p>-727.1014</text:p>
          </table:table-cell>
          <table:table-cell table:style-name="ce20" office:value-type="float" office:value="-725.63" calcext:value-type="float">
            <text:p>-725.63</text:p>
          </table:table-cell>
          <table:table-cell table:style-name="ce20" office:value-type="float" office:value="-727.21" calcext:value-type="float">
            <text:p>-727.21</text:p>
          </table:table-cell>
          <table:table-cell table:style-name="ce20" office:value-type="float" office:value="-724.83" calcext:value-type="float">
            <text:p>-724.83</text:p>
          </table:table-cell>
          <table:table-cell table:style-name="ce20" office:value-type="float" office:value="-727.53" calcext:value-type="float">
            <text:p>-727.53</text:p>
          </table:table-cell>
          <table:table-cell table:style-name="ce20" office:value-type="float" office:value="-730.307" calcext:value-type="float">
            <text:p>-730.307</text:p>
          </table:table-cell>
          <table:table-cell table:number-columns-repeated="1016"/>
        </table:table-row>
        <table:table-row table:style-name="ro1">
          <table:table-cell table:style-name="ce9" office:value-type="float" office:value="2.799" calcext:value-type="float">
            <text:p>2.8</text:p>
          </table:table-cell>
          <table:table-cell table:style-name="ce13" table:formula="of:=[.C16]/[.$C$78]" office:value-type="float" office:value="0.105879048630124" calcext:value-type="float">
            <text:p>0.106</text:p>
          </table:table-cell>
          <table:table-cell table:style-name="ce20" table:formula="of:=AVERAGE([.D16:.H16])" office:value-type="float" office:value="-852.7128" calcext:value-type="float">
            <text:p>-852.7128</text:p>
          </table:table-cell>
          <table:table-cell table:style-name="ce20" office:value-type="float" office:value="-854.09" calcext:value-type="float">
            <text:p>-854.09</text:p>
          </table:table-cell>
          <table:table-cell table:style-name="ce20" office:value-type="float" office:value="-853.04" calcext:value-type="float">
            <text:p>-853.04</text:p>
          </table:table-cell>
          <table:table-cell table:style-name="ce20" office:value-type="float" office:value="-846.66" calcext:value-type="float">
            <text:p>-846.66</text:p>
          </table:table-cell>
          <table:table-cell table:style-name="ce20" office:value-type="float" office:value="-859.02" calcext:value-type="float">
            <text:p>-859.02</text:p>
          </table:table-cell>
          <table:table-cell table:style-name="ce20" office:value-type="float" office:value="-850.754" calcext:value-type="float">
            <text:p>-850.754</text:p>
          </table:table-cell>
          <table:table-cell table:number-columns-repeated="1016"/>
        </table:table-row>
        <table:table-row table:style-name="ro1">
          <table:table-cell table:style-name="ce9" office:value-type="float" office:value="3" calcext:value-type="float">
            <text:p>3.0</text:p>
          </table:table-cell>
          <table:table-cell table:style-name="ce13" table:formula="of:=[.C17]/[.$C$78]" office:value-type="float" office:value="0.126105057955089" calcext:value-type="float">
            <text:p>0.126</text:p>
          </table:table-cell>
          <table:table-cell table:style-name="ce20" table:formula="of:=AVERAGE([.D17:.H17])" office:value-type="float" office:value="-1015.606" calcext:value-type="float">
            <text:p>-1015.606</text:p>
          </table:table-cell>
          <table:table-cell table:style-name="ce20" office:value-type="float" office:value="-1016.1" calcext:value-type="float">
            <text:p>-1016.1</text:p>
          </table:table-cell>
          <table:table-cell table:style-name="ce20" office:value-type="float" office:value="-1015.2" calcext:value-type="float">
            <text:p>-1015.2</text:p>
          </table:table-cell>
          <table:table-cell table:style-name="ce20" office:value-type="float" office:value="-1022.5" calcext:value-type="float">
            <text:p>-1022.5</text:p>
          </table:table-cell>
          <table:table-cell table:style-name="ce20" office:value-type="float" office:value="-1010.8" calcext:value-type="float">
            <text:p>-1010.8</text:p>
          </table:table-cell>
          <table:table-cell table:style-name="ce20" office:value-type="float" office:value="-1013.43" calcext:value-type="float">
            <text:p>-1013.43</text:p>
          </table:table-cell>
          <table:table-cell table:number-columns-repeated="1016"/>
        </table:table-row>
        <table:table-row table:style-name="ro1">
          <table:table-cell table:style-name="ce9" office:value-type="float" office:value="3.2" calcext:value-type="float">
            <text:p>3.2</text:p>
          </table:table-cell>
          <table:table-cell table:style-name="ce13" table:formula="of:=[.C18]/[.$C$78]" office:value-type="float" office:value="0.147596183097105" calcext:value-type="float">
            <text:p>0.148</text:p>
          </table:table-cell>
          <table:table-cell table:style-name="ce20" table:formula="of:=AVERAGE([.D18:.H18])" office:value-type="float" office:value="-1188.688" calcext:value-type="float">
            <text:p>-1188.688</text:p>
          </table:table-cell>
          <table:table-cell table:style-name="ce20" office:value-type="float" office:value="-1193.2" calcext:value-type="float">
            <text:p>-1193.2</text:p>
          </table:table-cell>
          <table:table-cell table:style-name="ce20" office:value-type="float" office:value="-1185.9" calcext:value-type="float">
            <text:p>-1185.9</text:p>
          </table:table-cell>
          <table:table-cell table:style-name="ce20" office:value-type="float" office:value="-1185.8" calcext:value-type="float">
            <text:p>-1185.8</text:p>
          </table:table-cell>
          <table:table-cell table:style-name="ce20" office:value-type="float" office:value="-1189.2" calcext:value-type="float">
            <text:p>-1189.2</text:p>
          </table:table-cell>
          <table:table-cell table:style-name="ce20" office:value-type="float" office:value="-1189.34" calcext:value-type="float">
            <text:p>-1189.34</text:p>
          </table:table-cell>
          <table:table-cell table:number-columns-repeated="1016"/>
        </table:table-row>
        <table:table-row table:style-name="ro1">
          <table:table-cell table:style-name="ce9" office:value-type="float" office:value="3.4" calcext:value-type="float">
            <text:p>3.4</text:p>
          </table:table-cell>
          <table:table-cell table:style-name="ce13" table:formula="of:=[.C19]/[.$C$78]" office:value-type="float" office:value="0.170930696019817" calcext:value-type="float">
            <text:p>0.171</text:p>
          </table:table-cell>
          <table:table-cell table:style-name="ce20" table:formula="of:=AVERAGE([.D19:.H19])" office:value-type="float" office:value="-1376.616" calcext:value-type="float">
            <text:p>-1376.616</text:p>
          </table:table-cell>
          <table:table-cell table:style-name="ce20" office:value-type="float" office:value="-1370.9" calcext:value-type="float">
            <text:p>-1370.9</text:p>
          </table:table-cell>
          <table:table-cell table:style-name="ce20" office:value-type="float" office:value="-1378.8" calcext:value-type="float">
            <text:p>-1378.8</text:p>
          </table:table-cell>
          <table:table-cell table:style-name="ce20" office:value-type="float" office:value="-1378.1" calcext:value-type="float">
            <text:p>-1378.1</text:p>
          </table:table-cell>
          <table:table-cell table:style-name="ce20" office:value-type="float" office:value="-1378.8" calcext:value-type="float">
            <text:p>-1378.8</text:p>
          </table:table-cell>
          <table:table-cell table:style-name="ce20" office:value-type="float" office:value="-1376.48" calcext:value-type="float">
            <text:p>-1376.48</text:p>
          </table:table-cell>
          <table:table-cell table:number-columns-repeated="1016"/>
        </table:table-row>
        <table:table-row table:style-name="ro1">
          <table:table-cell table:style-name="ce9" office:value-type="float" office:value="3.599" calcext:value-type="float">
            <text:p>3.6</text:p>
          </table:table-cell>
          <table:table-cell table:style-name="ce13" table:formula="of:=[.C20]/[.$C$78]" office:value-type="float" office:value="0.196023666287956" calcext:value-type="float">
            <text:p>0.196</text:p>
          </table:table-cell>
          <table:table-cell table:style-name="ce20" table:formula="of:=AVERAGE([.D20:.H20])" office:value-type="float" office:value="-1578.706" calcext:value-type="float">
            <text:p>-1578.706</text:p>
          </table:table-cell>
          <table:table-cell table:style-name="ce20" office:value-type="float" office:value="-1577.6" calcext:value-type="float">
            <text:p>-1577.6</text:p>
          </table:table-cell>
          <table:table-cell table:style-name="ce20" office:value-type="float" office:value="-1588.3" calcext:value-type="float">
            <text:p>-1588.3</text:p>
          </table:table-cell>
          <table:table-cell table:style-name="ce20" office:value-type="float" office:value="-1574.8" calcext:value-type="float">
            <text:p>-1574.8</text:p>
          </table:table-cell>
          <table:table-cell table:style-name="ce20" office:value-type="float" office:value="-1570" calcext:value-type="float">
            <text:p>-1570</text:p>
          </table:table-cell>
          <table:table-cell table:style-name="ce20" office:value-type="float" office:value="-1582.83" calcext:value-type="float">
            <text:p>-1582.83</text:p>
          </table:table-cell>
          <table:table-cell table:number-columns-repeated="1016"/>
        </table:table-row>
        <table:table-row table:style-name="ro1">
          <table:table-cell table:style-name="ce9" office:value-type="float" office:value="3.799" calcext:value-type="float">
            <text:p>3.8</text:p>
          </table:table-cell>
          <table:table-cell table:style-name="ce13" table:formula="of:=[.C21]/[.$C$78]" office:value-type="float" office:value="0.225325659794006" calcext:value-type="float">
            <text:p>0.225</text:p>
          </table:table-cell>
          <table:table-cell table:style-name="ce20" table:formula="of:=AVERAGE([.D21:.H21])" office:value-type="float" office:value="-1814.694" calcext:value-type="float">
            <text:p>-1814.694</text:p>
          </table:table-cell>
          <table:table-cell table:style-name="ce20" office:value-type="float" office:value="-1812" calcext:value-type="float">
            <text:p>-1812</text:p>
          </table:table-cell>
          <table:table-cell table:style-name="ce20" office:value-type="float" office:value="-1814.6" calcext:value-type="float">
            <text:p>-1814.6</text:p>
          </table:table-cell>
          <table:table-cell table:style-name="ce20" office:value-type="float" office:value="-1820" calcext:value-type="float">
            <text:p>-1820</text:p>
          </table:table-cell>
          <table:table-cell table:style-name="ce20" office:value-type="float" office:value="-1818.9" calcext:value-type="float">
            <text:p>-1818.9</text:p>
          </table:table-cell>
          <table:table-cell table:style-name="ce20" office:value-type="float" office:value="-1807.97" calcext:value-type="float">
            <text:p>-1807.97</text:p>
          </table:table-cell>
          <table:table-cell table:number-columns-repeated="1016"/>
        </table:table-row>
        <table:table-row table:style-name="ro1">
          <table:table-cell table:style-name="ce9" office:value-type="float" office:value="4" calcext:value-type="float">
            <text:p>4.0</text:p>
          </table:table-cell>
          <table:table-cell table:style-name="ce13" table:formula="of:=[.C22]/[.$C$78]" office:value-type="float" office:value="0.259685732556046" calcext:value-type="float">
            <text:p>0.260</text:p>
          </table:table-cell>
          <table:table-cell table:style-name="ce20" table:formula="of:=AVERAGE([.D22:.H22])" office:value-type="float" office:value="-2091.418" calcext:value-type="float">
            <text:p>-2091.418</text:p>
          </table:table-cell>
          <table:table-cell table:style-name="ce20" office:value-type="float" office:value="-2095" calcext:value-type="float">
            <text:p>-2095</text:p>
          </table:table-cell>
          <table:table-cell table:style-name="ce20" office:value-type="float" office:value="-2098.2" calcext:value-type="float">
            <text:p>-2098.2</text:p>
          </table:table-cell>
          <table:table-cell table:style-name="ce20" office:value-type="float" office:value="-2088.4" calcext:value-type="float">
            <text:p>-2088.4</text:p>
          </table:table-cell>
          <table:table-cell table:style-name="ce20" office:value-type="float" office:value="-2085.4" calcext:value-type="float">
            <text:p>-2085.4</text:p>
          </table:table-cell>
          <table:table-cell table:style-name="ce20" office:value-type="float" office:value="-2090.09" calcext:value-type="float">
            <text:p>-2090.09</text:p>
          </table:table-cell>
          <table:table-cell table:number-columns-repeated="1016"/>
        </table:table-row>
        <table:table-row table:style-name="ro1">
          <table:table-cell table:style-name="ce9" office:value-type="float" office:value="4.199" calcext:value-type="float">
            <text:p>4.2</text:p>
          </table:table-cell>
          <table:table-cell table:style-name="ce13" table:formula="of:=[.C23]/[.$C$78]" office:value-type="float" office:value="0.300107901386328" calcext:value-type="float">
            <text:p>0.300</text:p>
          </table:table-cell>
          <table:table-cell table:style-name="ce20" table:formula="of:=AVERAGE([.D23:.H23])" office:value-type="float" office:value="-2416.964" calcext:value-type="float">
            <text:p>-2416.964</text:p>
          </table:table-cell>
          <table:table-cell table:style-name="ce20" office:value-type="float" office:value="-2417.9" calcext:value-type="float">
            <text:p>-2417.9</text:p>
          </table:table-cell>
          <table:table-cell table:style-name="ce20" office:value-type="float" office:value="-2412.2" calcext:value-type="float">
            <text:p>-2412.2</text:p>
          </table:table-cell>
          <table:table-cell table:style-name="ce20" office:value-type="float" office:value="-2417.2" calcext:value-type="float">
            <text:p>-2417.2</text:p>
          </table:table-cell>
          <table:table-cell table:style-name="ce20" office:value-type="float" office:value="-2414.9" calcext:value-type="float">
            <text:p>-2414.9</text:p>
          </table:table-cell>
          <table:table-cell table:style-name="ce20" office:value-type="float" office:value="-2422.62" calcext:value-type="float">
            <text:p>-2422.62</text:p>
          </table:table-cell>
          <table:table-cell table:number-columns-repeated="1016"/>
        </table:table-row>
        <table:table-row table:style-name="ro1">
          <table:table-cell table:style-name="ce9" office:value-type="float" office:value="4.4" calcext:value-type="float">
            <text:p>4.4</text:p>
          </table:table-cell>
          <table:table-cell table:style-name="ce13" table:formula="of:=[.C24]/[.$C$78]" office:value-type="float" office:value="0.347573584647955" calcext:value-type="float">
            <text:p>0.348</text:p>
          </table:table-cell>
          <table:table-cell table:style-name="ce20" table:formula="of:=AVERAGE([.D24:.H24])" office:value-type="float" office:value="-2799.236" calcext:value-type="float">
            <text:p>-2799.236</text:p>
          </table:table-cell>
          <table:table-cell table:style-name="ce20" office:value-type="float" office:value="-2804.6" calcext:value-type="float">
            <text:p>-2804.6</text:p>
          </table:table-cell>
          <table:table-cell table:style-name="ce20" office:value-type="float" office:value="-2794.1" calcext:value-type="float">
            <text:p>-2794.1</text:p>
          </table:table-cell>
          <table:table-cell table:style-name="ce20" office:value-type="float" office:value="-2798.6" calcext:value-type="float">
            <text:p>-2798.6</text:p>
          </table:table-cell>
          <table:table-cell table:style-name="ce20" office:value-type="float" office:value="-2799.4" calcext:value-type="float">
            <text:p>-2799.4</text:p>
          </table:table-cell>
          <table:table-cell table:style-name="ce20" office:value-type="float" office:value="-2799.48" calcext:value-type="float">
            <text:p>-2799.48</text:p>
          </table:table-cell>
          <table:table-cell table:number-columns-repeated="1016"/>
        </table:table-row>
        <table:table-row table:style-name="ro1">
          <table:table-cell table:style-name="ce9" office:value-type="float" office:value="4.599" calcext:value-type="float">
            <text:p>4.6</text:p>
          </table:table-cell>
          <table:table-cell table:style-name="ce13" table:formula="of:=[.C25]/[.$C$78]" office:value-type="float" office:value="0.403684788884543" calcext:value-type="float">
            <text:p>0.404</text:p>
          </table:table-cell>
          <table:table-cell table:style-name="ce20" table:formula="of:=AVERAGE([.D25:.H25])" office:value-type="float" office:value="-3251.136" calcext:value-type="float">
            <text:p>-3251.136</text:p>
          </table:table-cell>
          <table:table-cell table:style-name="ce20" office:value-type="float" office:value="-3254.6" calcext:value-type="float">
            <text:p>-3254.6</text:p>
          </table:table-cell>
          <table:table-cell table:style-name="ce20" office:value-type="float" office:value="-3250" calcext:value-type="float">
            <text:p>-3250</text:p>
          </table:table-cell>
          <table:table-cell table:style-name="ce20" office:value-type="float" office:value="-3251.1" calcext:value-type="float">
            <text:p>-3251.1</text:p>
          </table:table-cell>
          <table:table-cell table:style-name="ce20" office:value-type="float" office:value="-3254.3" calcext:value-type="float">
            <text:p>-3254.3</text:p>
          </table:table-cell>
          <table:table-cell table:style-name="ce20" office:value-type="float" office:value="-3245.68" calcext:value-type="float">
            <text:p>-3245.68</text:p>
          </table:table-cell>
          <table:table-cell table:number-columns-repeated="1016"/>
        </table:table-row>
        <table:table-row table:style-name="ro1">
          <table:table-cell table:style-name="ce9" office:value-type="float" office:value="4.8" calcext:value-type="float">
            <text:p>4.8</text:p>
          </table:table-cell>
          <table:table-cell table:style-name="ce13" table:formula="of:=[.C26]/[.$C$78]" office:value-type="float" office:value="0.470447064374538" calcext:value-type="float">
            <text:p>0.470</text:p>
          </table:table-cell>
          <table:table-cell table:style-name="ce20" table:formula="of:=AVERAGE([.D26:.H26])" office:value-type="float" office:value="-3788.816" calcext:value-type="float">
            <text:p>-3788.816</text:p>
          </table:table-cell>
          <table:table-cell table:style-name="ce20" office:value-type="float" office:value="-3789.6" calcext:value-type="float">
            <text:p>-3789.6</text:p>
          </table:table-cell>
          <table:table-cell table:style-name="ce20" office:value-type="float" office:value="-3785.7" calcext:value-type="float">
            <text:p>-3785.7</text:p>
          </table:table-cell>
          <table:table-cell table:style-name="ce20" office:value-type="float" office:value="-3790.7" calcext:value-type="float">
            <text:p>-3790.7</text:p>
          </table:table-cell>
          <table:table-cell table:style-name="ce20" office:value-type="float" office:value="-3789.8" calcext:value-type="float">
            <text:p>-3789.8</text:p>
          </table:table-cell>
          <table:table-cell table:style-name="ce20" office:value-type="float" office:value="-3788.28" calcext:value-type="float">
            <text:p>-3788.28</text:p>
          </table:table-cell>
          <table:table-cell table:number-columns-repeated="1016"/>
        </table:table-row>
        <table:table-row table:style-name="ro1">
          <table:table-cell table:style-name="ce9" office:value-type="float" office:value="5" calcext:value-type="float">
            <text:p>5.0</text:p>
          </table:table-cell>
          <table:table-cell table:style-name="ce13" table:formula="of:=[.C27]/[.$C$78]" office:value-type="float" office:value="0.551185114823714" calcext:value-type="float">
            <text:p>0.551</text:p>
          </table:table-cell>
          <table:table-cell table:style-name="ce20" table:formula="of:=AVERAGE([.D27:.H27])" office:value-type="float" office:value="-4439.052" calcext:value-type="float">
            <text:p>-4439.052</text:p>
          </table:table-cell>
          <table:table-cell table:style-name="ce20" office:value-type="float" office:value="-4451" calcext:value-type="float">
            <text:p>-4451</text:p>
          </table:table-cell>
          <table:table-cell table:style-name="ce20" office:value-type="float" office:value="-4453" calcext:value-type="float">
            <text:p>-4453</text:p>
          </table:table-cell>
          <table:table-cell table:style-name="ce20" office:value-type="float" office:value="-4417.7" calcext:value-type="float">
            <text:p>-4417.7</text:p>
          </table:table-cell>
          <table:table-cell table:style-name="ce20" office:value-type="float" office:value="-4436.5" calcext:value-type="float">
            <text:p>-4436.5</text:p>
          </table:table-cell>
          <table:table-cell table:style-name="ce20" office:value-type="float" office:value="-4437.06" calcext:value-type="float">
            <text:p>-4437.06</text:p>
          </table:table-cell>
          <table:table-cell table:number-columns-repeated="1016"/>
        </table:table-row>
        <table:table-row table:style-name="ro1">
          <table:table-cell table:style-name="ce9" office:value-type="float" office:value="5.199" calcext:value-type="float">
            <text:p>5.2</text:p>
          </table:table-cell>
          <table:table-cell table:style-name="ce13" table:formula="of:=[.C28]/[.$C$78]" office:value-type="float" office:value="0.644580035139347" calcext:value-type="float">
            <text:p>0.645</text:p>
          </table:table-cell>
          <table:table-cell table:style-name="ce20" table:formula="of:=AVERAGE([.D28:.H28])" office:value-type="float" office:value="-5191.222" calcext:value-type="float">
            <text:p>-5191.222</text:p>
          </table:table-cell>
          <table:table-cell table:style-name="ce20" office:value-type="float" office:value="-5185.5" calcext:value-type="float">
            <text:p>-5185.5</text:p>
          </table:table-cell>
          <table:table-cell table:style-name="ce20" office:value-type="float" office:value="-5175.9" calcext:value-type="float">
            <text:p>-5175.9</text:p>
          </table:table-cell>
          <table:table-cell table:style-name="ce20" office:value-type="float" office:value="-5186.5" calcext:value-type="float">
            <text:p>-5186.5</text:p>
          </table:table-cell>
          <table:table-cell table:style-name="ce20" office:value-type="float" office:value="-5218.6" calcext:value-type="float">
            <text:p>-5218.6</text:p>
          </table:table-cell>
          <table:table-cell table:style-name="ce20" office:value-type="float" office:value="-5189.61" calcext:value-type="float">
            <text:p>-5189.61</text:p>
          </table:table-cell>
          <table:table-cell table:number-columns-repeated="1016"/>
        </table:table-row>
        <table:table-row table:style-name="ro1">
          <table:table-cell table:style-name="ce9" office:value-type="float" office:value="5.4" calcext:value-type="float">
            <text:p>5.4</text:p>
          </table:table-cell>
          <table:table-cell table:style-name="ce13" table:formula="of:=[.C29]/[.$C$78]" office:value-type="float" office:value="0.716345259602789" calcext:value-type="float">
            <text:p>0.716</text:p>
          </table:table-cell>
          <table:table-cell table:style-name="ce20" table:formula="of:=AVERAGE([.D29:.H29])" office:value-type="float" office:value="-5769.194" calcext:value-type="float">
            <text:p>-5769.194</text:p>
          </table:table-cell>
          <table:table-cell table:style-name="ce20" office:value-type="float" office:value="-5777.8" calcext:value-type="float">
            <text:p>-5777.8</text:p>
          </table:table-cell>
          <table:table-cell table:style-name="ce20" office:value-type="float" office:value="-5779.5" calcext:value-type="float">
            <text:p>-5779.5</text:p>
          </table:table-cell>
          <table:table-cell table:style-name="ce20" office:value-type="float" office:value="-5757.1" calcext:value-type="float">
            <text:p>-5757.1</text:p>
          </table:table-cell>
          <table:table-cell table:style-name="ce20" office:value-type="float" office:value="-5766.1" calcext:value-type="float">
            <text:p>-5766.1</text:p>
          </table:table-cell>
          <table:table-cell table:style-name="ce20" office:value-type="float" office:value="-5765.47" calcext:value-type="float">
            <text:p>-5765.47</text:p>
          </table:table-cell>
          <table:table-cell table:number-columns-repeated="1016"/>
        </table:table-row>
        <table:table-row table:style-name="ro1">
          <table:table-cell table:style-name="ce9" office:value-type="float" office:value="5.599" calcext:value-type="float">
            <text:p>5.6</text:p>
          </table:table-cell>
          <table:table-cell table:style-name="ce13" table:formula="of:=[.C30]/[.$C$78]" office:value-type="float" office:value="0.757472698714248" calcext:value-type="float">
            <text:p>0.757</text:p>
          </table:table-cell>
          <table:table-cell table:style-name="ce20" table:formula="of:=AVERAGE([.D30:.H30])" office:value-type="float" office:value="-6100.42" calcext:value-type="float">
            <text:p>-6100.42</text:p>
          </table:table-cell>
          <table:table-cell table:style-name="ce20" office:value-type="float" office:value="-6100.9" calcext:value-type="float">
            <text:p>-6100.9</text:p>
          </table:table-cell>
          <table:table-cell table:style-name="ce20" office:value-type="float" office:value="-6119.4" calcext:value-type="float">
            <text:p>-6119.4</text:p>
          </table:table-cell>
          <table:table-cell table:style-name="ce20" office:value-type="float" office:value="-6084.1" calcext:value-type="float">
            <text:p>-6084.1</text:p>
          </table:table-cell>
          <table:table-cell table:style-name="ce20" office:value-type="float" office:value="-6101.4" calcext:value-type="float">
            <text:p>-6101.4</text:p>
          </table:table-cell>
          <table:table-cell table:style-name="ce20" office:value-type="float" office:value="-6096.3" calcext:value-type="float">
            <text:p>-6096.3</text:p>
          </table:table-cell>
          <table:table-cell table:number-columns-repeated="1016"/>
        </table:table-row>
        <table:table-row table:style-name="ro1">
          <table:table-cell table:style-name="ce9" office:value-type="float" office:value="5.8" calcext:value-type="float">
            <text:p>5.8</text:p>
          </table:table-cell>
          <table:table-cell table:style-name="ce13" table:formula="of:=[.C31]/[.$C$78]" office:value-type="float" office:value="0.783368534763741" calcext:value-type="float">
            <text:p>0.783</text:p>
          </table:table-cell>
          <table:table-cell table:style-name="ce20" table:formula="of:=AVERAGE([.D31:.H31])" office:value-type="float" office:value="-6308.976" calcext:value-type="float">
            <text:p>-6308.976</text:p>
          </table:table-cell>
          <table:table-cell table:style-name="ce20" office:value-type="float" office:value="-6287.7" calcext:value-type="float">
            <text:p>-6287.7</text:p>
          </table:table-cell>
          <table:table-cell table:style-name="ce20" office:value-type="float" office:value="-6336.1" calcext:value-type="float">
            <text:p>-6336.1</text:p>
          </table:table-cell>
          <table:table-cell table:style-name="ce20" office:value-type="float" office:value="-6313.3" calcext:value-type="float">
            <text:p>-6313.3</text:p>
          </table:table-cell>
          <table:table-cell table:style-name="ce20" office:value-type="float" office:value="-6287.5" calcext:value-type="float">
            <text:p>-6287.5</text:p>
          </table:table-cell>
          <table:table-cell table:style-name="ce20" office:value-type="float" office:value="-6320.28" calcext:value-type="float">
            <text:p>-6320.28</text:p>
          </table:table-cell>
          <table:table-cell table:number-columns-repeated="1016"/>
        </table:table-row>
        <table:table-row table:style-name="ro1">
          <table:table-cell table:style-name="ce9" office:value-type="float" office:value="6" calcext:value-type="float">
            <text:p>6.0</text:p>
          </table:table-cell>
          <table:table-cell table:style-name="ce13" table:formula="of:=[.C32]/[.$C$78]" office:value-type="float" office:value="0.80036256852483" calcext:value-type="float">
            <text:p>0.800</text:p>
          </table:table-cell>
          <table:table-cell table:style-name="ce20" table:formula="of:=AVERAGE([.D32:.H32])" office:value-type="float" office:value="-6445.84" calcext:value-type="float">
            <text:p>-6445.84</text:p>
          </table:table-cell>
          <table:table-cell table:style-name="ce20" office:value-type="float" office:value="-6479.1" calcext:value-type="float">
            <text:p>-6479.1</text:p>
          </table:table-cell>
          <table:table-cell table:style-name="ce20" office:value-type="float" office:value="-6425.4" calcext:value-type="float">
            <text:p>-6425.4</text:p>
          </table:table-cell>
          <table:table-cell table:style-name="ce20" office:value-type="float" office:value="-6436.3" calcext:value-type="float">
            <text:p>-6436.3</text:p>
          </table:table-cell>
          <table:table-cell table:style-name="ce20" office:value-type="float" office:value="-6466.3" calcext:value-type="float">
            <text:p>-6466.3</text:p>
          </table:table-cell>
          <table:table-cell table:style-name="ce20" office:value-type="float" office:value="-6422.1" calcext:value-type="float">
            <text:p>-6422.1</text:p>
          </table:table-cell>
          <table:table-cell table:number-columns-repeated="1016"/>
        </table:table-row>
        <table:table-row table:style-name="ro1">
          <table:table-cell table:style-name="ce9" office:value-type="float" office:value="6.199" calcext:value-type="float">
            <text:p>6.2</text:p>
          </table:table-cell>
          <table:table-cell table:style-name="ce13" table:formula="of:=[.C33]/[.$C$78]" office:value-type="float" office:value="0.81245944385465" calcext:value-type="float">
            <text:p>0.812</text:p>
          </table:table-cell>
          <table:table-cell table:style-name="ce20" table:formula="of:=AVERAGE([.D33:.H33])" office:value-type="float" office:value="-6543.264" calcext:value-type="float">
            <text:p>-6543.264</text:p>
          </table:table-cell>
          <table:table-cell table:style-name="ce20" office:value-type="float" office:value="-6564.7" calcext:value-type="float">
            <text:p>-6564.7</text:p>
          </table:table-cell>
          <table:table-cell table:style-name="ce20" office:value-type="float" office:value="-6511.1" calcext:value-type="float">
            <text:p>-6511.1</text:p>
          </table:table-cell>
          <table:table-cell table:style-name="ce20" office:value-type="float" office:value="-6486.5" calcext:value-type="float">
            <text:p>-6486.5</text:p>
          </table:table-cell>
          <table:table-cell table:style-name="ce20" office:value-type="float" office:value="-6574.3" calcext:value-type="float">
            <text:p>-6574.3</text:p>
          </table:table-cell>
          <table:table-cell table:style-name="ce20" office:value-type="float" office:value="-6579.72" calcext:value-type="float">
            <text:p>-6579.72</text:p>
          </table:table-cell>
          <table:table-cell table:number-columns-repeated="1016"/>
        </table:table-row>
        <table:table-row table:style-name="ro1">
          <table:table-cell table:style-name="ce9" office:value-type="float" office:value="6.4" calcext:value-type="float">
            <text:p>6.4</text:p>
          </table:table-cell>
          <table:table-cell table:style-name="ce13" table:formula="of:=[.C34]/[.$C$78]" office:value-type="float" office:value="0.826833050852719" calcext:value-type="float">
            <text:p>0.827</text:p>
          </table:table-cell>
          <table:table-cell table:style-name="ce20" table:formula="of:=AVERAGE([.D34:.H34])" office:value-type="float" office:value="-6659.024" calcext:value-type="float">
            <text:p>-6659.024</text:p>
          </table:table-cell>
          <table:table-cell table:style-name="ce20" office:value-type="float" office:value="-6631.7" calcext:value-type="float">
            <text:p>-6631.7</text:p>
          </table:table-cell>
          <table:table-cell table:style-name="ce20" office:value-type="float" office:value="-6659.5" calcext:value-type="float">
            <text:p>-6659.5</text:p>
          </table:table-cell>
          <table:table-cell table:style-name="ce20" office:value-type="float" office:value="-6655.1" calcext:value-type="float">
            <text:p>-6655.1</text:p>
          </table:table-cell>
          <table:table-cell table:style-name="ce20" office:value-type="float" office:value="-6673.5" calcext:value-type="float">
            <text:p>-6673.5</text:p>
          </table:table-cell>
          <table:table-cell table:style-name="ce20" office:value-type="float" office:value="-6675.32" calcext:value-type="float">
            <text:p>-6675.32</text:p>
          </table:table-cell>
          <table:table-cell table:number-columns-repeated="1016"/>
        </table:table-row>
        <table:table-row table:style-name="ro1">
          <table:table-cell table:style-name="ce9" office:value-type="float" office:value="6.599" calcext:value-type="float">
            <text:p>6.6</text:p>
          </table:table-cell>
          <table:table-cell table:style-name="ce13" table:formula="of:=[.C35]/[.$C$78]" office:value-type="float" office:value="0.833461598157357" calcext:value-type="float">
            <text:p>0.833</text:p>
          </table:table-cell>
          <table:table-cell table:style-name="ce20" table:formula="of:=AVERAGE([.D35:.H35])" office:value-type="float" office:value="-6712.408" calcext:value-type="float">
            <text:p>-6712.408</text:p>
          </table:table-cell>
          <table:table-cell table:style-name="ce20" office:value-type="float" office:value="-6730.4" calcext:value-type="float">
            <text:p>-6730.4</text:p>
          </table:table-cell>
          <table:table-cell table:style-name="ce20" office:value-type="float" office:value="-6714.2" calcext:value-type="float">
            <text:p>-6714.2</text:p>
          </table:table-cell>
          <table:table-cell table:style-name="ce20" office:value-type="float" office:value="-6708.8" calcext:value-type="float">
            <text:p>-6708.8</text:p>
          </table:table-cell>
          <table:table-cell table:style-name="ce20" office:value-type="float" office:value="-6708.7" calcext:value-type="float">
            <text:p>-6708.7</text:p>
          </table:table-cell>
          <table:table-cell table:style-name="ce20" office:value-type="float" office:value="-6699.94" calcext:value-type="float">
            <text:p>-6699.94</text:p>
          </table:table-cell>
          <table:table-cell table:number-columns-repeated="1016"/>
        </table:table-row>
        <table:table-row table:style-name="ro1">
          <table:table-cell table:style-name="ce9" office:value-type="float" office:value="6.8" calcext:value-type="float">
            <text:p>6.8</text:p>
          </table:table-cell>
          <table:table-cell table:style-name="ce13" table:formula="of:=[.C36]/[.$C$78]" office:value-type="float" office:value="0.8439293984715" calcext:value-type="float">
            <text:p>0.844</text:p>
          </table:table-cell>
          <table:table-cell table:style-name="ce20" table:formula="of:=AVERAGE([.D36:.H36])" office:value-type="float" office:value="-6796.712" calcext:value-type="float">
            <text:p>-6796.712</text:p>
          </table:table-cell>
          <table:table-cell table:style-name="ce20" office:value-type="float" office:value="-6824.7" calcext:value-type="float">
            <text:p>-6824.7</text:p>
          </table:table-cell>
          <table:table-cell table:style-name="ce20" office:value-type="float" office:value="-6782.7" calcext:value-type="float">
            <text:p>-6782.7</text:p>
          </table:table-cell>
          <table:table-cell table:style-name="ce20" office:value-type="float" office:value="-6762.1" calcext:value-type="float">
            <text:p>-6762.1</text:p>
          </table:table-cell>
          <table:table-cell table:style-name="ce20" office:value-type="float" office:value="-6799.7" calcext:value-type="float">
            <text:p>-6799.7</text:p>
          </table:table-cell>
          <table:table-cell table:style-name="ce20" office:value-type="float" office:value="-6814.36" calcext:value-type="float">
            <text:p>-6814.36</text:p>
          </table:table-cell>
          <table:table-cell table:number-columns-repeated="1016"/>
        </table:table-row>
        <table:table-row table:style-name="ro1">
          <table:table-cell table:style-name="ce9" office:value-type="float" office:value="7" calcext:value-type="float">
            <text:p>7.0</text:p>
          </table:table-cell>
          <table:table-cell table:style-name="ce13" table:formula="of:=[.C37]/[.$C$78]" office:value-type="float" office:value="0.851573634314876" calcext:value-type="float">
            <text:p>0.852</text:p>
          </table:table-cell>
          <table:table-cell table:style-name="ce20" table:formula="of:=AVERAGE([.D37:.H37])" office:value-type="float" office:value="-6858.276" calcext:value-type="float">
            <text:p>-6858.276</text:p>
          </table:table-cell>
          <table:table-cell table:style-name="ce20" office:value-type="float" office:value="-6891.6" calcext:value-type="float">
            <text:p>-6891.6</text:p>
          </table:table-cell>
          <table:table-cell table:style-name="ce20" office:value-type="float" office:value="-6864.9" calcext:value-type="float">
            <text:p>-6864.9</text:p>
          </table:table-cell>
          <table:table-cell table:style-name="ce20" office:value-type="float" office:value="-6826.1" calcext:value-type="float">
            <text:p>-6826.1</text:p>
          </table:table-cell>
          <table:table-cell table:style-name="ce20" office:value-type="float" office:value="-6866" calcext:value-type="float">
            <text:p>-6866</text:p>
          </table:table-cell>
          <table:table-cell table:style-name="ce20" office:value-type="float" office:value="-6842.78" calcext:value-type="float">
            <text:p>-6842.78</text:p>
          </table:table-cell>
          <table:table-cell table:number-columns-repeated="1016"/>
        </table:table-row>
        <table:table-row table:style-name="ro1">
          <table:table-cell table:style-name="ce9" office:value-type="float" office:value="7.199" calcext:value-type="float">
            <text:p>7.2</text:p>
          </table:table-cell>
          <table:table-cell table:style-name="ce13" table:formula="of:=[.C38]/[.$C$78]" office:value-type="float" office:value="0.862210798830344" calcext:value-type="float">
            <text:p>0.862</text:p>
          </table:table-cell>
          <table:table-cell table:style-name="ce20" table:formula="of:=AVERAGE([.D38:.H38])" office:value-type="float" office:value="-6943.944" calcext:value-type="float">
            <text:p>-6943.944</text:p>
          </table:table-cell>
          <table:table-cell table:style-name="ce20" office:value-type="float" office:value="-6983.9" calcext:value-type="float">
            <text:p>-6983.9</text:p>
          </table:table-cell>
          <table:table-cell table:style-name="ce20" office:value-type="float" office:value="-6909.1" calcext:value-type="float">
            <text:p>-6909.1</text:p>
          </table:table-cell>
          <table:table-cell table:style-name="ce20" office:value-type="float" office:value="-6912.3" calcext:value-type="float">
            <text:p>-6912.3</text:p>
          </table:table-cell>
          <table:table-cell table:style-name="ce20" office:value-type="float" office:value="-6938.3" calcext:value-type="float">
            <text:p>-6938.3</text:p>
          </table:table-cell>
          <table:table-cell table:style-name="ce20" office:value-type="float" office:value="-6976.12" calcext:value-type="float">
            <text:p>-6976.12</text:p>
          </table:table-cell>
          <table:table-cell table:number-columns-repeated="1016"/>
        </table:table-row>
        <table:table-row table:style-name="ro1">
          <table:table-cell table:style-name="ce9" office:value-type="float" office:value="7.4" calcext:value-type="float">
            <text:p>7.4</text:p>
          </table:table-cell>
          <table:table-cell table:style-name="ce13" table:formula="of:=[.C39]/[.$C$78]" office:value-type="float" office:value="0.868683888671596" calcext:value-type="float">
            <text:p>0.869</text:p>
          </table:table-cell>
          <table:table-cell table:style-name="ce20" table:formula="of:=AVERAGE([.D39:.H39])" office:value-type="float" office:value="-6996.076" calcext:value-type="float">
            <text:p>-6996.076</text:p>
          </table:table-cell>
          <table:table-cell table:style-name="ce20" office:value-type="float" office:value="-6980.4" calcext:value-type="float">
            <text:p>-6980.4</text:p>
          </table:table-cell>
          <table:table-cell table:style-name="ce20" office:value-type="float" office:value="-6980.3" calcext:value-type="float">
            <text:p>-6980.3</text:p>
          </table:table-cell>
          <table:table-cell table:style-name="ce20" office:value-type="float" office:value="-6986" calcext:value-type="float">
            <text:p>-6986</text:p>
          </table:table-cell>
          <table:table-cell table:style-name="ce20" office:value-type="float" office:value="-7026.6" calcext:value-type="float">
            <text:p>-7026.6</text:p>
          </table:table-cell>
          <table:table-cell table:style-name="ce20" office:value-type="float" office:value="-7007.08" calcext:value-type="float">
            <text:p>-7007.08</text:p>
          </table:table-cell>
          <table:table-cell table:number-columns-repeated="1016"/>
        </table:table-row>
        <table:table-row table:style-name="ro1">
          <table:table-cell table:style-name="ce9" office:value-type="float" office:value="7.599" calcext:value-type="float">
            <text:p>7.6</text:p>
          </table:table-cell>
          <table:table-cell table:style-name="ce13" table:formula="of:=[.C40]/[.$C$78]" office:value-type="float" office:value="0.872500046562739" calcext:value-type="float">
            <text:p>0.873</text:p>
          </table:table-cell>
          <table:table-cell table:style-name="ce20" table:formula="of:=AVERAGE([.D40:.H40])" office:value-type="float" office:value="-7026.81" calcext:value-type="float">
            <text:p>-7026.81</text:p>
          </table:table-cell>
          <table:table-cell table:style-name="ce20" office:value-type="float" office:value="-7008.8" calcext:value-type="float">
            <text:p>-7008.8</text:p>
          </table:table-cell>
          <table:table-cell table:style-name="ce20" office:value-type="float" office:value="-7051.4" calcext:value-type="float">
            <text:p>-7051.4</text:p>
          </table:table-cell>
          <table:table-cell table:style-name="ce20" office:value-type="float" office:value="-7011.8" calcext:value-type="float">
            <text:p>-7011.8</text:p>
          </table:table-cell>
          <table:table-cell table:style-name="ce20" office:value-type="float" office:value="-6973.2" calcext:value-type="float">
            <text:p>-6973.2</text:p>
          </table:table-cell>
          <table:table-cell table:style-name="ce20" office:value-type="float" office:value="-7088.85" calcext:value-type="float">
            <text:p>-7088.85</text:p>
          </table:table-cell>
          <table:table-cell table:number-columns-repeated="1016"/>
        </table:table-row>
        <table:table-row table:style-name="ro1">
          <table:table-cell table:style-name="ce9" office:value-type="float" office:value="7.8" calcext:value-type="float">
            <text:p>7.8</text:p>
          </table:table-cell>
          <table:table-cell table:style-name="ce13" table:formula="of:=[.C41]/[.$C$78]" office:value-type="float" office:value="0.877828810539321" calcext:value-type="float">
            <text:p>0.878</text:p>
          </table:table-cell>
          <table:table-cell table:style-name="ce20" table:formula="of:=AVERAGE([.D41:.H41])" office:value-type="float" office:value="-7069.726" calcext:value-type="float">
            <text:p>-7069.726</text:p>
          </table:table-cell>
          <table:table-cell table:style-name="ce20" office:value-type="float" office:value="-7033.3" calcext:value-type="float">
            <text:p>-7033.3</text:p>
          </table:table-cell>
          <table:table-cell table:style-name="ce20" office:value-type="float" office:value="-7103.1" calcext:value-type="float">
            <text:p>-7103.1</text:p>
          </table:table-cell>
          <table:table-cell table:style-name="ce20" office:value-type="float" office:value="-7074.4" calcext:value-type="float">
            <text:p>-7074.4</text:p>
          </table:table-cell>
          <table:table-cell table:style-name="ce20" office:value-type="float" office:value="-7069.5" calcext:value-type="float">
            <text:p>-7069.5</text:p>
          </table:table-cell>
          <table:table-cell table:style-name="ce20" office:value-type="float" office:value="-7068.33" calcext:value-type="float">
            <text:p>-7068.33</text:p>
          </table:table-cell>
          <table:table-cell table:number-columns-repeated="1016"/>
        </table:table-row>
        <table:table-row table:style-name="ro1">
          <table:table-cell table:style-name="ce9" office:value-type="float" office:value="8" calcext:value-type="float">
            <text:p>8.0</text:p>
          </table:table-cell>
          <table:table-cell table:style-name="ce13" table:formula="of:=[.C42]/[.$C$78]" office:value-type="float" office:value="0.884738472618005" calcext:value-type="float">
            <text:p>0.885</text:p>
          </table:table-cell>
          <table:table-cell table:style-name="ce20" table:formula="of:=AVERAGE([.D42:.H42])" office:value-type="float" office:value="-7125.374" calcext:value-type="float">
            <text:p>-7125.374</text:p>
          </table:table-cell>
          <table:table-cell table:style-name="ce20" office:value-type="float" office:value="-7188.9" calcext:value-type="float">
            <text:p>-7188.9</text:p>
          </table:table-cell>
          <table:table-cell table:style-name="ce20" office:value-type="float" office:value="-7110.1" calcext:value-type="float">
            <text:p>-7110.1</text:p>
          </table:table-cell>
          <table:table-cell table:style-name="ce20" office:value-type="float" office:value="-7147.2" calcext:value-type="float">
            <text:p>-7147.2</text:p>
          </table:table-cell>
          <table:table-cell table:style-name="ce20" office:value-type="float" office:value="-7104.4" calcext:value-type="float">
            <text:p>-7104.4</text:p>
          </table:table-cell>
          <table:table-cell table:style-name="ce20" office:value-type="float" office:value="-7076.27" calcext:value-type="float">
            <text:p>-7076.27</text:p>
          </table:table-cell>
          <table:table-cell table:number-columns-repeated="1016"/>
        </table:table-row>
        <table:table-row table:style-name="ro1">
          <table:table-cell table:style-name="ce9" office:value-type="float" office:value="8.199" calcext:value-type="float">
            <text:p>8.2</text:p>
          </table:table-cell>
          <table:table-cell table:style-name="ce13" table:formula="of:=[.C43]/[.$C$78]" office:value-type="float" office:value="0.8879449690513" calcext:value-type="float">
            <text:p>0.888</text:p>
          </table:table-cell>
          <table:table-cell table:style-name="ce20" table:formula="of:=AVERAGE([.D43:.H43])" office:value-type="float" office:value="-7151.198" calcext:value-type="float">
            <text:p>-7151.198</text:p>
          </table:table-cell>
          <table:table-cell table:style-name="ce20" office:value-type="float" office:value="-7058.4" calcext:value-type="float">
            <text:p>-7058.4</text:p>
          </table:table-cell>
          <table:table-cell table:style-name="ce20" office:value-type="float" office:value="-7129.6" calcext:value-type="float">
            <text:p>-7129.6</text:p>
          </table:table-cell>
          <table:table-cell table:style-name="ce20" office:value-type="float" office:value="-7170.6" calcext:value-type="float">
            <text:p>-7170.6</text:p>
          </table:table-cell>
          <table:table-cell table:style-name="ce20" office:value-type="float" office:value="-7160.3" calcext:value-type="float">
            <text:p>-7160.3</text:p>
          </table:table-cell>
          <table:table-cell table:style-name="ce20" office:value-type="float" office:value="-7237.09" calcext:value-type="float">
            <text:p>-7237.09</text:p>
          </table:table-cell>
          <table:table-cell table:number-columns-repeated="1016"/>
        </table:table-row>
        <table:table-row table:style-name="ro1">
          <table:table-cell table:style-name="ce9" office:value-type="float" office:value="8.399" calcext:value-type="float">
            <text:p>8.4</text:p>
          </table:table-cell>
          <table:table-cell table:style-name="ce13" table:formula="of:=[.C44]/[.$C$78]" office:value-type="float" office:value="0.894734437180657" calcext:value-type="float">
            <text:p>0.895</text:p>
          </table:table-cell>
          <table:table-cell table:style-name="ce20" table:formula="of:=AVERAGE([.D44:.H44])" office:value-type="float" office:value="-7205.878" calcext:value-type="float">
            <text:p>-7205.878</text:p>
          </table:table-cell>
          <table:table-cell table:style-name="ce20" office:value-type="float" office:value="-7327.2" calcext:value-type="float">
            <text:p>-7327.2</text:p>
          </table:table-cell>
          <table:table-cell table:style-name="ce20" office:value-type="float" office:value="-7219.1" calcext:value-type="float">
            <text:p>-7219.1</text:p>
          </table:table-cell>
          <table:table-cell table:style-name="ce20" office:value-type="float" office:value="-7163.5" calcext:value-type="float">
            <text:p>-7163.5</text:p>
          </table:table-cell>
          <table:table-cell table:style-name="ce20" office:value-type="float" office:value="-7116.7" calcext:value-type="float">
            <text:p>-7116.7</text:p>
          </table:table-cell>
          <table:table-cell table:style-name="ce20" office:value-type="float" office:value="-7202.89" calcext:value-type="float">
            <text:p>-7202.89</text:p>
          </table:table-cell>
          <table:table-cell table:number-columns-repeated="1016"/>
        </table:table-row>
        <table:table-row table:style-name="ro1">
          <table:table-cell table:style-name="ce9" office:value-type="float" office:value="8.6" calcext:value-type="float">
            <text:p>8.6</text:p>
          </table:table-cell>
          <table:table-cell table:style-name="ce13" table:formula="of:=[.C45]/[.$C$78]" office:value-type="float" office:value="0.896391077337605" calcext:value-type="float">
            <text:p>0.896</text:p>
          </table:table-cell>
          <table:table-cell table:style-name="ce20" table:formula="of:=AVERAGE([.D45:.H45])" office:value-type="float" office:value="-7219.22" calcext:value-type="float">
            <text:p>-7219.22</text:p>
          </table:table-cell>
          <table:table-cell table:style-name="ce20" office:value-type="float" office:value="-7223.7" calcext:value-type="float">
            <text:p>-7223.7</text:p>
          </table:table-cell>
          <table:table-cell table:style-name="ce20" office:value-type="float" office:value="-7256.9" calcext:value-type="float">
            <text:p>-7256.9</text:p>
          </table:table-cell>
          <table:table-cell table:style-name="ce20" office:value-type="float" office:value="-7204.7" calcext:value-type="float">
            <text:p>-7204.7</text:p>
          </table:table-cell>
          <table:table-cell table:style-name="ce20" office:value-type="float" office:value="-7136.7" calcext:value-type="float">
            <text:p>-7136.7</text:p>
          </table:table-cell>
          <table:table-cell table:style-name="ce20" office:value-type="float" office:value="-7274.1" calcext:value-type="float">
            <text:p>-7274.1</text:p>
          </table:table-cell>
          <table:table-cell table:number-columns-repeated="1016"/>
        </table:table-row>
        <table:table-row table:style-name="ro1">
          <table:table-cell table:style-name="ce9" office:value-type="float" office:value="8.8" calcext:value-type="float">
            <text:p>8.8</text:p>
          </table:table-cell>
          <table:table-cell table:style-name="ce13" table:formula="of:=[.C46]/[.$C$78]" office:value-type="float" office:value="0.898677742390096" calcext:value-type="float">
            <text:p>0.899</text:p>
          </table:table-cell>
          <table:table-cell table:style-name="ce20" table:formula="of:=AVERAGE([.D46:.H46])" office:value-type="float" office:value="-7237.636" calcext:value-type="float">
            <text:p>-7237.636</text:p>
          </table:table-cell>
          <table:table-cell table:style-name="ce20" office:value-type="float" office:value="-7322" calcext:value-type="float">
            <text:p>-7322</text:p>
          </table:table-cell>
          <table:table-cell table:style-name="ce20" office:value-type="float" office:value="-7183.1" calcext:value-type="float">
            <text:p>-7183.1</text:p>
          </table:table-cell>
          <table:table-cell table:style-name="ce20" office:value-type="float" office:value="-7249.3" calcext:value-type="float">
            <text:p>-7249.3</text:p>
          </table:table-cell>
          <table:table-cell table:style-name="ce20" office:value-type="float" office:value="-7207.2" calcext:value-type="float">
            <text:p>-7207.2</text:p>
          </table:table-cell>
          <table:table-cell table:style-name="ce20" office:value-type="float" office:value="-7226.58" calcext:value-type="float">
            <text:p>-7226.58</text:p>
          </table:table-cell>
          <table:table-cell table:number-columns-repeated="1016"/>
        </table:table-row>
        <table:table-row table:style-name="ro1">
          <table:table-cell table:style-name="ce9" office:value-type="float" office:value="9" calcext:value-type="float">
            <text:p>9.0</text:p>
          </table:table-cell>
          <table:table-cell table:style-name="ce13" table:formula="of:=[.C47]/[.$C$78]" office:value-type="float" office:value="0.898568226828829" calcext:value-type="float">
            <text:p>0.899</text:p>
          </table:table-cell>
          <table:table-cell table:style-name="ce20" table:formula="of:=AVERAGE([.D47:.H47])" office:value-type="float" office:value="-7236.754" calcext:value-type="float">
            <text:p>-7236.754</text:p>
          </table:table-cell>
          <table:table-cell table:style-name="ce20" office:value-type="float" office:value="-7202.9" calcext:value-type="float">
            <text:p>-7202.9</text:p>
          </table:table-cell>
          <table:table-cell table:style-name="ce20" office:value-type="float" office:value="-7247.7" calcext:value-type="float">
            <text:p>-7247.7</text:p>
          </table:table-cell>
          <table:table-cell table:style-name="ce20" office:value-type="float" office:value="-7176" calcext:value-type="float">
            <text:p>-7176</text:p>
          </table:table-cell>
          <table:table-cell table:style-name="ce20" office:value-type="float" office:value="-7302" calcext:value-type="float">
            <text:p>-7302</text:p>
          </table:table-cell>
          <table:table-cell table:style-name="ce20" office:value-type="float" office:value="-7255.17" calcext:value-type="float">
            <text:p>-7255.17</text:p>
          </table:table-cell>
          <table:table-cell table:number-columns-repeated="1016"/>
        </table:table-row>
        <table:table-row table:style-name="ro1">
          <table:table-cell table:style-name="ce9" office:value-type="float" office:value="9.199" calcext:value-type="float">
            <text:p>9.2</text:p>
          </table:table-cell>
          <table:table-cell table:style-name="ce13" table:formula="of:=[.C48]/[.$C$78]" office:value-type="float" office:value="0.910164211258249" calcext:value-type="float">
            <text:p>0.910</text:p>
          </table:table-cell>
          <table:table-cell table:style-name="ce20" table:formula="of:=AVERAGE([.D48:.H48])" office:value-type="float" office:value="-7330.144" calcext:value-type="float">
            <text:p>-7330.144</text:p>
          </table:table-cell>
          <table:table-cell table:style-name="ce20" office:value-type="float" office:value="-7350.7" calcext:value-type="float">
            <text:p>-7350.7</text:p>
          </table:table-cell>
          <table:table-cell table:style-name="ce20" office:value-type="float" office:value="-7286.4" calcext:value-type="float">
            <text:p>-7286.4</text:p>
          </table:table-cell>
          <table:table-cell table:style-name="ce20" office:value-type="float" office:value="-7329.2" calcext:value-type="float">
            <text:p>-7329.2</text:p>
          </table:table-cell>
          <table:table-cell table:style-name="ce20" office:value-type="float" office:value="-7319.6" calcext:value-type="float">
            <text:p>-7319.6</text:p>
          </table:table-cell>
          <table:table-cell table:style-name="ce20" office:value-type="float" office:value="-7364.82" calcext:value-type="float">
            <text:p>-7364.82</text:p>
          </table:table-cell>
          <table:table-cell table:number-columns-repeated="1016"/>
        </table:table-row>
        <table:table-row table:style-name="ro1">
          <table:table-cell table:style-name="ce9" office:value-type="float" office:value="9.399" calcext:value-type="float">
            <text:p>9.4</text:p>
          </table:table-cell>
          <table:table-cell table:style-name="ce13" table:formula="of:=[.C49]/[.$C$78]" office:value-type="float" office:value="0.909420697447741" calcext:value-type="float">
            <text:p>0.909</text:p>
          </table:table-cell>
          <table:table-cell table:style-name="ce20" table:formula="of:=AVERAGE([.D49:.H49])" office:value-type="float" office:value="-7324.156" calcext:value-type="float">
            <text:p>-7324.156</text:p>
          </table:table-cell>
          <table:table-cell table:style-name="ce20" office:value-type="float" office:value="-7259.3" calcext:value-type="float">
            <text:p>-7259.3</text:p>
          </table:table-cell>
          <table:table-cell table:style-name="ce20" office:value-type="float" office:value="-7380.8" calcext:value-type="float">
            <text:p>-7380.8</text:p>
          </table:table-cell>
          <table:table-cell table:style-name="ce20" office:value-type="float" office:value="-7292.8" calcext:value-type="float">
            <text:p>-7292.8</text:p>
          </table:table-cell>
          <table:table-cell table:style-name="ce20" office:value-type="float" office:value="-7360.3" calcext:value-type="float">
            <text:p>-7360.3</text:p>
          </table:table-cell>
          <table:table-cell table:style-name="ce20" office:value-type="float" office:value="-7327.58" calcext:value-type="float">
            <text:p>-7327.58</text:p>
          </table:table-cell>
          <table:table-cell table:number-columns-repeated="1016"/>
        </table:table-row>
        <table:table-row table:style-name="ro1">
          <table:table-cell table:style-name="ce9" office:value-type="float" office:value="9.6" calcext:value-type="float">
            <text:p>9.6</text:p>
          </table:table-cell>
          <table:table-cell table:style-name="ce13" table:formula="of:=[.C50]/[.$C$78]" office:value-type="float" office:value="0.912949780534292" calcext:value-type="float">
            <text:p>0.913</text:p>
          </table:table-cell>
          <table:table-cell table:style-name="ce20" table:formula="of:=AVERAGE([.D50:.H50])" office:value-type="float" office:value="-7352.578" calcext:value-type="float">
            <text:p>-7352.578</text:p>
          </table:table-cell>
          <table:table-cell table:style-name="ce20" office:value-type="float" office:value="-7287.4" calcext:value-type="float">
            <text:p>-7287.4</text:p>
          </table:table-cell>
          <table:table-cell table:style-name="ce20" office:value-type="float" office:value="-7371.5" calcext:value-type="float">
            <text:p>-7371.5</text:p>
          </table:table-cell>
          <table:table-cell table:style-name="ce20" office:value-type="float" office:value="-7288" calcext:value-type="float">
            <text:p>-7288</text:p>
          </table:table-cell>
          <table:table-cell table:style-name="ce20" office:value-type="float" office:value="-7491.2" calcext:value-type="float">
            <text:p>-7491.2</text:p>
          </table:table-cell>
          <table:table-cell table:style-name="ce20" office:value-type="float" office:value="-7324.79" calcext:value-type="float">
            <text:p>-7324.79</text:p>
          </table:table-cell>
          <table:table-cell table:number-columns-repeated="1016"/>
        </table:table-row>
        <table:table-row table:style-name="ro1">
          <table:table-cell table:style-name="ce9" office:value-type="float" office:value="9.8" calcext:value-type="float">
            <text:p>9.8</text:p>
          </table:table-cell>
          <table:table-cell table:style-name="ce13" table:formula="of:=[.C51]/[.$C$78]" office:value-type="float" office:value="0.915462430078287" calcext:value-type="float">
            <text:p>0.915</text:p>
          </table:table-cell>
          <table:table-cell table:style-name="ce20" table:formula="of:=AVERAGE([.D51:.H51])" office:value-type="float" office:value="-7372.814" calcext:value-type="float">
            <text:p>-7372.814</text:p>
          </table:table-cell>
          <table:table-cell table:style-name="ce20" office:value-type="float" office:value="-7456.9" calcext:value-type="float">
            <text:p>-7456.9</text:p>
          </table:table-cell>
          <table:table-cell table:style-name="ce20" office:value-type="float" office:value="-7296.8" calcext:value-type="float">
            <text:p>-7296.8</text:p>
          </table:table-cell>
          <table:table-cell table:style-name="ce20" office:value-type="float" office:value="-7381.2" calcext:value-type="float">
            <text:p>-7381.2</text:p>
          </table:table-cell>
          <table:table-cell table:style-name="ce20" office:value-type="float" office:value="-7329.6" calcext:value-type="float">
            <text:p>-7329.6</text:p>
          </table:table-cell>
          <table:table-cell table:style-name="ce20" office:value-type="float" office:value="-7399.57" calcext:value-type="float">
            <text:p>-7399.57</text:p>
          </table:table-cell>
          <table:table-cell table:number-columns-repeated="1016"/>
        </table:table-row>
        <table:table-row table:style-name="ro1">
          <table:table-cell table:style-name="ce9" office:value-type="float" office:value="10" calcext:value-type="float">
            <text:p>10.0</text:p>
          </table:table-cell>
          <table:table-cell table:style-name="ce13" table:formula="of:=[.C52]/[.$C$78]" office:value-type="float" office:value="0.917747356788537" calcext:value-type="float">
            <text:p>0.918</text:p>
          </table:table-cell>
          <table:table-cell table:style-name="ce20" table:formula="of:=AVERAGE([.D52:.H52])" office:value-type="float" office:value="-7391.216" calcext:value-type="float">
            <text:p>-7391.216</text:p>
          </table:table-cell>
          <table:table-cell table:style-name="ce20" office:value-type="float" office:value="-7519.3" calcext:value-type="float">
            <text:p>-7519.3</text:p>
          </table:table-cell>
          <table:table-cell table:style-name="ce20" office:value-type="float" office:value="-7334.9" calcext:value-type="float">
            <text:p>-7334.9</text:p>
          </table:table-cell>
          <table:table-cell table:style-name="ce20" office:value-type="float" office:value="-7305.4" calcext:value-type="float">
            <text:p>-7305.4</text:p>
          </table:table-cell>
          <table:table-cell table:style-name="ce20" office:value-type="float" office:value="-7415.1" calcext:value-type="float">
            <text:p>-7415.1</text:p>
          </table:table-cell>
          <table:table-cell table:style-name="ce20" office:value-type="float" office:value="-7381.38" calcext:value-type="float">
            <text:p>-7381.38</text:p>
          </table:table-cell>
          <table:table-cell table:number-columns-repeated="1016"/>
        </table:table-row>
        <table:table-row table:style-name="ro1">
          <table:table-cell table:style-name="ce9" office:value-type="float" office:value="11" calcext:value-type="float">
            <text:p>11.0</text:p>
          </table:table-cell>
          <table:table-cell table:style-name="ce13" table:formula="of:=[.C53]/[.$C$78]" office:value-type="float" office:value="0.928558852197451" calcext:value-type="float">
            <text:p>0.929</text:p>
          </table:table-cell>
          <table:table-cell table:style-name="ce20" table:formula="of:=AVERAGE([.D53:.H53])" office:value-type="float" office:value="-7478.288" calcext:value-type="float">
            <text:p>-7478.288</text:p>
          </table:table-cell>
          <table:table-cell table:style-name="ce20" office:value-type="float" office:value="-7542.7" calcext:value-type="float">
            <text:p>-7542.7</text:p>
          </table:table-cell>
          <table:table-cell table:style-name="ce20" office:value-type="float" office:value="-7455.5" calcext:value-type="float">
            <text:p>-7455.5</text:p>
          </table:table-cell>
          <table:table-cell table:style-name="ce20" office:value-type="float" office:value="-7520.1" calcext:value-type="float">
            <text:p>-7520.1</text:p>
          </table:table-cell>
          <table:table-cell table:style-name="ce20" office:value-type="float" office:value="-7451.9" calcext:value-type="float">
            <text:p>-7451.9</text:p>
          </table:table-cell>
          <table:table-cell table:style-name="ce20" office:value-type="float" office:value="-7421.24" calcext:value-type="float">
            <text:p>-7421.24</text:p>
          </table:table-cell>
          <table:table-cell table:number-columns-repeated="1016"/>
        </table:table-row>
        <table:table-row table:style-name="ro1">
          <table:table-cell table:style-name="ce9" office:value-type="float" office:value="12" calcext:value-type="float">
            <text:p>12.0</text:p>
          </table:table-cell>
          <table:table-cell table:style-name="ce13" table:formula="of:=[.C54]/[.$C$78]" office:value-type="float" office:value="0.937634488710088" calcext:value-type="float">
            <text:p>0.938</text:p>
          </table:table-cell>
          <table:table-cell table:style-name="ce20" table:formula="of:=AVERAGE([.D54:.H54])" office:value-type="float" office:value="-7551.38" calcext:value-type="float">
            <text:p>-7551.38</text:p>
          </table:table-cell>
          <table:table-cell table:style-name="ce20" office:value-type="float" office:value="-7627.8" calcext:value-type="float">
            <text:p>-7627.8</text:p>
          </table:table-cell>
          <table:table-cell table:style-name="ce20" office:value-type="float" office:value="-7452.6" calcext:value-type="float">
            <text:p>-7452.6</text:p>
          </table:table-cell>
          <table:table-cell table:style-name="ce20" office:value-type="float" office:value="-7657.9" calcext:value-type="float">
            <text:p>-7657.9</text:p>
          </table:table-cell>
          <table:table-cell table:style-name="ce20" office:value-type="float" office:value="-7441.6" calcext:value-type="float">
            <text:p>-7441.6</text:p>
          </table:table-cell>
          <table:table-cell table:style-name="ce20" office:value-type="float" office:value="-7577" calcext:value-type="float">
            <text:p>-7577</text:p>
          </table:table-cell>
          <table:table-cell table:number-columns-repeated="1016"/>
        </table:table-row>
        <table:table-row table:style-name="ro1">
          <table:table-cell table:style-name="ce9" office:value-type="float" office:value="13" calcext:value-type="float">
            <text:p>13.0</text:p>
          </table:table-cell>
          <table:table-cell table:style-name="ce13" table:formula="of:=[.C55]/[.$C$78]" office:value-type="float" office:value="0.944565755899499" calcext:value-type="float">
            <text:p>0.945</text:p>
          </table:table-cell>
          <table:table-cell table:style-name="ce20" table:formula="of:=AVERAGE([.D55:.H55])" office:value-type="float" office:value="-7607.202" calcext:value-type="float">
            <text:p>-7607.202</text:p>
          </table:table-cell>
          <table:table-cell table:style-name="ce20" office:value-type="float" office:value="-7516.8" calcext:value-type="float">
            <text:p>-7516.8</text:p>
          </table:table-cell>
          <table:table-cell table:style-name="ce20" office:value-type="float" office:value="-7616.8" calcext:value-type="float">
            <text:p>-7616.8</text:p>
          </table:table-cell>
          <table:table-cell table:style-name="ce20" office:value-type="float" office:value="-7614" calcext:value-type="float">
            <text:p>-7614</text:p>
          </table:table-cell>
          <table:table-cell table:style-name="ce20" office:value-type="float" office:value="-7668.3" calcext:value-type="float">
            <text:p>-7668.3</text:p>
          </table:table-cell>
          <table:table-cell table:style-name="ce20" office:value-type="float" office:value="-7620.11" calcext:value-type="float">
            <text:p>-7620.11</text:p>
          </table:table-cell>
          <table:table-cell table:number-columns-repeated="1016"/>
        </table:table-row>
        <table:table-row table:style-name="ro1">
          <table:table-cell table:style-name="ce9" office:value-type="float" office:value="14" calcext:value-type="float">
            <text:p>14.0</text:p>
          </table:table-cell>
          <table:table-cell table:style-name="ce13" table:formula="of:=[.C56]/[.$C$78]" office:value-type="float" office:value="0.950530504802171" calcext:value-type="float">
            <text:p>0.951</text:p>
          </table:table-cell>
          <table:table-cell table:style-name="ce20" table:formula="of:=AVERAGE([.D56:.H56])" office:value-type="float" office:value="-7655.24" calcext:value-type="float">
            <text:p>-7655.24</text:p>
          </table:table-cell>
          <table:table-cell table:style-name="ce20" office:value-type="float" office:value="-7671.2" calcext:value-type="float">
            <text:p>-7671.2</text:p>
          </table:table-cell>
          <table:table-cell table:style-name="ce20" office:value-type="float" office:value="-7597.3" calcext:value-type="float">
            <text:p>-7597.3</text:p>
          </table:table-cell>
          <table:table-cell table:style-name="ce20" office:value-type="float" office:value="-7650.1" calcext:value-type="float">
            <text:p>-7650.1</text:p>
          </table:table-cell>
          <table:table-cell table:style-name="ce20" office:value-type="float" office:value="-7704.9" calcext:value-type="float">
            <text:p>-7704.9</text:p>
          </table:table-cell>
          <table:table-cell table:style-name="ce20" office:value-type="float" office:value="-7652.7" calcext:value-type="float">
            <text:p>-7652.7</text:p>
          </table:table-cell>
          <table:table-cell table:number-columns-repeated="1016"/>
        </table:table-row>
        <table:table-row table:style-name="ro1">
          <table:table-cell table:style-name="ce9" office:value-type="float" office:value="15" calcext:value-type="float">
            <text:p>15.0</text:p>
          </table:table-cell>
          <table:table-cell table:style-name="ce13" table:formula="of:=[.C57]/[.$C$78]" office:value-type="float" office:value="0.959450187182209" calcext:value-type="float">
            <text:p>0.959</text:p>
          </table:table-cell>
          <table:table-cell table:style-name="ce20" table:formula="of:=AVERAGE([.D57:.H57])" office:value-type="float" office:value="-7727.076" calcext:value-type="float">
            <text:p>-7727.076</text:p>
          </table:table-cell>
          <table:table-cell table:style-name="ce20" office:value-type="float" office:value="-7739.3" calcext:value-type="float">
            <text:p>-7739.3</text:p>
          </table:table-cell>
          <table:table-cell table:style-name="ce20" office:value-type="float" office:value="-7745.2" calcext:value-type="float">
            <text:p>-7745.2</text:p>
          </table:table-cell>
          <table:table-cell table:style-name="ce20" office:value-type="float" office:value="-7785.4" calcext:value-type="float">
            <text:p>-7785.4</text:p>
          </table:table-cell>
          <table:table-cell table:style-name="ce20" office:value-type="float" office:value="-7674.8" calcext:value-type="float">
            <text:p>-7674.8</text:p>
          </table:table-cell>
          <table:table-cell table:style-name="ce20" office:value-type="float" office:value="-7690.68" calcext:value-type="float">
            <text:p>-7690.68</text:p>
          </table:table-cell>
          <table:table-cell table:number-columns-repeated="1016"/>
        </table:table-row>
        <table:table-row table:style-name="ro1">
          <table:table-cell table:style-name="ce9" office:value-type="float" office:value="16" calcext:value-type="float">
            <text:p>16.0</text:p>
          </table:table-cell>
          <table:table-cell table:style-name="ce13" table:formula="of:=[.C58]/[.$C$78]" office:value-type="float" office:value="0.954658322623903" calcext:value-type="float">
            <text:p>0.955</text:p>
          </table:table-cell>
          <table:table-cell table:style-name="ce20" table:formula="of:=AVERAGE([.D58:.H58])" office:value-type="float" office:value="-7688.484" calcext:value-type="float">
            <text:p>-7688.484</text:p>
          </table:table-cell>
          <table:table-cell table:style-name="ce20" office:value-type="float" office:value="-7699.5" calcext:value-type="float">
            <text:p>-7699.5</text:p>
          </table:table-cell>
          <table:table-cell table:style-name="ce20" office:value-type="float" office:value="-7731" calcext:value-type="float">
            <text:p>-7731</text:p>
          </table:table-cell>
          <table:table-cell table:style-name="ce20" office:value-type="float" office:value="-7648.2" calcext:value-type="float">
            <text:p>-7648.2</text:p>
          </table:table-cell>
          <table:table-cell table:style-name="ce20" office:value-type="float" office:value="-7687.5" calcext:value-type="float">
            <text:p>-7687.5</text:p>
          </table:table-cell>
          <table:table-cell table:style-name="ce20" office:value-type="float" office:value="-7676.22" calcext:value-type="float">
            <text:p>-7676.22</text:p>
          </table:table-cell>
          <table:table-cell table:number-columns-repeated="1016"/>
        </table:table-row>
        <table:table-row table:style-name="ro1">
          <table:table-cell table:style-name="ce9" office:value-type="float" office:value="17" calcext:value-type="float">
            <text:p>17.0</text:p>
          </table:table-cell>
          <table:table-cell table:style-name="ce13" table:formula="of:=[.C59]/[.$C$78]" office:value-type="float" office:value="0.977309418710771" calcext:value-type="float">
            <text:p>0.977</text:p>
          </table:table-cell>
          <table:table-cell table:style-name="ce20" table:formula="of:=AVERAGE([.D59:.H59])" office:value-type="float" office:value="-7870.908" calcext:value-type="float">
            <text:p>-7870.908</text:p>
          </table:table-cell>
          <table:table-cell table:style-name="ce20" office:value-type="float" office:value="-7752" calcext:value-type="float">
            <text:p>-7752</text:p>
          </table:table-cell>
          <table:table-cell table:style-name="ce20" office:value-type="float" office:value="-7896.1" calcext:value-type="float">
            <text:p>-7896.1</text:p>
          </table:table-cell>
          <table:table-cell table:style-name="ce20" office:value-type="float" office:value="-8041.6" calcext:value-type="float">
            <text:p>-8041.6</text:p>
          </table:table-cell>
          <table:table-cell table:style-name="ce20" office:value-type="float" office:value="-7831.4" calcext:value-type="float">
            <text:p>-7831.4</text:p>
          </table:table-cell>
          <table:table-cell table:style-name="ce20" office:value-type="float" office:value="-7833.44" calcext:value-type="float">
            <text:p>-7833.44</text:p>
          </table:table-cell>
          <table:table-cell table:number-columns-repeated="1016"/>
        </table:table-row>
        <table:table-row table:style-name="ro1">
          <table:table-cell table:style-name="ce9" office:value-type="float" office:value="18" calcext:value-type="float">
            <text:p>18.0</text:p>
          </table:table-cell>
          <table:table-cell table:style-name="ce13" table:formula="of:=[.C60]/[.$C$78]" office:value-type="float" office:value="0.966746009573299" calcext:value-type="float">
            <text:p>0.967</text:p>
          </table:table-cell>
          <table:table-cell table:style-name="ce20" table:formula="of:=AVERAGE([.D60:.H60])" office:value-type="float" office:value="-7785.834" calcext:value-type="float">
            <text:p>-7785.834</text:p>
          </table:table-cell>
          <table:table-cell table:style-name="ce20" office:value-type="float" office:value="-7842.8" calcext:value-type="float">
            <text:p>-7842.8</text:p>
          </table:table-cell>
          <table:table-cell table:style-name="ce20" office:value-type="float" office:value="-7626.6" calcext:value-type="float">
            <text:p>-7626.6</text:p>
          </table:table-cell>
          <table:table-cell table:style-name="ce20" office:value-type="float" office:value="-7749.6" calcext:value-type="float">
            <text:p>-7749.6</text:p>
          </table:table-cell>
          <table:table-cell table:style-name="ce20" office:value-type="float" office:value="-7918.1" calcext:value-type="float">
            <text:p>-7918.1</text:p>
          </table:table-cell>
          <table:table-cell table:style-name="ce20" office:value-type="float" office:value="-7792.07" calcext:value-type="float">
            <text:p>-7792.07</text:p>
          </table:table-cell>
          <table:table-cell table:number-columns-repeated="1016"/>
        </table:table-row>
        <table:table-row table:style-name="ro1">
          <table:table-cell table:style-name="ce9" office:value-type="float" office:value="19" calcext:value-type="float">
            <text:p>19.0</text:p>
          </table:table-cell>
          <table:table-cell table:style-name="ce13" table:formula="of:=[.C61]/[.$C$78]" office:value-type="float" office:value="0.96585548167601" calcext:value-type="float">
            <text:p>0.966</text:p>
          </table:table-cell>
          <table:table-cell table:style-name="ce20" table:formula="of:=AVERAGE([.D61:.H61])" office:value-type="float" office:value="-7778.662" calcext:value-type="float">
            <text:p>-7778.662</text:p>
          </table:table-cell>
          <table:table-cell table:style-name="ce20" office:value-type="float" office:value="-7826.8" calcext:value-type="float">
            <text:p>-7826.8</text:p>
          </table:table-cell>
          <table:table-cell table:style-name="ce20" office:value-type="float" office:value="-7635.4" calcext:value-type="float">
            <text:p>-7635.4</text:p>
          </table:table-cell>
          <table:table-cell table:style-name="ce20" office:value-type="float" office:value="-7781.7" calcext:value-type="float">
            <text:p>-7781.7</text:p>
          </table:table-cell>
          <table:table-cell table:style-name="ce20" office:value-type="float" office:value="-7828.2" calcext:value-type="float">
            <text:p>-7828.2</text:p>
          </table:table-cell>
          <table:table-cell table:style-name="ce20" office:value-type="float" office:value="-7821.21" calcext:value-type="float">
            <text:p>-7821.21</text:p>
          </table:table-cell>
          <table:table-cell table:number-columns-repeated="1016"/>
        </table:table-row>
        <table:table-row table:style-name="ro1">
          <table:table-cell table:style-name="ce9" office:value-type="float" office:value="20" calcext:value-type="float">
            <text:p>20.0</text:p>
          </table:table-cell>
          <table:table-cell table:style-name="ce13" table:formula="of:=[.C62]/[.$C$78]" office:value-type="float" office:value="0.966932260527835" calcext:value-type="float">
            <text:p>0.967</text:p>
          </table:table-cell>
          <table:table-cell table:style-name="ce20" table:formula="of:=AVERAGE([.D62:.H62])" office:value-type="float" office:value="-7787.334" calcext:value-type="float">
            <text:p>-7787.334</text:p>
          </table:table-cell>
          <table:table-cell table:style-name="ce20" office:value-type="float" office:value="-7788.3" calcext:value-type="float">
            <text:p>-7788.3</text:p>
          </table:table-cell>
          <table:table-cell table:style-name="ce20" office:value-type="float" office:value="-7807.5" calcext:value-type="float">
            <text:p>-7807.5</text:p>
          </table:table-cell>
          <table:table-cell table:style-name="ce20" office:value-type="float" office:value="-7720" calcext:value-type="float">
            <text:p>-7720</text:p>
          </table:table-cell>
          <table:table-cell table:style-name="ce20" office:value-type="float" office:value="-7829.9" calcext:value-type="float">
            <text:p>-7829.9</text:p>
          </table:table-cell>
          <table:table-cell table:style-name="ce20" office:value-type="float" office:value="-7790.97" calcext:value-type="float">
            <text:p>-7790.97</text:p>
          </table:table-cell>
          <table:table-cell table:number-columns-repeated="1016"/>
        </table:table-row>
        <table:table-row table:style-name="ro1">
          <table:table-cell table:style-name="ce9" office:value-type="float" office:value="22" calcext:value-type="float">
            <text:p>22.0</text:p>
          </table:table-cell>
          <table:table-cell table:style-name="ce13" table:formula="of:=[.C63]/[.$C$78]" office:value-type="float" office:value="0.967875932030818" calcext:value-type="float">
            <text:p>0.968</text:p>
          </table:table-cell>
          <table:table-cell table:style-name="ce20" table:formula="of:=AVERAGE([.D63:.H63])" office:value-type="float" office:value="-7794.934" calcext:value-type="float">
            <text:p>-7794.934</text:p>
          </table:table-cell>
          <table:table-cell table:style-name="ce20" office:value-type="float" office:value="-7798" calcext:value-type="float">
            <text:p>-7798</text:p>
          </table:table-cell>
          <table:table-cell table:style-name="ce20" office:value-type="float" office:value="-7682.3" calcext:value-type="float">
            <text:p>-7682.3</text:p>
          </table:table-cell>
          <table:table-cell table:style-name="ce20" office:value-type="float" office:value="-7748.3" calcext:value-type="float">
            <text:p>-7748.3</text:p>
          </table:table-cell>
          <table:table-cell table:style-name="ce20" office:value-type="float" office:value="-7873.4" calcext:value-type="float">
            <text:p>-7873.4</text:p>
          </table:table-cell>
          <table:table-cell table:style-name="ce20" office:value-type="float" office:value="-7872.67" calcext:value-type="float">
            <text:p>-7872.67</text:p>
          </table:table-cell>
          <table:table-cell table:number-columns-repeated="1016"/>
        </table:table-row>
        <table:table-row table:style-name="ro1">
          <table:table-cell table:style-name="ce9" office:value-type="float" office:value="24" calcext:value-type="float">
            <text:p>24.0</text:p>
          </table:table-cell>
          <table:table-cell table:style-name="ce13" table:formula="of:=[.C64]/[.$C$78]" office:value-type="float" office:value="0.971229939220105" calcext:value-type="float">
            <text:p>0.971</text:p>
          </table:table-cell>
          <table:table-cell table:style-name="ce20" table:formula="of:=AVERAGE([.D64:.H64])" office:value-type="float" office:value="-7821.946" calcext:value-type="float">
            <text:p>-7821.946</text:p>
          </table:table-cell>
          <table:table-cell table:style-name="ce20" office:value-type="float" office:value="-7830.8" calcext:value-type="float">
            <text:p>-7830.8</text:p>
          </table:table-cell>
          <table:table-cell table:style-name="ce20" office:value-type="float" office:value="-7761.2" calcext:value-type="float">
            <text:p>-7761.2</text:p>
          </table:table-cell>
          <table:table-cell table:style-name="ce20" office:value-type="float" office:value="-7773.4" calcext:value-type="float">
            <text:p>-7773.4</text:p>
          </table:table-cell>
          <table:table-cell table:style-name="ce20" office:value-type="float" office:value="-7934.5" calcext:value-type="float">
            <text:p>-7934.5</text:p>
          </table:table-cell>
          <table:table-cell table:style-name="ce20" office:value-type="float" office:value="-7809.83" calcext:value-type="float">
            <text:p>-7809.83</text:p>
          </table:table-cell>
          <table:table-cell table:number-columns-repeated="1016"/>
        </table:table-row>
        <table:table-row table:style-name="ro1">
          <table:table-cell table:style-name="ce9" office:value-type="float" office:value="26" calcext:value-type="float">
            <text:p>26.0</text:p>
          </table:table-cell>
          <table:table-cell table:style-name="ce13" table:formula="of:=[.C65]/[.$C$78]" office:value-type="float" office:value="0.982820708622798" calcext:value-type="float">
            <text:p>0.983</text:p>
          </table:table-cell>
          <table:table-cell table:style-name="ce20" table:formula="of:=AVERAGE([.D65:.H65])" office:value-type="float" office:value="-7915.294" calcext:value-type="float">
            <text:p>-7915.294</text:p>
          </table:table-cell>
          <table:table-cell table:style-name="ce20" office:value-type="float" office:value="-8011.5" calcext:value-type="float">
            <text:p>-8011.5</text:p>
          </table:table-cell>
          <table:table-cell table:style-name="ce20" office:value-type="float" office:value="-8085.9" calcext:value-type="float">
            <text:p>-8085.9</text:p>
          </table:table-cell>
          <table:table-cell table:style-name="ce20" office:value-type="float" office:value="-7776.7" calcext:value-type="float">
            <text:p>-7776.7</text:p>
          </table:table-cell>
          <table:table-cell table:style-name="ce20" office:value-type="float" office:value="-7835.6" calcext:value-type="float">
            <text:p>-7835.6</text:p>
          </table:table-cell>
          <table:table-cell table:style-name="ce20" office:value-type="float" office:value="-7866.77" calcext:value-type="float">
            <text:p>-7866.77</text:p>
          </table:table-cell>
          <table:table-cell table:number-columns-repeated="1016"/>
        </table:table-row>
        <table:table-row table:style-name="ro1">
          <table:table-cell table:style-name="ce9" office:value-type="float" office:value="28" calcext:value-type="float">
            <text:p>28.0</text:p>
          </table:table-cell>
          <table:table-cell table:style-name="ce13" table:formula="of:=[.C66]/[.$C$78]" office:value-type="float" office:value="0.979824799935433" calcext:value-type="float">
            <text:p>0.980</text:p>
          </table:table-cell>
          <table:table-cell table:style-name="ce20" table:formula="of:=AVERAGE([.D66:.H66])" office:value-type="float" office:value="-7891.166" calcext:value-type="float">
            <text:p>-7891.166</text:p>
          </table:table-cell>
          <table:table-cell table:style-name="ce20" office:value-type="float" office:value="-8006.9" calcext:value-type="float">
            <text:p>-8006.9</text:p>
          </table:table-cell>
          <table:table-cell table:style-name="ce20" office:value-type="float" office:value="-7802.8" calcext:value-type="float">
            <text:p>-7802.8</text:p>
          </table:table-cell>
          <table:table-cell table:style-name="ce20" office:value-type="float" office:value="-7889.4" calcext:value-type="float">
            <text:p>-7889.4</text:p>
          </table:table-cell>
          <table:table-cell table:style-name="ce20" office:value-type="float" office:value="-7917.5" calcext:value-type="float">
            <text:p>-7917.5</text:p>
          </table:table-cell>
          <table:table-cell table:style-name="ce20" office:value-type="float" office:value="-7839.23" calcext:value-type="float">
            <text:p>-7839.23</text:p>
          </table:table-cell>
          <table:table-cell table:number-columns-repeated="1016"/>
        </table:table-row>
        <table:table-row table:style-name="ro1">
          <table:table-cell table:style-name="ce9" office:value-type="float" office:value="30" calcext:value-type="float">
            <text:p>30.0</text:p>
          </table:table-cell>
          <table:table-cell table:style-name="ce13" table:formula="of:=[.C67]/[.$C$78]" office:value-type="float" office:value="0.984261049337878" calcext:value-type="float">
            <text:p>0.984</text:p>
          </table:table-cell>
          <table:table-cell table:style-name="ce20" table:formula="of:=AVERAGE([.D67:.H67])" office:value-type="float" office:value="-7926.894" calcext:value-type="float">
            <text:p>-7926.894</text:p>
          </table:table-cell>
          <table:table-cell table:style-name="ce20" office:value-type="float" office:value="-7944.1" calcext:value-type="float">
            <text:p>-7944.1</text:p>
          </table:table-cell>
          <table:table-cell table:style-name="ce20" office:value-type="float" office:value="-7955.5" calcext:value-type="float">
            <text:p>-7955.5</text:p>
          </table:table-cell>
          <table:table-cell table:style-name="ce20" office:value-type="float" office:value="-8017.8" calcext:value-type="float">
            <text:p>-8017.8</text:p>
          </table:table-cell>
          <table:table-cell table:style-name="ce20" office:value-type="float" office:value="-7874.6" calcext:value-type="float">
            <text:p>-7874.6</text:p>
          </table:table-cell>
          <table:table-cell table:style-name="ce20" office:value-type="float" office:value="-7842.47" calcext:value-type="float">
            <text:p>-7842.47</text:p>
          </table:table-cell>
          <table:table-cell table:number-columns-repeated="1016"/>
        </table:table-row>
        <table:table-row table:style-name="ro1">
          <table:table-cell table:style-name="ce9" office:value-type="float" office:value="32" calcext:value-type="float">
            <text:p>32.0</text:p>
          </table:table-cell>
          <table:table-cell table:style-name="ce13" table:formula="of:=[.C68]/[.$C$78]" office:value-type="float" office:value="0.975655758569096" calcext:value-type="float">
            <text:p>0.976</text:p>
          </table:table-cell>
          <table:table-cell table:style-name="ce20" table:formula="of:=AVERAGE([.D68:.H68])" office:value-type="float" office:value="-7857.59" calcext:value-type="float">
            <text:p>-7857.59</text:p>
          </table:table-cell>
          <table:table-cell table:style-name="ce20" office:value-type="float" office:value="-7835.9" calcext:value-type="float">
            <text:p>-7835.9</text:p>
          </table:table-cell>
          <table:table-cell table:style-name="ce20" office:value-type="float" office:value="-7850.5" calcext:value-type="float">
            <text:p>-7850.5</text:p>
          </table:table-cell>
          <table:table-cell table:style-name="ce20" office:value-type="float" office:value="-7787" calcext:value-type="float">
            <text:p>-7787</text:p>
          </table:table-cell>
          <table:table-cell table:style-name="ce20" office:value-type="float" office:value="-7802.8" calcext:value-type="float">
            <text:p>-7802.8</text:p>
          </table:table-cell>
          <table:table-cell table:style-name="ce20" office:value-type="float" office:value="-8011.75" calcext:value-type="float">
            <text:p>-8011.75</text:p>
          </table:table-cell>
          <table:table-cell table:number-columns-repeated="1016"/>
        </table:table-row>
        <table:table-row table:style-name="ro1">
          <table:table-cell table:style-name="ce9" office:value-type="float" office:value="34" calcext:value-type="float">
            <text:p>34.0</text:p>
          </table:table-cell>
          <table:table-cell table:style-name="ce13" table:formula="of:=[.C69]/[.$C$78]" office:value-type="float" office:value="0.975920731593749" calcext:value-type="float">
            <text:p>0.976</text:p>
          </table:table-cell>
          <table:table-cell table:style-name="ce20" table:formula="of:=AVERAGE([.D69:.H69])" office:value-type="float" office:value="-7859.724" calcext:value-type="float">
            <text:p>-7859.724</text:p>
          </table:table-cell>
          <table:table-cell table:style-name="ce20" office:value-type="float" office:value="-7810.6" calcext:value-type="float">
            <text:p>-7810.6</text:p>
          </table:table-cell>
          <table:table-cell table:style-name="ce20" office:value-type="float" office:value="-7800.2" calcext:value-type="float">
            <text:p>-7800.2</text:p>
          </table:table-cell>
          <table:table-cell table:style-name="ce20" office:value-type="float" office:value="-7924.7" calcext:value-type="float">
            <text:p>-7924.7</text:p>
          </table:table-cell>
          <table:table-cell table:style-name="ce20" office:value-type="float" office:value="-7811.2" calcext:value-type="float">
            <text:p>-7811.2</text:p>
          </table:table-cell>
          <table:table-cell table:style-name="ce20" office:value-type="float" office:value="-7951.92" calcext:value-type="float">
            <text:p>-7951.92</text:p>
          </table:table-cell>
          <table:table-cell table:number-columns-repeated="1016"/>
        </table:table-row>
        <table:table-row table:style-name="ro1">
          <table:table-cell table:style-name="ce9" office:value-type="float" office:value="36" calcext:value-type="float">
            <text:p>36.0</text:p>
          </table:table-cell>
          <table:table-cell table:style-name="ce13" table:formula="of:=[.C70]/[.$C$78]" office:value-type="float" office:value="0.976161864496222" calcext:value-type="float">
            <text:p>0.976</text:p>
          </table:table-cell>
          <table:table-cell table:style-name="ce20" table:formula="of:=AVERAGE([.D70:.H70])" office:value-type="float" office:value="-7861.666" calcext:value-type="float">
            <text:p>-7861.666</text:p>
          </table:table-cell>
          <table:table-cell table:style-name="ce20" office:value-type="float" office:value="-7882.9" calcext:value-type="float">
            <text:p>-7882.9</text:p>
          </table:table-cell>
          <table:table-cell table:style-name="ce20" office:value-type="float" office:value="-7936.9" calcext:value-type="float">
            <text:p>-7936.9</text:p>
          </table:table-cell>
          <table:table-cell table:style-name="ce20" office:value-type="float" office:value="-7749" calcext:value-type="float">
            <text:p>-7749</text:p>
          </table:table-cell>
          <table:table-cell table:style-name="ce20" office:value-type="float" office:value="-7890.5" calcext:value-type="float">
            <text:p>-7890.5</text:p>
          </table:table-cell>
          <table:table-cell table:style-name="ce20" office:value-type="float" office:value="-7849.03" calcext:value-type="float">
            <text:p>-7849.03</text:p>
          </table:table-cell>
          <table:table-cell table:number-columns-repeated="1016"/>
        </table:table-row>
        <table:table-row table:style-name="ro1">
          <table:table-cell table:style-name="ce9" office:value-type="float" office:value="38" calcext:value-type="float">
            <text:p>38.0</text:p>
          </table:table-cell>
          <table:table-cell table:style-name="ce13" table:formula="of:=[.C71]/[.$C$78]" office:value-type="float" office:value="0.984845380665909" calcext:value-type="float">
            <text:p>0.985</text:p>
          </table:table-cell>
          <table:table-cell table:style-name="ce20" table:formula="of:=AVERAGE([.D71:.H71])" office:value-type="float" office:value="-7931.6" calcext:value-type="float">
            <text:p>-7931.6</text:p>
          </table:table-cell>
          <table:table-cell table:style-name="ce20" office:value-type="float" office:value="-7956.5" calcext:value-type="float">
            <text:p>-7956.5</text:p>
          </table:table-cell>
          <table:table-cell table:style-name="ce20" office:value-type="float" office:value="-7910.7" calcext:value-type="float">
            <text:p>-7910.7</text:p>
          </table:table-cell>
          <table:table-cell table:style-name="ce20" office:value-type="float" office:value="-7929.3" calcext:value-type="float">
            <text:p>-7929.3</text:p>
          </table:table-cell>
          <table:table-cell table:style-name="ce20" office:value-type="float" office:value="-7912.9" calcext:value-type="float">
            <text:p>-7912.9</text:p>
          </table:table-cell>
          <table:table-cell table:style-name="ce20" office:value-type="float" office:value="-7948.6" calcext:value-type="float">
            <text:p>-7948.6</text:p>
          </table:table-cell>
          <table:table-cell table:number-columns-repeated="1016"/>
        </table:table-row>
        <table:table-row table:style-name="ro1">
          <table:table-cell table:style-name="ce9" office:value-type="float" office:value="40" calcext:value-type="float">
            <text:p>40.0</text:p>
          </table:table-cell>
          <table:table-cell table:style-name="ce13" table:formula="of:=[.C72]/[.$C$78]" office:value-type="float" office:value="0.97978158971398" calcext:value-type="float">
            <text:p>0.980</text:p>
          </table:table-cell>
          <table:table-cell table:style-name="ce20" table:formula="of:=AVERAGE([.D72:.H72])" office:value-type="float" office:value="-7890.818" calcext:value-type="float">
            <text:p>-7890.818</text:p>
          </table:table-cell>
          <table:table-cell table:style-name="ce20" office:value-type="float" office:value="-7905" calcext:value-type="float">
            <text:p>-7905</text:p>
          </table:table-cell>
          <table:table-cell table:style-name="ce20" office:value-type="float" office:value="-8019.2" calcext:value-type="float">
            <text:p>-8019.2</text:p>
          </table:table-cell>
          <table:table-cell table:style-name="ce20" office:value-type="float" office:value="-7723.6" calcext:value-type="float">
            <text:p>-7723.6</text:p>
          </table:table-cell>
          <table:table-cell table:style-name="ce20" office:value-type="float" office:value="-7836.4" calcext:value-type="float">
            <text:p>-7836.4</text:p>
          </table:table-cell>
          <table:table-cell table:style-name="ce20" office:value-type="float" office:value="-7969.89" calcext:value-type="float">
            <text:p>-7969.89</text:p>
          </table:table-cell>
          <table:table-cell table:number-columns-repeated="1016"/>
        </table:table-row>
        <table:table-row table:style-name="ro1">
          <table:table-cell table:style-name="ce9" office:value-type="float" office:value="42" calcext:value-type="float">
            <text:p>42.0</text:p>
          </table:table-cell>
          <table:table-cell table:style-name="ce13" table:formula="of:=[.C73]/[.$C$78]" office:value-type="float" office:value="0.984974266326448" calcext:value-type="float">
            <text:p>0.985</text:p>
          </table:table-cell>
          <table:table-cell table:style-name="ce20" table:formula="of:=AVERAGE([.D73:.H73])" office:value-type="float" office:value="-7932.638" calcext:value-type="float">
            <text:p>-7932.638</text:p>
          </table:table-cell>
          <table:table-cell table:style-name="ce20" office:value-type="float" office:value="-8038" calcext:value-type="float">
            <text:p>-8038</text:p>
          </table:table-cell>
          <table:table-cell table:style-name="ce20" office:value-type="float" office:value="-7811.4" calcext:value-type="float">
            <text:p>-7811.4</text:p>
          </table:table-cell>
          <table:table-cell table:style-name="ce20" office:value-type="float" office:value="-7872.6" calcext:value-type="float">
            <text:p>-7872.6</text:p>
          </table:table-cell>
          <table:table-cell table:style-name="ce20" office:value-type="float" office:value="-8036.6" calcext:value-type="float">
            <text:p>-8036.6</text:p>
          </table:table-cell>
          <table:table-cell table:style-name="ce20" office:value-type="float" office:value="-7904.59" calcext:value-type="float">
            <text:p>-7904.59</text:p>
          </table:table-cell>
          <table:table-cell table:number-columns-repeated="1016"/>
        </table:table-row>
        <table:table-row table:style-name="ro1">
          <table:table-cell table:style-name="ce9" office:value-type="float" office:value="44" calcext:value-type="float">
            <text:p>44.0</text:p>
          </table:table-cell>
          <table:table-cell table:style-name="ce13" table:formula="of:=[.C74]/[.$C$78]" office:value-type="float" office:value="0.982064033078169" calcext:value-type="float">
            <text:p>0.982</text:p>
          </table:table-cell>
          <table:table-cell table:style-name="ce20" table:formula="of:=AVERAGE([.D74:.H74])" office:value-type="float" office:value="-7909.2" calcext:value-type="float">
            <text:p>-7909.2</text:p>
          </table:table-cell>
          <table:table-cell table:style-name="ce20" office:value-type="float" office:value="-7868.5" calcext:value-type="float">
            <text:p>-7868.5</text:p>
          </table:table-cell>
          <table:table-cell table:style-name="ce20" office:value-type="float" office:value="-8134.3" calcext:value-type="float">
            <text:p>-8134.3</text:p>
          </table:table-cell>
          <table:table-cell table:style-name="ce20" office:value-type="float" office:value="-7875.3" calcext:value-type="float">
            <text:p>-7875.3</text:p>
          </table:table-cell>
          <table:table-cell table:style-name="ce20" office:value-type="float" office:value="-7750.8" calcext:value-type="float">
            <text:p>-7750.8</text:p>
          </table:table-cell>
          <table:table-cell table:style-name="ce20" office:value-type="float" office:value="-7917.1" calcext:value-type="float">
            <text:p>-7917.1</text:p>
          </table:table-cell>
          <table:table-cell table:number-columns-repeated="1016"/>
        </table:table-row>
        <table:table-row table:style-name="ro1">
          <table:table-cell table:style-name="ce9" office:value-type="float" office:value="46" calcext:value-type="float">
            <text:p>46.0</text:p>
          </table:table-cell>
          <table:table-cell table:style-name="ce13" table:formula="of:=[.C75]/[.$C$78]" office:value-type="float" office:value="0.979880675221794" calcext:value-type="float">
            <text:p>0.980</text:p>
          </table:table-cell>
          <table:table-cell table:style-name="ce20" table:formula="of:=AVERAGE([.D75:.H75])" office:value-type="float" office:value="-7891.616" calcext:value-type="float">
            <text:p>-7891.616</text:p>
          </table:table-cell>
          <table:table-cell table:style-name="ce20" office:value-type="float" office:value="-7823.8" calcext:value-type="float">
            <text:p>-7823.8</text:p>
          </table:table-cell>
          <table:table-cell table:style-name="ce20" office:value-type="float" office:value="-7933.7" calcext:value-type="float">
            <text:p>-7933.7</text:p>
          </table:table-cell>
          <table:table-cell table:style-name="ce20" office:value-type="float" office:value="-7872.1" calcext:value-type="float">
            <text:p>-7872.1</text:p>
          </table:table-cell>
          <table:table-cell table:style-name="ce20" office:value-type="float" office:value="-7938.8" calcext:value-type="float">
            <text:p>-7938.8</text:p>
          </table:table-cell>
          <table:table-cell table:style-name="ce20" office:value-type="float" office:value="-7889.68" calcext:value-type="float">
            <text:p>-7889.68</text:p>
          </table:table-cell>
          <table:table-cell table:number-columns-repeated="1016"/>
        </table:table-row>
        <table:table-row table:style-name="ro1">
          <table:table-cell table:style-name="ce9" office:value-type="float" office:value="48" calcext:value-type="float">
            <text:p>48.0</text:p>
          </table:table-cell>
          <table:table-cell table:style-name="ce13" table:formula="of:=[.C76]/[.$C$78]" office:value-type="float" office:value="0.989628305178397" calcext:value-type="float">
            <text:p>0.990</text:p>
          </table:table-cell>
          <table:table-cell table:style-name="ce20" table:formula="of:=AVERAGE([.D76:.H76])" office:value-type="float" office:value="-7970.12" calcext:value-type="float">
            <text:p>-7970.12</text:p>
          </table:table-cell>
          <table:table-cell table:style-name="ce20" office:value-type="float" office:value="-7909.2" calcext:value-type="float">
            <text:p>-7909.2</text:p>
          </table:table-cell>
          <table:table-cell table:style-name="ce20" office:value-type="float" office:value="-8010.5" calcext:value-type="float">
            <text:p>-8010.5</text:p>
          </table:table-cell>
          <table:table-cell table:style-name="ce20" office:value-type="float" office:value="-8013.1" calcext:value-type="float">
            <text:p>-8013.1</text:p>
          </table:table-cell>
          <table:table-cell table:style-name="ce20" office:value-type="float" office:value="-7989.4" calcext:value-type="float">
            <text:p>-7989.4</text:p>
          </table:table-cell>
          <table:table-cell table:style-name="ce20" office:value-type="float" office:value="-7928.4" calcext:value-type="float">
            <text:p>-7928.4</text:p>
          </table:table-cell>
          <table:table-cell table:number-columns-repeated="1016"/>
        </table:table-row>
        <table:table-row table:style-name="ro1">
          <table:table-cell table:style-name="ce9" office:value-type="float" office:value="50" calcext:value-type="float">
            <text:p>50.0</text:p>
          </table:table-cell>
          <table:table-cell table:style-name="ce13" table:formula="of:=[.C77]/[.$C$78]" office:value-type="float" office:value="0.991174188101047" calcext:value-type="float">
            <text:p>0.991</text:p>
          </table:table-cell>
          <table:table-cell table:style-name="ce20" table:formula="of:=AVERAGE([.D77:.H77])" office:value-type="float" office:value="-7982.57" calcext:value-type="float">
            <text:p>-7982.57</text:p>
          </table:table-cell>
          <table:table-cell table:style-name="ce20" office:value-type="float" office:value="-8044" calcext:value-type="float">
            <text:p>-8044</text:p>
          </table:table-cell>
          <table:table-cell table:style-name="ce20" office:value-type="float" office:value="-8035.5" calcext:value-type="float">
            <text:p>-8035.5</text:p>
          </table:table-cell>
          <table:table-cell table:style-name="ce20" office:value-type="float" office:value="-8029.1" calcext:value-type="float">
            <text:p>-8029.1</text:p>
          </table:table-cell>
          <table:table-cell table:style-name="ce20" office:value-type="float" office:value="-7857.9" calcext:value-type="float">
            <text:p>-7857.9</text:p>
          </table:table-cell>
          <table:table-cell table:style-name="ce20" office:value-type="float" office:value="-7946.35" calcext:value-type="float">
            <text:p>-7946.35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2" table:number-rows-spanned="1">
            <text:p>Mínimo</text:p>
          </table:table-cell>
          <table:covered-table-cell/>
          <table:table-cell table:style-name="ce21" table:formula="of:=AVERAGE([.D78:.H78])" office:value-type="float" office:value="-8053.65" calcext:value-type="float">
            <text:p>-8053.65</text:p>
          </table:table-cell>
          <table:table-cell table:style-name="ce22" table:formula="of:=MIN([.D2:.D77])" office:value-type="float" office:value="-8044" calcext:value-type="float">
            <text:p>-8044</text:p>
          </table:table-cell>
          <table:table-cell table:style-name="ce22" table:formula="of:=MIN([.E2:.E77])" office:value-type="float" office:value="-8134.3" calcext:value-type="float">
            <text:p>-8134.3</text:p>
          </table:table-cell>
          <table:table-cell table:style-name="ce22" table:formula="of:=MIN([.F2:.F77])" office:value-type="float" office:value="-8041.6" calcext:value-type="float">
            <text:p>-8041.6</text:p>
          </table:table-cell>
          <table:table-cell table:style-name="ce22" table:formula="of:=MIN([.G2:.G77])" office:value-type="float" office:value="-8036.6" calcext:value-type="float">
            <text:p>-8036.6</text:p>
          </table:table-cell>
          <table:table-cell table:style-name="ce22" table:formula="of:=MIN([.H2:.H77])" office:value-type="float" office:value="-8011.75" calcext:value-type="float">
            <text:p>-8011.75</text:p>
          </table:table-cell>
          <table:table-cell table:number-columns-repeated="1016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250-Derivada" table:style-name="ta6"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>
            <text:p>q</text:p>
          </table:table-cell>
          <table:table-cell table:style-name="ce12" office:value-type="string" calcext:value-type="string">
            <text:p>Afinidade</text:p>
          </table:table-cell>
          <table:table-cell table:style-name="ce14" office:value-type="string" calcext:value-type="string">
            <text:p>q</text:p>
          </table:table-cell>
          <table:table-cell table:style-name="ce12" office:value-type="string" calcext:value-type="string">
            <text:p>Derivada</text:p>
          </table:table-cell>
          <table:table-cell table:number-columns-repeated="1020"/>
        </table:table-row>
        <table:table-row table:style-name="ro1">
          <table:table-cell table:style-name="ce9" office:value-type="float" office:value="0.2" calcext:value-type="float">
            <text:p>0.2</text:p>
          </table:table-cell>
          <table:table-cell table:style-name="ce13" office:value-type="float" office:value="0.00115704407318421" calcext:value-type="float">
            <text:p>0.001</text:p>
          </table:table-cell>
          <table:table-cell table:style-name="ce15" table:formula="of:=([.A2]+[.A3])/2" office:value-type="float" office:value="0.3" calcext:value-type="float">
            <text:p>0.30</text:p>
          </table:table-cell>
          <table:table-cell table:style-name="ce16" table:formula="of:=([.B3]-[.B2])/([.A3]-[.A2])" office:value-type="float" office:value="0.0126842065398919" calcext:value-type="float">
            <text:p>0.01268</text:p>
          </table:table-cell>
          <table:table-cell table:number-columns-repeated="1020"/>
        </table:table-row>
        <table:table-row table:style-name="ro1">
          <table:table-cell table:style-name="ce9" office:value-type="float" office:value="0.4" calcext:value-type="float">
            <text:p>0.4</text:p>
          </table:table-cell>
          <table:table-cell table:style-name="ce13" office:value-type="float" office:value="0.00369388538116258" calcext:value-type="float">
            <text:p>0.004</text:p>
          </table:table-cell>
          <table:table-cell table:style-name="ce15" table:formula="of:=([.A3]+[.A4])/2" office:value-type="float" office:value="0.5" calcext:value-type="float">
            <text:p>0.50</text:p>
          </table:table-cell>
          <table:table-cell table:style-name="ce16" table:formula="of:=([.B4]-[.B3])/([.A4]-[.A3])" office:value-type="float" office:value="0.0248713067987807" calcext:value-type="float">
            <text:p>0.02487</text:p>
          </table:table-cell>
          <table:table-cell table:number-columns-repeated="1020"/>
        </table:table-row>
        <table:table-row table:style-name="ro1">
          <table:table-cell table:style-name="ce9" office:value-type="float" office:value="0.6" calcext:value-type="float">
            <text:p>0.6</text:p>
          </table:table-cell>
          <table:table-cell table:style-name="ce13" office:value-type="float" office:value="0.00866814674091872" calcext:value-type="float">
            <text:p>0.009</text:p>
          </table:table-cell>
          <table:table-cell table:style-name="ce15" table:formula="of:=([.A4]+[.A5])/2" office:value-type="float" office:value="0.7" calcext:value-type="float">
            <text:p>0.70</text:p>
          </table:table-cell>
          <table:table-cell table:style-name="ce16" table:formula="of:=([.B5]-[.B4])/([.A5]-[.A4])" office:value-type="float" office:value="0.0315994486971746" calcext:value-type="float">
            <text:p>0.03160</text:p>
          </table:table-cell>
          <table:table-cell table:number-columns-repeated="1020"/>
        </table:table-row>
        <table:table-row table:style-name="ro1">
          <table:table-cell table:style-name="ce9" office:value-type="float" office:value="0.8" calcext:value-type="float">
            <text:p>0.8</text:p>
          </table:table-cell>
          <table:table-cell table:style-name="ce13" office:value-type="float" office:value="0.0149880364803536" calcext:value-type="float">
            <text:p>0.015</text:p>
          </table:table-cell>
          <table:table-cell table:style-name="ce15" table:formula="of:=([.A5]+[.A6])/2" office:value-type="float" office:value="0.9" calcext:value-type="float">
            <text:p>0.90</text:p>
          </table:table-cell>
          <table:table-cell table:style-name="ce16" table:formula="of:=([.B6]-[.B5])/([.A6]-[.A5])" office:value-type="float" office:value="0.0249890422355081" calcext:value-type="float">
            <text:p>0.02499</text:p>
          </table:table-cell>
          <table:table-cell table:number-columns-repeated="1020"/>
        </table:table-row>
        <table:table-row table:style-name="ro1">
          <table:table-cell table:style-name="ce9" office:value-type="float" office:value="1" calcext:value-type="float">
            <text:p>1.0</text:p>
          </table:table-cell>
          <table:table-cell table:style-name="ce13" office:value-type="float" office:value="0.0199858449274553" calcext:value-type="float">
            <text:p>0.020</text:p>
          </table:table-cell>
          <table:table-cell table:style-name="ce15" table:formula="of:=([.A6]+[.A7])/2" office:value-type="float" office:value="1.1" calcext:value-type="float">
            <text:p>1.10</text:p>
          </table:table-cell>
          <table:table-cell table:style-name="ce16" table:formula="of:=([.B7]-[.B6])/([.A7]-[.A6])" office:value-type="float" office:value="0.027946459058936" calcext:value-type="float">
            <text:p>0.02795</text:p>
          </table:table-cell>
          <table:table-cell table:number-columns-repeated="1020"/>
        </table:table-row>
        <table:table-row table:style-name="ro1">
          <table:table-cell table:style-name="ce9" office:value-type="float" office:value="1.2" calcext:value-type="float">
            <text:p>1.2</text:p>
          </table:table-cell>
          <table:table-cell table:style-name="ce13" office:value-type="float" office:value="0.0255751367392425" calcext:value-type="float">
            <text:p>0.026</text:p>
          </table:table-cell>
          <table:table-cell table:style-name="ce15" table:formula="of:=([.A7]+[.A8])/2" office:value-type="float" office:value="1.2995" calcext:value-type="float">
            <text:p>1.30</text:p>
          </table:table-cell>
          <table:table-cell table:style-name="ce16" table:formula="of:=([.B8]-[.B7])/([.A8]-[.A7])" office:value-type="float" office:value="0.030649731619238" calcext:value-type="float">
            <text:p>0.03065</text:p>
          </table:table-cell>
          <table:table-cell table:number-columns-repeated="1020"/>
        </table:table-row>
        <table:table-row table:style-name="ro1">
          <table:table-cell table:style-name="ce9" office:value-type="float" office:value="1.399" calcext:value-type="float">
            <text:p>1.4</text:p>
          </table:table-cell>
          <table:table-cell table:style-name="ce13" office:value-type="float" office:value="0.0316744333314708" calcext:value-type="float">
            <text:p>0.032</text:p>
          </table:table-cell>
          <table:table-cell table:style-name="ce15" table:formula="of:=([.A8]+[.A9])/2" office:value-type="float" office:value="1.4995" calcext:value-type="float">
            <text:p>1.50</text:p>
          </table:table-cell>
          <table:table-cell table:style-name="ce16" table:formula="of:=([.B9]-[.B8])/([.A9]-[.A8])" office:value-type="float" office:value="0.0407851907819801" calcext:value-type="float">
            <text:p>0.04079</text:p>
          </table:table-cell>
          <table:table-cell table:number-columns-repeated="1020"/>
        </table:table-row>
        <table:table-row table:style-name="ro1">
          <table:table-cell table:style-name="ce9" office:value-type="float" office:value="1.6" calcext:value-type="float">
            <text:p>1.6</text:p>
          </table:table-cell>
          <table:table-cell table:style-name="ce13" office:value-type="float" office:value="0.0398722566786488" calcext:value-type="float">
            <text:p>0.040</text:p>
          </table:table-cell>
          <table:table-cell table:style-name="ce15" table:formula="of:=([.A9]+[.A10])/2" office:value-type="float" office:value="1.6995" calcext:value-type="float">
            <text:p>1.70</text:p>
          </table:table-cell>
          <table:table-cell table:style-name="ce16" table:formula="of:=([.B10]-[.B9])/([.A10]-[.A9])" office:value-type="float" office:value="0.0463864085846154" calcext:value-type="float">
            <text:p>0.04639</text:p>
          </table:table-cell>
          <table:table-cell table:number-columns-repeated="1020"/>
        </table:table-row>
        <table:table-row table:style-name="ro1">
          <table:table-cell table:style-name="ce9" office:value-type="float" office:value="1.799" calcext:value-type="float">
            <text:p>1.8</text:p>
          </table:table-cell>
          <table:table-cell table:style-name="ce13" office:value-type="float" office:value="0.0491031519869873" calcext:value-type="float">
            <text:p>0.049</text:p>
          </table:table-cell>
          <table:table-cell table:style-name="ce15" table:formula="of:=([.A10]+[.A11])/2" office:value-type="float" office:value="1.8995" calcext:value-type="float">
            <text:p>1.90</text:p>
          </table:table-cell>
          <table:table-cell table:style-name="ce16" table:formula="of:=([.B11]-[.B10])/([.A11]-[.A10])" office:value-type="float" office:value="0.0476783911179236" calcext:value-type="float">
            <text:p>0.04768</text:p>
          </table:table-cell>
          <table:table-cell table:number-columns-repeated="1020"/>
        </table:table-row>
        <table:table-row table:style-name="ro1">
          <table:table-cell table:style-name="ce9" office:value-type="float" office:value="2" calcext:value-type="float">
            <text:p>2.0</text:p>
          </table:table-cell>
          <table:table-cell table:style-name="ce13" office:value-type="float" office:value="0.0586865086016899" calcext:value-type="float">
            <text:p>0.059</text:p>
          </table:table-cell>
          <table:table-cell table:style-name="ce15" table:formula="of:=([.A11]+[.A12])/2" office:value-type="float" office:value="2.1" calcext:value-type="float">
            <text:p>2.10</text:p>
          </table:table-cell>
          <table:table-cell table:style-name="ce16" table:formula="of:=([.B12]-[.B11])/([.A12]-[.A11])" office:value-type="float" office:value="0.0485291762120281" calcext:value-type="float">
            <text:p>0.04853</text:p>
          </table:table-cell>
          <table:table-cell table:number-columns-repeated="1020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3" office:value-type="float" office:value="0.0683923438440956" calcext:value-type="float">
            <text:p>0.068</text:p>
          </table:table-cell>
          <table:table-cell table:style-name="ce15" table:formula="of:=([.A12]+[.A13])/2" office:value-type="float" office:value="2.3" calcext:value-type="float">
            <text:p>2.30</text:p>
          </table:table-cell>
          <table:table-cell table:style-name="ce16" table:formula="of:=([.B13]-[.B12])/([.A13]-[.A12])" office:value-type="float" office:value="0.0505580699434419" calcext:value-type="float">
            <text:p>0.05056</text:p>
          </table:table-cell>
          <table:table-cell table:number-columns-repeated="1020"/>
        </table:table-row>
        <table:table-row table:style-name="ro1">
          <table:table-cell table:style-name="ce9" office:value-type="float" office:value="2.4" calcext:value-type="float">
            <text:p>2.4</text:p>
          </table:table-cell>
          <table:table-cell table:style-name="ce13" office:value-type="float" office:value="0.0785039578327839" calcext:value-type="float">
            <text:p>0.079</text:p>
          </table:table-cell>
          <table:table-cell table:style-name="ce15" table:formula="of:=([.A13]+[.A14])/2" office:value-type="float" office:value="2.4995" calcext:value-type="float">
            <text:p>2.50</text:p>
          </table:table-cell>
          <table:table-cell table:style-name="ce16" table:formula="of:=([.B14]-[.B13])/([.A14]-[.A13])" office:value-type="float" office:value="0.0591872463832137" calcext:value-type="float">
            <text:p>0.05919</text:p>
          </table:table-cell>
          <table:table-cell table:number-columns-repeated="1020"/>
        </table:table-row>
        <table:table-row table:style-name="ro1">
          <table:table-cell table:style-name="ce9" office:value-type="float" office:value="2.599" calcext:value-type="float">
            <text:p>2.6</text:p>
          </table:table-cell>
          <table:table-cell table:style-name="ce13" office:value-type="float" office:value="0.0902822198630435" calcext:value-type="float">
            <text:p>0.090</text:p>
          </table:table-cell>
          <table:table-cell table:style-name="ce15" table:formula="of:=([.A14]+[.A15])/2" office:value-type="float" office:value="2.699" calcext:value-type="float">
            <text:p>2.70</text:p>
          </table:table-cell>
          <table:table-cell table:style-name="ce16" table:formula="of:=([.B15]-[.B14])/([.A15]-[.A14])" office:value-type="float" office:value="0.0779841438354041" calcext:value-type="float">
            <text:p>0.07798</text:p>
          </table:table-cell>
          <table:table-cell table:number-columns-repeated="1020"/>
        </table:table-row>
        <table:table-row table:style-name="ro1">
          <table:table-cell table:style-name="ce9" office:value-type="float" office:value="2.799" calcext:value-type="float">
            <text:p>2.8</text:p>
          </table:table-cell>
          <table:table-cell table:style-name="ce13" office:value-type="float" office:value="0.105879048630124" calcext:value-type="float">
            <text:p>0.106</text:p>
          </table:table-cell>
          <table:table-cell table:style-name="ce15" table:formula="of:=([.A15]+[.A16])/2" office:value-type="float" office:value="2.8995" calcext:value-type="float">
            <text:p>2.90</text:p>
          </table:table-cell>
          <table:table-cell table:style-name="ce16" table:formula="of:=([.B16]-[.B15])/([.A16]-[.A15])" office:value-type="float" office:value="0.1006269120645" calcext:value-type="float">
            <text:p>0.10063</text:p>
          </table:table-cell>
          <table:table-cell table:number-columns-repeated="1020"/>
        </table:table-row>
        <table:table-row table:style-name="ro1">
          <table:table-cell table:style-name="ce9" office:value-type="float" office:value="3" calcext:value-type="float">
            <text:p>3.0</text:p>
          </table:table-cell>
          <table:table-cell table:style-name="ce13" office:value-type="float" office:value="0.126105057955089" calcext:value-type="float">
            <text:p>0.126</text:p>
          </table:table-cell>
          <table:table-cell table:style-name="ce15" table:formula="of:=([.A16]+[.A17])/2" office:value-type="float" office:value="3.1" calcext:value-type="float">
            <text:p>3.10</text:p>
          </table:table-cell>
          <table:table-cell table:style-name="ce16" table:formula="of:=([.B17]-[.B16])/([.A17]-[.A16])" office:value-type="float" office:value="0.107455625710082" calcext:value-type="float">
            <text:p>0.10746</text:p>
          </table:table-cell>
          <table:table-cell table:number-columns-repeated="1020"/>
        </table:table-row>
        <table:table-row table:style-name="ro1">
          <table:table-cell table:style-name="ce9" office:value-type="float" office:value="3.2" calcext:value-type="float">
            <text:p>3.2</text:p>
          </table:table-cell>
          <table:table-cell table:style-name="ce13" office:value-type="float" office:value="0.147596183097105" calcext:value-type="float">
            <text:p>0.148</text:p>
          </table:table-cell>
          <table:table-cell table:style-name="ce15" table:formula="of:=([.A17]+[.A18])/2" office:value-type="float" office:value="3.3" calcext:value-type="float">
            <text:p>3.30</text:p>
          </table:table-cell>
          <table:table-cell table:style-name="ce16" table:formula="of:=([.B18]-[.B17])/([.A18]-[.A17])" office:value-type="float" office:value="0.11667256461356" calcext:value-type="float">
            <text:p>0.11667</text:p>
          </table:table-cell>
          <table:table-cell table:number-columns-repeated="1020"/>
        </table:table-row>
        <table:table-row table:style-name="ro1">
          <table:table-cell table:style-name="ce9" office:value-type="float" office:value="3.4" calcext:value-type="float">
            <text:p>3.4</text:p>
          </table:table-cell>
          <table:table-cell table:style-name="ce13" office:value-type="float" office:value="0.170930696019817" calcext:value-type="float">
            <text:p>0.171</text:p>
          </table:table-cell>
          <table:table-cell table:style-name="ce15" table:formula="of:=([.A18]+[.A19])/2" office:value-type="float" office:value="3.4995" calcext:value-type="float">
            <text:p>3.50</text:p>
          </table:table-cell>
          <table:table-cell table:style-name="ce16" table:formula="of:=([.B19]-[.B18])/([.A19]-[.A18])" office:value-type="float" office:value="0.126095327980599" calcext:value-type="float">
            <text:p>0.12610</text:p>
          </table:table-cell>
          <table:table-cell table:number-columns-repeated="1020"/>
        </table:table-row>
        <table:table-row table:style-name="ro1">
          <table:table-cell table:style-name="ce9" office:value-type="float" office:value="3.599" calcext:value-type="float">
            <text:p>3.6</text:p>
          </table:table-cell>
          <table:table-cell table:style-name="ce13" office:value-type="float" office:value="0.196023666287956" calcext:value-type="float">
            <text:p>0.196</text:p>
          </table:table-cell>
          <table:table-cell table:style-name="ce15" table:formula="of:=([.A19]+[.A20])/2" office:value-type="float" office:value="3.699" calcext:value-type="float">
            <text:p>3.70</text:p>
          </table:table-cell>
          <table:table-cell table:style-name="ce16" table:formula="of:=([.B20]-[.B19])/([.A20]-[.A19])" office:value-type="float" office:value="0.146509967530251" calcext:value-type="float">
            <text:p>0.14651</text:p>
          </table:table-cell>
          <table:table-cell table:number-columns-repeated="1020"/>
        </table:table-row>
        <table:table-row table:style-name="ro1">
          <table:table-cell table:style-name="ce9" office:value-type="float" office:value="3.799" calcext:value-type="float">
            <text:p>3.8</text:p>
          </table:table-cell>
          <table:table-cell table:style-name="ce13" office:value-type="float" office:value="0.225325659794006" calcext:value-type="float">
            <text:p>0.225</text:p>
          </table:table-cell>
          <table:table-cell table:style-name="ce15" table:formula="of:=([.A20]+[.A21])/2" office:value-type="float" office:value="3.8995" calcext:value-type="float">
            <text:p>3.90</text:p>
          </table:table-cell>
          <table:table-cell table:style-name="ce16" table:formula="of:=([.B21]-[.B20])/([.A21]-[.A20])" office:value-type="float" office:value="0.170945635632038" calcext:value-type="float">
            <text:p>0.17095</text:p>
          </table:table-cell>
          <table:table-cell table:number-columns-repeated="1020"/>
        </table:table-row>
        <table:table-row table:style-name="ro1">
          <table:table-cell table:style-name="ce9" office:value-type="float" office:value="4" calcext:value-type="float">
            <text:p>4.0</text:p>
          </table:table-cell>
          <table:table-cell table:style-name="ce13" office:value-type="float" office:value="0.259685732556046" calcext:value-type="float">
            <text:p>0.260</text:p>
          </table:table-cell>
          <table:table-cell table:style-name="ce15" table:formula="of:=([.A21]+[.A22])/2" office:value-type="float" office:value="4.0995" calcext:value-type="float">
            <text:p>4.10</text:p>
          </table:table-cell>
          <table:table-cell table:style-name="ce16" table:formula="of:=([.B22]-[.B21])/([.A22]-[.A21])" office:value-type="float" office:value="0.20312647653408" calcext:value-type="float">
            <text:p>0.20313</text:p>
          </table:table-cell>
          <table:table-cell table:number-columns-repeated="1020"/>
        </table:table-row>
        <table:table-row table:style-name="ro1">
          <table:table-cell table:style-name="ce9" office:value-type="float" office:value="4.199" calcext:value-type="float">
            <text:p>4.2</text:p>
          </table:table-cell>
          <table:table-cell table:style-name="ce13" office:value-type="float" office:value="0.300107901386328" calcext:value-type="float">
            <text:p>0.300</text:p>
          </table:table-cell>
          <table:table-cell table:style-name="ce15" table:formula="of:=([.A22]+[.A23])/2" office:value-type="float" office:value="4.2995" calcext:value-type="float">
            <text:p>4.30</text:p>
          </table:table-cell>
          <table:table-cell table:style-name="ce16" table:formula="of:=([.B23]-[.B22])/([.A23]-[.A22])" office:value-type="float" office:value="0.236147677918541" calcext:value-type="float">
            <text:p>0.23615</text:p>
          </table:table-cell>
          <table:table-cell table:number-columns-repeated="1020"/>
        </table:table-row>
        <table:table-row table:style-name="ro1">
          <table:table-cell table:style-name="ce9" office:value-type="float" office:value="4.4" calcext:value-type="float">
            <text:p>4.4</text:p>
          </table:table-cell>
          <table:table-cell table:style-name="ce13" office:value-type="float" office:value="0.347573584647955" calcext:value-type="float">
            <text:p>0.348</text:p>
          </table:table-cell>
          <table:table-cell table:style-name="ce15" table:formula="of:=([.A23]+[.A24])/2" office:value-type="float" office:value="4.4995" calcext:value-type="float">
            <text:p>4.50</text:p>
          </table:table-cell>
          <table:table-cell table:style-name="ce16" table:formula="of:=([.B24]-[.B23])/([.A24]-[.A23])" office:value-type="float" office:value="0.281965850435118" calcext:value-type="float">
            <text:p>0.28197</text:p>
          </table:table-cell>
          <table:table-cell table:number-columns-repeated="1020"/>
        </table:table-row>
        <table:table-row table:style-name="ro1">
          <table:table-cell table:style-name="ce9" office:value-type="float" office:value="4.599" calcext:value-type="float">
            <text:p>4.6</text:p>
          </table:table-cell>
          <table:table-cell table:style-name="ce13" office:value-type="float" office:value="0.403684788884543" calcext:value-type="float">
            <text:p>0.404</text:p>
          </table:table-cell>
          <table:table-cell table:style-name="ce15" table:formula="of:=([.A24]+[.A25])/2" office:value-type="float" office:value="4.6995" calcext:value-type="float">
            <text:p>4.70</text:p>
          </table:table-cell>
          <table:table-cell table:style-name="ce16" table:formula="of:=([.B25]-[.B24])/([.A25]-[.A24])" office:value-type="float" office:value="0.332150624328335" calcext:value-type="float">
            <text:p>0.33215</text:p>
          </table:table-cell>
          <table:table-cell table:number-columns-repeated="1020"/>
        </table:table-row>
        <table:table-row table:style-name="ro1">
          <table:table-cell table:style-name="ce9" office:value-type="float" office:value="4.8" calcext:value-type="float">
            <text:p>4.8</text:p>
          </table:table-cell>
          <table:table-cell table:style-name="ce13" office:value-type="float" office:value="0.470447064374538" calcext:value-type="float">
            <text:p>0.470</text:p>
          </table:table-cell>
          <table:table-cell table:style-name="ce15" table:formula="of:=([.A25]+[.A26])/2" office:value-type="float" office:value="4.9" calcext:value-type="float">
            <text:p>4.90</text:p>
          </table:table-cell>
          <table:table-cell table:style-name="ce16" table:formula="of:=([.B26]-[.B25])/([.A26]-[.A25])" office:value-type="float" office:value="0.403690252245876" calcext:value-type="float">
            <text:p>0.40369</text:p>
          </table:table-cell>
          <table:table-cell table:number-columns-repeated="1020"/>
        </table:table-row>
        <table:table-row table:style-name="ro1">
          <table:table-cell table:style-name="ce9" office:value-type="float" office:value="5" calcext:value-type="float">
            <text:p>5.0</text:p>
          </table:table-cell>
          <table:table-cell table:style-name="ce13" office:value-type="float" office:value="0.551185114823714" calcext:value-type="float">
            <text:p>0.551</text:p>
          </table:table-cell>
          <table:table-cell table:style-name="ce15" table:formula="of:=([.A26]+[.A27])/2" office:value-type="float" office:value="5.0995" calcext:value-type="float">
            <text:p>5.10</text:p>
          </table:table-cell>
          <table:table-cell table:style-name="ce16" table:formula="of:=([.B27]-[.B26])/([.A27]-[.A26])" office:value-type="float" office:value="0.469321207616248" calcext:value-type="float">
            <text:p>0.46932</text:p>
          </table:table-cell>
          <table:table-cell table:number-columns-repeated="1020"/>
        </table:table-row>
        <table:table-row table:style-name="ro1">
          <table:table-cell table:style-name="ce9" office:value-type="float" office:value="5.199" calcext:value-type="float">
            <text:p>5.2</text:p>
          </table:table-cell>
          <table:table-cell table:style-name="ce13" office:value-type="float" office:value="0.644580035139347" calcext:value-type="float">
            <text:p>0.645</text:p>
          </table:table-cell>
          <table:table-cell table:style-name="ce15" table:formula="of:=([.A27]+[.A28])/2" office:value-type="float" office:value="5.2995" calcext:value-type="float">
            <text:p>5.30</text:p>
          </table:table-cell>
          <table:table-cell table:style-name="ce16" table:formula="of:=([.B28]-[.B27])/([.A28]-[.A27])" office:value-type="float" office:value="0.357040917728566" calcext:value-type="float">
            <text:p>0.35704</text:p>
          </table:table-cell>
          <table:table-cell table:number-columns-repeated="1020"/>
        </table:table-row>
        <table:table-row table:style-name="ro1">
          <table:table-cell table:style-name="ce9" office:value-type="float" office:value="5.4" calcext:value-type="float">
            <text:p>5.4</text:p>
          </table:table-cell>
          <table:table-cell table:style-name="ce13" office:value-type="float" office:value="0.716345259602789" calcext:value-type="float">
            <text:p>0.716</text:p>
          </table:table-cell>
          <table:table-cell table:style-name="ce15" table:formula="of:=([.A28]+[.A29])/2" office:value-type="float" office:value="5.4995" calcext:value-type="float">
            <text:p>5.50</text:p>
          </table:table-cell>
          <table:table-cell table:style-name="ce16" table:formula="of:=([.B29]-[.B28])/([.A29]-[.A28])" office:value-type="float" office:value="0.206670548298788" calcext:value-type="float">
            <text:p>0.20667</text:p>
          </table:table-cell>
          <table:table-cell table:number-columns-repeated="1020"/>
        </table:table-row>
        <table:table-row table:style-name="ro1">
          <table:table-cell table:style-name="ce9" office:value-type="float" office:value="5.599" calcext:value-type="float">
            <text:p>5.6</text:p>
          </table:table-cell>
          <table:table-cell table:style-name="ce13" office:value-type="float" office:value="0.757472698714248" calcext:value-type="float">
            <text:p>0.757</text:p>
          </table:table-cell>
          <table:table-cell table:style-name="ce15" table:formula="of:=([.A29]+[.A30])/2" office:value-type="float" office:value="5.6995" calcext:value-type="float">
            <text:p>5.70</text:p>
          </table:table-cell>
          <table:table-cell table:style-name="ce16" table:formula="of:=([.B30]-[.B29])/([.A30]-[.A29])" office:value-type="float" office:value="0.128835005221359" calcext:value-type="float">
            <text:p>0.12884</text:p>
          </table:table-cell>
          <table:table-cell table:number-columns-repeated="1020"/>
        </table:table-row>
        <table:table-row table:style-name="ro1">
          <table:table-cell table:style-name="ce9" office:value-type="float" office:value="5.8" calcext:value-type="float">
            <text:p>5.8</text:p>
          </table:table-cell>
          <table:table-cell table:style-name="ce13" office:value-type="float" office:value="0.783368534763741" calcext:value-type="float">
            <text:p>0.783</text:p>
          </table:table-cell>
          <table:table-cell table:style-name="ce15" table:formula="of:=([.A30]+[.A31])/2" office:value-type="float" office:value="5.9" calcext:value-type="float">
            <text:p>5.90</text:p>
          </table:table-cell>
          <table:table-cell table:style-name="ce16" table:formula="of:=([.B31]-[.B30])/([.A31]-[.A30])" office:value-type="float" office:value="0.0849701688054476" calcext:value-type="float">
            <text:p>0.08497</text:p>
          </table:table-cell>
          <table:table-cell table:number-columns-repeated="1020"/>
        </table:table-row>
        <table:table-row table:style-name="ro1">
          <table:table-cell table:style-name="ce9" office:value-type="float" office:value="6" calcext:value-type="float">
            <text:p>6.0</text:p>
          </table:table-cell>
          <table:table-cell table:style-name="ce13" office:value-type="float" office:value="0.80036256852483" calcext:value-type="float">
            <text:p>0.800</text:p>
          </table:table-cell>
          <table:table-cell table:style-name="ce15" table:formula="of:=([.A31]+[.A32])/2" office:value-type="float" office:value="6.0995" calcext:value-type="float">
            <text:p>6.10</text:p>
          </table:table-cell>
          <table:table-cell table:style-name="ce16" table:formula="of:=([.B32]-[.B31])/([.A32]-[.A31])" office:value-type="float" office:value="0.0607883182402997" calcext:value-type="float">
            <text:p>0.06079</text:p>
          </table:table-cell>
          <table:table-cell table:number-columns-repeated="1020"/>
        </table:table-row>
        <table:table-row table:style-name="ro1">
          <table:table-cell table:style-name="ce9" office:value-type="float" office:value="6.199" calcext:value-type="float">
            <text:p>6.2</text:p>
          </table:table-cell>
          <table:table-cell table:style-name="ce13" office:value-type="float" office:value="0.81245944385465" calcext:value-type="float">
            <text:p>0.812</text:p>
          </table:table-cell>
          <table:table-cell table:style-name="ce15" table:formula="of:=([.A32]+[.A33])/2" office:value-type="float" office:value="6.2995" calcext:value-type="float">
            <text:p>6.30</text:p>
          </table:table-cell>
          <table:table-cell table:style-name="ce16" table:formula="of:=([.B33]-[.B32])/([.A33]-[.A32])" office:value-type="float" office:value="0.0715104825774586" calcext:value-type="float">
            <text:p>0.07151</text:p>
          </table:table-cell>
          <table:table-cell table:number-columns-repeated="1020"/>
        </table:table-row>
        <table:table-row table:style-name="ro1">
          <table:table-cell table:style-name="ce9" office:value-type="float" office:value="6.4" calcext:value-type="float">
            <text:p>6.4</text:p>
          </table:table-cell>
          <table:table-cell table:style-name="ce13" office:value-type="float" office:value="0.826833050852719" calcext:value-type="float">
            <text:p>0.827</text:p>
          </table:table-cell>
          <table:table-cell table:style-name="ce15" table:formula="of:=([.A33]+[.A34])/2" office:value-type="float" office:value="6.4995" calcext:value-type="float">
            <text:p>6.50</text:p>
          </table:table-cell>
          <table:table-cell table:style-name="ce16" table:formula="of:=([.B34]-[.B33])/([.A34]-[.A33])" office:value-type="float" office:value="0.0333092829378806" calcext:value-type="float">
            <text:p>0.03331</text:p>
          </table:table-cell>
          <table:table-cell table:number-columns-repeated="1020"/>
        </table:table-row>
        <table:table-row table:style-name="ro1">
          <table:table-cell table:style-name="ce9" office:value-type="float" office:value="6.599" calcext:value-type="float">
            <text:p>6.6</text:p>
          </table:table-cell>
          <table:table-cell table:style-name="ce13" office:value-type="float" office:value="0.833461598157357" calcext:value-type="float">
            <text:p>0.833</text:p>
          </table:table-cell>
          <table:table-cell table:style-name="ce15" table:formula="of:=([.A34]+[.A35])/2" office:value-type="float" office:value="6.6995" calcext:value-type="float">
            <text:p>6.70</text:p>
          </table:table-cell>
          <table:table-cell table:style-name="ce16" table:formula="of:=([.B35]-[.B34])/([.A35]-[.A34])" office:value-type="float" office:value="0.0520786085280756" calcext:value-type="float">
            <text:p>0.05208</text:p>
          </table:table-cell>
          <table:table-cell table:number-columns-repeated="1020"/>
        </table:table-row>
        <table:table-row table:style-name="ro1">
          <table:table-cell table:style-name="ce9" office:value-type="float" office:value="6.8" calcext:value-type="float">
            <text:p>6.8</text:p>
          </table:table-cell>
          <table:table-cell table:style-name="ce13" office:value-type="float" office:value="0.8439293984715" calcext:value-type="float">
            <text:p>0.844</text:p>
          </table:table-cell>
          <table:table-cell table:style-name="ce15" table:formula="of:=([.A35]+[.A36])/2" office:value-type="float" office:value="6.9" calcext:value-type="float">
            <text:p>6.90</text:p>
          </table:table-cell>
          <table:table-cell table:style-name="ce16" table:formula="of:=([.B36]-[.B35])/([.A36]-[.A35])" office:value-type="float" office:value="0.0382211792168768" calcext:value-type="float">
            <text:p>0.03822</text:p>
          </table:table-cell>
          <table:table-cell table:number-columns-repeated="1020"/>
        </table:table-row>
        <table:table-row table:style-name="ro1">
          <table:table-cell table:style-name="ce9" office:value-type="float" office:value="7" calcext:value-type="float">
            <text:p>7.0</text:p>
          </table:table-cell>
          <table:table-cell table:style-name="ce13" office:value-type="float" office:value="0.851573634314876" calcext:value-type="float">
            <text:p>0.852</text:p>
          </table:table-cell>
          <table:table-cell table:style-name="ce15" table:formula="of:=([.A36]+[.A37])/2" office:value-type="float" office:value="7.0995" calcext:value-type="float">
            <text:p>7.10</text:p>
          </table:table-cell>
          <table:table-cell table:style-name="ce16" table:formula="of:=([.B37]-[.B36])/([.A37]-[.A36])" office:value-type="float" office:value="0.0534530880174285" calcext:value-type="float">
            <text:p>0.05345</text:p>
          </table:table-cell>
          <table:table-cell table:number-columns-repeated="1020"/>
        </table:table-row>
        <table:table-row table:style-name="ro1">
          <table:table-cell table:style-name="ce9" office:value-type="float" office:value="7.199" calcext:value-type="float">
            <text:p>7.2</text:p>
          </table:table-cell>
          <table:table-cell table:style-name="ce13" office:value-type="float" office:value="0.862210798830344" calcext:value-type="float">
            <text:p>0.862</text:p>
          </table:table-cell>
          <table:table-cell table:style-name="ce15" table:formula="of:=([.A37]+[.A38])/2" office:value-type="float" office:value="7.2995" calcext:value-type="float">
            <text:p>7.30</text:p>
          </table:table-cell>
          <table:table-cell table:style-name="ce16" table:formula="of:=([.B38]-[.B37])/([.A38]-[.A37])" office:value-type="float" office:value="0.0322044270709062" calcext:value-type="float">
            <text:p>0.03220</text:p>
          </table:table-cell>
          <table:table-cell table:number-columns-repeated="1020"/>
        </table:table-row>
        <table:table-row table:style-name="ro1">
          <table:table-cell table:style-name="ce9" office:value-type="float" office:value="7.4" calcext:value-type="float">
            <text:p>7.4</text:p>
          </table:table-cell>
          <table:table-cell table:style-name="ce13" office:value-type="float" office:value="0.868683888671596" calcext:value-type="float">
            <text:p>0.869</text:p>
          </table:table-cell>
          <table:table-cell table:style-name="ce15" table:formula="of:=([.A38]+[.A39])/2" office:value-type="float" office:value="7.4995" calcext:value-type="float">
            <text:p>7.50</text:p>
          </table:table-cell>
          <table:table-cell table:style-name="ce16" table:formula="of:=([.B39]-[.B38])/([.A39]-[.A38])" office:value-type="float" office:value="0.0191766728198112" calcext:value-type="float">
            <text:p>0.01918</text:p>
          </table:table-cell>
          <table:table-cell table:number-columns-repeated="1020"/>
        </table:table-row>
        <table:table-row table:style-name="ro1">
          <table:table-cell table:style-name="ce9" office:value-type="float" office:value="7.599" calcext:value-type="float">
            <text:p>7.6</text:p>
          </table:table-cell>
          <table:table-cell table:style-name="ce13" office:value-type="float" office:value="0.872500046562739" calcext:value-type="float">
            <text:p>0.873</text:p>
          </table:table-cell>
          <table:table-cell table:style-name="ce15" table:formula="of:=([.A39]+[.A40])/2" office:value-type="float" office:value="7.6995" calcext:value-type="float">
            <text:p>7.70</text:p>
          </table:table-cell>
          <table:table-cell table:style-name="ce16" table:formula="of:=([.B40]-[.B39])/([.A40]-[.A39])" office:value-type="float" office:value="0.0265112635650852" calcext:value-type="float">
            <text:p>0.02651</text:p>
          </table:table-cell>
          <table:table-cell table:number-columns-repeated="1020"/>
        </table:table-row>
        <table:table-row table:style-name="ro1">
          <table:table-cell table:style-name="ce9" office:value-type="float" office:value="7.8" calcext:value-type="float">
            <text:p>7.8</text:p>
          </table:table-cell>
          <table:table-cell table:style-name="ce13" office:value-type="float" office:value="0.877828810539321" calcext:value-type="float">
            <text:p>0.878</text:p>
          </table:table-cell>
          <table:table-cell table:style-name="ce15" table:formula="of:=([.A40]+[.A41])/2" office:value-type="float" office:value="7.9" calcext:value-type="float">
            <text:p>7.90</text:p>
          </table:table-cell>
          <table:table-cell table:style-name="ce16" table:formula="of:=([.B41]-[.B40])/([.A41]-[.A40])" office:value-type="float" office:value="0.034548310393423" calcext:value-type="float">
            <text:p>0.03455</text:p>
          </table:table-cell>
          <table:table-cell table:number-columns-repeated="1020"/>
        </table:table-row>
        <table:table-row table:style-name="ro1">
          <table:table-cell table:style-name="ce9" office:value-type="float" office:value="8" calcext:value-type="float">
            <text:p>8.0</text:p>
          </table:table-cell>
          <table:table-cell table:style-name="ce13" office:value-type="float" office:value="0.884738472618005" calcext:value-type="float">
            <text:p>0.885</text:p>
          </table:table-cell>
          <table:table-cell table:style-name="ce15" table:formula="of:=([.A41]+[.A42])/2" office:value-type="float" office:value="8.0995" calcext:value-type="float">
            <text:p>8.10</text:p>
          </table:table-cell>
          <table:table-cell table:style-name="ce16" table:formula="of:=([.B42]-[.B41])/([.A42]-[.A41])" office:value-type="float" office:value="0.0161130474034889" calcext:value-type="float">
            <text:p>0.01611</text:p>
          </table:table-cell>
          <table:table-cell table:number-columns-repeated="1020"/>
        </table:table-row>
        <table:table-row table:style-name="ro1">
          <table:table-cell table:style-name="ce9" office:value-type="float" office:value="8.199" calcext:value-type="float">
            <text:p>8.2</text:p>
          </table:table-cell>
          <table:table-cell table:style-name="ce13" office:value-type="float" office:value="0.8879449690513" calcext:value-type="float">
            <text:p>0.888</text:p>
          </table:table-cell>
          <table:table-cell table:style-name="ce15" table:formula="of:=([.A42]+[.A43])/2" office:value-type="float" office:value="8.299" calcext:value-type="float">
            <text:p>8.30</text:p>
          </table:table-cell>
          <table:table-cell table:style-name="ce16" table:formula="of:=([.B43]-[.B42])/([.A43]-[.A42])" office:value-type="float" office:value="0.0339473406467875" calcext:value-type="float">
            <text:p>0.03395</text:p>
          </table:table-cell>
          <table:table-cell table:number-columns-repeated="1020"/>
        </table:table-row>
        <table:table-row table:style-name="ro1">
          <table:table-cell table:style-name="ce9" office:value-type="float" office:value="8.399" calcext:value-type="float">
            <text:p>8.4</text:p>
          </table:table-cell>
          <table:table-cell table:style-name="ce13" office:value-type="float" office:value="0.894734437180657" calcext:value-type="float">
            <text:p>0.895</text:p>
          </table:table-cell>
          <table:table-cell table:style-name="ce15" table:formula="of:=([.A43]+[.A44])/2" office:value-type="float" office:value="8.4995" calcext:value-type="float">
            <text:p>8.50</text:p>
          </table:table-cell>
          <table:table-cell table:style-name="ce16" table:formula="of:=([.B44]-[.B43])/([.A44]-[.A43])" office:value-type="float" office:value="0.00824199083058434" calcext:value-type="float">
            <text:p>0.00824</text:p>
          </table:table-cell>
          <table:table-cell table:number-columns-repeated="1020"/>
        </table:table-row>
        <table:table-row table:style-name="ro1">
          <table:table-cell table:style-name="ce9" office:value-type="float" office:value="8.6" calcext:value-type="float">
            <text:p>8.6</text:p>
          </table:table-cell>
          <table:table-cell table:style-name="ce13" office:value-type="float" office:value="0.896391077337605" calcext:value-type="float">
            <text:p>0.896</text:p>
          </table:table-cell>
          <table:table-cell table:style-name="ce15" table:formula="of:=([.A44]+[.A45])/2" office:value-type="float" office:value="8.7" calcext:value-type="float">
            <text:p>8.70</text:p>
          </table:table-cell>
          <table:table-cell table:style-name="ce16" table:formula="of:=([.B45]-[.B44])/([.A45]-[.A44])" office:value-type="float" office:value="0.0114333252624587" calcext:value-type="float">
            <text:p>0.01143</text:p>
          </table:table-cell>
          <table:table-cell table:number-columns-repeated="1020"/>
        </table:table-row>
        <table:table-row table:style-name="ro1">
          <table:table-cell table:style-name="ce9" office:value-type="float" office:value="8.8" calcext:value-type="float">
            <text:p>8.8</text:p>
          </table:table-cell>
          <table:table-cell table:style-name="ce13" office:value-type="float" office:value="0.898677742390096" calcext:value-type="float">
            <text:p>0.899</text:p>
          </table:table-cell>
          <table:table-cell table:style-name="ce15" table:formula="of:=([.A45]+[.A46])/2" office:value-type="float" office:value="8.9" calcext:value-type="float">
            <text:p>8.90</text:p>
          </table:table-cell>
          <table:table-cell table:style-name="ce16" table:formula="of:=([.B46]-[.B45])/([.A46]-[.A45])" office:value-type="float" office:value="-0.000547577806336854" calcext:value-type="float">
            <text:p>-0.00055</text:p>
          </table:table-cell>
          <table:table-cell table:number-columns-repeated="1020"/>
        </table:table-row>
        <table:table-row table:style-name="ro1">
          <table:table-cell table:style-name="ce9" office:value-type="float" office:value="9" calcext:value-type="float">
            <text:p>9.0</text:p>
          </table:table-cell>
          <table:table-cell table:style-name="ce13" office:value-type="float" office:value="0.898568226828829" calcext:value-type="float">
            <text:p>0.899</text:p>
          </table:table-cell>
          <table:table-cell table:style-name="ce15" table:formula="of:=([.A46]+[.A47])/2" office:value-type="float" office:value="9.0995" calcext:value-type="float">
            <text:p>9.10</text:p>
          </table:table-cell>
          <table:table-cell table:style-name="ce16" table:formula="of:=([.B47]-[.B46])/([.A47]-[.A46])" office:value-type="float" office:value="0.0582712785398007" calcext:value-type="float">
            <text:p>0.05827</text:p>
          </table:table-cell>
          <table:table-cell table:number-columns-repeated="1020"/>
        </table:table-row>
        <table:table-row table:style-name="ro1">
          <table:table-cell table:style-name="ce9" office:value-type="float" office:value="9.199" calcext:value-type="float">
            <text:p>9.2</text:p>
          </table:table-cell>
          <table:table-cell table:style-name="ce13" office:value-type="float" office:value="0.910164211258249" calcext:value-type="float">
            <text:p>0.910</text:p>
          </table:table-cell>
          <table:table-cell table:style-name="ce15" table:formula="of:=([.A47]+[.A48])/2" office:value-type="float" office:value="9.299" calcext:value-type="float">
            <text:p>9.30</text:p>
          </table:table-cell>
          <table:table-cell table:style-name="ce16" table:formula="of:=([.B48]-[.B47])/([.A48]-[.A47])" office:value-type="float" office:value="-0.00371756905254093" calcext:value-type="float">
            <text:p>-0.00372</text:p>
          </table:table-cell>
          <table:table-cell table:number-columns-repeated="1020"/>
        </table:table-row>
        <table:table-row table:style-name="ro1">
          <table:table-cell table:style-name="ce9" office:value-type="float" office:value="9.399" calcext:value-type="float">
            <text:p>9.4</text:p>
          </table:table-cell>
          <table:table-cell table:style-name="ce13" office:value-type="float" office:value="0.909420697447741" calcext:value-type="float">
            <text:p>0.909</text:p>
          </table:table-cell>
          <table:table-cell table:style-name="ce15" table:formula="of:=([.A48]+[.A49])/2" office:value-type="float" office:value="9.4995" calcext:value-type="float">
            <text:p>9.50</text:p>
          </table:table-cell>
          <table:table-cell table:style-name="ce16" table:formula="of:=([.B49]-[.B48])/([.A49]-[.A48])" office:value-type="float" office:value="0.0175576272962725" calcext:value-type="float">
            <text:p>0.01756</text:p>
          </table:table-cell>
          <table:table-cell table:number-columns-repeated="1020"/>
        </table:table-row>
        <table:table-row table:style-name="ro1">
          <table:table-cell table:style-name="ce9" office:value-type="float" office:value="9.6" calcext:value-type="float">
            <text:p>9.6</text:p>
          </table:table-cell>
          <table:table-cell table:style-name="ce13" office:value-type="float" office:value="0.912949780534292" calcext:value-type="float">
            <text:p>0.913</text:p>
          </table:table-cell>
          <table:table-cell table:style-name="ce15" table:formula="of:=([.A49]+[.A50])/2" office:value-type="float" office:value="9.7" calcext:value-type="float">
            <text:p>9.70</text:p>
          </table:table-cell>
          <table:table-cell table:style-name="ce16" table:formula="of:=([.B50]-[.B49])/([.A50]-[.A49])" office:value-type="float" office:value="0.0125632477199777" calcext:value-type="float">
            <text:p>0.01256</text:p>
          </table:table-cell>
          <table:table-cell table:number-columns-repeated="1020"/>
        </table:table-row>
        <table:table-row table:style-name="ro1">
          <table:table-cell table:style-name="ce9" office:value-type="float" office:value="9.8" calcext:value-type="float">
            <text:p>9.8</text:p>
          </table:table-cell>
          <table:table-cell table:style-name="ce13" office:value-type="float" office:value="0.915462430078287" calcext:value-type="float">
            <text:p>0.915</text:p>
          </table:table-cell>
          <table:table-cell table:style-name="ce15" table:formula="of:=([.A50]+[.A51])/2" office:value-type="float" office:value="9.9" calcext:value-type="float">
            <text:p>9.90</text:p>
          </table:table-cell>
          <table:table-cell table:style-name="ce16" table:formula="of:=([.B51]-[.B50])/([.A51]-[.A50])" office:value-type="float" office:value="0.0114246335512464" calcext:value-type="float">
            <text:p>0.01142</text:p>
          </table:table-cell>
          <table:table-cell table:number-columns-repeated="1020"/>
        </table:table-row>
        <table:table-row table:style-name="ro1">
          <table:table-cell table:style-name="ce9" office:value-type="float" office:value="10" calcext:value-type="float">
            <text:p>10.0</text:p>
          </table:table-cell>
          <table:table-cell table:style-name="ce13" office:value-type="float" office:value="0.917747356788537" calcext:value-type="float">
            <text:p>0.918</text:p>
          </table:table-cell>
          <table:table-cell table:style-name="ce15" table:formula="of:=([.A51]+[.A52])/2" office:value-type="float" office:value="10.5" calcext:value-type="float">
            <text:p>10.50</text:p>
          </table:table-cell>
          <table:table-cell table:style-name="ce16" table:formula="of:=([.B52]-[.B51])/([.A52]-[.A51])" office:value-type="float" office:value="0.010811495408914" calcext:value-type="float">
            <text:p>0.01081</text:p>
          </table:table-cell>
          <table:table-cell table:number-columns-repeated="1020"/>
        </table:table-row>
        <table:table-row table:style-name="ro1">
          <table:table-cell table:style-name="ce9" office:value-type="float" office:value="11" calcext:value-type="float">
            <text:p>11.0</text:p>
          </table:table-cell>
          <table:table-cell table:style-name="ce13" office:value-type="float" office:value="0.928558852197451" calcext:value-type="float">
            <text:p>0.929</text:p>
          </table:table-cell>
          <table:table-cell table:style-name="ce15" table:formula="of:=([.A52]+[.A53])/2" office:value-type="float" office:value="11.5" calcext:value-type="float">
            <text:p>11.50</text:p>
          </table:table-cell>
          <table:table-cell table:style-name="ce16" table:formula="of:=([.B53]-[.B52])/([.A53]-[.A52])" office:value-type="float" office:value="0.00907563651263721" calcext:value-type="float">
            <text:p>0.00908</text:p>
          </table:table-cell>
          <table:table-cell table:number-columns-repeated="1020"/>
        </table:table-row>
        <table:table-row table:style-name="ro1">
          <table:table-cell table:style-name="ce9" office:value-type="float" office:value="12" calcext:value-type="float">
            <text:p>12.0</text:p>
          </table:table-cell>
          <table:table-cell table:style-name="ce13" office:value-type="float" office:value="0.937634488710088" calcext:value-type="float">
            <text:p>0.938</text:p>
          </table:table-cell>
          <table:table-cell table:style-name="ce15" table:formula="of:=([.A53]+[.A54])/2" office:value-type="float" office:value="12.5" calcext:value-type="float">
            <text:p>12.50</text:p>
          </table:table-cell>
          <table:table-cell table:style-name="ce16" table:formula="of:=([.B54]-[.B53])/([.A54]-[.A53])" office:value-type="float" office:value="0.00693126718941106" calcext:value-type="float">
            <text:p>0.00693</text:p>
          </table:table-cell>
          <table:table-cell table:number-columns-repeated="1020"/>
        </table:table-row>
        <table:table-row table:style-name="ro1">
          <table:table-cell table:style-name="ce9" office:value-type="float" office:value="13" calcext:value-type="float">
            <text:p>13.0</text:p>
          </table:table-cell>
          <table:table-cell table:style-name="ce13" office:value-type="float" office:value="0.944565755899499" calcext:value-type="float">
            <text:p>0.945</text:p>
          </table:table-cell>
          <table:table-cell table:style-name="ce15" table:formula="of:=([.A54]+[.A55])/2" office:value-type="float" office:value="13.5" calcext:value-type="float">
            <text:p>13.50</text:p>
          </table:table-cell>
          <table:table-cell table:style-name="ce16" table:formula="of:=([.B55]-[.B54])/([.A55]-[.A54])" office:value-type="float" office:value="0.00596474890267129" calcext:value-type="float">
            <text:p>0.00596</text:p>
          </table:table-cell>
          <table:table-cell table:number-columns-repeated="1020"/>
        </table:table-row>
        <table:table-row table:style-name="ro1">
          <table:table-cell table:style-name="ce9" office:value-type="float" office:value="14" calcext:value-type="float">
            <text:p>14.0</text:p>
          </table:table-cell>
          <table:table-cell table:style-name="ce13" office:value-type="float" office:value="0.95053050480217" calcext:value-type="float">
            <text:p>0.951</text:p>
          </table:table-cell>
          <table:table-cell table:style-name="ce15" table:formula="of:=([.A55]+[.A56])/2" office:value-type="float" office:value="14.5" calcext:value-type="float">
            <text:p>14.50</text:p>
          </table:table-cell>
          <table:table-cell table:style-name="ce16" table:formula="of:=([.B56]-[.B55])/([.A56]-[.A55])" office:value-type="float" office:value="0.00891968238003904" calcext:value-type="float">
            <text:p>0.00892</text:p>
          </table:table-cell>
          <table:table-cell table:number-columns-repeated="1020"/>
        </table:table-row>
        <table:table-row table:style-name="ro1">
          <table:table-cell table:style-name="ce9" office:value-type="float" office:value="15" calcext:value-type="float">
            <text:p>15.0</text:p>
          </table:table-cell>
          <table:table-cell table:style-name="ce13" office:value-type="float" office:value="0.959450187182209" calcext:value-type="float">
            <text:p>0.959</text:p>
          </table:table-cell>
          <table:table-cell table:style-name="ce15" table:formula="of:=([.A56]+[.A57])/2" office:value-type="float" office:value="15.5" calcext:value-type="float">
            <text:p>15.50</text:p>
          </table:table-cell>
          <table:table-cell table:style-name="ce16" table:formula="of:=([.B57]-[.B56])/([.A57]-[.A56])" office:value-type="float" office:value="-0.00479186455830605" calcext:value-type="float">
            <text:p>-0.00479</text:p>
          </table:table-cell>
          <table:table-cell table:number-columns-repeated="1020"/>
        </table:table-row>
        <table:table-row table:style-name="ro1">
          <table:table-cell table:style-name="ce9" office:value-type="float" office:value="16" calcext:value-type="float">
            <text:p>16.0</text:p>
            <draw:frame table:end-cell-address="'L250-Derivada'.F75" table:end-x="49.24pt" table:end-y="0.74pt" draw:z-index="0" draw:name="Chart 6" draw:style-name="gr1" draw:text-style-name="P1" svg:width="449.97pt" svg:height="278.22pt" svg:x="0pt" svg:y="6.01pt">
              <draw:object draw:notify-on-update-of-ranges="'L250-Derivada'.D1:'L250-Derivada'.D1 'L250-Derivada'.D2:'L250-Derivada'.D55 'L250-Derivada'.C2:'L250-Derivada'.C5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13" office:value-type="float" office:value="0.954658322623903" calcext:value-type="float">
            <text:p>0.955</text:p>
          </table:table-cell>
          <table:table-cell table:style-name="ce15" table:formula="of:=([.A57]+[.A58])/2" office:value-type="float" office:value="16.5" calcext:value-type="float">
            <text:p>16.50</text:p>
          </table:table-cell>
          <table:table-cell table:style-name="ce16" table:formula="of:=([.B58]-[.B57])/([.A58]-[.A57])" office:value-type="float" office:value="0.0226510960868674" calcext:value-type="float">
            <text:p>0.02265</text:p>
          </table:table-cell>
          <table:table-cell table:number-columns-repeated="1020"/>
        </table:table-row>
        <table:table-row table:style-name="ro1">
          <table:table-cell table:style-name="ce9" office:value-type="float" office:value="17" calcext:value-type="float">
            <text:p>17.0</text:p>
          </table:table-cell>
          <table:table-cell table:style-name="ce13" office:value-type="float" office:value="0.977309418710771" calcext:value-type="float">
            <text:p>0.977</text:p>
          </table:table-cell>
          <table:table-cell table:style-name="ce15" table:formula="of:=([.A58]+[.A59])/2" office:value-type="float" office:value="17.5" calcext:value-type="float">
            <text:p>17.50</text:p>
          </table:table-cell>
          <table:table-cell table:style-name="ce16" table:formula="of:=([.B59]-[.B58])/([.A59]-[.A58])" office:value-type="float" office:value="-0.0105634091374718" calcext:value-type="float">
            <text:p>-0.01056</text:p>
          </table:table-cell>
          <table:table-cell table:number-columns-repeated="1020"/>
        </table:table-row>
        <table:table-row table:style-name="ro1">
          <table:table-cell table:style-name="ce9" office:value-type="float" office:value="18" calcext:value-type="float">
            <text:p>18.0</text:p>
          </table:table-cell>
          <table:table-cell table:style-name="ce13" office:value-type="float" office:value="0.966746009573299" calcext:value-type="float">
            <text:p>0.967</text:p>
          </table:table-cell>
          <table:table-cell table:style-name="ce15" table:formula="of:=([.A59]+[.A60])/2" office:value-type="float" office:value="18.5" calcext:value-type="float">
            <text:p>18.50</text:p>
          </table:table-cell>
          <table:table-cell table:style-name="ce16" table:formula="of:=([.B60]-[.B59])/([.A60]-[.A59])" office:value-type="float" office:value="-0.000890527897288607" calcext:value-type="float">
            <text:p>-0.00089</text:p>
          </table:table-cell>
          <table:table-cell table:number-columns-repeated="1020"/>
        </table:table-row>
        <table:table-row table:style-name="ro1">
          <table:table-cell table:style-name="ce9" office:value-type="float" office:value="19" calcext:value-type="float">
            <text:p>19.0</text:p>
          </table:table-cell>
          <table:table-cell table:style-name="ce13" office:value-type="float" office:value="0.96585548167601" calcext:value-type="float">
            <text:p>0.966</text:p>
          </table:table-cell>
          <table:table-cell table:style-name="ce15" table:formula="of:=([.A60]+[.A61])/2" office:value-type="float" office:value="19.5" calcext:value-type="float">
            <text:p>19.50</text:p>
          </table:table-cell>
          <table:table-cell table:style-name="ce16" table:formula="of:=([.B61]-[.B60])/([.A61]-[.A60])" office:value-type="float" office:value="0.00107677885182478" calcext:value-type="float">
            <text:p>0.00108</text:p>
          </table:table-cell>
          <table:table-cell table:number-columns-repeated="1020"/>
        </table:table-row>
        <table:table-row table:style-name="ro1">
          <table:table-cell table:style-name="ce9" office:value-type="float" office:value="20" calcext:value-type="float">
            <text:p>20.0</text:p>
          </table:table-cell>
          <table:table-cell table:style-name="ce13" office:value-type="float" office:value="0.966932260527835" calcext:value-type="float">
            <text:p>0.967</text:p>
          </table:table-cell>
          <table:table-cell table:style-name="ce15" table:formula="of:=([.A61]+[.A62])/2" office:value-type="float" office:value="21" calcext:value-type="float">
            <text:p>21.00</text:p>
          </table:table-cell>
          <table:table-cell table:style-name="ce16" table:formula="of:=([.B62]-[.B61])/([.A62]-[.A61])" office:value-type="float" office:value="0.000471835751491512" calcext:value-type="float">
            <text:p>0.00047</text:p>
          </table:table-cell>
          <table:table-cell table:number-columns-repeated="1020"/>
        </table:table-row>
        <table:table-row table:style-name="ro1">
          <table:table-cell table:style-name="ce9" office:value-type="float" office:value="22" calcext:value-type="float">
            <text:p>22.0</text:p>
          </table:table-cell>
          <table:table-cell table:style-name="ce13" office:value-type="float" office:value="0.967875932030818" calcext:value-type="float">
            <text:p>0.968</text:p>
          </table:table-cell>
          <table:table-cell table:style-name="ce15" table:formula="of:=([.A62]+[.A63])/2" office:value-type="float" office:value="23" calcext:value-type="float">
            <text:p>23.00</text:p>
          </table:table-cell>
          <table:table-cell table:style-name="ce16" table:formula="of:=([.B63]-[.B62])/([.A63]-[.A62])" office:value-type="float" office:value="0.00167700359464357" calcext:value-type="float">
            <text:p>0.00168</text:p>
          </table:table-cell>
          <table:table-cell table:number-columns-repeated="1020"/>
        </table:table-row>
        <table:table-row table:style-name="ro1">
          <table:table-cell table:style-name="ce9" office:value-type="float" office:value="24" calcext:value-type="float">
            <text:p>24.0</text:p>
          </table:table-cell>
          <table:table-cell table:style-name="ce13" office:value-type="float" office:value="0.971229939220105" calcext:value-type="float">
            <text:p>0.971</text:p>
          </table:table-cell>
          <table:table-cell table:style-name="ce15" table:formula="of:=([.A63]+[.A64])/2" office:value-type="float" office:value="25" calcext:value-type="float">
            <text:p>25.00</text:p>
          </table:table-cell>
          <table:table-cell table:style-name="ce16" table:formula="of:=([.B64]-[.B63])/([.A64]-[.A63])" office:value-type="float" office:value="0.0057953847013465" calcext:value-type="float">
            <text:p>0.00580</text:p>
          </table:table-cell>
          <table:table-cell table:number-columns-repeated="1020"/>
        </table:table-row>
        <table:table-row table:style-name="ro1">
          <table:table-cell table:style-name="ce9" office:value-type="float" office:value="26" calcext:value-type="float">
            <text:p>26.0</text:p>
          </table:table-cell>
          <table:table-cell table:style-name="ce13" office:value-type="float" office:value="0.982820708622798" calcext:value-type="float">
            <text:p>0.983</text:p>
          </table:table-cell>
          <table:table-cell table:style-name="ce15" table:formula="of:=([.A64]+[.A65])/2" office:value-type="float" office:value="27" calcext:value-type="float">
            <text:p>27.00</text:p>
          </table:table-cell>
          <table:table-cell table:style-name="ce16" table:formula="of:=([.B65]-[.B64])/([.A65]-[.A64])" office:value-type="float" office:value="-0.00149795434368266" calcext:value-type="float">
            <text:p>-0.00150</text:p>
          </table:table-cell>
          <table:table-cell table:number-columns-repeated="1020"/>
        </table:table-row>
        <table:table-row table:style-name="ro1">
          <table:table-cell table:style-name="ce9" office:value-type="float" office:value="28" calcext:value-type="float">
            <text:p>28.0</text:p>
          </table:table-cell>
          <table:table-cell table:style-name="ce13" office:value-type="float" office:value="0.979824799935433" calcext:value-type="float">
            <text:p>0.980</text:p>
          </table:table-cell>
          <table:table-cell table:style-name="ce15" table:formula="of:=([.A65]+[.A66])/2" office:value-type="float" office:value="29" calcext:value-type="float">
            <text:p>29.00</text:p>
          </table:table-cell>
          <table:table-cell table:style-name="ce16" table:formula="of:=([.B66]-[.B65])/([.A66]-[.A65])" office:value-type="float" office:value="0.00221812470122251" calcext:value-type="float">
            <text:p>0.00222</text:p>
          </table:table-cell>
          <table:table-cell table:number-columns-repeated="1020"/>
        </table:table-row>
        <table:table-row table:style-name="ro1">
          <table:table-cell table:style-name="ce9" office:value-type="float" office:value="30" calcext:value-type="float">
            <text:p>30.0</text:p>
          </table:table-cell>
          <table:table-cell table:style-name="ce13" office:value-type="float" office:value="0.984261049337878" calcext:value-type="float">
            <text:p>0.984</text:p>
          </table:table-cell>
          <table:table-cell table:style-name="ce15" table:formula="of:=([.A66]+[.A67])/2" office:value-type="float" office:value="31" calcext:value-type="float">
            <text:p>31.00</text:p>
          </table:table-cell>
          <table:table-cell table:style-name="ce16" table:formula="of:=([.B67]-[.B66])/([.A67]-[.A66])" office:value-type="float" office:value="-0.00430264538439101" calcext:value-type="float">
            <text:p>-0.00430</text:p>
          </table:table-cell>
          <table:table-cell table:number-columns-repeated="1020"/>
        </table:table-row>
        <table:table-row table:style-name="ro1">
          <table:table-cell table:style-name="ce9" office:value-type="float" office:value="32" calcext:value-type="float">
            <text:p>32.0</text:p>
          </table:table-cell>
          <table:table-cell table:style-name="ce13" office:value-type="float" office:value="0.975655758569096" calcext:value-type="float">
            <text:p>0.976</text:p>
          </table:table-cell>
          <table:table-cell table:style-name="ce15" table:formula="of:=([.A67]+[.A68])/2" office:value-type="float" office:value="33" calcext:value-type="float">
            <text:p>33.00</text:p>
          </table:table-cell>
          <table:table-cell table:style-name="ce16" table:formula="of:=([.B68]-[.B67])/([.A68]-[.A67])" office:value-type="float" office:value="0.000132486512326779" calcext:value-type="float">
            <text:p>0.00013</text:p>
          </table:table-cell>
          <table:table-cell table:number-columns-repeated="1020"/>
        </table:table-row>
        <table:table-row table:style-name="ro1">
          <table:table-cell table:style-name="ce9" office:value-type="float" office:value="34" calcext:value-type="float">
            <text:p>34.0</text:p>
          </table:table-cell>
          <table:table-cell table:style-name="ce13" office:value-type="float" office:value="0.97592073159375" calcext:value-type="float">
            <text:p>0.976</text:p>
          </table:table-cell>
          <table:table-cell table:style-name="ce15" table:formula="of:=([.A68]+[.A69])/2" office:value-type="float" office:value="35" calcext:value-type="float">
            <text:p>35.00</text:p>
          </table:table-cell>
          <table:table-cell table:style-name="ce16" table:formula="of:=([.B69]-[.B68])/([.A69]-[.A68])" office:value-type="float" office:value="0.000120566451236315" calcext:value-type="float">
            <text:p>0.00012</text:p>
          </table:table-cell>
          <table:table-cell table:number-columns-repeated="1020"/>
        </table:table-row>
        <table:table-row table:style-name="ro1">
          <table:table-cell table:style-name="ce9" office:value-type="float" office:value="36" calcext:value-type="float">
            <text:p>36.0</text:p>
          </table:table-cell>
          <table:table-cell table:style-name="ce13" office:value-type="float" office:value="0.976161864496222" calcext:value-type="float">
            <text:p>0.976</text:p>
          </table:table-cell>
          <table:table-cell table:style-name="ce15" table:formula="of:=([.A69]+[.A70])/2" office:value-type="float" office:value="37" calcext:value-type="float">
            <text:p>37.00</text:p>
          </table:table-cell>
          <table:table-cell table:style-name="ce16" table:formula="of:=([.B70]-[.B69])/([.A70]-[.A69])" office:value-type="float" office:value="0.00434175808484349" calcext:value-type="float">
            <text:p>0.00434</text:p>
          </table:table-cell>
          <table:table-cell table:number-columns-repeated="1020"/>
        </table:table-row>
        <table:table-row table:style-name="ro1">
          <table:table-cell table:style-name="ce9" office:value-type="float" office:value="38" calcext:value-type="float">
            <text:p>38.0</text:p>
          </table:table-cell>
          <table:table-cell table:style-name="ce13" office:value-type="float" office:value="0.984845380665909" calcext:value-type="float">
            <text:p>0.985</text:p>
          </table:table-cell>
          <table:table-cell table:style-name="ce15" table:formula="of:=([.A70]+[.A71])/2" office:value-type="float" office:value="39" calcext:value-type="float">
            <text:p>39.00</text:p>
          </table:table-cell>
          <table:table-cell table:style-name="ce16" table:formula="of:=([.B71]-[.B70])/([.A71]-[.A70])" office:value-type="float" office:value="-0.00253189547596422" calcext:value-type="float">
            <text:p>-0.00253</text:p>
          </table:table-cell>
          <table:table-cell table:number-columns-repeated="1020"/>
        </table:table-row>
        <table:table-row table:style-name="ro1">
          <table:table-cell table:style-name="ce9" office:value-type="float" office:value="40" calcext:value-type="float">
            <text:p>40.0</text:p>
          </table:table-cell>
          <table:table-cell table:style-name="ce13" office:value-type="float" office:value="0.979781589713981" calcext:value-type="float">
            <text:p>0.980</text:p>
          </table:table-cell>
          <table:table-cell table:style-name="ce15" table:formula="of:=([.A71]+[.A72])/2" office:value-type="float" office:value="41" calcext:value-type="float">
            <text:p>41.00</text:p>
          </table:table-cell>
          <table:table-cell table:style-name="ce16" table:formula="of:=([.B72]-[.B71])/([.A72]-[.A71])" office:value-type="float" office:value="0.00259633830623379" calcext:value-type="float">
            <text:p>0.00260</text:p>
          </table:table-cell>
          <table:table-cell table:number-columns-repeated="1020"/>
        </table:table-row>
        <table:table-row table:style-name="ro1">
          <table:table-cell table:style-name="ce9" office:value-type="float" office:value="42" calcext:value-type="float">
            <text:p>42.0</text:p>
          </table:table-cell>
          <table:table-cell table:style-name="ce13" office:value-type="float" office:value="0.984974266326448" calcext:value-type="float">
            <text:p>0.985</text:p>
          </table:table-cell>
          <table:table-cell table:style-name="ce15" table:formula="of:=([.A72]+[.A73])/2" office:value-type="float" office:value="43" calcext:value-type="float">
            <text:p>43.00</text:p>
          </table:table-cell>
          <table:table-cell table:style-name="ce16" table:formula="of:=([.B73]-[.B72])/([.A73]-[.A72])" office:value-type="float" office:value="-0.00145511662413939" calcext:value-type="float">
            <text:p>-0.00146</text:p>
          </table:table-cell>
          <table:table-cell table:number-columns-repeated="1020"/>
        </table:table-row>
        <table:table-row table:style-name="ro1">
          <table:table-cell table:style-name="ce9" office:value-type="float" office:value="44" calcext:value-type="float">
            <text:p>44.0</text:p>
          </table:table-cell>
          <table:table-cell table:style-name="ce13" office:value-type="float" office:value="0.982064033078169" calcext:value-type="float">
            <text:p>0.982</text:p>
          </table:table-cell>
          <table:table-cell table:style-name="ce15" table:formula="of:=([.A73]+[.A74])/2" office:value-type="float" office:value="45" calcext:value-type="float">
            <text:p>45.00</text:p>
          </table:table-cell>
          <table:table-cell table:style-name="ce16" table:formula="of:=([.B74]-[.B73])/([.A74]-[.A73])" office:value-type="float" office:value="-0.00109167892818779" calcext:value-type="float">
            <text:p>-0.00109</text:p>
          </table:table-cell>
          <table:table-cell table:number-columns-repeated="1020"/>
        </table:table-row>
        <table:table-row table:style-name="ro1">
          <table:table-cell table:style-name="ce9" office:value-type="float" office:value="46" calcext:value-type="float">
            <text:p>46.0</text:p>
          </table:table-cell>
          <table:table-cell table:style-name="ce13" office:value-type="float" office:value="0.979880675221794" calcext:value-type="float">
            <text:p>0.980</text:p>
          </table:table-cell>
          <table:table-cell table:style-name="ce15" table:formula="of:=([.A74]+[.A75])/2" office:value-type="float" office:value="47" calcext:value-type="float">
            <text:p>47.00</text:p>
          </table:table-cell>
          <table:table-cell table:style-name="ce16" table:formula="of:=([.B75]-[.B74])/([.A75]-[.A74])" office:value-type="float" office:value="0.0048738149783018" calcext:value-type="float">
            <text:p>0.00487</text:p>
          </table:table-cell>
          <table:table-cell table:number-columns-repeated="1020"/>
        </table:table-row>
        <table:table-row table:style-name="ro1">
          <table:table-cell table:style-name="ce9" office:value-type="float" office:value="48" calcext:value-type="float">
            <text:p>48.0</text:p>
          </table:table-cell>
          <table:table-cell table:style-name="ce13" office:value-type="float" office:value="0.989628305178398" calcext:value-type="float">
            <text:p>0.990</text:p>
          </table:table-cell>
          <table:table-cell table:style-name="ce15" table:formula="of:=([.A75]+[.A76])/2" office:value-type="float" office:value="49" calcext:value-type="float">
            <text:p>49.00</text:p>
          </table:table-cell>
          <table:table-cell table:style-name="ce16" table:formula="of:=([.B76]-[.B75])/([.A76]-[.A75])" office:value-type="float" office:value="0.000772941461324894" calcext:value-type="float">
            <text:p>0.00077</text:p>
          </table:table-cell>
          <table:table-cell table:number-columns-repeated="1020"/>
        </table:table-row>
        <table:table-row table:style-name="ro1">
          <table:table-cell table:style-name="ce9" office:value-type="float" office:value="50" calcext:value-type="float">
            <text:p>50.0</text:p>
          </table:table-cell>
          <table:table-cell table:style-name="ce13" office:value-type="float" office:value="0.991174188101047" calcext:value-type="float">
            <text:p>0.991</text:p>
          </table:table-cell>
          <table:table-cell table:style-name="ce15"/>
          <table:table-cell table:style-name="ce1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3" office:value-type="string" calcext:value-type="string">
            <text:p>x</text:p>
          </table:table-cell>
          <table:table-cell table:style-name="ce20" office:value-type="float" office:value="5.1" calcext:value-type="float">
            <text:p>5.1</text:p>
          </table:table-cell>
          <table:table-cell table:style-name="ce23" office:value-type="string" calcext:value-type="string">
            <text:p>y</text:p>
          </table:table-cell>
          <table:table-cell table:style-name="ce15" table:formula="of:=MAX([.D2:.D76])" office:value-type="float" office:value="0.469321207616248" calcext:value-type="float">
            <text:p>0.47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500" table:style-name="ta7">
        <table:table-column table:style-name="co1" table:number-columns-repeated="1024" table:default-cell-style-name="Default"/>
        <table:table-row table:style-name="ro1">
          <table:table-cell table:style-name="ce10" office:value-type="string" calcext:value-type="string" table:number-columns-spanned="1" table:number-rows-spanned="2">
            <text:p>q</text:p>
          </table:table-cell>
          <table:table-cell table:style-name="ce24" office:value-type="string" calcext:value-type="string" table:number-columns-spanned="1" table:number-rows-spanned="2">
            <text:p>Afinidade</text:p>
          </table:table-cell>
          <table:table-cell table:style-name="ce17" office:value-type="string" calcext:value-type="string" table:number-columns-spanned="1" table:number-rows-spanned="2">
            <text:p>Média</text:p>
          </table:table-cell>
          <table:table-cell table:style-name="ce10" office:value-type="string" calcext:value-type="string" table:number-columns-spanned="5" table:number-rows-spanned="1">
            <text:p>Medição</text:p>
          </table:table-cell>
          <table:covered-table-cell table:number-columns-repeated="4"/>
          <table:table-cell table:number-columns-repeated="1016"/>
        </table:table-row>
        <table:table-row table:style-name="ro1">
          <table:covered-table-cell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9" office:value-type="float" office:value="0.2" calcext:value-type="float">
            <text:p>0.2</text:p>
          </table:table-cell>
          <table:table-cell table:style-name="ce13" table:formula="of:=[.C3]/[.$C$53]" office:value-type="float" office:value="0.00126531448666125" calcext:value-type="float">
            <text:p>0.001</text:p>
          </table:table-cell>
          <table:table-cell table:style-name="ce9" table:formula="of:=AVERAGE([.D3:.H3])" office:value-type="float" office:value="-41.23008" calcext:value-type="float">
            <text:p>-41.2</text:p>
            <draw:frame table:end-cell-address="L500.H20" table:end-x="52.24pt" table:end-y="10.49pt" draw:z-index="0" draw:name="Chart 7" draw:style-name="gr1" draw:text-style-name="P1" svg:width="449.97pt" svg:height="278.22pt" svg:x="3pt" svg:y="0pt">
              <draw:object draw:notify-on-update-of-ranges="L500.B3:L500.B52 L500.A3:L500.A5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9" office:value-type="float" office:value="-36.3585" calcext:value-type="float">
            <text:p>-36.4</text:p>
          </table:table-cell>
          <table:table-cell table:style-name="ce9" office:value-type="float" office:value="-43.5218" calcext:value-type="float">
            <text:p>-43.5</text:p>
          </table:table-cell>
          <table:table-cell table:style-name="ce9" office:value-type="float" office:value="-35.1663" calcext:value-type="float">
            <text:p>-35.2</text:p>
          </table:table-cell>
          <table:table-cell table:style-name="ce9" office:value-type="float" office:value="-47.4307" calcext:value-type="float">
            <text:p>-47.4</text:p>
          </table:table-cell>
          <table:table-cell table:style-name="ce9" office:value-type="float" office:value="-43.6731" calcext:value-type="float">
            <text:p>-43.7</text:p>
          </table:table-cell>
          <table:table-cell table:number-columns-repeated="1016"/>
        </table:table-row>
        <table:table-row table:style-name="ro1">
          <table:table-cell table:style-name="ce9" office:value-type="float" office:value="0.4" calcext:value-type="float">
            <text:p>0.4</text:p>
          </table:table-cell>
          <table:table-cell table:style-name="ce13" table:formula="of:=[.C4]/[.$C$53]" office:value-type="float" office:value="0.00436093489705471" calcext:value-type="float">
            <text:p>0.004</text:p>
          </table:table-cell>
          <table:table-cell table:style-name="ce9" table:formula="of:=AVERAGE([.D4:.H4])" office:value-type="float" office:value="-142.1004" calcext:value-type="float">
            <text:p>-142.1</text:p>
          </table:table-cell>
          <table:table-cell table:style-name="ce9" office:value-type="float" office:value="-157.987" calcext:value-type="float">
            <text:p>-158.0</text:p>
          </table:table-cell>
          <table:table-cell table:style-name="ce9" office:value-type="float" office:value="-127.883" calcext:value-type="float">
            <text:p>-127.9</text:p>
          </table:table-cell>
          <table:table-cell table:style-name="ce9" office:value-type="float" office:value="-139.118" calcext:value-type="float">
            <text:p>-139.1</text:p>
          </table:table-cell>
          <table:table-cell table:style-name="ce9" office:value-type="float" office:value="-147.459" calcext:value-type="float">
            <text:p>-147.5</text:p>
          </table:table-cell>
          <table:table-cell table:style-name="ce9" office:value-type="float" office:value="-138.055" calcext:value-type="float">
            <text:p>-138.1</text:p>
          </table:table-cell>
          <table:table-cell table:number-columns-repeated="1016"/>
        </table:table-row>
        <table:table-row table:style-name="ro1">
          <table:table-cell table:style-name="ce9" office:value-type="float" office:value="0.6" calcext:value-type="float">
            <text:p>0.6</text:p>
          </table:table-cell>
          <table:table-cell table:style-name="ce13" table:formula="of:=[.C5]/[.$C$53]" office:value-type="float" office:value="0.00929369999259458" calcext:value-type="float">
            <text:p>0.009</text:p>
          </table:table-cell>
          <table:table-cell table:style-name="ce9" table:formula="of:=AVERAGE([.D5:.H5])" office:value-type="float" office:value="-302.8338" calcext:value-type="float">
            <text:p>-302.8</text:p>
          </table:table-cell>
          <table:table-cell table:style-name="ce9" office:value-type="float" office:value="-303.02" calcext:value-type="float">
            <text:p>-303.0</text:p>
          </table:table-cell>
          <table:table-cell table:style-name="ce9" office:value-type="float" office:value="-300.332" calcext:value-type="float">
            <text:p>-300.3</text:p>
          </table:table-cell>
          <table:table-cell table:style-name="ce9" office:value-type="float" office:value="-290.21" calcext:value-type="float">
            <text:p>-290.2</text:p>
          </table:table-cell>
          <table:table-cell table:style-name="ce9" office:value-type="float" office:value="-304.809" calcext:value-type="float">
            <text:p>-304.8</text:p>
          </table:table-cell>
          <table:table-cell table:style-name="ce9" office:value-type="float" office:value="-315.798" calcext:value-type="float">
            <text:p>-315.8</text:p>
          </table:table-cell>
          <table:table-cell table:number-columns-repeated="1016"/>
        </table:table-row>
        <table:table-row table:style-name="ro1">
          <table:table-cell table:style-name="ce9" office:value-type="float" office:value="0.8" calcext:value-type="float">
            <text:p>0.8</text:p>
          </table:table-cell>
          <table:table-cell table:style-name="ce13" table:formula="of:=[.C6]/[.$C$53]" office:value-type="float" office:value="0.0142207753270225" calcext:value-type="float">
            <text:p>0.014</text:p>
          </table:table-cell>
          <table:table-cell table:style-name="ce9" table:formula="of:=AVERAGE([.D6:.H6])" office:value-type="float" office:value="-463.3818" calcext:value-type="float">
            <text:p>-463.4</text:p>
          </table:table-cell>
          <table:table-cell table:style-name="ce9" office:value-type="float" office:value="-476.542" calcext:value-type="float">
            <text:p>-476.5</text:p>
          </table:table-cell>
          <table:table-cell table:style-name="ce9" office:value-type="float" office:value="-476.415" calcext:value-type="float">
            <text:p>-476.4</text:p>
          </table:table-cell>
          <table:table-cell table:style-name="ce9" office:value-type="float" office:value="-458.774" calcext:value-type="float">
            <text:p>-458.8</text:p>
          </table:table-cell>
          <table:table-cell table:style-name="ce9" office:value-type="float" office:value="-467.481" calcext:value-type="float">
            <text:p>-467.5</text:p>
          </table:table-cell>
          <table:table-cell table:style-name="ce9" office:value-type="float" office:value="-437.697" calcext:value-type="float">
            <text:p>-437.7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.0</text:p>
          </table:table-cell>
          <table:table-cell table:style-name="ce13" table:formula="of:=[.C7]/[.$C$53]" office:value-type="float" office:value="0.0205637971236297" calcext:value-type="float">
            <text:p>0.021</text:p>
          </table:table-cell>
          <table:table-cell table:style-name="ce9" table:formula="of:=AVERAGE([.D7:.H7])" office:value-type="float" office:value="-670.0682" calcext:value-type="float">
            <text:p>-670.1</text:p>
          </table:table-cell>
          <table:table-cell table:style-name="ce9" office:value-type="float" office:value="-646.289" calcext:value-type="float">
            <text:p>-646.3</text:p>
          </table:table-cell>
          <table:table-cell table:style-name="ce9" office:value-type="float" office:value="-677.622" calcext:value-type="float">
            <text:p>-677.6</text:p>
          </table:table-cell>
          <table:table-cell table:style-name="ce9" office:value-type="float" office:value="-718.745" calcext:value-type="float">
            <text:p>-718.7</text:p>
          </table:table-cell>
          <table:table-cell table:style-name="ce9" office:value-type="float" office:value="-645.131" calcext:value-type="float">
            <text:p>-645.1</text:p>
          </table:table-cell>
          <table:table-cell table:style-name="ce9" office:value-type="float" office:value="-662.554" calcext:value-type="float">
            <text:p>-662.6</text:p>
          </table:table-cell>
          <table:table-cell table:number-columns-repeated="1016"/>
        </table:table-row>
        <table:table-row table:style-name="ro1">
          <table:table-cell table:style-name="ce9" office:value-type="float" office:value="1.2" calcext:value-type="float">
            <text:p>1.2</text:p>
          </table:table-cell>
          <table:table-cell table:style-name="ce13" table:formula="of:=[.C8]/[.$C$53]" office:value-type="float" office:value="0.0269847938125416" calcext:value-type="float">
            <text:p>0.027</text:p>
          </table:table-cell>
          <table:table-cell table:style-name="ce9" table:formula="of:=AVERAGE([.D8:.H8])" office:value-type="float" office:value="-879.2954" calcext:value-type="float">
            <text:p>-879.3</text:p>
          </table:table-cell>
          <table:table-cell table:style-name="ce9" office:value-type="float" office:value="-873.282" calcext:value-type="float">
            <text:p>-873.3</text:p>
          </table:table-cell>
          <table:table-cell table:style-name="ce9" office:value-type="float" office:value="-871.993" calcext:value-type="float">
            <text:p>-872.0</text:p>
          </table:table-cell>
          <table:table-cell table:style-name="ce9" office:value-type="float" office:value="-910.38" calcext:value-type="float">
            <text:p>-910.4</text:p>
          </table:table-cell>
          <table:table-cell table:style-name="ce9" office:value-type="float" office:value="-877.933" calcext:value-type="float">
            <text:p>-877.9</text:p>
          </table:table-cell>
          <table:table-cell table:style-name="ce9" office:value-type="float" office:value="-862.889" calcext:value-type="float">
            <text:p>-862.9</text:p>
          </table:table-cell>
          <table:table-cell table:number-columns-repeated="1016"/>
        </table:table-row>
        <table:table-row table:style-name="ro1">
          <table:table-cell table:style-name="ce9" office:value-type="float" office:value="1.399" calcext:value-type="float">
            <text:p>1.4</text:p>
          </table:table-cell>
          <table:table-cell table:style-name="ce13" table:formula="of:=[.C9]/[.$C$53]" office:value-type="float" office:value="0.0325630491099157" calcext:value-type="float">
            <text:p>0.033</text:p>
          </table:table-cell>
          <table:table-cell table:style-name="ce9" table:formula="of:=AVERAGE([.D9:.H9])" office:value-type="float" office:value="-1061.062" calcext:value-type="float">
            <text:p>-1061.1</text:p>
          </table:table-cell>
          <table:table-cell table:style-name="ce9" office:value-type="float" office:value="-1080.8" calcext:value-type="float">
            <text:p>-1080.8</text:p>
          </table:table-cell>
          <table:table-cell table:style-name="ce9" office:value-type="float" office:value="-1025.13" calcext:value-type="float">
            <text:p>-1025.1</text:p>
          </table:table-cell>
          <table:table-cell table:style-name="ce9" office:value-type="float" office:value="-1056.57" calcext:value-type="float">
            <text:p>-1056.6</text:p>
          </table:table-cell>
          <table:table-cell table:style-name="ce9" office:value-type="float" office:value="-1067.31" calcext:value-type="float">
            <text:p>-1067.3</text:p>
          </table:table-cell>
          <table:table-cell table:style-name="ce9" office:value-type="float" office:value="-1075.5" calcext:value-type="float">
            <text:p>-1075.5</text:p>
          </table:table-cell>
          <table:table-cell table:number-columns-repeated="1016"/>
        </table:table-row>
        <table:table-row table:style-name="ro1">
          <table:table-cell table:style-name="ce9" office:value-type="float" office:value="1.6" calcext:value-type="float">
            <text:p>1.6</text:p>
          </table:table-cell>
          <table:table-cell table:style-name="ce13" table:formula="of:=[.C10]/[.$C$53]" office:value-type="float" office:value="0.0391418123787864" calcext:value-type="float">
            <text:p>0.039</text:p>
          </table:table-cell>
          <table:table-cell table:style-name="ce9" table:formula="of:=AVERAGE([.D10:.H10])" office:value-type="float" office:value="-1275.43" calcext:value-type="float">
            <text:p>-1275.4</text:p>
          </table:table-cell>
          <table:table-cell table:style-name="ce9" office:value-type="float" office:value="-1304.9" calcext:value-type="float">
            <text:p>-1304.9</text:p>
          </table:table-cell>
          <table:table-cell table:style-name="ce9" office:value-type="float" office:value="-1249.76" calcext:value-type="float">
            <text:p>-1249.8</text:p>
          </table:table-cell>
          <table:table-cell table:style-name="ce9" office:value-type="float" office:value="-1289.61" calcext:value-type="float">
            <text:p>-1289.6</text:p>
          </table:table-cell>
          <table:table-cell table:style-name="ce9" office:value-type="float" office:value="-1278.95" calcext:value-type="float">
            <text:p>-1279.0</text:p>
          </table:table-cell>
          <table:table-cell table:style-name="ce9" office:value-type="float" office:value="-1253.93" calcext:value-type="float">
            <text:p>-1253.9</text:p>
          </table:table-cell>
          <table:table-cell table:number-columns-repeated="1016"/>
        </table:table-row>
        <table:table-row table:style-name="ro1">
          <table:table-cell table:style-name="ce9" office:value-type="float" office:value="1.799" calcext:value-type="float">
            <text:p>1.8</text:p>
          </table:table-cell>
          <table:table-cell table:style-name="ce13" table:formula="of:=[.C11]/[.$C$53]" office:value-type="float" office:value="0.0459094364345124" calcext:value-type="float">
            <text:p>0.046</text:p>
          </table:table-cell>
          <table:table-cell table:style-name="ce9" table:formula="of:=AVERAGE([.D11:.H11])" office:value-type="float" office:value="-1495.952" calcext:value-type="float">
            <text:p>-1496.0</text:p>
          </table:table-cell>
          <table:table-cell table:style-name="ce9" office:value-type="float" office:value="-1523.01" calcext:value-type="float">
            <text:p>-1523.0</text:p>
          </table:table-cell>
          <table:table-cell table:style-name="ce9" office:value-type="float" office:value="-1523.49" calcext:value-type="float">
            <text:p>-1523.5</text:p>
          </table:table-cell>
          <table:table-cell table:style-name="ce9" office:value-type="float" office:value="-1484.34" calcext:value-type="float">
            <text:p>-1484.3</text:p>
          </table:table-cell>
          <table:table-cell table:style-name="ce9" office:value-type="float" office:value="-1478.03" calcext:value-type="float">
            <text:p>-1478.0</text:p>
          </table:table-cell>
          <table:table-cell table:style-name="ce9" office:value-type="float" office:value="-1470.89" calcext:value-type="float">
            <text:p>-1470.9</text:p>
          </table:table-cell>
          <table:table-cell table:number-columns-repeated="1016"/>
        </table:table-row>
        <table:table-row table:style-name="ro1">
          <table:table-cell table:style-name="ce9" office:value-type="float" office:value="2" calcext:value-type="float">
            <text:p>2.0</text:p>
          </table:table-cell>
          <table:table-cell table:style-name="ce13" table:formula="of:=[.C12]/[.$C$53]" office:value-type="float" office:value="0.0547164746484596" calcext:value-type="float">
            <text:p>0.055</text:p>
          </table:table-cell>
          <table:table-cell table:style-name="ce9" table:formula="of:=AVERAGE([.D12:.H12])" office:value-type="float" office:value="-1782.928" calcext:value-type="float">
            <text:p>-1782.9</text:p>
          </table:table-cell>
          <table:table-cell table:style-name="ce9" office:value-type="float" office:value="-1758.91" calcext:value-type="float">
            <text:p>-1758.9</text:p>
          </table:table-cell>
          <table:table-cell table:style-name="ce9" office:value-type="float" office:value="-1793.44" calcext:value-type="float">
            <text:p>-1793.4</text:p>
          </table:table-cell>
          <table:table-cell table:style-name="ce9" office:value-type="float" office:value="-1806.08" calcext:value-type="float">
            <text:p>-1806.1</text:p>
          </table:table-cell>
          <table:table-cell table:style-name="ce9" office:value-type="float" office:value="-1763.16" calcext:value-type="float">
            <text:p>-1763.2</text:p>
          </table:table-cell>
          <table:table-cell table:style-name="ce9" office:value-type="float" office:value="-1793.05" calcext:value-type="float">
            <text:p>-1793.1</text:p>
          </table:table-cell>
          <table:table-cell table:number-columns-repeated="1016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3" table:formula="of:=[.C13]/[.$C$53]" office:value-type="float" office:value="0.0656543805703238" calcext:value-type="float">
            <text:p>0.066</text:p>
          </table:table-cell>
          <table:table-cell table:style-name="ce9" table:formula="of:=AVERAGE([.D13:.H13])" office:value-type="float" office:value="-2139.338" calcext:value-type="float">
            <text:p>-2139.3</text:p>
          </table:table-cell>
          <table:table-cell table:style-name="ce9" office:value-type="float" office:value="-2187.84" calcext:value-type="float">
            <text:p>-2187.8</text:p>
          </table:table-cell>
          <table:table-cell table:style-name="ce9" office:value-type="float" office:value="-2147.88" calcext:value-type="float">
            <text:p>-2147.9</text:p>
          </table:table-cell>
          <table:table-cell table:style-name="ce9" office:value-type="float" office:value="-2079.54" calcext:value-type="float">
            <text:p>-2079.5</text:p>
          </table:table-cell>
          <table:table-cell table:style-name="ce9" office:value-type="float" office:value="-2078.73" calcext:value-type="float">
            <text:p>-2078.7</text:p>
          </table:table-cell>
          <table:table-cell table:style-name="ce9" office:value-type="float" office:value="-2202.7" calcext:value-type="float">
            <text:p>-2202.7</text:p>
          </table:table-cell>
          <table:table-cell table:number-columns-repeated="1016"/>
        </table:table-row>
        <table:table-row table:style-name="ro1">
          <table:table-cell table:style-name="ce9" office:value-type="float" office:value="2.4" calcext:value-type="float">
            <text:p>2.4</text:p>
          </table:table-cell>
          <table:table-cell table:style-name="ce13" table:formula="of:=[.C14]/[.$C$53]" office:value-type="float" office:value="0.0763197058115168" calcext:value-type="float">
            <text:p>0.076</text:p>
          </table:table-cell>
          <table:table-cell table:style-name="ce9" table:formula="of:=AVERAGE([.D14:.H14])" office:value-type="float" office:value="-2486.866" calcext:value-type="float">
            <text:p>-2486.9</text:p>
          </table:table-cell>
          <table:table-cell table:style-name="ce9" office:value-type="float" office:value="-2495.27" calcext:value-type="float">
            <text:p>-2495.3</text:p>
          </table:table-cell>
          <table:table-cell table:style-name="ce9" office:value-type="float" office:value="-2507.53" calcext:value-type="float">
            <text:p>-2507.5</text:p>
          </table:table-cell>
          <table:table-cell table:style-name="ce9" office:value-type="float" office:value="-2465.61" calcext:value-type="float">
            <text:p>-2465.6</text:p>
          </table:table-cell>
          <table:table-cell table:style-name="ce9" office:value-type="float" office:value="-2472.96" calcext:value-type="float">
            <text:p>-2473.0</text:p>
          </table:table-cell>
          <table:table-cell table:style-name="ce9" office:value-type="float" office:value="-2492.96" calcext:value-type="float">
            <text:p>-2493.0</text:p>
          </table:table-cell>
          <table:table-cell table:number-columns-repeated="1016"/>
        </table:table-row>
        <table:table-row table:style-name="ro1">
          <table:table-cell table:style-name="ce9" office:value-type="float" office:value="2.599" calcext:value-type="float">
            <text:p>2.6</text:p>
          </table:table-cell>
          <table:table-cell table:style-name="ce13" table:formula="of:=[.C15]/[.$C$53]" office:value-type="float" office:value="0.0887726717472712" calcext:value-type="float">
            <text:p>0.089</text:p>
          </table:table-cell>
          <table:table-cell table:style-name="ce9" table:formula="of:=AVERAGE([.D15:.H15])" office:value-type="float" office:value="-2892.644" calcext:value-type="float">
            <text:p>-2892.6</text:p>
          </table:table-cell>
          <table:table-cell table:style-name="ce9" office:value-type="float" office:value="-2871.46" calcext:value-type="float">
            <text:p>-2871.5</text:p>
          </table:table-cell>
          <table:table-cell table:style-name="ce9" office:value-type="float" office:value="-2891.13" calcext:value-type="float">
            <text:p>-2891.1</text:p>
          </table:table-cell>
          <table:table-cell table:style-name="ce9" office:value-type="float" office:value="-2932.89" calcext:value-type="float">
            <text:p>-2932.9</text:p>
          </table:table-cell>
          <table:table-cell table:style-name="ce9" office:value-type="float" office:value="-2880.66" calcext:value-type="float">
            <text:p>-2880.7</text:p>
          </table:table-cell>
          <table:table-cell table:style-name="ce9" office:value-type="float" office:value="-2887.08" calcext:value-type="float">
            <text:p>-2887.1</text:p>
          </table:table-cell>
          <table:table-cell table:number-columns-repeated="1016"/>
        </table:table-row>
        <table:table-row table:style-name="ro1">
          <table:table-cell table:style-name="ce9" office:value-type="float" office:value="2.799" calcext:value-type="float">
            <text:p>2.8</text:p>
          </table:table-cell>
          <table:table-cell table:style-name="ce13" table:formula="of:=[.C16]/[.$C$53]" office:value-type="float" office:value="0.105046002309689" calcext:value-type="float">
            <text:p>0.105</text:p>
          </table:table-cell>
          <table:table-cell table:style-name="ce9" table:formula="of:=AVERAGE([.D16:.H16])" office:value-type="float" office:value="-3422.908" calcext:value-type="float">
            <text:p>-3422.9</text:p>
          </table:table-cell>
          <table:table-cell table:style-name="ce9" office:value-type="float" office:value="-3431.36" calcext:value-type="float">
            <text:p>-3431.4</text:p>
          </table:table-cell>
          <table:table-cell table:style-name="ce9" office:value-type="float" office:value="-3425.67" calcext:value-type="float">
            <text:p>-3425.7</text:p>
          </table:table-cell>
          <table:table-cell table:style-name="ce9" office:value-type="float" office:value="-3416.25" calcext:value-type="float">
            <text:p>-3416.3</text:p>
          </table:table-cell>
          <table:table-cell table:style-name="ce9" office:value-type="float" office:value="-3397.14" calcext:value-type="float">
            <text:p>-3397.1</text:p>
          </table:table-cell>
          <table:table-cell table:style-name="ce9" office:value-type="float" office:value="-3444.12" calcext:value-type="float">
            <text:p>-3444.1</text:p>
          </table:table-cell>
          <table:table-cell table:number-columns-repeated="1016"/>
        </table:table-row>
        <table:table-row table:style-name="ro1">
          <table:table-cell table:style-name="ce9" office:value-type="float" office:value="3" calcext:value-type="float">
            <text:p>3.0</text:p>
          </table:table-cell>
          <table:table-cell table:style-name="ce13" table:formula="of:=[.C17]/[.$C$53]" office:value-type="float" office:value="0.120261479228476" calcext:value-type="float">
            <text:p>0.120</text:p>
          </table:table-cell>
          <table:table-cell table:style-name="ce9" table:formula="of:=AVERAGE([.D17:.H17])" office:value-type="float" office:value="-3918.702" calcext:value-type="float">
            <text:p>-3918.7</text:p>
          </table:table-cell>
          <table:table-cell table:style-name="ce9" office:value-type="float" office:value="-3932.75" calcext:value-type="float">
            <text:p>-3932.8</text:p>
          </table:table-cell>
          <table:table-cell table:style-name="ce9" office:value-type="float" office:value="-3935.61" calcext:value-type="float">
            <text:p>-3935.6</text:p>
          </table:table-cell>
          <table:table-cell table:style-name="ce9" office:value-type="float" office:value="-3896.73" calcext:value-type="float">
            <text:p>-3896.7</text:p>
          </table:table-cell>
          <table:table-cell table:style-name="ce9" office:value-type="float" office:value="-3890.3" calcext:value-type="float">
            <text:p>-3890.3</text:p>
          </table:table-cell>
          <table:table-cell table:style-name="ce9" office:value-type="float" office:value="-3938.12" calcext:value-type="float">
            <text:p>-3938.1</text:p>
          </table:table-cell>
          <table:table-cell table:number-columns-repeated="1016"/>
        </table:table-row>
        <table:table-row table:style-name="ro1">
          <table:table-cell table:style-name="ce9" office:value-type="float" office:value="3.2" calcext:value-type="float">
            <text:p>3.2</text:p>
          </table:table-cell>
          <table:table-cell table:style-name="ce13" table:formula="of:=[.C18]/[.$C$53]" office:value-type="float" office:value="0.141331272270454" calcext:value-type="float">
            <text:p>0.141</text:p>
          </table:table-cell>
          <table:table-cell table:style-name="ce9" table:formula="of:=AVERAGE([.D18:.H18])" office:value-type="float" office:value="-4605.258" calcext:value-type="float">
            <text:p>-4605.3</text:p>
          </table:table-cell>
          <table:table-cell table:style-name="ce9" office:value-type="float" office:value="-4595.34" calcext:value-type="float">
            <text:p>-4595.3</text:p>
          </table:table-cell>
          <table:table-cell table:style-name="ce9" office:value-type="float" office:value="-4622.42" calcext:value-type="float">
            <text:p>-4622.4</text:p>
          </table:table-cell>
          <table:table-cell table:style-name="ce9" office:value-type="float" office:value="-4611.82" calcext:value-type="float">
            <text:p>-4611.8</text:p>
          </table:table-cell>
          <table:table-cell table:style-name="ce9" office:value-type="float" office:value="-4594.35" calcext:value-type="float">
            <text:p>-4594.4</text:p>
          </table:table-cell>
          <table:table-cell table:style-name="ce9" office:value-type="float" office:value="-4602.36" calcext:value-type="float">
            <text:p>-4602.4</text:p>
          </table:table-cell>
          <table:table-cell table:number-columns-repeated="1016"/>
        </table:table-row>
        <table:table-row table:style-name="ro1">
          <table:table-cell table:style-name="ce9" office:value-type="float" office:value="3.4" calcext:value-type="float">
            <text:p>3.4</text:p>
          </table:table-cell>
          <table:table-cell table:style-name="ce13" table:formula="of:=[.C19]/[.$C$53]" office:value-type="float" office:value="0.165020871931006" calcext:value-type="float">
            <text:p>0.165</text:p>
          </table:table-cell>
          <table:table-cell table:style-name="ce9" table:formula="of:=AVERAGE([.D19:.H19])" office:value-type="float" office:value="-5377.18" calcext:value-type="float">
            <text:p>-5377.2</text:p>
          </table:table-cell>
          <table:table-cell table:style-name="ce9" office:value-type="float" office:value="-5348" calcext:value-type="float">
            <text:p>-5348.0</text:p>
          </table:table-cell>
          <table:table-cell table:style-name="ce9" office:value-type="float" office:value="-5391.49" calcext:value-type="float">
            <text:p>-5391.5</text:p>
          </table:table-cell>
          <table:table-cell table:style-name="ce9" office:value-type="float" office:value="-5397.91" calcext:value-type="float">
            <text:p>-5397.9</text:p>
          </table:table-cell>
          <table:table-cell table:style-name="ce9" office:value-type="float" office:value="-5382.4" calcext:value-type="float">
            <text:p>-5382.4</text:p>
          </table:table-cell>
          <table:table-cell table:style-name="ce9" office:value-type="float" office:value="-5366.1" calcext:value-type="float">
            <text:p>-5366.1</text:p>
          </table:table-cell>
          <table:table-cell table:number-columns-repeated="1016"/>
        </table:table-row>
        <table:table-row table:style-name="ro1">
          <table:table-cell table:style-name="ce9" office:value-type="float" office:value="3.599" calcext:value-type="float">
            <text:p>3.6</text:p>
          </table:table-cell>
          <table:table-cell table:style-name="ce13" table:formula="of:=[.C20]/[.$C$53]" office:value-type="float" office:value="0.189057381298189" calcext:value-type="float">
            <text:p>0.189</text:p>
          </table:table-cell>
          <table:table-cell table:style-name="ce9" table:formula="of:=AVERAGE([.D20:.H20])" office:value-type="float" office:value="-6160.406" calcext:value-type="float">
            <text:p>-6160.4</text:p>
          </table:table-cell>
          <table:table-cell table:style-name="ce9" office:value-type="float" office:value="-6153.58" calcext:value-type="float">
            <text:p>-6153.6</text:p>
          </table:table-cell>
          <table:table-cell table:style-name="ce9" office:value-type="float" office:value="-6154.36" calcext:value-type="float">
            <text:p>-6154.4</text:p>
          </table:table-cell>
          <table:table-cell table:style-name="ce9" office:value-type="float" office:value="-6140.25" calcext:value-type="float">
            <text:p>-6140.3</text:p>
          </table:table-cell>
          <table:table-cell table:style-name="ce9" office:value-type="float" office:value="-6172.69" calcext:value-type="float">
            <text:p>-6172.7</text:p>
          </table:table-cell>
          <table:table-cell table:style-name="ce9" office:value-type="float" office:value="-6181.15" calcext:value-type="float">
            <text:p>-6181.2</text:p>
          </table:table-cell>
          <table:table-cell table:number-columns-repeated="1016"/>
        </table:table-row>
        <table:table-row table:style-name="ro1">
          <table:table-cell table:style-name="ce9" office:value-type="float" office:value="3.799" calcext:value-type="float">
            <text:p>3.8</text:p>
          </table:table-cell>
          <table:table-cell table:style-name="ce13" table:formula="of:=[.C21]/[.$C$53]" office:value-type="float" office:value="0.21851481516816" calcext:value-type="float">
            <text:p>0.219</text:p>
          </table:table-cell>
          <table:table-cell table:style-name="ce9" table:formula="of:=AVERAGE([.D21:.H21])" office:value-type="float" office:value="-7120.272" calcext:value-type="float">
            <text:p>-7120.3</text:p>
          </table:table-cell>
          <table:table-cell table:style-name="ce9" office:value-type="float" office:value="-7109.25" calcext:value-type="float">
            <text:p>-7109.3</text:p>
          </table:table-cell>
          <table:table-cell table:style-name="ce9" office:value-type="float" office:value="-7116.38" calcext:value-type="float">
            <text:p>-7116.4</text:p>
          </table:table-cell>
          <table:table-cell table:style-name="ce9" office:value-type="float" office:value="-7127.18" calcext:value-type="float">
            <text:p>-7127.2</text:p>
          </table:table-cell>
          <table:table-cell table:style-name="ce9" office:value-type="float" office:value="-7126.64" calcext:value-type="float">
            <text:p>-7126.6</text:p>
          </table:table-cell>
          <table:table-cell table:style-name="ce9" office:value-type="float" office:value="-7121.91" calcext:value-type="float">
            <text:p>-7121.9</text:p>
          </table:table-cell>
          <table:table-cell table:number-columns-repeated="1016"/>
        </table:table-row>
        <table:table-row table:style-name="ro1">
          <table:table-cell table:style-name="ce9" office:value-type="float" office:value="4" calcext:value-type="float">
            <text:p>4.0</text:p>
          </table:table-cell>
          <table:table-cell table:style-name="ce13" table:formula="of:=[.C22]/[.$C$53]" office:value-type="float" office:value="0.254002659278152" calcext:value-type="float">
            <text:p>0.254</text:p>
          </table:table-cell>
          <table:table-cell table:style-name="ce9" table:formula="of:=AVERAGE([.D22:.H22])" office:value-type="float" office:value="-8276.638" calcext:value-type="float">
            <text:p>-8276.6</text:p>
          </table:table-cell>
          <table:table-cell table:style-name="ce9" office:value-type="float" office:value="-8285.52" calcext:value-type="float">
            <text:p>-8285.5</text:p>
          </table:table-cell>
          <table:table-cell table:style-name="ce9" office:value-type="float" office:value="-8284.64" calcext:value-type="float">
            <text:p>-8284.6</text:p>
          </table:table-cell>
          <table:table-cell table:style-name="ce9" office:value-type="float" office:value="-8256.08" calcext:value-type="float">
            <text:p>-8256.1</text:p>
          </table:table-cell>
          <table:table-cell table:style-name="ce9" office:value-type="float" office:value="-8270.16" calcext:value-type="float">
            <text:p>-8270.2</text:p>
          </table:table-cell>
          <table:table-cell table:style-name="ce9" office:value-type="float" office:value="-8286.79" calcext:value-type="float">
            <text:p>-8286.8</text:p>
          </table:table-cell>
          <table:table-cell table:number-columns-repeated="1016"/>
        </table:table-row>
        <table:table-row table:style-name="ro1">
          <table:table-cell table:style-name="ce9" office:value-type="float" office:value="4.199" calcext:value-type="float">
            <text:p>4.2</text:p>
          </table:table-cell>
          <table:table-cell table:style-name="ce13" table:formula="of:=[.C23]/[.$C$53]" office:value-type="float" office:value="0.293103286870465" calcext:value-type="float">
            <text:p>0.293</text:p>
          </table:table-cell>
          <table:table-cell table:style-name="ce9" table:formula="of:=AVERAGE([.D23:.H23])" office:value-type="float" office:value="-9550.726" calcext:value-type="float">
            <text:p>-9550.7</text:p>
          </table:table-cell>
          <table:table-cell table:style-name="ce9" office:value-type="float" office:value="-9555.45" calcext:value-type="float">
            <text:p>-9555.5</text:p>
          </table:table-cell>
          <table:table-cell table:style-name="ce9" office:value-type="float" office:value="-9560.66" calcext:value-type="float">
            <text:p>-9560.7</text:p>
          </table:table-cell>
          <table:table-cell table:style-name="ce9" office:value-type="float" office:value="-9550.6" calcext:value-type="float">
            <text:p>-9550.6</text:p>
          </table:table-cell>
          <table:table-cell table:style-name="ce9" office:value-type="float" office:value="-9536.01" calcext:value-type="float">
            <text:p>-9536.0</text:p>
          </table:table-cell>
          <table:table-cell table:style-name="ce9" office:value-type="float" office:value="-9550.91" calcext:value-type="float">
            <text:p>-9550.9</text:p>
          </table:table-cell>
          <table:table-cell table:number-columns-repeated="1016"/>
        </table:table-row>
        <table:table-row table:style-name="ro1">
          <table:table-cell table:style-name="ce9" office:value-type="float" office:value="4.4" calcext:value-type="float">
            <text:p>4.4</text:p>
          </table:table-cell>
          <table:table-cell table:style-name="ce13" table:formula="of:=[.C24]/[.$C$53]" office:value-type="float" office:value="0.337402220157008" calcext:value-type="float">
            <text:p>0.337</text:p>
          </table:table-cell>
          <table:table-cell table:style-name="ce9" table:formula="of:=AVERAGE([.D24:.H24])" office:value-type="float" office:value="-10994.2" calcext:value-type="float">
            <text:p>-10994.2</text:p>
          </table:table-cell>
          <table:table-cell table:style-name="ce9" office:value-type="float" office:value="-11005.1" calcext:value-type="float">
            <text:p>-11005.1</text:p>
          </table:table-cell>
          <table:table-cell table:style-name="ce9" office:value-type="float" office:value="-10995.8" calcext:value-type="float">
            <text:p>-10995.8</text:p>
          </table:table-cell>
          <table:table-cell table:style-name="ce9" office:value-type="float" office:value="-10995.1" calcext:value-type="float">
            <text:p>-10995.1</text:p>
          </table:table-cell>
          <table:table-cell table:style-name="ce9" office:value-type="float" office:value="-11005" calcext:value-type="float">
            <text:p>-11005.0</text:p>
          </table:table-cell>
          <table:table-cell table:style-name="ce9" office:value-type="float" office:value="-10970" calcext:value-type="float">
            <text:p>-10970.0</text:p>
          </table:table-cell>
          <table:table-cell table:number-columns-repeated="1016"/>
        </table:table-row>
        <table:table-row table:style-name="ro1">
          <table:table-cell table:style-name="ce9" office:value-type="float" office:value="4.599" calcext:value-type="float">
            <text:p>4.6</text:p>
          </table:table-cell>
          <table:table-cell table:style-name="ce13" table:formula="of:=[.C25]/[.$C$53]" office:value-type="float" office:value="0.38990821954456" calcext:value-type="float">
            <text:p>0.390</text:p>
          </table:table-cell>
          <table:table-cell table:style-name="ce9" table:formula="of:=AVERAGE([.D25:.H25])" office:value-type="float" office:value="-12705.1" calcext:value-type="float">
            <text:p>-12705.1</text:p>
          </table:table-cell>
          <table:table-cell table:style-name="ce9" office:value-type="float" office:value="-12702.5" calcext:value-type="float">
            <text:p>-12702.5</text:p>
          </table:table-cell>
          <table:table-cell table:style-name="ce9" office:value-type="float" office:value="-12703.2" calcext:value-type="float">
            <text:p>-12703.2</text:p>
          </table:table-cell>
          <table:table-cell table:style-name="ce9" office:value-type="float" office:value="-12700.3" calcext:value-type="float">
            <text:p>-12700.3</text:p>
          </table:table-cell>
          <table:table-cell table:style-name="ce9" office:value-type="float" office:value="-12706.7" calcext:value-type="float">
            <text:p>-12706.7</text:p>
          </table:table-cell>
          <table:table-cell table:style-name="ce9" office:value-type="float" office:value="-12712.8" calcext:value-type="float">
            <text:p>-12712.8</text:p>
          </table:table-cell>
          <table:table-cell table:number-columns-repeated="1016"/>
        </table:table-row>
        <table:table-row table:style-name="ro1">
          <table:table-cell table:style-name="ce9" office:value-type="float" office:value="4.8" calcext:value-type="float">
            <text:p>4.8</text:p>
          </table:table-cell>
          <table:table-cell table:style-name="ce13" table:formula="of:=[.C26]/[.$C$53]" office:value-type="float" office:value="0.453194689716413" calcext:value-type="float">
            <text:p>0.453</text:p>
          </table:table-cell>
          <table:table-cell table:style-name="ce9" table:formula="of:=AVERAGE([.D26:.H26])" office:value-type="float" office:value="-14767.28" calcext:value-type="float">
            <text:p>-14767.3</text:p>
          </table:table-cell>
          <table:table-cell table:style-name="ce9" office:value-type="float" office:value="-14755.1" calcext:value-type="float">
            <text:p>-14755.1</text:p>
          </table:table-cell>
          <table:table-cell table:style-name="ce9" office:value-type="float" office:value="-14763" calcext:value-type="float">
            <text:p>-14763.0</text:p>
          </table:table-cell>
          <table:table-cell table:style-name="ce9" office:value-type="float" office:value="-14770.3" calcext:value-type="float">
            <text:p>-14770.3</text:p>
          </table:table-cell>
          <table:table-cell table:style-name="ce9" office:value-type="float" office:value="-14773" calcext:value-type="float">
            <text:p>-14773.0</text:p>
          </table:table-cell>
          <table:table-cell table:style-name="ce9" office:value-type="float" office:value="-14775" calcext:value-type="float">
            <text:p>-14775.0</text:p>
          </table:table-cell>
          <table:table-cell table:number-columns-repeated="1016"/>
        </table:table-row>
        <table:table-row table:style-name="ro1">
          <table:table-cell table:style-name="ce9" office:value-type="float" office:value="5" calcext:value-type="float">
            <text:p>5.0</text:p>
          </table:table-cell>
          <table:table-cell table:style-name="ce13" table:formula="of:=[.C27]/[.$C$53]" office:value-type="float" office:value="0.53140957086616" calcext:value-type="float">
            <text:p>0.531</text:p>
          </table:table-cell>
          <table:table-cell table:style-name="ce9" table:formula="of:=AVERAGE([.D27:.H27])" office:value-type="float" office:value="-17315.9" calcext:value-type="float">
            <text:p>-17315.9</text:p>
          </table:table-cell>
          <table:table-cell table:style-name="ce9" office:value-type="float" office:value="-17318.7" calcext:value-type="float">
            <text:p>-17318.7</text:p>
          </table:table-cell>
          <table:table-cell table:style-name="ce9" office:value-type="float" office:value="-17321.1" calcext:value-type="float">
            <text:p>-17321.1</text:p>
          </table:table-cell>
          <table:table-cell table:style-name="ce9" office:value-type="float" office:value="-17302.3" calcext:value-type="float">
            <text:p>-17302.3</text:p>
          </table:table-cell>
          <table:table-cell table:style-name="ce9" office:value-type="float" office:value="-17319.1" calcext:value-type="float">
            <text:p>-17319.1</text:p>
          </table:table-cell>
          <table:table-cell table:style-name="ce9" office:value-type="float" office:value="-17318.3" calcext:value-type="float">
            <text:p>-17318.3</text:p>
          </table:table-cell>
          <table:table-cell table:number-columns-repeated="1016"/>
        </table:table-row>
        <table:table-row table:style-name="ro1">
          <table:table-cell table:style-name="ce9" office:value-type="float" office:value="5.199" calcext:value-type="float">
            <text:p>5.2</text:p>
          </table:table-cell>
          <table:table-cell table:style-name="ce13" table:formula="of:=[.C28]/[.$C$53]" office:value-type="float" office:value="0.631623634084394" calcext:value-type="float">
            <text:p>0.632</text:p>
          </table:table-cell>
          <table:table-cell table:style-name="ce9" table:formula="of:=AVERAGE([.D28:.H28])" office:value-type="float" office:value="-20581.36" calcext:value-type="float">
            <text:p>-20581.4</text:p>
          </table:table-cell>
          <table:table-cell table:style-name="ce9" office:value-type="float" office:value="-20602.1" calcext:value-type="float">
            <text:p>-20602.1</text:p>
          </table:table-cell>
          <table:table-cell table:style-name="ce9" office:value-type="float" office:value="-20553.8" calcext:value-type="float">
            <text:p>-20553.8</text:p>
          </table:table-cell>
          <table:table-cell table:style-name="ce9" office:value-type="float" office:value="-20545.3" calcext:value-type="float">
            <text:p>-20545.3</text:p>
          </table:table-cell>
          <table:table-cell table:style-name="ce9" office:value-type="float" office:value="-20609.7" calcext:value-type="float">
            <text:p>-20609.7</text:p>
          </table:table-cell>
          <table:table-cell table:style-name="ce9" office:value-type="float" office:value="-20595.9" calcext:value-type="float">
            <text:p>-20595.9</text:p>
          </table:table-cell>
          <table:table-cell table:number-columns-repeated="1016"/>
        </table:table-row>
        <table:table-row table:style-name="ro1">
          <table:table-cell table:style-name="ce9" office:value-type="float" office:value="5.4" calcext:value-type="float">
            <text:p>5.4</text:p>
          </table:table-cell>
          <table:table-cell table:style-name="ce13" table:formula="of:=[.C29]/[.$C$53]" office:value-type="float" office:value="0.725613945665597" calcext:value-type="float">
            <text:p>0.726</text:p>
          </table:table-cell>
          <table:table-cell table:style-name="ce9" table:formula="of:=AVERAGE([.D29:.H29])" office:value-type="float" office:value="-23644.02" calcext:value-type="float">
            <text:p>-23644.0</text:p>
          </table:table-cell>
          <table:table-cell table:style-name="ce9" office:value-type="float" office:value="-23674.2" calcext:value-type="float">
            <text:p>-23674.2</text:p>
          </table:table-cell>
          <table:table-cell table:style-name="ce9" office:value-type="float" office:value="-23590.9" calcext:value-type="float">
            <text:p>-23590.9</text:p>
          </table:table-cell>
          <table:table-cell table:style-name="ce9" office:value-type="float" office:value="-23606.5" calcext:value-type="float">
            <text:p>-23606.5</text:p>
          </table:table-cell>
          <table:table-cell table:style-name="ce9" office:value-type="float" office:value="-23671.7" calcext:value-type="float">
            <text:p>-23671.7</text:p>
          </table:table-cell>
          <table:table-cell table:style-name="ce9" office:value-type="float" office:value="-23676.8" calcext:value-type="float">
            <text:p>-23676.8</text:p>
          </table:table-cell>
          <table:table-cell table:number-columns-repeated="1016"/>
        </table:table-row>
        <table:table-row table:style-name="ro1">
          <table:table-cell table:style-name="ce9" office:value-type="float" office:value="5.599" calcext:value-type="float">
            <text:p>5.6</text:p>
          </table:table-cell>
          <table:table-cell table:style-name="ce13" table:formula="of:=[.C30]/[.$C$53]" office:value-type="float" office:value="0.766606618306855" calcext:value-type="float">
            <text:p>0.767</text:p>
          </table:table-cell>
          <table:table-cell table:style-name="ce9" table:formula="of:=AVERAGE([.D30:.H30])" office:value-type="float" office:value="-24979.76" calcext:value-type="float">
            <text:p>-24979.8</text:p>
          </table:table-cell>
          <table:table-cell table:style-name="ce9" office:value-type="float" office:value="-24857.2" calcext:value-type="float">
            <text:p>-24857.2</text:p>
          </table:table-cell>
          <table:table-cell table:style-name="ce9" office:value-type="float" office:value="-25109.1" calcext:value-type="float">
            <text:p>-25109.1</text:p>
          </table:table-cell>
          <table:table-cell table:style-name="ce9" office:value-type="float" office:value="-24977.4" calcext:value-type="float">
            <text:p>-24977.4</text:p>
          </table:table-cell>
          <table:table-cell table:style-name="ce9" office:value-type="float" office:value="-24966.9" calcext:value-type="float">
            <text:p>-24966.9</text:p>
          </table:table-cell>
          <table:table-cell table:style-name="ce9" office:value-type="float" office:value="-24988.2" calcext:value-type="float">
            <text:p>-24988.2</text:p>
          </table:table-cell>
          <table:table-cell table:number-columns-repeated="1016"/>
        </table:table-row>
        <table:table-row table:style-name="ro1">
          <table:table-cell table:style-name="ce9" office:value-type="float" office:value="5.8" calcext:value-type="float">
            <text:p>5.8</text:p>
          </table:table-cell>
          <table:table-cell table:style-name="ce13" table:formula="of:=[.C31]/[.$C$53]" office:value-type="float" office:value="0.790050029921883" calcext:value-type="float">
            <text:p>0.790</text:p>
          </table:table-cell>
          <table:table-cell table:style-name="ce9" table:formula="of:=AVERAGE([.D31:.H31])" office:value-type="float" office:value="-25743.66" calcext:value-type="float">
            <text:p>-25743.7</text:p>
          </table:table-cell>
          <table:table-cell table:style-name="ce9" office:value-type="float" office:value="-25821.7" calcext:value-type="float">
            <text:p>-25821.7</text:p>
          </table:table-cell>
          <table:table-cell table:style-name="ce9" office:value-type="float" office:value="-25655.9" calcext:value-type="float">
            <text:p>-25655.9</text:p>
          </table:table-cell>
          <table:table-cell table:style-name="ce9" office:value-type="float" office:value="-25779.9" calcext:value-type="float">
            <text:p>-25779.9</text:p>
          </table:table-cell>
          <table:table-cell table:style-name="ce9" office:value-type="float" office:value="-25723.1" calcext:value-type="float">
            <text:p>-25723.1</text:p>
          </table:table-cell>
          <table:table-cell table:style-name="ce9" office:value-type="float" office:value="-25737.7" calcext:value-type="float">
            <text:p>-25737.7</text:p>
          </table:table-cell>
          <table:table-cell table:number-columns-repeated="1016"/>
        </table:table-row>
        <table:table-row table:style-name="ro1">
          <table:table-cell table:style-name="ce9" office:value-type="float" office:value="6" calcext:value-type="float">
            <text:p>6.0</text:p>
          </table:table-cell>
          <table:table-cell table:style-name="ce13" table:formula="of:=[.C32]/[.$C$53]" office:value-type="float" office:value="0.801185266825138" calcext:value-type="float">
            <text:p>0.801</text:p>
          </table:table-cell>
          <table:table-cell table:style-name="ce9" table:formula="of:=AVERAGE([.D32:.H32])" office:value-type="float" office:value="-26106.5" calcext:value-type="float">
            <text:p>-26106.5</text:p>
          </table:table-cell>
          <table:table-cell table:style-name="ce9" office:value-type="float" office:value="-26179.1" calcext:value-type="float">
            <text:p>-26179.1</text:p>
          </table:table-cell>
          <table:table-cell table:style-name="ce9" office:value-type="float" office:value="-26037.2" calcext:value-type="float">
            <text:p>-26037.2</text:p>
          </table:table-cell>
          <table:table-cell table:style-name="ce9" office:value-type="float" office:value="-26166.9" calcext:value-type="float">
            <text:p>-26166.9</text:p>
          </table:table-cell>
          <table:table-cell table:style-name="ce9" office:value-type="float" office:value="-26082" calcext:value-type="float">
            <text:p>-26082.0</text:p>
          </table:table-cell>
          <table:table-cell table:style-name="ce9" office:value-type="float" office:value="-26067.3" calcext:value-type="float">
            <text:p>-26067.3</text:p>
          </table:table-cell>
          <table:table-cell table:number-columns-repeated="1016"/>
        </table:table-row>
        <table:table-row table:style-name="ro1">
          <table:table-cell table:style-name="ce9" office:value-type="float" office:value="6.199" calcext:value-type="float">
            <text:p>6.2</text:p>
          </table:table-cell>
          <table:table-cell table:style-name="ce13" table:formula="of:=[.C33]/[.$C$53]" office:value-type="float" office:value="0.815119964400632" calcext:value-type="float">
            <text:p>0.815</text:p>
          </table:table-cell>
          <table:table-cell table:style-name="ce9" table:formula="of:=AVERAGE([.D33:.H33])" office:value-type="float" office:value="-26560.56" calcext:value-type="float">
            <text:p>-26560.6</text:p>
          </table:table-cell>
          <table:table-cell table:style-name="ce9" office:value-type="float" office:value="-26534.3" calcext:value-type="float">
            <text:p>-26534.3</text:p>
          </table:table-cell>
          <table:table-cell table:style-name="ce9" office:value-type="float" office:value="-26336.7" calcext:value-type="float">
            <text:p>-26336.7</text:p>
          </table:table-cell>
          <table:table-cell table:style-name="ce9" office:value-type="float" office:value="-26590.3" calcext:value-type="float">
            <text:p>-26590.3</text:p>
          </table:table-cell>
          <table:table-cell table:style-name="ce9" office:value-type="float" office:value="-26712.7" calcext:value-type="float">
            <text:p>-26712.7</text:p>
          </table:table-cell>
          <table:table-cell table:style-name="ce9" office:value-type="float" office:value="-26628.8" calcext:value-type="float">
            <text:p>-26628.8</text:p>
          </table:table-cell>
          <table:table-cell table:number-columns-repeated="1016"/>
        </table:table-row>
        <table:table-row table:style-name="ro1">
          <table:table-cell table:style-name="ce9" office:value-type="float" office:value="6.4" calcext:value-type="float">
            <text:p>6.4</text:p>
          </table:table-cell>
          <table:table-cell table:style-name="ce13" table:formula="of:=[.C34]/[.$C$53]" office:value-type="float" office:value="0.827886020643097" calcext:value-type="float">
            <text:p>0.828</text:p>
          </table:table-cell>
          <table:table-cell table:style-name="ce9" table:formula="of:=AVERAGE([.D34:.H34])" office:value-type="float" office:value="-26976.54" calcext:value-type="float">
            <text:p>-26976.5</text:p>
          </table:table-cell>
          <table:table-cell table:style-name="ce9" office:value-type="float" office:value="-27074.8" calcext:value-type="float">
            <text:p>-27074.8</text:p>
          </table:table-cell>
          <table:table-cell table:style-name="ce9" office:value-type="float" office:value="-26945.1" calcext:value-type="float">
            <text:p>-26945.1</text:p>
          </table:table-cell>
          <table:table-cell table:style-name="ce9" office:value-type="float" office:value="-26833" calcext:value-type="float">
            <text:p>-26833.0</text:p>
          </table:table-cell>
          <table:table-cell table:style-name="ce9" office:value-type="float" office:value="-26945.3" calcext:value-type="float">
            <text:p>-26945.3</text:p>
          </table:table-cell>
          <table:table-cell table:style-name="ce9" office:value-type="float" office:value="-27084.5" calcext:value-type="float">
            <text:p>-27084.5</text:p>
          </table:table-cell>
          <table:table-cell table:number-columns-repeated="1016"/>
        </table:table-row>
        <table:table-row table:style-name="ro1">
          <table:table-cell table:style-name="ce9" office:value-type="float" office:value="6.599" calcext:value-type="float">
            <text:p>6.6</text:p>
          </table:table-cell>
          <table:table-cell table:style-name="ce13" table:formula="of:=[.C35]/[.$C$53]" office:value-type="float" office:value="0.832445194919218" calcext:value-type="float">
            <text:p>0.832</text:p>
          </table:table-cell>
          <table:table-cell table:style-name="ce9" table:formula="of:=AVERAGE([.D35:.H35])" office:value-type="float" office:value="-27125.1" calcext:value-type="float">
            <text:p>-27125.1</text:p>
          </table:table-cell>
          <table:table-cell table:style-name="ce9" office:value-type="float" office:value="-27119.7" calcext:value-type="float">
            <text:p>-27119.7</text:p>
          </table:table-cell>
          <table:table-cell table:style-name="ce9" office:value-type="float" office:value="-27384.2" calcext:value-type="float">
            <text:p>-27384.2</text:p>
          </table:table-cell>
          <table:table-cell table:style-name="ce9" office:value-type="float" office:value="-27087.6" calcext:value-type="float">
            <text:p>-27087.6</text:p>
          </table:table-cell>
          <table:table-cell table:style-name="ce9" office:value-type="float" office:value="-27119.5" calcext:value-type="float">
            <text:p>-27119.5</text:p>
          </table:table-cell>
          <table:table-cell table:style-name="ce9" office:value-type="float" office:value="-26914.5" calcext:value-type="float">
            <text:p>-26914.5</text:p>
          </table:table-cell>
          <table:table-cell table:number-columns-repeated="1016"/>
        </table:table-row>
        <table:table-row table:style-name="ro1">
          <table:table-cell table:style-name="ce9" office:value-type="float" office:value="6.8" calcext:value-type="float">
            <text:p>6.8</text:p>
          </table:table-cell>
          <table:table-cell table:style-name="ce13" table:formula="of:=[.C36]/[.$C$53]" office:value-type="float" office:value="0.843166742611096" calcext:value-type="float">
            <text:p>0.843</text:p>
          </table:table-cell>
          <table:table-cell table:style-name="ce9" table:formula="of:=AVERAGE([.D36:.H36])" office:value-type="float" office:value="-27474.46" calcext:value-type="float">
            <text:p>-27474.5</text:p>
          </table:table-cell>
          <table:table-cell table:style-name="ce9" office:value-type="float" office:value="-27459.5" calcext:value-type="float">
            <text:p>-27459.5</text:p>
          </table:table-cell>
          <table:table-cell table:style-name="ce9" office:value-type="float" office:value="-27408.2" calcext:value-type="float">
            <text:p>-27408.2</text:p>
          </table:table-cell>
          <table:table-cell table:style-name="ce9" office:value-type="float" office:value="-27594.2" calcext:value-type="float">
            <text:p>-27594.2</text:p>
          </table:table-cell>
          <table:table-cell table:style-name="ce9" office:value-type="float" office:value="-27291.6" calcext:value-type="float">
            <text:p>-27291.6</text:p>
          </table:table-cell>
          <table:table-cell table:style-name="ce9" office:value-type="float" office:value="-27618.8" calcext:value-type="float">
            <text:p>-27618.8</text:p>
          </table:table-cell>
          <table:table-cell table:number-columns-repeated="1016"/>
        </table:table-row>
        <table:table-row table:style-name="ro1">
          <table:table-cell table:style-name="ce9" office:value-type="float" office:value="7" calcext:value-type="float">
            <text:p>7.0</text:p>
          </table:table-cell>
          <table:table-cell table:style-name="ce13" table:formula="of:=[.C37]/[.$C$53]" office:value-type="float" office:value="0.852568044763404" calcext:value-type="float">
            <text:p>0.853</text:p>
          </table:table-cell>
          <table:table-cell table:style-name="ce9" table:formula="of:=AVERAGE([.D37:.H37])" office:value-type="float" office:value="-27780.8" calcext:value-type="float">
            <text:p>-27780.8</text:p>
          </table:table-cell>
          <table:table-cell table:style-name="ce9" office:value-type="float" office:value="-27819.6" calcext:value-type="float">
            <text:p>-27819.6</text:p>
          </table:table-cell>
          <table:table-cell table:style-name="ce9" office:value-type="float" office:value="-27802" calcext:value-type="float">
            <text:p>-27802.0</text:p>
          </table:table-cell>
          <table:table-cell table:style-name="ce9" office:value-type="float" office:value="-28136.9" calcext:value-type="float">
            <text:p>-28136.9</text:p>
          </table:table-cell>
          <table:table-cell table:style-name="ce9" office:value-type="float" office:value="-27696.5" calcext:value-type="float">
            <text:p>-27696.5</text:p>
          </table:table-cell>
          <table:table-cell table:style-name="ce9" office:value-type="float" office:value="-27449" calcext:value-type="float">
            <text:p>-27449.0</text:p>
          </table:table-cell>
          <table:table-cell table:number-columns-repeated="1016"/>
        </table:table-row>
        <table:table-row table:style-name="ro1">
          <table:table-cell table:style-name="ce9" office:value-type="float" office:value="7.199" calcext:value-type="float">
            <text:p>7.2</text:p>
          </table:table-cell>
          <table:table-cell table:style-name="ce13" table:formula="of:=[.C38]/[.$C$53]" office:value-type="float" office:value="0.859756048256625" calcext:value-type="float">
            <text:p>0.860</text:p>
          </table:table-cell>
          <table:table-cell table:style-name="ce9" table:formula="of:=AVERAGE([.D38:.H38])" office:value-type="float" office:value="-28015.02" calcext:value-type="float">
            <text:p>-28015.0</text:p>
          </table:table-cell>
          <table:table-cell table:style-name="ce9" office:value-type="float" office:value="-28063.1" calcext:value-type="float">
            <text:p>-28063.1</text:p>
          </table:table-cell>
          <table:table-cell table:style-name="ce9" office:value-type="float" office:value="-28011.3" calcext:value-type="float">
            <text:p>-28011.3</text:p>
          </table:table-cell>
          <table:table-cell table:style-name="ce9" office:value-type="float" office:value="-27989.1" calcext:value-type="float">
            <text:p>-27989.1</text:p>
          </table:table-cell>
          <table:table-cell table:style-name="ce9" office:value-type="float" office:value="-27885.7" calcext:value-type="float">
            <text:p>-27885.7</text:p>
          </table:table-cell>
          <table:table-cell table:style-name="ce9" office:value-type="float" office:value="-28125.9" calcext:value-type="float">
            <text:p>-28125.9</text:p>
          </table:table-cell>
          <table:table-cell table:number-columns-repeated="1016"/>
        </table:table-row>
        <table:table-row table:style-name="ro1">
          <table:table-cell table:style-name="ce9" office:value-type="float" office:value="7.4" calcext:value-type="float">
            <text:p>7.4</text:p>
          </table:table-cell>
          <table:table-cell table:style-name="ce13" table:formula="of:=[.C39]/[.$C$53]" office:value-type="float" office:value="0.862961218971475" calcext:value-type="float">
            <text:p>0.863</text:p>
          </table:table-cell>
          <table:table-cell table:style-name="ce9" table:formula="of:=AVERAGE([.D39:.H39])" office:value-type="float" office:value="-28119.46" calcext:value-type="float">
            <text:p>-28119.5</text:p>
          </table:table-cell>
          <table:table-cell table:style-name="ce9" office:value-type="float" office:value="-28045" calcext:value-type="float">
            <text:p>-28045.0</text:p>
          </table:table-cell>
          <table:table-cell table:style-name="ce9" office:value-type="float" office:value="-28414.4" calcext:value-type="float">
            <text:p>-28414.4</text:p>
          </table:table-cell>
          <table:table-cell table:style-name="ce9" office:value-type="float" office:value="-27988.5" calcext:value-type="float">
            <text:p>-27988.5</text:p>
          </table:table-cell>
          <table:table-cell table:style-name="ce9" office:value-type="float" office:value="-27938.6" calcext:value-type="float">
            <text:p>-27938.6</text:p>
          </table:table-cell>
          <table:table-cell table:style-name="ce9" office:value-type="float" office:value="-28210.8" calcext:value-type="float">
            <text:p>-28210.8</text:p>
          </table:table-cell>
          <table:table-cell table:number-columns-repeated="1016"/>
        </table:table-row>
        <table:table-row table:style-name="ro1">
          <table:table-cell table:style-name="ce9" office:value-type="float" office:value="7.599" calcext:value-type="float">
            <text:p>7.6</text:p>
          </table:table-cell>
          <table:table-cell table:style-name="ce13" table:formula="of:=[.C40]/[.$C$53]" office:value-type="float" office:value="0.866519314458641" calcext:value-type="float">
            <text:p>0.867</text:p>
          </table:table-cell>
          <table:table-cell table:style-name="ce9" table:formula="of:=AVERAGE([.D40:.H40])" office:value-type="float" office:value="-28235.4" calcext:value-type="float">
            <text:p>-28235.4</text:p>
          </table:table-cell>
          <table:table-cell table:style-name="ce9" office:value-type="float" office:value="-28078.3" calcext:value-type="float">
            <text:p>-28078.3</text:p>
          </table:table-cell>
          <table:table-cell table:style-name="ce9" office:value-type="float" office:value="-28210.2" calcext:value-type="float">
            <text:p>-28210.2</text:p>
          </table:table-cell>
          <table:table-cell table:style-name="ce9" office:value-type="float" office:value="-28276.5" calcext:value-type="float">
            <text:p>-28276.5</text:p>
          </table:table-cell>
          <table:table-cell table:style-name="ce9" office:value-type="float" office:value="-28060.2" calcext:value-type="float">
            <text:p>-28060.2</text:p>
          </table:table-cell>
          <table:table-cell table:style-name="ce9" office:value-type="float" office:value="-28551.8" calcext:value-type="float">
            <text:p>-28551.8</text:p>
          </table:table-cell>
          <table:table-cell table:number-columns-repeated="1016"/>
        </table:table-row>
        <table:table-row table:style-name="ro1">
          <table:table-cell table:style-name="ce9" office:value-type="float" office:value="7.8" calcext:value-type="float">
            <text:p>7.8</text:p>
          </table:table-cell>
          <table:table-cell table:style-name="ce13" table:formula="of:=[.C41]/[.$C$53]" office:value-type="float" office:value="0.876236100668289" calcext:value-type="float">
            <text:p>0.876</text:p>
          </table:table-cell>
          <table:table-cell table:style-name="ce9" table:formula="of:=AVERAGE([.D41:.H41])" office:value-type="float" office:value="-28552.02" calcext:value-type="float">
            <text:p>-28552.0</text:p>
          </table:table-cell>
          <table:table-cell table:style-name="ce9" office:value-type="float" office:value="-28527.7" calcext:value-type="float">
            <text:p>-28527.7</text:p>
          </table:table-cell>
          <table:table-cell table:style-name="ce9" office:value-type="float" office:value="-28818.6" calcext:value-type="float">
            <text:p>-28818.6</text:p>
          </table:table-cell>
          <table:table-cell table:style-name="ce9" office:value-type="float" office:value="-28438.3" calcext:value-type="float">
            <text:p>-28438.3</text:p>
          </table:table-cell>
          <table:table-cell table:style-name="ce9" office:value-type="float" office:value="-28364.6" calcext:value-type="float">
            <text:p>-28364.6</text:p>
          </table:table-cell>
          <table:table-cell table:style-name="ce9" office:value-type="float" office:value="-28610.9" calcext:value-type="float">
            <text:p>-28610.9</text:p>
          </table:table-cell>
          <table:table-cell table:number-columns-repeated="1016"/>
        </table:table-row>
        <table:table-row table:style-name="ro1">
          <table:table-cell table:style-name="ce9" office:value-type="float" office:value="8" calcext:value-type="float">
            <text:p>8.0</text:p>
          </table:table-cell>
          <table:table-cell table:style-name="ce13" table:formula="of:=[.C42]/[.$C$53]" office:value-type="float" office:value="0.88157477835457" calcext:value-type="float">
            <text:p>0.882</text:p>
          </table:table-cell>
          <table:table-cell table:style-name="ce9" table:formula="of:=AVERAGE([.D42:.H42])" office:value-type="float" office:value="-28725.98" calcext:value-type="float">
            <text:p>-28726.0</text:p>
          </table:table-cell>
          <table:table-cell table:style-name="ce9" office:value-type="float" office:value="-28326.7" calcext:value-type="float">
            <text:p>-28326.7</text:p>
          </table:table-cell>
          <table:table-cell table:style-name="ce9" office:value-type="float" office:value="-28451.8" calcext:value-type="float">
            <text:p>-28451.8</text:p>
          </table:table-cell>
          <table:table-cell table:style-name="ce9" office:value-type="float" office:value="-28845.8" calcext:value-type="float">
            <text:p>-28845.8</text:p>
          </table:table-cell>
          <table:table-cell table:style-name="ce9" office:value-type="float" office:value="-29224.1" calcext:value-type="float">
            <text:p>-29224.1</text:p>
          </table:table-cell>
          <table:table-cell table:style-name="ce9" office:value-type="float" office:value="-28781.5" calcext:value-type="float">
            <text:p>-28781.5</text:p>
          </table:table-cell>
          <table:table-cell table:number-columns-repeated="1016"/>
        </table:table-row>
        <table:table-row table:style-name="ro1">
          <table:table-cell table:style-name="ce9" office:value-type="float" office:value="8.199" calcext:value-type="float">
            <text:p>8.2</text:p>
          </table:table-cell>
          <table:table-cell table:style-name="ce13" table:formula="of:=[.C43]/[.$C$53]" office:value-type="float" office:value="0.890753277563658" calcext:value-type="float">
            <text:p>0.891</text:p>
          </table:table-cell>
          <table:table-cell table:style-name="ce9" table:formula="of:=AVERAGE([.D43:.H43])" office:value-type="float" office:value="-29025.06" calcext:value-type="float">
            <text:p>-29025.1</text:p>
          </table:table-cell>
          <table:table-cell table:style-name="ce9" office:value-type="float" office:value="-28991.4" calcext:value-type="float">
            <text:p>-28991.4</text:p>
          </table:table-cell>
          <table:table-cell table:style-name="ce9" office:value-type="float" office:value="-29118.6" calcext:value-type="float">
            <text:p>-29118.6</text:p>
          </table:table-cell>
          <table:table-cell table:style-name="ce9" office:value-type="float" office:value="-28858.9" calcext:value-type="float">
            <text:p>-28858.9</text:p>
          </table:table-cell>
          <table:table-cell table:style-name="ce9" office:value-type="float" office:value="-29131.9" calcext:value-type="float">
            <text:p>-29131.9</text:p>
          </table:table-cell>
          <table:table-cell table:style-name="ce9" office:value-type="float" office:value="-29024.5" calcext:value-type="float">
            <text:p>-29024.5</text:p>
          </table:table-cell>
          <table:table-cell table:number-columns-repeated="1016"/>
        </table:table-row>
        <table:table-row table:style-name="ro1">
          <table:table-cell table:style-name="ce9" office:value-type="float" office:value="8.399" calcext:value-type="float">
            <text:p>8.4</text:p>
          </table:table-cell>
          <table:table-cell table:style-name="ce13" table:formula="of:=[.C44]/[.$C$53]" office:value-type="float" office:value="0.886729321377034" calcext:value-type="float">
            <text:p>0.887</text:p>
          </table:table-cell>
          <table:table-cell table:style-name="ce9" table:formula="of:=AVERAGE([.D44:.H44])" office:value-type="float" office:value="-28893.94" calcext:value-type="float">
            <text:p>-28893.9</text:p>
          </table:table-cell>
          <table:table-cell table:style-name="ce9" office:value-type="float" office:value="-29246.5" calcext:value-type="float">
            <text:p>-29246.5</text:p>
          </table:table-cell>
          <table:table-cell table:style-name="ce9" office:value-type="float" office:value="-29160.3" calcext:value-type="float">
            <text:p>-29160.3</text:p>
          </table:table-cell>
          <table:table-cell table:style-name="ce9" office:value-type="float" office:value="-28732.9" calcext:value-type="float">
            <text:p>-28732.9</text:p>
          </table:table-cell>
          <table:table-cell table:style-name="ce9" office:value-type="float" office:value="-28521.7" calcext:value-type="float">
            <text:p>-28521.7</text:p>
          </table:table-cell>
          <table:table-cell table:style-name="ce9" office:value-type="float" office:value="-28808.3" calcext:value-type="float">
            <text:p>-28808.3</text:p>
          </table:table-cell>
          <table:table-cell table:number-columns-repeated="1016"/>
        </table:table-row>
        <table:table-row table:style-name="ro1">
          <table:table-cell table:style-name="ce9" office:value-type="float" office:value="8.6" calcext:value-type="float">
            <text:p>8.6</text:p>
          </table:table-cell>
          <table:table-cell table:style-name="ce13" table:formula="of:=[.C45]/[.$C$53]" office:value-type="float" office:value="0.894259201562743" calcext:value-type="float">
            <text:p>0.894</text:p>
          </table:table-cell>
          <table:table-cell table:style-name="ce9" table:formula="of:=AVERAGE([.D45:.H45])" office:value-type="float" office:value="-29139.3" calcext:value-type="float">
            <text:p>-29139.3</text:p>
          </table:table-cell>
          <table:table-cell table:style-name="ce9" office:value-type="float" office:value="-28934.6" calcext:value-type="float">
            <text:p>-28934.6</text:p>
          </table:table-cell>
          <table:table-cell table:style-name="ce9" office:value-type="float" office:value="-29287.9" calcext:value-type="float">
            <text:p>-29287.9</text:p>
          </table:table-cell>
          <table:table-cell table:style-name="ce9" office:value-type="float" office:value="-29274.4" calcext:value-type="float">
            <text:p>-29274.4</text:p>
          </table:table-cell>
          <table:table-cell table:style-name="ce9" office:value-type="float" office:value="-28948.5" calcext:value-type="float">
            <text:p>-28948.5</text:p>
          </table:table-cell>
          <table:table-cell table:style-name="ce9" office:value-type="float" office:value="-29251.1" calcext:value-type="float">
            <text:p>-29251.1</text:p>
          </table:table-cell>
          <table:table-cell table:number-columns-repeated="1016"/>
        </table:table-row>
        <table:table-row table:style-name="ro1">
          <table:table-cell table:style-name="ce9" office:value-type="float" office:value="8.8" calcext:value-type="float">
            <text:p>8.8</text:p>
          </table:table-cell>
          <table:table-cell table:style-name="ce13" table:formula="of:=[.C46]/[.$C$53]" office:value-type="float" office:value="0.899677057154466" calcext:value-type="float">
            <text:p>0.900</text:p>
          </table:table-cell>
          <table:table-cell table:style-name="ce9" table:formula="of:=AVERAGE([.D46:.H46])" office:value-type="float" office:value="-29315.84" calcext:value-type="float">
            <text:p>-29315.8</text:p>
          </table:table-cell>
          <table:table-cell table:style-name="ce9" office:value-type="float" office:value="-29047.4" calcext:value-type="float">
            <text:p>-29047.4</text:p>
          </table:table-cell>
          <table:table-cell table:style-name="ce9" office:value-type="float" office:value="-29406.7" calcext:value-type="float">
            <text:p>-29406.7</text:p>
          </table:table-cell>
          <table:table-cell table:style-name="ce9" office:value-type="float" office:value="-29363.1" calcext:value-type="float">
            <text:p>-29363.1</text:p>
          </table:table-cell>
          <table:table-cell table:style-name="ce9" office:value-type="float" office:value="-29291.2" calcext:value-type="float">
            <text:p>-29291.2</text:p>
          </table:table-cell>
          <table:table-cell table:style-name="ce9" office:value-type="float" office:value="-29470.8" calcext:value-type="float">
            <text:p>-29470.8</text:p>
          </table:table-cell>
          <table:table-cell table:number-columns-repeated="1016"/>
        </table:table-row>
        <table:table-row table:style-name="ro1">
          <table:table-cell table:style-name="ce9" office:value-type="float" office:value="9" calcext:value-type="float">
            <text:p>9.0</text:p>
          </table:table-cell>
          <table:table-cell table:style-name="ce13" table:formula="of:=[.C47]/[.$C$53]" office:value-type="float" office:value="0.899775262308502" calcext:value-type="float">
            <text:p>0.900</text:p>
          </table:table-cell>
          <table:table-cell table:style-name="ce9" table:formula="of:=AVERAGE([.D47:.H47])" office:value-type="float" office:value="-29319.04" calcext:value-type="float">
            <text:p>-29319.0</text:p>
          </table:table-cell>
          <table:table-cell table:style-name="ce9" office:value-type="float" office:value="-29511.9" calcext:value-type="float">
            <text:p>-29511.9</text:p>
          </table:table-cell>
          <table:table-cell table:style-name="ce9" office:value-type="float" office:value="-29270.6" calcext:value-type="float">
            <text:p>-29270.6</text:p>
          </table:table-cell>
          <table:table-cell table:style-name="ce9" office:value-type="float" office:value="-29246.1" calcext:value-type="float">
            <text:p>-29246.1</text:p>
          </table:table-cell>
          <table:table-cell table:style-name="ce9" office:value-type="float" office:value="-29450.4" calcext:value-type="float">
            <text:p>-29450.4</text:p>
          </table:table-cell>
          <table:table-cell table:style-name="ce9" office:value-type="float" office:value="-29116.2" calcext:value-type="float">
            <text:p>-29116.2</text:p>
          </table:table-cell>
          <table:table-cell table:number-columns-repeated="1016"/>
        </table:table-row>
        <table:table-row table:style-name="ro1">
          <table:table-cell table:style-name="ce9" office:value-type="float" office:value="9.199" calcext:value-type="float">
            <text:p>9.2</text:p>
          </table:table-cell>
          <table:table-cell table:style-name="ce13" table:formula="of:=[.C48]/[.$C$53]" office:value-type="float" office:value="0.906898204887174" calcext:value-type="float">
            <text:p>0.907</text:p>
          </table:table-cell>
          <table:table-cell table:style-name="ce9" table:formula="of:=AVERAGE([.D48:.H48])" office:value-type="float" office:value="-29551.14" calcext:value-type="float">
            <text:p>-29551.1</text:p>
          </table:table-cell>
          <table:table-cell table:style-name="ce9" office:value-type="float" office:value="-29427.2" calcext:value-type="float">
            <text:p>-29427.2</text:p>
          </table:table-cell>
          <table:table-cell table:style-name="ce9" office:value-type="float" office:value="-29967.7" calcext:value-type="float">
            <text:p>-29967.7</text:p>
          </table:table-cell>
          <table:table-cell table:style-name="ce9" office:value-type="float" office:value="-29626.6" calcext:value-type="float">
            <text:p>-29626.6</text:p>
          </table:table-cell>
          <table:table-cell table:style-name="ce9" office:value-type="float" office:value="-29411.5" calcext:value-type="float">
            <text:p>-29411.5</text:p>
          </table:table-cell>
          <table:table-cell table:style-name="ce9" office:value-type="float" office:value="-29322.7" calcext:value-type="float">
            <text:p>-29322.7</text:p>
          </table:table-cell>
          <table:table-cell table:number-columns-repeated="1016"/>
        </table:table-row>
        <table:table-row table:style-name="ro1">
          <table:table-cell table:style-name="ce9" office:value-type="float" office:value="9.399" calcext:value-type="float">
            <text:p>9.4</text:p>
          </table:table-cell>
          <table:table-cell table:style-name="ce13" table:formula="of:=[.C49]/[.$C$53]" office:value-type="float" office:value="0.908379875148692" calcext:value-type="float">
            <text:p>0.908</text:p>
          </table:table-cell>
          <table:table-cell table:style-name="ce9" table:formula="of:=AVERAGE([.D49:.H49])" office:value-type="float" office:value="-29599.42" calcext:value-type="float">
            <text:p>-29599.4</text:p>
          </table:table-cell>
          <table:table-cell table:style-name="ce9" office:value-type="float" office:value="-29561.7" calcext:value-type="float">
            <text:p>-29561.7</text:p>
          </table:table-cell>
          <table:table-cell table:style-name="ce9" office:value-type="float" office:value="-29642.7" calcext:value-type="float">
            <text:p>-29642.7</text:p>
          </table:table-cell>
          <table:table-cell table:style-name="ce9" office:value-type="float" office:value="-29941.4" calcext:value-type="float">
            <text:p>-29941.4</text:p>
          </table:table-cell>
          <table:table-cell table:style-name="ce9" office:value-type="float" office:value="-29465.6" calcext:value-type="float">
            <text:p>-29465.6</text:p>
          </table:table-cell>
          <table:table-cell table:style-name="ce9" office:value-type="float" office:value="-29385.7" calcext:value-type="float">
            <text:p>-29385.7</text:p>
          </table:table-cell>
          <table:table-cell table:number-columns-repeated="1016"/>
        </table:table-row>
        <table:table-row table:style-name="ro1">
          <table:table-cell table:style-name="ce9" office:value-type="float" office:value="9.6" calcext:value-type="float">
            <text:p>9.6</text:p>
          </table:table-cell>
          <table:table-cell table:style-name="ce13" table:formula="of:=[.C50]/[.$C$53]" office:value-type="float" office:value="0.915279401001933" calcext:value-type="float">
            <text:p>0.915</text:p>
          </table:table-cell>
          <table:table-cell table:style-name="ce9" table:formula="of:=AVERAGE([.D50:.H50])" office:value-type="float" office:value="-29824.24" calcext:value-type="float">
            <text:p>-29824.2</text:p>
          </table:table-cell>
          <table:table-cell table:style-name="ce9" office:value-type="float" office:value="-29826.5" calcext:value-type="float">
            <text:p>-29826.5</text:p>
          </table:table-cell>
          <table:table-cell table:style-name="ce9" office:value-type="float" office:value="-30077" calcext:value-type="float">
            <text:p>-30077.0</text:p>
          </table:table-cell>
          <table:table-cell table:style-name="ce9" office:value-type="float" office:value="-29771.3" calcext:value-type="float">
            <text:p>-29771.3</text:p>
          </table:table-cell>
          <table:table-cell table:style-name="ce9" office:value-type="float" office:value="-29482.4" calcext:value-type="float">
            <text:p>-29482.4</text:p>
          </table:table-cell>
          <table:table-cell table:style-name="ce9" office:value-type="float" office:value="-29964" calcext:value-type="float">
            <text:p>-29964.0</text:p>
          </table:table-cell>
          <table:table-cell table:number-columns-repeated="1016"/>
        </table:table-row>
        <table:table-row table:style-name="ro1">
          <table:table-cell table:style-name="ce9" office:value-type="float" office:value="9.8" calcext:value-type="float">
            <text:p>9.8</text:p>
          </table:table-cell>
          <table:table-cell table:style-name="ce13" table:formula="of:=[.C51]/[.$C$53]" office:value-type="float" office:value="0.912751845849932" calcext:value-type="float">
            <text:p>0.913</text:p>
          </table:table-cell>
          <table:table-cell table:style-name="ce9" table:formula="of:=AVERAGE([.D51:.H51])" office:value-type="float" office:value="-29741.88" calcext:value-type="float">
            <text:p>-29741.9</text:p>
          </table:table-cell>
          <table:table-cell table:style-name="ce9" office:value-type="float" office:value="-29503.2" calcext:value-type="float">
            <text:p>-29503.2</text:p>
          </table:table-cell>
          <table:table-cell table:style-name="ce9" office:value-type="float" office:value="-29635.2" calcext:value-type="float">
            <text:p>-29635.2</text:p>
          </table:table-cell>
          <table:table-cell table:style-name="ce9" office:value-type="float" office:value="-29893.6" calcext:value-type="float">
            <text:p>-29893.6</text:p>
          </table:table-cell>
          <table:table-cell table:style-name="ce9" office:value-type="float" office:value="-29662.7" calcext:value-type="float">
            <text:p>-29662.7</text:p>
          </table:table-cell>
          <table:table-cell table:style-name="ce9" office:value-type="float" office:value="-30014.7" calcext:value-type="float">
            <text:p>-30014.7</text:p>
          </table:table-cell>
          <table:table-cell table:number-columns-repeated="1016"/>
        </table:table-row>
        <table:table-row table:style-name="ro1">
          <table:table-cell table:style-name="ce9" office:value-type="float" office:value="10" calcext:value-type="float">
            <text:p>10.0</text:p>
          </table:table-cell>
          <table:table-cell table:style-name="ce13" table:formula="of:=[.C52]/[.$C$53]" office:value-type="float" office:value="0.915279401001933" calcext:value-type="float">
            <text:p>0.915</text:p>
          </table:table-cell>
          <table:table-cell table:style-name="ce9" table:formula="of:=AVERAGE([.D52:.H52])" office:value-type="float" office:value="-29824.24" calcext:value-type="float">
            <text:p>-29824.2</text:p>
          </table:table-cell>
          <table:table-cell table:style-name="ce9" office:value-type="float" office:value="-30168" calcext:value-type="float">
            <text:p>-30168.0</text:p>
          </table:table-cell>
          <table:table-cell table:style-name="ce9" office:value-type="float" office:value="-30081.8" calcext:value-type="float">
            <text:p>-30081.8</text:p>
          </table:table-cell>
          <table:table-cell table:style-name="ce9" office:value-type="float" office:value="-29963.1" calcext:value-type="float">
            <text:p>-29963.1</text:p>
          </table:table-cell>
          <table:table-cell table:style-name="ce9" office:value-type="float" office:value="-29394.1" calcext:value-type="float">
            <text:p>-29394.1</text:p>
          </table:table-cell>
          <table:table-cell table:style-name="ce9" office:value-type="float" office:value="-29514.2" calcext:value-type="float">
            <text:p>-29514.2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2" table:number-rows-spanned="1">
            <text:p>Mínimo</text:p>
          </table:table-cell>
          <table:covered-table-cell/>
          <table:table-cell table:style-name="ce21" table:formula="of:=AVERAGE([.D53:.H53])/0.92" office:value-type="float" office:value="-32584.847826087" calcext:value-type="float">
            <text:p>-32584.847826087</text:p>
          </table:table-cell>
          <table:table-cell table:style-name="ce26" table:formula="of:=MIN([.D2:.D52])" office:value-type="float" office:value="-30168" calcext:value-type="float">
            <text:p>-30168.0</text:p>
          </table:table-cell>
          <table:table-cell table:style-name="ce26" table:formula="of:=MIN([.E2:.E52])" office:value-type="float" office:value="-30081.8" calcext:value-type="float">
            <text:p>-30081.8</text:p>
          </table:table-cell>
          <table:table-cell table:style-name="ce26" table:formula="of:=MIN([.F2:.F52])" office:value-type="float" office:value="-29963.1" calcext:value-type="float">
            <text:p>-29963.1</text:p>
          </table:table-cell>
          <table:table-cell table:style-name="ce26" table:formula="of:=MIN([.G2:.G52])" office:value-type="float" office:value="-29662.7" calcext:value-type="float">
            <text:p>-29662.7</text:p>
          </table:table-cell>
          <table:table-cell table:style-name="ce26" table:formula="of:=MIN([.H2:.H52])" office:value-type="float" office:value="-30014.7" calcext:value-type="float">
            <text:p>-30014.7</text:p>
          </table:table-cell>
          <table:table-cell table:number-columns-repeated="1016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500-Derivada" table:style-name="ta8"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>
            <text:p>q</text:p>
          </table:table-cell>
          <table:table-cell table:style-name="ce12" office:value-type="string" calcext:value-type="string">
            <text:p>Afinidade</text:p>
          </table:table-cell>
          <table:table-cell table:style-name="ce14" office:value-type="string" calcext:value-type="string">
            <text:p>q</text:p>
          </table:table-cell>
          <table:table-cell table:style-name="ce12" office:value-type="string" calcext:value-type="string">
            <text:p>Derivada</text:p>
          </table:table-cell>
          <table:table-cell table:number-columns-repeated="1020"/>
        </table:table-row>
        <table:table-row table:style-name="ro1">
          <table:table-cell table:style-name="ce9" office:value-type="float" office:value="0.2" calcext:value-type="float">
            <text:p>0.2</text:p>
          </table:table-cell>
          <table:table-cell table:style-name="ce13" office:value-type="float" office:value="0.00126531448666125" calcext:value-type="float">
            <text:p>0.001</text:p>
          </table:table-cell>
          <table:table-cell table:style-name="ce15" table:formula="of:=([.A2]+[.A3])/2" office:value-type="float" office:value="0.3" calcext:value-type="float">
            <text:p>0.30</text:p>
          </table:table-cell>
          <table:table-cell table:style-name="ce16" table:formula="of:=([.B3]-[.B2])/([.A3]-[.A2])" office:value-type="float" office:value="0.0154781020519673" calcext:value-type="float">
            <text:p>0.01548</text:p>
          </table:table-cell>
          <table:table-cell table:number-columns-repeated="1020"/>
        </table:table-row>
        <table:table-row table:style-name="ro1">
          <table:table-cell table:style-name="ce9" office:value-type="float" office:value="0.4" calcext:value-type="float">
            <text:p>0.4</text:p>
          </table:table-cell>
          <table:table-cell table:style-name="ce13" office:value-type="float" office:value="0.00436093489705471" calcext:value-type="float">
            <text:p>0.004</text:p>
          </table:table-cell>
          <table:table-cell table:style-name="ce15" table:formula="of:=([.A3]+[.A4])/2" office:value-type="float" office:value="0.5" calcext:value-type="float">
            <text:p>0.50</text:p>
          </table:table-cell>
          <table:table-cell table:style-name="ce16" table:formula="of:=([.B4]-[.B3])/([.A4]-[.A3])" office:value-type="float" office:value="0.0246638254776993" calcext:value-type="float">
            <text:p>0.02466</text:p>
          </table:table-cell>
          <table:table-cell table:number-columns-repeated="1020"/>
        </table:table-row>
        <table:table-row table:style-name="ro1">
          <table:table-cell table:style-name="ce9" office:value-type="float" office:value="0.6" calcext:value-type="float">
            <text:p>0.6</text:p>
          </table:table-cell>
          <table:table-cell table:style-name="ce13" office:value-type="float" office:value="0.00929369999259458" calcext:value-type="float">
            <text:p>0.009</text:p>
          </table:table-cell>
          <table:table-cell table:style-name="ce15" table:formula="of:=([.A4]+[.A5])/2" office:value-type="float" office:value="0.7" calcext:value-type="float">
            <text:p>0.70</text:p>
          </table:table-cell>
          <table:table-cell table:style-name="ce16" table:formula="of:=([.B5]-[.B4])/([.A5]-[.A4])" office:value-type="float" office:value="0.0246353766721396" calcext:value-type="float">
            <text:p>0.02464</text:p>
          </table:table-cell>
          <table:table-cell table:number-columns-repeated="1020"/>
        </table:table-row>
        <table:table-row table:style-name="ro1">
          <table:table-cell table:style-name="ce9" office:value-type="float" office:value="0.8" calcext:value-type="float">
            <text:p>0.8</text:p>
          </table:table-cell>
          <table:table-cell table:style-name="ce13" office:value-type="float" office:value="0.0142207753270225" calcext:value-type="float">
            <text:p>0.014</text:p>
          </table:table-cell>
          <table:table-cell table:style-name="ce15" table:formula="of:=([.A5]+[.A6])/2" office:value-type="float" office:value="0.9" calcext:value-type="float">
            <text:p>0.90</text:p>
          </table:table-cell>
          <table:table-cell table:style-name="ce16" table:formula="of:=([.B6]-[.B5])/([.A6]-[.A5])" office:value-type="float" office:value="0.0317151089830363" calcext:value-type="float">
            <text:p>0.03172</text:p>
          </table:table-cell>
          <table:table-cell table:number-columns-repeated="1020"/>
        </table:table-row>
        <table:table-row table:style-name="ro1">
          <table:table-cell table:style-name="ce9" office:value-type="float" office:value="1" calcext:value-type="float">
            <text:p>1.0</text:p>
          </table:table-cell>
          <table:table-cell table:style-name="ce13" office:value-type="float" office:value="0.0205637971236297" calcext:value-type="float">
            <text:p>0.021</text:p>
          </table:table-cell>
          <table:table-cell table:style-name="ce15" table:formula="of:=([.A6]+[.A7])/2" office:value-type="float" office:value="1.1" calcext:value-type="float">
            <text:p>1.10</text:p>
          </table:table-cell>
          <table:table-cell table:style-name="ce16" table:formula="of:=([.B7]-[.B6])/([.A7]-[.A6])" office:value-type="float" office:value="0.0321049834445591" calcext:value-type="float">
            <text:p>0.03210</text:p>
          </table:table-cell>
          <table:table-cell table:number-columns-repeated="1020"/>
        </table:table-row>
        <table:table-row table:style-name="ro1">
          <table:table-cell table:style-name="ce9" office:value-type="float" office:value="1.2" calcext:value-type="float">
            <text:p>1.2</text:p>
          </table:table-cell>
          <table:table-cell table:style-name="ce13" office:value-type="float" office:value="0.0269847938125416" calcext:value-type="float">
            <text:p>0.027</text:p>
          </table:table-cell>
          <table:table-cell table:style-name="ce15" table:formula="of:=([.A7]+[.A8])/2" office:value-type="float" office:value="1.2995" calcext:value-type="float">
            <text:p>1.30</text:p>
          </table:table-cell>
          <table:table-cell table:style-name="ce16" table:formula="of:=([.B8]-[.B7])/([.A8]-[.A7])" office:value-type="float" office:value="0.0280314336551464" calcext:value-type="float">
            <text:p>0.02803</text:p>
          </table:table-cell>
          <table:table-cell table:number-columns-repeated="1020"/>
        </table:table-row>
        <table:table-row table:style-name="ro1">
          <table:table-cell table:style-name="ce9" office:value-type="float" office:value="1.399" calcext:value-type="float">
            <text:p>1.4</text:p>
          </table:table-cell>
          <table:table-cell table:style-name="ce13" office:value-type="float" office:value="0.0325630491099157" calcext:value-type="float">
            <text:p>0.033</text:p>
          </table:table-cell>
          <table:table-cell table:style-name="ce15" table:formula="of:=([.A8]+[.A9])/2" office:value-type="float" office:value="1.4995" calcext:value-type="float">
            <text:p>1.50</text:p>
          </table:table-cell>
          <table:table-cell table:style-name="ce16" table:formula="of:=([.B9]-[.B8])/([.A9]-[.A8])" office:value-type="float" office:value="0.0327301655167693" calcext:value-type="float">
            <text:p>0.03273</text:p>
          </table:table-cell>
          <table:table-cell table:number-columns-repeated="1020"/>
        </table:table-row>
        <table:table-row table:style-name="ro1">
          <table:table-cell table:style-name="ce9" office:value-type="float" office:value="1.6" calcext:value-type="float">
            <text:p>1.6</text:p>
          </table:table-cell>
          <table:table-cell table:style-name="ce13" office:value-type="float" office:value="0.0391418123787864" calcext:value-type="float">
            <text:p>0.039</text:p>
          </table:table-cell>
          <table:table-cell table:style-name="ce15" table:formula="of:=([.A9]+[.A10])/2" office:value-type="float" office:value="1.6995" calcext:value-type="float">
            <text:p>1.70</text:p>
          </table:table-cell>
          <table:table-cell table:style-name="ce16" table:formula="of:=([.B10]-[.B9])/([.A10]-[.A9])" office:value-type="float" office:value="0.0340081610840508" calcext:value-type="float">
            <text:p>0.03401</text:p>
          </table:table-cell>
          <table:table-cell table:number-columns-repeated="1020"/>
        </table:table-row>
        <table:table-row table:style-name="ro1">
          <table:table-cell table:style-name="ce9" office:value-type="float" office:value="1.799" calcext:value-type="float">
            <text:p>1.8</text:p>
          </table:table-cell>
          <table:table-cell table:style-name="ce13" office:value-type="float" office:value="0.0459094364345125" calcext:value-type="float">
            <text:p>0.046</text:p>
          </table:table-cell>
          <table:table-cell table:style-name="ce15" table:formula="of:=([.A10]+[.A11])/2" office:value-type="float" office:value="1.8995" calcext:value-type="float">
            <text:p>1.90</text:p>
          </table:table-cell>
          <table:table-cell table:style-name="ce16" table:formula="of:=([.B11]-[.B10])/([.A11]-[.A10])" office:value-type="float" office:value="0.0438161105171499" calcext:value-type="float">
            <text:p>0.04382</text:p>
          </table:table-cell>
          <table:table-cell table:number-columns-repeated="1020"/>
        </table:table-row>
        <table:table-row table:style-name="ro1">
          <table:table-cell table:style-name="ce9" office:value-type="float" office:value="2" calcext:value-type="float">
            <text:p>2.0</text:p>
          </table:table-cell>
          <table:table-cell table:style-name="ce13" office:value-type="float" office:value="0.0547164746484596" calcext:value-type="float">
            <text:p>0.055</text:p>
          </table:table-cell>
          <table:table-cell table:style-name="ce15" table:formula="of:=([.A11]+[.A12])/2" office:value-type="float" office:value="2.1" calcext:value-type="float">
            <text:p>2.10</text:p>
          </table:table-cell>
          <table:table-cell table:style-name="ce16" table:formula="of:=([.B12]-[.B11])/([.A12]-[.A11])" office:value-type="float" office:value="0.0546895296093208" calcext:value-type="float">
            <text:p>0.05469</text:p>
          </table:table-cell>
          <table:table-cell table:number-columns-repeated="1020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3" office:value-type="float" office:value="0.0656543805703238" calcext:value-type="float">
            <text:p>0.066</text:p>
          </table:table-cell>
          <table:table-cell table:style-name="ce15" table:formula="of:=([.A12]+[.A13])/2" office:value-type="float" office:value="2.3" calcext:value-type="float">
            <text:p>2.30</text:p>
          </table:table-cell>
          <table:table-cell table:style-name="ce16" table:formula="of:=([.B13]-[.B12])/([.A13]-[.A12])" office:value-type="float" office:value="0.0533266262059653" calcext:value-type="float">
            <text:p>0.05333</text:p>
          </table:table-cell>
          <table:table-cell table:number-columns-repeated="1020"/>
        </table:table-row>
        <table:table-row table:style-name="ro1">
          <table:table-cell table:style-name="ce9" office:value-type="float" office:value="2.4" calcext:value-type="float">
            <text:p>2.4</text:p>
          </table:table-cell>
          <table:table-cell table:style-name="ce13" office:value-type="float" office:value="0.0763197058115168" calcext:value-type="float">
            <text:p>0.076</text:p>
          </table:table-cell>
          <table:table-cell table:style-name="ce15" table:formula="of:=([.A13]+[.A14])/2" office:value-type="float" office:value="2.4995" calcext:value-type="float">
            <text:p>2.50</text:p>
          </table:table-cell>
          <table:table-cell table:style-name="ce16" table:formula="of:=([.B14]-[.B13])/([.A14]-[.A13])" office:value-type="float" office:value="0.0625777182701223" calcext:value-type="float">
            <text:p>0.06258</text:p>
          </table:table-cell>
          <table:table-cell table:number-columns-repeated="1020"/>
        </table:table-row>
        <table:table-row table:style-name="ro1">
          <table:table-cell table:style-name="ce9" office:value-type="float" office:value="2.599" calcext:value-type="float">
            <text:p>2.6</text:p>
          </table:table-cell>
          <table:table-cell table:style-name="ce13" office:value-type="float" office:value="0.0887726717472712" calcext:value-type="float">
            <text:p>0.089</text:p>
          </table:table-cell>
          <table:table-cell table:style-name="ce15" table:formula="of:=([.A14]+[.A15])/2" office:value-type="float" office:value="2.699" calcext:value-type="float">
            <text:p>2.70</text:p>
          </table:table-cell>
          <table:table-cell table:style-name="ce16" table:formula="of:=([.B15]-[.B14])/([.A15]-[.A14])" office:value-type="float" office:value="0.0813666528120902" calcext:value-type="float">
            <text:p>0.08137</text:p>
          </table:table-cell>
          <table:table-cell table:number-columns-repeated="1020"/>
        </table:table-row>
        <table:table-row table:style-name="ro1">
          <table:table-cell table:style-name="ce9" office:value-type="float" office:value="2.799" calcext:value-type="float">
            <text:p>2.8</text:p>
          </table:table-cell>
          <table:table-cell table:style-name="ce13" office:value-type="float" office:value="0.105046002309689" calcext:value-type="float">
            <text:p>0.105</text:p>
          </table:table-cell>
          <table:table-cell table:style-name="ce15" table:formula="of:=([.A15]+[.A16])/2" office:value-type="float" office:value="2.8995" calcext:value-type="float">
            <text:p>2.90</text:p>
          </table:table-cell>
          <table:table-cell table:style-name="ce16" table:formula="of:=([.B16]-[.B15])/([.A16]-[.A15])" office:value-type="float" office:value="0.0756988901432168" calcext:value-type="float">
            <text:p>0.07570</text:p>
          </table:table-cell>
          <table:table-cell table:number-columns-repeated="1020"/>
        </table:table-row>
        <table:table-row table:style-name="ro1">
          <table:table-cell table:style-name="ce9" office:value-type="float" office:value="3" calcext:value-type="float">
            <text:p>3.0</text:p>
          </table:table-cell>
          <table:table-cell table:style-name="ce13" office:value-type="float" office:value="0.120261479228476" calcext:value-type="float">
            <text:p>0.120</text:p>
          </table:table-cell>
          <table:table-cell table:style-name="ce15" table:formula="of:=([.A16]+[.A17])/2" office:value-type="float" office:value="3.1" calcext:value-type="float">
            <text:p>3.10</text:p>
          </table:table-cell>
          <table:table-cell table:style-name="ce16" table:formula="of:=([.B17]-[.B16])/([.A17]-[.A16])" office:value-type="float" office:value="0.10534896520989" calcext:value-type="float">
            <text:p>0.10535</text:p>
          </table:table-cell>
          <table:table-cell table:number-columns-repeated="1020"/>
        </table:table-row>
        <table:table-row table:style-name="ro1">
          <table:table-cell table:style-name="ce9" office:value-type="float" office:value="3.2" calcext:value-type="float">
            <text:p>3.2</text:p>
          </table:table-cell>
          <table:table-cell table:style-name="ce13" office:value-type="float" office:value="0.141331272270454" calcext:value-type="float">
            <text:p>0.141</text:p>
          </table:table-cell>
          <table:table-cell table:style-name="ce15" table:formula="of:=([.A17]+[.A18])/2" office:value-type="float" office:value="3.3" calcext:value-type="float">
            <text:p>3.30</text:p>
          </table:table-cell>
          <table:table-cell table:style-name="ce16" table:formula="of:=([.B18]-[.B17])/([.A18]-[.A17])" office:value-type="float" office:value="0.118447998302759" calcext:value-type="float">
            <text:p>0.11845</text:p>
          </table:table-cell>
          <table:table-cell table:number-columns-repeated="1020"/>
        </table:table-row>
        <table:table-row table:style-name="ro1">
          <table:table-cell table:style-name="ce9" office:value-type="float" office:value="3.4" calcext:value-type="float">
            <text:p>3.4</text:p>
          </table:table-cell>
          <table:table-cell table:style-name="ce13" office:value-type="float" office:value="0.165020871931006" calcext:value-type="float">
            <text:p>0.165</text:p>
          </table:table-cell>
          <table:table-cell table:style-name="ce15" table:formula="of:=([.A18]+[.A19])/2" office:value-type="float" office:value="3.4995" calcext:value-type="float">
            <text:p>3.50</text:p>
          </table:table-cell>
          <table:table-cell table:style-name="ce16" table:formula="of:=([.B19]-[.B18])/([.A19]-[.A18])" office:value-type="float" office:value="0.12078647923208" calcext:value-type="float">
            <text:p>0.12079</text:p>
          </table:table-cell>
          <table:table-cell table:number-columns-repeated="1020"/>
        </table:table-row>
        <table:table-row table:style-name="ro1">
          <table:table-cell table:style-name="ce9" office:value-type="float" office:value="3.599" calcext:value-type="float">
            <text:p>3.6</text:p>
          </table:table-cell>
          <table:table-cell table:style-name="ce13" office:value-type="float" office:value="0.189057381298189" calcext:value-type="float">
            <text:p>0.189</text:p>
          </table:table-cell>
          <table:table-cell table:style-name="ce15" table:formula="of:=([.A19]+[.A20])/2" office:value-type="float" office:value="3.699" calcext:value-type="float">
            <text:p>3.70</text:p>
          </table:table-cell>
          <table:table-cell table:style-name="ce16" table:formula="of:=([.B20]-[.B19])/([.A20]-[.A19])" office:value-type="float" office:value="0.147287169349851" calcext:value-type="float">
            <text:p>0.14729</text:p>
          </table:table-cell>
          <table:table-cell table:number-columns-repeated="1020"/>
        </table:table-row>
        <table:table-row table:style-name="ro1">
          <table:table-cell table:style-name="ce9" office:value-type="float" office:value="3.799" calcext:value-type="float">
            <text:p>3.8</text:p>
          </table:table-cell>
          <table:table-cell table:style-name="ce13" office:value-type="float" office:value="0.21851481516816" calcext:value-type="float">
            <text:p>0.219</text:p>
          </table:table-cell>
          <table:table-cell table:style-name="ce15" table:formula="of:=([.A20]+[.A21])/2" office:value-type="float" office:value="3.8995" calcext:value-type="float">
            <text:p>3.90</text:p>
          </table:table-cell>
          <table:table-cell table:style-name="ce16" table:formula="of:=([.B21]-[.B20])/([.A21]-[.A20])" office:value-type="float" office:value="0.176556438358171" calcext:value-type="float">
            <text:p>0.17656</text:p>
          </table:table-cell>
          <table:table-cell table:number-columns-repeated="1020"/>
        </table:table-row>
        <table:table-row table:style-name="ro1">
          <table:table-cell table:style-name="ce9" office:value-type="float" office:value="4" calcext:value-type="float">
            <text:p>4.0</text:p>
          </table:table-cell>
          <table:table-cell table:style-name="ce13" office:value-type="float" office:value="0.254002659278152" calcext:value-type="float">
            <text:p>0.254</text:p>
          </table:table-cell>
          <table:table-cell table:style-name="ce15" table:formula="of:=([.A21]+[.A22])/2" office:value-type="float" office:value="4.0995" calcext:value-type="float">
            <text:p>4.10</text:p>
          </table:table-cell>
          <table:table-cell table:style-name="ce16" table:formula="of:=([.B22]-[.B21])/([.A22]-[.A21])" office:value-type="float" office:value="0.196485565790516" calcext:value-type="float">
            <text:p>0.19649</text:p>
          </table:table-cell>
          <table:table-cell table:number-columns-repeated="1020"/>
        </table:table-row>
        <table:table-row table:style-name="ro1">
          <table:table-cell table:style-name="ce9" office:value-type="float" office:value="4.199" calcext:value-type="float">
            <text:p>4.2</text:p>
          </table:table-cell>
          <table:table-cell table:style-name="ce13" office:value-type="float" office:value="0.293103286870465" calcext:value-type="float">
            <text:p>0.293</text:p>
          </table:table-cell>
          <table:table-cell table:style-name="ce15" table:formula="of:=([.A22]+[.A23])/2" office:value-type="float" office:value="4.2995" calcext:value-type="float">
            <text:p>4.30</text:p>
          </table:table-cell>
          <table:table-cell table:style-name="ce16" table:formula="of:=([.B23]-[.B22])/([.A23]-[.A22])" office:value-type="float" office:value="0.220392702918127" calcext:value-type="float">
            <text:p>0.22039</text:p>
          </table:table-cell>
          <table:table-cell table:number-columns-repeated="1020"/>
        </table:table-row>
        <table:table-row table:style-name="ro1">
          <table:table-cell table:style-name="ce9" office:value-type="float" office:value="4.4" calcext:value-type="float">
            <text:p>4.4</text:p>
          </table:table-cell>
          <table:table-cell table:style-name="ce13" office:value-type="float" office:value="0.337402220157008" calcext:value-type="float">
            <text:p>0.337</text:p>
          </table:table-cell>
          <table:table-cell table:style-name="ce15" table:formula="of:=([.A23]+[.A24])/2" office:value-type="float" office:value="4.4995" calcext:value-type="float">
            <text:p>4.50</text:p>
          </table:table-cell>
          <table:table-cell table:style-name="ce16" table:formula="of:=([.B24]-[.B23])/([.A24]-[.A23])" office:value-type="float" office:value="0.263849243153528" calcext:value-type="float">
            <text:p>0.26385</text:p>
          </table:table-cell>
          <table:table-cell table:number-columns-repeated="1020"/>
        </table:table-row>
        <table:table-row table:style-name="ro1">
          <table:table-cell table:style-name="ce9" office:value-type="float" office:value="4.599" calcext:value-type="float">
            <text:p>4.6</text:p>
          </table:table-cell>
          <table:table-cell table:style-name="ce13" office:value-type="float" office:value="0.38990821954456" calcext:value-type="float">
            <text:p>0.390</text:p>
          </table:table-cell>
          <table:table-cell table:style-name="ce15" table:formula="of:=([.A24]+[.A25])/2" office:value-type="float" office:value="4.6995" calcext:value-type="float">
            <text:p>4.70</text:p>
          </table:table-cell>
          <table:table-cell table:style-name="ce16" table:formula="of:=([.B25]-[.B24])/([.A25]-[.A24])" office:value-type="float" office:value="0.31485806055648" calcext:value-type="float">
            <text:p>0.31486</text:p>
          </table:table-cell>
          <table:table-cell table:number-columns-repeated="1020"/>
        </table:table-row>
        <table:table-row table:style-name="ro1">
          <table:table-cell table:style-name="ce9" office:value-type="float" office:value="4.8" calcext:value-type="float">
            <text:p>4.8</text:p>
          </table:table-cell>
          <table:table-cell table:style-name="ce13" office:value-type="float" office:value="0.453194689716413" calcext:value-type="float">
            <text:p>0.453</text:p>
          </table:table-cell>
          <table:table-cell table:style-name="ce15" table:formula="of:=([.A25]+[.A26])/2" office:value-type="float" office:value="4.9" calcext:value-type="float">
            <text:p>4.90</text:p>
          </table:table-cell>
          <table:table-cell table:style-name="ce16" table:formula="of:=([.B26]-[.B25])/([.A26]-[.A25])" office:value-type="float" office:value="0.391074405748737" calcext:value-type="float">
            <text:p>0.39107</text:p>
          </table:table-cell>
          <table:table-cell table:number-columns-repeated="1020"/>
        </table:table-row>
        <table:table-row table:style-name="ro1">
          <table:table-cell table:style-name="ce9" office:value-type="float" office:value="5" calcext:value-type="float">
            <text:p>5.0</text:p>
          </table:table-cell>
          <table:table-cell table:style-name="ce13" office:value-type="float" office:value="0.53140957086616" calcext:value-type="float">
            <text:p>0.531</text:p>
          </table:table-cell>
          <table:table-cell table:style-name="ce15" table:formula="of:=([.A26]+[.A27])/2" office:value-type="float" office:value="5.0995" calcext:value-type="float">
            <text:p>5.10</text:p>
          </table:table-cell>
          <table:table-cell table:style-name="ce16" table:formula="of:=([.B27]-[.B26])/([.A27]-[.A26])" office:value-type="float" office:value="0.503588257378058" calcext:value-type="float">
            <text:p>0.50359</text:p>
          </table:table-cell>
          <table:table-cell table:number-columns-repeated="1020"/>
        </table:table-row>
        <table:table-row table:style-name="ro1">
          <table:table-cell table:style-name="ce9" office:value-type="float" office:value="5.199" calcext:value-type="float">
            <text:p>5.2</text:p>
          </table:table-cell>
          <table:table-cell table:style-name="ce13" office:value-type="float" office:value="0.631623634084394" calcext:value-type="float">
            <text:p>0.632</text:p>
          </table:table-cell>
          <table:table-cell table:style-name="ce15" table:formula="of:=([.A27]+[.A28])/2" office:value-type="float" office:value="5.2995" calcext:value-type="float">
            <text:p>5.30</text:p>
          </table:table-cell>
          <table:table-cell table:style-name="ce16" table:formula="of:=([.B28]-[.B27])/([.A28]-[.A27])" office:value-type="float" office:value="0.467613490453746" calcext:value-type="float">
            <text:p>0.46761</text:p>
          </table:table-cell>
          <table:table-cell table:number-columns-repeated="1020"/>
        </table:table-row>
        <table:table-row table:style-name="ro1">
          <table:table-cell table:style-name="ce9" office:value-type="float" office:value="5.4" calcext:value-type="float">
            <text:p>5.4</text:p>
          </table:table-cell>
          <table:table-cell table:style-name="ce13" office:value-type="float" office:value="0.725613945665597" calcext:value-type="float">
            <text:p>0.726</text:p>
          </table:table-cell>
          <table:table-cell table:style-name="ce15" table:formula="of:=([.A28]+[.A29])/2" office:value-type="float" office:value="5.4995" calcext:value-type="float">
            <text:p>5.50</text:p>
          </table:table-cell>
          <table:table-cell table:style-name="ce16" table:formula="of:=([.B29]-[.B28])/([.A29]-[.A28])" office:value-type="float" office:value="0.20599332985557" calcext:value-type="float">
            <text:p>0.20599</text:p>
          </table:table-cell>
          <table:table-cell table:number-columns-repeated="1020"/>
        </table:table-row>
        <table:table-row table:style-name="ro1">
          <table:table-cell table:style-name="ce9" office:value-type="float" office:value="5.599" calcext:value-type="float">
            <text:p>5.6</text:p>
          </table:table-cell>
          <table:table-cell table:style-name="ce13" office:value-type="float" office:value="0.766606618306855" calcext:value-type="float">
            <text:p>0.767</text:p>
          </table:table-cell>
          <table:table-cell table:style-name="ce15" table:formula="of:=([.A29]+[.A30])/2" office:value-type="float" office:value="5.6995" calcext:value-type="float">
            <text:p>5.70</text:p>
          </table:table-cell>
          <table:table-cell table:style-name="ce16" table:formula="of:=([.B30]-[.B29])/([.A30]-[.A29])" office:value-type="float" office:value="0.116633888631979" calcext:value-type="float">
            <text:p>0.11663</text:p>
          </table:table-cell>
          <table:table-cell table:number-columns-repeated="1020"/>
        </table:table-row>
        <table:table-row table:style-name="ro1">
          <table:table-cell table:style-name="ce9" office:value-type="float" office:value="5.8" calcext:value-type="float">
            <text:p>5.8</text:p>
          </table:table-cell>
          <table:table-cell table:style-name="ce13" office:value-type="float" office:value="0.790050029921883" calcext:value-type="float">
            <text:p>0.790</text:p>
          </table:table-cell>
          <table:table-cell table:style-name="ce15" table:formula="of:=([.A30]+[.A31])/2" office:value-type="float" office:value="5.9" calcext:value-type="float">
            <text:p>5.90</text:p>
          </table:table-cell>
          <table:table-cell table:style-name="ce16" table:formula="of:=([.B31]-[.B30])/([.A31]-[.A30])" office:value-type="float" office:value="0.0556761845162762" calcext:value-type="float">
            <text:p>0.05568</text:p>
          </table:table-cell>
          <table:table-cell table:number-columns-repeated="1020"/>
        </table:table-row>
        <table:table-row table:style-name="ro1">
          <table:table-cell table:style-name="ce9" office:value-type="float" office:value="6" calcext:value-type="float">
            <text:p>6.0</text:p>
            <draw:frame table:end-cell-address="'L500-Derivada'.F49" table:end-x="49.24pt" table:end-y="5.19pt" draw:z-index="0" draw:name="Chart 8" draw:style-name="gr1" draw:text-style-name="P1" svg:width="449.97pt" svg:height="278.22pt" svg:x="0pt" svg:y="10.49pt">
              <draw:object draw:notify-on-update-of-ranges="'L500-Derivada'.D2:'L500-Derivada'.D50 'L500-Derivada'.C2:'L500-Derivada'.C5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13" office:value-type="float" office:value="0.801185266825138" calcext:value-type="float">
            <text:p>0.801</text:p>
          </table:table-cell>
          <table:table-cell table:style-name="ce15" table:formula="of:=([.A31]+[.A32])/2" office:value-type="float" office:value="6.0995" calcext:value-type="float">
            <text:p>6.10</text:p>
          </table:table-cell>
          <table:table-cell table:style-name="ce16" table:formula="of:=([.B32]-[.B31])/([.A32]-[.A31])" office:value-type="float" office:value="0.0700236059070019" calcext:value-type="float">
            <text:p>0.07002</text:p>
          </table:table-cell>
          <table:table-cell table:number-columns-repeated="1020"/>
        </table:table-row>
        <table:table-row table:style-name="ro1">
          <table:table-cell table:style-name="ce9" office:value-type="float" office:value="6.199" calcext:value-type="float">
            <text:p>6.2</text:p>
          </table:table-cell>
          <table:table-cell table:style-name="ce13" office:value-type="float" office:value="0.815119964400632" calcext:value-type="float">
            <text:p>0.815</text:p>
          </table:table-cell>
          <table:table-cell table:style-name="ce15" table:formula="of:=([.A32]+[.A33])/2" office:value-type="float" office:value="6.2995" calcext:value-type="float">
            <text:p>6.30</text:p>
          </table:table-cell>
          <table:table-cell table:style-name="ce16" table:formula="of:=([.B33]-[.B32])/([.A33]-[.A32])" office:value-type="float" office:value="0.0635127176242058" calcext:value-type="float">
            <text:p>0.06351</text:p>
          </table:table-cell>
          <table:table-cell table:number-columns-repeated="1020"/>
        </table:table-row>
        <table:table-row table:style-name="ro1">
          <table:table-cell table:style-name="ce9" office:value-type="float" office:value="6.4" calcext:value-type="float">
            <text:p>6.4</text:p>
          </table:table-cell>
          <table:table-cell table:style-name="ce13" office:value-type="float" office:value="0.827886020643097" calcext:value-type="float">
            <text:p>0.828</text:p>
          </table:table-cell>
          <table:table-cell table:style-name="ce15" table:formula="of:=([.A33]+[.A34])/2" office:value-type="float" office:value="6.4995" calcext:value-type="float">
            <text:p>6.50</text:p>
          </table:table-cell>
          <table:table-cell table:style-name="ce16" table:formula="of:=([.B34]-[.B33])/([.A34]-[.A33])" office:value-type="float" office:value="0.0229104234980925" calcext:value-type="float">
            <text:p>0.02291</text:p>
          </table:table-cell>
          <table:table-cell table:number-columns-repeated="1020"/>
        </table:table-row>
        <table:table-row table:style-name="ro1">
          <table:table-cell table:style-name="ce9" office:value-type="float" office:value="6.599" calcext:value-type="float">
            <text:p>6.6</text:p>
          </table:table-cell>
          <table:table-cell table:style-name="ce13" office:value-type="float" office:value="0.832445194919218" calcext:value-type="float">
            <text:p>0.832</text:p>
          </table:table-cell>
          <table:table-cell table:style-name="ce15" table:formula="of:=([.A34]+[.A35])/2" office:value-type="float" office:value="6.6995" calcext:value-type="float">
            <text:p>6.70</text:p>
          </table:table-cell>
          <table:table-cell table:style-name="ce16" table:formula="of:=([.B35]-[.B34])/([.A35]-[.A34])" office:value-type="float" office:value="0.0533410332929296" calcext:value-type="float">
            <text:p>0.05334</text:p>
          </table:table-cell>
          <table:table-cell table:number-columns-repeated="1020"/>
        </table:table-row>
        <table:table-row table:style-name="ro1">
          <table:table-cell table:style-name="ce9" office:value-type="float" office:value="6.8" calcext:value-type="float">
            <text:p>6.8</text:p>
          </table:table-cell>
          <table:table-cell table:style-name="ce13" office:value-type="float" office:value="0.843166742611096" calcext:value-type="float">
            <text:p>0.843</text:p>
          </table:table-cell>
          <table:table-cell table:style-name="ce15" table:formula="of:=([.A35]+[.A36])/2" office:value-type="float" office:value="6.9" calcext:value-type="float">
            <text:p>6.90</text:p>
          </table:table-cell>
          <table:table-cell table:style-name="ce16" table:formula="of:=([.B36]-[.B35])/([.A36]-[.A35])" office:value-type="float" office:value="0.0470065107615369" calcext:value-type="float">
            <text:p>0.04701</text:p>
          </table:table-cell>
          <table:table-cell table:number-columns-repeated="1020"/>
        </table:table-row>
        <table:table-row table:style-name="ro1">
          <table:table-cell table:style-name="ce9" office:value-type="float" office:value="7" calcext:value-type="float">
            <text:p>7.0</text:p>
          </table:table-cell>
          <table:table-cell table:style-name="ce13" office:value-type="float" office:value="0.852568044763404" calcext:value-type="float">
            <text:p>0.853</text:p>
          </table:table-cell>
          <table:table-cell table:style-name="ce15" table:formula="of:=([.A36]+[.A37])/2" office:value-type="float" office:value="7.0995" calcext:value-type="float">
            <text:p>7.10</text:p>
          </table:table-cell>
          <table:table-cell table:style-name="ce16" table:formula="of:=([.B37]-[.B36])/([.A37]-[.A36])" office:value-type="float" office:value="0.0361206205689515" calcext:value-type="float">
            <text:p>0.03612</text:p>
          </table:table-cell>
          <table:table-cell table:number-columns-repeated="1020"/>
        </table:table-row>
        <table:table-row table:style-name="ro1">
          <table:table-cell table:style-name="ce9" office:value-type="float" office:value="7.199" calcext:value-type="float">
            <text:p>7.2</text:p>
          </table:table-cell>
          <table:table-cell table:style-name="ce13" office:value-type="float" office:value="0.859756048256625" calcext:value-type="float">
            <text:p>0.860</text:p>
          </table:table-cell>
          <table:table-cell table:style-name="ce15" table:formula="of:=([.A37]+[.A38])/2" office:value-type="float" office:value="7.2995" calcext:value-type="float">
            <text:p>7.30</text:p>
          </table:table-cell>
          <table:table-cell table:style-name="ce16" table:formula="of:=([.B38]-[.B37])/([.A38]-[.A37])" office:value-type="float" office:value="0.0159461229594502" calcext:value-type="float">
            <text:p>0.01595</text:p>
          </table:table-cell>
          <table:table-cell table:number-columns-repeated="1020"/>
        </table:table-row>
        <table:table-row table:style-name="ro1">
          <table:table-cell table:style-name="ce9" office:value-type="float" office:value="7.4" calcext:value-type="float">
            <text:p>7.4</text:p>
          </table:table-cell>
          <table:table-cell table:style-name="ce13" office:value-type="float" office:value="0.862961218971475" calcext:value-type="float">
            <text:p>0.863</text:p>
          </table:table-cell>
          <table:table-cell table:style-name="ce15" table:formula="of:=([.A38]+[.A39])/2" office:value-type="float" office:value="7.4995" calcext:value-type="float">
            <text:p>7.50</text:p>
          </table:table-cell>
          <table:table-cell table:style-name="ce16" table:formula="of:=([.B39]-[.B38])/([.A39]-[.A38])" office:value-type="float" office:value="0.0178798768199308" calcext:value-type="float">
            <text:p>0.01788</text:p>
          </table:table-cell>
          <table:table-cell table:number-columns-repeated="1020"/>
        </table:table-row>
        <table:table-row table:style-name="ro1">
          <table:table-cell table:style-name="ce9" office:value-type="float" office:value="7.599" calcext:value-type="float">
            <text:p>7.6</text:p>
          </table:table-cell>
          <table:table-cell table:style-name="ce13" office:value-type="float" office:value="0.866519314458641" calcext:value-type="float">
            <text:p>0.867</text:p>
          </table:table-cell>
          <table:table-cell table:style-name="ce15" table:formula="of:=([.A39]+[.A40])/2" office:value-type="float" office:value="7.6995" calcext:value-type="float">
            <text:p>7.70</text:p>
          </table:table-cell>
          <table:table-cell table:style-name="ce16" table:formula="of:=([.B40]-[.B39])/([.A40]-[.A39])" office:value-type="float" office:value="0.0483422199484976" calcext:value-type="float">
            <text:p>0.04834</text:p>
          </table:table-cell>
          <table:table-cell table:number-columns-repeated="1020"/>
        </table:table-row>
        <table:table-row table:style-name="ro1">
          <table:table-cell table:style-name="ce9" office:value-type="float" office:value="7.8" calcext:value-type="float">
            <text:p>7.8</text:p>
          </table:table-cell>
          <table:table-cell table:style-name="ce13" office:value-type="float" office:value="0.876236100668289" calcext:value-type="float">
            <text:p>0.876</text:p>
          </table:table-cell>
          <table:table-cell table:style-name="ce15" table:formula="of:=([.A40]+[.A41])/2" office:value-type="float" office:value="7.9" calcext:value-type="float">
            <text:p>7.90</text:p>
          </table:table-cell>
          <table:table-cell table:style-name="ce16" table:formula="of:=([.B41]-[.B40])/([.A41]-[.A40])" office:value-type="float" office:value="0.0266933884314063" calcext:value-type="float">
            <text:p>0.02669</text:p>
          </table:table-cell>
          <table:table-cell table:number-columns-repeated="1020"/>
        </table:table-row>
        <table:table-row table:style-name="ro1">
          <table:table-cell table:style-name="ce9" office:value-type="float" office:value="8" calcext:value-type="float">
            <text:p>8.0</text:p>
          </table:table-cell>
          <table:table-cell table:style-name="ce13" office:value-type="float" office:value="0.88157477835457" calcext:value-type="float">
            <text:p>0.882</text:p>
          </table:table-cell>
          <table:table-cell table:style-name="ce15" table:formula="of:=([.A41]+[.A42])/2" office:value-type="float" office:value="8.0995" calcext:value-type="float">
            <text:p>8.10</text:p>
          </table:table-cell>
          <table:table-cell table:style-name="ce16" table:formula="of:=([.B42]-[.B41])/([.A42]-[.A41])" office:value-type="float" office:value="0.0461231116034583" calcext:value-type="float">
            <text:p>0.04612</text:p>
          </table:table-cell>
          <table:table-cell table:number-columns-repeated="1020"/>
        </table:table-row>
        <table:table-row table:style-name="ro1">
          <table:table-cell table:style-name="ce9" office:value-type="float" office:value="8.199" calcext:value-type="float">
            <text:p>8.2</text:p>
          </table:table-cell>
          <table:table-cell table:style-name="ce13" office:value-type="float" office:value="0.890753277563658" calcext:value-type="float">
            <text:p>0.891</text:p>
          </table:table-cell>
          <table:table-cell table:style-name="ce15" table:formula="of:=([.A42]+[.A43])/2" office:value-type="float" office:value="8.299" calcext:value-type="float">
            <text:p>8.30</text:p>
          </table:table-cell>
          <table:table-cell table:style-name="ce16" table:formula="of:=([.B43]-[.B42])/([.A43]-[.A42])" office:value-type="float" office:value="-0.0201197809331209" calcext:value-type="float">
            <text:p>-0.02012</text:p>
          </table:table-cell>
          <table:table-cell table:number-columns-repeated="1020"/>
        </table:table-row>
        <table:table-row table:style-name="ro1">
          <table:table-cell table:style-name="ce9" office:value-type="float" office:value="8.399" calcext:value-type="float">
            <text:p>8.4</text:p>
          </table:table-cell>
          <table:table-cell table:style-name="ce13" office:value-type="float" office:value="0.886729321377034" calcext:value-type="float">
            <text:p>0.887</text:p>
          </table:table-cell>
          <table:table-cell table:style-name="ce15" table:formula="of:=([.A43]+[.A44])/2" office:value-type="float" office:value="8.4995" calcext:value-type="float">
            <text:p>8.50</text:p>
          </table:table-cell>
          <table:table-cell table:style-name="ce16" table:formula="of:=([.B44]-[.B43])/([.A44]-[.A43])" office:value-type="float" office:value="0.0374620904761644" calcext:value-type="float">
            <text:p>0.03746</text:p>
          </table:table-cell>
          <table:table-cell table:number-columns-repeated="1020"/>
        </table:table-row>
        <table:table-row table:style-name="ro1">
          <table:table-cell table:style-name="ce9" office:value-type="float" office:value="8.6" calcext:value-type="float">
            <text:p>8.6</text:p>
          </table:table-cell>
          <table:table-cell table:style-name="ce13" office:value-type="float" office:value="0.894259201562743" calcext:value-type="float">
            <text:p>0.894</text:p>
          </table:table-cell>
          <table:table-cell table:style-name="ce15" table:formula="of:=([.A44]+[.A45])/2" office:value-type="float" office:value="8.7" calcext:value-type="float">
            <text:p>8.70</text:p>
          </table:table-cell>
          <table:table-cell table:style-name="ce16" table:formula="of:=([.B45]-[.B44])/([.A45]-[.A44])" office:value-type="float" office:value="0.0270892779586139" calcext:value-type="float">
            <text:p>0.02709</text:p>
          </table:table-cell>
          <table:table-cell table:number-columns-repeated="1020"/>
        </table:table-row>
        <table:table-row table:style-name="ro1">
          <table:table-cell table:style-name="ce9" office:value-type="float" office:value="8.8" calcext:value-type="float">
            <text:p>8.8</text:p>
          </table:table-cell>
          <table:table-cell table:style-name="ce13" office:value-type="float" office:value="0.899677057154466" calcext:value-type="float">
            <text:p>0.900</text:p>
          </table:table-cell>
          <table:table-cell table:style-name="ce15" table:formula="of:=([.A45]+[.A46])/2" office:value-type="float" office:value="8.9" calcext:value-type="float">
            <text:p>8.90</text:p>
          </table:table-cell>
          <table:table-cell table:style-name="ce16" table:formula="of:=([.B46]-[.B45])/([.A46]-[.A45])" office:value-type="float" office:value="0.000491025770179567" calcext:value-type="float">
            <text:p>0.00049</text:p>
          </table:table-cell>
          <table:table-cell table:number-columns-repeated="1020"/>
        </table:table-row>
        <table:table-row table:style-name="ro1">
          <table:table-cell table:style-name="ce9" office:value-type="float" office:value="9" calcext:value-type="float">
            <text:p>9.0</text:p>
          </table:table-cell>
          <table:table-cell table:style-name="ce13" office:value-type="float" office:value="0.899775262308502" calcext:value-type="float">
            <text:p>0.900</text:p>
          </table:table-cell>
          <table:table-cell table:style-name="ce15" table:formula="of:=([.A46]+[.A47])/2" office:value-type="float" office:value="9.0995" calcext:value-type="float">
            <text:p>9.10</text:p>
          </table:table-cell>
          <table:table-cell table:style-name="ce16" table:formula="of:=([.B47]-[.B46])/([.A47]-[.A46])" office:value-type="float" office:value="0.0357936812998625" calcext:value-type="float">
            <text:p>0.03579</text:p>
          </table:table-cell>
          <table:table-cell table:number-columns-repeated="1020"/>
        </table:table-row>
        <table:table-row table:style-name="ro1">
          <table:table-cell table:style-name="ce9" office:value-type="float" office:value="9.199" calcext:value-type="float">
            <text:p>9.2</text:p>
          </table:table-cell>
          <table:table-cell table:style-name="ce13" office:value-type="float" office:value="0.906898204887174" calcext:value-type="float">
            <text:p>0.907</text:p>
          </table:table-cell>
          <table:table-cell table:style-name="ce15" table:formula="of:=([.A47]+[.A48])/2" office:value-type="float" office:value="9.299" calcext:value-type="float">
            <text:p>9.30</text:p>
          </table:table-cell>
          <table:table-cell table:style-name="ce16" table:formula="of:=([.B48]-[.B47])/([.A48]-[.A47])" office:value-type="float" office:value="0.00740835130758895" calcext:value-type="float">
            <text:p>0.00741</text:p>
          </table:table-cell>
          <table:table-cell table:number-columns-repeated="1020"/>
        </table:table-row>
        <table:table-row table:style-name="ro1">
          <table:table-cell table:style-name="ce9" office:value-type="float" office:value="9.399" calcext:value-type="float">
            <text:p>9.4</text:p>
          </table:table-cell>
          <table:table-cell table:style-name="ce13" office:value-type="float" office:value="0.908379875148692" calcext:value-type="float">
            <text:p>0.908</text:p>
          </table:table-cell>
          <table:table-cell table:style-name="ce15" table:formula="of:=([.A48]+[.A49])/2" office:value-type="float" office:value="9.4995" calcext:value-type="float">
            <text:p>9.50</text:p>
          </table:table-cell>
          <table:table-cell table:style-name="ce16" table:formula="of:=([.B49]-[.B48])/([.A49]-[.A48])" office:value-type="float" office:value="0.0343259992698551" calcext:value-type="float">
            <text:p>0.03433</text:p>
          </table:table-cell>
          <table:table-cell table:number-columns-repeated="1020"/>
        </table:table-row>
        <table:table-row table:style-name="ro1">
          <table:table-cell table:style-name="ce9" office:value-type="float" office:value="9.6" calcext:value-type="float">
            <text:p>9.6</text:p>
          </table:table-cell>
          <table:table-cell table:style-name="ce13" office:value-type="float" office:value="0.915279401001933" calcext:value-type="float">
            <text:p>0.915</text:p>
          </table:table-cell>
          <table:table-cell table:style-name="ce15" table:formula="of:=([.A49]+[.A50])/2" office:value-type="float" office:value="9.7" calcext:value-type="float">
            <text:p>9.70</text:p>
          </table:table-cell>
          <table:table-cell table:style-name="ce16" table:formula="of:=([.B50]-[.B49])/([.A50]-[.A49])" office:value-type="float" office:value="-0.0126377757600071" calcext:value-type="float">
            <text:p>-0.01264</text:p>
          </table:table-cell>
          <table:table-cell table:number-columns-repeated="1020"/>
        </table:table-row>
        <table:table-row table:style-name="ro1">
          <table:table-cell table:style-name="ce9" office:value-type="float" office:value="9.8" calcext:value-type="float">
            <text:p>9.8</text:p>
          </table:table-cell>
          <table:table-cell table:style-name="ce13" office:value-type="float" office:value="0.912751845849932" calcext:value-type="float">
            <text:p>0.913</text:p>
          </table:table-cell>
          <table:table-cell table:style-name="ce15" table:formula="of:=([.A50]+[.A51])/2" office:value-type="float" office:value="9.9" calcext:value-type="float">
            <text:p>9.90</text:p>
          </table:table-cell>
          <table:table-cell table:style-name="ce16" table:formula="of:=([.B51]-[.B50])/([.A51]-[.A50])" office:value-type="float" office:value="0.0126377757600072" calcext:value-type="float">
            <text:p>0.01264</text:p>
          </table:table-cell>
          <table:table-cell table:number-columns-repeated="1020"/>
        </table:table-row>
        <table:table-row table:style-name="ro1">
          <table:table-cell table:style-name="ce9" office:value-type="float" office:value="10" calcext:value-type="float">
            <text:p>10.0</text:p>
          </table:table-cell>
          <table:table-cell table:style-name="ce13" office:value-type="float" office:value="0.915279401001933" calcext:value-type="float">
            <text:p>0.915</text:p>
          </table:table-cell>
          <table:table-cell table:style-name="ce15"/>
          <table:table-cell table:style-name="ce1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Reta esquerd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3" office:value-type="string" calcext:value-type="string">
            <text:p>C. Ang</text:p>
          </table:table-cell>
          <table:table-cell table:style-name="ce20" table:formula="of:=SLOPE([.D25:.D26];[.C25:.C26])" office:value-type="float" office:value="0.563979206162008" calcext:value-type="float">
            <text:p>0.563979206162008</text:p>
          </table:table-cell>
          <table:table-cell table:style-name="ce23" office:value-type="string" calcext:value-type="string">
            <text:p>C. Lin</text:p>
          </table:table-cell>
          <table:table-cell table:style-name="ce15" table:formula="of:=INTERCEPT([.D25:.D26];[.C25:.C26])" office:value-type="float" office:value="-2.3724237044451" calcext:value-type="float">
            <text:p>-2.37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Reta direit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3" office:value-type="string" calcext:value-type="string">
            <text:p>C. Ang</text:p>
          </table:table-cell>
          <table:table-cell table:style-name="ce20" table:formula="of:=SLOPE([.D27:.D28];[.C27:.C28])" office:value-type="float" office:value="-1.30810080299088" calcext:value-type="float">
            <text:p>-1.30810080299088</text:p>
          </table:table-cell>
          <table:table-cell table:style-name="ce23" office:value-type="string" calcext:value-type="string">
            <text:p>C. Lin</text:p>
          </table:table-cell>
          <table:table-cell table:style-name="ce15" table:formula="of:=INTERCEPT([.D27:.D28];[.C27:.C28])" office:value-type="float" office:value="7.39989369590391" calcext:value-type="float">
            <text:p>7.4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Máximo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3" office:value-type="string" calcext:value-type="string">
            <text:p>x</text:p>
          </table:table-cell>
          <table:table-cell table:style-name="ce20" table:formula="of:=([.D55]-[.D53])/([.B53]-[.B55])" office:value-type="float" office:value="5.22003191774425" calcext:value-type="float">
            <text:p>5.22003191774425</text:p>
          </table:table-cell>
          <table:table-cell table:style-name="ce23" office:value-type="string" calcext:value-type="string">
            <text:p>y</text:p>
          </table:table-cell>
          <table:table-cell table:style-name="ce15" table:formula="of:=[.B57]*[.B55]+[.D55]" office:value-type="float" office:value="0.571565752664641" calcext:value-type="float">
            <text:p>0.57</text:p>
          </table:table-cell>
          <table:table-cell table:number-columns-repeated="1020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áximos Derivadas" table:style-name="ta9">
        <table:table-column table:style-name="co1" table:number-columns-repeated="1024" table:default-cell-style-name="Default"/>
        <table:table-row table:style-name="ro1">
          <table:table-cell table:style-name="ce27" office:value-type="string" calcext:value-type="string">
            <text:p>L</text:p>
          </table:table-cell>
          <table:table-cell table:style-name="ce28" office:value-type="string" calcext:value-type="string">
            <text:p>Maximo x</text:p>
          </table:table-cell>
          <table:table-cell table:style-name="ce29" office:value-type="string" calcext:value-type="string">
            <text:p>Maximo y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table:style-name="ce28" office:value-type="float" office:value="4.5" calcext:value-type="float">
            <text:p>4.50</text:p>
          </table:table-cell>
          <table:table-cell table:style-name="ce29" office:value-type="float" office:value="0.292525863715543" calcext:value-type="float">
            <text:p>0.29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 office:value-type="float" office:value="100" calcext:value-type="float">
            <text:p>100</text:p>
          </table:table-cell>
          <table:table-cell table:style-name="ce28" office:value-type="float" office:value="4.9" calcext:value-type="float">
            <text:p>4.90</text:p>
          </table:table-cell>
          <table:table-cell table:style-name="ce29" office:value-type="float" office:value="0.371196530181847" calcext:value-type="float">
            <text:p>0.371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 office:value-type="float" office:value="250" calcext:value-type="float">
            <text:p>250</text:p>
          </table:table-cell>
          <table:table-cell table:style-name="ce28" office:value-type="float" office:value="5.1" calcext:value-type="float">
            <text:p>5.10</text:p>
          </table:table-cell>
          <table:table-cell table:style-name="ce29" office:value-type="float" office:value="0.469321207616248" calcext:value-type="float">
            <text:p>0.469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 office:value-type="float" office:value="500" calcext:value-type="float">
            <text:p>500</text:p>
          </table:table-cell>
          <table:table-cell table:style-name="ce28" office:value-type="float" office:value="5.22003191774425" calcext:value-type="float">
            <text:p>5.22</text:p>
          </table:table-cell>
          <table:table-cell table:style-name="ce29" office:value-type="float" office:value="0.571565752664642" calcext:value-type="float">
            <text:p>0.572</text:p>
          </table:table-cell>
          <table:table-cell table:style-name="ce29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style-name="ce27" office:value-type="string" calcext:value-type="string">
            <text:p>Log(L)</text:p>
          </table:table-cell>
          <table:table-cell table:style-name="ce28" office:value-type="string" calcext:value-type="string">
            <text:p>Maximo x</text:p>
          </table:table-cell>
          <table:table-cell table:style-name="ce29" office:value-type="string" calcext:value-type="string">
            <text:p>Maximo y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 table:formula="of:=LOG([.A2];2)" office:value-type="float" office:value="5.64385618977472" calcext:value-type="float">
            <text:p>5.64385618977472</text:p>
          </table:table-cell>
          <table:table-cell table:style-name="ce28" office:value-type="float" office:value="4.5" calcext:value-type="float">
            <text:p>4.50</text:p>
          </table:table-cell>
          <table:table-cell table:style-name="ce29" office:value-type="float" office:value="0.292525863715543" calcext:value-type="float">
            <text:p>0.29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 table:formula="of:=LOG([.A3];2)" office:value-type="float" office:value="6.64385618977473" calcext:value-type="float">
            <text:p>6.64385618977473</text:p>
          </table:table-cell>
          <table:table-cell table:style-name="ce28" office:value-type="float" office:value="4.9" calcext:value-type="float">
            <text:p>4.90</text:p>
          </table:table-cell>
          <table:table-cell table:style-name="ce29" office:value-type="float" office:value="0.371196530181847" calcext:value-type="float">
            <text:p>0.371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 table:formula="of:=LOG([.A4];2)" office:value-type="float" office:value="7.96578428466209" calcext:value-type="float">
            <text:p>7.96578428466209</text:p>
          </table:table-cell>
          <table:table-cell table:style-name="ce28" office:value-type="float" office:value="5.1" calcext:value-type="float">
            <text:p>5.10</text:p>
          </table:table-cell>
          <table:table-cell table:style-name="ce29" office:value-type="float" office:value="0.469321207616248" calcext:value-type="float">
            <text:p>0.469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 table:formula="of:=LOG([.A5];2)" office:value-type="float" office:value="8.96578428466209" calcext:value-type="float">
            <text:p>8.96578428466209</text:p>
          </table:table-cell>
          <table:table-cell table:style-name="ce28" office:value-type="float" office:value="5.22003191774425" calcext:value-type="float">
            <text:p>5.22</text:p>
          </table:table-cell>
          <table:table-cell table:style-name="ce29" office:value-type="float" office:value="0.571565752664642" calcext:value-type="float">
            <text:p>0.572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/>
          <table:table-cell table:style-name="ce28"/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27" office:value-type="string" calcext:value-type="string">
            <text:p>Ang</text:p>
          </table:table-cell>
          <table:table-cell table:style-name="ce28"/>
          <table:table-cell table:style-name="ce29" table:formula="of:=SLOPE([.C9:.C12];[.A9:.A12])" office:value-type="float" office:value="0.0826636158033588" calcext:value-type="float">
            <text:p>0.08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 office:value-type="string" calcext:value-type="string">
            <text:p>Lin</text:p>
          </table:table-cell>
          <table:table-cell table:style-name="ce28"/>
          <table:table-cell table:style-name="ce29" table:formula="of:=INTERCEPT([.C9:.C12];[.A9:.A12])" office:value-type="float" office:value="-0.177690515057452" calcext:value-type="float">
            <text:p>-0.178</text:p>
          </table:table-cell>
          <table:table-cell table:style-name="ce29"/>
          <table:table-cell table:number-columns-repeated="1020"/>
        </table:table-row>
        <table:table-row table:style-name="ro1" table:number-rows-repeated="2">
          <table:table-cell table:style-name="ce27"/>
          <table:table-cell table:style-name="ce28"/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27">
            <draw:frame table:end-cell-address="'Máximos Derivadas'.F36" table:end-x="49.24pt" table:end-y="2.98pt" draw:z-index="0" draw:name="Chart 9" draw:style-name="gr1" draw:text-style-name="P1" svg:width="449.97pt" svg:height="278.22pt" svg:x="0pt" svg:y="8.25pt">
              <draw:object draw:notify-on-update-of-ranges="'Máximos Derivadas'.B8:'Máximos Derivadas'.B8 'Máximos Derivadas'.B9:'Máximos Derivadas'.B12 'Máximos Derivadas'.A9:'Máximos Derivadas'.A12 'Máximos Derivadas'.C8:'Máximos Derivadas'.C8 'Máximos Derivadas'.C9:'Máximos Derivadas'.C12 'Máximos Derivadas'.A9:'Máximos Derivadas'.A1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28"/>
          <table:table-cell table:style-name="ce29" table:number-columns-repeated="2"/>
          <table:table-cell table:number-columns-repeated="1020"/>
        </table:table-row>
        <table:table-row table:style-name="ro1" table:number-rows-repeated="987">
          <table:table-cell table:style-name="ce27"/>
          <table:table-cell table:style-name="ce28"/>
          <table:table-cell table:style-name="ce29" table:number-columns-repeated="2"/>
          <table:table-cell table:number-columns-repeated="1020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ção Derivadas" table:style-name="ta10">
        <table:table-column table:style-name="co1" table:number-columns-repeated="1024" table:default-cell-style-name="Default"/>
        <table:table-row table:style-name="ro1">
          <table:table-cell table:style-name="ce14" office:value-type="string" calcext:value-type="string">
            <text:p>q</text:p>
          </table:table-cell>
          <table:table-cell table:style-name="ce12" office:value-type="string" calcext:value-type="string">
            <text:p>L50</text:p>
          </table:table-cell>
          <table:table-cell table:style-name="ce12" office:value-type="string" calcext:value-type="string">
            <text:p>L100</text:p>
          </table:table-cell>
          <table:table-cell table:style-name="ce12" office:value-type="string" calcext:value-type="string">
            <text:p>L250</text:p>
          </table:table-cell>
          <table:table-cell table:style-name="ce12" office:value-type="string" calcext:value-type="string">
            <text:p>L500</text:p>
          </table:table-cell>
          <table:table-cell>
            <draw:frame table:end-cell-address="'Comparação Derivadas'.K19" table:end-x="61.97pt" table:end-y="9.72pt" draw:z-index="0" draw:name="Chart 10" draw:style-name="gr1" draw:text-style-name="P1" svg:width="449.97pt" svg:height="278.22pt" svg:x="12.76pt" svg:y="15pt">
              <draw:object draw:notify-on-update-of-ranges="'Comparação Derivadas'.A2:'Comparação Derivadas'.A50 'Comparação Derivadas'.B1:'Comparação Derivadas'.B1 'Comparação Derivadas'.B2:'Comparação Derivadas'.B50 'Comparação Derivadas'.C1:'Comparação Derivadas'.C1 'Comparação Derivadas'.C2:'Comparação Derivadas'.C50 'Comparação Derivadas'.D1:'Comparação Derivadas'.D1 'Comparação Derivadas'.D2:'Comparação Derivadas'.D50 'Comparação Derivadas'.E1:'Comparação Derivadas'.E1 'Comparação Derivadas'.E2:'Comparação Derivadas'.E5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5" office:value-type="float" office:value="0.3" calcext:value-type="float">
            <text:p>0.30</text:p>
          </table:table-cell>
          <table:table-cell table:style-name="ce16" office:value-type="float" office:value="0.023924332245829" calcext:value-type="float">
            <text:p>0.02392</text:p>
          </table:table-cell>
          <table:table-cell table:style-name="ce16" office:value-type="float" office:value="0.0107243563726075" calcext:value-type="float">
            <text:p>0.01072</text:p>
          </table:table-cell>
          <table:table-cell table:style-name="ce16" office:value-type="float" office:value="0.0126842065398919" calcext:value-type="float">
            <text:p>0.01268</text:p>
          </table:table-cell>
          <table:table-cell table:style-name="ce16" office:value-type="float" office:value="0.0154781020519673" calcext:value-type="float">
            <text:p>0.01548</text:p>
          </table:table-cell>
          <table:table-cell table:number-columns-repeated="1019"/>
        </table:table-row>
        <table:table-row table:style-name="ro1">
          <table:table-cell table:style-name="ce15" office:value-type="float" office:value="0.5" calcext:value-type="float">
            <text:p>0.50</text:p>
          </table:table-cell>
          <table:table-cell table:style-name="ce16" office:value-type="float" office:value="0.0273306410970531" calcext:value-type="float">
            <text:p>0.02733</text:p>
          </table:table-cell>
          <table:table-cell table:style-name="ce16" office:value-type="float" office:value="0.0140429191038956" calcext:value-type="float">
            <text:p>0.01404</text:p>
          </table:table-cell>
          <table:table-cell table:style-name="ce16" office:value-type="float" office:value="0.0248713067987807" calcext:value-type="float">
            <text:p>0.02487</text:p>
          </table:table-cell>
          <table:table-cell table:style-name="ce16" office:value-type="float" office:value="0.0246638254776994" calcext:value-type="float">
            <text:p>0.02466</text:p>
          </table:table-cell>
          <table:table-cell table:number-columns-repeated="1019"/>
        </table:table-row>
        <table:table-row table:style-name="ro1">
          <table:table-cell table:style-name="ce15" office:value-type="float" office:value="0.7" calcext:value-type="float">
            <text:p>0.70</text:p>
          </table:table-cell>
          <table:table-cell table:style-name="ce16" office:value-type="float" office:value="0.0288797710936049" calcext:value-type="float">
            <text:p>0.02888</text:p>
          </table:table-cell>
          <table:table-cell table:style-name="ce16" office:value-type="float" office:value="0.0265355457403207" calcext:value-type="float">
            <text:p>0.02654</text:p>
          </table:table-cell>
          <table:table-cell table:style-name="ce16" office:value-type="float" office:value="0.0315994486971746" calcext:value-type="float">
            <text:p>0.03160</text:p>
          </table:table-cell>
          <table:table-cell table:style-name="ce16" office:value-type="float" office:value="0.0246353766721396" calcext:value-type="float">
            <text:p>0.02464</text:p>
          </table:table-cell>
          <table:table-cell table:number-columns-repeated="1019"/>
        </table:table-row>
        <table:table-row table:style-name="ro1">
          <table:table-cell table:style-name="ce15" office:value-type="float" office:value="0.9" calcext:value-type="float">
            <text:p>0.90</text:p>
          </table:table-cell>
          <table:table-cell table:style-name="ce16" office:value-type="float" office:value="0.031955982599931" calcext:value-type="float">
            <text:p>0.03196</text:p>
          </table:table-cell>
          <table:table-cell table:style-name="ce16" office:value-type="float" office:value="0.0317757351478254" calcext:value-type="float">
            <text:p>0.03178</text:p>
          </table:table-cell>
          <table:table-cell table:style-name="ce16" office:value-type="float" office:value="0.0249890422355081" calcext:value-type="float">
            <text:p>0.02499</text:p>
          </table:table-cell>
          <table:table-cell table:style-name="ce16" office:value-type="float" office:value="0.0317151089830363" calcext:value-type="float">
            <text:p>0.03172</text:p>
          </table:table-cell>
          <table:table-cell table:number-columns-repeated="1019"/>
        </table:table-row>
        <table:table-row table:style-name="ro1">
          <table:table-cell table:style-name="ce15" office:value-type="float" office:value="1.1" calcext:value-type="float">
            <text:p>1.10</text:p>
          </table:table-cell>
          <table:table-cell table:style-name="ce16" office:value-type="float" office:value="0.0335155566165354" calcext:value-type="float">
            <text:p>0.03352</text:p>
          </table:table-cell>
          <table:table-cell table:style-name="ce16" office:value-type="float" office:value="0.0345170506545701" calcext:value-type="float">
            <text:p>0.03452</text:p>
          </table:table-cell>
          <table:table-cell table:style-name="ce16" office:value-type="float" office:value="0.027946459058936" calcext:value-type="float">
            <text:p>0.02795</text:p>
          </table:table-cell>
          <table:table-cell table:style-name="ce16" office:value-type="float" office:value="0.0321049834445591" calcext:value-type="float">
            <text:p>0.03210</text:p>
          </table:table-cell>
          <table:table-cell table:number-columns-repeated="1019"/>
        </table:table-row>
        <table:table-row table:style-name="ro1">
          <table:table-cell table:style-name="ce15" office:value-type="float" office:value="1.2995" calcext:value-type="float">
            <text:p>1.30</text:p>
          </table:table-cell>
          <table:table-cell table:style-name="ce16" office:value-type="float" office:value="0.0397725477870773" calcext:value-type="float">
            <text:p>0.03977</text:p>
          </table:table-cell>
          <table:table-cell table:style-name="ce16" office:value-type="float" office:value="0.0379972361909024" calcext:value-type="float">
            <text:p>0.03800</text:p>
          </table:table-cell>
          <table:table-cell table:style-name="ce16" office:value-type="float" office:value="0.030649731619238" calcext:value-type="float">
            <text:p>0.03065</text:p>
          </table:table-cell>
          <table:table-cell table:style-name="ce16" office:value-type="float" office:value="0.0280314336551464" calcext:value-type="float">
            <text:p>0.02803</text:p>
          </table:table-cell>
          <table:table-cell table:number-columns-repeated="1019"/>
        </table:table-row>
        <table:table-row table:style-name="ro1">
          <table:table-cell table:style-name="ce15" office:value-type="float" office:value="1.4995" calcext:value-type="float">
            <text:p>1.50</text:p>
          </table:table-cell>
          <table:table-cell table:style-name="ce16" office:value-type="float" office:value="0.0446693616081815" calcext:value-type="float">
            <text:p>0.04467</text:p>
          </table:table-cell>
          <table:table-cell table:style-name="ce16" office:value-type="float" office:value="0.036638105877441" calcext:value-type="float">
            <text:p>0.03664</text:p>
          </table:table-cell>
          <table:table-cell table:style-name="ce16" office:value-type="float" office:value="0.0407851907819801" calcext:value-type="float">
            <text:p>0.04079</text:p>
          </table:table-cell>
          <table:table-cell table:style-name="ce16" office:value-type="float" office:value="0.0327301655167693" calcext:value-type="float">
            <text:p>0.03273</text:p>
          </table:table-cell>
          <table:table-cell table:number-columns-repeated="1019"/>
        </table:table-row>
        <table:table-row table:style-name="ro1">
          <table:table-cell table:style-name="ce15" office:value-type="float" office:value="1.6995" calcext:value-type="float">
            <text:p>1.70</text:p>
          </table:table-cell>
          <table:table-cell table:style-name="ce16" office:value-type="float" office:value="0.0498363945133482" calcext:value-type="float">
            <text:p>0.04984</text:p>
          </table:table-cell>
          <table:table-cell table:style-name="ce16" office:value-type="float" office:value="0.0431045442484397" calcext:value-type="float">
            <text:p>0.04310</text:p>
          </table:table-cell>
          <table:table-cell table:style-name="ce16" office:value-type="float" office:value="0.0463864085846154" calcext:value-type="float">
            <text:p>0.04639</text:p>
          </table:table-cell>
          <table:table-cell table:style-name="ce16" office:value-type="float" office:value="0.0340081610840507" calcext:value-type="float">
            <text:p>0.03401</text:p>
          </table:table-cell>
          <table:table-cell table:number-columns-repeated="1019"/>
        </table:table-row>
        <table:table-row table:style-name="ro1">
          <table:table-cell table:style-name="ce15" office:value-type="float" office:value="1.8995" calcext:value-type="float">
            <text:p>1.90</text:p>
          </table:table-cell>
          <table:table-cell table:style-name="ce16" office:value-type="float" office:value="0.0574585231451295" calcext:value-type="float">
            <text:p>0.05746</text:p>
          </table:table-cell>
          <table:table-cell table:style-name="ce16" office:value-type="float" office:value="0.0460710256366094" calcext:value-type="float">
            <text:p>0.04607</text:p>
          </table:table-cell>
          <table:table-cell table:style-name="ce16" office:value-type="float" office:value="0.0476783911179236" calcext:value-type="float">
            <text:p>0.04768</text:p>
          </table:table-cell>
          <table:table-cell table:style-name="ce16" office:value-type="float" office:value="0.0438161105171499" calcext:value-type="float">
            <text:p>0.04382</text:p>
          </table:table-cell>
          <table:table-cell table:number-columns-repeated="1019"/>
        </table:table-row>
        <table:table-row table:style-name="ro1">
          <table:table-cell table:style-name="ce15" office:value-type="float" office:value="2.1" calcext:value-type="float">
            <text:p>2.10</text:p>
          </table:table-cell>
          <table:table-cell table:style-name="ce16" office:value-type="float" office:value="0.0637065329832099" calcext:value-type="float">
            <text:p>0.06371</text:p>
          </table:table-cell>
          <table:table-cell table:style-name="ce16" office:value-type="float" office:value="0.051058294536628" calcext:value-type="float">
            <text:p>0.05106</text:p>
          </table:table-cell>
          <table:table-cell table:style-name="ce16" office:value-type="float" office:value="0.0485291762120281" calcext:value-type="float">
            <text:p>0.04853</text:p>
          </table:table-cell>
          <table:table-cell table:style-name="ce16" office:value-type="float" office:value="0.0546895296093209" calcext:value-type="float">
            <text:p>0.05469</text:p>
          </table:table-cell>
          <table:table-cell table:number-columns-repeated="1019"/>
        </table:table-row>
        <table:table-row table:style-name="ro1">
          <table:table-cell table:style-name="ce15" office:value-type="float" office:value="2.3" calcext:value-type="float">
            <text:p>2.30</text:p>
          </table:table-cell>
          <table:table-cell table:style-name="ce16" office:value-type="float" office:value="0.074361754330124" calcext:value-type="float">
            <text:p>0.07436</text:p>
          </table:table-cell>
          <table:table-cell table:style-name="ce16" office:value-type="float" office:value="0.0642094624169353" calcext:value-type="float">
            <text:p>0.06421</text:p>
          </table:table-cell>
          <table:table-cell table:style-name="ce16" office:value-type="float" office:value="0.0505580699434419" calcext:value-type="float">
            <text:p>0.05056</text:p>
          </table:table-cell>
          <table:table-cell table:style-name="ce16" office:value-type="float" office:value="0.0533266262059654" calcext:value-type="float">
            <text:p>0.05333</text:p>
          </table:table-cell>
          <table:table-cell table:number-columns-repeated="1019"/>
        </table:table-row>
        <table:table-row table:style-name="ro1">
          <table:table-cell table:style-name="ce15" office:value-type="float" office:value="2.4995" calcext:value-type="float">
            <text:p>2.50</text:p>
          </table:table-cell>
          <table:table-cell table:style-name="ce16" office:value-type="float" office:value="0.0841686216819222" calcext:value-type="float">
            <text:p>0.08417</text:p>
          </table:table-cell>
          <table:table-cell table:style-name="ce16" office:value-type="float" office:value="0.0724573086274154" calcext:value-type="float">
            <text:p>0.07246</text:p>
          </table:table-cell>
          <table:table-cell table:style-name="ce16" office:value-type="float" office:value="0.0591872463832137" calcext:value-type="float">
            <text:p>0.05919</text:p>
          </table:table-cell>
          <table:table-cell table:style-name="ce16" office:value-type="float" office:value="0.0625777182701223" calcext:value-type="float">
            <text:p>0.06258</text:p>
          </table:table-cell>
          <table:table-cell table:number-columns-repeated="1019"/>
        </table:table-row>
        <table:table-row table:style-name="ro1">
          <table:table-cell table:style-name="ce15" office:value-type="float" office:value="2.699" calcext:value-type="float">
            <text:p>2.70</text:p>
          </table:table-cell>
          <table:table-cell table:style-name="ce16" office:value-type="float" office:value="0.0964198562372353" calcext:value-type="float">
            <text:p>0.09642</text:p>
          </table:table-cell>
          <table:table-cell table:style-name="ce16" office:value-type="float" office:value="0.0842171023835104" calcext:value-type="float">
            <text:p>0.08422</text:p>
          </table:table-cell>
          <table:table-cell table:style-name="ce16" office:value-type="float" office:value="0.077984143835404" calcext:value-type="float">
            <text:p>0.07798</text:p>
          </table:table-cell>
          <table:table-cell table:style-name="ce16" office:value-type="float" office:value="0.0813666528120901" calcext:value-type="float">
            <text:p>0.08137</text:p>
          </table:table-cell>
          <table:table-cell table:number-columns-repeated="1019"/>
        </table:table-row>
        <table:table-row table:style-name="ro1">
          <table:table-cell table:style-name="ce15" office:value-type="float" office:value="2.8995" calcext:value-type="float">
            <text:p>2.90</text:p>
          </table:table-cell>
          <table:table-cell table:style-name="ce16" office:value-type="float" office:value="0.111439170292671" calcext:value-type="float">
            <text:p>0.11144</text:p>
          </table:table-cell>
          <table:table-cell table:style-name="ce16" office:value-type="float" office:value="0.0980430702323802" calcext:value-type="float">
            <text:p>0.09804</text:p>
          </table:table-cell>
          <table:table-cell table:style-name="ce16" office:value-type="float" office:value="0.1006269120645" calcext:value-type="float">
            <text:p>0.10063</text:p>
          </table:table-cell>
          <table:table-cell table:style-name="ce16" office:value-type="float" office:value="0.0756988901432169" calcext:value-type="float">
            <text:p>0.07570</text:p>
          </table:table-cell>
          <table:table-cell table:number-columns-repeated="1019"/>
        </table:table-row>
        <table:table-row table:style-name="ro1">
          <table:table-cell table:style-name="ce15" office:value-type="float" office:value="3.1" calcext:value-type="float">
            <text:p>3.10</text:p>
          </table:table-cell>
          <table:table-cell table:style-name="ce16" office:value-type="float" office:value="0.128550635261664" calcext:value-type="float">
            <text:p>0.12855</text:p>
          </table:table-cell>
          <table:table-cell table:style-name="ce16" office:value-type="float" office:value="0.115397715968326" calcext:value-type="float">
            <text:p>0.11540</text:p>
          </table:table-cell>
          <table:table-cell table:style-name="ce16" office:value-type="float" office:value="0.107455625710082" calcext:value-type="float">
            <text:p>0.10746</text:p>
          </table:table-cell>
          <table:table-cell table:style-name="ce16" office:value-type="float" office:value="0.10534896520989" calcext:value-type="float">
            <text:p>0.10535</text:p>
          </table:table-cell>
          <table:table-cell table:number-columns-repeated="1019"/>
        </table:table-row>
        <table:table-row table:style-name="ro1">
          <table:table-cell table:style-name="ce15" office:value-type="float" office:value="3.3" calcext:value-type="float">
            <text:p>3.30</text:p>
          </table:table-cell>
          <table:table-cell table:style-name="ce16" office:value-type="float" office:value="0.145480889101085" calcext:value-type="float">
            <text:p>0.14548</text:p>
          </table:table-cell>
          <table:table-cell table:style-name="ce16" office:value-type="float" office:value="0.12966933269667" calcext:value-type="float">
            <text:p>0.12967</text:p>
          </table:table-cell>
          <table:table-cell table:style-name="ce16" office:value-type="float" office:value="0.11667256461356" calcext:value-type="float">
            <text:p>0.11667</text:p>
          </table:table-cell>
          <table:table-cell table:style-name="ce16" office:value-type="float" office:value="0.118447998302759" calcext:value-type="float">
            <text:p>0.11845</text:p>
          </table:table-cell>
          <table:table-cell table:number-columns-repeated="1019"/>
        </table:table-row>
        <table:table-row table:style-name="ro1">
          <table:table-cell table:style-name="ce15" office:value-type="float" office:value="3.4995" calcext:value-type="float">
            <text:p>3.50</text:p>
          </table:table-cell>
          <table:table-cell table:style-name="ce16" office:value-type="float" office:value="0.164553837328069" calcext:value-type="float">
            <text:p>0.16455</text:p>
          </table:table-cell>
          <table:table-cell table:style-name="ce16" office:value-type="float" office:value="0.151361238967108" calcext:value-type="float">
            <text:p>0.15136</text:p>
          </table:table-cell>
          <table:table-cell table:style-name="ce16" office:value-type="float" office:value="0.126095327980599" calcext:value-type="float">
            <text:p>0.12610</text:p>
          </table:table-cell>
          <table:table-cell table:style-name="ce16" office:value-type="float" office:value="0.12078647923208" calcext:value-type="float">
            <text:p>0.12079</text:p>
          </table:table-cell>
          <table:table-cell table:number-columns-repeated="1019"/>
        </table:table-row>
        <table:table-row table:style-name="ro1">
          <table:table-cell table:style-name="ce15" office:value-type="float" office:value="3.699" calcext:value-type="float">
            <text:p>3.70</text:p>
          </table:table-cell>
          <table:table-cell table:style-name="ce16" office:value-type="float" office:value="0.192582424869367" calcext:value-type="float">
            <text:p>0.19258</text:p>
          </table:table-cell>
          <table:table-cell table:style-name="ce16" office:value-type="float" office:value="0.171073972384705" calcext:value-type="float">
            <text:p>0.17107</text:p>
          </table:table-cell>
          <table:table-cell table:style-name="ce16" office:value-type="float" office:value="0.146509967530251" calcext:value-type="float">
            <text:p>0.14651</text:p>
          </table:table-cell>
          <table:table-cell table:style-name="ce16" office:value-type="float" office:value="0.147287169349851" calcext:value-type="float">
            <text:p>0.14729</text:p>
          </table:table-cell>
          <table:table-cell table:number-columns-repeated="1019"/>
        </table:table-row>
        <table:table-row table:style-name="ro1">
          <table:table-cell table:style-name="ce15" office:value-type="float" office:value="3.8995" calcext:value-type="float">
            <text:p>3.90</text:p>
          </table:table-cell>
          <table:table-cell table:style-name="ce16" office:value-type="float" office:value="0.211563202000132" calcext:value-type="float">
            <text:p>0.21156</text:p>
          </table:table-cell>
          <table:table-cell table:style-name="ce16" office:value-type="float" office:value="0.190278562224491" calcext:value-type="float">
            <text:p>0.19028</text:p>
          </table:table-cell>
          <table:table-cell table:style-name="ce16" office:value-type="float" office:value="0.170945635632038" calcext:value-type="float">
            <text:p>0.17095</text:p>
          </table:table-cell>
          <table:table-cell table:style-name="ce16" office:value-type="float" office:value="0.176556438358171" calcext:value-type="float">
            <text:p>0.17656</text:p>
          </table:table-cell>
          <table:table-cell table:number-columns-repeated="1019"/>
        </table:table-row>
        <table:table-row table:style-name="ro1">
          <table:table-cell table:style-name="ce15" office:value-type="float" office:value="4.0995" calcext:value-type="float">
            <text:p>4.10</text:p>
          </table:table-cell>
          <table:table-cell table:style-name="ce16" office:value-type="float" office:value="0.242885070694445" calcext:value-type="float">
            <text:p>0.24289</text:p>
          </table:table-cell>
          <table:table-cell table:style-name="ce16" office:value-type="float" office:value="0.227013864435784" calcext:value-type="float">
            <text:p>0.22701</text:p>
          </table:table-cell>
          <table:table-cell table:style-name="ce16" office:value-type="float" office:value="0.20312647653408" calcext:value-type="float">
            <text:p>0.20313</text:p>
          </table:table-cell>
          <table:table-cell table:style-name="ce16" office:value-type="float" office:value="0.196485565790516" calcext:value-type="float">
            <text:p>0.19649</text:p>
          </table:table-cell>
          <table:table-cell table:number-columns-repeated="1019"/>
        </table:table-row>
        <table:table-row table:style-name="ro1">
          <table:table-cell table:style-name="ce15" office:value-type="float" office:value="4.2995" calcext:value-type="float">
            <text:p>4.30</text:p>
          </table:table-cell>
          <table:table-cell table:style-name="ce16" office:value-type="float" office:value="0.274036966173086" calcext:value-type="float">
            <text:p>0.27404</text:p>
          </table:table-cell>
          <table:table-cell table:style-name="ce16" office:value-type="float" office:value="0.258297070613666" calcext:value-type="float">
            <text:p>0.25830</text:p>
          </table:table-cell>
          <table:table-cell table:style-name="ce16" office:value-type="float" office:value="0.23614767791854" calcext:value-type="float">
            <text:p>0.23615</text:p>
          </table:table-cell>
          <table:table-cell table:style-name="ce16" office:value-type="float" office:value="0.220392702918127" calcext:value-type="float">
            <text:p>0.22039</text:p>
          </table:table-cell>
          <table:table-cell table:number-columns-repeated="1019"/>
        </table:table-row>
        <table:table-row table:style-name="ro1">
          <table:table-cell table:style-name="ce15" office:value-type="float" office:value="4.4995" calcext:value-type="float">
            <text:p>4.50</text:p>
          </table:table-cell>
          <table:table-cell table:style-name="ce16" office:value-type="float" office:value="0.292525863715543" calcext:value-type="float">
            <text:p>0.29253</text:p>
          </table:table-cell>
          <table:table-cell table:style-name="ce16" office:value-type="float" office:value="0.308273291170348" calcext:value-type="float">
            <text:p>0.30827</text:p>
          </table:table-cell>
          <table:table-cell table:style-name="ce16" office:value-type="float" office:value="0.281965850435118" calcext:value-type="float">
            <text:p>0.28197</text:p>
          </table:table-cell>
          <table:table-cell table:style-name="ce16" office:value-type="float" office:value="0.263849243153528" calcext:value-type="float">
            <text:p>0.26385</text:p>
          </table:table-cell>
          <table:table-cell table:number-columns-repeated="1019"/>
        </table:table-row>
        <table:table-row table:style-name="ro1">
          <table:table-cell table:style-name="ce15" office:value-type="float" office:value="4.6995" calcext:value-type="float">
            <text:p>4.70</text:p>
          </table:table-cell>
          <table:table-cell table:style-name="ce16" office:value-type="float" office:value="0.288787092890236" calcext:value-type="float">
            <text:p>0.28879</text:p>
          </table:table-cell>
          <table:table-cell table:style-name="ce16" office:value-type="float" office:value="0.335556707727132" calcext:value-type="float">
            <text:p>0.33556</text:p>
          </table:table-cell>
          <table:table-cell table:style-name="ce16" office:value-type="float" office:value="0.332150624328335" calcext:value-type="float">
            <text:p>0.33215</text:p>
          </table:table-cell>
          <table:table-cell table:style-name="ce16" office:value-type="float" office:value="0.31485806055648" calcext:value-type="float">
            <text:p>0.31486</text:p>
          </table:table-cell>
          <table:table-cell table:number-columns-repeated="1019"/>
        </table:table-row>
        <table:table-row table:style-name="ro1">
          <table:table-cell table:style-name="ce15" office:value-type="float" office:value="4.9" calcext:value-type="float">
            <text:p>4.90</text:p>
          </table:table-cell>
          <table:table-cell table:style-name="ce16" office:value-type="float" office:value="0.268311848492082" calcext:value-type="float">
            <text:p>0.26831</text:p>
          </table:table-cell>
          <table:table-cell table:style-name="ce16" office:value-type="float" office:value="0.371196530181847" calcext:value-type="float">
            <text:p>0.37120</text:p>
          </table:table-cell>
          <table:table-cell table:style-name="ce16" office:value-type="float" office:value="0.403690252245876" calcext:value-type="float">
            <text:p>0.40369</text:p>
          </table:table-cell>
          <table:table-cell table:style-name="ce16" office:value-type="float" office:value="0.391074405748738" calcext:value-type="float">
            <text:p>0.39107</text:p>
          </table:table-cell>
          <table:table-cell table:number-columns-repeated="1019"/>
        </table:table-row>
        <table:table-row table:style-name="ro1">
          <table:table-cell table:style-name="ce15" office:value-type="float" office:value="5.0995" calcext:value-type="float">
            <text:p>5.10</text:p>
          </table:table-cell>
          <table:table-cell table:style-name="ce16" office:value-type="float" office:value="0.236361244433354" calcext:value-type="float">
            <text:p>0.23636</text:p>
          </table:table-cell>
          <table:table-cell table:style-name="ce16" office:value-type="float" office:value="0.319529284638944" calcext:value-type="float">
            <text:p>0.31953</text:p>
          </table:table-cell>
          <table:table-cell table:style-name="ce16" office:value-type="float" office:value="0.469321207616248" calcext:value-type="float">
            <text:p>0.46932</text:p>
          </table:table-cell>
          <table:table-cell table:style-name="ce16" office:value-type="float" office:value="0.503588257378058" calcext:value-type="float">
            <text:p>0.50359</text:p>
          </table:table-cell>
          <table:table-cell table:number-columns-repeated="1019"/>
        </table:table-row>
        <table:table-row table:style-name="ro1">
          <table:table-cell table:style-name="ce15" office:value-type="float" office:value="5.2995" calcext:value-type="float">
            <text:p>5.30</text:p>
          </table:table-cell>
          <table:table-cell table:style-name="ce16" office:value-type="float" office:value="0.191349161199123" calcext:value-type="float">
            <text:p>0.19135</text:p>
          </table:table-cell>
          <table:table-cell table:style-name="ce16" office:value-type="float" office:value="0.254860352647648" calcext:value-type="float">
            <text:p>0.25486</text:p>
          </table:table-cell>
          <table:table-cell table:style-name="ce16" office:value-type="float" office:value="0.357040917728566" calcext:value-type="float">
            <text:p>0.35704</text:p>
          </table:table-cell>
          <table:table-cell table:style-name="ce16" office:value-type="float" office:value="0.467613490453746" calcext:value-type="float">
            <text:p>0.46761</text:p>
          </table:table-cell>
          <table:table-cell table:number-columns-repeated="1019"/>
        </table:table-row>
        <table:table-row table:style-name="ro1">
          <table:table-cell table:style-name="ce15" office:value-type="float" office:value="5.4995" calcext:value-type="float">
            <text:p>5.50</text:p>
          </table:table-cell>
          <table:table-cell table:style-name="ce16" office:value-type="float" office:value="0.165651471596332" calcext:value-type="float">
            <text:p>0.16565</text:p>
          </table:table-cell>
          <table:table-cell table:style-name="ce16" office:value-type="float" office:value="0.18883562694296" calcext:value-type="float">
            <text:p>0.18884</text:p>
          </table:table-cell>
          <table:table-cell table:style-name="ce16" office:value-type="float" office:value="0.206670548298788" calcext:value-type="float">
            <text:p>0.20667</text:p>
          </table:table-cell>
          <table:table-cell table:style-name="ce16" office:value-type="float" office:value="0.20599332985557" calcext:value-type="float">
            <text:p>0.20599</text:p>
          </table:table-cell>
          <table:table-cell table:number-columns-repeated="1019"/>
        </table:table-row>
        <table:table-row table:style-name="ro1">
          <table:table-cell table:style-name="ce15" office:value-type="float" office:value="5.6995" calcext:value-type="float">
            <text:p>5.70</text:p>
          </table:table-cell>
          <table:table-cell table:style-name="ce16" office:value-type="float" office:value="0.126977773924468" calcext:value-type="float">
            <text:p>0.12698</text:p>
          </table:table-cell>
          <table:table-cell table:style-name="ce16" office:value-type="float" office:value="0.140130987258607" calcext:value-type="float">
            <text:p>0.14013</text:p>
          </table:table-cell>
          <table:table-cell table:style-name="ce16" office:value-type="float" office:value="0.128835005221359" calcext:value-type="float">
            <text:p>0.12884</text:p>
          </table:table-cell>
          <table:table-cell table:style-name="ce16" office:value-type="float" office:value="0.116633888631979" calcext:value-type="float">
            <text:p>0.11663</text:p>
          </table:table-cell>
          <table:table-cell table:number-columns-repeated="1019"/>
        </table:table-row>
        <table:table-row table:style-name="ro1">
          <table:table-cell table:style-name="ce15" office:value-type="float" office:value="5.9" calcext:value-type="float">
            <text:p>5.90</text:p>
          </table:table-cell>
          <table:table-cell table:style-name="ce16" office:value-type="float" office:value="0.120218959709292" calcext:value-type="float">
            <text:p>0.12022</text:p>
          </table:table-cell>
          <table:table-cell table:style-name="ce16" office:value-type="float" office:value="0.113615057100791" calcext:value-type="float">
            <text:p>0.11362</text:p>
          </table:table-cell>
          <table:table-cell table:style-name="ce16" office:value-type="float" office:value="0.0849701688054482" calcext:value-type="float">
            <text:p>0.08497</text:p>
          </table:table-cell>
          <table:table-cell table:style-name="ce16" office:value-type="float" office:value="0.0556761845162767" calcext:value-type="float">
            <text:p>0.05568</text:p>
          </table:table-cell>
          <table:table-cell table:number-columns-repeated="1019"/>
        </table:table-row>
        <table:table-row table:style-name="ro1">
          <table:table-cell table:style-name="ce15" office:value-type="float" office:value="6.0995" calcext:value-type="float">
            <text:p>6.10</text:p>
          </table:table-cell>
          <table:table-cell table:style-name="ce16" office:value-type="float" office:value="0.0857714209625354" calcext:value-type="float">
            <text:p>0.08577</text:p>
          </table:table-cell>
          <table:table-cell table:style-name="ce16" office:value-type="float" office:value="0.0662554345880847" calcext:value-type="float">
            <text:p>0.06626</text:p>
          </table:table-cell>
          <table:table-cell table:style-name="ce16" office:value-type="float" office:value="0.0607883182402991" calcext:value-type="float">
            <text:p>0.06079</text:p>
          </table:table-cell>
          <table:table-cell table:style-name="ce16" office:value-type="float" office:value="0.0700236059070019" calcext:value-type="float">
            <text:p>0.07002</text:p>
          </table:table-cell>
          <table:table-cell table:number-columns-repeated="1019"/>
        </table:table-row>
        <table:table-row table:style-name="ro1">
          <table:table-cell table:style-name="ce15" office:value-type="float" office:value="6.2995" calcext:value-type="float">
            <text:p>6.30</text:p>
          </table:table-cell>
          <table:table-cell table:style-name="ce16" office:value-type="float" office:value="0.0805368135582659" calcext:value-type="float">
            <text:p>0.08054</text:p>
          </table:table-cell>
          <table:table-cell table:style-name="ce16" office:value-type="float" office:value="0.0788782204135902" calcext:value-type="float">
            <text:p>0.07888</text:p>
          </table:table-cell>
          <table:table-cell table:style-name="ce16" office:value-type="float" office:value="0.0715104825774587" calcext:value-type="float">
            <text:p>0.07151</text:p>
          </table:table-cell>
          <table:table-cell table:style-name="ce16" office:value-type="float" office:value="0.0635127176242059" calcext:value-type="float">
            <text:p>0.06351</text:p>
          </table:table-cell>
          <table:table-cell table:number-columns-repeated="1019"/>
        </table:table-row>
        <table:table-row table:style-name="ro1">
          <table:table-cell table:style-name="ce15" office:value-type="float" office:value="6.4995" calcext:value-type="float">
            <text:p>6.50</text:p>
          </table:table-cell>
          <table:table-cell table:style-name="ce16" office:value-type="float" office:value="0.063992011195203" calcext:value-type="float">
            <text:p>0.06399</text:p>
          </table:table-cell>
          <table:table-cell table:style-name="ce16" office:value-type="float" office:value="0.0660018887961747" calcext:value-type="float">
            <text:p>0.06600</text:p>
          </table:table-cell>
          <table:table-cell table:style-name="ce16" office:value-type="float" office:value="0.0333092829378806" calcext:value-type="float">
            <text:p>0.03331</text:p>
          </table:table-cell>
          <table:table-cell table:style-name="ce16" office:value-type="float" office:value="0.0229104234980931" calcext:value-type="float">
            <text:p>0.02291</text:p>
          </table:table-cell>
          <table:table-cell table:number-columns-repeated="1019"/>
        </table:table-row>
        <table:table-row table:style-name="ro1">
          <table:table-cell table:style-name="ce15" office:value-type="float" office:value="6.6995" calcext:value-type="float">
            <text:p>6.70</text:p>
          </table:table-cell>
          <table:table-cell table:style-name="ce16" office:value-type="float" office:value="0.0600727035098508" calcext:value-type="float">
            <text:p>0.06007</text:p>
          </table:table-cell>
          <table:table-cell table:style-name="ce16" office:value-type="float" office:value="0.042357152995914" calcext:value-type="float">
            <text:p>0.04236</text:p>
          </table:table-cell>
          <table:table-cell table:style-name="ce16" office:value-type="float" office:value="0.0520786085280756" calcext:value-type="float">
            <text:p>0.05208</text:p>
          </table:table-cell>
          <table:table-cell table:style-name="ce16" office:value-type="float" office:value="0.0533410332929291" calcext:value-type="float">
            <text:p>0.05334</text:p>
          </table:table-cell>
          <table:table-cell table:number-columns-repeated="1019"/>
        </table:table-row>
        <table:table-row table:style-name="ro1">
          <table:table-cell table:style-name="ce15" office:value-type="float" office:value="6.9" calcext:value-type="float">
            <text:p>6.90</text:p>
          </table:table-cell>
          <table:table-cell table:style-name="ce16" office:value-type="float" office:value="0.0497301132595951" calcext:value-type="float">
            <text:p>0.04973</text:p>
          </table:table-cell>
          <table:table-cell table:style-name="ce16" office:value-type="float" office:value="0.0432533524332501" calcext:value-type="float">
            <text:p>0.04325</text:p>
          </table:table-cell>
          <table:table-cell table:style-name="ce16" office:value-type="float" office:value="0.0382211792168768" calcext:value-type="float">
            <text:p>0.03822</text:p>
          </table:table-cell>
          <table:table-cell table:style-name="ce16" office:value-type="float" office:value="0.0470065107615369" calcext:value-type="float">
            <text:p>0.04701</text:p>
          </table:table-cell>
          <table:table-cell table:number-columns-repeated="1019"/>
        </table:table-row>
        <table:table-row table:style-name="ro1">
          <table:table-cell table:style-name="ce15" office:value-type="float" office:value="7.0995" calcext:value-type="float">
            <text:p>7.10</text:p>
          </table:table-cell>
          <table:table-cell table:style-name="ce16" office:value-type="float" office:value="0.0631756165512327" calcext:value-type="float">
            <text:p>0.06318</text:p>
          </table:table-cell>
          <table:table-cell table:style-name="ce16" office:value-type="float" office:value="0.0547562931045335" calcext:value-type="float">
            <text:p>0.05476</text:p>
          </table:table-cell>
          <table:table-cell table:style-name="ce16" office:value-type="float" office:value="0.0534530880174285" calcext:value-type="float">
            <text:p>0.05345</text:p>
          </table:table-cell>
          <table:table-cell table:style-name="ce16" office:value-type="float" office:value="0.0361206205689515" calcext:value-type="float">
            <text:p>0.03612</text:p>
          </table:table-cell>
          <table:table-cell table:number-columns-repeated="1019"/>
        </table:table-row>
        <table:table-row table:style-name="ro1">
          <table:table-cell table:style-name="ce15" office:value-type="float" office:value="7.2995" calcext:value-type="float">
            <text:p>7.30</text:p>
          </table:table-cell>
          <table:table-cell table:style-name="ce16" office:value-type="float" office:value="0.0341783298567764" calcext:value-type="float">
            <text:p>0.03418</text:p>
          </table:table-cell>
          <table:table-cell table:style-name="ce16" office:value-type="float" office:value="0.0356579285736771" calcext:value-type="float">
            <text:p>0.03566</text:p>
          </table:table-cell>
          <table:table-cell table:style-name="ce16" office:value-type="float" office:value="0.0322044270709062" calcext:value-type="float">
            <text:p>0.03220</text:p>
          </table:table-cell>
          <table:table-cell table:style-name="ce16" office:value-type="float" office:value="0.0159461229594502" calcext:value-type="float">
            <text:p>0.01595</text:p>
          </table:table-cell>
          <table:table-cell table:number-columns-repeated="1019"/>
        </table:table-row>
        <table:table-row table:style-name="ro1">
          <table:table-cell table:style-name="ce15" office:value-type="float" office:value="7.4995" calcext:value-type="float">
            <text:p>7.50</text:p>
          </table:table-cell>
          <table:table-cell table:style-name="ce16" office:value-type="float" office:value="0.0207497528490185" calcext:value-type="float">
            <text:p>0.02075</text:p>
          </table:table-cell>
          <table:table-cell table:style-name="ce16" office:value-type="float" office:value="0.0207475641707809" calcext:value-type="float">
            <text:p>0.02075</text:p>
          </table:table-cell>
          <table:table-cell table:style-name="ce16" office:value-type="float" office:value="0.0191766728198112" calcext:value-type="float">
            <text:p>0.01918</text:p>
          </table:table-cell>
          <table:table-cell table:style-name="ce16" office:value-type="float" office:value="0.0178798768199314" calcext:value-type="float">
            <text:p>0.01788</text:p>
          </table:table-cell>
          <table:table-cell table:number-columns-repeated="1019"/>
        </table:table-row>
        <table:table-row table:style-name="ro1">
          <table:table-cell table:style-name="ce15" office:value-type="float" office:value="7.6995" calcext:value-type="float">
            <text:p>7.70</text:p>
          </table:table-cell>
          <table:table-cell table:style-name="ce16" office:value-type="float" office:value="0.0380745274977853" calcext:value-type="float">
            <text:p>0.03807</text:p>
          </table:table-cell>
          <table:table-cell table:style-name="ce16" office:value-type="float" office:value="0.0246034164064876" calcext:value-type="float">
            <text:p>0.02460</text:p>
          </table:table-cell>
          <table:table-cell table:style-name="ce16" office:value-type="float" office:value="0.0265112635650852" calcext:value-type="float">
            <text:p>0.02651</text:p>
          </table:table-cell>
          <table:table-cell table:style-name="ce16" office:value-type="float" office:value="0.048342219948497" calcext:value-type="float">
            <text:p>0.04834</text:p>
          </table:table-cell>
          <table:table-cell table:number-columns-repeated="1019"/>
        </table:table-row>
        <table:table-row table:style-name="ro1">
          <table:table-cell table:style-name="ce15" office:value-type="float" office:value="7.9" calcext:value-type="float">
            <text:p>7.90</text:p>
          </table:table-cell>
          <table:table-cell table:style-name="ce16" office:value-type="float" office:value="0.0525549720166568" calcext:value-type="float">
            <text:p>0.05255</text:p>
          </table:table-cell>
          <table:table-cell table:style-name="ce16" office:value-type="float" office:value="0.042035732760336" calcext:value-type="float">
            <text:p>0.04204</text:p>
          </table:table-cell>
          <table:table-cell table:style-name="ce16" office:value-type="float" office:value="0.034548310393423" calcext:value-type="float">
            <text:p>0.03455</text:p>
          </table:table-cell>
          <table:table-cell table:style-name="ce16" office:value-type="float" office:value="0.0266933884314063" calcext:value-type="float">
            <text:p>0.02669</text:p>
          </table:table-cell>
          <table:table-cell table:number-columns-repeated="1019"/>
        </table:table-row>
        <table:table-row table:style-name="ro1">
          <table:table-cell table:style-name="ce15" office:value-type="float" office:value="8.0995" calcext:value-type="float">
            <text:p>8.10</text:p>
          </table:table-cell>
          <table:table-cell table:style-name="ce16" office:value-type="float" office:value="0.0319460222520527" calcext:value-type="float">
            <text:p>0.03195</text:p>
          </table:table-cell>
          <table:table-cell table:style-name="ce16" office:value-type="float" office:value="0.00225551777030026" calcext:value-type="float">
            <text:p>0.00226</text:p>
          </table:table-cell>
          <table:table-cell table:style-name="ce16" office:value-type="float" office:value="0.0161130474034889" calcext:value-type="float">
            <text:p>0.01611</text:p>
          </table:table-cell>
          <table:table-cell table:style-name="ce16" office:value-type="float" office:value="0.0461231116034583" calcext:value-type="float">
            <text:p>0.04612</text:p>
          </table:table-cell>
          <table:table-cell table:number-columns-repeated="1019"/>
        </table:table-row>
        <table:table-row table:style-name="ro1">
          <table:table-cell table:style-name="ce15" office:value-type="float" office:value="8.299" calcext:value-type="float">
            <text:p>8.30</text:p>
          </table:table-cell>
          <table:table-cell table:style-name="ce16" office:value-type="float" office:value="0.0304169650672393" calcext:value-type="float">
            <text:p>0.03042</text:p>
          </table:table-cell>
          <table:table-cell table:style-name="ce16" office:value-type="float" office:value="0.051259400740122" calcext:value-type="float">
            <text:p>0.05126</text:p>
          </table:table-cell>
          <table:table-cell table:style-name="ce16" office:value-type="float" office:value="0.0339473406467878" calcext:value-type="float">
            <text:p>0.03395</text:p>
          </table:table-cell>
          <table:table-cell table:style-name="ce16" office:value-type="float" office:value="-0.0201197809331217" calcext:value-type="float">
            <text:p>-0.02012</text:p>
          </table:table-cell>
          <table:table-cell table:number-columns-repeated="1019"/>
        </table:table-row>
        <table:table-row table:style-name="ro1">
          <table:table-cell table:style-name="ce15" office:value-type="float" office:value="8.4995" calcext:value-type="float">
            <text:p>8.50</text:p>
          </table:table-cell>
          <table:table-cell table:style-name="ce16" office:value-type="float" office:value="0.000577336652986252" calcext:value-type="float">
            <text:p>0.00058</text:p>
          </table:table-cell>
          <table:table-cell table:style-name="ce16" office:value-type="float" office:value="-0.0052105078839619" calcext:value-type="float">
            <text:p>-0.00521</text:p>
          </table:table-cell>
          <table:table-cell table:style-name="ce16" office:value-type="float" office:value="0.00824199083058427" calcext:value-type="float">
            <text:p>0.00824</text:p>
          </table:table-cell>
          <table:table-cell table:style-name="ce16" office:value-type="float" office:value="0.0374620904761641" calcext:value-type="float">
            <text:p>0.03746</text:p>
          </table:table-cell>
          <table:table-cell table:number-columns-repeated="1019"/>
        </table:table-row>
        <table:table-row table:style-name="ro1">
          <table:table-cell table:style-name="ce15" office:value-type="float" office:value="8.7" calcext:value-type="float">
            <text:p>8.70</text:p>
          </table:table-cell>
          <table:table-cell table:style-name="ce16" office:value-type="float" office:value="0.0505722659876393" calcext:value-type="float">
            <text:p>0.05057</text:p>
          </table:table-cell>
          <table:table-cell table:style-name="ce16" office:value-type="float" office:value="0.0207950340217266" calcext:value-type="float">
            <text:p>0.02080</text:p>
          </table:table-cell>
          <table:table-cell table:style-name="ce16" office:value-type="float" office:value="0.0114333252624587" calcext:value-type="float">
            <text:p>0.01143</text:p>
          </table:table-cell>
          <table:table-cell table:style-name="ce16" office:value-type="float" office:value="0.0270892779586145" calcext:value-type="float">
            <text:p>0.02709</text:p>
          </table:table-cell>
          <table:table-cell table:number-columns-repeated="1019"/>
        </table:table-row>
        <table:table-row table:style-name="ro1">
          <table:table-cell table:style-name="ce15" office:value-type="float" office:value="8.9" calcext:value-type="float">
            <text:p>8.90</text:p>
          </table:table-cell>
          <table:table-cell table:style-name="ce16" office:value-type="float" office:value="0.00284143656666958" calcext:value-type="float">
            <text:p>0.00284</text:p>
          </table:table-cell>
          <table:table-cell table:style-name="ce16" office:value-type="float" office:value="0.0333452707811067" calcext:value-type="float">
            <text:p>0.03335</text:p>
          </table:table-cell>
          <table:table-cell table:style-name="ce16" office:value-type="float" office:value="-0.000547577806336854" calcext:value-type="float">
            <text:p>-0.00055</text:p>
          </table:table-cell>
          <table:table-cell table:style-name="ce16" office:value-type="float" office:value="0.000491025770179567" calcext:value-type="float">
            <text:p>0.00049</text:p>
          </table:table-cell>
          <table:table-cell table:number-columns-repeated="1019"/>
        </table:table-row>
        <table:table-row table:style-name="ro1">
          <table:table-cell table:style-name="ce15" office:value-type="float" office:value="9.0995" calcext:value-type="float">
            <text:p>9.10</text:p>
          </table:table-cell>
          <table:table-cell table:style-name="ce16" office:value-type="float" office:value="0.0105564825800033" calcext:value-type="float">
            <text:p>0.01056</text:p>
          </table:table-cell>
          <table:table-cell table:style-name="ce16" office:value-type="float" office:value="0.0299935873710201" calcext:value-type="float">
            <text:p>0.02999</text:p>
          </table:table-cell>
          <table:table-cell table:style-name="ce16" office:value-type="float" office:value="0.0582712785398007" calcext:value-type="float">
            <text:p>0.05827</text:p>
          </table:table-cell>
          <table:table-cell table:style-name="ce16" office:value-type="float" office:value="0.0357936812998619" calcext:value-type="float">
            <text:p>0.03579</text:p>
          </table:table-cell>
          <table:table-cell table:number-columns-repeated="1019"/>
        </table:table-row>
        <table:table-row table:style-name="ro1">
          <table:table-cell table:style-name="ce15" office:value-type="float" office:value="9.299" calcext:value-type="float">
            <text:p>9.30</text:p>
          </table:table-cell>
          <table:table-cell table:style-name="ce16" office:value-type="float" office:value="0.0505888437972481" calcext:value-type="float">
            <text:p>0.05059</text:p>
          </table:table-cell>
          <table:table-cell table:style-name="ce16" office:value-type="float" office:value="0.00956587481596442" calcext:value-type="float">
            <text:p>0.00957</text:p>
          </table:table-cell>
          <table:table-cell table:style-name="ce16" office:value-type="float" office:value="-0.00371756905254152" calcext:value-type="float">
            <text:p>-0.00372</text:p>
          </table:table-cell>
          <table:table-cell table:style-name="ce16" office:value-type="float" office:value="0.00740835130758957" calcext:value-type="float">
            <text:p>0.00741</text:p>
          </table:table-cell>
          <table:table-cell table:number-columns-repeated="1019"/>
        </table:table-row>
        <table:table-row table:style-name="ro1">
          <table:table-cell table:style-name="ce15" office:value-type="float" office:value="9.4995" calcext:value-type="float">
            <text:p>9.50</text:p>
          </table:table-cell>
          <table:table-cell table:style-name="ce16" office:value-type="float" office:value="0.00120086023821039" calcext:value-type="float">
            <text:p>0.00120</text:p>
          </table:table-cell>
          <table:table-cell table:style-name="ce16" office:value-type="float" office:value="0.013509310714345" calcext:value-type="float">
            <text:p>0.01351</text:p>
          </table:table-cell>
          <table:table-cell table:style-name="ce16" office:value-type="float" office:value="0.0175576272962724" calcext:value-type="float">
            <text:p>0.01756</text:p>
          </table:table-cell>
          <table:table-cell table:style-name="ce16" office:value-type="float" office:value="0.0343259992698542" calcext:value-type="float">
            <text:p>0.03433</text:p>
          </table:table-cell>
          <table:table-cell table:number-columns-repeated="1019"/>
        </table:table-row>
        <table:table-row table:style-name="ro1">
          <table:table-cell table:style-name="ce15" office:value-type="float" office:value="9.7" calcext:value-type="float">
            <text:p>9.70</text:p>
          </table:table-cell>
          <table:table-cell table:style-name="ce16" office:value-type="float" office:value="-0.0058519667913309" calcext:value-type="float">
            <text:p>-0.00585</text:p>
          </table:table-cell>
          <table:table-cell table:style-name="ce16" office:value-type="float" office:value="-0.0133062751183804" calcext:value-type="float">
            <text:p>-0.01331</text:p>
          </table:table-cell>
          <table:table-cell table:style-name="ce16" office:value-type="float" office:value="0.0125632477199782" calcext:value-type="float">
            <text:p>0.01256</text:p>
          </table:table-cell>
          <table:table-cell table:style-name="ce16" office:value-type="float" office:value="-0.0126377757600065" calcext:value-type="float">
            <text:p>-0.01264</text:p>
          </table:table-cell>
          <table:table-cell table:number-columns-repeated="1019"/>
        </table:table-row>
        <table:table-row table:style-name="ro1">
          <table:table-cell table:style-name="ce15" office:value-type="float" office:value="9.9" calcext:value-type="float">
            <text:p>9.90</text:p>
          </table:table-cell>
          <table:table-cell table:style-name="ce16" office:value-type="float" office:value="0.019840322537863" calcext:value-type="float">
            <text:p>0.01984</text:p>
          </table:table-cell>
          <table:table-cell table:style-name="ce16" office:value-type="float" office:value="0.0190282917512231" calcext:value-type="float">
            <text:p>0.01903</text:p>
          </table:table-cell>
          <table:table-cell table:style-name="ce16" office:value-type="float" office:value="0.0114246335512458" calcext:value-type="float">
            <text:p>0.01142</text:p>
          </table:table-cell>
          <table:table-cell table:style-name="ce16" office:value-type="float" office:value="0.0126377757600066" calcext:value-type="float">
            <text:p>0.01264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ção Afinidades" table:style-name="ta11">
        <table:table-column table:style-name="co1" table:number-columns-repeated="1024" table:default-cell-style-name="Default"/>
        <table:table-row table:style-name="ro1">
          <table:table-cell table:style-name="ce30" office:value-type="string" calcext:value-type="string">
            <text:p>q</text:p>
          </table:table-cell>
          <table:table-cell table:style-name="ce5" office:value-type="string" calcext:value-type="string">
            <text:p>L50</text:p>
          </table:table-cell>
          <table:table-cell table:style-name="ce21" office:value-type="string" calcext:value-type="string">
            <text:p>L100</text:p>
          </table:table-cell>
          <table:table-cell table:style-name="ce21" office:value-type="string" calcext:value-type="string">
            <text:p>L250</text:p>
          </table:table-cell>
          <table:table-cell table:style-name="ce12" office:value-type="string" calcext:value-type="string">
            <text:p>L500</text:p>
          </table:table-cell>
          <table:table-cell>
            <draw:frame table:end-cell-address="'Comparação Afinidades'.K19" table:end-x="52.21pt" table:end-y="9.72pt" draw:z-index="0" draw:name="Chart 11" draw:style-name="gr1" draw:text-style-name="P1" svg:width="449.97pt" svg:height="278.22pt" svg:x="3pt" svg:y="15pt">
              <draw:object draw:notify-on-update-of-ranges="'Comparação Afinidades'.A2:'Comparação Afinidades'.A51 'Comparação Afinidades'.B1:'Comparação Afinidades'.B1 'Comparação Afinidades'.B2:'Comparação Afinidades'.B51 'Comparação Afinidades'.C1:'Comparação Afinidades'.C1 'Comparação Afinidades'.C2:'Comparação Afinidades'.C51 'Comparação Afinidades'.D1:'Comparação Afinidades'.D1 'Comparação Afinidades'.D2:'Comparação Afinidades'.D51 'Comparação Afinidades'.E1:'Comparação Afinidades'.E1 'Comparação Afinidades'.E2:'Comparação Afinidades'.E51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31" office:value-type="float" office:value="0.00175128349523367" calcext:value-type="float">
            <text:p>0.00</text:p>
          </table:table-cell>
          <table:table-cell table:style-name="ce32" office:value-type="float" office:value="0.002043983924237" calcext:value-type="float">
            <text:p>0.002</text:p>
          </table:table-cell>
          <table:table-cell table:style-name="ce32" office:value-type="float" office:value="0.00115704407318421" calcext:value-type="float">
            <text:p>0.001</text:p>
          </table:table-cell>
          <table:table-cell table:style-name="ce32" office:value-type="float" office:value="0.00126531448666125" calcext:value-type="float">
            <text:p>0.001</text:p>
          </table:table-cell>
          <table:table-cell table:number-columns-repeated="1019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31" office:value-type="float" office:value="0.00649282011484925" calcext:value-type="float">
            <text:p>0.01</text:p>
          </table:table-cell>
          <table:table-cell table:style-name="ce32" office:value-type="float" office:value="0.00418885519875851" calcext:value-type="float">
            <text:p>0.004</text:p>
          </table:table-cell>
          <table:table-cell table:style-name="ce32" office:value-type="float" office:value="0.00369388538116258" calcext:value-type="float">
            <text:p>0.004</text:p>
          </table:table-cell>
          <table:table-cell table:style-name="ce32" office:value-type="float" office:value="0.00436093489705471" calcext:value-type="float">
            <text:p>0.004</text:p>
          </table:table-cell>
          <table:table-cell table:number-columns-repeated="1019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31" office:value-type="float" office:value="0.0119094492716292" calcext:value-type="float">
            <text:p>0.01</text:p>
          </table:table-cell>
          <table:table-cell table:style-name="ce32" office:value-type="float" office:value="0.00699743901953762" calcext:value-type="float">
            <text:p>0.007</text:p>
          </table:table-cell>
          <table:table-cell table:style-name="ce32" office:value-type="float" office:value="0.00866814674091872" calcext:value-type="float">
            <text:p>0.009</text:p>
          </table:table-cell>
          <table:table-cell table:style-name="ce32" office:value-type="float" office:value="0.00929369999259458" calcext:value-type="float">
            <text:p>0.009</text:p>
          </table:table-cell>
          <table:table-cell table:number-columns-repeated="1019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31" office:value-type="float" office:value="0.0176330987678577" calcext:value-type="float">
            <text:p>0.02</text:p>
          </table:table-cell>
          <table:table-cell table:style-name="ce32" office:value-type="float" office:value="0.0123045481676018" calcext:value-type="float">
            <text:p>0.012</text:p>
          </table:table-cell>
          <table:table-cell table:style-name="ce32" office:value-type="float" office:value="0.0149880364803536" calcext:value-type="float">
            <text:p>0.015</text:p>
          </table:table-cell>
          <table:table-cell table:style-name="ce32" office:value-type="float" office:value="0.0142207753270225" calcext:value-type="float">
            <text:p>0.014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31" office:value-type="float" office:value="0.0239664191780768" calcext:value-type="float">
            <text:p>0.02</text:p>
          </table:table-cell>
          <table:table-cell table:style-name="ce32" office:value-type="float" office:value="0.0186596951971669" calcext:value-type="float">
            <text:p>0.019</text:p>
          </table:table-cell>
          <table:table-cell table:style-name="ce32" office:value-type="float" office:value="0.0199858449274553" calcext:value-type="float">
            <text:p>0.020</text:p>
          </table:table-cell>
          <table:table-cell table:style-name="ce32" office:value-type="float" office:value="0.0205637971236297" calcext:value-type="float">
            <text:p>0.021</text:p>
          </table:table-cell>
          <table:table-cell table:number-columns-repeated="1019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31" office:value-type="float" office:value="0.0306088298163845" calcext:value-type="float">
            <text:p>0.03</text:p>
          </table:table-cell>
          <table:table-cell table:style-name="ce32" office:value-type="float" office:value="0.0255631053280809" calcext:value-type="float">
            <text:p>0.026</text:p>
          </table:table-cell>
          <table:table-cell table:style-name="ce32" office:value-type="float" office:value="0.0255751367392425" calcext:value-type="float">
            <text:p>0.026</text:p>
          </table:table-cell>
          <table:table-cell table:style-name="ce32" office:value-type="float" office:value="0.0269847938125416" calcext:value-type="float">
            <text:p>0.027</text:p>
          </table:table-cell>
          <table:table-cell table:number-columns-repeated="1019"/>
        </table:table-row>
        <table:table-row table:style-name="ro1">
          <table:table-cell table:style-name="ce2" office:value-type="float" office:value="1.399" calcext:value-type="float">
            <text:p>1.4</text:p>
          </table:table-cell>
          <table:table-cell table:style-name="ce31" office:value-type="float" office:value="0.0384518941452378" calcext:value-type="float">
            <text:p>0.04</text:p>
          </table:table-cell>
          <table:table-cell table:style-name="ce32" office:value-type="float" office:value="0.0331245553300704" calcext:value-type="float">
            <text:p>0.033</text:p>
          </table:table-cell>
          <table:table-cell table:style-name="ce32" office:value-type="float" office:value="0.0316744333314708" calcext:value-type="float">
            <text:p>0.032</text:p>
          </table:table-cell>
          <table:table-cell table:style-name="ce32" office:value-type="float" office:value="0.0325630491099157" calcext:value-type="float">
            <text:p>0.033</text:p>
          </table:table-cell>
          <table:table-cell table:number-columns-repeated="1019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31" office:value-type="float" office:value="0.0473491297596761" calcext:value-type="float">
            <text:p>0.05</text:p>
          </table:table-cell>
          <table:table-cell table:style-name="ce32" office:value-type="float" office:value="0.0404888146114361" calcext:value-type="float">
            <text:p>0.040</text:p>
          </table:table-cell>
          <table:table-cell table:style-name="ce32" office:value-type="float" office:value="0.0398722566786488" calcext:value-type="float">
            <text:p>0.040</text:p>
          </table:table-cell>
          <table:table-cell table:style-name="ce32" office:value-type="float" office:value="0.0391418123787864" calcext:value-type="float">
            <text:p>0.039</text:p>
          </table:table-cell>
          <table:table-cell table:number-columns-repeated="1019"/>
        </table:table-row>
        <table:table-row table:style-name="ro1">
          <table:table-cell table:style-name="ce2" office:value-type="float" office:value="1.799" calcext:value-type="float">
            <text:p>1.8</text:p>
          </table:table-cell>
          <table:table-cell table:style-name="ce31" office:value-type="float" office:value="0.0571767638901027" calcext:value-type="float">
            <text:p>0.06</text:p>
          </table:table-cell>
          <table:table-cell table:style-name="ce32" office:value-type="float" office:value="0.0490666189168756" calcext:value-type="float">
            <text:p>0.049</text:p>
          </table:table-cell>
          <table:table-cell table:style-name="ce32" office:value-type="float" office:value="0.0491031519869873" calcext:value-type="float">
            <text:p>0.049</text:p>
          </table:table-cell>
          <table:table-cell table:style-name="ce32" office:value-type="float" office:value="0.0459094364345125" calcext:value-type="float">
            <text:p>0.046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31" office:value-type="float" office:value="0.0686213424574901" calcext:value-type="float">
            <text:p>0.07</text:p>
          </table:table-cell>
          <table:table-cell table:style-name="ce32" office:value-type="float" office:value="0.0583268950698341" calcext:value-type="float">
            <text:p>0.058</text:p>
          </table:table-cell>
          <table:table-cell table:style-name="ce32" office:value-type="float" office:value="0.0586865086016899" calcext:value-type="float">
            <text:p>0.059</text:p>
          </table:table-cell>
          <table:table-cell table:style-name="ce32" office:value-type="float" office:value="0.0547164746484596" calcext:value-type="float">
            <text:p>0.055</text:p>
          </table:table-cell>
          <table:table-cell table:number-columns-repeated="1019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31" office:value-type="float" office:value="0.0812472688969334" calcext:value-type="float">
            <text:p>0.08</text:p>
          </table:table-cell>
          <table:table-cell table:style-name="ce32" office:value-type="float" office:value="0.0685385539771597" calcext:value-type="float">
            <text:p>0.069</text:p>
          </table:table-cell>
          <table:table-cell table:style-name="ce32" office:value-type="float" office:value="0.0683923438440956" calcext:value-type="float">
            <text:p>0.068</text:p>
          </table:table-cell>
          <table:table-cell table:style-name="ce32" office:value-type="float" office:value="0.0656543805703238" calcext:value-type="float">
            <text:p>0.066</text:p>
          </table:table-cell>
          <table:table-cell table:number-columns-repeated="1019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31" office:value-type="float" office:value="0.095984941724421" calcext:value-type="float">
            <text:p>0.10</text:p>
          </table:table-cell>
          <table:table-cell table:style-name="ce32" office:value-type="float" office:value="0.0813804464605467" calcext:value-type="float">
            <text:p>0.081</text:p>
          </table:table-cell>
          <table:table-cell table:style-name="ce32" office:value-type="float" office:value="0.0785039578327839" calcext:value-type="float">
            <text:p>0.079</text:p>
          </table:table-cell>
          <table:table-cell table:style-name="ce32" office:value-type="float" office:value="0.0763197058115168" calcext:value-type="float">
            <text:p>0.076</text:p>
          </table:table-cell>
          <table:table-cell table:number-columns-repeated="1019"/>
        </table:table-row>
        <table:table-row table:style-name="ro1">
          <table:table-cell table:style-name="ce2" office:value-type="float" office:value="2.599" calcext:value-type="float">
            <text:p>2.6</text:p>
          </table:table-cell>
          <table:table-cell table:style-name="ce31" office:value-type="float" office:value="0.112582820187131" calcext:value-type="float">
            <text:p>0.11</text:p>
          </table:table-cell>
          <table:table-cell table:style-name="ce32" office:value-type="float" office:value="0.0957994508774024" calcext:value-type="float">
            <text:p>0.096</text:p>
          </table:table-cell>
          <table:table-cell table:style-name="ce32" office:value-type="float" office:value="0.0902822198630435" calcext:value-type="float">
            <text:p>0.090</text:p>
          </table:table-cell>
          <table:table-cell table:style-name="ce32" office:value-type="float" office:value="0.0887726717472712" calcext:value-type="float">
            <text:p>0.089</text:p>
          </table:table-cell>
          <table:table-cell table:number-columns-repeated="1019"/>
        </table:table-row>
        <table:table-row table:style-name="ro1">
          <table:table-cell table:style-name="ce2" office:value-type="float" office:value="2.799" calcext:value-type="float">
            <text:p>2.8</text:p>
          </table:table-cell>
          <table:table-cell table:style-name="ce31" office:value-type="float" office:value="0.131692163533031" calcext:value-type="float">
            <text:p>0.13</text:p>
          </table:table-cell>
          <table:table-cell table:style-name="ce32" office:value-type="float" office:value="0.112642871354105" calcext:value-type="float">
            <text:p>0.113</text:p>
          </table:table-cell>
          <table:table-cell table:style-name="ce32" office:value-type="float" office:value="0.105879048630124" calcext:value-type="float">
            <text:p>0.106</text:p>
          </table:table-cell>
          <table:table-cell table:style-name="ce32" office:value-type="float" office:value="0.105046002309689" calcext:value-type="float">
            <text:p>0.105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31" office:value-type="float" office:value="0.153888597936288" calcext:value-type="float">
            <text:p>0.15</text:p>
          </table:table-cell>
          <table:table-cell table:style-name="ce32" office:value-type="float" office:value="0.132349528470813" calcext:value-type="float">
            <text:p>0.132</text:p>
          </table:table-cell>
          <table:table-cell table:style-name="ce32" office:value-type="float" office:value="0.126105057955089" calcext:value-type="float">
            <text:p>0.126</text:p>
          </table:table-cell>
          <table:table-cell table:style-name="ce32" office:value-type="float" office:value="0.120261479228476" calcext:value-type="float">
            <text:p>0.120</text:p>
          </table:table-cell>
          <table:table-cell table:number-columns-repeated="1019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31" office:value-type="float" office:value="0.179365904400058" calcext:value-type="float">
            <text:p>0.18</text:p>
          </table:table-cell>
          <table:table-cell table:style-name="ce32" office:value-type="float" office:value="0.155429071664478" calcext:value-type="float">
            <text:p>0.155</text:p>
          </table:table-cell>
          <table:table-cell table:style-name="ce32" office:value-type="float" office:value="0.147596183097105" calcext:value-type="float">
            <text:p>0.148</text:p>
          </table:table-cell>
          <table:table-cell table:style-name="ce32" office:value-type="float" office:value="0.141331272270454" calcext:value-type="float">
            <text:p>0.141</text:p>
          </table:table-cell>
          <table:table-cell table:number-columns-repeated="1019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31" office:value-type="float" office:value="0.208198598915378" calcext:value-type="float">
            <text:p>0.21</text:p>
          </table:table-cell>
          <table:table-cell table:style-name="ce32" office:value-type="float" office:value="0.181362938203812" calcext:value-type="float">
            <text:p>0.181</text:p>
          </table:table-cell>
          <table:table-cell table:style-name="ce32" office:value-type="float" office:value="0.170930696019817" calcext:value-type="float">
            <text:p>0.171</text:p>
          </table:table-cell>
          <table:table-cell table:style-name="ce32" office:value-type="float" office:value="0.165020871931006" calcext:value-type="float">
            <text:p>0.165</text:p>
          </table:table-cell>
          <table:table-cell table:number-columns-repeated="1019"/>
        </table:table-row>
        <table:table-row table:style-name="ro1">
          <table:table-cell table:style-name="ce2" office:value-type="float" office:value="3.599" calcext:value-type="float">
            <text:p>3.6</text:p>
          </table:table-cell>
          <table:table-cell table:style-name="ce31" office:value-type="float" office:value="0.240648275979895" calcext:value-type="float">
            <text:p>0.24</text:p>
          </table:table-cell>
          <table:table-cell table:style-name="ce32" office:value-type="float" office:value="0.211483824758267" calcext:value-type="float">
            <text:p>0.211</text:p>
          </table:table-cell>
          <table:table-cell table:style-name="ce32" office:value-type="float" office:value="0.196023666287956" calcext:value-type="float">
            <text:p>0.196</text:p>
          </table:table-cell>
          <table:table-cell table:style-name="ce32" office:value-type="float" office:value="0.189057381298189" calcext:value-type="float">
            <text:p>0.189</text:p>
          </table:table-cell>
          <table:table-cell table:number-columns-repeated="1019"/>
        </table:table-row>
        <table:table-row table:style-name="ro1">
          <table:table-cell table:style-name="ce2" office:value-type="float" office:value="3.799" calcext:value-type="float">
            <text:p>3.8</text:p>
          </table:table-cell>
          <table:table-cell table:style-name="ce31" office:value-type="float" office:value="0.278815971129325" calcext:value-type="float">
            <text:p>0.28</text:p>
          </table:table-cell>
          <table:table-cell table:style-name="ce32" office:value-type="float" office:value="0.245698619235208" calcext:value-type="float">
            <text:p>0.246</text:p>
          </table:table-cell>
          <table:table-cell table:style-name="ce32" office:value-type="float" office:value="0.225325659794006" calcext:value-type="float">
            <text:p>0.225</text:p>
          </table:table-cell>
          <table:table-cell table:style-name="ce32" office:value-type="float" office:value="0.21851481516816" calcext:value-type="float">
            <text:p>0.219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31" office:value-type="float" office:value="0.320955092616017" calcext:value-type="float">
            <text:p>0.32</text:p>
          </table:table-cell>
          <table:table-cell table:style-name="ce32" office:value-type="float" office:value="0.28394461024233" calcext:value-type="float">
            <text:p>0.284</text:p>
          </table:table-cell>
          <table:table-cell table:style-name="ce32" office:value-type="float" office:value="0.259685732556046" calcext:value-type="float">
            <text:p>0.260</text:p>
          </table:table-cell>
          <table:table-cell table:style-name="ce32" office:value-type="float" office:value="0.254002659278152" calcext:value-type="float">
            <text:p>0.254</text:p>
          </table:table-cell>
          <table:table-cell table:number-columns-repeated="1019"/>
        </table:table-row>
        <table:table-row table:style-name="ro1">
          <table:table-cell table:style-name="ce2" office:value-type="float" office:value="4.199" calcext:value-type="float">
            <text:p>4.2</text:p>
          </table:table-cell>
          <table:table-cell table:style-name="ce31" office:value-type="float" office:value="0.368851527216407" calcext:value-type="float">
            <text:p>0.37</text:p>
          </table:table-cell>
          <table:table-cell table:style-name="ce32" office:value-type="float" office:value="0.329120369265051" calcext:value-type="float">
            <text:p>0.329</text:p>
          </table:table-cell>
          <table:table-cell table:style-name="ce32" office:value-type="float" office:value="0.300107901386328" calcext:value-type="float">
            <text:p>0.300</text:p>
          </table:table-cell>
          <table:table-cell table:style-name="ce32" office:value-type="float" office:value="0.293103286870465" calcext:value-type="float">
            <text:p>0.293</text:p>
          </table:table-cell>
          <table:table-cell table:number-columns-repeated="1019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31" office:value-type="float" office:value="0.423434162099222" calcext:value-type="float">
            <text:p>0.42</text:p>
          </table:table-cell>
          <table:table-cell table:style-name="ce32" office:value-type="float" office:value="0.381038080458398" calcext:value-type="float">
            <text:p>0.381</text:p>
          </table:table-cell>
          <table:table-cell table:style-name="ce32" office:value-type="float" office:value="0.347573584647955" calcext:value-type="float">
            <text:p>0.348</text:p>
          </table:table-cell>
          <table:table-cell table:style-name="ce32" office:value-type="float" office:value="0.337402220157008" calcext:value-type="float">
            <text:p>0.337</text:p>
          </table:table-cell>
          <table:table-cell table:number-columns-repeated="1019"/>
        </table:table-row>
        <table:table-row table:style-name="ro1">
          <table:table-cell table:style-name="ce2" office:value-type="float" office:value="4.599" calcext:value-type="float">
            <text:p>4.6</text:p>
          </table:table-cell>
          <table:table-cell table:style-name="ce31" office:value-type="float" office:value="0.481119658619509" calcext:value-type="float">
            <text:p>0.48</text:p>
          </table:table-cell>
          <table:table-cell table:style-name="ce32" office:value-type="float" office:value="0.442384465401297" calcext:value-type="float">
            <text:p>0.442</text:p>
          </table:table-cell>
          <table:table-cell table:style-name="ce32" office:value-type="float" office:value="0.403684788884543" calcext:value-type="float">
            <text:p>0.404</text:p>
          </table:table-cell>
          <table:table-cell table:style-name="ce32" office:value-type="float" office:value="0.38990821954456" calcext:value-type="float">
            <text:p>0.390</text:p>
          </table:table-cell>
          <table:table-cell table:number-columns-repeated="1019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31" office:value-type="float" office:value="0.538640221156102" calcext:value-type="float">
            <text:p>0.54</text:p>
          </table:table-cell>
          <table:table-cell table:style-name="ce32" office:value-type="float" office:value="0.509831363654451" calcext:value-type="float">
            <text:p>0.510</text:p>
          </table:table-cell>
          <table:table-cell table:style-name="ce32" office:value-type="float" office:value="0.470447064374538" calcext:value-type="float">
            <text:p>0.470</text:p>
          </table:table-cell>
          <table:table-cell table:style-name="ce32" office:value-type="float" office:value="0.453194689716413" calcext:value-type="float">
            <text:p>0.45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31" office:value-type="float" office:value="0.591816645978732" calcext:value-type="float">
            <text:p>0.59</text:p>
          </table:table-cell>
          <table:table-cell table:style-name="ce32" office:value-type="float" office:value="0.58407066969082" calcext:value-type="float">
            <text:p>0.584</text:p>
          </table:table-cell>
          <table:table-cell table:style-name="ce32" office:value-type="float" office:value="0.551185114823714" calcext:value-type="float">
            <text:p>0.551</text:p>
          </table:table-cell>
          <table:table-cell table:style-name="ce32" office:value-type="float" office:value="0.53140957086616" calcext:value-type="float">
            <text:p>0.531</text:p>
          </table:table-cell>
          <table:table-cell table:number-columns-repeated="1019"/>
        </table:table-row>
        <table:table-row table:style-name="ro1">
          <table:table-cell table:style-name="ce2" office:value-type="float" office:value="5.199" calcext:value-type="float">
            <text:p>5.2</text:p>
          </table:table-cell>
          <table:table-cell table:style-name="ce31" office:value-type="float" office:value="0.638426595506305" calcext:value-type="float">
            <text:p>0.64</text:p>
          </table:table-cell>
          <table:table-cell table:style-name="ce32" office:value-type="float" office:value="0.64765699733397" calcext:value-type="float">
            <text:p>0.648</text:p>
          </table:table-cell>
          <table:table-cell table:style-name="ce32" office:value-type="float" office:value="0.644580035139347" calcext:value-type="float">
            <text:p>0.645</text:p>
          </table:table-cell>
          <table:table-cell table:style-name="ce32" office:value-type="float" office:value="0.631623634084394" calcext:value-type="float">
            <text:p>0.632</text:p>
          </table:table-cell>
          <table:table-cell table:number-columns-repeated="1019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31" office:value-type="float" office:value="0.676539487889837" calcext:value-type="float">
            <text:p>0.68</text:p>
          </table:table-cell>
          <table:table-cell table:style-name="ce32" office:value-type="float" office:value="0.698883928216147" calcext:value-type="float">
            <text:p>0.699</text:p>
          </table:table-cell>
          <table:table-cell table:style-name="ce32" office:value-type="float" office:value="0.716345259602789" calcext:value-type="float">
            <text:p>0.716</text:p>
          </table:table-cell>
          <table:table-cell table:style-name="ce32" office:value-type="float" office:value="0.725613945665597" calcext:value-type="float">
            <text:p>0.726</text:p>
          </table:table-cell>
          <table:table-cell table:number-columns-repeated="1019"/>
        </table:table-row>
        <table:table-row table:style-name="ro1">
          <table:table-cell table:style-name="ce2" office:value-type="float" office:value="5.599" calcext:value-type="float">
            <text:p>5.6</text:p>
          </table:table-cell>
          <table:table-cell table:style-name="ce31" office:value-type="float" office:value="0.709205616166422" calcext:value-type="float">
            <text:p>0.71</text:p>
          </table:table-cell>
          <table:table-cell table:style-name="ce32" office:value-type="float" office:value="0.736462217977796" calcext:value-type="float">
            <text:p>0.736</text:p>
          </table:table-cell>
          <table:table-cell table:style-name="ce32" office:value-type="float" office:value="0.757472698714248" calcext:value-type="float">
            <text:p>0.757</text:p>
          </table:table-cell>
          <table:table-cell table:style-name="ce32" office:value-type="float" office:value="0.766606618306855" calcext:value-type="float">
            <text:p>0.767</text:p>
          </table:table-cell>
          <table:table-cell table:number-columns-repeated="1019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31" office:value-type="float" office:value="0.734497026917095" calcext:value-type="float">
            <text:p>0.73</text:p>
          </table:table-cell>
          <table:table-cell table:style-name="ce32" office:value-type="float" office:value="0.764628546416776" calcext:value-type="float">
            <text:p>0.765</text:p>
          </table:table-cell>
          <table:table-cell table:style-name="ce32" office:value-type="float" office:value="0.783368534763741" calcext:value-type="float">
            <text:p>0.783</text:p>
          </table:table-cell>
          <table:table-cell table:style-name="ce32" office:value-type="float" office:value="0.790050029921883" calcext:value-type="float">
            <text:p>0.790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31" office:value-type="float" office:value="0.758323087932155" calcext:value-type="float">
            <text:p>0.76</text:p>
          </table:table-cell>
          <table:table-cell table:style-name="ce32" office:value-type="float" office:value="0.787351557836935" calcext:value-type="float">
            <text:p>0.787</text:p>
          </table:table-cell>
          <table:table-cell table:style-name="ce32" office:value-type="float" office:value="0.80036256852483" calcext:value-type="float">
            <text:p>0.800</text:p>
          </table:table-cell>
          <table:table-cell table:style-name="ce32" office:value-type="float" office:value="0.801185266825138" calcext:value-type="float">
            <text:p>0.801</text:p>
          </table:table-cell>
          <table:table-cell table:number-columns-repeated="1019"/>
        </table:table-row>
        <table:table-row table:style-name="ro1">
          <table:table-cell table:style-name="ce2" office:value-type="float" office:value="6.199" calcext:value-type="float">
            <text:p>6.2</text:p>
          </table:table-cell>
          <table:table-cell table:style-name="ce31" office:value-type="float" office:value="0.775237035104654" calcext:value-type="float">
            <text:p>0.78</text:p>
          </table:table-cell>
          <table:table-cell table:style-name="ce32" office:value-type="float" office:value="0.800536389319963" calcext:value-type="float">
            <text:p>0.801</text:p>
          </table:table-cell>
          <table:table-cell table:style-name="ce32" office:value-type="float" office:value="0.81245944385465" calcext:value-type="float">
            <text:p>0.812</text:p>
          </table:table-cell>
          <table:table-cell table:style-name="ce32" office:value-type="float" office:value="0.815119964400632" calcext:value-type="float">
            <text:p>0.815</text:p>
          </table:table-cell>
          <table:table-cell table:number-columns-repeated="1019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31" office:value-type="float" office:value="0.791278343510833" calcext:value-type="float">
            <text:p>0.79</text:p>
          </table:table-cell>
          <table:table-cell table:style-name="ce32" office:value-type="float" office:value="0.816390911623095" calcext:value-type="float">
            <text:p>0.816</text:p>
          </table:table-cell>
          <table:table-cell table:style-name="ce32" office:value-type="float" office:value="0.826833050852719" calcext:value-type="float">
            <text:p>0.827</text:p>
          </table:table-cell>
          <table:table-cell table:style-name="ce32" office:value-type="float" office:value="0.827886020643097" calcext:value-type="float">
            <text:p>0.828</text:p>
          </table:table-cell>
          <table:table-cell table:number-columns-repeated="1019"/>
        </table:table-row>
        <table:table-row table:style-name="ro1">
          <table:table-cell table:style-name="ce2" office:value-type="float" office:value="6.599" calcext:value-type="float">
            <text:p>6.6</text:p>
          </table:table-cell>
          <table:table-cell table:style-name="ce31" office:value-type="float" office:value="0.803897436032227" calcext:value-type="float">
            <text:p>0.80</text:p>
          </table:table-cell>
          <table:table-cell table:style-name="ce32" office:value-type="float" office:value="0.829525287493534" calcext:value-type="float">
            <text:p>0.830</text:p>
          </table:table-cell>
          <table:table-cell table:style-name="ce32" office:value-type="float" office:value="0.833461598157357" calcext:value-type="float">
            <text:p>0.833</text:p>
          </table:table-cell>
          <table:table-cell table:style-name="ce32" office:value-type="float" office:value="0.832445194919218" calcext:value-type="float">
            <text:p>0.832</text:p>
          </table:table-cell>
          <table:table-cell table:number-columns-repeated="1019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31" office:value-type="float" office:value="0.815862706586386" calcext:value-type="float">
            <text:p>0.82</text:p>
          </table:table-cell>
          <table:table-cell table:style-name="ce32" office:value-type="float" office:value="0.838039075245712" calcext:value-type="float">
            <text:p>0.838</text:p>
          </table:table-cell>
          <table:table-cell table:style-name="ce32" office:value-type="float" office:value="0.8439293984715" calcext:value-type="float">
            <text:p>0.844</text:p>
          </table:table-cell>
          <table:table-cell table:style-name="ce32" office:value-type="float" office:value="0.843166742611096" calcext:value-type="float">
            <text:p>0.84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31" office:value-type="float" office:value="0.825718662050267" calcext:value-type="float">
            <text:p>0.83</text:p>
          </table:table-cell>
          <table:table-cell table:style-name="ce32" office:value-type="float" office:value="0.846689745732363" calcext:value-type="float">
            <text:p>0.847</text:p>
          </table:table-cell>
          <table:table-cell table:style-name="ce32" office:value-type="float" office:value="0.851573634314876" calcext:value-type="float">
            <text:p>0.852</text:p>
          </table:table-cell>
          <table:table-cell table:style-name="ce32" office:value-type="float" office:value="0.852568044763404" calcext:value-type="float">
            <text:p>0.853</text:p>
          </table:table-cell>
          <table:table-cell table:number-columns-repeated="1019"/>
        </table:table-row>
        <table:table-row table:style-name="ro1">
          <table:table-cell table:style-name="ce2" office:value-type="float" office:value="7.199" calcext:value-type="float">
            <text:p>7.2</text:p>
          </table:table-cell>
          <table:table-cell table:style-name="ce31" office:value-type="float" office:value="0.838176763232995" calcext:value-type="float">
            <text:p>0.84</text:p>
          </table:table-cell>
          <table:table-cell table:style-name="ce32" office:value-type="float" office:value="0.857586248060165" calcext:value-type="float">
            <text:p>0.858</text:p>
          </table:table-cell>
          <table:table-cell table:style-name="ce32" office:value-type="float" office:value="0.862210798830344" calcext:value-type="float">
            <text:p>0.862</text:p>
          </table:table-cell>
          <table:table-cell table:style-name="ce32" office:value-type="float" office:value="0.859756048256625" calcext:value-type="float">
            <text:p>0.860</text:p>
          </table:table-cell>
          <table:table-cell table:number-columns-repeated="1019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31" office:value-type="float" office:value="0.844984396982299" calcext:value-type="float">
            <text:p>0.84</text:p>
          </table:table-cell>
          <table:table-cell table:style-name="ce32" office:value-type="float" office:value="0.864753491703474" calcext:value-type="float">
            <text:p>0.865</text:p>
          </table:table-cell>
          <table:table-cell table:style-name="ce32" office:value-type="float" office:value="0.868683888671596" calcext:value-type="float">
            <text:p>0.869</text:p>
          </table:table-cell>
          <table:table-cell table:style-name="ce32" office:value-type="float" office:value="0.862961218971475" calcext:value-type="float">
            <text:p>0.863</text:p>
          </table:table-cell>
          <table:table-cell table:number-columns-repeated="1019"/>
        </table:table-row>
        <table:table-row table:style-name="ro1">
          <table:table-cell table:style-name="ce2" office:value-type="float" office:value="7.599" calcext:value-type="float">
            <text:p>7.6</text:p>
          </table:table-cell>
          <table:table-cell table:style-name="ce31" office:value-type="float" office:value="0.849076205414435" calcext:value-type="float">
            <text:p>0.85</text:p>
          </table:table-cell>
          <table:table-cell table:style-name="ce32" office:value-type="float" office:value="0.868882256973459" calcext:value-type="float">
            <text:p>0.869</text:p>
          </table:table-cell>
          <table:table-cell table:style-name="ce32" office:value-type="float" office:value="0.872500046562739" calcext:value-type="float">
            <text:p>0.873</text:p>
          </table:table-cell>
          <table:table-cell table:style-name="ce32" office:value-type="float" office:value="0.866519314458641" calcext:value-type="float">
            <text:p>0.867</text:p>
          </table:table-cell>
          <table:table-cell table:number-columns-repeated="1019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31" office:value-type="float" office:value="0.856659883126859" calcext:value-type="float">
            <text:p>0.86</text:p>
          </table:table-cell>
          <table:table-cell table:style-name="ce32" office:value-type="float" office:value="0.873827543671163" calcext:value-type="float">
            <text:p>0.874</text:p>
          </table:table-cell>
          <table:table-cell table:style-name="ce32" office:value-type="float" office:value="0.877828810539321" calcext:value-type="float">
            <text:p>0.878</text:p>
          </table:table-cell>
          <table:table-cell table:style-name="ce32" office:value-type="float" office:value="0.876236100668289" calcext:value-type="float">
            <text:p>0.876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31" office:value-type="float" office:value="0.867075694184796" calcext:value-type="float">
            <text:p>0.87</text:p>
          </table:table-cell>
          <table:table-cell table:style-name="ce32" office:value-type="float" office:value="0.88223469022323" calcext:value-type="float">
            <text:p>0.882</text:p>
          </table:table-cell>
          <table:table-cell table:style-name="ce32" office:value-type="float" office:value="0.884738472618005" calcext:value-type="float">
            <text:p>0.885</text:p>
          </table:table-cell>
          <table:table-cell table:style-name="ce32" office:value-type="float" office:value="0.88157477835457" calcext:value-type="float">
            <text:p>0.882</text:p>
          </table:table-cell>
          <table:table-cell table:number-columns-repeated="1019"/>
        </table:table-row>
        <table:table-row table:style-name="ro1">
          <table:table-cell table:style-name="ce2" office:value-type="float" office:value="8.199" calcext:value-type="float">
            <text:p>8.2</text:p>
          </table:table-cell>
          <table:table-cell table:style-name="ce31" office:value-type="float" office:value="0.873375383832921" calcext:value-type="float">
            <text:p>0.87</text:p>
          </table:table-cell>
          <table:table-cell table:style-name="ce32" office:value-type="float" office:value="0.88268353825952" calcext:value-type="float">
            <text:p>0.883</text:p>
          </table:table-cell>
          <table:table-cell table:style-name="ce32" office:value-type="float" office:value="0.8879449690513" calcext:value-type="float">
            <text:p>0.888</text:p>
          </table:table-cell>
          <table:table-cell table:style-name="ce32" office:value-type="float" office:value="0.890753277563658" calcext:value-type="float">
            <text:p>0.891</text:p>
          </table:table-cell>
          <table:table-cell table:number-columns-repeated="1019"/>
        </table:table-row>
        <table:table-row table:style-name="ro1">
          <table:table-cell table:style-name="ce2" office:value-type="float" office:value="8.399" calcext:value-type="float">
            <text:p>8.4</text:p>
          </table:table-cell>
          <table:table-cell table:style-name="ce31" office:value-type="float" office:value="0.879403688081581" calcext:value-type="float">
            <text:p>0.88</text:p>
          </table:table-cell>
          <table:table-cell table:style-name="ce32" office:value-type="float" office:value="0.892935418407545" calcext:value-type="float">
            <text:p>0.893</text:p>
          </table:table-cell>
          <table:table-cell table:style-name="ce32" office:value-type="float" office:value="0.894734437180657" calcext:value-type="float">
            <text:p>0.895</text:p>
          </table:table-cell>
          <table:table-cell table:style-name="ce32" office:value-type="float" office:value="0.886729321377034" calcext:value-type="float">
            <text:p>0.887</text:p>
          </table:table-cell>
          <table:table-cell table:number-columns-repeated="1019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31" office:value-type="float" office:value="0.879518681894914" calcext:value-type="float">
            <text:p>0.88</text:p>
          </table:table-cell>
          <table:table-cell table:style-name="ce32" office:value-type="float" office:value="0.891888106322868" calcext:value-type="float">
            <text:p>0.892</text:p>
          </table:table-cell>
          <table:table-cell table:style-name="ce32" office:value-type="float" office:value="0.896391077337605" calcext:value-type="float">
            <text:p>0.896</text:p>
          </table:table-cell>
          <table:table-cell table:style-name="ce32" office:value-type="float" office:value="0.894259201562743" calcext:value-type="float">
            <text:p>0.894</text:p>
          </table:table-cell>
          <table:table-cell table:number-columns-repeated="1019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31" office:value-type="float" office:value="0.889541542665005" calcext:value-type="float">
            <text:p>0.89</text:p>
          </table:table-cell>
          <table:table-cell table:style-name="ce32" office:value-type="float" office:value="0.896047113127213" calcext:value-type="float">
            <text:p>0.896</text:p>
          </table:table-cell>
          <table:table-cell table:style-name="ce32" office:value-type="float" office:value="0.898677742390096" calcext:value-type="float">
            <text:p>0.899</text:p>
          </table:table-cell>
          <table:table-cell table:style-name="ce32" office:value-type="float" office:value="0.899677057154466" calcext:value-type="float">
            <text:p>0.900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31" office:value-type="float" office:value="0.890104683796583" calcext:value-type="float">
            <text:p>0.89</text:p>
          </table:table-cell>
          <table:table-cell table:style-name="ce32" office:value-type="float" office:value="0.902716167283435" calcext:value-type="float">
            <text:p>0.903</text:p>
          </table:table-cell>
          <table:table-cell table:style-name="ce32" office:value-type="float" office:value="0.898568226828829" calcext:value-type="float">
            <text:p>0.899</text:p>
          </table:table-cell>
          <table:table-cell table:style-name="ce32" office:value-type="float" office:value="0.899775262308502" calcext:value-type="float">
            <text:p>0.900</text:p>
          </table:table-cell>
          <table:table-cell table:number-columns-repeated="1019"/>
        </table:table-row>
        <table:table-row table:style-name="ro1">
          <table:table-cell table:style-name="ce2" office:value-type="float" office:value="9.199" calcext:value-type="float">
            <text:p>9.2</text:p>
          </table:table-cell>
          <table:table-cell table:style-name="ce31" office:value-type="float" office:value="0.89218640037166" calcext:value-type="float">
            <text:p>0.89</text:p>
          </table:table-cell>
          <table:table-cell table:style-name="ce32" office:value-type="float" office:value="0.908684891170268" calcext:value-type="float">
            <text:p>0.909</text:p>
          </table:table-cell>
          <table:table-cell table:style-name="ce32" office:value-type="float" office:value="0.910164211258249" calcext:value-type="float">
            <text:p>0.910</text:p>
          </table:table-cell>
          <table:table-cell table:style-name="ce32" office:value-type="float" office:value="0.906898204887174" calcext:value-type="float">
            <text:p>0.907</text:p>
          </table:table-cell>
          <table:table-cell table:number-columns-repeated="1019"/>
        </table:table-row>
        <table:table-row table:style-name="ro1">
          <table:table-cell table:style-name="ce2" office:value-type="float" office:value="9.399" calcext:value-type="float">
            <text:p>9.4</text:p>
          </table:table-cell>
          <table:table-cell table:style-name="ce31" office:value-type="float" office:value="0.902212546679274" calcext:value-type="float">
            <text:p>0.90</text:p>
          </table:table-cell>
          <table:table-cell table:style-name="ce32" office:value-type="float" office:value="0.910598066133461" calcext:value-type="float">
            <text:p>0.911</text:p>
          </table:table-cell>
          <table:table-cell table:style-name="ce32" office:value-type="float" office:value="0.909420697447741" calcext:value-type="float">
            <text:p>0.909</text:p>
          </table:table-cell>
          <table:table-cell table:style-name="ce32" office:value-type="float" office:value="0.908379875148692" calcext:value-type="float">
            <text:p>0.908</text:p>
          </table:table-cell>
          <table:table-cell table:number-columns-repeated="1019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31" office:value-type="float" office:value="0.902451733811007" calcext:value-type="float">
            <text:p>0.90</text:p>
          </table:table-cell>
          <table:table-cell table:style-name="ce32" office:value-type="float" office:value="0.913313437587044" calcext:value-type="float">
            <text:p>0.913</text:p>
          </table:table-cell>
          <table:table-cell table:style-name="ce32" office:value-type="float" office:value="0.912949780534292" calcext:value-type="float">
            <text:p>0.913</text:p>
          </table:table-cell>
          <table:table-cell table:style-name="ce32" office:value-type="float" office:value="0.915279401001933" calcext:value-type="float">
            <text:p>0.915</text:p>
          </table:table-cell>
          <table:table-cell table:number-columns-repeated="1019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31" office:value-type="float" office:value="0.901291939065107" calcext:value-type="float">
            <text:p>0.90</text:p>
          </table:table-cell>
          <table:table-cell table:style-name="ce32" office:value-type="float" office:value="0.910652182563368" calcext:value-type="float">
            <text:p>0.911</text:p>
          </table:table-cell>
          <table:table-cell table:style-name="ce32" office:value-type="float" office:value="0.915462430078287" calcext:value-type="float">
            <text:p>0.915</text:p>
          </table:table-cell>
          <table:table-cell table:style-name="ce32" office:value-type="float" office:value="0.912751845849932" calcext:value-type="float">
            <text:p>0.913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31" office:value-type="float" office:value="0.905224070373585" calcext:value-type="float">
            <text:p>0.91</text:p>
          </table:table-cell>
          <table:table-cell table:style-name="ce32" office:value-type="float" office:value="0.914457840913613" calcext:value-type="float">
            <text:p>0.914</text:p>
          </table:table-cell>
          <table:table-cell table:style-name="ce32" office:value-type="float" office:value="0.917747356788537" calcext:value-type="float">
            <text:p>0.918</text:p>
          </table:table-cell>
          <table:table-cell table:style-name="ce32" office:value-type="float" office:value="0.915279401001933" calcext:value-type="float">
            <text:p>0.915</text:p>
          </table:table-cell>
          <table:table-cell table:number-columns-repeated="101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mparação Afinidades'.B2:'Comparação Afinidades'.E51">
            <calcext:color-scale>
              <calcext:color-scale-entry calcext:value="0" calcext:type="minimum" calcext:color="#57bb8a"/>
              <calcext:color-scale-entry calcext:value="50" calcext:type="percent" calcext:color="#f1c232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50" style:display-name="PageStyle_L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50-Derivada" style:display-name="PageStyle_L50-Deriv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100" style:display-name="PageStyle_L1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100-Derivada" style:display-name="PageStyle_L100-Deriv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250" style:display-name="PageStyle_L2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250-Derivada" style:display-name="PageStyle_L250-Deriv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500" style:display-name="PageStyle_L5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500-Derivada" style:display-name="PageStyle_L500-Deriv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áximos_20_Derivadas" style:display-name="PageStyle_Máximos Derivad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ação_20_Derivadas" style:display-name="PageStyle_Comparação Derivad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ação_20_Afinidades" style:display-name="PageStyle_Comparação Afinid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4757" meta:object-count="1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609cm" style:legend-expansion="high" chart:style-name="ch2"/>
        <chart:plot-area chart:style-name="ch3" table:cell-range-address="L50.A3:L50.B57" svg:x="1.377cm" svg:y="0.196cm" svg:width="11.918cm" svg:height="8.394cm">
          <chartooo:coordinate-region svg:x="2.104cm" svg:y="0.395cm" svg:width="11.004cm" svg:height="7.548cm"/>
          <chart:axis chart:dimension="x" chart:name="primary-x" chart:style-name="ch4">
            <chart:title svg:x="7.179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7">
            <chart:title svg:x="0.451cm" svg:y="5.172cm" chart:style-name="ch8">
              <text:p>Afinidade</text:p>
            </chart:title>
            <chart:grid chart:style-name="ch6" chart:class="major"/>
          </chart:axis>
          <chart:series chart:style-name="ch9" chart:values-cell-range-address="L50.B3:L50.B57" chart:class="chart:scatter">
            <chart:domain table:cell-range-address="L50.A3:L50.A57"/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L50.A3:L50.A57</svg:desc>
                </draw:g>
              </table:table-cell>
              <table:table-cell office:value-type="float" office:value="-0.0000969129089426417">
                <text:p>-0.0000969129089426417</text:p>
                <draw:g>
                  <svg:desc>L50.B3:L50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175128349523367">
                <text:p>0.00175128349523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0397686718740246">
                <text:p>0.00397686718740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0649282011484925">
                <text:p>0.00649282011484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0916202365455596">
                <text:p>0.00916202365455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119094492716292">
                <text:p>0.0119094492716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147411489261878">
                <text:p>0.01474114892618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176330987678577">
                <text:p>0.0176330987678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206119116505818">
                <text:p>0.0206119116505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239664191780768">
                <text:p>0.0239664191780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0.0306088298163845">
                <text:p>0.0306088298163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99">
                <text:p>1.399</text:p>
              </table:table-cell>
              <table:table-cell office:value-type="float" office:value="0.0384518941452378">
                <text:p>0.03845189414523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0.0473491297596761">
                <text:p>0.0473491297596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99">
                <text:p>1.799</text:p>
              </table:table-cell>
              <table:table-cell office:value-type="float" office:value="0.0571767638901027">
                <text:p>0.0571767638901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0686213424574901">
                <text:p>0.0686213424574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">
                <text:p>2.2</text:p>
              </table:table-cell>
              <table:table-cell office:value-type="float" office:value="0.0812472688969334">
                <text:p>0.0812472688969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">
                <text:p>2.4</text:p>
              </table:table-cell>
              <table:table-cell office:value-type="float" office:value="0.095984941724421">
                <text:p>0.0959849417244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99">
                <text:p>2.599</text:p>
              </table:table-cell>
              <table:table-cell office:value-type="float" office:value="0.112582820187131">
                <text:p>0.1125828201871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9">
                <text:p>2.799</text:p>
              </table:table-cell>
              <table:table-cell office:value-type="float" office:value="0.131692163533031">
                <text:p>0.131692163533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.153888597936288">
                <text:p>0.153888597936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  <table:table-cell office:value-type="float" office:value="0.179365904400058">
                <text:p>0.1793659044000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">
                <text:p>3.4</text:p>
              </table:table-cell>
              <table:table-cell office:value-type="float" office:value="0.208198598915378">
                <text:p>0.2081985989153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99">
                <text:p>3.599</text:p>
              </table:table-cell>
              <table:table-cell office:value-type="float" office:value="0.240648275979895">
                <text:p>0.240648275979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799">
                <text:p>3.799</text:p>
              </table:table-cell>
              <table:table-cell office:value-type="float" office:value="0.278815971129325">
                <text:p>0.2788159711293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.320955092616017">
                <text:p>0.320955092616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99">
                <text:p>4.199</text:p>
              </table:table-cell>
              <table:table-cell office:value-type="float" office:value="0.368851527216407">
                <text:p>0.3688515272164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">
                <text:p>4.4</text:p>
              </table:table-cell>
              <table:table-cell office:value-type="float" office:value="0.423434162099222">
                <text:p>0.423434162099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99">
                <text:p>4.599</text:p>
              </table:table-cell>
              <table:table-cell office:value-type="float" office:value="0.481119658619509">
                <text:p>0.4811196586195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">
                <text:p>4.8</text:p>
              </table:table-cell>
              <table:table-cell office:value-type="float" office:value="0.538640221156102">
                <text:p>0.538640221156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.591816645978732">
                <text:p>0.591816645978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199">
                <text:p>5.199</text:p>
              </table:table-cell>
              <table:table-cell office:value-type="float" office:value="0.638426595506305">
                <text:p>0.638426595506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4">
                <text:p>5.4</text:p>
              </table:table-cell>
              <table:table-cell office:value-type="float" office:value="0.676539487889837">
                <text:p>0.6765394878898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599">
                <text:p>5.599</text:p>
              </table:table-cell>
              <table:table-cell office:value-type="float" office:value="0.709205616166422">
                <text:p>0.709205616166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">
                <text:p>5.8</text:p>
              </table:table-cell>
              <table:table-cell office:value-type="float" office:value="0.734497026917095">
                <text:p>0.7344970269170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0.758323087932155">
                <text:p>0.7583230879321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199">
                <text:p>6.199</text:p>
              </table:table-cell>
              <table:table-cell office:value-type="float" office:value="0.775237035104654">
                <text:p>0.7752370351046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">
                <text:p>6.4</text:p>
              </table:table-cell>
              <table:table-cell office:value-type="float" office:value="0.791278343510833">
                <text:p>0.7912783435108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599">
                <text:p>6.599</text:p>
              </table:table-cell>
              <table:table-cell office:value-type="float" office:value="0.803897436032227">
                <text:p>0.8038974360322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8">
                <text:p>6.8</text:p>
              </table:table-cell>
              <table:table-cell office:value-type="float" office:value="0.815862706586386">
                <text:p>0.8158627065863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0.825718662050267">
                <text:p>0.8257186620502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199">
                <text:p>7.199</text:p>
              </table:table-cell>
              <table:table-cell office:value-type="float" office:value="0.838176763232995">
                <text:p>0.838176763232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">
                <text:p>7.4</text:p>
              </table:table-cell>
              <table:table-cell office:value-type="float" office:value="0.8449843969823">
                <text:p>0.8449843969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599">
                <text:p>7.599</text:p>
              </table:table-cell>
              <table:table-cell office:value-type="float" office:value="0.849076205414434">
                <text:p>0.8490762054144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8">
                <text:p>7.8</text:p>
              </table:table-cell>
              <table:table-cell office:value-type="float" office:value="0.856659883126859">
                <text:p>0.856659883126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0.867075694184796">
                <text:p>0.867075694184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199">
                <text:p>8.199</text:p>
              </table:table-cell>
              <table:table-cell office:value-type="float" office:value="0.873375383832921">
                <text:p>0.8733753838329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399">
                <text:p>8.399</text:p>
              </table:table-cell>
              <table:table-cell office:value-type="float" office:value="0.879403688081581">
                <text:p>0.8794036880815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6">
                <text:p>8.6</text:p>
              </table:table-cell>
              <table:table-cell office:value-type="float" office:value="0.879518681894914">
                <text:p>0.8795186818949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8">
                <text:p>8.8</text:p>
              </table:table-cell>
              <table:table-cell office:value-type="float" office:value="0.889541542665005">
                <text:p>0.889541542665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0.890104683796583">
                <text:p>0.8901046837965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199">
                <text:p>9.199</text:p>
              </table:table-cell>
              <table:table-cell office:value-type="float" office:value="0.89218640037166">
                <text:p>0.892186400371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399">
                <text:p>9.399</text:p>
              </table:table-cell>
              <table:table-cell office:value-type="float" office:value="0.902212546679274">
                <text:p>0.902212546679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6">
                <text:p>9.6</text:p>
              </table:table-cell>
              <table:table-cell office:value-type="float" office:value="0.902451733811007">
                <text:p>0.9024517338110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8">
                <text:p>9.8</text:p>
              </table:table-cell>
              <table:table-cell office:value-type="float" office:value="0.901291939065107">
                <text:p>0.9012919390651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0.905224070373585">
                <text:p>0.905224070373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79cm" svg:y="3.862cm" style:legend-expansion="high" chart:style-name="ch2"/>
        <chart:plot-area chart:style-name="ch3" table:cell-range-address="'Comparação Derivadas'.A1:'Comparação Derivadas'.E50" chart:data-source-has-labels="both" svg:x="1.377cm" svg:y="0.196cm" svg:width="12.096cm" svg:height="8.394cm">
          <chartooo:coordinate-region svg:x="2.21cm" svg:y="0.348cm" svg:width="11.123cm" svg:height="7.995cm"/>
          <chart:axis chart:dimension="x" chart:name="primary-x" chart:style-name="ch4" chartooo:axis-type="text">
            <chart:title svg:x="7.268cm" svg:y="8.787cm" chart:style-name="ch5">
              <text:p>q</text:p>
            </chart:title>
            <chart:categories table:cell-range-address="'Comparação Derivadas'.A2:'Comparação Derivadas'.A50"/>
          </chart:axis>
          <chart:axis chart:dimension="y" chart:name="primary-y" chart:style-name="ch6">
            <chart:title svg:x="0.451cm" svg:y="5.661cm" chart:style-name="ch7">
              <text:p>d Afinidade / dq</text:p>
            </chart:title>
            <chart:grid chart:style-name="ch8" chart:class="major"/>
          </chart:axis>
          <chart:series chart:style-name="ch9" chart:values-cell-range-address="'Comparação Derivadas'.B2:'Comparação Derivadas'.B50" chart:label-cell-address="'Comparação Derivadas'.B1:'Comparação Derivadas'.B1" chart:class="chart:line">
            <chart:data-point chart:repeated="49"/>
          </chart:series>
          <chart:series chart:style-name="ch10" chart:values-cell-range-address="'Comparação Derivadas'.C2:'Comparação Derivadas'.C50" chart:label-cell-address="'Comparação Derivadas'.C1:'Comparação Derivadas'.C1" chart:class="chart:line">
            <chart:data-point chart:repeated="49"/>
          </chart:series>
          <chart:series chart:style-name="ch11" chart:values-cell-range-address="'Comparação Derivadas'.D2:'Comparação Derivadas'.D50" chart:label-cell-address="'Comparação Derivadas'.D1:'Comparação Derivadas'.D1" chart:class="chart:line">
            <chart:data-point chart:repeated="49"/>
          </chart:series>
          <chart:series chart:style-name="ch12" chart:values-cell-range-address="'Comparação Derivadas'.E2:'Comparação Derivadas'.E50" chart:label-cell-address="'Comparação Derivadas'.E1:'Comparação Derivadas'.E1" chart:class="chart:line">
            <chart:data-point chart:repeated="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50</text:p>
                <draw:g>
                  <svg:desc>'Comparação Derivadas'.B1:'Comparação Derivadas'.B1</svg:desc>
                </draw:g>
              </table:table-cell>
              <table:table-cell office:value-type="string">
                <text:p>L100</text:p>
                <draw:g>
                  <svg:desc>'Comparação Derivadas'.C1:'Comparação Derivadas'.C1</svg:desc>
                </draw:g>
              </table:table-cell>
              <table:table-cell office:value-type="string">
                <text:p>L250</text:p>
                <draw:g>
                  <svg:desc>'Comparação Derivadas'.D1:'Comparação Derivadas'.D1</svg:desc>
                </draw:g>
              </table:table-cell>
              <table:table-cell office:value-type="string">
                <text:p>L500</text:p>
                <draw:g>
                  <svg:desc>'Comparação Derivadas'.E1:'Comparação Derivadas'.E1</svg:desc>
                </draw:g>
              </table:table-cell>
            </table:table-row>
          </table:table-header-rows>
          <table:table-rows>
            <table:table-row>
              <table:table-cell office:value-type="float" office:value="0.3">
                <text:p>0.3</text:p>
                <draw:g>
                  <svg:desc>'Comparação Derivadas'.A2:'Comparação Derivadas'.A50</svg:desc>
                </draw:g>
              </table:table-cell>
              <table:table-cell office:value-type="float" office:value="0.023924332245829">
                <text:p>0.023924332245829</text:p>
                <draw:g>
                  <svg:desc>'Comparação Derivadas'.B2:'Comparação Derivadas'.B50</svg:desc>
                </draw:g>
              </table:table-cell>
              <table:table-cell office:value-type="float" office:value="0.0107243563726075">
                <text:p>0.0107243563726075</text:p>
                <draw:g>
                  <svg:desc>'Comparação Derivadas'.C2:'Comparação Derivadas'.C50</svg:desc>
                </draw:g>
              </table:table-cell>
              <table:table-cell office:value-type="float" office:value="0.0126842065398919">
                <text:p>0.0126842065398919</text:p>
                <draw:g>
                  <svg:desc>'Comparação Derivadas'.D2:'Comparação Derivadas'.D50</svg:desc>
                </draw:g>
              </table:table-cell>
              <table:table-cell office:value-type="float" office:value="0.0154781020519673">
                <text:p>0.0154781020519673</text:p>
                <draw:g>
                  <svg:desc>'Comparação Derivadas'.E2:'Comparação Derivadas'.E50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273306410970531">
                <text:p>0.0273306410970531</text:p>
              </table:table-cell>
              <table:table-cell office:value-type="float" office:value="0.0140429191038956">
                <text:p>0.0140429191038956</text:p>
              </table:table-cell>
              <table:table-cell office:value-type="float" office:value="0.0248713067987807">
                <text:p>0.0248713067987807</text:p>
              </table:table-cell>
              <table:table-cell office:value-type="float" office:value="0.0246638254776994">
                <text:p>0.024663825477699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288797710936049">
                <text:p>0.0288797710936049</text:p>
              </table:table-cell>
              <table:table-cell office:value-type="float" office:value="0.0265355457403207">
                <text:p>0.0265355457403207</text:p>
              </table:table-cell>
              <table:table-cell office:value-type="float" office:value="0.0315994486971746">
                <text:p>0.0315994486971746</text:p>
              </table:table-cell>
              <table:table-cell office:value-type="float" office:value="0.0246353766721396">
                <text:p>0.024635376672139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31955982599931">
                <text:p>0.031955982599931</text:p>
              </table:table-cell>
              <table:table-cell office:value-type="float" office:value="0.0317757351478254">
                <text:p>0.0317757351478254</text:p>
              </table:table-cell>
              <table:table-cell office:value-type="float" office:value="0.0249890422355081">
                <text:p>0.0249890422355081</text:p>
              </table:table-cell>
              <table:table-cell office:value-type="float" office:value="0.0317151089830363">
                <text:p>0.031715108983036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335155566165354">
                <text:p>0.0335155566165354</text:p>
              </table:table-cell>
              <table:table-cell office:value-type="float" office:value="0.0345170506545701">
                <text:p>0.0345170506545701</text:p>
              </table:table-cell>
              <table:table-cell office:value-type="float" office:value="0.027946459058936">
                <text:p>0.027946459058936</text:p>
              </table:table-cell>
              <table:table-cell office:value-type="float" office:value="0.0321049834445591">
                <text:p>0.0321049834445591</text:p>
              </table:table-cell>
            </table:table-row>
            <table:table-row>
              <table:table-cell office:value-type="float" office:value="1.2995">
                <text:p>1.2995</text:p>
              </table:table-cell>
              <table:table-cell office:value-type="float" office:value="0.0397725477870773">
                <text:p>0.0397725477870773</text:p>
              </table:table-cell>
              <table:table-cell office:value-type="float" office:value="0.0379972361909024">
                <text:p>0.0379972361909024</text:p>
              </table:table-cell>
              <table:table-cell office:value-type="float" office:value="0.030649731619238">
                <text:p>0.030649731619238</text:p>
              </table:table-cell>
              <table:table-cell office:value-type="float" office:value="0.0280314336551464">
                <text:p>0.0280314336551464</text:p>
              </table:table-cell>
            </table:table-row>
            <table:table-row>
              <table:table-cell office:value-type="float" office:value="1.4995">
                <text:p>1.4995</text:p>
              </table:table-cell>
              <table:table-cell office:value-type="float" office:value="0.0446693616081815">
                <text:p>0.0446693616081815</text:p>
              </table:table-cell>
              <table:table-cell office:value-type="float" office:value="0.036638105877441">
                <text:p>0.036638105877441</text:p>
              </table:table-cell>
              <table:table-cell office:value-type="float" office:value="0.0407851907819801">
                <text:p>0.0407851907819801</text:p>
              </table:table-cell>
              <table:table-cell office:value-type="float" office:value="0.0327301655167693">
                <text:p>0.0327301655167693</text:p>
              </table:table-cell>
            </table:table-row>
            <table:table-row>
              <table:table-cell office:value-type="float" office:value="1.6995">
                <text:p>1.6995</text:p>
              </table:table-cell>
              <table:table-cell office:value-type="float" office:value="0.0498363945133482">
                <text:p>0.0498363945133482</text:p>
              </table:table-cell>
              <table:table-cell office:value-type="float" office:value="0.0431045442484397">
                <text:p>0.0431045442484397</text:p>
              </table:table-cell>
              <table:table-cell office:value-type="float" office:value="0.0463864085846154">
                <text:p>0.0463864085846154</text:p>
              </table:table-cell>
              <table:table-cell office:value-type="float" office:value="0.0340081610840507">
                <text:p>0.0340081610840507</text:p>
              </table:table-cell>
            </table:table-row>
            <table:table-row>
              <table:table-cell office:value-type="float" office:value="1.8995">
                <text:p>1.8995</text:p>
              </table:table-cell>
              <table:table-cell office:value-type="float" office:value="0.0574585231451295">
                <text:p>0.0574585231451295</text:p>
              </table:table-cell>
              <table:table-cell office:value-type="float" office:value="0.0460710256366094">
                <text:p>0.0460710256366094</text:p>
              </table:table-cell>
              <table:table-cell office:value-type="float" office:value="0.0476783911179236">
                <text:p>0.0476783911179236</text:p>
              </table:table-cell>
              <table:table-cell office:value-type="float" office:value="0.0438161105171499">
                <text:p>0.0438161105171499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0637065329832099">
                <text:p>0.0637065329832099</text:p>
              </table:table-cell>
              <table:table-cell office:value-type="float" office:value="0.051058294536628">
                <text:p>0.051058294536628</text:p>
              </table:table-cell>
              <table:table-cell office:value-type="float" office:value="0.0485291762120281">
                <text:p>0.0485291762120281</text:p>
              </table:table-cell>
              <table:table-cell office:value-type="float" office:value="0.0546895296093209">
                <text:p>0.0546895296093209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074361754330124">
                <text:p>0.074361754330124</text:p>
              </table:table-cell>
              <table:table-cell office:value-type="float" office:value="0.0642094624169353">
                <text:p>0.0642094624169353</text:p>
              </table:table-cell>
              <table:table-cell office:value-type="float" office:value="0.0505580699434419">
                <text:p>0.0505580699434419</text:p>
              </table:table-cell>
              <table:table-cell office:value-type="float" office:value="0.0533266262059654">
                <text:p>0.0533266262059654</text:p>
              </table:table-cell>
            </table:table-row>
            <table:table-row>
              <table:table-cell office:value-type="float" office:value="2.4995">
                <text:p>2.4995</text:p>
              </table:table-cell>
              <table:table-cell office:value-type="float" office:value="0.0841686216819222">
                <text:p>0.0841686216819222</text:p>
              </table:table-cell>
              <table:table-cell office:value-type="float" office:value="0.0724573086274154">
                <text:p>0.0724573086274154</text:p>
              </table:table-cell>
              <table:table-cell office:value-type="float" office:value="0.0591872463832137">
                <text:p>0.0591872463832137</text:p>
              </table:table-cell>
              <table:table-cell office:value-type="float" office:value="0.0625777182701223">
                <text:p>0.0625777182701223</text:p>
              </table:table-cell>
            </table:table-row>
            <table:table-row>
              <table:table-cell office:value-type="float" office:value="2.699">
                <text:p>2.699</text:p>
              </table:table-cell>
              <table:table-cell office:value-type="float" office:value="0.0964198562372353">
                <text:p>0.0964198562372353</text:p>
              </table:table-cell>
              <table:table-cell office:value-type="float" office:value="0.0842171023835104">
                <text:p>0.0842171023835104</text:p>
              </table:table-cell>
              <table:table-cell office:value-type="float" office:value="0.077984143835404">
                <text:p>0.077984143835404</text:p>
              </table:table-cell>
              <table:table-cell office:value-type="float" office:value="0.0813666528120901">
                <text:p>0.0813666528120901</text:p>
              </table:table-cell>
            </table:table-row>
            <table:table-row>
              <table:table-cell office:value-type="float" office:value="2.8995">
                <text:p>2.8995</text:p>
              </table:table-cell>
              <table:table-cell office:value-type="float" office:value="0.111439170292671">
                <text:p>0.111439170292671</text:p>
              </table:table-cell>
              <table:table-cell office:value-type="float" office:value="0.0980430702323802">
                <text:p>0.0980430702323802</text:p>
              </table:table-cell>
              <table:table-cell office:value-type="float" office:value="0.1006269120645">
                <text:p>0.1006269120645</text:p>
              </table:table-cell>
              <table:table-cell office:value-type="float" office:value="0.0756988901432169">
                <text:p>0.0756988901432169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128550635261664">
                <text:p>0.128550635261664</text:p>
              </table:table-cell>
              <table:table-cell office:value-type="float" office:value="0.115397715968326">
                <text:p>0.115397715968326</text:p>
              </table:table-cell>
              <table:table-cell office:value-type="float" office:value="0.107455625710082">
                <text:p>0.107455625710082</text:p>
              </table:table-cell>
              <table:table-cell office:value-type="float" office:value="0.10534896520989">
                <text:p>0.10534896520989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145480889101085">
                <text:p>0.145480889101085</text:p>
              </table:table-cell>
              <table:table-cell office:value-type="float" office:value="0.12966933269667">
                <text:p>0.12966933269667</text:p>
              </table:table-cell>
              <table:table-cell office:value-type="float" office:value="0.11667256461356">
                <text:p>0.11667256461356</text:p>
              </table:table-cell>
              <table:table-cell office:value-type="float" office:value="0.118447998302759">
                <text:p>0.118447998302759</text:p>
              </table:table-cell>
            </table:table-row>
            <table:table-row>
              <table:table-cell office:value-type="float" office:value="3.4995">
                <text:p>3.4995</text:p>
              </table:table-cell>
              <table:table-cell office:value-type="float" office:value="0.164553837328069">
                <text:p>0.164553837328069</text:p>
              </table:table-cell>
              <table:table-cell office:value-type="float" office:value="0.151361238967108">
                <text:p>0.151361238967108</text:p>
              </table:table-cell>
              <table:table-cell office:value-type="float" office:value="0.126095327980599">
                <text:p>0.126095327980599</text:p>
              </table:table-cell>
              <table:table-cell office:value-type="float" office:value="0.12078647923208">
                <text:p>0.12078647923208</text:p>
              </table:table-cell>
            </table:table-row>
            <table:table-row>
              <table:table-cell office:value-type="float" office:value="3.699">
                <text:p>3.699</text:p>
              </table:table-cell>
              <table:table-cell office:value-type="float" office:value="0.192582424869367">
                <text:p>0.192582424869367</text:p>
              </table:table-cell>
              <table:table-cell office:value-type="float" office:value="0.171073972384705">
                <text:p>0.171073972384705</text:p>
              </table:table-cell>
              <table:table-cell office:value-type="float" office:value="0.146509967530251">
                <text:p>0.146509967530251</text:p>
              </table:table-cell>
              <table:table-cell office:value-type="float" office:value="0.147287169349851">
                <text:p>0.147287169349851</text:p>
              </table:table-cell>
            </table:table-row>
            <table:table-row>
              <table:table-cell office:value-type="float" office:value="3.8995">
                <text:p>3.8995</text:p>
              </table:table-cell>
              <table:table-cell office:value-type="float" office:value="0.211563202000132">
                <text:p>0.211563202000132</text:p>
              </table:table-cell>
              <table:table-cell office:value-type="float" office:value="0.190278562224491">
                <text:p>0.190278562224491</text:p>
              </table:table-cell>
              <table:table-cell office:value-type="float" office:value="0.170945635632038">
                <text:p>0.170945635632038</text:p>
              </table:table-cell>
              <table:table-cell office:value-type="float" office:value="0.176556438358171">
                <text:p>0.176556438358171</text:p>
              </table:table-cell>
            </table:table-row>
            <table:table-row>
              <table:table-cell office:value-type="float" office:value="4.0995">
                <text:p>4.0995</text:p>
              </table:table-cell>
              <table:table-cell office:value-type="float" office:value="0.242885070694445">
                <text:p>0.242885070694445</text:p>
              </table:table-cell>
              <table:table-cell office:value-type="float" office:value="0.227013864435784">
                <text:p>0.227013864435784</text:p>
              </table:table-cell>
              <table:table-cell office:value-type="float" office:value="0.20312647653408">
                <text:p>0.20312647653408</text:p>
              </table:table-cell>
              <table:table-cell office:value-type="float" office:value="0.196485565790516">
                <text:p>0.196485565790516</text:p>
              </table:table-cell>
            </table:table-row>
            <table:table-row>
              <table:table-cell office:value-type="float" office:value="4.2995">
                <text:p>4.2995</text:p>
              </table:table-cell>
              <table:table-cell office:value-type="float" office:value="0.274036966173086">
                <text:p>0.274036966173086</text:p>
              </table:table-cell>
              <table:table-cell office:value-type="float" office:value="0.258297070613666">
                <text:p>0.258297070613666</text:p>
              </table:table-cell>
              <table:table-cell office:value-type="float" office:value="0.23614767791854">
                <text:p>0.23614767791854</text:p>
              </table:table-cell>
              <table:table-cell office:value-type="float" office:value="0.220392702918127">
                <text:p>0.220392702918127</text:p>
              </table:table-cell>
            </table:table-row>
            <table:table-row>
              <table:table-cell office:value-type="float" office:value="4.4995">
                <text:p>4.4995</text:p>
              </table:table-cell>
              <table:table-cell office:value-type="float" office:value="0.292525863715543">
                <text:p>0.292525863715543</text:p>
              </table:table-cell>
              <table:table-cell office:value-type="float" office:value="0.308273291170348">
                <text:p>0.308273291170348</text:p>
              </table:table-cell>
              <table:table-cell office:value-type="float" office:value="0.281965850435118">
                <text:p>0.281965850435118</text:p>
              </table:table-cell>
              <table:table-cell office:value-type="float" office:value="0.263849243153528">
                <text:p>0.263849243153528</text:p>
              </table:table-cell>
            </table:table-row>
            <table:table-row>
              <table:table-cell office:value-type="float" office:value="4.6995">
                <text:p>4.6995</text:p>
              </table:table-cell>
              <table:table-cell office:value-type="float" office:value="0.288787092890236">
                <text:p>0.288787092890236</text:p>
              </table:table-cell>
              <table:table-cell office:value-type="float" office:value="0.335556707727132">
                <text:p>0.335556707727132</text:p>
              </table:table-cell>
              <table:table-cell office:value-type="float" office:value="0.332150624328335">
                <text:p>0.332150624328335</text:p>
              </table:table-cell>
              <table:table-cell office:value-type="float" office:value="0.31485806055648">
                <text:p>0.31485806055648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268311848492082">
                <text:p>0.268311848492082</text:p>
              </table:table-cell>
              <table:table-cell office:value-type="float" office:value="0.371196530181847">
                <text:p>0.371196530181847</text:p>
              </table:table-cell>
              <table:table-cell office:value-type="float" office:value="0.403690252245876">
                <text:p>0.403690252245876</text:p>
              </table:table-cell>
              <table:table-cell office:value-type="float" office:value="0.391074405748738">
                <text:p>0.391074405748738</text:p>
              </table:table-cell>
            </table:table-row>
            <table:table-row>
              <table:table-cell office:value-type="float" office:value="5.0995">
                <text:p>5.0995</text:p>
              </table:table-cell>
              <table:table-cell office:value-type="float" office:value="0.236361244433354">
                <text:p>0.236361244433354</text:p>
              </table:table-cell>
              <table:table-cell office:value-type="float" office:value="0.319529284638944">
                <text:p>0.319529284638944</text:p>
              </table:table-cell>
              <table:table-cell office:value-type="float" office:value="0.469321207616248">
                <text:p>0.469321207616248</text:p>
              </table:table-cell>
              <table:table-cell office:value-type="float" office:value="0.503588257378058">
                <text:p>0.503588257378058</text:p>
              </table:table-cell>
            </table:table-row>
            <table:table-row>
              <table:table-cell office:value-type="float" office:value="5.2995">
                <text:p>5.2995</text:p>
              </table:table-cell>
              <table:table-cell office:value-type="float" office:value="0.191349161199123">
                <text:p>0.191349161199123</text:p>
              </table:table-cell>
              <table:table-cell office:value-type="float" office:value="0.254860352647648">
                <text:p>0.254860352647648</text:p>
              </table:table-cell>
              <table:table-cell office:value-type="float" office:value="0.357040917728566">
                <text:p>0.357040917728566</text:p>
              </table:table-cell>
              <table:table-cell office:value-type="float" office:value="0.467613490453746">
                <text:p>0.467613490453746</text:p>
              </table:table-cell>
            </table:table-row>
            <table:table-row>
              <table:table-cell office:value-type="float" office:value="5.4995">
                <text:p>5.4995</text:p>
              </table:table-cell>
              <table:table-cell office:value-type="float" office:value="0.165651471596332">
                <text:p>0.165651471596332</text:p>
              </table:table-cell>
              <table:table-cell office:value-type="float" office:value="0.18883562694296">
                <text:p>0.18883562694296</text:p>
              </table:table-cell>
              <table:table-cell office:value-type="float" office:value="0.206670548298788">
                <text:p>0.206670548298788</text:p>
              </table:table-cell>
              <table:table-cell office:value-type="float" office:value="0.20599332985557">
                <text:p>0.20599332985557</text:p>
              </table:table-cell>
            </table:table-row>
            <table:table-row>
              <table:table-cell office:value-type="float" office:value="5.6995">
                <text:p>5.6995</text:p>
              </table:table-cell>
              <table:table-cell office:value-type="float" office:value="0.126977773924468">
                <text:p>0.126977773924468</text:p>
              </table:table-cell>
              <table:table-cell office:value-type="float" office:value="0.140130987258607">
                <text:p>0.140130987258607</text:p>
              </table:table-cell>
              <table:table-cell office:value-type="float" office:value="0.128835005221359">
                <text:p>0.128835005221359</text:p>
              </table:table-cell>
              <table:table-cell office:value-type="float" office:value="0.116633888631979">
                <text:p>0.116633888631979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.120218959709292">
                <text:p>0.120218959709292</text:p>
              </table:table-cell>
              <table:table-cell office:value-type="float" office:value="0.113615057100791">
                <text:p>0.113615057100791</text:p>
              </table:table-cell>
              <table:table-cell office:value-type="float" office:value="0.0849701688054482">
                <text:p>0.0849701688054482</text:p>
              </table:table-cell>
              <table:table-cell office:value-type="float" office:value="0.0556761845162767">
                <text:p>0.0556761845162767</text:p>
              </table:table-cell>
            </table:table-row>
            <table:table-row>
              <table:table-cell office:value-type="float" office:value="6.0995">
                <text:p>6.0995</text:p>
              </table:table-cell>
              <table:table-cell office:value-type="float" office:value="0.0857714209625354">
                <text:p>0.0857714209625354</text:p>
              </table:table-cell>
              <table:table-cell office:value-type="float" office:value="0.0662554345880847">
                <text:p>0.0662554345880847</text:p>
              </table:table-cell>
              <table:table-cell office:value-type="float" office:value="0.0607883182402991">
                <text:p>0.0607883182402991</text:p>
              </table:table-cell>
              <table:table-cell office:value-type="float" office:value="0.0700236059070019">
                <text:p>0.0700236059070019</text:p>
              </table:table-cell>
            </table:table-row>
            <table:table-row>
              <table:table-cell office:value-type="float" office:value="6.2995">
                <text:p>6.2995</text:p>
              </table:table-cell>
              <table:table-cell office:value-type="float" office:value="0.0805368135582659">
                <text:p>0.0805368135582659</text:p>
              </table:table-cell>
              <table:table-cell office:value-type="float" office:value="0.0788782204135902">
                <text:p>0.0788782204135902</text:p>
              </table:table-cell>
              <table:table-cell office:value-type="float" office:value="0.0715104825774587">
                <text:p>0.0715104825774587</text:p>
              </table:table-cell>
              <table:table-cell office:value-type="float" office:value="0.0635127176242059">
                <text:p>0.0635127176242059</text:p>
              </table:table-cell>
            </table:table-row>
            <table:table-row>
              <table:table-cell office:value-type="float" office:value="6.4995">
                <text:p>6.4995</text:p>
              </table:table-cell>
              <table:table-cell office:value-type="float" office:value="0.063992011195203">
                <text:p>0.063992011195203</text:p>
              </table:table-cell>
              <table:table-cell office:value-type="float" office:value="0.0660018887961747">
                <text:p>0.0660018887961747</text:p>
              </table:table-cell>
              <table:table-cell office:value-type="float" office:value="0.0333092829378806">
                <text:p>0.0333092829378806</text:p>
              </table:table-cell>
              <table:table-cell office:value-type="float" office:value="0.0229104234980931">
                <text:p>0.0229104234980931</text:p>
              </table:table-cell>
            </table:table-row>
            <table:table-row>
              <table:table-cell office:value-type="float" office:value="6.6995">
                <text:p>6.6995</text:p>
              </table:table-cell>
              <table:table-cell office:value-type="float" office:value="0.0600727035098508">
                <text:p>0.0600727035098508</text:p>
              </table:table-cell>
              <table:table-cell office:value-type="float" office:value="0.042357152995914">
                <text:p>0.042357152995914</text:p>
              </table:table-cell>
              <table:table-cell office:value-type="float" office:value="0.0520786085280756">
                <text:p>0.0520786085280756</text:p>
              </table:table-cell>
              <table:table-cell office:value-type="float" office:value="0.0533410332929291">
                <text:p>0.0533410332929291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.0497301132595951">
                <text:p>0.0497301132595951</text:p>
              </table:table-cell>
              <table:table-cell office:value-type="float" office:value="0.0432533524332501">
                <text:p>0.0432533524332501</text:p>
              </table:table-cell>
              <table:table-cell office:value-type="float" office:value="0.0382211792168768">
                <text:p>0.0382211792168768</text:p>
              </table:table-cell>
              <table:table-cell office:value-type="float" office:value="0.0470065107615369">
                <text:p>0.0470065107615369</text:p>
              </table:table-cell>
            </table:table-row>
            <table:table-row>
              <table:table-cell office:value-type="float" office:value="7.0995">
                <text:p>7.0995</text:p>
              </table:table-cell>
              <table:table-cell office:value-type="float" office:value="0.0631756165512327">
                <text:p>0.0631756165512327</text:p>
              </table:table-cell>
              <table:table-cell office:value-type="float" office:value="0.0547562931045335">
                <text:p>0.0547562931045335</text:p>
              </table:table-cell>
              <table:table-cell office:value-type="float" office:value="0.0534530880174285">
                <text:p>0.0534530880174285</text:p>
              </table:table-cell>
              <table:table-cell office:value-type="float" office:value="0.0361206205689515">
                <text:p>0.0361206205689515</text:p>
              </table:table-cell>
            </table:table-row>
            <table:table-row>
              <table:table-cell office:value-type="float" office:value="7.2995">
                <text:p>7.2995</text:p>
              </table:table-cell>
              <table:table-cell office:value-type="float" office:value="0.0341783298567764">
                <text:p>0.0341783298567764</text:p>
              </table:table-cell>
              <table:table-cell office:value-type="float" office:value="0.0356579285736771">
                <text:p>0.0356579285736771</text:p>
              </table:table-cell>
              <table:table-cell office:value-type="float" office:value="0.0322044270709062">
                <text:p>0.0322044270709062</text:p>
              </table:table-cell>
              <table:table-cell office:value-type="float" office:value="0.0159461229594502">
                <text:p>0.0159461229594502</text:p>
              </table:table-cell>
            </table:table-row>
            <table:table-row>
              <table:table-cell office:value-type="float" office:value="7.4995">
                <text:p>7.4995</text:p>
              </table:table-cell>
              <table:table-cell office:value-type="float" office:value="0.0207497528490185">
                <text:p>0.0207497528490185</text:p>
              </table:table-cell>
              <table:table-cell office:value-type="float" office:value="0.0207475641707809">
                <text:p>0.0207475641707809</text:p>
              </table:table-cell>
              <table:table-cell office:value-type="float" office:value="0.0191766728198112">
                <text:p>0.0191766728198112</text:p>
              </table:table-cell>
              <table:table-cell office:value-type="float" office:value="0.0178798768199314">
                <text:p>0.0178798768199314</text:p>
              </table:table-cell>
            </table:table-row>
            <table:table-row>
              <table:table-cell office:value-type="float" office:value="7.6995">
                <text:p>7.6995</text:p>
              </table:table-cell>
              <table:table-cell office:value-type="float" office:value="0.0380745274977853">
                <text:p>0.0380745274977853</text:p>
              </table:table-cell>
              <table:table-cell office:value-type="float" office:value="0.0246034164064876">
                <text:p>0.0246034164064876</text:p>
              </table:table-cell>
              <table:table-cell office:value-type="float" office:value="0.0265112635650852">
                <text:p>0.0265112635650852</text:p>
              </table:table-cell>
              <table:table-cell office:value-type="float" office:value="0.048342219948497">
                <text:p>0.048342219948497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.0525549720166568">
                <text:p>0.0525549720166568</text:p>
              </table:table-cell>
              <table:table-cell office:value-type="float" office:value="0.042035732760336">
                <text:p>0.042035732760336</text:p>
              </table:table-cell>
              <table:table-cell office:value-type="float" office:value="0.034548310393423">
                <text:p>0.034548310393423</text:p>
              </table:table-cell>
              <table:table-cell office:value-type="float" office:value="0.0266933884314063">
                <text:p>0.0266933884314063</text:p>
              </table:table-cell>
            </table:table-row>
            <table:table-row>
              <table:table-cell office:value-type="float" office:value="8.0995">
                <text:p>8.0995</text:p>
              </table:table-cell>
              <table:table-cell office:value-type="float" office:value="0.0319460222520527">
                <text:p>0.0319460222520527</text:p>
              </table:table-cell>
              <table:table-cell office:value-type="float" office:value="0.00225551777030026">
                <text:p>0.00225551777030026</text:p>
              </table:table-cell>
              <table:table-cell office:value-type="float" office:value="0.0161130474034889">
                <text:p>0.0161130474034889</text:p>
              </table:table-cell>
              <table:table-cell office:value-type="float" office:value="0.0461231116034583">
                <text:p>0.0461231116034583</text:p>
              </table:table-cell>
            </table:table-row>
            <table:table-row>
              <table:table-cell office:value-type="float" office:value="8.299">
                <text:p>8.299</text:p>
              </table:table-cell>
              <table:table-cell office:value-type="float" office:value="0.0304169650672393">
                <text:p>0.0304169650672393</text:p>
              </table:table-cell>
              <table:table-cell office:value-type="float" office:value="0.051259400740122">
                <text:p>0.051259400740122</text:p>
              </table:table-cell>
              <table:table-cell office:value-type="float" office:value="0.0339473406467878">
                <text:p>0.0339473406467878</text:p>
              </table:table-cell>
              <table:table-cell office:value-type="float" office:value="-0.0201197809331217">
                <text:p>-0.0201197809331217</text:p>
              </table:table-cell>
            </table:table-row>
            <table:table-row>
              <table:table-cell office:value-type="float" office:value="8.4995">
                <text:p>8.4995</text:p>
              </table:table-cell>
              <table:table-cell office:value-type="float" office:value="0.000577336652986252">
                <text:p>0.000577336652986252</text:p>
              </table:table-cell>
              <table:table-cell office:value-type="float" office:value="-0.0052105078839619">
                <text:p>-0.0052105078839619</text:p>
              </table:table-cell>
              <table:table-cell office:value-type="float" office:value="0.00824199083058427">
                <text:p>0.00824199083058427</text:p>
              </table:table-cell>
              <table:table-cell office:value-type="float" office:value="0.0374620904761641">
                <text:p>0.0374620904761641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0.0505722659876393">
                <text:p>0.0505722659876393</text:p>
              </table:table-cell>
              <table:table-cell office:value-type="float" office:value="0.0207950340217266">
                <text:p>0.0207950340217266</text:p>
              </table:table-cell>
              <table:table-cell office:value-type="float" office:value="0.0114333252624587">
                <text:p>0.0114333252624587</text:p>
              </table:table-cell>
              <table:table-cell office:value-type="float" office:value="0.0270892779586145">
                <text:p>0.0270892779586145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0.00284143656666958">
                <text:p>0.00284143656666958</text:p>
              </table:table-cell>
              <table:table-cell office:value-type="float" office:value="0.0333452707811067">
                <text:p>0.0333452707811067</text:p>
              </table:table-cell>
              <table:table-cell office:value-type="float" office:value="-0.000547577806336854">
                <text:p>-0.000547577806336854</text:p>
              </table:table-cell>
              <table:table-cell office:value-type="float" office:value="0.000491025770179567">
                <text:p>0.000491025770179567</text:p>
              </table:table-cell>
            </table:table-row>
            <table:table-row>
              <table:table-cell office:value-type="float" office:value="9.0995">
                <text:p>9.0995</text:p>
              </table:table-cell>
              <table:table-cell office:value-type="float" office:value="0.0105564825800033">
                <text:p>0.0105564825800033</text:p>
              </table:table-cell>
              <table:table-cell office:value-type="float" office:value="0.0299935873710201">
                <text:p>0.0299935873710201</text:p>
              </table:table-cell>
              <table:table-cell office:value-type="float" office:value="0.0582712785398007">
                <text:p>0.0582712785398007</text:p>
              </table:table-cell>
              <table:table-cell office:value-type="float" office:value="0.0357936812998619">
                <text:p>0.0357936812998619</text:p>
              </table:table-cell>
            </table:table-row>
            <table:table-row>
              <table:table-cell office:value-type="float" office:value="9.299">
                <text:p>9.299</text:p>
              </table:table-cell>
              <table:table-cell office:value-type="float" office:value="0.0505888437972481">
                <text:p>0.0505888437972481</text:p>
              </table:table-cell>
              <table:table-cell office:value-type="float" office:value="0.00956587481596442">
                <text:p>0.00956587481596442</text:p>
              </table:table-cell>
              <table:table-cell office:value-type="float" office:value="-0.00371756905254152">
                <text:p>-0.00371756905254152</text:p>
              </table:table-cell>
              <table:table-cell office:value-type="float" office:value="0.00740835130758957">
                <text:p>0.00740835130758957</text:p>
              </table:table-cell>
            </table:table-row>
            <table:table-row>
              <table:table-cell office:value-type="float" office:value="9.4995">
                <text:p>9.4995</text:p>
              </table:table-cell>
              <table:table-cell office:value-type="float" office:value="0.00120086023821039">
                <text:p>0.00120086023821039</text:p>
              </table:table-cell>
              <table:table-cell office:value-type="float" office:value="0.013509310714345">
                <text:p>0.013509310714345</text:p>
              </table:table-cell>
              <table:table-cell office:value-type="float" office:value="0.0175576272962724">
                <text:p>0.0175576272962724</text:p>
              </table:table-cell>
              <table:table-cell office:value-type="float" office:value="0.0343259992698542">
                <text:p>0.0343259992698542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-0.0058519667913309">
                <text:p>-0.0058519667913309</text:p>
              </table:table-cell>
              <table:table-cell office:value-type="float" office:value="-0.0133062751183804">
                <text:p>-0.0133062751183804</text:p>
              </table:table-cell>
              <table:table-cell office:value-type="float" office:value="0.0125632477199782">
                <text:p>0.0125632477199782</text:p>
              </table:table-cell>
              <table:table-cell office:value-type="float" office:value="-0.0126377757600065">
                <text:p>-0.0126377757600065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0.019840322537863">
                <text:p>0.019840322537863</text:p>
              </table:table-cell>
              <table:table-cell office:value-type="float" office:value="0.0190282917512231">
                <text:p>0.0190282917512231</text:p>
              </table:table-cell>
              <table:table-cell office:value-type="float" office:value="0.0114246335512458">
                <text:p>0.0114246335512458</text:p>
              </table:table-cell>
              <table:table-cell office:value-type="float" office:value="0.0126377757600066">
                <text:p>0.01263777576000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5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79cm" svg:y="3.862cm" style:legend-expansion="high" chart:style-name="ch2"/>
        <chart:plot-area chart:style-name="ch3" table:cell-range-address="'Comparação Afinidades'.A1:'Comparação Afinidades'.E51" chart:data-source-has-labels="both" svg:x="1.377cm" svg:y="0.196cm" svg:width="12.096cm" svg:height="8.394cm">
          <chartooo:coordinate-region svg:x="2.104cm" svg:y="0.196cm" svg:width="11.369cm" svg:height="7.328cm"/>
          <chart:axis chart:dimension="x" chart:name="primary-x" chart:style-name="ch4" chartooo:axis-type="text">
            <chart:title svg:x="7.268cm" svg:y="8.787cm" chart:style-name="ch5">
              <text:p>q</text:p>
            </chart:title>
            <chart:categories table:cell-range-address="'Comparação Afinidades'.A2:'Comparação Afinidades'.A51"/>
          </chart:axis>
          <chart:axis chart:dimension="y" chart:name="primary-y" chart:style-name="ch6">
            <chart:title svg:x="0.451cm" svg:y="5.172cm" chart:style-name="ch7">
              <text:p>Afinidade</text:p>
            </chart:title>
            <chart:grid chart:style-name="ch8" chart:class="major"/>
          </chart:axis>
          <chart:series chart:style-name="ch9" chart:values-cell-range-address="'Comparação Afinidades'.B2:'Comparação Afinidades'.B51" chart:label-cell-address="'Comparação Afinidades'.B1:'Comparação Afinidades'.B1" chart:class="chart:line">
            <chart:data-point chart:repeated="50"/>
          </chart:series>
          <chart:series chart:style-name="ch10" chart:values-cell-range-address="'Comparação Afinidades'.C2:'Comparação Afinidades'.C51" chart:label-cell-address="'Comparação Afinidades'.C1:'Comparação Afinidades'.C1" chart:class="chart:line">
            <chart:data-point chart:repeated="50"/>
          </chart:series>
          <chart:series chart:style-name="ch11" chart:values-cell-range-address="'Comparação Afinidades'.D2:'Comparação Afinidades'.D51" chart:label-cell-address="'Comparação Afinidades'.D1:'Comparação Afinidades'.D1" chart:class="chart:line">
            <chart:data-point chart:repeated="50"/>
          </chart:series>
          <chart:series chart:style-name="ch12" chart:values-cell-range-address="'Comparação Afinidades'.E2:'Comparação Afinidades'.E51" chart:label-cell-address="'Comparação Afinidades'.E1:'Comparação Afinidades'.E1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50</text:p>
                <draw:g>
                  <svg:desc>'Comparação Afinidades'.B1:'Comparação Afinidades'.B1</svg:desc>
                </draw:g>
              </table:table-cell>
              <table:table-cell office:value-type="string">
                <text:p>L100</text:p>
                <draw:g>
                  <svg:desc>'Comparação Afinidades'.C1:'Comparação Afinidades'.C1</svg:desc>
                </draw:g>
              </table:table-cell>
              <table:table-cell office:value-type="string">
                <text:p>L250</text:p>
                <draw:g>
                  <svg:desc>'Comparação Afinidades'.D1:'Comparação Afinidades'.D1</svg:desc>
                </draw:g>
              </table:table-cell>
              <table:table-cell office:value-type="string">
                <text:p>L500</text:p>
                <draw:g>
                  <svg:desc>'Comparação Afinidades'.E1:'Comparação Afinidades'.E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'Comparação Afinidades'.A2:'Comparação Afinidades'.A51</svg:desc>
                </draw:g>
              </table:table-cell>
              <table:table-cell office:value-type="float" office:value="0.00175128349523367">
                <text:p>0.00175128349523367</text:p>
                <draw:g>
                  <svg:desc>'Comparação Afinidades'.B2:'Comparação Afinidades'.B51</svg:desc>
                </draw:g>
              </table:table-cell>
              <table:table-cell office:value-type="float" office:value="0.002043983924237">
                <text:p>0.002043983924237</text:p>
                <draw:g>
                  <svg:desc>'Comparação Afinidades'.C2:'Comparação Afinidades'.C51</svg:desc>
                </draw:g>
              </table:table-cell>
              <table:table-cell office:value-type="float" office:value="0.00115704407318421">
                <text:p>0.00115704407318421</text:p>
                <draw:g>
                  <svg:desc>'Comparação Afinidades'.D2:'Comparação Afinidades'.D51</svg:desc>
                </draw:g>
              </table:table-cell>
              <table:table-cell office:value-type="float" office:value="0.00126531448666125">
                <text:p>0.00126531448666125</text:p>
                <draw:g>
                  <svg:desc>'Comparação Afinidades'.E2:'Comparação Afinidades'.E51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0649282011484925">
                <text:p>0.00649282011484925</text:p>
              </table:table-cell>
              <table:table-cell office:value-type="float" office:value="0.00418885519875851">
                <text:p>0.00418885519875851</text:p>
              </table:table-cell>
              <table:table-cell office:value-type="float" office:value="0.00369388538116258">
                <text:p>0.00369388538116258</text:p>
              </table:table-cell>
              <table:table-cell office:value-type="float" office:value="0.00436093489705471">
                <text:p>0.0043609348970547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119094492716292">
                <text:p>0.0119094492716292</text:p>
              </table:table-cell>
              <table:table-cell office:value-type="float" office:value="0.00699743901953762">
                <text:p>0.00699743901953762</text:p>
              </table:table-cell>
              <table:table-cell office:value-type="float" office:value="0.00866814674091872">
                <text:p>0.00866814674091872</text:p>
              </table:table-cell>
              <table:table-cell office:value-type="float" office:value="0.00929369999259458">
                <text:p>0.0092936999925945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176330987678577">
                <text:p>0.0176330987678577</text:p>
              </table:table-cell>
              <table:table-cell office:value-type="float" office:value="0.0123045481676018">
                <text:p>0.0123045481676018</text:p>
              </table:table-cell>
              <table:table-cell office:value-type="float" office:value="0.0149880364803536">
                <text:p>0.0149880364803536</text:p>
              </table:table-cell>
              <table:table-cell office:value-type="float" office:value="0.0142207753270225">
                <text:p>0.014220775327022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39664191780768">
                <text:p>0.0239664191780768</text:p>
              </table:table-cell>
              <table:table-cell office:value-type="float" office:value="0.0186596951971669">
                <text:p>0.0186596951971669</text:p>
              </table:table-cell>
              <table:table-cell office:value-type="float" office:value="0.0199858449274553">
                <text:p>0.0199858449274553</text:p>
              </table:table-cell>
              <table:table-cell office:value-type="float" office:value="0.0205637971236297">
                <text:p>0.0205637971236297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306088298163845">
                <text:p>0.0306088298163845</text:p>
              </table:table-cell>
              <table:table-cell office:value-type="float" office:value="0.0255631053280809">
                <text:p>0.0255631053280809</text:p>
              </table:table-cell>
              <table:table-cell office:value-type="float" office:value="0.0255751367392425">
                <text:p>0.0255751367392425</text:p>
              </table:table-cell>
              <table:table-cell office:value-type="float" office:value="0.0269847938125416">
                <text:p>0.0269847938125416</text:p>
              </table:table-cell>
            </table:table-row>
            <table:table-row>
              <table:table-cell office:value-type="float" office:value="1.399">
                <text:p>1.399</text:p>
              </table:table-cell>
              <table:table-cell office:value-type="float" office:value="0.0384518941452378">
                <text:p>0.0384518941452378</text:p>
              </table:table-cell>
              <table:table-cell office:value-type="float" office:value="0.0331245553300704">
                <text:p>0.0331245553300704</text:p>
              </table:table-cell>
              <table:table-cell office:value-type="float" office:value="0.0316744333314708">
                <text:p>0.0316744333314708</text:p>
              </table:table-cell>
              <table:table-cell office:value-type="float" office:value="0.0325630491099157">
                <text:p>0.032563049109915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0473491297596761">
                <text:p>0.0473491297596761</text:p>
              </table:table-cell>
              <table:table-cell office:value-type="float" office:value="0.0404888146114361">
                <text:p>0.0404888146114361</text:p>
              </table:table-cell>
              <table:table-cell office:value-type="float" office:value="0.0398722566786488">
                <text:p>0.0398722566786488</text:p>
              </table:table-cell>
              <table:table-cell office:value-type="float" office:value="0.0391418123787864">
                <text:p>0.0391418123787864</text:p>
              </table:table-cell>
            </table:table-row>
            <table:table-row>
              <table:table-cell office:value-type="float" office:value="1.799">
                <text:p>1.799</text:p>
              </table:table-cell>
              <table:table-cell office:value-type="float" office:value="0.0571767638901027">
                <text:p>0.0571767638901027</text:p>
              </table:table-cell>
              <table:table-cell office:value-type="float" office:value="0.0490666189168756">
                <text:p>0.0490666189168756</text:p>
              </table:table-cell>
              <table:table-cell office:value-type="float" office:value="0.0491031519869873">
                <text:p>0.0491031519869873</text:p>
              </table:table-cell>
              <table:table-cell office:value-type="float" office:value="0.0459094364345125">
                <text:p>0.04590943643451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86213424574901">
                <text:p>0.0686213424574901</text:p>
              </table:table-cell>
              <table:table-cell office:value-type="float" office:value="0.0583268950698341">
                <text:p>0.0583268950698341</text:p>
              </table:table-cell>
              <table:table-cell office:value-type="float" office:value="0.0586865086016899">
                <text:p>0.0586865086016899</text:p>
              </table:table-cell>
              <table:table-cell office:value-type="float" office:value="0.0547164746484596">
                <text:p>0.054716474648459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812472688969334">
                <text:p>0.0812472688969334</text:p>
              </table:table-cell>
              <table:table-cell office:value-type="float" office:value="0.0685385539771597">
                <text:p>0.0685385539771597</text:p>
              </table:table-cell>
              <table:table-cell office:value-type="float" office:value="0.0683923438440956">
                <text:p>0.0683923438440956</text:p>
              </table:table-cell>
              <table:table-cell office:value-type="float" office:value="0.0656543805703238">
                <text:p>0.065654380570323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95984941724421">
                <text:p>0.095984941724421</text:p>
              </table:table-cell>
              <table:table-cell office:value-type="float" office:value="0.0813804464605467">
                <text:p>0.0813804464605467</text:p>
              </table:table-cell>
              <table:table-cell office:value-type="float" office:value="0.0785039578327839">
                <text:p>0.0785039578327839</text:p>
              </table:table-cell>
              <table:table-cell office:value-type="float" office:value="0.0763197058115168">
                <text:p>0.0763197058115168</text:p>
              </table:table-cell>
            </table:table-row>
            <table:table-row>
              <table:table-cell office:value-type="float" office:value="2.599">
                <text:p>2.599</text:p>
              </table:table-cell>
              <table:table-cell office:value-type="float" office:value="0.112582820187131">
                <text:p>0.112582820187131</text:p>
              </table:table-cell>
              <table:table-cell office:value-type="float" office:value="0.0957994508774024">
                <text:p>0.0957994508774024</text:p>
              </table:table-cell>
              <table:table-cell office:value-type="float" office:value="0.0902822198630435">
                <text:p>0.0902822198630435</text:p>
              </table:table-cell>
              <table:table-cell office:value-type="float" office:value="0.0887726717472712">
                <text:p>0.0887726717472712</text:p>
              </table:table-cell>
            </table:table-row>
            <table:table-row>
              <table:table-cell office:value-type="float" office:value="2.799">
                <text:p>2.799</text:p>
              </table:table-cell>
              <table:table-cell office:value-type="float" office:value="0.131692163533031">
                <text:p>0.131692163533031</text:p>
              </table:table-cell>
              <table:table-cell office:value-type="float" office:value="0.112642871354105">
                <text:p>0.112642871354105</text:p>
              </table:table-cell>
              <table:table-cell office:value-type="float" office:value="0.105879048630124">
                <text:p>0.105879048630124</text:p>
              </table:table-cell>
              <table:table-cell office:value-type="float" office:value="0.105046002309689">
                <text:p>0.1050460023096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53888597936288">
                <text:p>0.153888597936288</text:p>
              </table:table-cell>
              <table:table-cell office:value-type="float" office:value="0.132349528470813">
                <text:p>0.132349528470813</text:p>
              </table:table-cell>
              <table:table-cell office:value-type="float" office:value="0.126105057955089">
                <text:p>0.126105057955089</text:p>
              </table:table-cell>
              <table:table-cell office:value-type="float" office:value="0.120261479228476">
                <text:p>0.120261479228476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179365904400058">
                <text:p>0.179365904400058</text:p>
              </table:table-cell>
              <table:table-cell office:value-type="float" office:value="0.155429071664478">
                <text:p>0.155429071664478</text:p>
              </table:table-cell>
              <table:table-cell office:value-type="float" office:value="0.147596183097105">
                <text:p>0.147596183097105</text:p>
              </table:table-cell>
              <table:table-cell office:value-type="float" office:value="0.141331272270454">
                <text:p>0.141331272270454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208198598915378">
                <text:p>0.208198598915378</text:p>
              </table:table-cell>
              <table:table-cell office:value-type="float" office:value="0.181362938203812">
                <text:p>0.181362938203812</text:p>
              </table:table-cell>
              <table:table-cell office:value-type="float" office:value="0.170930696019817">
                <text:p>0.170930696019817</text:p>
              </table:table-cell>
              <table:table-cell office:value-type="float" office:value="0.165020871931006">
                <text:p>0.165020871931006</text:p>
              </table:table-cell>
            </table:table-row>
            <table:table-row>
              <table:table-cell office:value-type="float" office:value="3.599">
                <text:p>3.599</text:p>
              </table:table-cell>
              <table:table-cell office:value-type="float" office:value="0.240648275979895">
                <text:p>0.240648275979895</text:p>
              </table:table-cell>
              <table:table-cell office:value-type="float" office:value="0.211483824758267">
                <text:p>0.211483824758267</text:p>
              </table:table-cell>
              <table:table-cell office:value-type="float" office:value="0.196023666287956">
                <text:p>0.196023666287956</text:p>
              </table:table-cell>
              <table:table-cell office:value-type="float" office:value="0.189057381298189">
                <text:p>0.189057381298189</text:p>
              </table:table-cell>
            </table:table-row>
            <table:table-row>
              <table:table-cell office:value-type="float" office:value="3.799">
                <text:p>3.799</text:p>
              </table:table-cell>
              <table:table-cell office:value-type="float" office:value="0.278815971129325">
                <text:p>0.278815971129325</text:p>
              </table:table-cell>
              <table:table-cell office:value-type="float" office:value="0.245698619235208">
                <text:p>0.245698619235208</text:p>
              </table:table-cell>
              <table:table-cell office:value-type="float" office:value="0.225325659794006">
                <text:p>0.225325659794006</text:p>
              </table:table-cell>
              <table:table-cell office:value-type="float" office:value="0.21851481516816">
                <text:p>0.218514815168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20955092616017">
                <text:p>0.320955092616017</text:p>
              </table:table-cell>
              <table:table-cell office:value-type="float" office:value="0.28394461024233">
                <text:p>0.28394461024233</text:p>
              </table:table-cell>
              <table:table-cell office:value-type="float" office:value="0.259685732556046">
                <text:p>0.259685732556046</text:p>
              </table:table-cell>
              <table:table-cell office:value-type="float" office:value="0.254002659278152">
                <text:p>0.254002659278152</text:p>
              </table:table-cell>
            </table:table-row>
            <table:table-row>
              <table:table-cell office:value-type="float" office:value="4.199">
                <text:p>4.199</text:p>
              </table:table-cell>
              <table:table-cell office:value-type="float" office:value="0.368851527216407">
                <text:p>0.368851527216407</text:p>
              </table:table-cell>
              <table:table-cell office:value-type="float" office:value="0.329120369265051">
                <text:p>0.329120369265051</text:p>
              </table:table-cell>
              <table:table-cell office:value-type="float" office:value="0.300107901386328">
                <text:p>0.300107901386328</text:p>
              </table:table-cell>
              <table:table-cell office:value-type="float" office:value="0.293103286870465">
                <text:p>0.29310328687046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423434162099222">
                <text:p>0.423434162099222</text:p>
              </table:table-cell>
              <table:table-cell office:value-type="float" office:value="0.381038080458398">
                <text:p>0.381038080458398</text:p>
              </table:table-cell>
              <table:table-cell office:value-type="float" office:value="0.347573584647955">
                <text:p>0.347573584647955</text:p>
              </table:table-cell>
              <table:table-cell office:value-type="float" office:value="0.337402220157008">
                <text:p>0.337402220157008</text:p>
              </table:table-cell>
            </table:table-row>
            <table:table-row>
              <table:table-cell office:value-type="float" office:value="4.599">
                <text:p>4.599</text:p>
              </table:table-cell>
              <table:table-cell office:value-type="float" office:value="0.481119658619509">
                <text:p>0.481119658619509</text:p>
              </table:table-cell>
              <table:table-cell office:value-type="float" office:value="0.442384465401297">
                <text:p>0.442384465401297</text:p>
              </table:table-cell>
              <table:table-cell office:value-type="float" office:value="0.403684788884543">
                <text:p>0.403684788884543</text:p>
              </table:table-cell>
              <table:table-cell office:value-type="float" office:value="0.38990821954456">
                <text:p>0.3899082195445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538640221156102">
                <text:p>0.538640221156102</text:p>
              </table:table-cell>
              <table:table-cell office:value-type="float" office:value="0.509831363654451">
                <text:p>0.509831363654451</text:p>
              </table:table-cell>
              <table:table-cell office:value-type="float" office:value="0.470447064374538">
                <text:p>0.470447064374538</text:p>
              </table:table-cell>
              <table:table-cell office:value-type="float" office:value="0.453194689716413">
                <text:p>0.4531946897164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91816645978732">
                <text:p>0.591816645978732</text:p>
              </table:table-cell>
              <table:table-cell office:value-type="float" office:value="0.58407066969082">
                <text:p>0.58407066969082</text:p>
              </table:table-cell>
              <table:table-cell office:value-type="float" office:value="0.551185114823714">
                <text:p>0.551185114823714</text:p>
              </table:table-cell>
              <table:table-cell office:value-type="float" office:value="0.53140957086616">
                <text:p>0.53140957086616</text:p>
              </table:table-cell>
            </table:table-row>
            <table:table-row>
              <table:table-cell office:value-type="float" office:value="5.199">
                <text:p>5.199</text:p>
              </table:table-cell>
              <table:table-cell office:value-type="float" office:value="0.638426595506305">
                <text:p>0.638426595506305</text:p>
              </table:table-cell>
              <table:table-cell office:value-type="float" office:value="0.64765699733397">
                <text:p>0.64765699733397</text:p>
              </table:table-cell>
              <table:table-cell office:value-type="float" office:value="0.644580035139347">
                <text:p>0.644580035139347</text:p>
              </table:table-cell>
              <table:table-cell office:value-type="float" office:value="0.631623634084394">
                <text:p>0.631623634084394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676539487889837">
                <text:p>0.676539487889837</text:p>
              </table:table-cell>
              <table:table-cell office:value-type="float" office:value="0.698883928216147">
                <text:p>0.698883928216147</text:p>
              </table:table-cell>
              <table:table-cell office:value-type="float" office:value="0.716345259602789">
                <text:p>0.716345259602789</text:p>
              </table:table-cell>
              <table:table-cell office:value-type="float" office:value="0.725613945665597">
                <text:p>0.725613945665597</text:p>
              </table:table-cell>
            </table:table-row>
            <table:table-row>
              <table:table-cell office:value-type="float" office:value="5.599">
                <text:p>5.599</text:p>
              </table:table-cell>
              <table:table-cell office:value-type="float" office:value="0.709205616166422">
                <text:p>0.709205616166422</text:p>
              </table:table-cell>
              <table:table-cell office:value-type="float" office:value="0.736462217977796">
                <text:p>0.736462217977796</text:p>
              </table:table-cell>
              <table:table-cell office:value-type="float" office:value="0.757472698714248">
                <text:p>0.757472698714248</text:p>
              </table:table-cell>
              <table:table-cell office:value-type="float" office:value="0.766606618306855">
                <text:p>0.76660661830685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734497026917095">
                <text:p>0.734497026917095</text:p>
              </table:table-cell>
              <table:table-cell office:value-type="float" office:value="0.764628546416776">
                <text:p>0.764628546416776</text:p>
              </table:table-cell>
              <table:table-cell office:value-type="float" office:value="0.783368534763741">
                <text:p>0.783368534763741</text:p>
              </table:table-cell>
              <table:table-cell office:value-type="float" office:value="0.790050029921883">
                <text:p>0.7900500299218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58323087932155">
                <text:p>0.758323087932155</text:p>
              </table:table-cell>
              <table:table-cell office:value-type="float" office:value="0.787351557836935">
                <text:p>0.787351557836935</text:p>
              </table:table-cell>
              <table:table-cell office:value-type="float" office:value="0.80036256852483">
                <text:p>0.80036256852483</text:p>
              </table:table-cell>
              <table:table-cell office:value-type="float" office:value="0.801185266825138">
                <text:p>0.801185266825138</text:p>
              </table:table-cell>
            </table:table-row>
            <table:table-row>
              <table:table-cell office:value-type="float" office:value="6.199">
                <text:p>6.199</text:p>
              </table:table-cell>
              <table:table-cell office:value-type="float" office:value="0.775237035104654">
                <text:p>0.775237035104654</text:p>
              </table:table-cell>
              <table:table-cell office:value-type="float" office:value="0.800536389319963">
                <text:p>0.800536389319963</text:p>
              </table:table-cell>
              <table:table-cell office:value-type="float" office:value="0.81245944385465">
                <text:p>0.81245944385465</text:p>
              </table:table-cell>
              <table:table-cell office:value-type="float" office:value="0.815119964400632">
                <text:p>0.815119964400632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791278343510833">
                <text:p>0.791278343510833</text:p>
              </table:table-cell>
              <table:table-cell office:value-type="float" office:value="0.816390911623095">
                <text:p>0.816390911623095</text:p>
              </table:table-cell>
              <table:table-cell office:value-type="float" office:value="0.826833050852719">
                <text:p>0.826833050852719</text:p>
              </table:table-cell>
              <table:table-cell office:value-type="float" office:value="0.827886020643097">
                <text:p>0.827886020643097</text:p>
              </table:table-cell>
            </table:table-row>
            <table:table-row>
              <table:table-cell office:value-type="float" office:value="6.599">
                <text:p>6.599</text:p>
              </table:table-cell>
              <table:table-cell office:value-type="float" office:value="0.803897436032227">
                <text:p>0.803897436032227</text:p>
              </table:table-cell>
              <table:table-cell office:value-type="float" office:value="0.829525287493534">
                <text:p>0.829525287493534</text:p>
              </table:table-cell>
              <table:table-cell office:value-type="float" office:value="0.833461598157357">
                <text:p>0.833461598157357</text:p>
              </table:table-cell>
              <table:table-cell office:value-type="float" office:value="0.832445194919218">
                <text:p>0.832445194919218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815862706586386">
                <text:p>0.815862706586386</text:p>
              </table:table-cell>
              <table:table-cell office:value-type="float" office:value="0.838039075245712">
                <text:p>0.838039075245712</text:p>
              </table:table-cell>
              <table:table-cell office:value-type="float" office:value="0.8439293984715">
                <text:p>0.8439293984715</text:p>
              </table:table-cell>
              <table:table-cell office:value-type="float" office:value="0.843166742611096">
                <text:p>0.8431667426110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25718662050267">
                <text:p>0.825718662050267</text:p>
              </table:table-cell>
              <table:table-cell office:value-type="float" office:value="0.846689745732363">
                <text:p>0.846689745732363</text:p>
              </table:table-cell>
              <table:table-cell office:value-type="float" office:value="0.851573634314876">
                <text:p>0.851573634314876</text:p>
              </table:table-cell>
              <table:table-cell office:value-type="float" office:value="0.852568044763404">
                <text:p>0.852568044763404</text:p>
              </table:table-cell>
            </table:table-row>
            <table:table-row>
              <table:table-cell office:value-type="float" office:value="7.199">
                <text:p>7.199</text:p>
              </table:table-cell>
              <table:table-cell office:value-type="float" office:value="0.838176763232995">
                <text:p>0.838176763232995</text:p>
              </table:table-cell>
              <table:table-cell office:value-type="float" office:value="0.857586248060165">
                <text:p>0.857586248060165</text:p>
              </table:table-cell>
              <table:table-cell office:value-type="float" office:value="0.862210798830344">
                <text:p>0.862210798830344</text:p>
              </table:table-cell>
              <table:table-cell office:value-type="float" office:value="0.859756048256625">
                <text:p>0.85975604825662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844984396982299">
                <text:p>0.844984396982299</text:p>
              </table:table-cell>
              <table:table-cell office:value-type="float" office:value="0.864753491703474">
                <text:p>0.864753491703474</text:p>
              </table:table-cell>
              <table:table-cell office:value-type="float" office:value="0.868683888671596">
                <text:p>0.868683888671596</text:p>
              </table:table-cell>
              <table:table-cell office:value-type="float" office:value="0.862961218971475">
                <text:p>0.862961218971475</text:p>
              </table:table-cell>
            </table:table-row>
            <table:table-row>
              <table:table-cell office:value-type="float" office:value="7.599">
                <text:p>7.599</text:p>
              </table:table-cell>
              <table:table-cell office:value-type="float" office:value="0.849076205414435">
                <text:p>0.849076205414435</text:p>
              </table:table-cell>
              <table:table-cell office:value-type="float" office:value="0.868882256973459">
                <text:p>0.868882256973459</text:p>
              </table:table-cell>
              <table:table-cell office:value-type="float" office:value="0.872500046562739">
                <text:p>0.872500046562739</text:p>
              </table:table-cell>
              <table:table-cell office:value-type="float" office:value="0.866519314458641">
                <text:p>0.866519314458641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856659883126859">
                <text:p>0.856659883126859</text:p>
              </table:table-cell>
              <table:table-cell office:value-type="float" office:value="0.873827543671163">
                <text:p>0.873827543671163</text:p>
              </table:table-cell>
              <table:table-cell office:value-type="float" office:value="0.877828810539321">
                <text:p>0.877828810539321</text:p>
              </table:table-cell>
              <table:table-cell office:value-type="float" office:value="0.876236100668289">
                <text:p>0.8762361006682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67075694184796">
                <text:p>0.867075694184796</text:p>
              </table:table-cell>
              <table:table-cell office:value-type="float" office:value="0.88223469022323">
                <text:p>0.88223469022323</text:p>
              </table:table-cell>
              <table:table-cell office:value-type="float" office:value="0.884738472618005">
                <text:p>0.884738472618005</text:p>
              </table:table-cell>
              <table:table-cell office:value-type="float" office:value="0.88157477835457">
                <text:p>0.88157477835457</text:p>
              </table:table-cell>
            </table:table-row>
            <table:table-row>
              <table:table-cell office:value-type="float" office:value="8.199">
                <text:p>8.199</text:p>
              </table:table-cell>
              <table:table-cell office:value-type="float" office:value="0.873375383832921">
                <text:p>0.873375383832921</text:p>
              </table:table-cell>
              <table:table-cell office:value-type="float" office:value="0.88268353825952">
                <text:p>0.88268353825952</text:p>
              </table:table-cell>
              <table:table-cell office:value-type="float" office:value="0.8879449690513">
                <text:p>0.8879449690513</text:p>
              </table:table-cell>
              <table:table-cell office:value-type="float" office:value="0.890753277563658">
                <text:p>0.890753277563658</text:p>
              </table:table-cell>
            </table:table-row>
            <table:table-row>
              <table:table-cell office:value-type="float" office:value="8.399">
                <text:p>8.399</text:p>
              </table:table-cell>
              <table:table-cell office:value-type="float" office:value="0.879403688081581">
                <text:p>0.879403688081581</text:p>
              </table:table-cell>
              <table:table-cell office:value-type="float" office:value="0.892935418407545">
                <text:p>0.892935418407545</text:p>
              </table:table-cell>
              <table:table-cell office:value-type="float" office:value="0.894734437180657">
                <text:p>0.894734437180657</text:p>
              </table:table-cell>
              <table:table-cell office:value-type="float" office:value="0.886729321377034">
                <text:p>0.886729321377034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879518681894914">
                <text:p>0.879518681894914</text:p>
              </table:table-cell>
              <table:table-cell office:value-type="float" office:value="0.891888106322868">
                <text:p>0.891888106322868</text:p>
              </table:table-cell>
              <table:table-cell office:value-type="float" office:value="0.896391077337605">
                <text:p>0.896391077337605</text:p>
              </table:table-cell>
              <table:table-cell office:value-type="float" office:value="0.894259201562743">
                <text:p>0.894259201562743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889541542665005">
                <text:p>0.889541542665005</text:p>
              </table:table-cell>
              <table:table-cell office:value-type="float" office:value="0.896047113127213">
                <text:p>0.896047113127213</text:p>
              </table:table-cell>
              <table:table-cell office:value-type="float" office:value="0.898677742390096">
                <text:p>0.898677742390096</text:p>
              </table:table-cell>
              <table:table-cell office:value-type="float" office:value="0.899677057154466">
                <text:p>0.8996770571544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90104683796583">
                <text:p>0.890104683796583</text:p>
              </table:table-cell>
              <table:table-cell office:value-type="float" office:value="0.902716167283435">
                <text:p>0.902716167283435</text:p>
              </table:table-cell>
              <table:table-cell office:value-type="float" office:value="0.898568226828829">
                <text:p>0.898568226828829</text:p>
              </table:table-cell>
              <table:table-cell office:value-type="float" office:value="0.899775262308502">
                <text:p>0.899775262308502</text:p>
              </table:table-cell>
            </table:table-row>
            <table:table-row>
              <table:table-cell office:value-type="float" office:value="9.199">
                <text:p>9.199</text:p>
              </table:table-cell>
              <table:table-cell office:value-type="float" office:value="0.89218640037166">
                <text:p>0.89218640037166</text:p>
              </table:table-cell>
              <table:table-cell office:value-type="float" office:value="0.908684891170268">
                <text:p>0.908684891170268</text:p>
              </table:table-cell>
              <table:table-cell office:value-type="float" office:value="0.910164211258249">
                <text:p>0.910164211258249</text:p>
              </table:table-cell>
              <table:table-cell office:value-type="float" office:value="0.906898204887174">
                <text:p>0.906898204887174</text:p>
              </table:table-cell>
            </table:table-row>
            <table:table-row>
              <table:table-cell office:value-type="float" office:value="9.399">
                <text:p>9.399</text:p>
              </table:table-cell>
              <table:table-cell office:value-type="float" office:value="0.902212546679274">
                <text:p>0.902212546679274</text:p>
              </table:table-cell>
              <table:table-cell office:value-type="float" office:value="0.910598066133461">
                <text:p>0.910598066133461</text:p>
              </table:table-cell>
              <table:table-cell office:value-type="float" office:value="0.909420697447741">
                <text:p>0.909420697447741</text:p>
              </table:table-cell>
              <table:table-cell office:value-type="float" office:value="0.908379875148692">
                <text:p>0.908379875148692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902451733811007">
                <text:p>0.902451733811007</text:p>
              </table:table-cell>
              <table:table-cell office:value-type="float" office:value="0.913313437587044">
                <text:p>0.913313437587044</text:p>
              </table:table-cell>
              <table:table-cell office:value-type="float" office:value="0.912949780534292">
                <text:p>0.912949780534292</text:p>
              </table:table-cell>
              <table:table-cell office:value-type="float" office:value="0.915279401001933">
                <text:p>0.915279401001933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901291939065107">
                <text:p>0.901291939065107</text:p>
              </table:table-cell>
              <table:table-cell office:value-type="float" office:value="0.910652182563368">
                <text:p>0.910652182563368</text:p>
              </table:table-cell>
              <table:table-cell office:value-type="float" office:value="0.915462430078287">
                <text:p>0.915462430078287</text:p>
              </table:table-cell>
              <table:table-cell office:value-type="float" office:value="0.912751845849932">
                <text:p>0.9127518458499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05224070373585">
                <text:p>0.905224070373585</text:p>
              </table:table-cell>
              <table:table-cell office:value-type="float" office:value="0.914457840913613">
                <text:p>0.914457840913613</text:p>
              </table:table-cell>
              <table:table-cell office:value-type="float" office:value="0.917747356788537">
                <text:p>0.917747356788537</text:p>
              </table:table-cell>
              <table:table-cell office:value-type="float" office:value="0.915279401001933">
                <text:p>0.9152794010019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0.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771cm" svg:y="4.609cm" style:legend-expansion="high" chart:style-name="ch2"/>
        <chart:plot-area chart:style-name="ch3" table:cell-range-address="'L50-Derivada'.C2:'L50-Derivada'.D60 'L50-Derivada'.D1:'L50-Derivada'.D1" chart:data-source-has-labels="row" svg:x="1.377cm" svg:y="0.196cm" svg:width="12.077cm" svg:height="8.394cm">
          <chartooo:coordinate-region svg:x="2.289cm" svg:y="0.395cm" svg:width="10.978cm" svg:height="7.548cm"/>
          <chart:axis chart:dimension="x" chart:name="primary-x" chart:style-name="ch4">
            <chart:title svg:x="7.25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7">
            <chart:title svg:x="0.451cm" svg:y="5.132cm" chart:style-name="ch8">
              <text:p>Derivada</text:p>
            </chart:title>
            <chart:grid chart:style-name="ch6" chart:class="major"/>
          </chart:axis>
          <chart:series chart:style-name="ch9" chart:values-cell-range-address="'L50-Derivada'.D2:'L50-Derivada'.D60" chart:label-cell-address="'L50-Derivada'.D1:'L50-Derivada'.D1" chart:class="chart:scatter">
            <chart:domain table:cell-range-address="'L50-Derivada'.C2:'L50-Derivada'.C60"/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erivada</text:p>
                <draw:g>
                  <svg:desc>'L50-Derivada'.D1:'L50-Derivad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'L50-Derivada'.C2:'L50-Derivada'.C60</svg:desc>
                </draw:g>
              </table:table-cell>
              <table:table-cell office:value-type="float" office:value="0.0186508587305376">
                <text:p>0.0186508587305376</text:p>
                <draw:g>
                  <svg:desc>'L50-Derivada'.D2:'L50-Derivada'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224592185883664">
                <text:p>0.0224592185883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0.0253894459032917">
                <text:p>0.02538944590329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0269359566059256">
                <text:p>0.0269359566059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0.0277253255881807">
                <text:p>0.0277253255881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0.0285757672210286">
                <text:p>0.0285757672210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0291837749661813">
                <text:p>0.0291837749661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0300603432269701">
                <text:p>0.0300603432269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">
                <text:p>0.95</text:p>
              </table:table-cell>
              <table:table-cell office:value-type="float" office:value="0.033851621972892">
                <text:p>0.0338516219728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0.0335155566165353">
                <text:p>0.03351555661653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95">
                <text:p>1.2995</text:p>
              </table:table-cell>
              <table:table-cell office:value-type="float" office:value="0.0397725477870774">
                <text:p>0.0397725477870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995">
                <text:p>1.4995</text:p>
              </table:table-cell>
              <table:table-cell office:value-type="float" office:value="0.0446693616081815">
                <text:p>0.0446693616081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995">
                <text:p>1.6995</text:p>
              </table:table-cell>
              <table:table-cell office:value-type="float" office:value="0.0498363945133482">
                <text:p>0.0498363945133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995">
                <text:p>1.8995</text:p>
              </table:table-cell>
              <table:table-cell office:value-type="float" office:value="0.0574585231451295">
                <text:p>0.0574585231451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">
                <text:p>2.1</text:p>
              </table:table-cell>
              <table:table-cell office:value-type="float" office:value="0.06370653298321">
                <text:p>0.06370653298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">
                <text:p>2.3</text:p>
              </table:table-cell>
              <table:table-cell office:value-type="float" office:value="0.0743617543301239">
                <text:p>0.0743617543301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995">
                <text:p>2.4995</text:p>
              </table:table-cell>
              <table:table-cell office:value-type="float" office:value="0.0841686216819222">
                <text:p>0.0841686216819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99">
                <text:p>2.699</text:p>
              </table:table-cell>
              <table:table-cell office:value-type="float" office:value="0.0964198562372352">
                <text:p>0.0964198562372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995">
                <text:p>2.8995</text:p>
              </table:table-cell>
              <table:table-cell office:value-type="float" office:value="0.111439170292671">
                <text:p>0.1114391702926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">
                <text:p>3.1</text:p>
              </table:table-cell>
              <table:table-cell office:value-type="float" office:value="0.128550635261664">
                <text:p>0.1285506352616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">
                <text:p>3.3</text:p>
              </table:table-cell>
              <table:table-cell office:value-type="float" office:value="0.145480889101085">
                <text:p>0.1454808891010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995">
                <text:p>3.4995</text:p>
              </table:table-cell>
              <table:table-cell office:value-type="float" office:value="0.164553837328069">
                <text:p>0.164553837328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99">
                <text:p>3.699</text:p>
              </table:table-cell>
              <table:table-cell office:value-type="float" office:value="0.192582424869367">
                <text:p>0.1925824248693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995">
                <text:p>3.8995</text:p>
              </table:table-cell>
              <table:table-cell office:value-type="float" office:value="0.211563202000131">
                <text:p>0.2115632020001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0995">
                <text:p>4.0995</text:p>
              </table:table-cell>
              <table:table-cell office:value-type="float" office:value="0.242885070694446">
                <text:p>0.2428850706944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2995">
                <text:p>4.2995</text:p>
              </table:table-cell>
              <table:table-cell office:value-type="float" office:value="0.274036966173086">
                <text:p>0.274036966173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995">
                <text:p>4.4995</text:p>
              </table:table-cell>
              <table:table-cell office:value-type="float" office:value="0.292525863715543">
                <text:p>0.2925258637155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6995">
                <text:p>4.6995</text:p>
              </table:table-cell>
              <table:table-cell office:value-type="float" office:value="0.288787092890236">
                <text:p>0.2887870928902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">
                <text:p>4.9</text:p>
              </table:table-cell>
              <table:table-cell office:value-type="float" office:value="0.268311848492082">
                <text:p>0.2683118484920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0995">
                <text:p>5.0995</text:p>
              </table:table-cell>
              <table:table-cell office:value-type="float" office:value="0.236361244433354">
                <text:p>0.236361244433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995">
                <text:p>5.2995</text:p>
              </table:table-cell>
              <table:table-cell office:value-type="float" office:value="0.191349161199123">
                <text:p>0.191349161199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4995">
                <text:p>5.4995</text:p>
              </table:table-cell>
              <table:table-cell office:value-type="float" office:value="0.165651471596332">
                <text:p>0.1656514715963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6995">
                <text:p>5.6995</text:p>
              </table:table-cell>
              <table:table-cell office:value-type="float" office:value="0.126977773924468">
                <text:p>0.1269777739244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9">
                <text:p>5.9</text:p>
              </table:table-cell>
              <table:table-cell office:value-type="float" office:value="0.120218959709292">
                <text:p>0.1202189597092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0995">
                <text:p>6.0995</text:p>
              </table:table-cell>
              <table:table-cell office:value-type="float" office:value="0.0857714209625348">
                <text:p>0.08577142096253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2995">
                <text:p>6.2995</text:p>
              </table:table-cell>
              <table:table-cell office:value-type="float" office:value="0.0805368135582665">
                <text:p>0.08053681355826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995">
                <text:p>6.4995</text:p>
              </table:table-cell>
              <table:table-cell office:value-type="float" office:value="0.063992011195203">
                <text:p>0.0639920111952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6995">
                <text:p>6.6995</text:p>
              </table:table-cell>
              <table:table-cell office:value-type="float" office:value="0.0600727035098508">
                <text:p>0.06007270350985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9">
                <text:p>6.9</text:p>
              </table:table-cell>
              <table:table-cell office:value-type="float" office:value="0.049730113259595">
                <text:p>0.0497301132595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0995">
                <text:p>7.0995</text:p>
              </table:table-cell>
              <table:table-cell office:value-type="float" office:value="0.0631756165512327">
                <text:p>0.0631756165512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995">
                <text:p>7.2995</text:p>
              </table:table-cell>
              <table:table-cell office:value-type="float" office:value="0.0341783298567764">
                <text:p>0.03417832985677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995">
                <text:p>7.4995</text:p>
              </table:table-cell>
              <table:table-cell office:value-type="float" office:value="0.0207497528490185">
                <text:p>0.0207497528490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6995">
                <text:p>7.6995</text:p>
              </table:table-cell>
              <table:table-cell office:value-type="float" office:value="0.0380745274977853">
                <text:p>0.03807452749778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9">
                <text:p>7.9</text:p>
              </table:table-cell>
              <table:table-cell office:value-type="float" office:value="0.0525549720166568">
                <text:p>0.05255497201665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0995">
                <text:p>8.0995</text:p>
              </table:table-cell>
              <table:table-cell office:value-type="float" office:value="0.0319460222520522">
                <text:p>0.03194602225205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299">
                <text:p>8.299</text:p>
              </table:table-cell>
              <table:table-cell office:value-type="float" office:value="0.0304169650672402">
                <text:p>0.03041696506724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4995">
                <text:p>8.4995</text:p>
              </table:table-cell>
              <table:table-cell office:value-type="float" office:value="0.000577336652985704">
                <text:p>0.0005773366529857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7">
                <text:p>8.7</text:p>
              </table:table-cell>
              <table:table-cell office:value-type="float" office:value="0.0505722659876387">
                <text:p>0.05057226598763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9">
                <text:p>8.9</text:p>
              </table:table-cell>
              <table:table-cell office:value-type="float" office:value="0.00284143656667014">
                <text:p>0.00284143656667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0995">
                <text:p>9.0995</text:p>
              </table:table-cell>
              <table:table-cell office:value-type="float" office:value="0.0105564825800032">
                <text:p>0.0105564825800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299">
                <text:p>9.299</text:p>
              </table:table-cell>
              <table:table-cell office:value-type="float" office:value="0.0505888437972482">
                <text:p>0.05058884379724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4995">
                <text:p>9.4995</text:p>
              </table:table-cell>
              <table:table-cell office:value-type="float" office:value="0.00120086023820985">
                <text:p>0.001200860238209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7">
                <text:p>9.7</text:p>
              </table:table-cell>
              <table:table-cell office:value-type="float" office:value="-0.0058519667913309">
                <text:p>-0.00585196679133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9">
                <text:p>9.9</text:p>
              </table:table-cell>
              <table:table-cell office:value-type="float" office:value="0.0198403225378636">
                <text:p>0.01984032253786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5">
                <text:p>10.5</text:p>
              </table:table-cell>
              <table:table-cell office:value-type="float" office:value="0.015689239012228">
                <text:p>0.0156892390122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5">
                <text:p>11.5</text:p>
              </table:table-cell>
              <table:table-cell office:value-type="float" office:value="0.00350189650141852">
                <text:p>0.003501896501418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5">
                <text:p>12.5</text:p>
              </table:table-cell>
              <table:table-cell office:value-type="float" office:value="0.0131011113763564">
                <text:p>0.01310111137635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5">
                <text:p>13.5</text:p>
              </table:table-cell>
              <table:table-cell office:value-type="float" office:value="0.00278043022731478">
                <text:p>0.002780430227314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5">
                <text:p>14.5</text:p>
              </table:table-cell>
              <table:table-cell office:value-type="float" office:value="0.00908795522665207">
                <text:p>0.009087955226652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609cm" style:legend-expansion="high" chart:style-name="ch2"/>
        <chart:plot-area chart:style-name="ch3" table:cell-range-address="L100.A3:L100.B52" svg:x="1.377cm" svg:y="0.196cm" svg:width="11.918cm" svg:height="8.394cm">
          <chartooo:coordinate-region svg:x="2.104cm" svg:y="0.395cm" svg:width="11.004cm" svg:height="7.548cm"/>
          <chart:axis chart:dimension="x" chart:name="primary-x" chart:style-name="ch4">
            <chart:title svg:x="7.179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72cm" chart:style-name="ch7">
              <text:p>Afinidade</text:p>
            </chart:title>
            <chart:grid chart:style-name="ch6" chart:class="major"/>
          </chart:axis>
          <chart:series chart:style-name="ch8" chart:values-cell-range-address="L100.B3:L100.B52" chart:class="chart:scatter">
            <chart:domain table:cell-range-address="L100.A3:L100.A52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L100.A3:L100.A52</svg:desc>
                </draw:g>
              </table:table-cell>
              <table:table-cell office:value-type="float" office:value="0.002043983924237">
                <text:p>0.002043983924237</text:p>
                <draw:g>
                  <svg:desc>L100.B3:L100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00418885519875851">
                <text:p>0.004188855198758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00699743901953762">
                <text:p>0.00699743901953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0123045481676018">
                <text:p>0.0123045481676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186596951971668">
                <text:p>0.0186596951971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0255631053280808">
                <text:p>0.0255631053280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99">
                <text:p>1.399</text:p>
              </table:table-cell>
              <table:table-cell office:value-type="float" office:value="0.0331245553300704">
                <text:p>0.033124555330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0404888146114361">
                <text:p>0.0404888146114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99">
                <text:p>1.799</text:p>
              </table:table-cell>
              <table:table-cell office:value-type="float" office:value="0.0490666189168756">
                <text:p>0.04906661891687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0583268950698341">
                <text:p>0.0583268950698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.0685385539771597">
                <text:p>0.0685385539771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0.0813804464605467">
                <text:p>0.0813804464605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99">
                <text:p>2.599</text:p>
              </table:table-cell>
              <table:table-cell office:value-type="float" office:value="0.0957994508774024">
                <text:p>0.0957994508774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99">
                <text:p>2.799</text:p>
              </table:table-cell>
              <table:table-cell office:value-type="float" office:value="0.112642871354105">
                <text:p>0.112642871354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132349528470813">
                <text:p>0.1323495284708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0.155429071664478">
                <text:p>0.155429071664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0.181362938203812">
                <text:p>0.181362938203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99">
                <text:p>3.599</text:p>
              </table:table-cell>
              <table:table-cell office:value-type="float" office:value="0.211483824758267">
                <text:p>0.2114838247582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99">
                <text:p>3.799</text:p>
              </table:table-cell>
              <table:table-cell office:value-type="float" office:value="0.245698619235208">
                <text:p>0.2456986192352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28394461024233">
                <text:p>0.283944610242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99">
                <text:p>4.199</text:p>
              </table:table-cell>
              <table:table-cell office:value-type="float" office:value="0.329120369265051">
                <text:p>0.3291203692650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0.381038080458398">
                <text:p>0.381038080458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99">
                <text:p>4.599</text:p>
              </table:table-cell>
              <table:table-cell office:value-type="float" office:value="0.442384465401297">
                <text:p>0.442384465401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0.509831363654451">
                <text:p>0.5098313636544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58407066969082">
                <text:p>0.584070669690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199">
                <text:p>5.199</text:p>
              </table:table-cell>
              <table:table-cell office:value-type="float" office:value="0.64765699733397">
                <text:p>0.647656997333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0.698883928216148">
                <text:p>0.698883928216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599">
                <text:p>5.599</text:p>
              </table:table-cell>
              <table:table-cell office:value-type="float" office:value="0.736462217977796">
                <text:p>0.7364622179777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0.764628546416776">
                <text:p>0.7646285464167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787351557836935">
                <text:p>0.7873515578369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199">
                <text:p>6.199</text:p>
              </table:table-cell>
              <table:table-cell office:value-type="float" office:value="0.800536389319963">
                <text:p>0.8005363893199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0.816390911623095">
                <text:p>0.816390911623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599">
                <text:p>6.599</text:p>
              </table:table-cell>
              <table:table-cell office:value-type="float" office:value="0.829525287493534">
                <text:p>0.8295252874935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0.838039075245712">
                <text:p>0.8380390752457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.846689745732362">
                <text:p>0.8466897457323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99">
                <text:p>7.199</text:p>
              </table:table-cell>
              <table:table-cell office:value-type="float" office:value="0.857586248060165">
                <text:p>0.857586248060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0.864753491703474">
                <text:p>0.864753491703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599">
                <text:p>7.599</text:p>
              </table:table-cell>
              <table:table-cell office:value-type="float" office:value="0.868882256973459">
                <text:p>0.868882256973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0.873827543671163">
                <text:p>0.873827543671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88223469022323">
                <text:p>0.882234690223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99">
                <text:p>8.199</text:p>
              </table:table-cell>
              <table:table-cell office:value-type="float" office:value="0.88268353825952">
                <text:p>0.882683538259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399">
                <text:p>8.399</text:p>
              </table:table-cell>
              <table:table-cell office:value-type="float" office:value="0.892935418407545">
                <text:p>0.8929354184075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0.891888106322868">
                <text:p>0.8918881063228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0.896047113127213">
                <text:p>0.8960471131272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0.902716167283435">
                <text:p>0.9027161672834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199">
                <text:p>9.199</text:p>
              </table:table-cell>
              <table:table-cell office:value-type="float" office:value="0.908684891170268">
                <text:p>0.9086848911702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399">
                <text:p>9.399</text:p>
              </table:table-cell>
              <table:table-cell office:value-type="float" office:value="0.910598066133461">
                <text:p>0.9105980661334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0.913313437587044">
                <text:p>0.913313437587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0.910652182563368">
                <text:p>0.9106521825633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914457840913613">
                <text:p>0.9144578409136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0.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771cm" svg:y="4.609cm" style:legend-expansion="high" chart:style-name="ch2"/>
        <chart:plot-area chart:style-name="ch3" table:cell-range-address="'L100-Derivada'.C2:'L100-Derivada'.D55 'L100-Derivada'.D1:'L100-Derivada'.D1" chart:data-source-has-labels="row" svg:x="1.377cm" svg:y="0.196cm" svg:width="12.077cm" svg:height="8.394cm">
          <chartooo:coordinate-region svg:x="2.289cm" svg:y="0.395cm" svg:width="10.978cm" svg:height="7.548cm"/>
          <chart:axis chart:dimension="x" chart:name="primary-x" chart:style-name="ch4">
            <chart:title svg:x="7.25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7">
            <chart:title svg:x="0.451cm" svg:y="5.132cm" chart:style-name="ch8">
              <text:p>Derivada</text:p>
            </chart:title>
            <chart:grid chart:style-name="ch6" chart:class="major"/>
          </chart:axis>
          <chart:series chart:style-name="ch9" chart:values-cell-range-address="'L100-Derivada'.D2:'L100-Derivada'.D55" chart:label-cell-address="'L100-Derivada'.D1:'L100-Derivada'.D1" chart:class="chart:scatter">
            <chart:domain table:cell-range-address="'L100-Derivada'.C2:'L100-Derivada'.C55"/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erivada</text:p>
                <draw:g>
                  <svg:desc>'L100-Derivada'.D1:'L100-Derivad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'L100-Derivada'.C2:'L100-Derivada'.C55</svg:desc>
                </draw:g>
              </table:table-cell>
              <table:table-cell office:value-type="float" office:value="0.0107243563726075">
                <text:p>0.0107243563726075</text:p>
                <draw:g>
                  <svg:desc>'L100-Derivada'.D2:'L100-Derivada'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140429191038956">
                <text:p>0.0140429191038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0265355457403207">
                <text:p>0.0265355457403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.0317757351478254">
                <text:p>0.0317757351478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0.03451705065457">
                <text:p>0.03451705065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995">
                <text:p>1.2995</text:p>
              </table:table-cell>
              <table:table-cell office:value-type="float" office:value="0.0379972361909024">
                <text:p>0.0379972361909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995">
                <text:p>1.4995</text:p>
              </table:table-cell>
              <table:table-cell office:value-type="float" office:value="0.0366381058774409">
                <text:p>0.0366381058774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995">
                <text:p>1.6995</text:p>
              </table:table-cell>
              <table:table-cell office:value-type="float" office:value="0.0431045442484398">
                <text:p>0.0431045442484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995">
                <text:p>1.8995</text:p>
              </table:table-cell>
              <table:table-cell office:value-type="float" office:value="0.0460710256366094">
                <text:p>0.0460710256366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">
                <text:p>2.1</text:p>
              </table:table-cell>
              <table:table-cell office:value-type="float" office:value="0.051058294536628">
                <text:p>0.0510582945366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">
                <text:p>2.3</text:p>
              </table:table-cell>
              <table:table-cell office:value-type="float" office:value="0.0642094624169353">
                <text:p>0.0642094624169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995">
                <text:p>2.4995</text:p>
              </table:table-cell>
              <table:table-cell office:value-type="float" office:value="0.0724573086274154">
                <text:p>0.0724573086274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99">
                <text:p>2.699</text:p>
              </table:table-cell>
              <table:table-cell office:value-type="float" office:value="0.0842171023835104">
                <text:p>0.0842171023835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995">
                <text:p>2.8995</text:p>
              </table:table-cell>
              <table:table-cell office:value-type="float" office:value="0.0980430702323802">
                <text:p>0.0980430702323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">
                <text:p>3.1</text:p>
              </table:table-cell>
              <table:table-cell office:value-type="float" office:value="0.115397715968326">
                <text:p>0.115397715968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">
                <text:p>3.3</text:p>
              </table:table-cell>
              <table:table-cell office:value-type="float" office:value="0.12966933269667">
                <text:p>0.12966933269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995">
                <text:p>3.4995</text:p>
              </table:table-cell>
              <table:table-cell office:value-type="float" office:value="0.151361238967108">
                <text:p>0.151361238967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99">
                <text:p>3.699</text:p>
              </table:table-cell>
              <table:table-cell office:value-type="float" office:value="0.171073972384705">
                <text:p>0.171073972384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995">
                <text:p>3.8995</text:p>
              </table:table-cell>
              <table:table-cell office:value-type="float" office:value="0.190278562224491">
                <text:p>0.190278562224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995">
                <text:p>4.0995</text:p>
              </table:table-cell>
              <table:table-cell office:value-type="float" office:value="0.227013864435784">
                <text:p>0.227013864435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995">
                <text:p>4.2995</text:p>
              </table:table-cell>
              <table:table-cell office:value-type="float" office:value="0.258297070613666">
                <text:p>0.258297070613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995">
                <text:p>4.4995</text:p>
              </table:table-cell>
              <table:table-cell office:value-type="float" office:value="0.308273291170347">
                <text:p>0.3082732911703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995">
                <text:p>4.6995</text:p>
              </table:table-cell>
              <table:table-cell office:value-type="float" office:value="0.335556707727133">
                <text:p>0.3355567077271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">
                <text:p>4.9</text:p>
              </table:table-cell>
              <table:table-cell office:value-type="float" office:value="0.371196530181847">
                <text:p>0.371196530181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0995">
                <text:p>5.0995</text:p>
              </table:table-cell>
              <table:table-cell office:value-type="float" office:value="0.319529284638944">
                <text:p>0.3195292846389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995">
                <text:p>5.2995</text:p>
              </table:table-cell>
              <table:table-cell office:value-type="float" office:value="0.254860352647648">
                <text:p>0.2548603526476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995">
                <text:p>5.4995</text:p>
              </table:table-cell>
              <table:table-cell office:value-type="float" office:value="0.18883562694296">
                <text:p>0.18883562694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995">
                <text:p>5.6995</text:p>
              </table:table-cell>
              <table:table-cell office:value-type="float" office:value="0.140130987258606">
                <text:p>0.140130987258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9">
                <text:p>5.9</text:p>
              </table:table-cell>
              <table:table-cell office:value-type="float" office:value="0.113615057100792">
                <text:p>0.1136150571007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0995">
                <text:p>6.0995</text:p>
              </table:table-cell>
              <table:table-cell office:value-type="float" office:value="0.0662554345880847">
                <text:p>0.06625543458808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995">
                <text:p>6.2995</text:p>
              </table:table-cell>
              <table:table-cell office:value-type="float" office:value="0.0788782204135902">
                <text:p>0.07887822041359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995">
                <text:p>6.4995</text:p>
              </table:table-cell>
              <table:table-cell office:value-type="float" office:value="0.0660018887961747">
                <text:p>0.06600188879617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995">
                <text:p>6.6995</text:p>
              </table:table-cell>
              <table:table-cell office:value-type="float" office:value="0.042357152995914">
                <text:p>0.0423571529959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">
                <text:p>6.9</text:p>
              </table:table-cell>
              <table:table-cell office:value-type="float" office:value="0.0432533524332501">
                <text:p>0.04325335243325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0995">
                <text:p>7.0995</text:p>
              </table:table-cell>
              <table:table-cell office:value-type="float" office:value="0.0547562931045335">
                <text:p>0.05475629310453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995">
                <text:p>7.2995</text:p>
              </table:table-cell>
              <table:table-cell office:value-type="float" office:value="0.0356579285736771">
                <text:p>0.03565792857367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995">
                <text:p>7.4995</text:p>
              </table:table-cell>
              <table:table-cell office:value-type="float" office:value="0.0207475641707809">
                <text:p>0.02074756417078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995">
                <text:p>7.6995</text:p>
              </table:table-cell>
              <table:table-cell office:value-type="float" office:value="0.0246034164064876">
                <text:p>0.02460341640648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9">
                <text:p>7.9</text:p>
              </table:table-cell>
              <table:table-cell office:value-type="float" office:value="0.042035732760336">
                <text:p>0.0420357327603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0995">
                <text:p>8.0995</text:p>
              </table:table-cell>
              <table:table-cell office:value-type="float" office:value="0.00225551777030026">
                <text:p>0.002255517770300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99">
                <text:p>8.299</text:p>
              </table:table-cell>
              <table:table-cell office:value-type="float" office:value="0.0512594007401215">
                <text:p>0.05125940074012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995">
                <text:p>8.4995</text:p>
              </table:table-cell>
              <table:table-cell office:value-type="float" office:value="-0.00521050788396194">
                <text:p>-0.005210507883961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7">
                <text:p>8.7</text:p>
              </table:table-cell>
              <table:table-cell office:value-type="float" office:value="0.0207950340217266">
                <text:p>0.02079503402172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9">
                <text:p>8.9</text:p>
              </table:table-cell>
              <table:table-cell office:value-type="float" office:value="0.0333452707811062">
                <text:p>0.0333452707811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0995">
                <text:p>9.0995</text:p>
              </table:table-cell>
              <table:table-cell office:value-type="float" office:value="0.0299935873710201">
                <text:p>0.02999358737102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99">
                <text:p>9.299</text:p>
              </table:table-cell>
              <table:table-cell office:value-type="float" office:value="0.00956587481596489">
                <text:p>0.009565874815964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995">
                <text:p>9.4995</text:p>
              </table:table-cell>
              <table:table-cell office:value-type="float" office:value="0.0135093107143446">
                <text:p>0.0135093107143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7">
                <text:p>9.7</text:p>
              </table:table-cell>
              <table:table-cell office:value-type="float" office:value="-0.0133062751183793">
                <text:p>-0.01330627511837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9">
                <text:p>9.9</text:p>
              </table:table-cell>
              <table:table-cell office:value-type="float" office:value="0.0190282917512225">
                <text:p>0.01902829175122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5">
                <text:p>10.5</text:p>
              </table:table-cell>
              <table:table-cell office:value-type="float" office:value="0.0135768572679161">
                <text:p>0.01357685726791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5">
                <text:p>11.5</text:p>
              </table:table-cell>
              <table:table-cell office:value-type="float" office:value="0.0129847598583425">
                <text:p>0.01298475985834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5">
                <text:p>12.5</text:p>
              </table:table-cell>
              <table:table-cell office:value-type="float" office:value="0.00936055071425723">
                <text:p>0.009360550714257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5">
                <text:p>13.5</text:p>
              </table:table-cell>
              <table:table-cell office:value-type="float" office:value="-0.000709880227607207">
                <text:p>-0.0007098802276072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5">
                <text:p>14.5</text:p>
              </table:table-cell>
              <table:table-cell office:value-type="float" office:value="0.00970753252954482">
                <text:p>0.009707532529544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609cm" style:legend-expansion="high" chart:style-name="ch2"/>
        <chart:plot-area chart:style-name="ch3" table:cell-range-address="L250.A3:L250.B52" svg:x="1.377cm" svg:y="0.196cm" svg:width="11.918cm" svg:height="8.394cm">
          <chartooo:coordinate-region svg:x="2.104cm" svg:y="0.395cm" svg:width="11.004cm" svg:height="7.548cm"/>
          <chart:axis chart:dimension="x" chart:name="primary-x" chart:style-name="ch4">
            <chart:title svg:x="7.179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72cm" chart:style-name="ch7">
              <text:p>Afinidade</text:p>
            </chart:title>
            <chart:grid chart:style-name="ch6" chart:class="major"/>
          </chart:axis>
          <chart:series chart:style-name="ch8" chart:values-cell-range-address="L250.B3:L250.B52" chart:class="chart:scatter">
            <chart:domain table:cell-range-address="L250.A3:L250.A52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L250.A3:L250.A52</svg:desc>
                </draw:g>
              </table:table-cell>
              <table:table-cell office:value-type="float" office:value="0.00115704407318421">
                <text:p>0.00115704407318421</text:p>
                <draw:g>
                  <svg:desc>L250.B3:L250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00369388538116258">
                <text:p>0.00369388538116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00866814674091872">
                <text:p>0.00866814674091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0149880364803536">
                <text:p>0.0149880364803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199858449274553">
                <text:p>0.0199858449274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0255751367392425">
                <text:p>0.0255751367392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99">
                <text:p>1.399</text:p>
              </table:table-cell>
              <table:table-cell office:value-type="float" office:value="0.0316744333314708">
                <text:p>0.0316744333314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0398722566786488">
                <text:p>0.039872256678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99">
                <text:p>1.799</text:p>
              </table:table-cell>
              <table:table-cell office:value-type="float" office:value="0.0491031519869873">
                <text:p>0.0491031519869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0586865086016899">
                <text:p>0.0586865086016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.0683923438440956">
                <text:p>0.06839234384409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0.0785039578327839">
                <text:p>0.0785039578327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99">
                <text:p>2.599</text:p>
              </table:table-cell>
              <table:table-cell office:value-type="float" office:value="0.0902822198630435">
                <text:p>0.09028221986304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99">
                <text:p>2.799</text:p>
              </table:table-cell>
              <table:table-cell office:value-type="float" office:value="0.105879048630124">
                <text:p>0.105879048630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126105057955089">
                <text:p>0.126105057955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0.147596183097105">
                <text:p>0.147596183097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0.170930696019817">
                <text:p>0.1709306960198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99">
                <text:p>3.599</text:p>
              </table:table-cell>
              <table:table-cell office:value-type="float" office:value="0.196023666287956">
                <text:p>0.1960236662879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99">
                <text:p>3.799</text:p>
              </table:table-cell>
              <table:table-cell office:value-type="float" office:value="0.225325659794006">
                <text:p>0.225325659794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259685732556046">
                <text:p>0.2596857325560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99">
                <text:p>4.199</text:p>
              </table:table-cell>
              <table:table-cell office:value-type="float" office:value="0.300107901386328">
                <text:p>0.300107901386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0.347573584647955">
                <text:p>0.3475735846479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99">
                <text:p>4.599</text:p>
              </table:table-cell>
              <table:table-cell office:value-type="float" office:value="0.403684788884543">
                <text:p>0.403684788884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0.470447064374538">
                <text:p>0.4704470643745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551185114823714">
                <text:p>0.551185114823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199">
                <text:p>5.199</text:p>
              </table:table-cell>
              <table:table-cell office:value-type="float" office:value="0.644580035139347">
                <text:p>0.6445800351393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0.716345259602789">
                <text:p>0.7163452596027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599">
                <text:p>5.599</text:p>
              </table:table-cell>
              <table:table-cell office:value-type="float" office:value="0.757472698714248">
                <text:p>0.7574726987142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0.783368534763741">
                <text:p>0.783368534763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80036256852483">
                <text:p>0.800362568524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199">
                <text:p>6.199</text:p>
              </table:table-cell>
              <table:table-cell office:value-type="float" office:value="0.81245944385465">
                <text:p>0.81245944385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0.826833050852719">
                <text:p>0.8268330508527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599">
                <text:p>6.599</text:p>
              </table:table-cell>
              <table:table-cell office:value-type="float" office:value="0.833461598157357">
                <text:p>0.8334615981573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0.8439293984715">
                <text:p>0.8439293984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.851573634314876">
                <text:p>0.851573634314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99">
                <text:p>7.199</text:p>
              </table:table-cell>
              <table:table-cell office:value-type="float" office:value="0.862210798830344">
                <text:p>0.862210798830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0.868683888671596">
                <text:p>0.8686838886715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599">
                <text:p>7.599</text:p>
              </table:table-cell>
              <table:table-cell office:value-type="float" office:value="0.872500046562739">
                <text:p>0.8725000465627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0.877828810539321">
                <text:p>0.8778288105393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884738472618005">
                <text:p>0.8847384726180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99">
                <text:p>8.199</text:p>
              </table:table-cell>
              <table:table-cell office:value-type="float" office:value="0.8879449690513">
                <text:p>0.88794496905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399">
                <text:p>8.399</text:p>
              </table:table-cell>
              <table:table-cell office:value-type="float" office:value="0.894734437180657">
                <text:p>0.8947344371806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0.896391077337605">
                <text:p>0.8963910773376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0.898677742390096">
                <text:p>0.8986777423900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0.898568226828829">
                <text:p>0.8985682268288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199">
                <text:p>9.199</text:p>
              </table:table-cell>
              <table:table-cell office:value-type="float" office:value="0.910164211258249">
                <text:p>0.9101642112582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399">
                <text:p>9.399</text:p>
              </table:table-cell>
              <table:table-cell office:value-type="float" office:value="0.909420697447741">
                <text:p>0.9094206974477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0.912949780534292">
                <text:p>0.9129497805342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0.915462430078287">
                <text:p>0.9154624300782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917747356788537">
                <text:p>0.9177473567885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0.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771cm" svg:y="4.609cm" style:legend-expansion="high" chart:style-name="ch2"/>
        <chart:plot-area chart:style-name="ch3" table:cell-range-address="'L250-Derivada'.C2:'L250-Derivada'.D55 'L250-Derivada'.D1:'L250-Derivada'.D1" chart:data-source-has-labels="row" svg:x="1.377cm" svg:y="0.196cm" svg:width="12.077cm" svg:height="8.394cm">
          <chartooo:coordinate-region svg:x="2.289cm" svg:y="0.395cm" svg:width="10.978cm" svg:height="7.548cm"/>
          <chart:axis chart:dimension="x" chart:name="primary-x" chart:style-name="ch4">
            <chart:title svg:x="7.25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7">
            <chart:title svg:x="0.451cm" svg:y="5.132cm" chart:style-name="ch8">
              <text:p>Derivada</text:p>
            </chart:title>
            <chart:grid chart:style-name="ch6" chart:class="major"/>
          </chart:axis>
          <chart:series chart:style-name="ch9" chart:values-cell-range-address="'L250-Derivada'.D2:'L250-Derivada'.D55" chart:label-cell-address="'L250-Derivada'.D1:'L250-Derivada'.D1" chart:class="chart:scatter">
            <chart:domain table:cell-range-address="'L250-Derivada'.C2:'L250-Derivada'.C55"/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erivada</text:p>
                <draw:g>
                  <svg:desc>'L250-Derivada'.D1:'L250-Derivad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'L250-Derivada'.C2:'L250-Derivada'.C55</svg:desc>
                </draw:g>
              </table:table-cell>
              <table:table-cell office:value-type="float" office:value="0.0126842065398919">
                <text:p>0.0126842065398919</text:p>
                <draw:g>
                  <svg:desc>'L250-Derivada'.D2:'L250-Derivada'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248713067987807">
                <text:p>0.0248713067987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0315994486971746">
                <text:p>0.0315994486971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.0249890422355081">
                <text:p>0.0249890422355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0.027946459058936">
                <text:p>0.027946459058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995">
                <text:p>1.2995</text:p>
              </table:table-cell>
              <table:table-cell office:value-type="float" office:value="0.030649731619238">
                <text:p>0.030649731619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995">
                <text:p>1.4995</text:p>
              </table:table-cell>
              <table:table-cell office:value-type="float" office:value="0.0407851907819801">
                <text:p>0.0407851907819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995">
                <text:p>1.6995</text:p>
              </table:table-cell>
              <table:table-cell office:value-type="float" office:value="0.0463864085846154">
                <text:p>0.0463864085846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995">
                <text:p>1.8995</text:p>
              </table:table-cell>
              <table:table-cell office:value-type="float" office:value="0.0476783911179236">
                <text:p>0.0476783911179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">
                <text:p>2.1</text:p>
              </table:table-cell>
              <table:table-cell office:value-type="float" office:value="0.0485291762120281">
                <text:p>0.04852917621202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">
                <text:p>2.3</text:p>
              </table:table-cell>
              <table:table-cell office:value-type="float" office:value="0.0505580699434419">
                <text:p>0.0505580699434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995">
                <text:p>2.4995</text:p>
              </table:table-cell>
              <table:table-cell office:value-type="float" office:value="0.0591872463832137">
                <text:p>0.0591872463832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99">
                <text:p>2.699</text:p>
              </table:table-cell>
              <table:table-cell office:value-type="float" office:value="0.0779841438354041">
                <text:p>0.0779841438354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995">
                <text:p>2.8995</text:p>
              </table:table-cell>
              <table:table-cell office:value-type="float" office:value="0.1006269120645">
                <text:p>0.1006269120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">
                <text:p>3.1</text:p>
              </table:table-cell>
              <table:table-cell office:value-type="float" office:value="0.107455625710082">
                <text:p>0.107455625710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">
                <text:p>3.3</text:p>
              </table:table-cell>
              <table:table-cell office:value-type="float" office:value="0.11667256461356">
                <text:p>0.11667256461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995">
                <text:p>3.4995</text:p>
              </table:table-cell>
              <table:table-cell office:value-type="float" office:value="0.126095327980599">
                <text:p>0.126095327980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99">
                <text:p>3.699</text:p>
              </table:table-cell>
              <table:table-cell office:value-type="float" office:value="0.146509967530251">
                <text:p>0.146509967530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995">
                <text:p>3.8995</text:p>
              </table:table-cell>
              <table:table-cell office:value-type="float" office:value="0.170945635632038">
                <text:p>0.1709456356320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995">
                <text:p>4.0995</text:p>
              </table:table-cell>
              <table:table-cell office:value-type="float" office:value="0.20312647653408">
                <text:p>0.20312647653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995">
                <text:p>4.2995</text:p>
              </table:table-cell>
              <table:table-cell office:value-type="float" office:value="0.236147677918541">
                <text:p>0.236147677918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995">
                <text:p>4.4995</text:p>
              </table:table-cell>
              <table:table-cell office:value-type="float" office:value="0.281965850435118">
                <text:p>0.281965850435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995">
                <text:p>4.6995</text:p>
              </table:table-cell>
              <table:table-cell office:value-type="float" office:value="0.332150624328335">
                <text:p>0.3321506243283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">
                <text:p>4.9</text:p>
              </table:table-cell>
              <table:table-cell office:value-type="float" office:value="0.403690252245876">
                <text:p>0.403690252245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0995">
                <text:p>5.0995</text:p>
              </table:table-cell>
              <table:table-cell office:value-type="float" office:value="0.469321207616248">
                <text:p>0.469321207616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995">
                <text:p>5.2995</text:p>
              </table:table-cell>
              <table:table-cell office:value-type="float" office:value="0.357040917728566">
                <text:p>0.3570409177285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995">
                <text:p>5.4995</text:p>
              </table:table-cell>
              <table:table-cell office:value-type="float" office:value="0.206670548298788">
                <text:p>0.206670548298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995">
                <text:p>5.6995</text:p>
              </table:table-cell>
              <table:table-cell office:value-type="float" office:value="0.128835005221359">
                <text:p>0.1288350052213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9">
                <text:p>5.9</text:p>
              </table:table-cell>
              <table:table-cell office:value-type="float" office:value="0.0849701688054476">
                <text:p>0.0849701688054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0995">
                <text:p>6.0995</text:p>
              </table:table-cell>
              <table:table-cell office:value-type="float" office:value="0.0607883182402997">
                <text:p>0.06078831824029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995">
                <text:p>6.2995</text:p>
              </table:table-cell>
              <table:table-cell office:value-type="float" office:value="0.0715104825774586">
                <text:p>0.07151048257745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995">
                <text:p>6.4995</text:p>
              </table:table-cell>
              <table:table-cell office:value-type="float" office:value="0.0333092829378806">
                <text:p>0.0333092829378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995">
                <text:p>6.6995</text:p>
              </table:table-cell>
              <table:table-cell office:value-type="float" office:value="0.0520786085280756">
                <text:p>0.0520786085280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">
                <text:p>6.9</text:p>
              </table:table-cell>
              <table:table-cell office:value-type="float" office:value="0.0382211792168768">
                <text:p>0.03822117921687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0995">
                <text:p>7.0995</text:p>
              </table:table-cell>
              <table:table-cell office:value-type="float" office:value="0.0534530880174285">
                <text:p>0.05345308801742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995">
                <text:p>7.2995</text:p>
              </table:table-cell>
              <table:table-cell office:value-type="float" office:value="0.0322044270709062">
                <text:p>0.03220442707090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995">
                <text:p>7.4995</text:p>
              </table:table-cell>
              <table:table-cell office:value-type="float" office:value="0.0191766728198112">
                <text:p>0.0191766728198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995">
                <text:p>7.6995</text:p>
              </table:table-cell>
              <table:table-cell office:value-type="float" office:value="0.0265112635650852">
                <text:p>0.02651126356508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9">
                <text:p>7.9</text:p>
              </table:table-cell>
              <table:table-cell office:value-type="float" office:value="0.034548310393423">
                <text:p>0.0345483103934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0995">
                <text:p>8.0995</text:p>
              </table:table-cell>
              <table:table-cell office:value-type="float" office:value="0.0161130474034889">
                <text:p>0.0161130474034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99">
                <text:p>8.299</text:p>
              </table:table-cell>
              <table:table-cell office:value-type="float" office:value="0.0339473406467875">
                <text:p>0.0339473406467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995">
                <text:p>8.4995</text:p>
              </table:table-cell>
              <table:table-cell office:value-type="float" office:value="0.00824199083058434">
                <text:p>0.008241990830584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7">
                <text:p>8.7</text:p>
              </table:table-cell>
              <table:table-cell office:value-type="float" office:value="0.0114333252624587">
                <text:p>0.01143332526245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9">
                <text:p>8.9</text:p>
              </table:table-cell>
              <table:table-cell office:value-type="float" office:value="-0.000547577806336854">
                <text:p>-0.0005475778063368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0995">
                <text:p>9.0995</text:p>
              </table:table-cell>
              <table:table-cell office:value-type="float" office:value="0.0582712785398007">
                <text:p>0.05827127853980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99">
                <text:p>9.299</text:p>
              </table:table-cell>
              <table:table-cell office:value-type="float" office:value="-0.00371756905254093">
                <text:p>-0.003717569052540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995">
                <text:p>9.4995</text:p>
              </table:table-cell>
              <table:table-cell office:value-type="float" office:value="0.0175576272962725">
                <text:p>0.0175576272962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7">
                <text:p>9.7</text:p>
              </table:table-cell>
              <table:table-cell office:value-type="float" office:value="0.0125632477199777">
                <text:p>0.01256324771997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9">
                <text:p>9.9</text:p>
              </table:table-cell>
              <table:table-cell office:value-type="float" office:value="0.0114246335512464">
                <text:p>0.0114246335512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5">
                <text:p>10.5</text:p>
              </table:table-cell>
              <table:table-cell office:value-type="float" office:value="0.010811495408914">
                <text:p>0.010811495408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5">
                <text:p>11.5</text:p>
              </table:table-cell>
              <table:table-cell office:value-type="float" office:value="0.00907563651263721">
                <text:p>0.009075636512637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5">
                <text:p>12.5</text:p>
              </table:table-cell>
              <table:table-cell office:value-type="float" office:value="0.00693126718941106">
                <text:p>0.006931267189411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5">
                <text:p>13.5</text:p>
              </table:table-cell>
              <table:table-cell office:value-type="float" office:value="0.00596474890267129">
                <text:p>0.005964748902671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5">
                <text:p>14.5</text:p>
              </table:table-cell>
              <table:table-cell office:value-type="float" office:value="0.00891968238003904">
                <text:p>0.008919682380039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609cm" style:legend-expansion="high" chart:style-name="ch2"/>
        <chart:plot-area chart:style-name="ch3" table:cell-range-address="L500.A3:L500.B52" svg:x="1.377cm" svg:y="0.196cm" svg:width="11.918cm" svg:height="8.394cm">
          <chartooo:coordinate-region svg:x="2.104cm" svg:y="0.395cm" svg:width="11.004cm" svg:height="7.548cm"/>
          <chart:axis chart:dimension="x" chart:name="primary-x" chart:style-name="ch4">
            <chart:title svg:x="7.179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72cm" chart:style-name="ch7">
              <text:p>Afinidade</text:p>
            </chart:title>
            <chart:grid chart:style-name="ch6" chart:class="major"/>
          </chart:axis>
          <chart:series chart:style-name="ch8" chart:values-cell-range-address="L500.B3:L500.B52" chart:class="chart:scatter">
            <chart:domain table:cell-range-address="L500.A3:L500.A52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L500.A3:L500.A52</svg:desc>
                </draw:g>
              </table:table-cell>
              <table:table-cell office:value-type="float" office:value="0.00126531448666125">
                <text:p>0.00126531448666125</text:p>
                <draw:g>
                  <svg:desc>L500.B3:L500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00436093489705471">
                <text:p>0.00436093489705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00929369999259458">
                <text:p>0.00929369999259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0142207753270225">
                <text:p>0.0142207753270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205637971236297">
                <text:p>0.0205637971236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0269847938125416">
                <text:p>0.0269847938125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99">
                <text:p>1.399</text:p>
              </table:table-cell>
              <table:table-cell office:value-type="float" office:value="0.0325630491099157">
                <text:p>0.0325630491099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0391418123787864">
                <text:p>0.0391418123787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99">
                <text:p>1.799</text:p>
              </table:table-cell>
              <table:table-cell office:value-type="float" office:value="0.0459094364345124">
                <text:p>0.0459094364345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0547164746484596">
                <text:p>0.05471647464845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.0656543805703238">
                <text:p>0.0656543805703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0.0763197058115168">
                <text:p>0.0763197058115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99">
                <text:p>2.599</text:p>
              </table:table-cell>
              <table:table-cell office:value-type="float" office:value="0.0887726717472712">
                <text:p>0.0887726717472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99">
                <text:p>2.799</text:p>
              </table:table-cell>
              <table:table-cell office:value-type="float" office:value="0.105046002309689">
                <text:p>0.105046002309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120261479228476">
                <text:p>0.120261479228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0.141331272270454">
                <text:p>0.141331272270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0.165020871931006">
                <text:p>0.165020871931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99">
                <text:p>3.599</text:p>
              </table:table-cell>
              <table:table-cell office:value-type="float" office:value="0.189057381298189">
                <text:p>0.189057381298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99">
                <text:p>3.799</text:p>
              </table:table-cell>
              <table:table-cell office:value-type="float" office:value="0.21851481516816">
                <text:p>0.21851481516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254002659278152">
                <text:p>0.254002659278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99">
                <text:p>4.199</text:p>
              </table:table-cell>
              <table:table-cell office:value-type="float" office:value="0.293103286870465">
                <text:p>0.2931032868704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0.337402220157008">
                <text:p>0.337402220157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99">
                <text:p>4.599</text:p>
              </table:table-cell>
              <table:table-cell office:value-type="float" office:value="0.38990821954456">
                <text:p>0.38990821954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0.453194689716413">
                <text:p>0.4531946897164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53140957086616">
                <text:p>0.53140957086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199">
                <text:p>5.199</text:p>
              </table:table-cell>
              <table:table-cell office:value-type="float" office:value="0.631623634084394">
                <text:p>0.631623634084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0.725613945665597">
                <text:p>0.7256139456655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599">
                <text:p>5.599</text:p>
              </table:table-cell>
              <table:table-cell office:value-type="float" office:value="0.766606618306855">
                <text:p>0.766606618306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0.790050029921883">
                <text:p>0.790050029921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801185266825138">
                <text:p>0.8011852668251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199">
                <text:p>6.199</text:p>
              </table:table-cell>
              <table:table-cell office:value-type="float" office:value="0.815119964400632">
                <text:p>0.8151199644006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0.827886020643097">
                <text:p>0.8278860206430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599">
                <text:p>6.599</text:p>
              </table:table-cell>
              <table:table-cell office:value-type="float" office:value="0.832445194919218">
                <text:p>0.8324451949192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0.843166742611096">
                <text:p>0.8431667426110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.852568044763404">
                <text:p>0.8525680447634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99">
                <text:p>7.199</text:p>
              </table:table-cell>
              <table:table-cell office:value-type="float" office:value="0.859756048256625">
                <text:p>0.859756048256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0.862961218971475">
                <text:p>0.862961218971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599">
                <text:p>7.599</text:p>
              </table:table-cell>
              <table:table-cell office:value-type="float" office:value="0.866519314458641">
                <text:p>0.8665193144586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0.876236100668289">
                <text:p>0.8762361006682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88157477835457">
                <text:p>0.881574778354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99">
                <text:p>8.199</text:p>
              </table:table-cell>
              <table:table-cell office:value-type="float" office:value="0.890753277563658">
                <text:p>0.8907532775636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399">
                <text:p>8.399</text:p>
              </table:table-cell>
              <table:table-cell office:value-type="float" office:value="0.886729321377034">
                <text:p>0.8867293213770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0.894259201562743">
                <text:p>0.8942592015627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0.899677057154466">
                <text:p>0.8996770571544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0.899775262308502">
                <text:p>0.8997752623085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199">
                <text:p>9.199</text:p>
              </table:table-cell>
              <table:table-cell office:value-type="float" office:value="0.906898204887174">
                <text:p>0.9068982048871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399">
                <text:p>9.399</text:p>
              </table:table-cell>
              <table:table-cell office:value-type="float" office:value="0.908379875148692">
                <text:p>0.9083798751486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0.915279401001933">
                <text:p>0.9152794010019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0.912751845849932">
                <text:p>0.9127518458499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915279401001933">
                <text:p>0.9152794010019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609cm" style:legend-expansion="high" chart:style-name="ch2"/>
        <chart:plot-area chart:style-name="ch3" table:cell-range-address="'L500-Derivada'.C2:'L500-Derivada'.D50" svg:x="0.317cm" svg:y="0.196cm" svg:width="12.978cm" svg:height="9.424cm">
          <chartooo:coordinate-region svg:x="1.15cm" svg:y="0.396cm" svg:width="11.958cm" svg:height="9.02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500-Derivada'.D2:'L500-Derivada'.D50" chart:class="chart:scatter">
            <chart:domain table:cell-range-address="'L500-Derivada'.C2:'L500-Derivada'.C50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'L500-Derivada'.C2:'L500-Derivada'.C50</svg:desc>
                </draw:g>
              </table:table-cell>
              <table:table-cell office:value-type="float" office:value="0.0154781020519673">
                <text:p>0.0154781020519673</text:p>
                <draw:g>
                  <svg:desc>'L500-Derivada'.D2:'L500-Derivada'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246638254776993">
                <text:p>0.0246638254776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0246353766721396">
                <text:p>0.0246353766721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.0317151089830363">
                <text:p>0.0317151089830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0.0321049834445591">
                <text:p>0.03210498344455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995">
                <text:p>1.2995</text:p>
              </table:table-cell>
              <table:table-cell office:value-type="float" office:value="0.0280314336551464">
                <text:p>0.0280314336551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995">
                <text:p>1.4995</text:p>
              </table:table-cell>
              <table:table-cell office:value-type="float" office:value="0.0327301655167693">
                <text:p>0.03273016551676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995">
                <text:p>1.6995</text:p>
              </table:table-cell>
              <table:table-cell office:value-type="float" office:value="0.0340081610840508">
                <text:p>0.0340081610840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995">
                <text:p>1.8995</text:p>
              </table:table-cell>
              <table:table-cell office:value-type="float" office:value="0.0438161105171499">
                <text:p>0.0438161105171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">
                <text:p>2.1</text:p>
              </table:table-cell>
              <table:table-cell office:value-type="float" office:value="0.0546895296093208">
                <text:p>0.0546895296093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">
                <text:p>2.3</text:p>
              </table:table-cell>
              <table:table-cell office:value-type="float" office:value="0.0533266262059653">
                <text:p>0.0533266262059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995">
                <text:p>2.4995</text:p>
              </table:table-cell>
              <table:table-cell office:value-type="float" office:value="0.0625777182701223">
                <text:p>0.0625777182701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99">
                <text:p>2.699</text:p>
              </table:table-cell>
              <table:table-cell office:value-type="float" office:value="0.0813666528120902">
                <text:p>0.08136665281209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995">
                <text:p>2.8995</text:p>
              </table:table-cell>
              <table:table-cell office:value-type="float" office:value="0.0756988901432168">
                <text:p>0.0756988901432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">
                <text:p>3.1</text:p>
              </table:table-cell>
              <table:table-cell office:value-type="float" office:value="0.10534896520989">
                <text:p>0.10534896520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">
                <text:p>3.3</text:p>
              </table:table-cell>
              <table:table-cell office:value-type="float" office:value="0.118447998302759">
                <text:p>0.118447998302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995">
                <text:p>3.4995</text:p>
              </table:table-cell>
              <table:table-cell office:value-type="float" office:value="0.12078647923208">
                <text:p>0.120786479232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99">
                <text:p>3.699</text:p>
              </table:table-cell>
              <table:table-cell office:value-type="float" office:value="0.147287169349851">
                <text:p>0.147287169349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995">
                <text:p>3.8995</text:p>
              </table:table-cell>
              <table:table-cell office:value-type="float" office:value="0.176556438358171">
                <text:p>0.176556438358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995">
                <text:p>4.0995</text:p>
              </table:table-cell>
              <table:table-cell office:value-type="float" office:value="0.196485565790516">
                <text:p>0.196485565790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995">
                <text:p>4.2995</text:p>
              </table:table-cell>
              <table:table-cell office:value-type="float" office:value="0.220392702918127">
                <text:p>0.220392702918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995">
                <text:p>4.4995</text:p>
              </table:table-cell>
              <table:table-cell office:value-type="float" office:value="0.263849243153528">
                <text:p>0.263849243153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995">
                <text:p>4.6995</text:p>
              </table:table-cell>
              <table:table-cell office:value-type="float" office:value="0.31485806055648">
                <text:p>0.31485806055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">
                <text:p>4.9</text:p>
              </table:table-cell>
              <table:table-cell office:value-type="float" office:value="0.391074405748737">
                <text:p>0.3910744057487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0995">
                <text:p>5.0995</text:p>
              </table:table-cell>
              <table:table-cell office:value-type="float" office:value="0.503588257378058">
                <text:p>0.5035882573780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995">
                <text:p>5.2995</text:p>
              </table:table-cell>
              <table:table-cell office:value-type="float" office:value="0.467613490453746">
                <text:p>0.4676134904537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995">
                <text:p>5.4995</text:p>
              </table:table-cell>
              <table:table-cell office:value-type="float" office:value="0.20599332985557">
                <text:p>0.205993329855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995">
                <text:p>5.6995</text:p>
              </table:table-cell>
              <table:table-cell office:value-type="float" office:value="0.116633888631979">
                <text:p>0.116633888631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9">
                <text:p>5.9</text:p>
              </table:table-cell>
              <table:table-cell office:value-type="float" office:value="0.0556761845162762">
                <text:p>0.05567618451627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0995">
                <text:p>6.0995</text:p>
              </table:table-cell>
              <table:table-cell office:value-type="float" office:value="0.0700236059070019">
                <text:p>0.0700236059070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995">
                <text:p>6.2995</text:p>
              </table:table-cell>
              <table:table-cell office:value-type="float" office:value="0.0635127176242058">
                <text:p>0.06351271762420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995">
                <text:p>6.4995</text:p>
              </table:table-cell>
              <table:table-cell office:value-type="float" office:value="0.0229104234980925">
                <text:p>0.02291042349809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995">
                <text:p>6.6995</text:p>
              </table:table-cell>
              <table:table-cell office:value-type="float" office:value="0.0533410332929296">
                <text:p>0.05334103329292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">
                <text:p>6.9</text:p>
              </table:table-cell>
              <table:table-cell office:value-type="float" office:value="0.0470065107615369">
                <text:p>0.04700651076153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0995">
                <text:p>7.0995</text:p>
              </table:table-cell>
              <table:table-cell office:value-type="float" office:value="0.0361206205689515">
                <text:p>0.03612062056895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995">
                <text:p>7.2995</text:p>
              </table:table-cell>
              <table:table-cell office:value-type="float" office:value="0.0159461229594502">
                <text:p>0.01594612295945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995">
                <text:p>7.4995</text:p>
              </table:table-cell>
              <table:table-cell office:value-type="float" office:value="0.0178798768199308">
                <text:p>0.0178798768199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995">
                <text:p>7.6995</text:p>
              </table:table-cell>
              <table:table-cell office:value-type="float" office:value="0.0483422199484976">
                <text:p>0.0483422199484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9">
                <text:p>7.9</text:p>
              </table:table-cell>
              <table:table-cell office:value-type="float" office:value="0.0266933884314063">
                <text:p>0.0266933884314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0995">
                <text:p>8.0995</text:p>
              </table:table-cell>
              <table:table-cell office:value-type="float" office:value="0.0461231116034583">
                <text:p>0.04612311160345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99">
                <text:p>8.299</text:p>
              </table:table-cell>
              <table:table-cell office:value-type="float" office:value="-0.0201197809331209">
                <text:p>-0.02011978093312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995">
                <text:p>8.4995</text:p>
              </table:table-cell>
              <table:table-cell office:value-type="float" office:value="0.0374620904761644">
                <text:p>0.0374620904761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7">
                <text:p>8.7</text:p>
              </table:table-cell>
              <table:table-cell office:value-type="float" office:value="0.0270892779586139">
                <text:p>0.02708927795861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9">
                <text:p>8.9</text:p>
              </table:table-cell>
              <table:table-cell office:value-type="float" office:value="0.000491025770179567">
                <text:p>0.0004910257701795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0995">
                <text:p>9.0995</text:p>
              </table:table-cell>
              <table:table-cell office:value-type="float" office:value="0.0357936812998625">
                <text:p>0.0357936812998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99">
                <text:p>9.299</text:p>
              </table:table-cell>
              <table:table-cell office:value-type="float" office:value="0.00740835130758895">
                <text:p>0.007408351307588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995">
                <text:p>9.4995</text:p>
              </table:table-cell>
              <table:table-cell office:value-type="float" office:value="0.0343259992698551">
                <text:p>0.03432599926985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7">
                <text:p>9.7</text:p>
              </table:table-cell>
              <table:table-cell office:value-type="float" office:value="-0.0126377757600071">
                <text:p>-0.01263777576000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9">
                <text:p>9.9</text:p>
              </table:table-cell>
              <table:table-cell office:value-type="float" office:value="0.0126377757600072">
                <text:p>0.01263777576000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dc3912" draw:fill-color="#dc3912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36cm" style:legend-expansion="high" chart:style-name="ch2"/>
        <chart:plot-area chart:style-name="ch3" table:cell-range-address="'Máximos Derivadas'.A9:'Máximos Derivadas'.C12 'Máximos Derivadas'.B8:'Máximos Derivadas'.C8" chart:data-source-has-labels="row" svg:x="1.377cm" svg:y="0.196cm" svg:width="11.918cm" svg:height="8.394cm">
          <chartooo:coordinate-region svg:x="1.813cm" svg:y="0.396cm" svg:width="11.242cm" svg:height="7.547cm"/>
          <chart:axis chart:dimension="x" chart:name="primary-x" chart:style-name="ch4">
            <chart:title svg:x="6.61cm" svg:y="8.787cm" chart:style-name="ch5">
              <text:p>Log_2(L)</text:p>
            </chart:title>
            <chart:grid chart:style-name="ch6" chart:class="major"/>
          </chart:axis>
          <chart:axis chart:dimension="y" chart:name="primary-y" chart:style-name="ch4">
            <chart:title svg:x="0.451cm" svg:y="5.079cm" chart:style-name="ch7">
              <text:p>Posição</text:p>
            </chart:title>
            <chart:grid chart:style-name="ch6" chart:class="major"/>
          </chart:axis>
          <chart:series chart:style-name="ch8" chart:values-cell-range-address="'Máximos Derivadas'.B9:'Máximos Derivadas'.B12" chart:label-cell-address="'Máximos Derivadas'.B8:'Máximos Derivadas'.B8" chart:class="chart:scatter">
            <chart:domain table:cell-range-address="'Máximos Derivadas'.A9:'Máximos Derivadas'.A12"/>
            <chart:data-point chart:repeated="4"/>
          </chart:series>
          <chart:series chart:style-name="ch9" chart:values-cell-range-address="'Máximos Derivadas'.C9:'Máximos Derivadas'.C12" chart:label-cell-address="'Máximos Derivadas'.C8:'Máximos Derivadas'.C8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imo x</text:p>
                <draw:g>
                  <svg:desc>'Máximos Derivadas'.B8:'Máximos Derivadas'.B8</svg:desc>
                </draw:g>
              </table:table-cell>
              <table:table-cell office:value-type="string">
                <text:p>Maximo y</text:p>
                <draw:g>
                  <svg:desc>'Máximos Derivadas'.C8:'Máximos Derivadas'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4385618977472">
                <text:p>5.64385618977472</text:p>
                <draw:g>
                  <svg:desc>'Máximos Derivadas'.A9:'Máximos Derivadas'.A12</svg:desc>
                </draw:g>
              </table:table-cell>
              <table:table-cell office:value-type="float" office:value="4.5">
                <text:p>4.5</text:p>
                <draw:g>
                  <svg:desc>'Máximos Derivadas'.B9:'Máximos Derivadas'.B12</svg:desc>
                </draw:g>
              </table:table-cell>
              <table:table-cell office:value-type="float" office:value="0.292525863715543">
                <text:p>0.292525863715543</text:p>
                <draw:g>
                  <svg:desc>'Máximos Derivadas'.C9:'Máximos Derivadas'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4385618977473">
                <text:p>6.64385618977473</text:p>
              </table:table-cell>
              <table:table-cell office:value-type="float" office:value="4.9">
                <text:p>4.9</text:p>
              </table:table-cell>
              <table:table-cell office:value-type="float" office:value="0.371196530181847">
                <text:p>0.371196530181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6578428466209">
                <text:p>7.96578428466209</text:p>
              </table:table-cell>
              <table:table-cell office:value-type="float" office:value="5.1">
                <text:p>5.1</text:p>
              </table:table-cell>
              <table:table-cell office:value-type="float" office:value="0.469321207616248">
                <text:p>0.469321207616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96578428466209">
                <text:p>8.96578428466209</text:p>
              </table:table-cell>
              <table:table-cell office:value-type="float" office:value="5.22003191774425">
                <text:p>5.22003191774425</text:p>
              </table:table-cell>
              <table:table-cell office:value-type="float" office:value="0.571565752664642">
                <text:p>0.5715657526646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